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igram th=2" table:style-name="ta1">
        <table:shapes>
          <draw:frame draw:z-index="0" draw:style-name="gr1" draw:text-style-name="P1" svg:width="24.083cm" svg:height="23.067cm" svg:x="16.197cm" svg:y="0.699cm">
            <draw:object draw:notify-on-update-of-ranges="'Bigram th=2'.A2:'Bigram th=2'.A226 'Bigram th=2'.B2:'Bigram th=2'.B226 'Bigram th=2'.C2:'Bigram th=2'.C2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>
            <text:p>Relationship</text:p>
          </table:table-cell>
          <table:table-cell table:style-name="ce1" office:value-type="string">
            <text:p>Precision</text:p>
          </table:table-cell>
          <table:table-cell table:style-name="ce1" office:value-type="string">
            <text:p>Recall</text:p>
          </table:table-cell>
          <table:table-cell table:style-name="ce1" office:value-type="string">
            <text:p>T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TN</text:p>
          </table:table-cell>
        </table:table-row>
        <table:table-row table:style-name="ro2">
          <table:table-cell office:value-type="string">
            <text:p>draftTeam</text:p>
          </table:table-cell>
          <table:table-cell office:value-type="float" office:value="0.00880536">
            <text:p>0.00880536</text:p>
          </table:table-cell>
          <table:table-cell office:value-type="float" office:value="0.99987676">
            <text:p>0.9998767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float" office:value="913258">
            <text:p>913258</text:p>
          </table:table-cell>
          <table:table-cell office:value-type="float" office:value="1040042">
            <text:p>1040042</text:p>
          </table:table-cell>
        </table:table-row>
        <table:table-row table:style-name="ro2">
          <table:table-cell office:value-type="string">
            <text:p>primeMinister</text:p>
          </table:table-cell>
          <table:table-cell office:value-type="float" office:value="0.00513306">
            <text:p>0.00513306</text:p>
          </table:table-cell>
          <table:table-cell office:value-type="float" office:value="0.99977822">
            <text:p>0.99977822</text:p>
          </table:table-cell>
          <table:table-cell office:value-type="float" office:value="4508">
            <text:p>4508</text:p>
          </table:table-cell>
          <table:table-cell office:value-type="float" office:value="1">
            <text:p>1</text:p>
          </table:table-cell>
          <table:table-cell office:value-type="float" office:value="873720">
            <text:p>873720</text:p>
          </table:table-cell>
          <table:table-cell office:value-type="float" office:value="1083185">
            <text:p>1083185</text:p>
          </table:table-cell>
        </table:table-row>
        <table:table-row table:style-name="ro2">
          <table:table-cell office:value-type="string">
            <text:p>formerTeam</text:p>
          </table:table-cell>
          <table:table-cell office:value-type="float" office:value="0.03037696">
            <text:p>0.03037696</text:p>
          </table:table-cell>
          <table:table-cell office:value-type="float" office:value="0.99891059">
            <text:p>0.99891059</text:p>
          </table:table-cell>
          <table:table-cell office:value-type="float" office:value="38511">
            <text:p>38511</text:p>
          </table:table-cell>
          <table:table-cell office:value-type="float" office:value="42">
            <text:p>42</text:p>
          </table:table-cell>
          <table:table-cell office:value-type="float" office:value="1229259">
            <text:p>1229259</text:p>
          </table:table-cell>
          <table:table-cell office:value-type="float" office:value="693602">
            <text:p>693602</text:p>
          </table:table-cell>
        </table:table-row>
        <table:table-row table:style-name="ro1">
          <table:table-cell office:value-type="string">
            <text:p>spouse</text:p>
          </table:table-cell>
          <table:table-cell office:value-type="float" office:value="0.01983551">
            <text:p>0.01983551</text:p>
          </table:table-cell>
          <table:table-cell office:value-type="float" office:value="0.99861038">
            <text:p>0.99861038</text:p>
          </table:table-cell>
          <table:table-cell office:value-type="float" office:value="20840">
            <text:p>20840</text:p>
          </table:table-cell>
          <table:table-cell office:value-type="float" office:value="29">
            <text:p>29</text:p>
          </table:table-cell>
          <table:table-cell office:value-type="float" office:value="1029801">
            <text:p>1029801</text:p>
          </table:table-cell>
          <table:table-cell office:value-type="float" office:value="910744">
            <text:p>910744</text:p>
          </table:table-cell>
        </table:table-row>
        <table:table-row table:style-name="ro1">
          <table:table-cell office:value-type="string">
            <text:p>college</text:p>
          </table:table-cell>
          <table:table-cell office:value-type="float" office:value="0.01393554">
            <text:p>0.01393554</text:p>
          </table:table-cell>
          <table:table-cell office:value-type="float" office:value="0.99472959">
            <text:p>0.99472959</text:p>
          </table:table-cell>
          <table:table-cell office:value-type="float" office:value="12268">
            <text:p>12268</text:p>
          </table:table-cell>
          <table:table-cell office:value-type="float" office:value="65">
            <text:p>65</text:p>
          </table:table-cell>
          <table:table-cell office:value-type="float" office:value="868071">
            <text:p>868071</text:p>
          </table:table-cell>
          <table:table-cell office:value-type="float" office:value="1081010">
            <text:p>1081010</text:p>
          </table:table-cell>
        </table:table-row>
        <table:table-row table:style-name="ro1">
          <table:table-cell office:value-type="string">
            <text:p>parent</text:p>
          </table:table-cell>
          <table:table-cell office:value-type="float" office:value="0.0181743">
            <text:p>0.0181743</text:p>
          </table:table-cell>
          <table:table-cell office:value-type="float" office:value="0.98974501">
            <text:p>0.98974501</text:p>
          </table:table-cell>
          <table:table-cell office:value-type="float" office:value="14284">
            <text:p>14284</text:p>
          </table:table-cell>
          <table:table-cell office:value-type="float" office:value="148">
            <text:p>148</text:p>
          </table:table-cell>
          <table:table-cell office:value-type="float" office:value="771661">
            <text:p>771661</text:p>
          </table:table-cell>
          <table:table-cell office:value-type="float" office:value="1175321">
            <text:p>1175321</text:p>
          </table:table-cell>
        </table:table-row>
        <table:table-row table:style-name="ro2">
          <table:table-cell office:value-type="string">
            <text:p>associatedMusicalArtist</text:p>
          </table:table-cell>
          <table:table-cell office:value-type="float" office:value="0.02381687">
            <text:p>0.02381687</text:p>
          </table:table-cell>
          <table:table-cell office:value-type="float" office:value="0.98764426">
            <text:p>0.98764426</text:p>
          </table:table-cell>
          <table:table-cell office:value-type="float" office:value="29096">
            <text:p>29096</text:p>
          </table:table-cell>
          <table:table-cell office:value-type="float" office:value="364">
            <text:p>364</text:p>
          </table:table-cell>
          <table:table-cell office:value-type="float" office:value="1192559">
            <text:p>1192559</text:p>
          </table:table-cell>
          <table:table-cell office:value-type="float" office:value="739395">
            <text:p>739395</text:p>
          </table:table-cell>
        </table:table-row>
        <table:table-row table:style-name="ro2">
          <table:table-cell office:value-type="string">
            <text:p>associatedBand</text:p>
          </table:table-cell>
          <table:table-cell office:value-type="float" office:value="0.02381687">
            <text:p>0.02381687</text:p>
          </table:table-cell>
          <table:table-cell office:value-type="float" office:value="0.98764426">
            <text:p>0.98764426</text:p>
          </table:table-cell>
          <table:table-cell office:value-type="float" office:value="29096">
            <text:p>29096</text:p>
          </table:table-cell>
          <table:table-cell office:value-type="float" office:value="364">
            <text:p>364</text:p>
          </table:table-cell>
          <table:table-cell office:value-type="float" office:value="1192559">
            <text:p>1192559</text:p>
          </table:table-cell>
          <table:table-cell office:value-type="float" office:value="739395">
            <text:p>739395</text:p>
          </table:table-cell>
        </table:table-row>
        <table:table-row table:style-name="ro1">
          <table:table-cell office:value-type="string">
            <text:p>child</text:p>
          </table:table-cell>
          <table:table-cell office:value-type="float" office:value="0.00965138">
            <text:p>0.00965138</text:p>
          </table:table-cell>
          <table:table-cell office:value-type="float" office:value="0.98699467">
            <text:p>0.98699467</text:p>
          </table:table-cell>
          <table:table-cell office:value-type="float" office:value="6299">
            <text:p>6299</text:p>
          </table:table-cell>
          <table:table-cell office:value-type="float" office:value="83">
            <text:p>83</text:p>
          </table:table-cell>
          <table:table-cell office:value-type="float" office:value="646354">
            <text:p>646354</text:p>
          </table:table-cell>
          <table:table-cell office:value-type="float" office:value="1308678">
            <text:p>1308678</text:p>
          </table:table-cell>
        </table:table-row>
        <table:table-row table:style-name="ro1">
          <table:table-cell office:value-type="string">
            <text:p>artist</text:p>
          </table:table-cell>
          <table:table-cell office:value-type="float" office:value="0.17866528">
            <text:p>0.17866528</text:p>
          </table:table-cell>
          <table:table-cell office:value-type="float" office:value="0.98053002">
            <text:p>0.98053002</text:p>
          </table:table-cell>
          <table:table-cell office:value-type="float" office:value="108780">
            <text:p>108780</text:p>
          </table:table-cell>
          <table:table-cell office:value-type="float" office:value="2160">
            <text:p>2160</text:p>
          </table:table-cell>
          <table:table-cell office:value-type="float" office:value="500068">
            <text:p>500068</text:p>
          </table:table-cell>
          <table:table-cell office:value-type="float" office:value="1350406">
            <text:p>1350406</text:p>
          </table:table-cell>
        </table:table-row>
        <table:table-row table:style-name="ro2">
          <table:table-cell office:value-type="string">
            <text:p>almaMater</text:p>
          </table:table-cell>
          <table:table-cell office:value-type="float" office:value="0.04687032">
            <text:p>0.04687032</text:p>
          </table:table-cell>
          <table:table-cell office:value-type="float" office:value="0.97928648">
            <text:p>0.97928648</text:p>
          </table:table-cell>
          <table:table-cell office:value-type="float" office:value="40186">
            <text:p>40186</text:p>
          </table:table-cell>
          <table:table-cell office:value-type="float" office:value="850">
            <text:p>850</text:p>
          </table:table-cell>
          <table:table-cell office:value-type="float" office:value="817201">
            <text:p>817201</text:p>
          </table:table-cell>
          <table:table-cell office:value-type="float" office:value="1103177">
            <text:p>1103177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float" office:value="0.11251303">
            <text:p>0.11251303</text:p>
          </table:table-cell>
          <table:table-cell office:value-type="float" office:value="0.97752846">
            <text:p>0.97752846</text:p>
          </table:table-cell>
          <table:table-cell office:value-type="float" office:value="148555">
            <text:p>148555</text:p>
          </table:table-cell>
          <table:table-cell office:value-type="float" office:value="3415">
            <text:p>3415</text:p>
          </table:table-cell>
          <table:table-cell office:value-type="float" office:value="1171781">
            <text:p>1171781</text:p>
          </table:table-cell>
          <table:table-cell office:value-type="float" office:value="637663">
            <text:p>637663</text:p>
          </table:table-cell>
        </table:table-row>
        <table:table-row table:style-name="ro1">
          <table:table-cell office:value-type="string">
            <text:p>party</text:p>
          </table:table-cell>
          <table:table-cell office:value-type="float" office:value="0.06413257">
            <text:p>0.06413257</text:p>
          </table:table-cell>
          <table:table-cell office:value-type="float" office:value="0.9766983">
            <text:p>0.9766983</text:p>
          </table:table-cell>
          <table:table-cell office:value-type="float" office:value="46526">
            <text:p>46526</text:p>
          </table:table-cell>
          <table:table-cell office:value-type="float" office:value="1110">
            <text:p>1110</text:p>
          </table:table-cell>
          <table:table-cell office:value-type="float" office:value="678940">
            <text:p>678940</text:p>
          </table:table-cell>
          <table:table-cell office:value-type="float" office:value="1234838">
            <text:p>1234838</text:p>
          </table:table-cell>
        </table:table-row>
        <table:table-row table:style-name="ro1">
          <table:table-cell office:value-type="string">
            <text:p>producer</text:p>
          </table:table-cell>
          <table:table-cell office:value-type="float" office:value="0.18631353">
            <text:p>0.18631353</text:p>
          </table:table-cell>
          <table:table-cell office:value-type="float" office:value="0.97419203">
            <text:p>0.97419203</text:p>
          </table:table-cell>
          <table:table-cell office:value-type="float" office:value="128531">
            <text:p>128531</text:p>
          </table:table-cell>
          <table:table-cell office:value-type="float" office:value="3405">
            <text:p>3405</text:p>
          </table:table-cell>
          <table:table-cell office:value-type="float" office:value="561333">
            <text:p>561333</text:p>
          </table:table-cell>
          <table:table-cell office:value-type="float" office:value="1268145">
            <text:p>1268145</text:p>
          </table:table-cell>
        </table:table-row>
        <table:table-row table:style-name="ro2">
          <table:table-cell office:value-type="string">
            <text:p>managerClub</text:p>
          </table:table-cell>
          <table:table-cell office:value-type="float" office:value="0.01296693">
            <text:p>0.01296693</text:p>
          </table:table-cell>
          <table:table-cell office:value-type="float" office:value="0.96602366">
            <text:p>0.96602366</text:p>
          </table:table-cell>
          <table:table-cell office:value-type="float" office:value="12169">
            <text:p>12169</text:p>
          </table:table-cell>
          <table:table-cell office:value-type="float" office:value="428">
            <text:p>428</text:p>
          </table:table-cell>
          <table:table-cell office:value-type="float" office:value="926295">
            <text:p>926295</text:p>
          </table:table-cell>
          <table:table-cell office:value-type="float" office:value="1022522">
            <text:p>1022522</text:p>
          </table:table-cell>
        </table:table-row>
        <table:table-row table:style-name="ro2">
          <table:table-cell office:value-type="string">
            <text:p>otherParty</text:p>
          </table:table-cell>
          <table:table-cell office:value-type="float" office:value="0.0056006">
            <text:p>0.0056006</text:p>
          </table:table-cell>
          <table:table-cell office:value-type="float" office:value="0.96585052">
            <text:p>0.96585052</text:p>
          </table:table-cell>
          <table:table-cell office:value-type="float" office:value="1499">
            <text:p>1499</text:p>
          </table:table-cell>
          <table:table-cell office:value-type="float" office:value="53">
            <text:p>53</text:p>
          </table:table-cell>
          <table:table-cell office:value-type="float" office:value="266151">
            <text:p>266151</text:p>
          </table:table-cell>
          <table:table-cell office:value-type="float" office:value="1693711">
            <text:p>1693711</text:p>
          </table:table-cell>
        </table:table-row>
        <table:table-row table:style-name="ro1">
          <table:table-cell office:value-type="string">
            <text:p>cinematography</text:p>
          </table:table-cell>
          <table:table-cell office:value-type="float" office:value="0.05694885">
            <text:p>0.05694885</text:p>
          </table:table-cell>
          <table:table-cell office:value-type="float" office:value="0.96527915">
            <text:p>0.96527915</text:p>
          </table:table-cell>
          <table:table-cell office:value-type="float" office:value="24465">
            <text:p>24465</text:p>
          </table:table-cell>
          <table:table-cell office:value-type="float" office:value="880">
            <text:p>880</text:p>
          </table:table-cell>
          <table:table-cell office:value-type="float" office:value="405131">
            <text:p>405131</text:p>
          </table:table-cell>
          <table:table-cell office:value-type="float" office:value="1530938">
            <text:p>1530938</text:p>
          </table:table-cell>
        </table:table-row>
        <table:table-row table:style-name="ro1">
          <table:table-cell office:value-type="string">
            <text:p>editing</text:p>
          </table:table-cell>
          <table:table-cell office:value-type="float" office:value="0.04141009">
            <text:p>0.04141009</text:p>
          </table:table-cell>
          <table:table-cell office:value-type="float" office:value="0.96310282">
            <text:p>0.96310282</text:p>
          </table:table-cell>
          <table:table-cell office:value-type="float" office:value="17854">
            <text:p>17854</text:p>
          </table:table-cell>
          <table:table-cell office:value-type="float" office:value="684">
            <text:p>684</text:p>
          </table:table-cell>
          <table:table-cell office:value-type="float" office:value="413297">
            <text:p>413297</text:p>
          </table:table-cell>
          <table:table-cell office:value-type="float" office:value="1529579">
            <text:p>1529579</text:p>
          </table:table-cell>
        </table:table-row>
        <table:table-row table:style-name="ro2">
          <table:table-cell office:value-type="string">
            <text:p>sisterStation</text:p>
          </table:table-cell>
          <table:table-cell office:value-type="float" office:value="0.05235576">
            <text:p>0.05235576</text:p>
          </table:table-cell>
          <table:table-cell office:value-type="float" office:value="0.95975089">
            <text:p>0.95975089</text:p>
          </table:table-cell>
          <table:table-cell office:value-type="float" office:value="8322">
            <text:p>8322</text:p>
          </table:table-cell>
          <table:table-cell office:value-type="float" office:value="349">
            <text:p>349</text:p>
          </table:table-cell>
          <table:table-cell office:value-type="float" office:value="150629">
            <text:p>150629</text:p>
          </table:table-cell>
          <table:table-cell office:value-type="float" office:value="1802114">
            <text:p>1802114</text:p>
          </table:table-cell>
        </table:table-row>
        <table:table-row table:style-name="ro2">
          <table:table-cell office:value-type="string">
            <text:p>servingRailwayLine</text:p>
          </table:table-cell>
          <table:table-cell office:value-type="float" office:value="0.03006543">
            <text:p>0.03006543</text:p>
          </table:table-cell>
          <table:table-cell office:value-type="float" office:value="0.95566952">
            <text:p>0.95566952</text:p>
          </table:table-cell>
          <table:table-cell office:value-type="float" office:value="8386">
            <text:p>8386</text:p>
          </table:table-cell>
          <table:table-cell office:value-type="float" office:value="389">
            <text:p>389</text:p>
          </table:table-cell>
          <table:table-cell office:value-type="float" office:value="270539">
            <text:p>270539</text:p>
          </table:table-cell>
          <table:table-cell office:value-type="float" office:value="1682100">
            <text:p>1682100</text:p>
          </table:table-cell>
        </table:table-row>
        <table:table-row table:style-name="ro2">
          <table:table-cell office:value-type="string">
            <text:p>debutTeam</text:p>
          </table:table-cell>
          <table:table-cell office:value-type="float" office:value="0.00758336">
            <text:p>0.00758336</text:p>
          </table:table-cell>
          <table:table-cell office:value-type="float" office:value="0.95515482">
            <text:p>0.95515482</text:p>
          </table:table-cell>
          <table:table-cell office:value-type="float" office:value="8051">
            <text:p>8051</text:p>
          </table:table-cell>
          <table:table-cell office:value-type="float" office:value="378">
            <text:p>378</text:p>
          </table:table-cell>
          <table:table-cell office:value-type="float" office:value="1053615">
            <text:p>1053615</text:p>
          </table:table-cell>
          <table:table-cell office:value-type="float" office:value="899370">
            <text:p>899370</text:p>
          </table:table-cell>
        </table:table-row>
        <table:table-row table:style-name="ro1">
          <table:table-cell office:value-type="string">
            <text:p>writer</text:p>
          </table:table-cell>
          <table:table-cell office:value-type="float" office:value="0.1272151">
            <text:p>0.1272151</text:p>
          </table:table-cell>
          <table:table-cell office:value-type="float" office:value="0.95246771">
            <text:p>0.95246771</text:p>
          </table:table-cell>
          <table:table-cell office:value-type="float" office:value="81035">
            <text:p>81035</text:p>
          </table:table-cell>
          <table:table-cell office:value-type="float" office:value="4044">
            <text:p>4044</text:p>
          </table:table-cell>
          <table:table-cell office:value-type="float" office:value="555957">
            <text:p>555957</text:p>
          </table:table-cell>
          <table:table-cell office:value-type="float" office:value="1320378">
            <text:p>1320378</text:p>
          </table:table-cell>
        </table:table-row>
        <table:table-row table:style-name="ro1">
          <table:table-cell office:value-type="string">
            <text:p>battle</text:p>
          </table:table-cell>
          <table:table-cell office:value-type="float" office:value="0.0358502">
            <text:p>0.0358502</text:p>
          </table:table-cell>
          <table:table-cell office:value-type="float" office:value="0.95153669">
            <text:p>0.95153669</text:p>
          </table:table-cell>
          <table:table-cell office:value-type="float" office:value="23561">
            <text:p>23561</text:p>
          </table:table-cell>
          <table:table-cell office:value-type="float" office:value="1200">
            <text:p>1200</text:p>
          </table:table-cell>
          <table:table-cell office:value-type="float" office:value="633646">
            <text:p>633646</text:p>
          </table:table-cell>
          <table:table-cell office:value-type="float" office:value="1303007">
            <text:p>1303007</text:p>
          </table:table-cell>
        </table:table-row>
        <table:table-row table:style-name="ro2">
          <table:table-cell office:value-type="string">
            <text:p>deathPlace</text:p>
          </table:table-cell>
          <table:table-cell office:value-type="float" office:value="0.0651305">
            <text:p>0.0651305</text:p>
          </table:table-cell>
          <table:table-cell office:value-type="float" office:value="0.94990988">
            <text:p>0.94990988</text:p>
          </table:table-cell>
          <table:table-cell office:value-type="float" office:value="80104">
            <text:p>80104</text:p>
          </table:table-cell>
          <table:table-cell office:value-type="float" office:value="4224">
            <text:p>4224</text:p>
          </table:table-cell>
          <table:table-cell office:value-type="float" office:value="1149796">
            <text:p>1149796</text:p>
          </table:table-cell>
          <table:table-cell office:value-type="float" office:value="727290">
            <text:p>727290</text:p>
          </table:table-cell>
        </table:table-row>
        <table:table-row table:style-name="ro2">
          <table:table-cell office:value-type="string">
            <text:p>birthPlace</text:p>
          </table:table-cell>
          <table:table-cell office:value-type="float" office:value="0.16486412">
            <text:p>0.16486412</text:p>
          </table:table-cell>
          <table:table-cell office:value-type="float" office:value="0.94610615">
            <text:p>0.94610615</text:p>
          </table:table-cell>
          <table:table-cell office:value-type="float" office:value="241978">
            <text:p>241978</text:p>
          </table:table-cell>
          <table:table-cell office:value-type="float" office:value="13784">
            <text:p>13784</text:p>
          </table:table-cell>
          <table:table-cell office:value-type="float" office:value="1225764">
            <text:p>1225764</text:p>
          </table:table-cell>
          <table:table-cell office:value-type="float" office:value="479888">
            <text:p>479888</text:p>
          </table:table-cell>
        </table:table-row>
        <table:table-row table:style-name="ro2">
          <table:table-cell office:value-type="string">
            <text:p>knownFor</text:p>
          </table:table-cell>
          <table:table-cell office:value-type="float" office:value="0.01874356">
            <text:p>0.01874356</text:p>
          </table:table-cell>
          <table:table-cell office:value-type="float" office:value="0.94278041">
            <text:p>0.94278041</text:p>
          </table:table-cell>
          <table:table-cell office:value-type="float" office:value="16147">
            <text:p>16147</text:p>
          </table:table-cell>
          <table:table-cell office:value-type="float" office:value="980">
            <text:p>980</text:p>
          </table:table-cell>
          <table:table-cell office:value-type="float" office:value="845322">
            <text:p>845322</text:p>
          </table:table-cell>
          <table:table-cell office:value-type="float" office:value="1098965">
            <text:p>1098965</text:p>
          </table:table-cell>
        </table:table-row>
        <table:table-row table:style-name="ro1">
          <table:table-cell office:value-type="string">
            <text:p>starring</text:p>
          </table:table-cell>
          <table:table-cell office:value-type="float" office:value="0.09690572">
            <text:p>0.09690572</text:p>
          </table:table-cell>
          <table:table-cell office:value-type="float" office:value="0.94200901">
            <text:p>0.94200901</text:p>
          </table:table-cell>
          <table:table-cell office:value-type="float" office:value="69021">
            <text:p>69021</text:p>
          </table:table-cell>
          <table:table-cell office:value-type="float" office:value="4249">
            <text:p>4249</text:p>
          </table:table-cell>
          <table:table-cell office:value-type="float" office:value="643228">
            <text:p>643228</text:p>
          </table:table-cell>
          <table:table-cell office:value-type="float" office:value="1244916">
            <text:p>1244916</text:p>
          </table:table-cell>
        </table:table-row>
        <table:table-row table:style-name="ro2">
          <table:table-cell office:value-type="string">
            <text:p>musicComposer</text:p>
          </table:table-cell>
          <table:table-cell office:value-type="float" office:value="0.07685304">
            <text:p>0.07685304</text:p>
          </table:table-cell>
          <table:table-cell office:value-type="float" office:value="0.94157746">
            <text:p>0.94157746</text:p>
          </table:table-cell>
          <table:table-cell office:value-type="float" office:value="33426">
            <text:p>33426</text:p>
          </table:table-cell>
          <table:table-cell office:value-type="float" office:value="2074">
            <text:p>2074</text:p>
          </table:table-cell>
          <table:table-cell office:value-type="float" office:value="401508">
            <text:p>401508</text:p>
          </table:table-cell>
          <table:table-cell office:value-type="float" office:value="1524406">
            <text:p>1524406</text:p>
          </table:table-cell>
        </table:table-row>
        <table:table-row table:style-name="ro2">
          <table:table-cell office:value-type="string">
            <text:p>recordLabel</text:p>
          </table:table-cell>
          <table:table-cell office:value-type="float" office:value="0.19956373">
            <text:p>0.19956373</text:p>
          </table:table-cell>
          <table:table-cell office:value-type="float" office:value="0.94051684">
            <text:p>0.94051684</text:p>
          </table:table-cell>
          <table:table-cell office:value-type="float" office:value="150130">
            <text:p>150130</text:p>
          </table:table-cell>
          <table:table-cell office:value-type="float" office:value="9495">
            <text:p>9495</text:p>
          </table:table-cell>
          <table:table-cell office:value-type="float" office:value="602161">
            <text:p>602161</text:p>
          </table:table-cell>
          <table:table-cell office:value-type="float" office:value="1199628">
            <text:p>1199628</text:p>
          </table:table-cell>
        </table:table-row>
        <table:table-row table:style-name="ro1">
          <table:table-cell office:value-type="string">
            <text:p>portrayer</text:p>
          </table:table-cell>
          <table:table-cell office:value-type="float" office:value="0.01836314">
            <text:p>0.01836314</text:p>
          </table:table-cell>
          <table:table-cell office:value-type="float" office:value="0.93938161">
            <text:p>0.93938161</text:p>
          </table:table-cell>
          <table:table-cell office:value-type="float" office:value="2309">
            <text:p>2309</text:p>
          </table:table-cell>
          <table:table-cell office:value-type="float" office:value="149">
            <text:p>149</text:p>
          </table:table-cell>
          <table:table-cell office:value-type="float" office:value="123432">
            <text:p>123432</text:p>
          </table:table-cell>
          <table:table-cell office:value-type="float" office:value="1835524">
            <text:p>1835524</text:p>
          </table:table-cell>
        </table:table-row>
        <table:table-row table:style-name="ro2">
          <table:table-cell office:value-type="string">
            <text:p>highschool</text:p>
          </table:table-cell>
          <table:table-cell office:value-type="float" office:value="0.00380324">
            <text:p>0.00380324</text:p>
          </table:table-cell>
          <table:table-cell office:value-type="float" office:value="0.93508388">
            <text:p>0.93508388</text:p>
          </table:table-cell>
          <table:table-cell office:value-type="float" office:value="1282">
            <text:p>1282</text:p>
          </table:table-cell>
          <table:table-cell office:value-type="float" office:value="89">
            <text:p>89</text:p>
          </table:table-cell>
          <table:table-cell office:value-type="float" office:value="335799">
            <text:p>335799</text:p>
          </table:table-cell>
          <table:table-cell office:value-type="float" office:value="1624244">
            <text:p>1624244</text:p>
          </table:table-cell>
        </table:table-row>
        <table:table-row table:style-name="ro2">
          <table:table-cell office:value-type="string">
            <text:p>influencedBy</text:p>
          </table:table-cell>
          <table:table-cell office:value-type="float" office:value="0.00704346">
            <text:p>0.00704346</text:p>
          </table:table-cell>
          <table:table-cell office:value-type="float" office:value="0.93321388">
            <text:p>0.93321388</text:p>
          </table:table-cell>
          <table:table-cell office:value-type="float" office:value="5729">
            <text:p>5729</text:p>
          </table:table-cell>
          <table:table-cell office:value-type="float" office:value="410">
            <text:p>410</text:p>
          </table:table-cell>
          <table:table-cell office:value-type="float" office:value="807650">
            <text:p>807650</text:p>
          </table:table-cell>
          <table:table-cell office:value-type="float" office:value="1147625">
            <text:p>1147625</text:p>
          </table:table-cell>
        </table:table-row>
        <table:table-row table:style-name="ro2">
          <table:table-cell office:value-type="string">
            <text:p>musicalArtist</text:p>
          </table:table-cell>
          <table:table-cell office:value-type="float" office:value="0.09077229">
            <text:p>0.09077229</text:p>
          </table:table-cell>
          <table:table-cell office:value-type="float" office:value="0.92305731">
            <text:p>0.92305731</text:p>
          </table:table-cell>
          <table:table-cell office:value-type="float" office:value="36194">
            <text:p>36194</text:p>
          </table:table-cell>
          <table:table-cell office:value-type="float" office:value="3017">
            <text:p>3017</text:p>
          </table:table-cell>
          <table:table-cell office:value-type="float" office:value="362540">
            <text:p>362540</text:p>
          </table:table-cell>
          <table:table-cell office:value-type="float" office:value="1559663">
            <text:p>1559663</text:p>
          </table:table-cell>
        </table:table-row>
        <table:table-row table:style-name="ro2">
          <table:table-cell office:value-type="string">
            <text:p>musicalBand</text:p>
          </table:table-cell>
          <table:table-cell office:value-type="float" office:value="0.09077229">
            <text:p>0.09077229</text:p>
          </table:table-cell>
          <table:table-cell office:value-type="float" office:value="0.92305731">
            <text:p>0.92305731</text:p>
          </table:table-cell>
          <table:table-cell office:value-type="float" office:value="36194">
            <text:p>36194</text:p>
          </table:table-cell>
          <table:table-cell office:value-type="float" office:value="3017">
            <text:p>3017</text:p>
          </table:table-cell>
          <table:table-cell office:value-type="float" office:value="362540">
            <text:p>362540</text:p>
          </table:table-cell>
          <table:table-cell office:value-type="float" office:value="1559663">
            <text:p>1559663</text:p>
          </table:table-cell>
        </table:table-row>
        <table:table-row table:style-name="ro1">
          <table:table-cell office:value-type="string">
            <text:p>state</text:p>
          </table:table-cell>
          <table:table-cell office:value-type="float" office:value="0.05258606">
            <text:p>0.05258606</text:p>
          </table:table-cell>
          <table:table-cell office:value-type="float" office:value="0.92265748">
            <text:p>0.92265748</text:p>
          </table:table-cell>
          <table:table-cell office:value-type="float" office:value="35872">
            <text:p>35872</text:p>
          </table:table-cell>
          <table:table-cell office:value-type="float" office:value="3007">
            <text:p>3007</text:p>
          </table:table-cell>
          <table:table-cell office:value-type="float" office:value="646286">
            <text:p>646286</text:p>
          </table:table-cell>
          <table:table-cell office:value-type="float" office:value="1276249">
            <text:p>1276249</text:p>
          </table:table-cell>
        </table:table-row>
        <table:table-row table:style-name="ro2">
          <table:table-cell office:value-type="string">
            <text:p>militaryBranch</text:p>
          </table:table-cell>
          <table:table-cell office:value-type="float" office:value="0.04820985">
            <text:p>0.04820985</text:p>
          </table:table-cell>
          <table:table-cell office:value-type="float" office:value="0.92063106">
            <text:p>0.92063106</text:p>
          </table:table-cell>
          <table:table-cell office:value-type="float" office:value="26493">
            <text:p>26493</text:p>
          </table:table-cell>
          <table:table-cell office:value-type="float" office:value="2284">
            <text:p>2284</text:p>
          </table:table-cell>
          <table:table-cell office:value-type="float" office:value="523042">
            <text:p>523042</text:p>
          </table:table-cell>
          <table:table-cell office:value-type="float" office:value="1409595">
            <text:p>1409595</text:p>
          </table:table-cell>
        </table:table-row>
        <table:table-row table:style-name="ro1">
          <table:table-cell office:value-type="string">
            <text:p>successor</text:p>
          </table:table-cell>
          <table:table-cell office:value-type="float" office:value="0.04564783">
            <text:p>0.04564783</text:p>
          </table:table-cell>
          <table:table-cell office:value-type="float" office:value="0.91582957">
            <text:p>0.91582957</text:p>
          </table:table-cell>
          <table:table-cell office:value-type="float" office:value="45677">
            <text:p>45677</text:p>
          </table:table-cell>
          <table:table-cell office:value-type="float" office:value="4198">
            <text:p>4198</text:p>
          </table:table-cell>
          <table:table-cell office:value-type="float" office:value="954962">
            <text:p>954962</text:p>
          </table:table-cell>
          <table:table-cell office:value-type="float" office:value="956577">
            <text:p>956577</text:p>
          </table:table-cell>
        </table:table-row>
        <table:table-row table:style-name="ro1">
          <table:table-cell office:value-type="string">
            <text:p>director</text:p>
          </table:table-cell>
          <table:table-cell office:value-type="float" office:value="0.14456169">
            <text:p>0.14456169</text:p>
          </table:table-cell>
          <table:table-cell office:value-type="float" office:value="0.91507094">
            <text:p>0.91507094</text:p>
          </table:table-cell>
          <table:table-cell office:value-type="float" office:value="68623">
            <text:p>68623</text:p>
          </table:table-cell>
          <table:table-cell office:value-type="float" office:value="6369">
            <text:p>6369</text:p>
          </table:table-cell>
          <table:table-cell office:value-type="float" office:value="406074">
            <text:p>406074</text:p>
          </table:table-cell>
          <table:table-cell office:value-type="float" office:value="1480348">
            <text:p>1480348</text:p>
          </table:table-cell>
        </table:table-row>
        <table:table-row table:style-name="ro2">
          <table:table-cell office:value-type="string">
            <text:p>computingPlatform</text:p>
          </table:table-cell>
          <table:table-cell office:value-type="float" office:value="0.0820501">
            <text:p>0.0820501</text:p>
          </table:table-cell>
          <table:table-cell office:value-type="float" office:value="0.90642132">
            <text:p>0.90642132</text:p>
          </table:table-cell>
          <table:table-cell office:value-type="float" office:value="16699">
            <text:p>16699</text:p>
          </table:table-cell>
          <table:table-cell office:value-type="float" office:value="1724">
            <text:p>1724</text:p>
          </table:table-cell>
          <table:table-cell office:value-type="float" office:value="186823">
            <text:p>186823</text:p>
          </table:table-cell>
          <table:table-cell office:value-type="float" office:value="1756168">
            <text:p>1756168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float" office:value="0.01352778">
            <text:p>0.01352778</text:p>
          </table:table-cell>
          <table:table-cell office:value-type="float" office:value="0.90134014">
            <text:p>0.90134014</text:p>
          </table:table-cell>
          <table:table-cell office:value-type="float" office:value="7062">
            <text:p>7062</text:p>
          </table:table-cell>
          <table:table-cell office:value-type="float" office:value="773">
            <text:p>773</text:p>
          </table:table-cell>
          <table:table-cell office:value-type="float" office:value="514975">
            <text:p>514975</text:p>
          </table:table-cell>
          <table:table-cell office:value-type="float" office:value="1438604">
            <text:p>1438604</text:p>
          </table:table-cell>
        </table:table-row>
        <table:table-row table:style-name="ro1">
          <table:table-cell office:value-type="string">
            <text:p>location</text:p>
          </table:table-cell>
          <table:table-cell office:value-type="float" office:value="0.15817615">
            <text:p>0.15817615</text:p>
          </table:table-cell>
          <table:table-cell office:value-type="float" office:value="0.89990403">
            <text:p>0.89990403</text:p>
          </table:table-cell>
          <table:table-cell office:value-type="float" office:value="148153">
            <text:p>148153</text:p>
          </table:table-cell>
          <table:table-cell office:value-type="float" office:value="16479">
            <text:p>16479</text:p>
          </table:table-cell>
          <table:table-cell office:value-type="float" office:value="788480">
            <text:p>788480</text:p>
          </table:table-cell>
          <table:table-cell office:value-type="float" office:value="1008302">
            <text:p>1008302</text:p>
          </table:table-cell>
        </table:table-row>
        <table:table-row table:style-name="ro1">
          <table:table-cell office:value-type="string">
            <text:p>relation</text:p>
          </table:table-cell>
          <table:table-cell office:value-type="float" office:value="0.00725107">
            <text:p>0.00725107</text:p>
          </table:table-cell>
          <table:table-cell office:value-type="float" office:value="0.88793103">
            <text:p>0.88793103</text:p>
          </table:table-cell>
          <table:table-cell office:value-type="float" office:value="2678">
            <text:p>2678</text:p>
          </table:table-cell>
          <table:table-cell office:value-type="float" office:value="338">
            <text:p>338</text:p>
          </table:table-cell>
          <table:table-cell office:value-type="float" office:value="366647">
            <text:p>366647</text:p>
          </table:table-cell>
          <table:table-cell office:value-type="float" office:value="1591751">
            <text:p>1591751</text:p>
          </table:table-cell>
        </table:table-row>
        <table:table-row table:style-name="ro1">
          <table:table-cell office:value-type="string">
            <text:p>hometown</text:p>
          </table:table-cell>
          <table:table-cell office:value-type="float" office:value="0.05075321">
            <text:p>0.05075321</text:p>
          </table:table-cell>
          <table:table-cell office:value-type="float" office:value="0.88493961">
            <text:p>0.88493961</text:p>
          </table:table-cell>
          <table:table-cell office:value-type="float" office:value="39786">
            <text:p>39786</text:p>
          </table:table-cell>
          <table:table-cell office:value-type="float" office:value="5173">
            <text:p>5173</text:p>
          </table:table-cell>
          <table:table-cell office:value-type="float" office:value="744125">
            <text:p>744125</text:p>
          </table:table-cell>
          <table:table-cell office:value-type="float" office:value="1172330">
            <text:p>1172330</text:p>
          </table:table-cell>
        </table:table-row>
        <table:table-row table:style-name="ro1">
          <table:table-cell office:value-type="string">
            <text:p>residence</text:p>
          </table:table-cell>
          <table:table-cell office:value-type="float" office:value="0.0300424">
            <text:p>0.0300424</text:p>
          </table:table-cell>
          <table:table-cell office:value-type="float" office:value="0.88443337">
            <text:p>0.88443337</text:p>
          </table:table-cell>
          <table:table-cell office:value-type="float" office:value="24482">
            <text:p>24482</text:p>
          </table:table-cell>
          <table:table-cell office:value-type="float" office:value="3199">
            <text:p>3199</text:p>
          </table:table-cell>
          <table:table-cell office:value-type="float" office:value="790433">
            <text:p>790433</text:p>
          </table:table-cell>
          <table:table-cell office:value-type="float" office:value="1143300">
            <text:p>1143300</text:p>
          </table:table-cell>
        </table:table-row>
        <table:table-row table:style-name="ro1">
          <table:table-cell office:value-type="string">
            <text:p>president</text:p>
          </table:table-cell>
          <table:table-cell office:value-type="float" office:value="0.0093781">
            <text:p>0.0093781</text:p>
          </table:table-cell>
          <table:table-cell office:value-type="float" office:value="0.87682421">
            <text:p>0.87682421</text:p>
          </table:table-cell>
          <table:table-cell office:value-type="float" office:value="6549">
            <text:p>6549</text:p>
          </table:table-cell>
          <table:table-cell office:value-type="float" office:value="920">
            <text:p>920</text:p>
          </table:table-cell>
          <table:table-cell office:value-type="float" office:value="691780">
            <text:p>691780</text:p>
          </table:table-cell>
          <table:table-cell office:value-type="float" office:value="1262165">
            <text:p>1262165</text:p>
          </table:table-cell>
        </table:table-row>
        <table:table-row table:style-name="ro1">
          <table:table-cell office:value-type="string">
            <text:p>league</text:p>
          </table:table-cell>
          <table:table-cell office:value-type="float" office:value="0.03328412">
            <text:p>0.03328412</text:p>
          </table:table-cell>
          <table:table-cell office:value-type="float" office:value="0.87594504">
            <text:p>0.87594504</text:p>
          </table:table-cell>
          <table:table-cell office:value-type="float" office:value="26648">
            <text:p>26648</text:p>
          </table:table-cell>
          <table:table-cell office:value-type="float" office:value="3774">
            <text:p>3774</text:p>
          </table:table-cell>
          <table:table-cell office:value-type="float" office:value="773974">
            <text:p>773974</text:p>
          </table:table-cell>
          <table:table-cell office:value-type="float" office:value="1157018">
            <text:p>1157018</text:p>
          </table:table-cell>
        </table:table-row>
        <table:table-row table:style-name="ro1">
          <table:table-cell office:value-type="string">
            <text:p>nationality</text:p>
          </table:table-cell>
          <table:table-cell office:value-type="float" office:value="0.06574089">
            <text:p>0.06574089</text:p>
          </table:table-cell>
          <table:table-cell office:value-type="float" office:value="0.87569154">
            <text:p>0.87569154</text:p>
          </table:table-cell>
          <table:table-cell office:value-type="float" office:value="65056">
            <text:p>65056</text:p>
          </table:table-cell>
          <table:table-cell office:value-type="float" office:value="9235">
            <text:p>9235</text:p>
          </table:table-cell>
          <table:table-cell office:value-type="float" office:value="924526">
            <text:p>924526</text:p>
          </table:table-cell>
          <table:table-cell office:value-type="float" office:value="962597">
            <text:p>962597</text:p>
          </table:table-cell>
        </table:table-row>
        <table:table-row table:style-name="ro2">
          <table:table-cell office:value-type="string">
            <text:p>hubAirport</text:p>
          </table:table-cell>
          <table:table-cell office:value-type="float" office:value="0.02673019">
            <text:p>0.02673019</text:p>
          </table:table-cell>
          <table:table-cell office:value-type="float" office:value="0.87075848">
            <text:p>0.87075848</text:p>
          </table:table-cell>
          <table:table-cell office:value-type="float" office:value="1745">
            <text:p>1745</text:p>
          </table:table-cell>
          <table:table-cell office:value-type="float" office:value="259">
            <text:p>259</text:p>
          </table:table-cell>
          <table:table-cell office:value-type="float" office:value="63537">
            <text:p>63537</text:p>
          </table:table-cell>
          <table:table-cell office:value-type="float" office:value="1895873">
            <text:p>1895873</text:p>
          </table:table-cell>
        </table:table-row>
        <table:table-row table:style-name="ro2">
          <table:table-cell office:value-type="string">
            <text:p>operatedBy</text:p>
          </table:table-cell>
          <table:table-cell office:value-type="float" office:value="0.02990916">
            <text:p>0.02990916</text:p>
          </table:table-cell>
          <table:table-cell office:value-type="float" office:value="0.86986436">
            <text:p>0.86986436</text:p>
          </table:table-cell>
          <table:table-cell office:value-type="float" office:value="8850">
            <text:p>8850</text:p>
          </table:table-cell>
          <table:table-cell office:value-type="float" office:value="1324">
            <text:p>1324</text:p>
          </table:table-cell>
          <table:table-cell office:value-type="float" office:value="287046">
            <text:p>287046</text:p>
          </table:table-cell>
          <table:table-cell office:value-type="float" office:value="1664194">
            <text:p>1664194</text:p>
          </table:table-cell>
        </table:table-row>
        <table:table-row table:style-name="ro1">
          <table:table-cell office:value-type="string">
            <text:p>country</text:p>
          </table:table-cell>
          <table:table-cell office:value-type="float" office:value="0.32644272">
            <text:p>0.32644272</text:p>
          </table:table-cell>
          <table:table-cell office:value-type="float" office:value="0.86879844">
            <text:p>0.86879844</text:p>
          </table:table-cell>
          <table:table-cell office:value-type="float" office:value="492779">
            <text:p>492779</text:p>
          </table:table-cell>
          <table:table-cell office:value-type="float" office:value="74417">
            <text:p>74417</text:p>
          </table:table-cell>
          <table:table-cell office:value-type="float" office:value="1016763">
            <text:p>1016763</text:p>
          </table:table-cell>
          <table:table-cell office:value-type="float" office:value="377455">
            <text:p>377455</text:p>
          </table:table-cell>
        </table:table-row>
        <table:table-row table:style-name="ro1">
          <table:table-cell office:value-type="string">
            <text:p>employer</text:p>
          </table:table-cell>
          <table:table-cell office:value-type="float" office:value="0.00541422">
            <text:p>0.00541422</text:p>
          </table:table-cell>
          <table:table-cell office:value-type="float" office:value="0.86707239">
            <text:p>0.86707239</text:p>
          </table:table-cell>
          <table:table-cell office:value-type="float" office:value="2707">
            <text:p>2707</text:p>
          </table:table-cell>
          <table:table-cell office:value-type="float" office:value="415">
            <text:p>415</text:p>
          </table:table-cell>
          <table:table-cell office:value-type="float" office:value="497273">
            <text:p>497273</text:p>
          </table:table-cell>
          <table:table-cell office:value-type="float" office:value="1461019">
            <text:p>1461019</text:p>
          </table:table-cell>
        </table:table-row>
        <table:table-row table:style-name="ro2">
          <table:table-cell office:value-type="string">
            <text:p>sourceCountry</text:p>
          </table:table-cell>
          <table:table-cell office:value-type="float" office:value="0.30792049">
            <text:p>0.30792049</text:p>
          </table:table-cell>
          <table:table-cell office:value-type="float" office:value="0.86384695">
            <text:p>0.86384695</text:p>
          </table:table-cell>
          <table:table-cell office:value-type="float" office:value="10069">
            <text:p>10069</text:p>
          </table:table-cell>
          <table:table-cell office:value-type="float" office:value="1587">
            <text:p>1587</text:p>
          </table:table-cell>
          <table:table-cell office:value-type="float" office:value="22631">
            <text:p>22631</text:p>
          </table:table-cell>
          <table:table-cell office:value-type="float" office:value="1927127">
            <text:p>1927127</text:p>
          </table:table-cell>
        </table:table-row>
        <table:table-row table:style-name="ro2">
          <table:table-cell office:value-type="string">
            <text:p>isPartOfMilitaryConflict</text:p>
          </table:table-cell>
          <table:table-cell office:value-type="float" office:value="0.0715751">
            <text:p>0.0715751</text:p>
          </table:table-cell>
          <table:table-cell office:value-type="float" office:value="0.86099138">
            <text:p>0.86099138</text:p>
          </table:table-cell>
          <table:table-cell office:value-type="float" office:value="7990">
            <text:p>7990</text:p>
          </table:table-cell>
          <table:table-cell office:value-type="float" office:value="1290">
            <text:p>1290</text:p>
          </table:table-cell>
          <table:table-cell office:value-type="float" office:value="103641">
            <text:p>103641</text:p>
          </table:table-cell>
          <table:table-cell office:value-type="float" office:value="1848493">
            <text:p>1848493</text:p>
          </table:table-cell>
        </table:table-row>
        <table:table-row table:style-name="ro2">
          <table:table-cell office:value-type="string">
            <text:p>formerBroadcastNetwork</text:p>
          </table:table-cell>
          <table:table-cell office:value-type="float" office:value="0.01733469">
            <text:p>0.01733469</text:p>
          </table:table-cell>
          <table:table-cell office:value-type="float" office:value="0.85815217">
            <text:p>0.85815217</text:p>
          </table:table-cell>
          <table:table-cell office:value-type="float" office:value="1579">
            <text:p>1579</text:p>
          </table:table-cell>
          <table:table-cell office:value-type="float" office:value="261">
            <text:p>261</text:p>
          </table:table-cell>
          <table:table-cell office:value-type="float" office:value="89510">
            <text:p>89510</text:p>
          </table:table-cell>
          <table:table-cell office:value-type="float" office:value="1870064">
            <text:p>1870064</text:p>
          </table:table-cell>
        </table:table-row>
        <table:table-row table:style-name="ro1">
          <table:table-cell office:value-type="string">
            <text:p>ground</text:p>
          </table:table-cell>
          <table:table-cell office:value-type="float" office:value="0.09323041">
            <text:p>0.09323041</text:p>
          </table:table-cell>
          <table:table-cell office:value-type="float" office:value="0.84886682">
            <text:p>0.84886682</text:p>
          </table:table-cell>
          <table:table-cell office:value-type="float" office:value="13334">
            <text:p>13334</text:p>
          </table:table-cell>
          <table:table-cell office:value-type="float" office:value="2374">
            <text:p>2374</text:p>
          </table:table-cell>
          <table:table-cell office:value-type="float" office:value="129688">
            <text:p>129688</text:p>
          </table:table-cell>
          <table:table-cell office:value-type="float" office:value="1816018">
            <text:p>1816018</text:p>
          </table:table-cell>
        </table:table-row>
        <table:table-row table:style-name="ro1">
          <table:table-cell office:value-type="string">
            <text:p>place</text:p>
          </table:table-cell>
          <table:table-cell office:value-type="float" office:value="0.09823138">
            <text:p>0.09823138</text:p>
          </table:table-cell>
          <table:table-cell office:value-type="float" office:value="0.84774242">
            <text:p>0.84774242</text:p>
          </table:table-cell>
          <table:table-cell office:value-type="float" office:value="9031">
            <text:p>9031</text:p>
          </table:table-cell>
          <table:table-cell office:value-type="float" office:value="1622">
            <text:p>1622</text:p>
          </table:table-cell>
          <table:table-cell office:value-type="float" office:value="82905">
            <text:p>82905</text:p>
          </table:table-cell>
          <table:table-cell office:value-type="float" office:value="1867856">
            <text:p>1867856</text:p>
          </table:table-cell>
        </table:table-row>
        <table:table-row table:style-name="ro2">
          <table:table-cell office:value-type="string">
            <text:p>broadcastNetwork</text:p>
          </table:table-cell>
          <table:table-cell office:value-type="float" office:value="0.05643607">
            <text:p>0.05643607</text:p>
          </table:table-cell>
          <table:table-cell office:value-type="float" office:value="0.84688143">
            <text:p>0.84688143</text:p>
          </table:table-cell>
          <table:table-cell office:value-type="float" office:value="6178">
            <text:p>6178</text:p>
          </table:table-cell>
          <table:table-cell office:value-type="float" office:value="1117">
            <text:p>1117</text:p>
          </table:table-cell>
          <table:table-cell office:value-type="float" office:value="103291">
            <text:p>103291</text:p>
          </table:table-cell>
          <table:table-cell office:value-type="float" office:value="1850828">
            <text:p>1850828</text:p>
          </table:table-cell>
        </table:table-row>
        <table:table-row table:style-name="ro2">
          <table:table-cell office:value-type="string">
            <text:p>restingPlace</text:p>
          </table:table-cell>
          <table:table-cell office:value-type="float" office:value="0.02392352">
            <text:p>0.02392352</text:p>
          </table:table-cell>
          <table:table-cell office:value-type="float" office:value="0.83788122">
            <text:p>0.83788122</text:p>
          </table:table-cell>
          <table:table-cell office:value-type="float" office:value="8874">
            <text:p>8874</text:p>
          </table:table-cell>
          <table:table-cell office:value-type="float" office:value="1717">
            <text:p>1717</text:p>
          </table:table-cell>
          <table:table-cell office:value-type="float" office:value="362058">
            <text:p>362058</text:p>
          </table:table-cell>
          <table:table-cell office:value-type="float" office:value="1588765">
            <text:p>1588765</text:p>
          </table:table-cell>
        </table:table-row>
        <table:table-row table:style-name="ro1">
          <table:table-cell office:value-type="string">
            <text:p>award</text:p>
          </table:table-cell>
          <table:table-cell office:value-type="float" office:value="0.03932455">
            <text:p>0.03932455</text:p>
          </table:table-cell>
          <table:table-cell office:value-type="float" office:value="0.83690913">
            <text:p>0.83690913</text:p>
          </table:table-cell>
          <table:table-cell office:value-type="float" office:value="24380">
            <text:p>24380</text:p>
          </table:table-cell>
          <table:table-cell office:value-type="float" office:value="4751">
            <text:p>4751</text:p>
          </table:table-cell>
          <table:table-cell office:value-type="float" office:value="595589">
            <text:p>595589</text:p>
          </table:table-cell>
          <table:table-cell office:value-type="float" office:value="1336694">
            <text:p>1336694</text:p>
          </table:table-cell>
        </table:table-row>
        <table:table-row table:style-name="ro1">
          <table:table-cell office:value-type="string">
            <text:p>narrator</text:p>
          </table:table-cell>
          <table:table-cell office:value-type="float" office:value="0.00614162">
            <text:p>0.00614162</text:p>
          </table:table-cell>
          <table:table-cell office:value-type="float" office:value="0.83598875">
            <text:p>0.83598875</text:p>
          </table:table-cell>
          <table:table-cell office:value-type="float" office:value="2676">
            <text:p>2676</text:p>
          </table:table-cell>
          <table:table-cell office:value-type="float" office:value="525">
            <text:p>525</text:p>
          </table:table-cell>
          <table:table-cell office:value-type="float" office:value="433040">
            <text:p>433040</text:p>
          </table:table-cell>
          <table:table-cell office:value-type="float" office:value="1525173">
            <text:p>1525173</text:p>
          </table:table-cell>
        </table:table-row>
        <table:table-row table:style-name="ro1">
          <table:table-cell office:value-type="string">
            <text:p>builder</text:p>
          </table:table-cell>
          <table:table-cell office:value-type="float" office:value="0.0792595">
            <text:p>0.0792595</text:p>
          </table:table-cell>
          <table:table-cell office:value-type="float" office:value="0.83067801">
            <text:p>0.83067801</text:p>
          </table:table-cell>
          <table:table-cell office:value-type="float" office:value="16111">
            <text:p>16111</text:p>
          </table:table-cell>
          <table:table-cell office:value-type="float" office:value="3284">
            <text:p>3284</text:p>
          </table:table-cell>
          <table:table-cell office:value-type="float" office:value="187158">
            <text:p>187158</text:p>
          </table:table-cell>
          <table:table-cell office:value-type="float" office:value="1754861">
            <text:p>1754861</text:p>
          </table:table-cell>
        </table:table-row>
        <table:table-row table:style-name="ro2">
          <table:table-cell office:value-type="string">
            <text:p>broadcastArea</text:p>
          </table:table-cell>
          <table:table-cell office:value-type="float" office:value="0.10023723">
            <text:p>0.10023723</text:p>
          </table:table-cell>
          <table:table-cell office:value-type="float" office:value="0.82741529">
            <text:p>0.82741529</text:p>
          </table:table-cell>
          <table:table-cell office:value-type="float" office:value="10183">
            <text:p>10183</text:p>
          </table:table-cell>
          <table:table-cell office:value-type="float" office:value="2124">
            <text:p>2124</text:p>
          </table:table-cell>
          <table:table-cell office:value-type="float" office:value="91406">
            <text:p>91406</text:p>
          </table:table-cell>
          <table:table-cell office:value-type="float" office:value="1857701">
            <text:p>1857701</text:p>
          </table:table-cell>
        </table:table-row>
        <table:table-row table:style-name="ro1">
          <table:table-cell office:value-type="string">
            <text:p>religion</text:p>
          </table:table-cell>
          <table:table-cell office:value-type="float" office:value="0.05599112">
            <text:p>0.05599112</text:p>
          </table:table-cell>
          <table:table-cell office:value-type="float" office:value="0.82556987">
            <text:p>0.82556987</text:p>
          </table:table-cell>
          <table:table-cell office:value-type="float" office:value="20825">
            <text:p>20825</text:p>
          </table:table-cell>
          <table:table-cell office:value-type="float" office:value="4400">
            <text:p>4400</text:p>
          </table:table-cell>
          <table:table-cell office:value-type="float" office:value="351109">
            <text:p>351109</text:p>
          </table:table-cell>
          <table:table-cell office:value-type="float" office:value="1585080">
            <text:p>1585080</text:p>
          </table:table-cell>
        </table:table-row>
        <table:table-row table:style-name="ro2">
          <table:table-cell office:value-type="string">
            <text:p>riverMouth</text:p>
          </table:table-cell>
          <table:table-cell office:value-type="float" office:value="0.15648646">
            <text:p>0.15648646</text:p>
          </table:table-cell>
          <table:table-cell office:value-type="float" office:value="0.82448482">
            <text:p>0.82448482</text:p>
          </table:table-cell>
          <table:table-cell office:value-type="float" office:value="12843">
            <text:p>12843</text:p>
          </table:table-cell>
          <table:table-cell office:value-type="float" office:value="2734">
            <text:p>2734</text:p>
          </table:table-cell>
          <table:table-cell office:value-type="float" office:value="69228">
            <text:p>69228</text:p>
          </table:table-cell>
          <table:table-cell office:value-type="float" office:value="1876609">
            <text:p>1876609</text:p>
          </table:table-cell>
        </table:table-row>
        <table:table-row table:style-name="ro1">
          <table:table-cell office:value-type="string">
            <text:p>trainer</text:p>
          </table:table-cell>
          <table:table-cell office:value-type="float" office:value="0.01082901">
            <text:p>0.01082901</text:p>
          </table:table-cell>
          <table:table-cell office:value-type="float" office:value="0.82150859">
            <text:p>0.82150859</text:p>
          </table:table-cell>
          <table:table-cell office:value-type="float" office:value="3300">
            <text:p>3300</text:p>
          </table:table-cell>
          <table:table-cell office:value-type="float" office:value="717">
            <text:p>717</text:p>
          </table:table-cell>
          <table:table-cell office:value-type="float" office:value="301437">
            <text:p>301437</text:p>
          </table:table-cell>
          <table:table-cell office:value-type="float" office:value="1655960">
            <text:p>1655960</text:p>
          </table:table-cell>
        </table:table-row>
        <table:table-row table:style-name="ro1">
          <table:table-cell office:value-type="string">
            <text:p>developer</text:p>
          </table:table-cell>
          <table:table-cell office:value-type="float" office:value="0.05986512">
            <text:p>0.05986512</text:p>
          </table:table-cell>
          <table:table-cell office:value-type="float" office:value="0.8143943">
            <text:p>0.8143943</text:p>
          </table:table-cell>
          <table:table-cell office:value-type="float" office:value="16928">
            <text:p>16928</text:p>
          </table:table-cell>
          <table:table-cell office:value-type="float" office:value="3858">
            <text:p>3858</text:p>
          </table:table-cell>
          <table:table-cell office:value-type="float" office:value="265841">
            <text:p>265841</text:p>
          </table:table-cell>
          <table:table-cell office:value-type="float" office:value="1674787">
            <text:p>1674787</text:p>
          </table:table-cell>
        </table:table-row>
        <table:table-row table:style-name="ro1">
          <table:table-cell office:value-type="string">
            <text:p>tenant</text:p>
          </table:table-cell>
          <table:table-cell office:value-type="float" office:value="0.03151341">
            <text:p>0.03151341</text:p>
          </table:table-cell>
          <table:table-cell office:value-type="float" office:value="0.81355932">
            <text:p>0.81355932</text:p>
          </table:table-cell>
          <table:table-cell office:value-type="float" office:value="5664">
            <text:p>5664</text:p>
          </table:table-cell>
          <table:table-cell office:value-type="float" office:value="1298">
            <text:p>1298</text:p>
          </table:table-cell>
          <table:table-cell office:value-type="float" office:value="174069">
            <text:p>174069</text:p>
          </table:table-cell>
          <table:table-cell office:value-type="float" office:value="1780383">
            <text:p>1780383</text:p>
          </table:table-cell>
        </table:table-row>
        <table:table-row table:style-name="ro1">
          <table:table-cell office:value-type="string">
            <text:p>training</text:p>
          </table:table-cell>
          <table:table-cell office:value-type="float" office:value="0.00667928">
            <text:p>0.00667928</text:p>
          </table:table-cell>
          <table:table-cell office:value-type="float" office:value="0.80584919">
            <text:p>0.80584919</text:p>
          </table:table-cell>
          <table:table-cell office:value-type="float" office:value="2287">
            <text:p>2287</text:p>
          </table:table-cell>
          <table:table-cell office:value-type="float" office:value="551">
            <text:p>551</text:p>
          </table:table-cell>
          <table:table-cell office:value-type="float" office:value="340115">
            <text:p>340115</text:p>
          </table:table-cell>
          <table:table-cell office:value-type="float" office:value="1618461">
            <text:p>1618461</text:p>
          </table:table-cell>
        </table:table-row>
        <table:table-row table:style-name="ro2">
          <table:table-cell office:value-type="string">
            <text:p>parentCompany</text:p>
          </table:table-cell>
          <table:table-cell office:value-type="float" office:value="0.02031603">
            <text:p>0.02031603</text:p>
          </table:table-cell>
          <table:table-cell office:value-type="float" office:value="0.8042193">
            <text:p>0.8042193</text:p>
          </table:table-cell>
          <table:table-cell office:value-type="float" office:value="5985">
            <text:p>5985</text:p>
          </table:table-cell>
          <table:table-cell office:value-type="float" office:value="1457">
            <text:p>1457</text:p>
          </table:table-cell>
          <table:table-cell office:value-type="float" office:value="288610">
            <text:p>288610</text:p>
          </table:table-cell>
          <table:table-cell office:value-type="float" office:value="1665362">
            <text:p>1665362</text:p>
          </table:table-cell>
        </table:table-row>
        <table:table-row table:style-name="ro2">
          <table:table-cell office:value-type="string">
            <text:p>relatedMeanOfTransportation</text:p>
          </table:table-cell>
          <table:table-cell office:value-type="float" office:value="0.00714644">
            <text:p>0.00714644</text:p>
          </table:table-cell>
          <table:table-cell office:value-type="float" office:value="0.79904592">
            <text:p>0.79904592</text:p>
          </table:table-cell>
          <table:table-cell office:value-type="float" office:value="1340">
            <text:p>1340</text:p>
          </table:table-cell>
          <table:table-cell office:value-type="float" office:value="337">
            <text:p>337</text:p>
          </table:table-cell>
          <table:table-cell office:value-type="float" office:value="186166">
            <text:p>186166</text:p>
          </table:table-cell>
          <table:table-cell office:value-type="float" office:value="1773571">
            <text:p>1773571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float" office:value="0.10196173">
            <text:p>0.10196173</text:p>
          </table:table-cell>
          <table:table-cell office:value-type="float" office:value="0.79049787">
            <text:p>0.79049787</text:p>
          </table:table-cell>
          <table:table-cell office:value-type="float" office:value="13893">
            <text:p>13893</text:p>
          </table:table-cell>
          <table:table-cell office:value-type="float" office:value="3682">
            <text:p>3682</text:p>
          </table:table-cell>
          <table:table-cell office:value-type="float" office:value="122364">
            <text:p>122364</text:p>
          </table:table-cell>
          <table:table-cell office:value-type="float" office:value="1821475">
            <text:p>1821475</text:p>
          </table:table-cell>
        </table:table-row>
        <table:table-row table:style-name="ro1">
          <table:table-cell office:value-type="string">
            <text:p>influenced</text:p>
          </table:table-cell>
          <table:table-cell office:value-type="float" office:value="0.0073712">
            <text:p>0.0073712</text:p>
          </table:table-cell>
          <table:table-cell office:value-type="float" office:value="0.78554462">
            <text:p>0.78554462</text:p>
          </table:table-cell>
          <table:table-cell office:value-type="float" office:value="2315">
            <text:p>2315</text:p>
          </table:table-cell>
          <table:table-cell office:value-type="float" office:value="632">
            <text:p>632</text:p>
          </table:table-cell>
          <table:table-cell office:value-type="float" office:value="311745">
            <text:p>311745</text:p>
          </table:table-cell>
          <table:table-cell office:value-type="float" office:value="1646722">
            <text:p>1646722</text:p>
          </table:table-cell>
        </table:table-row>
        <table:table-row table:style-name="ro1">
          <table:table-cell office:value-type="string">
            <text:p>album</text:p>
          </table:table-cell>
          <table:table-cell office:value-type="float" office:value="0.06899801">
            <text:p>0.06899801</text:p>
          </table:table-cell>
          <table:table-cell office:value-type="float" office:value="0.77998117">
            <text:p>0.77998117</text:p>
          </table:table-cell>
          <table:table-cell office:value-type="float" office:value="13255">
            <text:p>13255</text:p>
          </table:table-cell>
          <table:table-cell office:value-type="float" office:value="3739">
            <text:p>3739</text:p>
          </table:table-cell>
          <table:table-cell office:value-type="float" office:value="178852">
            <text:p>178852</text:p>
          </table:table-cell>
          <table:table-cell office:value-type="float" office:value="1765568">
            <text:p>1765568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float" office:value="0.11066619">
            <text:p>0.11066619</text:p>
          </table:table-cell>
          <table:table-cell office:value-type="float" office:value="0.7751828">
            <text:p>0.7751828</text:p>
          </table:table-cell>
          <table:table-cell office:value-type="float" office:value="53007">
            <text:p>53007</text:p>
          </table:table-cell>
          <table:table-cell office:value-type="float" office:value="15373">
            <text:p>15373</text:p>
          </table:table-cell>
          <table:table-cell office:value-type="float" office:value="425974">
            <text:p>425974</text:p>
          </table:table-cell>
          <table:table-cell office:value-type="float" office:value="1467060">
            <text:p>1467060</text:p>
          </table:table-cell>
        </table:table-row>
        <table:table-row table:style-name="ro1">
          <table:table-cell office:value-type="string">
            <text:p>occupation</text:p>
          </table:table-cell>
          <table:table-cell office:value-type="float" office:value="0.14262911">
            <text:p>0.14262911</text:p>
          </table:table-cell>
          <table:table-cell office:value-type="float" office:value="0.7728821">
            <text:p>0.7728821</text:p>
          </table:table-cell>
          <table:table-cell office:value-type="float" office:value="95073">
            <text:p>95073</text:p>
          </table:table-cell>
          <table:table-cell office:value-type="float" office:value="27938">
            <text:p>27938</text:p>
          </table:table-cell>
          <table:table-cell office:value-type="float" office:value="571502">
            <text:p>571502</text:p>
          </table:table-cell>
          <table:table-cell office:value-type="float" office:value="1266901">
            <text:p>1266901</text:p>
          </table:table-cell>
        </table:table-row>
        <table:table-row table:style-name="ro1">
          <table:table-cell office:value-type="string">
            <text:p>board</text:p>
          </table:table-cell>
          <table:table-cell office:value-type="float" office:value="0.00165354">
            <text:p>0.00165354</text:p>
          </table:table-cell>
          <table:table-cell office:value-type="float" office:value="0.77272727">
            <text:p>0.77272727</text:p>
          </table:table-cell>
          <table:table-cell office:value-type="float" office:value="374">
            <text:p>374</text:p>
          </table:table-cell>
          <table:table-cell office:value-type="float" office:value="110">
            <text:p>110</text:p>
          </table:table-cell>
          <table:table-cell office:value-type="float" office:value="225808">
            <text:p>225808</text:p>
          </table:table-cell>
          <table:table-cell office:value-type="float" office:value="1735122">
            <text:p>1735122</text:p>
          </table:table-cell>
        </table:table-row>
        <table:table-row table:style-name="ro1">
          <table:table-cell office:value-type="string">
            <text:p>profession</text:p>
          </table:table-cell>
          <table:table-cell office:value-type="float" office:value="0.05098488">
            <text:p>0.05098488</text:p>
          </table:table-cell>
          <table:table-cell office:value-type="float" office:value="0.77060644">
            <text:p>0.77060644</text:p>
          </table:table-cell>
          <table:table-cell office:value-type="float" office:value="6722">
            <text:p>6722</text:p>
          </table:table-cell>
          <table:table-cell office:value-type="float" office:value="2001">
            <text:p>2001</text:p>
          </table:table-cell>
          <table:table-cell office:value-type="float" office:value="125121">
            <text:p>125121</text:p>
          </table:table-cell>
          <table:table-cell office:value-type="float" office:value="1827570">
            <text:p>1827570</text:p>
          </table:table-cell>
        </table:table-row>
        <table:table-row table:style-name="ro1">
          <table:table-cell office:value-type="string">
            <text:p>deputy</text:p>
          </table:table-cell>
          <table:table-cell office:value-type="float" office:value="0.0036761">
            <text:p>0.0036761</text:p>
          </table:table-cell>
          <table:table-cell office:value-type="float" office:value="0.76986951">
            <text:p>0.76986951</text:p>
          </table:table-cell>
          <table:table-cell office:value-type="float" office:value="649">
            <text:p>649</text:p>
          </table:table-cell>
          <table:table-cell office:value-type="float" office:value="194">
            <text:p>194</text:p>
          </table:table-cell>
          <table:table-cell office:value-type="float" office:value="175897">
            <text:p>175897</text:p>
          </table:table-cell>
          <table:table-cell office:value-type="float" office:value="1784674">
            <text:p>1784674</text:p>
          </table:table-cell>
        </table:table-row>
        <table:table-row table:style-name="ro1">
          <table:table-cell office:value-type="string">
            <text:p>architect</text:p>
          </table:table-cell>
          <table:table-cell office:value-type="float" office:value="0.0504588">
            <text:p>0.0504588</text:p>
          </table:table-cell>
          <table:table-cell office:value-type="float" office:value="0.74450402">
            <text:p>0.74450402</text:p>
          </table:table-cell>
          <table:table-cell office:value-type="float" office:value="8331">
            <text:p>8331</text:p>
          </table:table-cell>
          <table:table-cell office:value-type="float" office:value="2859">
            <text:p>2859</text:p>
          </table:table-cell>
          <table:table-cell office:value-type="float" office:value="156774">
            <text:p>156774</text:p>
          </table:table-cell>
          <table:table-cell office:value-type="float" office:value="1793450">
            <text:p>1793450</text:p>
          </table:table-cell>
        </table:table-row>
        <table:table-row table:style-name="ro1">
          <table:table-cell office:value-type="string">
            <text:p>governor</text:p>
          </table:table-cell>
          <table:table-cell office:value-type="float" office:value="0.00905133">
            <text:p>0.00905133</text:p>
          </table:table-cell>
          <table:table-cell office:value-type="float" office:value="0.73613894">
            <text:p>0.73613894</text:p>
          </table:table-cell>
          <table:table-cell office:value-type="float" office:value="1102">
            <text:p>1102</text:p>
          </table:table-cell>
          <table:table-cell office:value-type="float" office:value="395">
            <text:p>395</text:p>
          </table:table-cell>
          <table:table-cell office:value-type="float" office:value="120648">
            <text:p>120648</text:p>
          </table:table-cell>
          <table:table-cell office:value-type="float" office:value="1839269">
            <text:p>1839269</text:p>
          </table:table-cell>
        </table:table-row>
        <table:table-row table:style-name="ro1">
          <table:table-cell office:value-type="string">
            <text:p>owner</text:p>
          </table:table-cell>
          <table:table-cell office:value-type="float" office:value="0.05524995">
            <text:p>0.05524995</text:p>
          </table:table-cell>
          <table:table-cell office:value-type="float" office:value="0.7330602">
            <text:p>0.7330602</text:p>
          </table:table-cell>
          <table:table-cell office:value-type="float" office:value="27912">
            <text:p>27912</text:p>
          </table:table-cell>
          <table:table-cell office:value-type="float" office:value="10164">
            <text:p>10164</text:p>
          </table:table-cell>
          <table:table-cell office:value-type="float" office:value="477283">
            <text:p>477283</text:p>
          </table:table-cell>
          <table:table-cell office:value-type="float" office:value="1446055">
            <text:p>1446055</text:p>
          </table:table-cell>
        </table:table-row>
        <table:table-row table:style-name="ro2">
          <table:table-cell office:value-type="string">
            <text:p>owningCompany</text:p>
          </table:table-cell>
          <table:table-cell office:value-type="float" office:value="0.02308162">
            <text:p>0.02308162</text:p>
          </table:table-cell>
          <table:table-cell office:value-type="float" office:value="0.72811003">
            <text:p>0.72811003</text:p>
          </table:table-cell>
          <table:table-cell office:value-type="float" office:value="5929">
            <text:p>5929</text:p>
          </table:table-cell>
          <table:table-cell office:value-type="float" office:value="2214">
            <text:p>2214</text:p>
          </table:table-cell>
          <table:table-cell office:value-type="float" office:value="250942">
            <text:p>250942</text:p>
          </table:table-cell>
          <table:table-cell office:value-type="float" office:value="1702329">
            <text:p>1702329</text:p>
          </table:table-cell>
        </table:table-row>
        <table:table-row table:style-name="ro2">
          <table:table-cell office:value-type="string">
            <text:p>isPartOf</text:p>
          </table:table-cell>
          <table:table-cell office:value-type="float" office:value="0.32117969">
            <text:p>0.32117969</text:p>
          </table:table-cell>
          <table:table-cell office:value-type="float" office:value="0.71022572">
            <text:p>0.71022572</text:p>
          </table:table-cell>
          <table:table-cell office:value-type="float" office:value="200023">
            <text:p>200023</text:p>
          </table:table-cell>
          <table:table-cell office:value-type="float" office:value="81610">
            <text:p>81610</text:p>
          </table:table-cell>
          <table:table-cell office:value-type="float" office:value="422753">
            <text:p>422753</text:p>
          </table:table-cell>
          <table:table-cell office:value-type="float" office:value="1257028">
            <text:p>1257028</text:p>
          </table:table-cell>
        </table:table-row>
        <table:table-row table:style-name="ro1">
          <table:table-cell office:value-type="string">
            <text:p>creator</text:p>
          </table:table-cell>
          <table:table-cell office:value-type="float" office:value="0.06369921">
            <text:p>0.06369921</text:p>
          </table:table-cell>
          <table:table-cell office:value-type="float" office:value="0.70981905">
            <text:p>0.70981905</text:p>
          </table:table-cell>
          <table:table-cell office:value-type="float" office:value="10670">
            <text:p>10670</text:p>
          </table:table-cell>
          <table:table-cell office:value-type="float" office:value="4362">
            <text:p>4362</text:p>
          </table:table-cell>
          <table:table-cell office:value-type="float" office:value="156836">
            <text:p>156836</text:p>
          </table:table-cell>
          <table:table-cell office:value-type="float" office:value="1789546">
            <text:p>1789546</text:p>
          </table:table-cell>
        </table:table-row>
        <table:table-row table:style-name="ro1">
          <table:table-cell office:value-type="string">
            <text:p>operator</text:p>
          </table:table-cell>
          <table:table-cell office:value-type="float" office:value="0.02229402">
            <text:p>0.02229402</text:p>
          </table:table-cell>
          <table:table-cell office:value-type="float" office:value="0.70211575">
            <text:p>0.70211575</text:p>
          </table:table-cell>
          <table:table-cell office:value-type="float" office:value="6272">
            <text:p>6272</text:p>
          </table:table-cell>
          <table:table-cell office:value-type="float" office:value="2661">
            <text:p>2661</text:p>
          </table:table-cell>
          <table:table-cell office:value-type="float" office:value="275059">
            <text:p>275059</text:p>
          </table:table-cell>
          <table:table-cell office:value-type="float" office:value="1677422">
            <text:p>1677422</text:p>
          </table:table-cell>
        </table:table-row>
        <table:table-row table:style-name="ro1">
          <table:table-cell office:value-type="string">
            <text:p>assembly</text:p>
          </table:table-cell>
          <table:table-cell office:value-type="float" office:value="0.01089332">
            <text:p>0.01089332</text:p>
          </table:table-cell>
          <table:table-cell office:value-type="float" office:value="0.70201196">
            <text:p>0.70201196</text:p>
          </table:table-cell>
          <table:table-cell office:value-type="float" office:value="1291">
            <text:p>1291</text:p>
          </table:table-cell>
          <table:table-cell office:value-type="float" office:value="548">
            <text:p>548</text:p>
          </table:table-cell>
          <table:table-cell office:value-type="float" office:value="117222">
            <text:p>117222</text:p>
          </table:table-cell>
          <table:table-cell office:value-type="float" office:value="1842353">
            <text:p>1842353</text:p>
          </table:table-cell>
        </table:table-row>
        <table:table-row table:style-name="ro2">
          <table:table-cell office:value-type="string">
            <text:p>routeJunction</text:p>
          </table:table-cell>
          <table:table-cell office:value-type="float" office:value="0.04526753">
            <text:p>0.04526753</text:p>
          </table:table-cell>
          <table:table-cell office:value-type="float" office:value="0.70178765">
            <text:p>0.70178765</text:p>
          </table:table-cell>
          <table:table-cell office:value-type="float" office:value="5182">
            <text:p>5182</text:p>
          </table:table-cell>
          <table:table-cell office:value-type="float" office:value="2202">
            <text:p>2202</text:p>
          </table:table-cell>
          <table:table-cell office:value-type="float" office:value="109293">
            <text:p>109293</text:p>
          </table:table-cell>
          <table:table-cell office:value-type="float" office:value="1844737">
            <text:p>1844737</text:p>
          </table:table-cell>
        </table:table-row>
        <table:table-row table:style-name="ro2">
          <table:table-cell office:value-type="string">
            <text:p>formerBandMember</text:p>
          </table:table-cell>
          <table:table-cell office:value-type="float" office:value="0.04799422">
            <text:p>0.04799422</text:p>
          </table:table-cell>
          <table:table-cell office:value-type="float" office:value="0.68560815">
            <text:p>0.68560815</text:p>
          </table:table-cell>
          <table:table-cell office:value-type="float" office:value="4983">
            <text:p>4983</text:p>
          </table:table-cell>
          <table:table-cell office:value-type="float" office:value="2285">
            <text:p>2285</text:p>
          </table:table-cell>
          <table:table-cell office:value-type="float" office:value="98842">
            <text:p>98842</text:p>
          </table:table-cell>
          <table:table-cell office:value-type="float" office:value="1855304">
            <text:p>1855304</text:p>
          </table:table-cell>
        </table:table-row>
        <table:table-row table:style-name="ro2">
          <table:table-cell office:value-type="string">
            <text:p>whaDraftTeam</text:p>
          </table:table-cell>
          <table:table-cell office:value-type="float" office:value="0.00137754">
            <text:p>0.00137754</text:p>
          </table:table-cell>
          <table:table-cell office:value-type="float" office:value="0.68510638">
            <text:p>0.68510638</text:p>
          </table:table-cell>
          <table:table-cell office:value-type="float" office:value="161">
            <text:p>161</text:p>
          </table:table-cell>
          <table:table-cell office:value-type="float" office:value="74">
            <text:p>74</text:p>
          </table:table-cell>
          <table:table-cell office:value-type="float" office:value="116714">
            <text:p>116714</text:p>
          </table:table-cell>
          <table:table-cell office:value-type="float" office:value="1844465">
            <text:p>1844465</text:p>
          </table:table-cell>
        </table:table-row>
        <table:table-row table:style-name="ro1">
          <table:table-cell office:value-type="string">
            <text:p>publisher</text:p>
          </table:table-cell>
          <table:table-cell office:value-type="float" office:value="0.07779211">
            <text:p>0.07779211</text:p>
          </table:table-cell>
          <table:table-cell office:value-type="float" office:value="0.67533704">
            <text:p>0.67533704</text:p>
          </table:table-cell>
          <table:table-cell office:value-type="float" office:value="31909">
            <text:p>31909</text:p>
          </table:table-cell>
          <table:table-cell office:value-type="float" office:value="15340">
            <text:p>15340</text:p>
          </table:table-cell>
          <table:table-cell office:value-type="float" office:value="378274">
            <text:p>378274</text:p>
          </table:table-cell>
          <table:table-cell office:value-type="float" office:value="1535891">
            <text:p>1535891</text:p>
          </table:table-cell>
        </table:table-row>
        <table:table-row table:style-name="ro1">
          <table:table-cell office:value-type="string">
            <text:p>author</text:p>
          </table:table-cell>
          <table:table-cell office:value-type="float" office:value="0.04742569">
            <text:p>0.04742569</text:p>
          </table:table-cell>
          <table:table-cell office:value-type="float" office:value="0.66811844">
            <text:p>0.66811844</text:p>
          </table:table-cell>
          <table:table-cell office:value-type="float" office:value="25158">
            <text:p>25158</text:p>
          </table:table-cell>
          <table:table-cell office:value-type="float" office:value="12497">
            <text:p>12497</text:p>
          </table:table-cell>
          <table:table-cell office:value-type="float" office:value="505314">
            <text:p>505314</text:p>
          </table:table-cell>
          <table:table-cell office:value-type="float" office:value="1418445">
            <text:p>1418445</text:p>
          </table:table-cell>
        </table:table-row>
        <table:table-row table:style-name="ro2">
          <table:table-cell office:value-type="string">
            <text:p>foundationPlace</text:p>
          </table:table-cell>
          <table:table-cell office:value-type="float" office:value="0.01758417">
            <text:p>0.01758417</text:p>
          </table:table-cell>
          <table:table-cell office:value-type="float" office:value="0.66235913">
            <text:p>0.66235913</text:p>
          </table:table-cell>
          <table:table-cell office:value-type="float" office:value="4408">
            <text:p>4408</text:p>
          </table:table-cell>
          <table:table-cell office:value-type="float" office:value="2247">
            <text:p>2247</text:p>
          </table:table-cell>
          <table:table-cell office:value-type="float" office:value="246272">
            <text:p>246272</text:p>
          </table:table-cell>
          <table:table-cell office:value-type="float" office:value="1708487">
            <text:p>1708487</text:p>
          </table:table-cell>
        </table:table-row>
        <table:table-row table:style-name="ro2">
          <table:table-cell office:value-type="string">
            <text:p>militaryUnit</text:p>
          </table:table-cell>
          <table:table-cell office:value-type="float" office:value="0.01482331">
            <text:p>0.01482331</text:p>
          </table:table-cell>
          <table:table-cell office:value-type="float" office:value="0.65661376">
            <text:p>0.65661376</text:p>
          </table:table-cell>
          <table:table-cell office:value-type="float" office:value="4964">
            <text:p>4964</text:p>
          </table:table-cell>
          <table:table-cell office:value-type="float" office:value="2596">
            <text:p>2596</text:p>
          </table:table-cell>
          <table:table-cell office:value-type="float" office:value="329914">
            <text:p>329914</text:p>
          </table:table-cell>
          <table:table-cell office:value-type="float" office:value="1623940">
            <text:p>1623940</text:p>
          </table:table-cell>
        </table:table-row>
        <table:table-row table:style-name="ro1">
          <table:table-cell office:value-type="string">
            <text:p>partner</text:p>
          </table:table-cell>
          <table:table-cell office:value-type="float" office:value="0.00177432">
            <text:p>0.00177432</text:p>
          </table:table-cell>
          <table:table-cell office:value-type="float" office:value="0.64628297">
            <text:p>0.64628297</text:p>
          </table:table-cell>
          <table:table-cell office:value-type="float" office:value="539">
            <text:p>539</text:p>
          </table:table-cell>
          <table:table-cell office:value-type="float" office:value="295">
            <text:p>295</text:p>
          </table:table-cell>
          <table:table-cell office:value-type="float" office:value="303240">
            <text:p>303240</text:p>
          </table:table-cell>
          <table:table-cell office:value-type="float" office:value="1657340">
            <text:p>1657340</text:p>
          </table:table-cell>
        </table:table-row>
        <table:table-row table:style-name="ro1">
          <table:table-cell office:value-type="string">
            <text:p>garrison</text:p>
          </table:table-cell>
          <table:table-cell office:value-type="float" office:value="0.01323381">
            <text:p>0.01323381</text:p>
          </table:table-cell>
          <table:table-cell office:value-type="float" office:value="0.63887223">
            <text:p>0.63887223</text:p>
          </table:table-cell>
          <table:table-cell office:value-type="float" office:value="3195">
            <text:p>3195</text:p>
          </table:table-cell>
          <table:table-cell office:value-type="float" office:value="1806">
            <text:p>1806</text:p>
          </table:table-cell>
          <table:table-cell office:value-type="float" office:value="238232">
            <text:p>238232</text:p>
          </table:table-cell>
          <table:table-cell office:value-type="float" office:value="1718181">
            <text:p>1718181</text:p>
          </table:table-cell>
        </table:table-row>
        <table:table-row table:style-name="ro1">
          <table:table-cell office:value-type="string">
            <text:p>appointer</text:p>
          </table:table-cell>
          <table:table-cell office:value-type="float" office:value="0.0136363">
            <text:p>0.0136363</text:p>
          </table:table-cell>
          <table:table-cell office:value-type="float" office:value="0.63756064">
            <text:p>0.63756064</text:p>
          </table:table-cell>
          <table:table-cell office:value-type="float" office:value="920">
            <text:p>920</text:p>
          </table:table-cell>
          <table:table-cell office:value-type="float" office:value="523">
            <text:p>523</text:p>
          </table:table-cell>
          <table:table-cell office:value-type="float" office:value="66547">
            <text:p>66547</text:p>
          </table:table-cell>
          <table:table-cell office:value-type="float" office:value="1893424">
            <text:p>1893424</text:p>
          </table:table-cell>
        </table:table-row>
        <table:table-row table:style-name="ro2">
          <table:table-cell office:value-type="string">
            <text:p>locationCity</text:p>
          </table:table-cell>
          <table:table-cell office:value-type="float" office:value="0.03628006">
            <text:p>0.03628006</text:p>
          </table:table-cell>
          <table:table-cell office:value-type="float" office:value="0.62890892">
            <text:p>0.62890892</text:p>
          </table:table-cell>
          <table:table-cell office:value-type="float" office:value="9211">
            <text:p>9211</text:p>
          </table:table-cell>
          <table:table-cell office:value-type="float" office:value="5435">
            <text:p>5435</text:p>
          </table:table-cell>
          <table:table-cell office:value-type="float" office:value="244675">
            <text:p>244675</text:p>
          </table:table-cell>
          <table:table-cell office:value-type="float" office:value="1702093">
            <text:p>1702093</text:p>
          </table:table-cell>
        </table:table-row>
        <table:table-row table:style-name="ro1">
          <table:table-cell office:value-type="string">
            <text:p>citizenship</text:p>
          </table:table-cell>
          <table:table-cell office:value-type="float" office:value="0.00696459">
            <text:p>0.00696459</text:p>
          </table:table-cell>
          <table:table-cell office:value-type="float" office:value="0.62816616">
            <text:p>0.62816616</text:p>
          </table:table-cell>
          <table:table-cell office:value-type="float" office:value="2480">
            <text:p>2480</text:p>
          </table:table-cell>
          <table:table-cell office:value-type="float" office:value="1468">
            <text:p>1468</text:p>
          </table:table-cell>
          <table:table-cell office:value-type="float" office:value="353607">
            <text:p>353607</text:p>
          </table:table-cell>
          <table:table-cell office:value-type="float" office:value="1603859">
            <text:p>1603859</text:p>
          </table:table-cell>
        </table:table-row>
        <table:table-row table:style-name="ro1">
          <table:table-cell office:value-type="string">
            <text:p>subsidiary</text:p>
          </table:table-cell>
          <table:table-cell office:value-type="float" office:value="0.00702423">
            <text:p>0.00702423</text:p>
          </table:table-cell>
          <table:table-cell office:value-type="float" office:value="0.62404288">
            <text:p>0.62404288</text:p>
          </table:table-cell>
          <table:table-cell office:value-type="float" office:value="815">
            <text:p>815</text:p>
          </table:table-cell>
          <table:table-cell office:value-type="float" office:value="491">
            <text:p>491</text:p>
          </table:table-cell>
          <table:table-cell office:value-type="float" office:value="115212">
            <text:p>115212</text:p>
          </table:table-cell>
          <table:table-cell office:value-type="float" office:value="1844896">
            <text:p>1844896</text:p>
          </table:table-cell>
        </table:table-row>
        <table:table-row table:style-name="ro1">
          <table:table-cell office:value-type="string">
            <text:p>manufacturer</text:p>
          </table:table-cell>
          <table:table-cell office:value-type="float" office:value="0.05776838">
            <text:p>0.05776838</text:p>
          </table:table-cell>
          <table:table-cell office:value-type="float" office:value="0.61888736">
            <text:p>0.61888736</text:p>
          </table:table-cell>
          <table:table-cell office:value-type="float" office:value="9011">
            <text:p>9011</text:p>
          </table:table-cell>
          <table:table-cell office:value-type="float" office:value="5549">
            <text:p>5549</text:p>
          </table:table-cell>
          <table:table-cell office:value-type="float" office:value="146974">
            <text:p>146974</text:p>
          </table:table-cell>
          <table:table-cell office:value-type="float" office:value="1799880">
            <text:p>1799880</text:p>
          </table:table-cell>
        </table:table-row>
        <table:table-row table:style-name="ro1">
          <table:table-cell office:value-type="string">
            <text:p>headquarter</text:p>
          </table:table-cell>
          <table:table-cell office:value-type="float" office:value="0.04875477">
            <text:p>0.04875477</text:p>
          </table:table-cell>
          <table:table-cell office:value-type="float" office:value="0.61517289">
            <text:p>0.61517289</text:p>
          </table:table-cell>
          <table:table-cell office:value-type="float" office:value="10728">
            <text:p>10728</text:p>
          </table:table-cell>
          <table:table-cell office:value-type="float" office:value="6711">
            <text:p>6711</text:p>
          </table:table-cell>
          <table:table-cell office:value-type="float" office:value="209312">
            <text:p>209312</text:p>
          </table:table-cell>
          <table:table-cell office:value-type="float" office:value="1734663">
            <text:p>1734663</text:p>
          </table:table-cell>
        </table:table-row>
        <table:table-row table:style-name="ro2">
          <table:table-cell office:value-type="string">
            <text:p>placeOfBurial</text:p>
          </table:table-cell>
          <table:table-cell office:value-type="float" office:value="0.0018164">
            <text:p>0.0018164</text:p>
          </table:table-cell>
          <table:table-cell office:value-type="float" office:value="0.61428571">
            <text:p>0.61428571</text:p>
          </table:table-cell>
          <table:table-cell office:value-type="float" office:value="215">
            <text:p>215</text:p>
          </table:table-cell>
          <table:table-cell office:value-type="float" office:value="135">
            <text:p>135</text:p>
          </table:table-cell>
          <table:table-cell office:value-type="float" office:value="118151">
            <text:p>118151</text:p>
          </table:table-cell>
          <table:table-cell office:value-type="float" office:value="1842913">
            <text:p>1842913</text:p>
          </table:table-cell>
        </table:table-row>
        <table:table-row table:style-name="ro2">
          <table:table-cell office:value-type="string">
            <text:p>musicBy</text:p>
          </table:table-cell>
          <table:table-cell office:value-type="float" office:value="0.1161926">
            <text:p>0.1161926</text:p>
          </table:table-cell>
          <table:table-cell office:value-type="float" office:value="0.61334642">
            <text:p>0.61334642</text:p>
          </table:table-cell>
          <table:table-cell office:value-type="float" office:value="625">
            <text:p>625</text:p>
          </table:table-cell>
          <table:table-cell office:value-type="float" office:value="394">
            <text:p>394</text:p>
          </table:table-cell>
          <table:table-cell office:value-type="float" office:value="4754">
            <text:p>4754</text:p>
          </table:table-cell>
          <table:table-cell office:value-type="float" office:value="1955641">
            <text:p>1955641</text:p>
          </table:table-cell>
        </table:table-row>
        <table:table-row table:style-name="ro2">
          <table:table-cell office:value-type="string">
            <text:p>doctoralAdvisor</text:p>
          </table:table-cell>
          <table:table-cell office:value-type="float" office:value="0.01110926">
            <text:p>0.01110926</text:p>
          </table:table-cell>
          <table:table-cell office:value-type="float" office:value="0.61055556">
            <text:p>0.61055556</text:p>
          </table:table-cell>
          <table:table-cell office:value-type="float" office:value="2198">
            <text:p>2198</text:p>
          </table:table-cell>
          <table:table-cell office:value-type="float" office:value="1402">
            <text:p>1402</text:p>
          </table:table-cell>
          <table:table-cell office:value-type="float" office:value="195655">
            <text:p>195655</text:p>
          </table:table-cell>
          <table:table-cell office:value-type="float" office:value="1762159">
            <text:p>1762159</text:p>
          </table:table-cell>
        </table:table-row>
        <table:table-row table:style-name="ro1">
          <table:table-cell office:value-type="string">
            <text:p>distributor</text:p>
          </table:table-cell>
          <table:table-cell office:value-type="float" office:value="0.06013586">
            <text:p>0.06013586</text:p>
          </table:table-cell>
          <table:table-cell office:value-type="float" office:value="0.60362008">
            <text:p>0.60362008</text:p>
          </table:table-cell>
          <table:table-cell office:value-type="float" office:value="22777">
            <text:p>22777</text:p>
          </table:table-cell>
          <table:table-cell office:value-type="float" office:value="14957">
            <text:p>14957</text:p>
          </table:table-cell>
          <table:table-cell office:value-type="float" office:value="355982">
            <text:p>355982</text:p>
          </table:table-cell>
          <table:table-cell office:value-type="float" office:value="1567698">
            <text:p>1567698</text:p>
          </table:table-cell>
        </table:table-row>
        <table:table-row table:style-name="ro2">
          <table:table-cell office:value-type="string">
            <text:p>locatedInArea</text:p>
          </table:table-cell>
          <table:table-cell office:value-type="float" office:value="0.04422123">
            <text:p>0.04422123</text:p>
          </table:table-cell>
          <table:table-cell office:value-type="float" office:value="0.59774681">
            <text:p>0.59774681</text:p>
          </table:table-cell>
          <table:table-cell office:value-type="float" office:value="9179">
            <text:p>9179</text:p>
          </table:table-cell>
          <table:table-cell office:value-type="float" office:value="6177">
            <text:p>6177</text:p>
          </table:table-cell>
          <table:table-cell office:value-type="float" office:value="198391">
            <text:p>198391</text:p>
          </table:table-cell>
          <table:table-cell office:value-type="float" office:value="1747667">
            <text:p>1747667</text:p>
          </table:table-cell>
        </table:table-row>
        <table:table-row table:style-name="ro1">
          <table:table-cell office:value-type="string">
            <text:p>predecessor</text:p>
          </table:table-cell>
          <table:table-cell office:value-type="float" office:value="0.01217881">
            <text:p>0.01217881</text:p>
          </table:table-cell>
          <table:table-cell office:value-type="float" office:value="0.5969601">
            <text:p>0.5969601</text:p>
          </table:table-cell>
          <table:table-cell office:value-type="float" office:value="9426">
            <text:p>9426</text:p>
          </table:table-cell>
          <table:table-cell office:value-type="float" office:value="6364">
            <text:p>6364</text:p>
          </table:table-cell>
          <table:table-cell office:value-type="float" office:value="764541">
            <text:p>764541</text:p>
          </table:table-cell>
          <table:table-cell office:value-type="float" office:value="1181083">
            <text:p>1181083</text:p>
          </table:table-cell>
        </table:table-row>
        <table:table-row table:style-name="ro1">
          <table:table-cell office:value-type="string">
            <text:p>monarch</text:p>
          </table:table-cell>
          <table:table-cell office:value-type="float" office:value="0.01101849">
            <text:p>0.01101849</text:p>
          </table:table-cell>
          <table:table-cell office:value-type="float" office:value="0.59626168">
            <text:p>0.59626168</text:p>
          </table:table-cell>
          <table:table-cell office:value-type="float" office:value="1914">
            <text:p>1914</text:p>
          </table:table-cell>
          <table:table-cell office:value-type="float" office:value="1296">
            <text:p>1296</text:p>
          </table:table-cell>
          <table:table-cell office:value-type="float" office:value="171794">
            <text:p>171794</text:p>
          </table:table-cell>
          <table:table-cell office:value-type="float" office:value="1786410">
            <text:p>1786410</text:p>
          </table:table-cell>
        </table:table-row>
        <table:table-row table:style-name="ro1">
          <table:table-cell office:value-type="string">
            <text:p>district</text:p>
          </table:table-cell>
          <table:table-cell office:value-type="float" office:value="0.08079385">
            <text:p>0.08079385</text:p>
          </table:table-cell>
          <table:table-cell office:value-type="float" office:value="0.58678256">
            <text:p>0.58678256</text:p>
          </table:table-cell>
          <table:table-cell office:value-type="float" office:value="29771">
            <text:p>29771</text:p>
          </table:table-cell>
          <table:table-cell office:value-type="float" office:value="20965">
            <text:p>20965</text:p>
          </table:table-cell>
          <table:table-cell office:value-type="float" office:value="338710">
            <text:p>338710</text:p>
          </table:table-cell>
          <table:table-cell office:value-type="float" office:value="1571968">
            <text:p>1571968</text:p>
          </table:table-cell>
        </table:table-row>
        <table:table-row table:style-name="ro1">
          <table:table-cell office:value-type="string">
            <text:p>affiliation</text:p>
          </table:table-cell>
          <table:table-cell office:value-type="float" office:value="0.07025357">
            <text:p>0.07025357</text:p>
          </table:table-cell>
          <table:table-cell office:value-type="float" office:value="0.57514916">
            <text:p>0.57514916</text:p>
          </table:table-cell>
          <table:table-cell office:value-type="float" office:value="6073">
            <text:p>6073</text:p>
          </table:table-cell>
          <table:table-cell office:value-type="float" office:value="4486">
            <text:p>4486</text:p>
          </table:table-cell>
          <table:table-cell office:value-type="float" office:value="80371">
            <text:p>80371</text:p>
          </table:table-cell>
          <table:table-cell office:value-type="float" office:value="1870484">
            <text:p>1870484</text:p>
          </table:table-cell>
        </table:table-row>
        <table:table-row table:style-name="ro2">
          <table:table-cell office:value-type="string">
            <text:p>routeStart</text:p>
          </table:table-cell>
          <table:table-cell office:value-type="float" office:value="0.10173356">
            <text:p>0.10173356</text:p>
          </table:table-cell>
          <table:table-cell office:value-type="float" office:value="0.57061467">
            <text:p>0.57061467</text:p>
          </table:table-cell>
          <table:table-cell office:value-type="float" office:value="9014">
            <text:p>9014</text:p>
          </table:table-cell>
          <table:table-cell office:value-type="float" office:value="6783">
            <text:p>6783</text:p>
          </table:table-cell>
          <table:table-cell office:value-type="float" office:value="79590">
            <text:p>79590</text:p>
          </table:table-cell>
          <table:table-cell office:value-type="float" office:value="1866027">
            <text:p>1866027</text:p>
          </table:table-cell>
        </table:table-row>
        <table:table-row table:style-name="ro2">
          <table:table-cell office:value-type="string">
            <text:p>significantBuilding</text:p>
          </table:table-cell>
          <table:table-cell office:value-type="float" office:value="0.00359334">
            <text:p>0.00359334</text:p>
          </table:table-cell>
          <table:table-cell office:value-type="float" office:value="0.56487549">
            <text:p>0.56487549</text:p>
          </table:table-cell>
          <table:table-cell office:value-type="float" office:value="431">
            <text:p>431</text:p>
          </table:table-cell>
          <table:table-cell office:value-type="float" office:value="332">
            <text:p>332</text:p>
          </table:table-cell>
          <table:table-cell office:value-type="float" office:value="119513">
            <text:p>119513</text:p>
          </table:table-cell>
          <table:table-cell office:value-type="float" office:value="1841138">
            <text:p>1841138</text:p>
          </table:table-cell>
        </table:table-row>
        <table:table-row table:style-name="ro1">
          <table:table-cell office:value-type="string">
            <text:p>vehicle</text:p>
          </table:table-cell>
          <table:table-cell office:value-type="float" office:value="0.0001754">
            <text:p>0.0001754</text:p>
          </table:table-cell>
          <table:table-cell office:value-type="float" office:value="0.55555556">
            <text:p>0.55555556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4002">
            <text:p>114002</text:p>
          </table:table-cell>
          <table:table-cell office:value-type="float" office:value="1847376">
            <text:p>1847376</text:p>
          </table:table-cell>
        </table:table-row>
        <table:table-row table:style-name="ro1">
          <table:table-cell office:value-type="string">
            <text:p>series</text:p>
          </table:table-cell>
          <table:table-cell office:value-type="float" office:value="0.07380871">
            <text:p>0.07380871</text:p>
          </table:table-cell>
          <table:table-cell office:value-type="float" office:value="0.55059113">
            <text:p>0.55059113</text:p>
          </table:table-cell>
          <table:table-cell office:value-type="float" office:value="11177">
            <text:p>11177</text:p>
          </table:table-cell>
          <table:table-cell office:value-type="float" office:value="9123">
            <text:p>9123</text:p>
          </table:table-cell>
          <table:table-cell office:value-type="float" office:value="140255">
            <text:p>140255</text:p>
          </table:table-cell>
          <table:table-cell office:value-type="float" office:value="1800859">
            <text:p>1800859</text:p>
          </table:table-cell>
        </table:table-row>
        <table:table-row table:style-name="ro1">
          <table:table-cell office:value-type="string">
            <text:p>relative</text:p>
          </table:table-cell>
          <table:table-cell office:value-type="float" office:value="0.01499259">
            <text:p>0.01499259</text:p>
          </table:table-cell>
          <table:table-cell office:value-type="float" office:value="0.53632103">
            <text:p>0.53632103</text:p>
          </table:table-cell>
          <table:table-cell office:value-type="float" office:value="1831">
            <text:p>1831</text:p>
          </table:table-cell>
          <table:table-cell office:value-type="float" office:value="1583">
            <text:p>1583</text:p>
          </table:table-cell>
          <table:table-cell office:value-type="float" office:value="120296">
            <text:p>120296</text:p>
          </table:table-cell>
          <table:table-cell office:value-type="float" office:value="1837704">
            <text:p>1837704</text:p>
          </table:table-cell>
        </table:table-row>
        <table:table-row table:style-name="ro2">
          <table:table-cell office:value-type="string">
            <text:p>stateOfOrigin</text:p>
          </table:table-cell>
          <table:table-cell office:value-type="float" office:value="0.02393797">
            <text:p>0.02393797</text:p>
          </table:table-cell>
          <table:table-cell office:value-type="float" office:value="0.53587772">
            <text:p>0.53587772</text:p>
          </table:table-cell>
          <table:table-cell office:value-type="float" office:value="11359">
            <text:p>11359</text:p>
          </table:table-cell>
          <table:table-cell office:value-type="float" office:value="9838">
            <text:p>9838</text:p>
          </table:table-cell>
          <table:table-cell office:value-type="float" office:value="463159">
            <text:p>463159</text:p>
          </table:table-cell>
          <table:table-cell office:value-type="float" office:value="1477058">
            <text:p>1477058</text:p>
          </table:table-cell>
        </table:table-row>
        <table:table-row table:style-name="ro1">
          <table:table-cell office:value-type="string">
            <text:p>instrument</text:p>
          </table:table-cell>
          <table:table-cell office:value-type="float" office:value="0.032105">
            <text:p>0.032105</text:p>
          </table:table-cell>
          <table:table-cell office:value-type="float" office:value="0.5215397">
            <text:p>0.5215397</text:p>
          </table:table-cell>
          <table:table-cell office:value-type="float" office:value="11029">
            <text:p>11029</text:p>
          </table:table-cell>
          <table:table-cell office:value-type="float" office:value="10118">
            <text:p>10118</text:p>
          </table:table-cell>
          <table:table-cell office:value-type="float" office:value="332500">
            <text:p>332500</text:p>
          </table:table-cell>
          <table:table-cell office:value-type="float" office:value="1607767">
            <text:p>1607767</text:p>
          </table:table-cell>
        </table:table-row>
        <table:table-row table:style-name="ro1">
          <table:table-cell office:value-type="string">
            <text:p>presenter</text:p>
          </table:table-cell>
          <table:table-cell office:value-type="float" office:value="0.05153163">
            <text:p>0.05153163</text:p>
          </table:table-cell>
          <table:table-cell office:value-type="float" office:value="0.51683124">
            <text:p>0.51683124</text:p>
          </table:table-cell>
          <table:table-cell office:value-type="float" office:value="2303">
            <text:p>2303</text:p>
          </table:table-cell>
          <table:table-cell office:value-type="float" office:value="2153">
            <text:p>2153</text:p>
          </table:table-cell>
          <table:table-cell office:value-type="float" office:value="42388">
            <text:p>42388</text:p>
          </table:table-cell>
          <table:table-cell office:value-type="float" office:value="1914570">
            <text:p>1914570</text:p>
          </table:table-cell>
        </table:table-row>
        <table:table-row table:style-name="ro2">
          <table:table-cell office:value-type="string">
            <text:p>usedInWar</text:p>
          </table:table-cell>
          <table:table-cell office:value-type="float" office:value="0.01138854">
            <text:p>0.01138854</text:p>
          </table:table-cell>
          <table:table-cell office:value-type="float" office:value="0.51633987">
            <text:p>0.51633987</text:p>
          </table:table-cell>
          <table:table-cell office:value-type="float" office:value="790">
            <text:p>790</text:p>
          </table:table-cell>
          <table:table-cell office:value-type="float" office:value="740">
            <text:p>740</text:p>
          </table:table-cell>
          <table:table-cell office:value-type="float" office:value="68578">
            <text:p>68578</text:p>
          </table:table-cell>
          <table:table-cell office:value-type="float" office:value="1891306">
            <text:p>1891306</text:p>
          </table:table-cell>
        </table:table-row>
        <table:table-row table:style-name="ro1">
          <table:table-cell office:value-type="string">
            <text:p>company</text:p>
          </table:table-cell>
          <table:table-cell office:value-type="float" office:value="0.05467046">
            <text:p>0.05467046</text:p>
          </table:table-cell>
          <table:table-cell office:value-type="float" office:value="0.50774732">
            <text:p>0.50774732</text:p>
          </table:table-cell>
          <table:table-cell office:value-type="float" office:value="2982">
            <text:p>2982</text:p>
          </table:table-cell>
          <table:table-cell office:value-type="float" office:value="2891">
            <text:p>2891</text:p>
          </table:table-cell>
          <table:table-cell office:value-type="float" office:value="51563">
            <text:p>51563</text:p>
          </table:table-cell>
          <table:table-cell office:value-type="float" office:value="1903978">
            <text:p>1903978</text:p>
          </table:table-cell>
        </table:table-row>
        <table:table-row table:style-name="ro2">
          <table:table-cell office:value-type="string">
            <text:p>locationCountry</text:p>
          </table:table-cell>
          <table:table-cell office:value-type="float" office:value="0.04708187">
            <text:p>0.04708187</text:p>
          </table:table-cell>
          <table:table-cell office:value-type="float" office:value="0.4991523">
            <text:p>0.4991523</text:p>
          </table:table-cell>
          <table:table-cell office:value-type="float" office:value="7066">
            <text:p>7066</text:p>
          </table:table-cell>
          <table:table-cell office:value-type="float" office:value="7090">
            <text:p>7090</text:p>
          </table:table-cell>
          <table:table-cell office:value-type="float" office:value="143013">
            <text:p>143013</text:p>
          </table:table-cell>
          <table:table-cell office:value-type="float" office:value="1804245">
            <text:p>1804245</text:p>
          </table:table-cell>
        </table:table-row>
        <table:table-row table:style-name="ro2">
          <table:table-cell office:value-type="string">
            <text:p>majorShrine</text:p>
          </table:table-cell>
          <table:table-cell office:value-type="float" office:value="0.00325739">
            <text:p>0.00325739</text:p>
          </table:table-cell>
          <table:table-cell office:value-type="float" office:value="0.49797571">
            <text:p>0.49797571</text:p>
          </table:table-cell>
          <table:table-cell office:value-type="float" office:value="369">
            <text:p>369</text:p>
          </table:table-cell>
          <table:table-cell office:value-type="float" office:value="372">
            <text:p>372</text:p>
          </table:table-cell>
          <table:table-cell office:value-type="float" office:value="112912">
            <text:p>112912</text:p>
          </table:table-cell>
          <table:table-cell office:value-type="float" office:value="1847761">
            <text:p>1847761</text:p>
          </table:table-cell>
        </table:table-row>
        <table:table-row table:style-name="ro2">
          <table:table-cell office:value-type="string">
            <text:p>routeEnd</text:p>
          </table:table-cell>
          <table:table-cell office:value-type="float" office:value="0.14549539">
            <text:p>0.14549539</text:p>
          </table:table-cell>
          <table:table-cell office:value-type="float" office:value="0.49198481">
            <text:p>0.49198481</text:p>
          </table:table-cell>
          <table:table-cell office:value-type="float" office:value="7642">
            <text:p>7642</text:p>
          </table:table-cell>
          <table:table-cell office:value-type="float" office:value="7891">
            <text:p>7891</text:p>
          </table:table-cell>
          <table:table-cell office:value-type="float" office:value="44882">
            <text:p>44882</text:p>
          </table:table-cell>
          <table:table-cell office:value-type="float" office:value="1900999">
            <text:p>1900999</text:p>
          </table:table-cell>
        </table:table-row>
        <table:table-row table:style-name="ro2">
          <table:table-cell office:value-type="string">
            <text:p>formerHighschool</text:p>
          </table:table-cell>
          <table:table-cell office:value-type="float" office:value="0.0003575">
            <text:p>0.0003575</text:p>
          </table:table-cell>
          <table:table-cell office:value-type="float" office:value="0.48571429">
            <text:p>0.48571429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47536">
            <text:p>47536</text:p>
          </table:table-cell>
          <table:table-cell office:value-type="float" office:value="1913843">
            <text:p>1913843</text:p>
          </table:table-cell>
        </table:table-row>
        <table:table-row table:style-name="ro1">
          <table:table-cell office:value-type="string">
            <text:p>illustrator</text:p>
          </table:table-cell>
          <table:table-cell office:value-type="float" office:value="0.04776216">
            <text:p>0.04776216</text:p>
          </table:table-cell>
          <table:table-cell office:value-type="float" office:value="0.48566055">
            <text:p>0.48566055</text:p>
          </table:table-cell>
          <table:table-cell office:value-type="float" office:value="1033">
            <text:p>1033</text:p>
          </table:table-cell>
          <table:table-cell office:value-type="float" office:value="1094">
            <text:p>1094</text:p>
          </table:table-cell>
          <table:table-cell office:value-type="float" office:value="20595">
            <text:p>20595</text:p>
          </table:table-cell>
          <table:table-cell office:value-type="float" office:value="1938692">
            <text:p>1938692</text:p>
          </table:table-cell>
        </table:table-row>
        <table:table-row table:style-name="ro2">
          <table:table-cell office:value-type="string">
            <text:p>mergedIntoParty</text:p>
          </table:table-cell>
          <table:table-cell office:value-type="float" office:value="0.00456621">
            <text:p>0.00456621</text:p>
          </table:table-cell>
          <table:table-cell office:value-type="float" office:value="0.48518519">
            <text:p>0.48518519</text:p>
          </table:table-cell>
          <table:table-cell office:value-type="float" office:value="131">
            <text:p>131</text:p>
          </table:table-cell>
          <table:table-cell office:value-type="float" office:value="139">
            <text:p>139</text:p>
          </table:table-cell>
          <table:table-cell office:value-type="float" office:value="28558">
            <text:p>28558</text:p>
          </table:table-cell>
          <table:table-cell office:value-type="float" office:value="1932586">
            <text:p>1932586</text:p>
          </table:table-cell>
        </table:table-row>
        <table:table-row table:style-name="ro2">
          <table:table-cell office:value-type="string">
            <text:p>foundedBy</text:p>
          </table:table-cell>
          <table:table-cell office:value-type="float" office:value="0.03162964">
            <text:p>0.03162964</text:p>
          </table:table-cell>
          <table:table-cell office:value-type="float" office:value="0.48019458">
            <text:p>0.48019458</text:p>
          </table:table-cell>
          <table:table-cell office:value-type="float" office:value="3455">
            <text:p>3455</text:p>
          </table:table-cell>
          <table:table-cell office:value-type="float" office:value="3740">
            <text:p>3740</text:p>
          </table:table-cell>
          <table:table-cell office:value-type="float" office:value="105778">
            <text:p>105778</text:p>
          </table:table-cell>
          <table:table-cell office:value-type="float" office:value="1848441">
            <text:p>1848441</text:p>
          </table:table-cell>
        </table:table-row>
        <table:table-row table:style-name="ro2">
          <table:table-cell office:value-type="string">
            <text:p>regionServed</text:p>
          </table:table-cell>
          <table:table-cell office:value-type="float" office:value="0.03369289">
            <text:p>0.03369289</text:p>
          </table:table-cell>
          <table:table-cell office:value-type="float" office:value="0.46845552">
            <text:p>0.46845552</text:p>
          </table:table-cell>
          <table:table-cell office:value-type="float" office:value="2933">
            <text:p>2933</text:p>
          </table:table-cell>
          <table:table-cell office:value-type="float" office:value="3328">
            <text:p>3328</text:p>
          </table:table-cell>
          <table:table-cell office:value-type="float" office:value="84118">
            <text:p>84118</text:p>
          </table:table-cell>
          <table:table-cell office:value-type="float" office:value="1871035">
            <text:p>1871035</text:p>
          </table:table-cell>
        </table:table-row>
        <table:table-row table:style-name="ro2">
          <table:table-cell office:value-type="string">
            <text:p>basedOn</text:p>
          </table:table-cell>
          <table:table-cell office:value-type="float" office:value="0.00932074">
            <text:p>0.00932074</text:p>
          </table:table-cell>
          <table:table-cell office:value-type="float" office:value="0.46645963">
            <text:p>0.46645963</text:p>
          </table:table-cell>
          <table:table-cell office:value-type="float" office:value="751">
            <text:p>751</text:p>
          </table:table-cell>
          <table:table-cell office:value-type="float" office:value="859">
            <text:p>859</text:p>
          </table:table-cell>
          <table:table-cell office:value-type="float" office:value="79822">
            <text:p>79822</text:p>
          </table:table-cell>
          <table:table-cell office:value-type="float" office:value="1879982">
            <text:p>1879982</text:p>
          </table:table-cell>
        </table:table-row>
        <table:table-row table:style-name="ro1">
          <table:table-cell office:value-type="string">
            <text:p>designer</text:p>
          </table:table-cell>
          <table:table-cell office:value-type="float" office:value="0.03252506">
            <text:p>0.03252506</text:p>
          </table:table-cell>
          <table:table-cell office:value-type="float" office:value="0.46448391">
            <text:p>0.46448391</text:p>
          </table:table-cell>
          <table:table-cell office:value-type="float" office:value="3348">
            <text:p>3348</text:p>
          </table:table-cell>
          <table:table-cell office:value-type="float" office:value="3860">
            <text:p>3860</text:p>
          </table:table-cell>
          <table:table-cell office:value-type="float" office:value="99588">
            <text:p>99588</text:p>
          </table:table-cell>
          <table:table-cell office:value-type="float" office:value="1854618">
            <text:p>1854618</text:p>
          </table:table-cell>
        </table:table-row>
        <table:table-row table:style-name="ro1">
          <table:table-cell office:value-type="string">
            <text:p>commander</text:p>
          </table:table-cell>
          <table:table-cell office:value-type="float" office:value="0.25792302">
            <text:p>0.25792302</text:p>
          </table:table-cell>
          <table:table-cell office:value-type="float" office:value="0.46108606">
            <text:p>0.46108606</text:p>
          </table:table-cell>
          <table:table-cell office:value-type="float" office:value="4704">
            <text:p>4704</text:p>
          </table:table-cell>
          <table:table-cell office:value-type="float" office:value="5498">
            <text:p>5498</text:p>
          </table:table-cell>
          <table:table-cell office:value-type="float" office:value="13534">
            <text:p>13534</text:p>
          </table:table-cell>
          <table:table-cell office:value-type="float" office:value="1937678">
            <text:p>1937678</text:p>
          </table:table-cell>
        </table:table-row>
        <table:table-row table:style-name="ro2">
          <table:table-cell office:value-type="string">
            <text:p>previousWork</text:p>
          </table:table-cell>
          <table:table-cell office:value-type="float" office:value="0.68652015">
            <text:p>0.68652015</text:p>
          </table:table-cell>
          <table:table-cell office:value-type="float" office:value="0.45917869">
            <text:p>0.45917869</text:p>
          </table:table-cell>
          <table:table-cell office:value-type="float" office:value="56445">
            <text:p>56445</text:p>
          </table:table-cell>
          <table:table-cell office:value-type="float" office:value="66481">
            <text:p>66481</text:p>
          </table:table-cell>
          <table:table-cell office:value-type="float" office:value="25774">
            <text:p>25774</text:p>
          </table:table-cell>
          <table:table-cell office:value-type="float" office:value="1812714">
            <text:p>1812714</text:p>
          </table:table-cell>
        </table:table-row>
        <table:table-row table:style-name="ro2">
          <table:table-cell office:value-type="string">
            <text:p>vicePresident</text:p>
          </table:table-cell>
          <table:table-cell office:value-type="float" office:value="0.00245972">
            <text:p>0.00245972</text:p>
          </table:table-cell>
          <table:table-cell office:value-type="float" office:value="0.45571956">
            <text:p>0.45571956</text:p>
          </table:table-cell>
          <table:table-cell office:value-type="float" office:value="247">
            <text:p>247</text:p>
          </table:table-cell>
          <table:table-cell office:value-type="float" office:value="295">
            <text:p>295</text:p>
          </table:table-cell>
          <table:table-cell office:value-type="float" office:value="100171">
            <text:p>100171</text:p>
          </table:table-cell>
          <table:table-cell office:value-type="float" office:value="1860701">
            <text:p>1860701</text:p>
          </table:table-cell>
        </table:table-row>
        <table:table-row table:style-name="ro2">
          <table:table-cell office:value-type="string">
            <text:p>canonizedBy</text:p>
          </table:table-cell>
          <table:table-cell office:value-type="float" office:value="0.05993521">
            <text:p>0.05993521</text:p>
          </table:table-cell>
          <table:table-cell office:value-type="float" office:value="0.44223108">
            <text:p>0.44223108</text:p>
          </table:table-cell>
          <table:table-cell office:value-type="float" office:value="222">
            <text:p>222</text:p>
          </table:table-cell>
          <table:table-cell office:value-type="float" office:value="280">
            <text:p>280</text:p>
          </table:table-cell>
          <table:table-cell office:value-type="float" office:value="3482">
            <text:p>3482</text:p>
          </table:table-cell>
          <table:table-cell office:value-type="float" office:value="1957430">
            <text:p>1957430</text:p>
          </table:table-cell>
        </table:table-row>
        <table:table-row table:style-name="ro2">
          <table:table-cell office:value-type="string">
            <text:p>academicAdvisor</text:p>
          </table:table-cell>
          <table:table-cell office:value-type="float" office:value="0.00216624">
            <text:p>0.00216624</text:p>
          </table:table-cell>
          <table:table-cell office:value-type="float" office:value="0.442">
            <text:p>0.442</text:p>
          </table:table-cell>
          <table:table-cell office:value-type="float" office:value="221">
            <text:p>221</text:p>
          </table:table-cell>
          <table:table-cell office:value-type="float" office:value="279">
            <text:p>279</text:p>
          </table:table-cell>
          <table:table-cell office:value-type="float" office:value="101799">
            <text:p>101799</text:p>
          </table:table-cell>
          <table:table-cell office:value-type="float" office:value="1859115">
            <text:p>1859115</text:p>
          </table:table-cell>
        </table:table-row>
        <table:table-row table:style-name="ro2">
          <table:table-cell office:value-type="string">
            <text:p>automobilePlatform</text:p>
          </table:table-cell>
          <table:table-cell office:value-type="float" office:value="0.00384559">
            <text:p>0.00384559</text:p>
          </table:table-cell>
          <table:table-cell office:value-type="float" office:value="0.44013491">
            <text:p>0.44013491</text:p>
          </table:table-cell>
          <table:table-cell office:value-type="float" office:value="261">
            <text:p>261</text:p>
          </table:table-cell>
          <table:table-cell office:value-type="float" office:value="332">
            <text:p>332</text:p>
          </table:table-cell>
          <table:table-cell office:value-type="float" office:value="67609">
            <text:p>67609</text:p>
          </table:table-cell>
          <table:table-cell office:value-type="float" office:value="1893212">
            <text:p>1893212</text:p>
          </table:table-cell>
        </table:table-row>
        <table:table-row table:style-name="ro2">
          <table:table-cell office:value-type="string">
            <text:p>formerPartner</text:p>
          </table:table-cell>
          <table:table-cell office:value-type="float" office:value="0.00663548">
            <text:p>0.00663548</text:p>
          </table:table-cell>
          <table:table-cell office:value-type="float" office:value="0.4382151">
            <text:p>0.4382151</text:p>
          </table:table-cell>
          <table:table-cell office:value-type="float" office:value="383">
            <text:p>383</text:p>
          </table:table-cell>
          <table:table-cell office:value-type="float" office:value="491">
            <text:p>491</text:p>
          </table:table-cell>
          <table:table-cell office:value-type="float" office:value="57337">
            <text:p>57337</text:p>
          </table:table-cell>
          <table:table-cell office:value-type="float" office:value="1903203">
            <text:p>1903203</text:p>
          </table:table-cell>
        </table:table-row>
        <table:table-row table:style-name="ro2">
          <table:table-cell office:value-type="string">
            <text:p>notableWork</text:p>
          </table:table-cell>
          <table:table-cell office:value-type="float" office:value="0.01282167">
            <text:p>0.01282167</text:p>
          </table:table-cell>
          <table:table-cell office:value-type="float" office:value="0.43342037">
            <text:p>0.43342037</text:p>
          </table:table-cell>
          <table:table-cell office:value-type="float" office:value="996">
            <text:p>996</text:p>
          </table:table-cell>
          <table:table-cell office:value-type="float" office:value="1302">
            <text:p>1302</text:p>
          </table:table-cell>
          <table:table-cell office:value-type="float" office:value="76685">
            <text:p>76685</text:p>
          </table:table-cell>
          <table:table-cell office:value-type="float" office:value="1882431">
            <text:p>1882431</text:p>
          </table:table-cell>
        </table:table-row>
        <table:table-row table:style-name="ro1">
          <table:table-cell office:value-type="string">
            <text:p>format</text:p>
          </table:table-cell>
          <table:table-cell office:value-type="float" office:value="0.12254696">
            <text:p>0.12254696</text:p>
          </table:table-cell>
          <table:table-cell office:value-type="float" office:value="0.42741828">
            <text:p>0.42741828</text:p>
          </table:table-cell>
          <table:table-cell office:value-type="float" office:value="19221">
            <text:p>19221</text:p>
          </table:table-cell>
          <table:table-cell office:value-type="float" office:value="25749">
            <text:p>25749</text:p>
          </table:table-cell>
          <table:table-cell office:value-type="float" office:value="137625">
            <text:p>137625</text:p>
          </table:table-cell>
          <table:table-cell office:value-type="float" office:value="1778819">
            <text:p>1778819</text:p>
          </table:table-cell>
        </table:table-row>
        <table:table-row table:style-name="ro2">
          <table:table-cell office:value-type="string">
            <text:p>governingBody</text:p>
          </table:table-cell>
          <table:table-cell office:value-type="float" office:value="0.00531733">
            <text:p>0.00531733</text:p>
          </table:table-cell>
          <table:table-cell office:value-type="float" office:value="0.41854087">
            <text:p>0.41854087</text:p>
          </table:table-cell>
          <table:table-cell office:value-type="float" office:value="763">
            <text:p>763</text:p>
          </table:table-cell>
          <table:table-cell office:value-type="float" office:value="1060">
            <text:p>1060</text:p>
          </table:table-cell>
          <table:table-cell office:value-type="float" office:value="142730">
            <text:p>142730</text:p>
          </table:table-cell>
          <table:table-cell office:value-type="float" office:value="1816861">
            <text:p>1816861</text:p>
          </table:table-cell>
        </table:table-row>
        <table:table-row table:style-name="ro1">
          <table:table-cell office:value-type="string">
            <text:p>channel</text:p>
          </table:table-cell>
          <table:table-cell office:value-type="float" office:value="0.12712178">
            <text:p>0.12712178</text:p>
          </table:table-cell>
          <table:table-cell office:value-type="float" office:value="0.41628533">
            <text:p>0.41628533</text:p>
          </table:table-cell>
          <table:table-cell office:value-type="float" office:value="3093">
            <text:p>3093</text:p>
          </table:table-cell>
          <table:table-cell office:value-type="float" office:value="4337">
            <text:p>4337</text:p>
          </table:table-cell>
          <table:table-cell office:value-type="float" office:value="21238">
            <text:p>21238</text:p>
          </table:table-cell>
          <table:table-cell office:value-type="float" office:value="1932746">
            <text:p>1932746</text:p>
          </table:table-cell>
        </table:table-row>
        <table:table-row table:style-name="ro1">
          <table:table-cell office:value-type="string">
            <text:p>voice</text:p>
          </table:table-cell>
          <table:table-cell office:value-type="float" office:value="0.03166784">
            <text:p>0.03166784</text:p>
          </table:table-cell>
          <table:table-cell office:value-type="float" office:value="0.41331803">
            <text:p>0.41331803</text:p>
          </table:table-cell>
          <table:table-cell office:value-type="float" office:value="720">
            <text:p>720</text:p>
          </table:table-cell>
          <table:table-cell office:value-type="float" office:value="1022">
            <text:p>1022</text:p>
          </table:table-cell>
          <table:table-cell office:value-type="float" office:value="22016">
            <text:p>22016</text:p>
          </table:table-cell>
          <table:table-cell office:value-type="float" office:value="1937656">
            <text:p>1937656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float" office:value="0.03547261">
            <text:p>0.03547261</text:p>
          </table:table-cell>
          <table:table-cell office:value-type="float" office:value="0.41287207">
            <text:p>0.41287207</text:p>
          </table:table-cell>
          <table:table-cell office:value-type="float" office:value="23511">
            <text:p>23511</text:p>
          </table:table-cell>
          <table:table-cell office:value-type="float" office:value="33434">
            <text:p>33434</text:p>
          </table:table-cell>
          <table:table-cell office:value-type="float" office:value="639282">
            <text:p>639282</text:p>
          </table:table-cell>
          <table:table-cell office:value-type="float" office:value="1265187">
            <text:p>1265187</text:p>
          </table:table-cell>
        </table:table-row>
        <table:table-row table:style-name="ro2">
          <table:table-cell office:value-type="string">
            <text:p>beatifiedBy</text:p>
          </table:table-cell>
          <table:table-cell office:value-type="float" office:value="0.05399568">
            <text:p>0.05399568</text:p>
          </table:table-cell>
          <table:table-cell office:value-type="float" office:value="0.40983607">
            <text:p>0.40983607</text:p>
          </table:table-cell>
          <table:table-cell office:value-type="float" office:value="200">
            <text:p>200</text:p>
          </table:table-cell>
          <table:table-cell office:value-type="float" office:value="288">
            <text:p>288</text:p>
          </table:table-cell>
          <table:table-cell office:value-type="float" office:value="3504">
            <text:p>3504</text:p>
          </table:table-cell>
          <table:table-cell office:value-type="float" office:value="1957422">
            <text:p>1957422</text:p>
          </table:table-cell>
        </table:table-row>
        <table:table-row table:style-name="ro1">
          <table:table-cell office:value-type="string">
            <text:p>composer</text:p>
          </table:table-cell>
          <table:table-cell office:value-type="float" office:value="0.02425705">
            <text:p>0.02425705</text:p>
          </table:table-cell>
          <table:table-cell office:value-type="float" office:value="0.39832649">
            <text:p>0.39832649</text:p>
          </table:table-cell>
          <table:table-cell office:value-type="float" office:value="2523">
            <text:p>2523</text:p>
          </table:table-cell>
          <table:table-cell office:value-type="float" office:value="3811">
            <text:p>3811</text:p>
          </table:table-cell>
          <table:table-cell office:value-type="float" office:value="101488">
            <text:p>101488</text:p>
          </table:table-cell>
          <table:table-cell office:value-type="float" office:value="1853592">
            <text:p>1853592</text:p>
          </table:table-cell>
        </table:table-row>
        <table:table-row table:style-name="ro2">
          <table:table-cell office:value-type="string">
            <text:p>mouthCountry</text:p>
          </table:table-cell>
          <table:table-cell office:value-type="float" office:value="0.03543307">
            <text:p>0.03543307</text:p>
          </table:table-cell>
          <table:table-cell office:value-type="float" office:value="0.39612676">
            <text:p>0.39612676</text:p>
          </table:table-cell>
          <table:table-cell office:value-type="float" office:value="225">
            <text:p>225</text:p>
          </table:table-cell>
          <table:table-cell office:value-type="float" office:value="343">
            <text:p>343</text:p>
          </table:table-cell>
          <table:table-cell office:value-type="float" office:value="6125">
            <text:p>6125</text:p>
          </table:table-cell>
          <table:table-cell office:value-type="float" office:value="1954721">
            <text:p>1954721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float" office:value="0.01933426">
            <text:p>0.01933426</text:p>
          </table:table-cell>
          <table:table-cell office:value-type="float" office:value="0.38466623">
            <text:p>0.38466623</text:p>
          </table:table-cell>
          <table:table-cell office:value-type="float" office:value="1164">
            <text:p>1164</text:p>
          </table:table-cell>
          <table:table-cell office:value-type="float" office:value="1862">
            <text:p>1862</text:p>
          </table:table-cell>
          <table:table-cell office:value-type="float" office:value="59040">
            <text:p>59040</text:p>
          </table:table-cell>
          <table:table-cell office:value-type="float" office:value="1899348">
            <text:p>1899348</text:p>
          </table:table-cell>
        </table:table-row>
        <table:table-row table:style-name="ro2">
          <table:table-cell office:value-type="string">
            <text:p>keyPerson</text:p>
          </table:table-cell>
          <table:table-cell office:value-type="float" office:value="0.05043664">
            <text:p>0.05043664</text:p>
          </table:table-cell>
          <table:table-cell office:value-type="float" office:value="0.37801142">
            <text:p>0.37801142</text:p>
          </table:table-cell>
          <table:table-cell office:value-type="float" office:value="5429">
            <text:p>5429</text:p>
          </table:table-cell>
          <table:table-cell office:value-type="float" office:value="8933">
            <text:p>8933</text:p>
          </table:table-cell>
          <table:table-cell office:value-type="float" office:value="102211">
            <text:p>102211</text:p>
          </table:table-cell>
          <table:table-cell office:value-type="float" office:value="1844841">
            <text:p>1844841</text:p>
          </table:table-cell>
        </table:table-row>
        <table:table-row table:style-name="ro2">
          <table:table-cell office:value-type="string">
            <text:p>commandStructure</text:p>
          </table:table-cell>
          <table:table-cell office:value-type="float" office:value="0.10814815">
            <text:p>0.10814815</text:p>
          </table:table-cell>
          <table:table-cell office:value-type="float" office:value="0.37491975">
            <text:p>0.37491975</text:p>
          </table:table-cell>
          <table:table-cell office:value-type="float" office:value="1752">
            <text:p>1752</text:p>
          </table:table-cell>
          <table:table-cell office:value-type="float" office:value="2921">
            <text:p>2921</text:p>
          </table:table-cell>
          <table:table-cell office:value-type="float" office:value="14448">
            <text:p>14448</text:p>
          </table:table-cell>
          <table:table-cell office:value-type="float" office:value="1942293">
            <text:p>1942293</text:p>
          </table:table-cell>
        </table:table-row>
        <table:table-row table:style-name="ro2">
          <table:table-cell office:value-type="string">
            <text:p>bandMember</text:p>
          </table:table-cell>
          <table:table-cell office:value-type="float" office:value="0.02950922">
            <text:p>0.02950922</text:p>
          </table:table-cell>
          <table:table-cell office:value-type="float" office:value="0.36881391">
            <text:p>0.36881391</text:p>
          </table:table-cell>
          <table:table-cell office:value-type="float" office:value="3607">
            <text:p>3607</text:p>
          </table:table-cell>
          <table:table-cell office:value-type="float" office:value="6173">
            <text:p>6173</text:p>
          </table:table-cell>
          <table:table-cell office:value-type="float" office:value="118626">
            <text:p>118626</text:p>
          </table:table-cell>
          <table:table-cell office:value-type="float" office:value="1833008">
            <text:p>1833008</text:p>
          </table:table-cell>
        </table:table-row>
        <table:table-row table:style-name="ro2">
          <table:table-cell office:value-type="string">
            <text:p>sourceRegion</text:p>
          </table:table-cell>
          <table:table-cell office:value-type="float" office:value="0.03345966">
            <text:p>0.03345966</text:p>
          </table:table-cell>
          <table:table-cell office:value-type="float" office:value="0.3618267">
            <text:p>0.3618267</text:p>
          </table:table-cell>
          <table:table-cell office:value-type="float" office:value="309">
            <text:p>309</text:p>
          </table:table-cell>
          <table:table-cell office:value-type="float" office:value="545">
            <text:p>545</text:p>
          </table:table-cell>
          <table:table-cell office:value-type="float" office:value="8926">
            <text:p>8926</text:p>
          </table:table-cell>
          <table:table-cell office:value-type="float" office:value="1951634">
            <text:p>1951634</text:p>
          </table:table-cell>
        </table:table-row>
        <table:table-row table:style-name="ro1">
          <table:table-cell office:value-type="string">
            <text:p>crosses</text:p>
          </table:table-cell>
          <table:table-cell office:value-type="float" office:value="0.02935346">
            <text:p>0.02935346</text:p>
          </table:table-cell>
          <table:table-cell office:value-type="float" office:value="0.34615385">
            <text:p>0.34615385</text:p>
          </table:table-cell>
          <table:table-cell office:value-type="float" office:value="918">
            <text:p>918</text:p>
          </table:table-cell>
          <table:table-cell office:value-type="float" office:value="1734">
            <text:p>1734</text:p>
          </table:table-cell>
          <table:table-cell office:value-type="float" office:value="30356">
            <text:p>30356</text:p>
          </table:table-cell>
          <table:table-cell office:value-type="float" office:value="1928406">
            <text:p>1928406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float" office:value="0.02905278">
            <text:p>0.02905278</text:p>
          </table:table-cell>
          <table:table-cell office:value-type="float" office:value="0.33660027">
            <text:p>0.33660027</text:p>
          </table:table-cell>
          <table:table-cell office:value-type="float" office:value="5289">
            <text:p>5289</text:p>
          </table:table-cell>
          <table:table-cell office:value-type="float" office:value="10424">
            <text:p>10424</text:p>
          </table:table-cell>
          <table:table-cell office:value-type="float" office:value="176759">
            <text:p>176759</text:p>
          </table:table-cell>
          <table:table-cell office:value-type="float" office:value="1768942">
            <text:p>1768942</text:p>
          </table:table-cell>
        </table:table-row>
        <table:table-row table:style-name="ro2">
          <table:table-cell office:value-type="string">
            <text:p>mountainRange</text:p>
          </table:table-cell>
          <table:table-cell office:value-type="float" office:value="0.06705059">
            <text:p>0.06705059</text:p>
          </table:table-cell>
          <table:table-cell office:value-type="float" office:value="0.33630233">
            <text:p>0.33630233</text:p>
          </table:table-cell>
          <table:table-cell office:value-type="float" office:value="2643">
            <text:p>2643</text:p>
          </table:table-cell>
          <table:table-cell office:value-type="float" office:value="5216">
            <text:p>5216</text:p>
          </table:table-cell>
          <table:table-cell office:value-type="float" office:value="36775">
            <text:p>36775</text:p>
          </table:table-cell>
          <table:table-cell office:value-type="float" office:value="1916780">
            <text:p>1916780</text:p>
          </table:table-cell>
        </table:table-row>
        <table:table-row table:style-name="ro1">
          <table:table-cell office:value-type="string">
            <text:p>source</text:p>
          </table:table-cell>
          <table:table-cell office:value-type="float" office:value="0.05994855">
            <text:p>0.05994855</text:p>
          </table:table-cell>
          <table:table-cell office:value-type="float" office:value="0.33541927">
            <text:p>0.33541927</text:p>
          </table:table-cell>
          <table:table-cell office:value-type="float" office:value="536">
            <text:p>536</text:p>
          </table:table-cell>
          <table:table-cell office:value-type="float" office:value="1062">
            <text:p>1062</text:p>
          </table:table-cell>
          <table:table-cell office:value-type="float" office:value="8405">
            <text:p>8405</text:p>
          </table:table-cell>
          <table:table-cell office:value-type="float" office:value="1951411">
            <text:p>1951411</text:p>
          </table:table-cell>
        </table:table-row>
        <table:table-row table:style-name="ro1">
          <table:table-cell office:value-type="string">
            <text:p>destination</text:p>
          </table:table-cell>
          <table:table-cell office:value-type="float" office:value="0.00472416">
            <text:p>0.00472416</text:p>
          </table:table-cell>
          <table:table-cell office:value-type="float" office:value="0.33333333">
            <text:p>0.33333333</text:p>
          </table:table-cell>
          <table:table-cell office:value-type="float" office:value="59">
            <text:p>59</text:p>
          </table:table-cell>
          <table:table-cell office:value-type="float" office:value="118">
            <text:p>118</text:p>
          </table:table-cell>
          <table:table-cell office:value-type="float" office:value="12430">
            <text:p>12430</text:p>
          </table:table-cell>
          <table:table-cell office:value-type="float" office:value="1948807">
            <text:p>1948807</text:p>
          </table:table-cell>
        </table:table-row>
        <table:table-row table:style-name="ro2">
          <table:table-cell office:value-type="string">
            <text:p>launchSite</text:p>
          </table:table-cell>
          <table:table-cell office:value-type="float" office:value="0.02127252">
            <text:p>0.02127252</text:p>
          </table:table-cell>
          <table:table-cell office:value-type="float" office:value="0.31623932">
            <text:p>0.31623932</text:p>
          </table:table-cell>
          <table:table-cell office:value-type="float" office:value="111">
            <text:p>111</text:p>
          </table:table-cell>
          <table:table-cell office:value-type="float" office:value="240">
            <text:p>240</text:p>
          </table:table-cell>
          <table:table-cell office:value-type="float" office:value="5107">
            <text:p>5107</text:p>
          </table:table-cell>
          <table:table-cell office:value-type="float" office:value="1955956">
            <text:p>1955956</text:p>
          </table:table-cell>
        </table:table-row>
        <table:table-row table:style-name="ro2">
          <table:table-cell office:value-type="string">
            <text:p>designCompany</text:p>
          </table:table-cell>
          <table:table-cell office:value-type="float" office:value="0.00676632">
            <text:p>0.00676632</text:p>
          </table:table-cell>
          <table:table-cell office:value-type="float" office:value="0.31488801">
            <text:p>0.31488801</text:p>
          </table:table-cell>
          <table:table-cell office:value-type="float" office:value="239">
            <text:p>239</text:p>
          </table:table-cell>
          <table:table-cell office:value-type="float" office:value="520">
            <text:p>520</text:p>
          </table:table-cell>
          <table:table-cell office:value-type="float" office:value="35083">
            <text:p>35083</text:p>
          </table:table-cell>
          <table:table-cell office:value-type="float" office:value="1925572">
            <text:p>1925572</text:p>
          </table:table-cell>
        </table:table-row>
        <table:table-row table:style-name="ro1">
          <table:table-cell office:value-type="string">
            <text:p>campus</text:p>
          </table:table-cell>
          <table:table-cell office:value-type="float" office:value="0.062329">
            <text:p>0.062329</text:p>
          </table:table-cell>
          <table:table-cell office:value-type="float" office:value="0.31347785">
            <text:p>0.31347785</text:p>
          </table:table-cell>
          <table:table-cell office:value-type="float" office:value="1663">
            <text:p>1663</text:p>
          </table:table-cell>
          <table:table-cell office:value-type="float" office:value="3642">
            <text:p>3642</text:p>
          </table:table-cell>
          <table:table-cell office:value-type="float" office:value="25018">
            <text:p>25018</text:p>
          </table:table-cell>
          <table:table-cell office:value-type="float" office:value="1931091">
            <text:p>1931091</text:p>
          </table:table-cell>
        </table:table-row>
        <table:table-row table:style-name="ro2">
          <table:table-cell office:value-type="string">
            <text:p>executiveProducer</text:p>
          </table:table-cell>
          <table:table-cell office:value-type="float" office:value="0.04240488">
            <text:p>0.04240488</text:p>
          </table:table-cell>
          <table:table-cell office:value-type="float" office:value="0.30693763">
            <text:p>0.30693763</text:p>
          </table:table-cell>
          <table:table-cell office:value-type="float" office:value="1314">
            <text:p>1314</text:p>
          </table:table-cell>
          <table:table-cell office:value-type="float" office:value="2967">
            <text:p>2967</text:p>
          </table:table-cell>
          <table:table-cell office:value-type="float" office:value="29673">
            <text:p>29673</text:p>
          </table:table-cell>
          <table:table-cell office:value-type="float" office:value="1927460">
            <text:p>1927460</text:p>
          </table:table-cell>
        </table:table-row>
        <table:table-row table:style-name="ro2">
          <table:table-cell office:value-type="string">
            <text:p>homeport</text:p>
          </table:table-cell>
          <table:table-cell office:value-type="float" office:value="0.05943185">
            <text:p>0.05943185</text:p>
          </table:table-cell>
          <table:table-cell office:value-type="float" office:value="0.29943503">
            <text:p>0.29943503</text:p>
          </table:table-cell>
          <table:table-cell office:value-type="float" office:value="477">
            <text:p>477</text:p>
          </table:table-cell>
          <table:table-cell office:value-type="float" office:value="1116">
            <text:p>1116</text:p>
          </table:table-cell>
          <table:table-cell office:value-type="float" office:value="7549">
            <text:p>7549</text:p>
          </table:table-cell>
          <table:table-cell office:value-type="float" office:value="1952272">
            <text:p>1952272</text:p>
          </table:table-cell>
        </table:table-row>
        <table:table-row table:style-name="ro1">
          <table:table-cell office:value-type="string">
            <text:p>origin</text:p>
          </table:table-cell>
          <table:table-cell office:value-type="float" office:value="0.04227241">
            <text:p>0.04227241</text:p>
          </table:table-cell>
          <table:table-cell office:value-type="float" office:value="0.2841893">
            <text:p>0.2841893</text:p>
          </table:table-cell>
          <table:table-cell office:value-type="float" office:value="4792">
            <text:p>4792</text:p>
          </table:table-cell>
          <table:table-cell office:value-type="float" office:value="12070">
            <text:p>12070</text:p>
          </table:table-cell>
          <table:table-cell office:value-type="float" office:value="108568">
            <text:p>108568</text:p>
          </table:table-cell>
          <table:table-cell office:value-type="float" office:value="1835984">
            <text:p>1835984</text:p>
          </table:table-cell>
        </table:table-row>
        <table:table-row table:style-name="ro2">
          <table:table-cell office:value-type="string">
            <text:p>nearestCity</text:p>
          </table:table-cell>
          <table:table-cell office:value-type="float" office:value="0.02231972">
            <text:p>0.02231972</text:p>
          </table:table-cell>
          <table:table-cell office:value-type="float" office:value="0.28291832">
            <text:p>0.28291832</text:p>
          </table:table-cell>
          <table:table-cell office:value-type="float" office:value="2920">
            <text:p>2920</text:p>
          </table:table-cell>
          <table:table-cell office:value-type="float" office:value="7401">
            <text:p>7401</text:p>
          </table:table-cell>
          <table:table-cell office:value-type="float" office:value="127906">
            <text:p>127906</text:p>
          </table:table-cell>
          <table:table-cell office:value-type="float" office:value="1823187">
            <text:p>1823187</text:p>
          </table:table-cell>
        </table:table-row>
        <table:table-row table:style-name="ro2">
          <table:table-cell office:value-type="string">
            <text:p>formerCoach</text:p>
          </table:table-cell>
          <table:table-cell office:value-type="float" office:value="0.00277912">
            <text:p>0.00277912</text:p>
          </table:table-cell>
          <table:table-cell office:value-type="float" office:value="0.27672956">
            <text:p>0.27672956</text:p>
          </table:table-cell>
          <table:table-cell office:value-type="float" office:value="264">
            <text:p>264</text:p>
          </table:table-cell>
          <table:table-cell office:value-type="float" office:value="690">
            <text:p>690</text:p>
          </table:table-cell>
          <table:table-cell office:value-type="float" office:value="94730">
            <text:p>94730</text:p>
          </table:table-cell>
          <table:table-cell office:value-type="float" office:value="1865730">
            <text:p>1865730</text:p>
          </table:table-cell>
        </table:table-row>
        <table:table-row table:style-name="ro2">
          <table:table-cell office:value-type="string">
            <text:p>veneratedIn</text:p>
          </table:table-cell>
          <table:table-cell office:value-type="float" office:value="0.04776119">
            <text:p>0.04776119</text:p>
          </table:table-cell>
          <table:table-cell office:value-type="float" office:value="0.27165869">
            <text:p>0.27165869</text:p>
          </table:table-cell>
          <table:table-cell office:value-type="float" office:value="624">
            <text:p>624</text:p>
          </table:table-cell>
          <table:table-cell office:value-type="float" office:value="1673">
            <text:p>1673</text:p>
          </table:table-cell>
          <table:table-cell office:value-type="float" office:value="12441">
            <text:p>12441</text:p>
          </table:table-cell>
          <table:table-cell office:value-type="float" office:value="1946676">
            <text:p>1946676</text:p>
          </table:table-cell>
        </table:table-row>
        <table:table-row table:style-name="ro1">
          <table:table-cell office:value-type="string">
            <text:p>province</text:p>
          </table:table-cell>
          <table:table-cell office:value-type="float" office:value="0.01359802">
            <text:p>0.01359802</text:p>
          </table:table-cell>
          <table:table-cell office:value-type="float" office:value="0.268204">
            <text:p>0.268204</text:p>
          </table:table-cell>
          <table:table-cell office:value-type="float" office:value="2803">
            <text:p>2803</text:p>
          </table:table-cell>
          <table:table-cell office:value-type="float" office:value="7648">
            <text:p>7648</text:p>
          </table:table-cell>
          <table:table-cell office:value-type="float" office:value="203330">
            <text:p>203330</text:p>
          </table:table-cell>
          <table:table-cell office:value-type="float" office:value="1747633">
            <text:p>1747633</text:p>
          </table:table-cell>
        </table:table-row>
        <table:table-row table:style-name="ro2">
          <table:table-cell office:value-type="string">
            <text:p>targetAirport</text:p>
          </table:table-cell>
          <table:table-cell office:value-type="float" office:value="0.01335631">
            <text:p>0.01335631</text:p>
          </table:table-cell>
          <table:table-cell office:value-type="float" office:value="0.26666667">
            <text:p>0.26666667</text:p>
          </table:table-cell>
          <table:table-cell office:value-type="float" office:value="124">
            <text:p>124</text:p>
          </table:table-cell>
          <table:table-cell office:value-type="float" office:value="341">
            <text:p>341</text:p>
          </table:table-cell>
          <table:table-cell office:value-type="float" office:value="9160">
            <text:p>9160</text:p>
          </table:table-cell>
          <table:table-cell office:value-type="float" office:value="1951789">
            <text:p>1951789</text:p>
          </table:table-cell>
        </table:table-row>
        <table:table-row table:style-name="ro1">
          <table:table-cell office:value-type="string">
            <text:p>rival</text:p>
          </table:table-cell>
          <table:table-cell office:value-type="float" office:value="0.01922599">
            <text:p>0.01922599</text:p>
          </table:table-cell>
          <table:table-cell office:value-type="float" office:value="0.25777778">
            <text:p>0.25777778</text:p>
          </table:table-cell>
          <table:table-cell office:value-type="float" office:value="232">
            <text:p>232</text:p>
          </table:table-cell>
          <table:table-cell office:value-type="float" office:value="668">
            <text:p>668</text:p>
          </table:table-cell>
          <table:table-cell office:value-type="float" office:value="11835">
            <text:p>11835</text:p>
          </table:table-cell>
          <table:table-cell office:value-type="float" office:value="1948679">
            <text:p>1948679</text:p>
          </table:table-cell>
        </table:table-row>
        <table:table-row table:style-name="ro2">
          <table:table-cell office:value-type="string">
            <text:p>largestCity</text:p>
          </table:table-cell>
          <table:table-cell office:value-type="float" office:value="0.00734391">
            <text:p>0.00734391</text:p>
          </table:table-cell>
          <table:table-cell office:value-type="float" office:value="0.25252525">
            <text:p>0.25252525</text:p>
          </table:table-cell>
          <table:table-cell office:value-type="float" office:value="550">
            <text:p>550</text:p>
          </table:table-cell>
          <table:table-cell office:value-type="float" office:value="1628">
            <text:p>1628</text:p>
          </table:table-cell>
          <table:table-cell office:value-type="float" office:value="74342">
            <text:p>74342</text:p>
          </table:table-cell>
          <table:table-cell office:value-type="float" office:value="1884894">
            <text:p>1884894</text:p>
          </table:table-cell>
        </table:table-row>
        <table:table-row table:style-name="ro1">
          <table:table-cell office:value-type="string">
            <text:p>leader</text:p>
          </table:table-cell>
          <table:table-cell office:value-type="float" office:value="0.02109146">
            <text:p>0.02109146</text:p>
          </table:table-cell>
          <table:table-cell office:value-type="float" office:value="0.24922941">
            <text:p>0.24922941</text:p>
          </table:table-cell>
          <table:table-cell office:value-type="float" office:value="1132">
            <text:p>1132</text:p>
          </table:table-cell>
          <table:table-cell office:value-type="float" office:value="3410">
            <text:p>3410</text:p>
          </table:table-cell>
          <table:table-cell office:value-type="float" office:value="52539">
            <text:p>52539</text:p>
          </table:table-cell>
          <table:table-cell office:value-type="float" office:value="1904333">
            <text:p>1904333</text:p>
          </table:table-cell>
        </table:table-row>
        <table:table-row table:style-name="ro1">
          <table:table-cell office:value-type="string">
            <text:p>billed</text:p>
          </table:table-cell>
          <table:table-cell office:value-type="float" office:value="0.03319074">
            <text:p>0.03319074</text:p>
          </table:table-cell>
          <table:table-cell office:value-type="float" office:value="0.22704339">
            <text:p>0.22704339</text:p>
          </table:table-cell>
          <table:table-cell office:value-type="float" office:value="225">
            <text:p>225</text:p>
          </table:table-cell>
          <table:table-cell office:value-type="float" office:value="766">
            <text:p>766</text:p>
          </table:table-cell>
          <table:table-cell office:value-type="float" office:value="6554">
            <text:p>6554</text:p>
          </table:table-cell>
          <table:table-cell office:value-type="float" office:value="1953869">
            <text:p>1953869</text:p>
          </table:table-cell>
        </table:table-row>
        <table:table-row table:style-name="ro2">
          <table:table-cell office:value-type="string">
            <text:p>owningOrganisation</text:p>
          </table:table-cell>
          <table:table-cell office:value-type="float" office:value="0.02295956">
            <text:p>0.02295956</text:p>
          </table:table-cell>
          <table:table-cell office:value-type="float" office:value="0.22496345">
            <text:p>0.22496345</text:p>
          </table:table-cell>
          <table:table-cell office:value-type="float" office:value="1231">
            <text:p>1231</text:p>
          </table:table-cell>
          <table:table-cell office:value-type="float" office:value="4241">
            <text:p>4241</text:p>
          </table:table-cell>
          <table:table-cell office:value-type="float" office:value="52385">
            <text:p>52385</text:p>
          </table:table-cell>
          <table:table-cell office:value-type="float" office:value="1903557">
            <text:p>1903557</text:p>
          </table:table-cell>
        </table:table-row>
        <table:table-row table:style-name="ro1">
          <table:table-cell office:value-type="string">
            <text:p>incumbent</text:p>
          </table:table-cell>
          <table:table-cell office:value-type="float" office:value="0.00139521">
            <text:p>0.00139521</text:p>
          </table:table-cell>
          <table:table-cell office:value-type="float" office:value="0.21495327">
            <text:p>0.21495327</text:p>
          </table:table-cell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office:value-type="float" office:value="16462">
            <text:p>16462</text:p>
          </table:table-cell>
          <table:table-cell office:value-type="float" office:value="1944845">
            <text:p>1944845</text:p>
          </table:table-cell>
        </table:table-row>
        <table:table-row table:style-name="ro2">
          <table:table-cell office:value-type="string">
            <text:p>recordedIn</text:p>
          </table:table-cell>
          <table:table-cell office:value-type="float" office:value="0.16339516">
            <text:p>0.16339516</text:p>
          </table:table-cell>
          <table:table-cell office:value-type="float" office:value="0.2069299">
            <text:p>0.2069299</text:p>
          </table:table-cell>
          <table:table-cell office:value-type="float" office:value="5136">
            <text:p>5136</text:p>
          </table:table-cell>
          <table:table-cell office:value-type="float" office:value="19684">
            <text:p>19684</text:p>
          </table:table-cell>
          <table:table-cell office:value-type="float" office:value="26297">
            <text:p>26297</text:p>
          </table:table-cell>
          <table:table-cell office:value-type="float" office:value="1910297">
            <text:p>1910297</text:p>
          </table:table-cell>
        </table:table-row>
        <table:table-row table:style-name="ro2">
          <table:table-cell office:value-type="string">
            <text:p>notableCommander</text:p>
          </table:table-cell>
          <table:table-cell office:value-type="float" office:value="0.06456693">
            <text:p>0.06456693</text:p>
          </table:table-cell>
          <table:table-cell office:value-type="float" office:value="0.19929297">
            <text:p>0.19929297</text:p>
          </table:table-cell>
          <table:table-cell office:value-type="float" office:value="451">
            <text:p>451</text:p>
          </table:table-cell>
          <table:table-cell office:value-type="float" office:value="1812">
            <text:p>1812</text:p>
          </table:table-cell>
          <table:table-cell office:value-type="float" office:value="6534">
            <text:p>6534</text:p>
          </table:table-cell>
          <table:table-cell office:value-type="float" office:value="1952617">
            <text:p>1952617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float" office:value="0.85792456">
            <text:p>0.85792456</text:p>
          </table:table-cell>
          <table:table-cell office:value-type="float" office:value="0.19598136">
            <text:p>0.19598136</text:p>
          </table:table-cell>
          <table:table-cell office:value-type="float" office:value="39824">
            <text:p>39824</text:p>
          </table:table-cell>
          <table:table-cell office:value-type="float" office:value="163379">
            <text:p>163379</text:p>
          </table:table-cell>
          <table:table-cell office:value-type="float" office:value="6595">
            <text:p>6595</text:p>
          </table:table-cell>
          <table:table-cell office:value-type="float" office:value="1751616">
            <text:p>1751616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float" office:value="0.1565209">
            <text:p>0.1565209</text:p>
          </table:table-cell>
          <table:table-cell office:value-type="float" office:value="0.19278754">
            <text:p>0.19278754</text:p>
          </table:table-cell>
          <table:table-cell office:value-type="float" office:value="59693">
            <text:p>59693</text:p>
          </table:table-cell>
          <table:table-cell office:value-type="float" office:value="249938">
            <text:p>249938</text:p>
          </table:table-cell>
          <table:table-cell office:value-type="float" office:value="321681">
            <text:p>321681</text:p>
          </table:table-cell>
          <table:table-cell office:value-type="float" office:value="1330102">
            <text:p>1330102</text:p>
          </table:table-cell>
        </table:table-row>
        <table:table-row table:style-name="ro2">
          <table:table-cell office:value-type="string">
            <text:p>bodyDiscovered</text:p>
          </table:table-cell>
          <table:table-cell office:value-type="float" office:value="0.00069628">
            <text:p>0.00069628</text:p>
          </table:table-cell>
          <table:table-cell office:value-type="float" office:value="0.16666667">
            <text:p>0.16666667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4352">
            <text:p>14352</text:p>
          </table:table-cell>
          <table:table-cell office:value-type="float" office:value="1947002">
            <text:p>1947002</text:p>
          </table:table-cell>
        </table:table-row>
        <table:table-row table:style-name="ro2">
          <table:table-cell office:value-type="string">
            <text:p>parentMountainPeak</text:p>
          </table:table-cell>
          <table:table-cell office:value-type="float" office:value="0.08185893">
            <text:p>0.08185893</text:p>
          </table:table-cell>
          <table:table-cell office:value-type="float" office:value="0.16042534">
            <text:p>0.16042534</text:p>
          </table:table-cell>
          <table:table-cell office:value-type="float" office:value="347">
            <text:p>347</text:p>
          </table:table-cell>
          <table:table-cell office:value-type="float" office:value="1816">
            <text:p>1816</text:p>
          </table:table-cell>
          <table:table-cell office:value-type="float" office:value="3892">
            <text:p>3892</text:p>
          </table:table-cell>
          <table:table-cell office:value-type="float" office:value="1955359">
            <text:p>1955359</text:p>
          </table:table-cell>
        </table:table-row>
        <table:table-row table:style-name="ro2">
          <table:table-cell office:value-type="string">
            <text:p>distributingLabel</text:p>
          </table:table-cell>
          <table:table-cell office:value-type="float" office:value="0.04359401">
            <text:p>0.04359401</text:p>
          </table:table-cell>
          <table:table-cell office:value-type="float" office:value="0.14587973">
            <text:p>0.14587973</text:p>
          </table:table-cell>
          <table:table-cell office:value-type="float" office:value="131">
            <text:p>131</text:p>
          </table:table-cell>
          <table:table-cell office:value-type="float" office:value="767">
            <text:p>767</text:p>
          </table:table-cell>
          <table:table-cell office:value-type="float" office:value="2874">
            <text:p>2874</text:p>
          </table:table-cell>
          <table:table-cell office:value-type="float" office:value="1957642">
            <text:p>1957642</text:p>
          </table:table-cell>
        </table:table-row>
        <table:table-row table:style-name="ro2">
          <table:table-cell office:value-type="string">
            <text:p>distributingCompany</text:p>
          </table:table-cell>
          <table:table-cell office:value-type="float" office:value="0.04359401">
            <text:p>0.04359401</text:p>
          </table:table-cell>
          <table:table-cell office:value-type="float" office:value="0.14587973">
            <text:p>0.14587973</text:p>
          </table:table-cell>
          <table:table-cell office:value-type="float" office:value="131">
            <text:p>131</text:p>
          </table:table-cell>
          <table:table-cell office:value-type="float" office:value="767">
            <text:p>767</text:p>
          </table:table-cell>
          <table:table-cell office:value-type="float" office:value="2874">
            <text:p>2874</text:p>
          </table:table-cell>
          <table:table-cell office:value-type="float" office:value="1957642">
            <text:p>1957642</text:p>
          </table:table-cell>
        </table:table-row>
        <table:table-row table:style-name="ro1">
          <table:table-cell office:value-type="string">
            <text:p>lyrics</text:p>
          </table:table-cell>
          <table:table-cell office:value-type="float" office:value="0.06357616">
            <text:p>0.06357616</text:p>
          </table:table-cell>
          <table:table-cell office:value-type="float" office:value="0.14574899">
            <text:p>0.14574899</text:p>
          </table:table-cell>
          <table:table-cell office:value-type="float" office:value="144">
            <text:p>144</text:p>
          </table:table-cell>
          <table:table-cell office:value-type="float" office:value="844">
            <text:p>844</text:p>
          </table:table-cell>
          <table:table-cell office:value-type="float" office:value="2121">
            <text:p>2121</text:p>
          </table:table-cell>
          <table:table-cell office:value-type="float" office:value="1958305">
            <text:p>1958305</text:p>
          </table:table-cell>
        </table:table-row>
        <table:table-row table:style-name="ro2">
          <table:table-cell office:value-type="string">
            <text:p>currentPartner</text:p>
          </table:table-cell>
          <table:table-cell office:value-type="float" office:value="0.00029695">
            <text:p>0.00029695</text:p>
          </table:table-cell>
          <table:table-cell office:value-type="float" office:value="0.13864818">
            <text:p>0.13864818</text:p>
          </table:table-cell>
          <table:table-cell office:value-type="float" office:value="80">
            <text:p>80</text:p>
          </table:table-cell>
          <table:table-cell office:value-type="float" office:value="497">
            <text:p>497</text:p>
          </table:table-cell>
          <table:table-cell office:value-type="float" office:value="269322">
            <text:p>269322</text:p>
          </table:table-cell>
          <table:table-cell office:value-type="float" office:value="1691515">
            <text:p>1691515</text:p>
          </table:table-cell>
        </table:table-row>
        <table:table-row table:style-name="ro2">
          <table:table-cell office:value-type="string">
            <text:p>operatingSystem</text:p>
          </table:table-cell>
          <table:table-cell office:value-type="float" office:value="0.02331864">
            <text:p>0.02331864</text:p>
          </table:table-cell>
          <table:table-cell office:value-type="float" office:value="0.13669514">
            <text:p>0.13669514</text:p>
          </table:table-cell>
          <table:table-cell office:value-type="float" office:value="656">
            <text:p>656</text:p>
          </table:table-cell>
          <table:table-cell office:value-type="float" office:value="4143">
            <text:p>4143</text:p>
          </table:table-cell>
          <table:table-cell office:value-type="float" office:value="27476">
            <text:p>27476</text:p>
          </table:table-cell>
          <table:table-cell office:value-type="float" office:value="1929139">
            <text:p>1929139</text:p>
          </table:table-cell>
        </table:table-row>
        <table:table-row table:style-name="ro1">
          <table:table-cell office:value-type="string">
            <text:p>chancellor</text:p>
          </table:table-cell>
          <table:table-cell office:value-type="float" office:value="0.00145786">
            <text:p>0.00145786</text:p>
          </table:table-cell>
          <table:table-cell office:value-type="float" office:value="0.12903226">
            <text:p>0.12903226</text:p>
          </table:table-cell>
          <table:table-cell office:value-type="float" office:value="124">
            <text:p>124</text:p>
          </table:table-cell>
          <table:table-cell office:value-type="float" office:value="837">
            <text:p>837</text:p>
          </table:table-cell>
          <table:table-cell office:value-type="float" office:value="84932">
            <text:p>84932</text:p>
          </table:table-cell>
          <table:table-cell office:value-type="float" office:value="1875521">
            <text:p>1875521</text:p>
          </table:table-cell>
        </table:table-row>
        <table:table-row table:style-name="ro2">
          <table:table-cell office:value-type="string">
            <text:p>doctoralStudent</text:p>
          </table:table-cell>
          <table:table-cell office:value-type="float" office:value="0.00340152">
            <text:p>0.00340152</text:p>
          </table:table-cell>
          <table:table-cell office:value-type="float" office:value="0.12627986">
            <text:p>0.12627986</text:p>
          </table:table-cell>
          <table:table-cell office:value-type="float" office:value="222">
            <text:p>222</text:p>
          </table:table-cell>
          <table:table-cell office:value-type="float" office:value="1536">
            <text:p>1536</text:p>
          </table:table-cell>
          <table:table-cell office:value-type="float" office:value="65043">
            <text:p>65043</text:p>
          </table:table-cell>
          <table:table-cell office:value-type="float" office:value="1894613">
            <text:p>1894613</text:p>
          </table:table-cell>
        </table:table-row>
        <table:table-row table:style-name="ro1">
          <table:table-cell office:value-type="string">
            <text:p>inflow</text:p>
          </table:table-cell>
          <table:table-cell office:value-type="float" office:value="0.13425647">
            <text:p>0.13425647</text:p>
          </table:table-cell>
          <table:table-cell office:value-type="float" office:value="0.10513909">
            <text:p>0.10513909</text:p>
          </table:table-cell>
          <table:table-cell office:value-type="float" office:value="223">
            <text:p>223</text:p>
          </table:table-cell>
          <table:table-cell office:value-type="float" office:value="1898">
            <text:p>1898</text:p>
          </table:table-cell>
          <table:table-cell office:value-type="float" office:value="1438">
            <text:p>1438</text:p>
          </table:table-cell>
          <table:table-cell office:value-type="float" office:value="1957855">
            <text:p>1957855</text:p>
          </table:table-cell>
        </table:table-row>
        <table:table-row table:style-name="ro2">
          <table:table-cell office:value-type="string">
            <text:p>formerChoreographer</text:p>
          </table:table-cell>
          <table:table-cell office:value-type="float" office:value="0.01847679">
            <text:p>0.01847679</text:p>
          </table:table-cell>
          <table:table-cell office:value-type="float" office:value="0.10224439">
            <text:p>0.10224439</text:p>
          </table:table-cell>
          <table:table-cell office:value-type="float" office:value="41">
            <text:p>41</text:p>
          </table:table-cell>
          <table:table-cell office:value-type="float" office:value="360">
            <text:p>360</text:p>
          </table:table-cell>
          <table:table-cell office:value-type="float" office:value="2178">
            <text:p>2178</text:p>
          </table:table-cell>
          <table:table-cell office:value-type="float" office:value="1958835">
            <text:p>1958835</text:p>
          </table:table-cell>
        </table:table-row>
        <table:table-row table:style-name="ro1">
          <table:table-cell office:value-type="string">
            <text:p>discoverer</text:p>
          </table:table-cell>
          <table:table-cell office:value-type="float" office:value="0.11393565">
            <text:p>0.11393565</text:p>
          </table:table-cell>
          <table:table-cell office:value-type="float" office:value="0.09488842">
            <text:p>0.09488842</text:p>
          </table:table-cell>
          <table:table-cell office:value-type="float" office:value="995">
            <text:p>995</text:p>
          </table:table-cell>
          <table:table-cell office:value-type="float" office:value="9491">
            <text:p>9491</text:p>
          </table:table-cell>
          <table:table-cell office:value-type="float" office:value="7738">
            <text:p>7738</text:p>
          </table:table-cell>
          <table:table-cell office:value-type="float" office:value="1943190">
            <text:p>1943190</text:p>
          </table:table-cell>
        </table:table-row>
        <table:table-row table:style-name="ro1">
          <table:table-cell office:value-type="string">
            <text:p>coach</text:p>
          </table:table-cell>
          <table:table-cell office:value-type="float" office:value="0.11059383">
            <text:p>0.11059383</text:p>
          </table:table-cell>
          <table:table-cell office:value-type="float" office:value="0.0941104">
            <text:p>0.0941104</text:p>
          </table:table-cell>
          <table:table-cell office:value-type="float" office:value="1069">
            <text:p>1069</text:p>
          </table:table-cell>
          <table:table-cell office:value-type="float" office:value="10290">
            <text:p>10290</text:p>
          </table:table-cell>
          <table:table-cell office:value-type="float" office:value="8597">
            <text:p>8597</text:p>
          </table:table-cell>
          <table:table-cell office:value-type="float" office:value="1941458">
            <text:p>1941458</text:p>
          </table:table-cell>
        </table:table-row>
        <table:table-row table:style-name="ro2">
          <table:table-cell office:value-type="string">
            <text:p>maintainedBy</text:p>
          </table:table-cell>
          <table:table-cell office:value-type="float" office:value="0.0025228">
            <text:p>0.0025228</text:p>
          </table:table-cell>
          <table:table-cell office:value-type="float" office:value="0.07968476">
            <text:p>0.07968476</text:p>
          </table:table-cell>
          <table:table-cell office:value-type="float" office:value="91">
            <text:p>91</text:p>
          </table:table-cell>
          <table:table-cell office:value-type="float" office:value="1051">
            <text:p>1051</text:p>
          </table:table-cell>
          <table:table-cell office:value-type="float" office:value="35980">
            <text:p>35980</text:p>
          </table:table-cell>
          <table:table-cell office:value-type="float" office:value="1924292">
            <text:p>1924292</text:p>
          </table:table-cell>
        </table:table-row>
        <table:table-row table:style-name="ro1">
          <table:table-cell office:value-type="string">
            <text:p>outflow</text:p>
          </table:table-cell>
          <table:table-cell office:value-type="float" office:value="0.05811966">
            <text:p>0.05811966</text:p>
          </table:table-cell>
          <table:table-cell office:value-type="float" office:value="0.07404719">
            <text:p>0.07404719</text:p>
          </table:table-cell>
          <table:table-cell office:value-type="float" office:value="204">
            <text:p>204</text:p>
          </table:table-cell>
          <table:table-cell office:value-type="float" office:value="2551">
            <text:p>2551</text:p>
          </table:table-cell>
          <table:table-cell office:value-type="float" office:value="3306">
            <text:p>3306</text:p>
          </table:table-cell>
          <table:table-cell office:value-type="float" office:value="1955353">
            <text:p>1955353</text:p>
          </table:table-cell>
        </table:table-row>
        <table:table-row table:style-name="ro2">
          <table:table-cell office:value-type="string">
            <text:p>mouthPlace</text:p>
          </table:table-cell>
          <table:table-cell office:value-type="float" office:value="0.23972603">
            <text:p>0.23972603</text:p>
          </table:table-cell>
          <table:table-cell office:value-type="float" office:value="0.07043542">
            <text:p>0.07043542</text:p>
          </table:table-cell>
          <table:table-cell office:value-type="float" office:value="385">
            <text:p>385</text:p>
          </table:table-cell>
          <table:table-cell office:value-type="float" office:value="5081">
            <text:p>5081</text:p>
          </table:table-cell>
          <table:table-cell office:value-type="float" office:value="1221">
            <text:p>1221</text:p>
          </table:table-cell>
          <table:table-cell office:value-type="float" office:value="1954727">
            <text:p>1954727</text:p>
          </table:table-cell>
        </table:table-row>
        <table:table-row table:style-name="ro2">
          <table:table-cell office:value-type="string">
            <text:p>mouthMountain</text:p>
          </table:table-cell>
          <table:table-cell office:value-type="float" office:value="0.23972603">
            <text:p>0.23972603</text:p>
          </table:table-cell>
          <table:table-cell office:value-type="float" office:value="0.07043542">
            <text:p>0.07043542</text:p>
          </table:table-cell>
          <table:table-cell office:value-type="float" office:value="385">
            <text:p>385</text:p>
          </table:table-cell>
          <table:table-cell office:value-type="float" office:value="5081">
            <text:p>5081</text:p>
          </table:table-cell>
          <table:table-cell office:value-type="float" office:value="1221">
            <text:p>1221</text:p>
          </table:table-cell>
          <table:table-cell office:value-type="float" office:value="1954727">
            <text:p>1954727</text:p>
          </table:table-cell>
        </table:table-row>
        <table:table-row table:style-name="ro1">
          <table:table-cell office:value-type="string">
            <text:p>school</text:p>
          </table:table-cell>
          <table:table-cell office:value-type="float" office:value="0.00160256">
            <text:p>0.00160256</text:p>
          </table:table-cell>
          <table:table-cell office:value-type="float" office:value="0.06741573">
            <text:p>0.06741573</text:p>
          </table:table-cell>
          <table:table-cell office:value-type="float" office:value="126">
            <text:p>126</text:p>
          </table:table-cell>
          <table:table-cell office:value-type="float" office:value="1743">
            <text:p>1743</text:p>
          </table:table-cell>
          <table:table-cell office:value-type="float" office:value="78498">
            <text:p>78498</text:p>
          </table:table-cell>
          <table:table-cell office:value-type="float" office:value="1881047">
            <text:p>1881047</text:p>
          </table:table-cell>
        </table:table-row>
        <table:table-row table:style-name="ro1">
          <table:table-cell office:value-type="string">
            <text:p>university</text:p>
          </table:table-cell>
          <table:table-cell office:value-type="float" office:value="0.00120523">
            <text:p>0.00120523</text:p>
          </table:table-cell>
          <table:table-cell office:value-type="float" office:value="0.06022945">
            <text:p>0.06022945</text:p>
          </table:table-cell>
          <table:table-cell office:value-type="float" office:value="63">
            <text:p>63</text:p>
          </table:table-cell>
          <table:table-cell office:value-type="float" office:value="983">
            <text:p>983</text:p>
          </table:table-cell>
          <table:table-cell office:value-type="float" office:value="52209">
            <text:p>52209</text:p>
          </table:table-cell>
          <table:table-cell office:value-type="float" office:value="1908159">
            <text:p>1908159</text:p>
          </table:table-cell>
        </table:table-row>
        <table:table-row table:style-name="ro1">
          <table:table-cell office:value-type="string">
            <text:p>borough</text:p>
          </table:table-cell>
          <table:table-cell office:value-type="float" office:value="0.00189138">
            <text:p>0.00189138</text:p>
          </table:table-cell>
          <table:table-cell office:value-type="float" office:value="0.05691057">
            <text:p>0.05691057</text:p>
          </table:table-cell>
          <table:table-cell office:value-type="float" office:value="14">
            <text:p>14</text:p>
          </table:table-cell>
          <table:table-cell office:value-type="float" office:value="232">
            <text:p>232</text:p>
          </table:table-cell>
          <table:table-cell office:value-type="float" office:value="7388">
            <text:p>7388</text:p>
          </table:table-cell>
          <table:table-cell office:value-type="float" office:value="1953780">
            <text:p>1953780</text:p>
          </table:table-cell>
        </table:table-row>
        <table:table-row table:style-name="ro2">
          <table:table-cell office:value-type="string">
            <text:p>rightTributary</text:p>
          </table:table-cell>
          <table:table-cell office:value-type="float" office:value="0.04012589">
            <text:p>0.04012589</text:p>
          </table:table-cell>
          <table:table-cell office:value-type="float" office:value="0.05537459">
            <text:p>0.05537459</text:p>
          </table:table-cell>
          <table:table-cell office:value-type="float" office:value="102">
            <text:p>102</text:p>
          </table:table-cell>
          <table:table-cell office:value-type="float" office:value="1740">
            <text:p>1740</text:p>
          </table:table-cell>
          <table:table-cell office:value-type="float" office:value="2440">
            <text:p>2440</text:p>
          </table:table-cell>
          <table:table-cell office:value-type="float" office:value="1957132">
            <text:p>1957132</text:p>
          </table:table-cell>
        </table:table-row>
        <table:table-row table:style-name="ro2">
          <table:table-cell office:value-type="string">
            <text:p>leftTributary</text:p>
          </table:table-cell>
          <table:table-cell office:value-type="float" office:value="0.04137066">
            <text:p>0.04137066</text:p>
          </table:table-cell>
          <table:table-cell office:value-type="float" office:value="0.05161627">
            <text:p>0.05161627</text:p>
          </table:table-cell>
          <table:table-cell office:value-type="float" office:value="99">
            <text:p>99</text:p>
          </table:table-cell>
          <table:table-cell office:value-type="float" office:value="1819">
            <text:p>1819</text:p>
          </table:table-cell>
          <table:table-cell office:value-type="float" office:value="2294">
            <text:p>2294</text:p>
          </table:table-cell>
          <table:table-cell office:value-type="float" office:value="1957202">
            <text:p>1957202</text:p>
          </table:table-cell>
        </table:table-row>
        <table:table-row table:style-name="ro1">
          <table:table-cell office:value-type="string">
            <text:p>lieutenant</text:p>
          </table:table-cell>
          <table:table-cell office:value-type="float" office:value="0.04268775">
            <text:p>0.04268775</text:p>
          </table:table-cell>
          <table:table-cell office:value-type="float" office:value="0.04940531">
            <text:p>0.04940531</text:p>
          </table:table-cell>
          <table:table-cell office:value-type="float" office:value="54">
            <text:p>54</text:p>
          </table:table-cell>
          <table:table-cell office:value-type="float" office:value="1039">
            <text:p>1039</text:p>
          </table:table-cell>
          <table:table-cell office:value-type="float" office:value="1211">
            <text:p>1211</text:p>
          </table:table-cell>
          <table:table-cell office:value-type="float" office:value="1959110">
            <text:p>1959110</text:p>
          </table:table-cell>
        </table:table-row>
        <table:table-row table:style-name="ro1">
          <table:table-cell office:value-type="string">
            <text:p>opponent</text:p>
          </table:table-cell>
          <table:table-cell office:value-type="float" office:value="0.00012856">
            <text:p>0.00012856</text:p>
          </table:table-cell>
          <table:table-cell office:value-type="float" office:value="0.0472973">
            <text:p>0.0472973</text:p>
          </table:table-cell>
          <table:table-cell office:value-type="float" office:value="7">
            <text:p>7</text:p>
          </table:table-cell>
          <table:table-cell office:value-type="float" office:value="141">
            <text:p>141</text:p>
          </table:table-cell>
          <table:table-cell office:value-type="float" office:value="54442">
            <text:p>54442</text:p>
          </table:table-cell>
          <table:table-cell office:value-type="float" office:value="1906824">
            <text:p>1906824</text:p>
          </table:table-cell>
        </table:table-row>
        <table:table-row table:style-name="ro1">
          <table:table-cell office:value-type="string">
            <text:p>editor</text:p>
          </table:table-cell>
          <table:table-cell office:value-type="float" office:value="0.03085345">
            <text:p>0.03085345</text:p>
          </table:table-cell>
          <table:table-cell office:value-type="float" office:value="0.04473304">
            <text:p>0.04473304</text:p>
          </table:table-cell>
          <table:table-cell office:value-type="float" office:value="124">
            <text:p>124</text:p>
          </table:table-cell>
          <table:table-cell office:value-type="float" office:value="2648">
            <text:p>2648</text:p>
          </table:table-cell>
          <table:table-cell office:value-type="float" office:value="3895">
            <text:p>3895</text:p>
          </table:table-cell>
          <table:table-cell office:value-type="float" office:value="1954747">
            <text:p>1954747</text:p>
          </table:table-cell>
        </table:table-row>
        <table:table-row table:style-name="ro1">
          <table:table-cell office:value-type="string">
            <text:p>associate</text:p>
          </table:table-cell>
          <table:table-cell office:value-type="float" office:value="0.00750597">
            <text:p>0.00750597</text:p>
          </table:table-cell>
          <table:table-cell office:value-type="float" office:value="0.03630363">
            <text:p>0.03630363</text:p>
          </table:table-cell>
          <table:table-cell office:value-type="float" office:value="22">
            <text:p>22</text:p>
          </table:table-cell>
          <table:table-cell office:value-type="float" office:value="584">
            <text:p>584</text:p>
          </table:table-cell>
          <table:table-cell office:value-type="float" office:value="2909">
            <text:p>2909</text:p>
          </table:table-cell>
          <table:table-cell office:value-type="float" office:value="1957899">
            <text:p>1957899</text:p>
          </table:table-cell>
        </table:table-row>
        <table:table-row table:style-name="ro2">
          <table:table-cell office:value-type="string">
            <text:p>sourcePlace</text:p>
          </table:table-cell>
          <table:table-cell office:value-type="float" office:value="0.3828125">
            <text:p>0.3828125</text:p>
          </table:table-cell>
          <table:table-cell office:value-type="float" office:value="0.02269044">
            <text:p>0.02269044</text:p>
          </table:table-cell>
          <table:table-cell office:value-type="float" office:value="98">
            <text:p>98</text:p>
          </table:table-cell>
          <table:table-cell office:value-type="float" office:value="4221">
            <text:p>4221</text:p>
          </table:table-cell>
          <table:table-cell office:value-type="float" office:value="158">
            <text:p>158</text:p>
          </table:table-cell>
          <table:table-cell office:value-type="float" office:value="1956937">
            <text:p>1956937</text:p>
          </table:table-cell>
        </table:table-row>
        <table:table-row table:style-name="ro2">
          <table:table-cell office:value-type="string">
            <text:p>sourceMountain</text:p>
          </table:table-cell>
          <table:table-cell office:value-type="float" office:value="0.3828125">
            <text:p>0.3828125</text:p>
          </table:table-cell>
          <table:table-cell office:value-type="float" office:value="0.02269044">
            <text:p>0.02269044</text:p>
          </table:table-cell>
          <table:table-cell office:value-type="float" office:value="98">
            <text:p>98</text:p>
          </table:table-cell>
          <table:table-cell office:value-type="float" office:value="4221">
            <text:p>4221</text:p>
          </table:table-cell>
          <table:table-cell office:value-type="float" office:value="158">
            <text:p>158</text:p>
          </table:table-cell>
          <table:table-cell office:value-type="float" office:value="1956937">
            <text:p>1956937</text:p>
          </table:table-cell>
        </table:table-row>
        <table:table-row table:style-name="ro2">
          <table:table-cell office:value-type="string">
            <text:p>splitFromParty</text:p>
          </table:table-cell>
          <table:table-cell office:value-type="float" office:value="0.09375">
            <text:p>0.09375</text:p>
          </table:table-cell>
          <table:table-cell office:value-type="float" office:value="0.01973684">
            <text:p>0.01973684</text:p>
          </table:table-cell>
          <table:table-cell office:value-type="float" office:value="6">
            <text:p>6</text:p>
          </table:table-cell>
          <table:table-cell office:value-type="float" office:value="298">
            <text:p>298</text:p>
          </table:table-cell>
          <table:table-cell office:value-type="float" office:value="58">
            <text:p>58</text:p>
          </table:table-cell>
          <table:table-cell office:value-type="float" office:value="1961052">
            <text:p>1961052</text:p>
          </table:table-cell>
        </table:table-row>
        <table:table-row table:style-name="ro2">
          <table:table-cell office:value-type="string">
            <text:p>deathCause</text:p>
          </table:table-cell>
          <table:table-cell office:value-type="float" office:value="0.01750547">
            <text:p>0.01750547</text:p>
          </table:table-cell>
          <table:table-cell office:value-type="float" office:value="0.01491424">
            <text:p>0.01491424</text:p>
          </table:table-cell>
          <table:table-cell office:value-type="float" office:value="40">
            <text:p>40</text:p>
          </table:table-cell>
          <table:table-cell office:value-type="float" office:value="2642">
            <text:p>2642</text:p>
          </table:table-cell>
          <table:table-cell office:value-type="float" office:value="2245">
            <text:p>2245</text:p>
          </table:table-cell>
          <table:table-cell office:value-type="float" office:value="1956487">
            <text:p>1956487</text:p>
          </table:table-cell>
        </table:table-row>
        <table:table-row table:style-name="ro2">
          <table:table-cell office:value-type="string">
            <text:p>militaryRank</text:p>
          </table:table-cell>
          <table:table-cell office:value-type="float" office:value="0.00509461">
            <text:p>0.00509461</text:p>
          </table:table-cell>
          <table:table-cell office:value-type="float" office:value="0.01396509">
            <text:p>0.01396509</text:p>
          </table:table-cell>
          <table:table-cell office:value-type="float" office:value="28">
            <text:p>28</text:p>
          </table:table-cell>
          <table:table-cell office:value-type="float" office:value="1977">
            <text:p>1977</text:p>
          </table:table-cell>
          <table:table-cell office:value-type="float" office:value="5468">
            <text:p>5468</text:p>
          </table:table-cell>
          <table:table-cell office:value-type="float" office:value="1953941">
            <text:p>1953941</text:p>
          </table:table-cell>
        </table:table-row>
        <table:table-row table:style-name="ro1">
          <table:table-cell office:value-type="string">
            <text:p>language</text:p>
          </table:table-cell>
          <table:table-cell office:value-type="float" office:value="0.22656668">
            <text:p>0.22656668</text:p>
          </table:table-cell>
          <table:table-cell office:value-type="float" office:value="0.01215081">
            <text:p>0.01215081</text:p>
          </table:table-cell>
          <table:table-cell office:value-type="float" office:value="846">
            <text:p>846</text:p>
          </table:table-cell>
          <table:table-cell office:value-type="float" office:value="68779">
            <text:p>68779</text:p>
          </table:table-cell>
          <table:table-cell office:value-type="float" office:value="2888">
            <text:p>2888</text:p>
          </table:table-cell>
          <table:table-cell office:value-type="float" office:value="1888901">
            <text:p>1888901</text:p>
          </table:table-cell>
        </table:table-row>
        <table:table-row table:style-name="ro1">
          <table:table-cell office:value-type="string">
            <text:p>genre</text:p>
          </table:table-cell>
          <table:table-cell office:value-type="float" office:value="0.27926644">
            <text:p>0.27926644</text:p>
          </table:table-cell>
          <table:table-cell office:value-type="float" office:value="0.01196384">
            <text:p>0.01196384</text:p>
          </table:table-cell>
          <table:table-cell office:value-type="float" office:value="2939">
            <text:p>2939</text:p>
          </table:table-cell>
          <table:table-cell office:value-type="float" office:value="242718">
            <text:p>242718</text:p>
          </table:table-cell>
          <table:table-cell office:value-type="float" office:value="7585">
            <text:p>7585</text:p>
          </table:table-cell>
          <table:table-cell office:value-type="float" office:value="1708172">
            <text:p>1708172</text:p>
          </table:table-cell>
        </table:table-row>
        <table:table-row table:style-name="ro2">
          <table:table-cell office:value-type="string">
            <text:p>binomialAuthority</text:p>
          </table:table-cell>
          <table:table-cell office:value-type="float" office:value="0.08476258">
            <text:p>0.08476258</text:p>
          </table:table-cell>
          <table:table-cell office:value-type="float" office:value="0.00930319">
            <text:p>0.00930319</text:p>
          </table:table-cell>
          <table:table-cell office:value-type="float" office:value="598">
            <text:p>598</text:p>
          </table:table-cell>
          <table:table-cell office:value-type="float" office:value="63681">
            <text:p>63681</text:p>
          </table:table-cell>
          <table:table-cell office:value-type="float" office:value="6457">
            <text:p>6457</text:p>
          </table:table-cell>
          <table:table-cell office:value-type="float" office:value="1890678">
            <text:p>1890678</text:p>
          </table:table-cell>
        </table:table-row>
        <table:table-row table:style-name="ro2">
          <table:table-cell office:value-type="string">
            <text:p>parentOrganisation</text:p>
          </table:table-cell>
          <table:table-cell office:value-type="float" office:value="0.01261034">
            <text:p>0.01261034</text:p>
          </table:table-cell>
          <table:table-cell office:value-type="float" office:value="0.00606796">
            <text:p>0.00606796</text:p>
          </table:table-cell>
          <table:table-cell office:value-type="float" office:value="10">
            <text:p>10</text:p>
          </table:table-cell>
          <table:table-cell office:value-type="float" office:value="1638">
            <text:p>1638</text:p>
          </table:table-cell>
          <table:table-cell office:value-type="float" office:value="783">
            <text:p>783</text:p>
          </table:table-cell>
          <table:table-cell office:value-type="float" office:value="1958983">
            <text:p>1958983</text:p>
          </table:table-cell>
        </table:table-row>
        <table:table-row table:style-name="ro2">
          <table:table-cell office:value-type="string">
            <text:p>subsequentWork</text:p>
          </table:table-cell>
          <table:table-cell office:value-type="float" office:value="0.03762738">
            <text:p>0.03762738</text:p>
          </table:table-cell>
          <table:table-cell office:value-type="float" office:value="0.00462974">
            <text:p>0.00462974</text:p>
          </table:table-cell>
          <table:table-cell office:value-type="float" office:value="576">
            <text:p>576</text:p>
          </table:table-cell>
          <table:table-cell office:value-type="float" office:value="123837">
            <text:p>123837</text:p>
          </table:table-cell>
          <table:table-cell office:value-type="float" office:value="14732">
            <text:p>14732</text:p>
          </table:table-cell>
          <table:table-cell office:value-type="float" office:value="1822269">
            <text:p>1822269</text:p>
          </table:table-cell>
        </table:table-row>
        <table:table-row table:style-name="ro2">
          <table:table-cell office:value-type="string">
            <text:p>federalState</text:p>
          </table:table-cell>
          <table:table-cell office:value-type="float" office:value="0.00661221">
            <text:p>0.00661221</text:p>
          </table:table-cell>
          <table:table-cell office:value-type="float" office:value="0.00390984">
            <text:p>0.00390984</text:p>
          </table:table-cell>
          <table:table-cell office:value-type="float" office:value="17">
            <text:p>17</text:p>
          </table:table-cell>
          <table:table-cell office:value-type="float" office:value="4331">
            <text:p>4331</text:p>
          </table:table-cell>
          <table:table-cell office:value-type="float" office:value="2554">
            <text:p>2554</text:p>
          </table:table-cell>
          <table:table-cell office:value-type="float" office:value="1954512">
            <text:p>1954512</text:p>
          </table:table-cell>
        </table:table-row>
        <table:table-row table:style-name="ro1">
          <table:table-cell office:value-type="string">
            <text:p>service</text:p>
          </table:table-cell>
          <table:table-cell office:value-type="float" office:value="0.04697987">
            <text:p>0.04697987</text:p>
          </table:table-cell>
          <table:table-cell office:value-type="float" office:value="0.00372539">
            <text:p>0.00372539</text:p>
          </table:table-cell>
          <table:table-cell office:value-type="float" office:value="7">
            <text:p>7</text:p>
          </table:table-cell>
          <table:table-cell office:value-type="float" office:value="1872">
            <text:p>1872</text:p>
          </table:table-cell>
          <table:table-cell office:value-type="float" office:value="142">
            <text:p>142</text:p>
          </table:table-cell>
          <table:table-cell office:value-type="float" office:value="1959393">
            <text:p>1959393</text:p>
          </table:table-cell>
        </table:table-row>
        <table:table-row table:style-name="ro1">
          <table:table-cell office:value-type="string">
            <text:p>industry</text:p>
          </table:table-cell>
          <table:table-cell office:value-type="float" office:value="0.20740741">
            <text:p>0.20740741</text:p>
          </table:table-cell>
          <table:table-cell office:value-type="float" office:value="0.00306256">
            <text:p>0.00306256</text:p>
          </table:table-cell>
          <table:table-cell office:value-type="float" office:value="84">
            <text:p>84</text:p>
          </table:table-cell>
          <table:table-cell office:value-type="float" office:value="27344">
            <text:p>27344</text:p>
          </table:table-cell>
          <table:table-cell office:value-type="float" office:value="321">
            <text:p>321</text:p>
          </table:table-cell>
          <table:table-cell office:value-type="float" office:value="1933665">
            <text:p>1933665</text:p>
          </table:table-cell>
        </table:table-row>
        <table:table-row table:style-name="ro1">
          <table:table-cell office:value-type="string">
            <text:p>part</text:p>
          </table:table-cell>
          <table:table-cell office:value-type="float" office:value="0.00289855">
            <text:p>0.00289855</text:p>
          </table:table-cell>
          <table:table-cell office:value-type="float" office:value="0.00052219">
            <text:p>0.00052219</text:p>
          </table:table-cell>
          <table:table-cell office:value-type="float" office:value="1">
            <text:p>1</text:p>
          </table:table-cell>
          <table:table-cell office:value-type="float" office:value="1914">
            <text:p>1914</text:p>
          </table:table-cell>
          <table:table-cell office:value-type="float" office:value="344">
            <text:p>344</text:p>
          </table:table-cell>
          <table:table-cell office:value-type="float" office:value="1959155">
            <text:p>1959155</text:p>
          </table:table-cell>
        </table:table-row>
        <table:table-row table:style-name="ro1">
          <table:table-cell office:value-type="string">
            <text:p>manager</text:p>
          </table:table-cell>
          <table:table-cell table:number-columns-repeated="3" office:value-type="float" office:value="0">
            <text:p>0</text:p>
          </table:table-cell>
          <table:table-cell office:value-type="float" office:value="10072">
            <text:p>10072</text:p>
          </table:table-cell>
          <table:table-cell office:value-type="float" office:value="0">
            <text:p>0</text:p>
          </table:table-cell>
          <table:table-cell office:value-type="float" office:value="1951342">
            <text:p>1951342</text:p>
          </table:table-cell>
        </table:table-row>
        <table:table-row table:style-name="ro1">
          <table:table-cell office:value-type="string">
            <text:p>division</text:p>
          </table:table-cell>
          <table:table-cell table:number-columns-repeated="3" office:value-type="float" office:value="0">
            <text:p>0</text:p>
          </table:table-cell>
          <table:table-cell office:value-type="float" office:value="50973">
            <text:p>50973</text:p>
          </table:table-cell>
          <table:table-cell office:value-type="float" office:value="0">
            <text:p>0</text:p>
          </table:table-cell>
          <table:table-cell office:value-type="float" office:value="1910441">
            <text:p>1910441</text:p>
          </table:table-cell>
        </table:table-row>
        <table:table-row table:style-name="ro1">
          <table:table-cell office:value-type="string">
            <text:p>anthem</text:p>
          </table:table-cell>
          <table:table-cell table:number-columns-repeated="3"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1960887">
            <text:p>1960887</text:p>
          </table:table-cell>
        </table:table-row>
        <table:table-row table:style-name="ro2">
          <table:table-cell office:value-type="string">
            <text:p>leaderName</text:p>
          </table:table-cell>
          <table:table-cell table:number-columns-repeated="3" office:value-type="float" office:value="0">
            <text:p>0</text:p>
          </table:table-cell>
          <table:table-cell office:value-type="float" office:value="10617">
            <text:p>10617</text:p>
          </table:table-cell>
          <table:table-cell office:value-type="float" office:value="2">
            <text:p>2</text:p>
          </table:table-cell>
          <table:table-cell office:value-type="float" office:value="1950795">
            <text:p>1950795</text:p>
          </table:table-cell>
        </table:table-row>
        <table:table-row table:style-name="ro2">
          <table:table-cell office:value-type="string">
            <text:p>prospectTeam</text:p>
          </table:table-cell>
          <table:table-cell table:number-columns-repeated="4" office:value-type="float" office:value="0">
            <text:p>0</text:p>
          </table:table-cell>
          <table:table-cell office:value-type="float" office:value="133452">
            <text:p>133452</text:p>
          </table:table-cell>
          <table:table-cell office:value-type="float" office:value="1827962">
            <text:p>1827962</text:p>
          </table:table-cell>
        </table:table-row>
        <table:table-row table:style-name="ro1">
          <table:table-cell office:value-type="string">
            <text:p>field</text:p>
          </table:table-cell>
          <table:table-cell table:number-columns-repeated="3" office:value-type="float" office:value="0">
            <text:p>0</text:p>
          </table:table-cell>
          <table:table-cell office:value-type="float" office:value="17229">
            <text:p>17229</text:p>
          </table:table-cell>
          <table:table-cell office:value-type="float" office:value="0">
            <text:p>0</text:p>
          </table:table-cell>
          <table:table-cell office:value-type="float" office:value="1944185">
            <text:p>1944185</text:p>
          </table:table-cell>
        </table:table-row>
        <table:table-row table:style-name="ro1">
          <table:table-cell office:value-type="string">
            <text:p>headquarters</text:p>
          </table:table-cell>
          <table:table-cell table:number-columns-repeated="4" office:value-type="float" office:value="0">
            <text:p>0</text:p>
          </table:table-cell>
          <table:table-cell office:value-type="float" office:value="62031">
            <text:p>62031</text:p>
          </table:table-cell>
          <table:table-cell office:value-type="float" office:value="1899383">
            <text:p>1899383</text:p>
          </table:table-cell>
        </table:table-row>
        <table:table-row table:style-name="ro1">
          <table:table-cell office:value-type="string">
            <text:p>order</text:p>
          </table:table-cell>
          <table:table-cell table:number-columns-repeated="3" office:value-type="float" office:value="0">
            <text:p>0</text:p>
          </table:table-cell>
          <table:table-cell office:value-type="float" office:value="185129">
            <text:p>185129</text:p>
          </table:table-cell>
          <table:table-cell office:value-type="float" office:value="0">
            <text:p>0</text:p>
          </table:table-cell>
          <table:table-cell office:value-type="float" office:value="1776285">
            <text:p>1776285</text:p>
          </table:table-cell>
        </table:table-row>
        <table:table-row table:style-name="ro1" table:number-rows-repeated="10483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aive Bigram, th=2,1" table:style-name="ta1">
        <table:shapes>
          <draw:frame draw:z-index="0" draw:style-name="gr2" svg:width="43.999cm" svg:height="17.239cm" svg:x="34.059cm" svg:y="0.558cm">
            <draw:object draw:notify-on-update-of-ranges="'Naive Bigram, th=2,1'.A2:'Naive Bigram, th=2,1'.A226 'Naive Bigram, th=2,1'.B1:'Naive Bigram, th=2,1'.B1 'Naive Bigram, th=2,1'.B2:'Naive Bigram, th=2,1'.B226 'Naive Bigram, th=2,1'.C1:'Naive Bigram, th=2,1'.C1 'Naive Bigram, th=2,1'.C2:'Naive Bigram, th=2,1'.C226 'Naive Bigram, th=2,1'.D1:'Naive Bigram, th=2,1'.D1 'Naive Bigram, th=2,1'.D2:'Naive Bigram, th=2,1'.D226 'Naive Bigram, th=2,1'.E1:'Naive Bigram, th=2,1'.E1 'Naive Bigram, th=2,1'.E2:'Naive Bigram, th=2,1'.E2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>
            <text:p>Relationship</text:p>
          </table:table-cell>
          <table:table-cell office:value-type="string">
            <text:p>Precision 2</text:p>
          </table:table-cell>
          <table:table-cell office:value-type="string">
            <text:p>Recall 2</text:p>
          </table:table-cell>
          <table:table-cell office:value-type="string">
            <text:p>Precision 1</text:p>
          </table:table-cell>
          <table:table-cell office:value-type="string">
            <text:p>Recall 1</text:p>
          </table:table-cell>
          <table:table-cell/>
          <table:table-cell office:value-type="string">
            <text:p>TP2</text:p>
          </table:table-cell>
          <table:table-cell office:value-type="string">
            <text:p>FN2</text:p>
          </table:table-cell>
          <table:table-cell office:value-type="string">
            <text:p>FP2</text:p>
          </table:table-cell>
          <table:table-cell office:value-type="string">
            <text:p>TN2</text:p>
          </table:table-cell>
          <table:table-cell office:value-type="string">
            <text:p>TP1</text:p>
          </table:table-cell>
          <table:table-cell office:value-type="string">
            <text:p>FN1</text:p>
          </table:table-cell>
          <table:table-cell office:value-type="string">
            <text:p>FP1</text:p>
          </table:table-cell>
          <table:table-cell office:value-type="string">
            <text:p>TN1</text:p>
          </table:table-cell>
        </table:table-row>
        <table:table-row table:style-name="ro2">
          <table:table-cell office:value-type="string">
            <text:p>draftTeam</text:p>
          </table:table-cell>
          <table:table-cell office:value-type="float" office:value="0.00880536">
            <text:p>0.00880536</text:p>
          </table:table-cell>
          <table:table-cell office:value-type="float" office:value="0.99987676">
            <text:p>0.99987676</text:p>
          </table:table-cell>
          <table:table-cell office:value-type="float" office:value="0.00638757">
            <text:p>0.00638757</text:p>
          </table:table-cell>
          <table:table-cell office:value-type="float" office:value="1">
            <text:p>1</text:p>
          </table:table-cell>
          <table:table-cell/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float" office:value="913258">
            <text:p>913258</text:p>
          </table:table-cell>
          <table:table-cell office:value-type="float" office:value="1040042">
            <text:p>1040042</text:p>
          </table:table-cell>
          <table:table-cell office:value-type="float" office:value="8114">
            <text:p>8114</text:p>
          </table:table-cell>
          <table:table-cell office:value-type="float" office:value="0">
            <text:p>0</text:p>
          </table:table-cell>
          <table:table-cell office:value-type="float" office:value="1262166">
            <text:p>1262166</text:p>
          </table:table-cell>
          <table:table-cell office:value-type="float" office:value="691134">
            <text:p>691134</text:p>
          </table:table-cell>
        </table:table-row>
        <table:table-row table:style-name="ro2">
          <table:table-cell office:value-type="string">
            <text:p>primeMinister</text:p>
          </table:table-cell>
          <table:table-cell office:value-type="float" office:value="0.00513306">
            <text:p>0.00513306</text:p>
          </table:table-cell>
          <table:table-cell office:value-type="float" office:value="0.99977822">
            <text:p>0.99977822</text:p>
          </table:table-cell>
          <table:table-cell office:value-type="float" office:value="0.00426528">
            <text:p>0.00426528</text:p>
          </table:table-cell>
          <table:table-cell office:value-type="float" office:value="0.99977822">
            <text:p>0.99977822</text:p>
          </table:table-cell>
          <table:table-cell/>
          <table:table-cell office:value-type="float" office:value="4508">
            <text:p>4508</text:p>
          </table:table-cell>
          <table:table-cell office:value-type="float" office:value="1">
            <text:p>1</text:p>
          </table:table-cell>
          <table:table-cell office:value-type="float" office:value="873720">
            <text:p>873720</text:p>
          </table:table-cell>
          <table:table-cell office:value-type="float" office:value="1083185">
            <text:p>1083185</text:p>
          </table:table-cell>
          <table:table-cell office:value-type="float" office:value="4508">
            <text:p>4508</text:p>
          </table:table-cell>
          <table:table-cell office:value-type="float" office:value="1">
            <text:p>1</text:p>
          </table:table-cell>
          <table:table-cell office:value-type="float" office:value="1052397">
            <text:p>1052397</text:p>
          </table:table-cell>
          <table:table-cell office:value-type="float" office:value="904508">
            <text:p>904508</text:p>
          </table:table-cell>
        </table:table-row>
        <table:table-row table:style-name="ro2">
          <table:table-cell office:value-type="string">
            <text:p>formerTeam</text:p>
          </table:table-cell>
          <table:table-cell office:value-type="float" office:value="0.03037696">
            <text:p>0.03037696</text:p>
          </table:table-cell>
          <table:table-cell office:value-type="float" office:value="0.99891059">
            <text:p>0.99891059</text:p>
          </table:table-cell>
          <table:table-cell office:value-type="float" office:value="0.02560463">
            <text:p>0.02560463</text:p>
          </table:table-cell>
          <table:table-cell office:value-type="float" office:value="0.99989625">
            <text:p>0.99989625</text:p>
          </table:table-cell>
          <table:table-cell/>
          <table:table-cell office:value-type="float" office:value="38511">
            <text:p>38511</text:p>
          </table:table-cell>
          <table:table-cell office:value-type="float" office:value="42">
            <text:p>42</text:p>
          </table:table-cell>
          <table:table-cell office:value-type="float" office:value="1229259">
            <text:p>1229259</text:p>
          </table:table-cell>
          <table:table-cell office:value-type="float" office:value="693602">
            <text:p>693602</text:p>
          </table:table-cell>
          <table:table-cell office:value-type="float" office:value="38549">
            <text:p>38549</text:p>
          </table:table-cell>
          <table:table-cell office:value-type="float" office:value="4">
            <text:p>4</text:p>
          </table:table-cell>
          <table:table-cell office:value-type="float" office:value="1466999">
            <text:p>1466999</text:p>
          </table:table-cell>
          <table:table-cell office:value-type="float" office:value="455862">
            <text:p>455862</text:p>
          </table:table-cell>
        </table:table-row>
        <table:table-row table:style-name="ro1">
          <table:table-cell office:value-type="string">
            <text:p>spouse</text:p>
          </table:table-cell>
          <table:table-cell office:value-type="float" office:value="0.01983551">
            <text:p>0.01983551</text:p>
          </table:table-cell>
          <table:table-cell office:value-type="float" office:value="0.99861038">
            <text:p>0.99861038</text:p>
          </table:table-cell>
          <table:table-cell office:value-type="float" office:value="0.0166454">
            <text:p>0.0166454</text:p>
          </table:table-cell>
          <table:table-cell office:value-type="float" office:value="0.99956874">
            <text:p>0.99956874</text:p>
          </table:table-cell>
          <table:table-cell/>
          <table:table-cell office:value-type="float" office:value="20840">
            <text:p>20840</text:p>
          </table:table-cell>
          <table:table-cell office:value-type="float" office:value="29">
            <text:p>29</text:p>
          </table:table-cell>
          <table:table-cell office:value-type="float" office:value="1029801">
            <text:p>1029801</text:p>
          </table:table-cell>
          <table:table-cell office:value-type="float" office:value="910744">
            <text:p>910744</text:p>
          </table:table-cell>
          <table:table-cell office:value-type="float" office:value="20860">
            <text:p>20860</text:p>
          </table:table-cell>
          <table:table-cell office:value-type="float" office:value="9">
            <text:p>9</text:p>
          </table:table-cell>
          <table:table-cell office:value-type="float" office:value="1232339">
            <text:p>1232339</text:p>
          </table:table-cell>
          <table:table-cell office:value-type="float" office:value="708206">
            <text:p>708206</text:p>
          </table:table-cell>
        </table:table-row>
        <table:table-row table:style-name="ro1">
          <table:table-cell office:value-type="string">
            <text:p>college</text:p>
          </table:table-cell>
          <table:table-cell office:value-type="float" office:value="0.01393554">
            <text:p>0.01393554</text:p>
          </table:table-cell>
          <table:table-cell office:value-type="float" office:value="0.99472959">
            <text:p>0.99472959</text:p>
          </table:table-cell>
          <table:table-cell office:value-type="float" office:value="0.01069309">
            <text:p>0.01069309</text:p>
          </table:table-cell>
          <table:table-cell office:value-type="float" office:value="0.99837833">
            <text:p>0.99837833</text:p>
          </table:table-cell>
          <table:table-cell/>
          <table:table-cell office:value-type="float" office:value="12268">
            <text:p>12268</text:p>
          </table:table-cell>
          <table:table-cell office:value-type="float" office:value="65">
            <text:p>65</text:p>
          </table:table-cell>
          <table:table-cell office:value-type="float" office:value="868071">
            <text:p>868071</text:p>
          </table:table-cell>
          <table:table-cell office:value-type="float" office:value="1081010">
            <text:p>1081010</text:p>
          </table:table-cell>
          <table:table-cell office:value-type="float" office:value="12313">
            <text:p>12313</text:p>
          </table:table-cell>
          <table:table-cell office:value-type="float" office:value="20">
            <text:p>20</text:p>
          </table:table-cell>
          <table:table-cell office:value-type="float" office:value="1139178">
            <text:p>1139178</text:p>
          </table:table-cell>
          <table:table-cell office:value-type="float" office:value="809903">
            <text:p>809903</text:p>
          </table:table-cell>
        </table:table-row>
        <table:table-row table:style-name="ro1">
          <table:table-cell office:value-type="string">
            <text:p>parent</text:p>
          </table:table-cell>
          <table:table-cell office:value-type="float" office:value="0.0181743">
            <text:p>0.0181743</text:p>
          </table:table-cell>
          <table:table-cell office:value-type="float" office:value="0.98974501">
            <text:p>0.98974501</text:p>
          </table:table-cell>
          <table:table-cell office:value-type="float" office:value="0.01462913">
            <text:p>0.01462913</text:p>
          </table:table-cell>
          <table:table-cell office:value-type="float" office:value="0.99771341">
            <text:p>0.99771341</text:p>
          </table:table-cell>
          <table:table-cell/>
          <table:table-cell office:value-type="float" office:value="14284">
            <text:p>14284</text:p>
          </table:table-cell>
          <table:table-cell office:value-type="float" office:value="148">
            <text:p>148</text:p>
          </table:table-cell>
          <table:table-cell office:value-type="float" office:value="771661">
            <text:p>771661</text:p>
          </table:table-cell>
          <table:table-cell office:value-type="float" office:value="1175321">
            <text:p>1175321</text:p>
          </table:table-cell>
          <table:table-cell office:value-type="float" office:value="14399">
            <text:p>14399</text:p>
          </table:table-cell>
          <table:table-cell office:value-type="float" office:value="33">
            <text:p>33</text:p>
          </table:table-cell>
          <table:table-cell office:value-type="float" office:value="969870">
            <text:p>969870</text:p>
          </table:table-cell>
          <table:table-cell office:value-type="float" office:value="977112">
            <text:p>977112</text:p>
          </table:table-cell>
        </table:table-row>
        <table:table-row table:style-name="ro2">
          <table:table-cell office:value-type="string">
            <text:p>associatedMusicalArtist</text:p>
          </table:table-cell>
          <table:table-cell office:value-type="float" office:value="0.02381687">
            <text:p>0.02381687</text:p>
          </table:table-cell>
          <table:table-cell office:value-type="float" office:value="0.98764426">
            <text:p>0.98764426</text:p>
          </table:table-cell>
          <table:table-cell office:value-type="float" office:value="0.021">
            <text:p>0.021</text:p>
          </table:table-cell>
          <table:table-cell office:value-type="float" office:value="0.99653768">
            <text:p>0.99653768</text:p>
          </table:table-cell>
          <table:table-cell/>
          <table:table-cell office:value-type="float" office:value="29096">
            <text:p>29096</text:p>
          </table:table-cell>
          <table:table-cell office:value-type="float" office:value="364">
            <text:p>364</text:p>
          </table:table-cell>
          <table:table-cell office:value-type="float" office:value="1192559">
            <text:p>1192559</text:p>
          </table:table-cell>
          <table:table-cell office:value-type="float" office:value="739395">
            <text:p>739395</text:p>
          </table:table-cell>
          <table:table-cell office:value-type="float" office:value="29358">
            <text:p>29358</text:p>
          </table:table-cell>
          <table:table-cell office:value-type="float" office:value="102">
            <text:p>102</text:p>
          </table:table-cell>
          <table:table-cell office:value-type="float" office:value="1368642">
            <text:p>1368642</text:p>
          </table:table-cell>
          <table:table-cell office:value-type="float" office:value="563312">
            <text:p>563312</text:p>
          </table:table-cell>
        </table:table-row>
        <table:table-row table:style-name="ro2">
          <table:table-cell office:value-type="string">
            <text:p>associatedBand</text:p>
          </table:table-cell>
          <table:table-cell office:value-type="float" office:value="0.02381687">
            <text:p>0.02381687</text:p>
          </table:table-cell>
          <table:table-cell office:value-type="float" office:value="0.98764426">
            <text:p>0.98764426</text:p>
          </table:table-cell>
          <table:table-cell office:value-type="float" office:value="0.021">
            <text:p>0.021</text:p>
          </table:table-cell>
          <table:table-cell office:value-type="float" office:value="0.99653768">
            <text:p>0.99653768</text:p>
          </table:table-cell>
          <table:table-cell/>
          <table:table-cell office:value-type="float" office:value="29096">
            <text:p>29096</text:p>
          </table:table-cell>
          <table:table-cell office:value-type="float" office:value="364">
            <text:p>364</text:p>
          </table:table-cell>
          <table:table-cell office:value-type="float" office:value="1192559">
            <text:p>1192559</text:p>
          </table:table-cell>
          <table:table-cell office:value-type="float" office:value="739395">
            <text:p>739395</text:p>
          </table:table-cell>
          <table:table-cell office:value-type="float" office:value="29358">
            <text:p>29358</text:p>
          </table:table-cell>
          <table:table-cell office:value-type="float" office:value="102">
            <text:p>102</text:p>
          </table:table-cell>
          <table:table-cell office:value-type="float" office:value="1368642">
            <text:p>1368642</text:p>
          </table:table-cell>
          <table:table-cell office:value-type="float" office:value="563312">
            <text:p>563312</text:p>
          </table:table-cell>
        </table:table-row>
        <table:table-row table:style-name="ro1">
          <table:table-cell office:value-type="string">
            <text:p>child</text:p>
          </table:table-cell>
          <table:table-cell office:value-type="float" office:value="0.00965138">
            <text:p>0.00965138</text:p>
          </table:table-cell>
          <table:table-cell office:value-type="float" office:value="0.98699467">
            <text:p>0.98699467</text:p>
          </table:table-cell>
          <table:table-cell office:value-type="float" office:value="0.00797201">
            <text:p>0.00797201</text:p>
          </table:table-cell>
          <table:table-cell office:value-type="float" office:value="0.9949859">
            <text:p>0.9949859</text:p>
          </table:table-cell>
          <table:table-cell/>
          <table:table-cell office:value-type="float" office:value="6299">
            <text:p>6299</text:p>
          </table:table-cell>
          <table:table-cell office:value-type="float" office:value="83">
            <text:p>83</text:p>
          </table:table-cell>
          <table:table-cell office:value-type="float" office:value="646354">
            <text:p>646354</text:p>
          </table:table-cell>
          <table:table-cell office:value-type="float" office:value="1308678">
            <text:p>1308678</text:p>
          </table:table-cell>
          <table:table-cell office:value-type="float" office:value="6350">
            <text:p>6350</text:p>
          </table:table-cell>
          <table:table-cell office:value-type="float" office:value="32">
            <text:p>32</text:p>
          </table:table-cell>
          <table:table-cell office:value-type="float" office:value="790187">
            <text:p>790187</text:p>
          </table:table-cell>
          <table:table-cell office:value-type="float" office:value="1164845">
            <text:p>1164845</text:p>
          </table:table-cell>
        </table:table-row>
        <table:table-row table:style-name="ro1">
          <table:table-cell office:value-type="string">
            <text:p>artist</text:p>
          </table:table-cell>
          <table:table-cell office:value-type="float" office:value="0.17866528">
            <text:p>0.17866528</text:p>
          </table:table-cell>
          <table:table-cell office:value-type="float" office:value="0.98053002">
            <text:p>0.98053002</text:p>
          </table:table-cell>
          <table:table-cell office:value-type="float" office:value="0.08794378">
            <text:p>0.08794378</text:p>
          </table:table-cell>
          <table:table-cell office:value-type="float" office:value="0.99439337">
            <text:p>0.99439337</text:p>
          </table:table-cell>
          <table:table-cell/>
          <table:table-cell office:value-type="float" office:value="108780">
            <text:p>108780</text:p>
          </table:table-cell>
          <table:table-cell office:value-type="float" office:value="2160">
            <text:p>2160</text:p>
          </table:table-cell>
          <table:table-cell office:value-type="float" office:value="500068">
            <text:p>500068</text:p>
          </table:table-cell>
          <table:table-cell office:value-type="float" office:value="1350406">
            <text:p>1350406</text:p>
          </table:table-cell>
          <table:table-cell office:value-type="float" office:value="110318">
            <text:p>110318</text:p>
          </table:table-cell>
          <table:table-cell office:value-type="float" office:value="622">
            <text:p>622</text:p>
          </table:table-cell>
          <table:table-cell office:value-type="float" office:value="1144097">
            <text:p>1144097</text:p>
          </table:table-cell>
          <table:table-cell office:value-type="float" office:value="706377">
            <text:p>706377</text:p>
          </table:table-cell>
        </table:table-row>
        <table:table-row table:style-name="ro2">
          <table:table-cell office:value-type="string">
            <text:p>almaMater</text:p>
          </table:table-cell>
          <table:table-cell office:value-type="float" office:value="0.04687032">
            <text:p>0.04687032</text:p>
          </table:table-cell>
          <table:table-cell office:value-type="float" office:value="0.97928648">
            <text:p>0.97928648</text:p>
          </table:table-cell>
          <table:table-cell office:value-type="float" office:value="0.03560658">
            <text:p>0.03560658</text:p>
          </table:table-cell>
          <table:table-cell office:value-type="float" office:value="0.99176333">
            <text:p>0.99176333</text:p>
          </table:table-cell>
          <table:table-cell/>
          <table:table-cell office:value-type="float" office:value="40186">
            <text:p>40186</text:p>
          </table:table-cell>
          <table:table-cell office:value-type="float" office:value="850">
            <text:p>850</text:p>
          </table:table-cell>
          <table:table-cell office:value-type="float" office:value="817201">
            <text:p>817201</text:p>
          </table:table-cell>
          <table:table-cell office:value-type="float" office:value="1103177">
            <text:p>1103177</text:p>
          </table:table-cell>
          <table:table-cell office:value-type="float" office:value="40698">
            <text:p>40698</text:p>
          </table:table-cell>
          <table:table-cell office:value-type="float" office:value="338">
            <text:p>338</text:p>
          </table:table-cell>
          <table:table-cell office:value-type="float" office:value="1102293">
            <text:p>1102293</text:p>
          </table:table-cell>
          <table:table-cell office:value-type="float" office:value="818085">
            <text:p>818085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float" office:value="0.11251303">
            <text:p>0.11251303</text:p>
          </table:table-cell>
          <table:table-cell office:value-type="float" office:value="0.97752846">
            <text:p>0.97752846</text:p>
          </table:table-cell>
          <table:table-cell office:value-type="float" office:value="0.09653774">
            <text:p>0.09653774</text:p>
          </table:table-cell>
          <table:table-cell office:value-type="float" office:value="0.98966901">
            <text:p>0.98966901</text:p>
          </table:table-cell>
          <table:table-cell/>
          <table:table-cell office:value-type="float" office:value="148555">
            <text:p>148555</text:p>
          </table:table-cell>
          <table:table-cell office:value-type="float" office:value="3415">
            <text:p>3415</text:p>
          </table:table-cell>
          <table:table-cell office:value-type="float" office:value="1171781">
            <text:p>1171781</text:p>
          </table:table-cell>
          <table:table-cell office:value-type="float" office:value="637663">
            <text:p>637663</text:p>
          </table:table-cell>
          <table:table-cell office:value-type="float" office:value="150400">
            <text:p>150400</text:p>
          </table:table-cell>
          <table:table-cell office:value-type="float" office:value="1570">
            <text:p>1570</text:p>
          </table:table-cell>
          <table:table-cell office:value-type="float" office:value="1407540">
            <text:p>1407540</text:p>
          </table:table-cell>
          <table:table-cell office:value-type="float" office:value="401904">
            <text:p>401904</text:p>
          </table:table-cell>
        </table:table-row>
        <table:table-row table:style-name="ro1">
          <table:table-cell office:value-type="string">
            <text:p>party</text:p>
          </table:table-cell>
          <table:table-cell office:value-type="float" office:value="0.06413257">
            <text:p>0.06413257</text:p>
          </table:table-cell>
          <table:table-cell office:value-type="float" office:value="0.9766983">
            <text:p>0.9766983</text:p>
          </table:table-cell>
          <table:table-cell office:value-type="float" office:value="0.04094698">
            <text:p>0.04094698</text:p>
          </table:table-cell>
          <table:table-cell office:value-type="float" office:value="0.99252666">
            <text:p>0.99252666</text:p>
          </table:table-cell>
          <table:table-cell/>
          <table:table-cell office:value-type="float" office:value="46526">
            <text:p>46526</text:p>
          </table:table-cell>
          <table:table-cell office:value-type="float" office:value="1110">
            <text:p>1110</text:p>
          </table:table-cell>
          <table:table-cell office:value-type="float" office:value="678940">
            <text:p>678940</text:p>
          </table:table-cell>
          <table:table-cell office:value-type="float" office:value="1234838">
            <text:p>1234838</text:p>
          </table:table-cell>
          <table:table-cell office:value-type="float" office:value="47280">
            <text:p>47280</text:p>
          </table:table-cell>
          <table:table-cell office:value-type="float" office:value="356">
            <text:p>356</text:p>
          </table:table-cell>
          <table:table-cell office:value-type="float" office:value="1107384">
            <text:p>1107384</text:p>
          </table:table-cell>
          <table:table-cell office:value-type="float" office:value="806394">
            <text:p>806394</text:p>
          </table:table-cell>
        </table:table-row>
        <table:table-row table:style-name="ro1">
          <table:table-cell office:value-type="string">
            <text:p>producer</text:p>
          </table:table-cell>
          <table:table-cell office:value-type="float" office:value="0.18631353">
            <text:p>0.18631353</text:p>
          </table:table-cell>
          <table:table-cell office:value-type="float" office:value="0.97419203">
            <text:p>0.97419203</text:p>
          </table:table-cell>
          <table:table-cell office:value-type="float" office:value="0.10023722">
            <text:p>0.10023722</text:p>
          </table:table-cell>
          <table:table-cell office:value-type="float" office:value="0.99252668">
            <text:p>0.99252668</text:p>
          </table:table-cell>
          <table:table-cell/>
          <table:table-cell office:value-type="float" office:value="128531">
            <text:p>128531</text:p>
          </table:table-cell>
          <table:table-cell office:value-type="float" office:value="3405">
            <text:p>3405</text:p>
          </table:table-cell>
          <table:table-cell office:value-type="float" office:value="561333">
            <text:p>561333</text:p>
          </table:table-cell>
          <table:table-cell office:value-type="float" office:value="1268145">
            <text:p>1268145</text:p>
          </table:table-cell>
          <table:table-cell office:value-type="float" office:value="130950">
            <text:p>130950</text:p>
          </table:table-cell>
          <table:table-cell office:value-type="float" office:value="986">
            <text:p>986</text:p>
          </table:table-cell>
          <table:table-cell office:value-type="float" office:value="1175451">
            <text:p>1175451</text:p>
          </table:table-cell>
          <table:table-cell office:value-type="float" office:value="654027">
            <text:p>654027</text:p>
          </table:table-cell>
        </table:table-row>
        <table:table-row table:style-name="ro2">
          <table:table-cell office:value-type="string">
            <text:p>managerClub</text:p>
          </table:table-cell>
          <table:table-cell office:value-type="float" office:value="0.01296693">
            <text:p>0.01296693</text:p>
          </table:table-cell>
          <table:table-cell office:value-type="float" office:value="0.96602366">
            <text:p>0.96602366</text:p>
          </table:table-cell>
          <table:table-cell office:value-type="float" office:value="0.01043456">
            <text:p>0.01043456</text:p>
          </table:table-cell>
          <table:table-cell office:value-type="float" office:value="0.99047392">
            <text:p>0.99047392</text:p>
          </table:table-cell>
          <table:table-cell/>
          <table:table-cell office:value-type="float" office:value="12169">
            <text:p>12169</text:p>
          </table:table-cell>
          <table:table-cell office:value-type="float" office:value="428">
            <text:p>428</text:p>
          </table:table-cell>
          <table:table-cell office:value-type="float" office:value="926295">
            <text:p>926295</text:p>
          </table:table-cell>
          <table:table-cell office:value-type="float" office:value="1022522">
            <text:p>1022522</text:p>
          </table:table-cell>
          <table:table-cell office:value-type="float" office:value="12477">
            <text:p>12477</text:p>
          </table:table-cell>
          <table:table-cell office:value-type="float" office:value="120">
            <text:p>120</text:p>
          </table:table-cell>
          <table:table-cell office:value-type="float" office:value="1183261">
            <text:p>1183261</text:p>
          </table:table-cell>
          <table:table-cell office:value-type="float" office:value="765556">
            <text:p>765556</text:p>
          </table:table-cell>
        </table:table-row>
        <table:table-row table:style-name="ro2">
          <table:table-cell office:value-type="string">
            <text:p>otherParty</text:p>
          </table:table-cell>
          <table:table-cell office:value-type="float" office:value="0.0056006">
            <text:p>0.0056006</text:p>
          </table:table-cell>
          <table:table-cell office:value-type="float" office:value="0.96585052">
            <text:p>0.96585052</text:p>
          </table:table-cell>
          <table:table-cell office:value-type="float" office:value="0.00326704">
            <text:p>0.00326704</text:p>
          </table:table-cell>
          <table:table-cell office:value-type="float" office:value="0.98775773">
            <text:p>0.98775773</text:p>
          </table:table-cell>
          <table:table-cell/>
          <table:table-cell office:value-type="float" office:value="1499">
            <text:p>1499</text:p>
          </table:table-cell>
          <table:table-cell office:value-type="float" office:value="53">
            <text:p>53</text:p>
          </table:table-cell>
          <table:table-cell office:value-type="float" office:value="266151">
            <text:p>266151</text:p>
          </table:table-cell>
          <table:table-cell office:value-type="float" office:value="1693711">
            <text:p>1693711</text:p>
          </table:table-cell>
          <table:table-cell office:value-type="float" office:value="1533">
            <text:p>1533</text:p>
          </table:table-cell>
          <table:table-cell office:value-type="float" office:value="19">
            <text:p>19</text:p>
          </table:table-cell>
          <table:table-cell office:value-type="float" office:value="467699">
            <text:p>467699</text:p>
          </table:table-cell>
          <table:table-cell office:value-type="float" office:value="1492163">
            <text:p>1492163</text:p>
          </table:table-cell>
        </table:table-row>
        <table:table-row table:style-name="ro1">
          <table:table-cell office:value-type="string">
            <text:p>cinematography</text:p>
          </table:table-cell>
          <table:table-cell office:value-type="float" office:value="0.05694885">
            <text:p>0.05694885</text:p>
          </table:table-cell>
          <table:table-cell office:value-type="float" office:value="0.96527915">
            <text:p>0.96527915</text:p>
          </table:table-cell>
          <table:table-cell office:value-type="float" office:value="0.02265331">
            <text:p>0.02265331</text:p>
          </table:table-cell>
          <table:table-cell office:value-type="float" office:value="0.99202999">
            <text:p>0.99202999</text:p>
          </table:table-cell>
          <table:table-cell/>
          <table:table-cell office:value-type="float" office:value="24465">
            <text:p>24465</text:p>
          </table:table-cell>
          <table:table-cell office:value-type="float" office:value="880">
            <text:p>880</text:p>
          </table:table-cell>
          <table:table-cell office:value-type="float" office:value="405131">
            <text:p>405131</text:p>
          </table:table-cell>
          <table:table-cell office:value-type="float" office:value="1530938">
            <text:p>1530938</text:p>
          </table:table-cell>
          <table:table-cell office:value-type="float" office:value="25143">
            <text:p>25143</text:p>
          </table:table-cell>
          <table:table-cell office:value-type="float" office:value="202">
            <text:p>202</text:p>
          </table:table-cell>
          <table:table-cell office:value-type="float" office:value="1084761">
            <text:p>1084761</text:p>
          </table:table-cell>
          <table:table-cell office:value-type="float" office:value="851308">
            <text:p>851308</text:p>
          </table:table-cell>
        </table:table-row>
        <table:table-row table:style-name="ro1">
          <table:table-cell office:value-type="string">
            <text:p>editing</text:p>
          </table:table-cell>
          <table:table-cell office:value-type="float" office:value="0.04141009">
            <text:p>0.04141009</text:p>
          </table:table-cell>
          <table:table-cell office:value-type="float" office:value="0.96310282">
            <text:p>0.96310282</text:p>
          </table:table-cell>
          <table:table-cell office:value-type="float" office:value="0.01653875">
            <text:p>0.01653875</text:p>
          </table:table-cell>
          <table:table-cell office:value-type="float" office:value="0.99109936">
            <text:p>0.99109936</text:p>
          </table:table-cell>
          <table:table-cell/>
          <table:table-cell office:value-type="float" office:value="17854">
            <text:p>17854</text:p>
          </table:table-cell>
          <table:table-cell office:value-type="float" office:value="684">
            <text:p>684</text:p>
          </table:table-cell>
          <table:table-cell office:value-type="float" office:value="413297">
            <text:p>413297</text:p>
          </table:table-cell>
          <table:table-cell office:value-type="float" office:value="1529579">
            <text:p>1529579</text:p>
          </table:table-cell>
          <table:table-cell office:value-type="float" office:value="18373">
            <text:p>18373</text:p>
          </table:table-cell>
          <table:table-cell office:value-type="float" office:value="165">
            <text:p>165</text:p>
          </table:table-cell>
          <table:table-cell office:value-type="float" office:value="1092533">
            <text:p>1092533</text:p>
          </table:table-cell>
          <table:table-cell office:value-type="float" office:value="850343">
            <text:p>850343</text:p>
          </table:table-cell>
        </table:table-row>
        <table:table-row table:style-name="ro2">
          <table:table-cell office:value-type="string">
            <text:p>sisterStation</text:p>
          </table:table-cell>
          <table:table-cell office:value-type="float" office:value="0.05235576">
            <text:p>0.05235576</text:p>
          </table:table-cell>
          <table:table-cell office:value-type="float" office:value="0.95975089">
            <text:p>0.95975089</text:p>
          </table:table-cell>
          <table:table-cell office:value-type="float" office:value="0.02891074">
            <text:p>0.02891074</text:p>
          </table:table-cell>
          <table:table-cell office:value-type="float" office:value="0.99919271">
            <text:p>0.99919271</text:p>
          </table:table-cell>
          <table:table-cell/>
          <table:table-cell office:value-type="float" office:value="8322">
            <text:p>8322</text:p>
          </table:table-cell>
          <table:table-cell office:value-type="float" office:value="349">
            <text:p>349</text:p>
          </table:table-cell>
          <table:table-cell office:value-type="float" office:value="150629">
            <text:p>150629</text:p>
          </table:table-cell>
          <table:table-cell office:value-type="float" office:value="1802114">
            <text:p>1802114</text:p>
          </table:table-cell>
          <table:table-cell office:value-type="float" office:value="8664">
            <text:p>8664</text:p>
          </table:table-cell>
          <table:table-cell office:value-type="float" office:value="7">
            <text:p>7</text:p>
          </table:table-cell>
          <table:table-cell office:value-type="float" office:value="291017">
            <text:p>291017</text:p>
          </table:table-cell>
          <table:table-cell office:value-type="float" office:value="1661726">
            <text:p>1661726</text:p>
          </table:table-cell>
        </table:table-row>
        <table:table-row table:style-name="ro2">
          <table:table-cell office:value-type="string">
            <text:p>servingRailwayLine</text:p>
          </table:table-cell>
          <table:table-cell office:value-type="float" office:value="0.03006543">
            <text:p>0.03006543</text:p>
          </table:table-cell>
          <table:table-cell office:value-type="float" office:value="0.95566952">
            <text:p>0.95566952</text:p>
          </table:table-cell>
          <table:table-cell office:value-type="float" office:value="0.01663106">
            <text:p>0.01663106</text:p>
          </table:table-cell>
          <table:table-cell office:value-type="float" office:value="0.9954416">
            <text:p>0.9954416</text:p>
          </table:table-cell>
          <table:table-cell/>
          <table:table-cell office:value-type="float" office:value="8386">
            <text:p>8386</text:p>
          </table:table-cell>
          <table:table-cell office:value-type="float" office:value="389">
            <text:p>389</text:p>
          </table:table-cell>
          <table:table-cell office:value-type="float" office:value="270539">
            <text:p>270539</text:p>
          </table:table-cell>
          <table:table-cell office:value-type="float" office:value="1682100">
            <text:p>1682100</text:p>
          </table:table-cell>
          <table:table-cell office:value-type="float" office:value="8735">
            <text:p>8735</text:p>
          </table:table-cell>
          <table:table-cell office:value-type="float" office:value="40">
            <text:p>40</text:p>
          </table:table-cell>
          <table:table-cell office:value-type="float" office:value="516487">
            <text:p>516487</text:p>
          </table:table-cell>
          <table:table-cell office:value-type="float" office:value="1436152">
            <text:p>1436152</text:p>
          </table:table-cell>
        </table:table-row>
        <table:table-row table:style-name="ro2">
          <table:table-cell office:value-type="string">
            <text:p>debutTeam</text:p>
          </table:table-cell>
          <table:table-cell office:value-type="float" office:value="0.00758336">
            <text:p>0.00758336</text:p>
          </table:table-cell>
          <table:table-cell office:value-type="float" office:value="0.95515482">
            <text:p>0.95515482</text:p>
          </table:table-cell>
          <table:table-cell office:value-type="float" office:value="0.00591259">
            <text:p>0.00591259</text:p>
          </table:table-cell>
          <table:table-cell office:value-type="float" office:value="0.97852652">
            <text:p>0.97852652</text:p>
          </table:table-cell>
          <table:table-cell/>
          <table:table-cell office:value-type="float" office:value="8051">
            <text:p>8051</text:p>
          </table:table-cell>
          <table:table-cell office:value-type="float" office:value="378">
            <text:p>378</text:p>
          </table:table-cell>
          <table:table-cell office:value-type="float" office:value="1053615">
            <text:p>1053615</text:p>
          </table:table-cell>
          <table:table-cell office:value-type="float" office:value="899370">
            <text:p>899370</text:p>
          </table:table-cell>
          <table:table-cell office:value-type="float" office:value="8248">
            <text:p>8248</text:p>
          </table:table-cell>
          <table:table-cell office:value-type="float" office:value="181">
            <text:p>181</text:p>
          </table:table-cell>
          <table:table-cell office:value-type="float" office:value="1386741">
            <text:p>1386741</text:p>
          </table:table-cell>
          <table:table-cell office:value-type="float" office:value="566244">
            <text:p>566244</text:p>
          </table:table-cell>
        </table:table-row>
        <table:table-row table:style-name="ro1">
          <table:table-cell office:value-type="string">
            <text:p>writer</text:p>
          </table:table-cell>
          <table:table-cell office:value-type="float" office:value="0.1272151">
            <text:p>0.1272151</text:p>
          </table:table-cell>
          <table:table-cell office:value-type="float" office:value="0.95246771">
            <text:p>0.95246771</text:p>
          </table:table-cell>
          <table:table-cell office:value-type="float" office:value="0.06615564">
            <text:p>0.06615564</text:p>
          </table:table-cell>
          <table:table-cell office:value-type="float" office:value="0.98265142">
            <text:p>0.98265142</text:p>
          </table:table-cell>
          <table:table-cell/>
          <table:table-cell office:value-type="float" office:value="81035">
            <text:p>81035</text:p>
          </table:table-cell>
          <table:table-cell office:value-type="float" office:value="4044">
            <text:p>4044</text:p>
          </table:table-cell>
          <table:table-cell office:value-type="float" office:value="555957">
            <text:p>555957</text:p>
          </table:table-cell>
          <table:table-cell office:value-type="float" office:value="1320378">
            <text:p>1320378</text:p>
          </table:table-cell>
          <table:table-cell office:value-type="float" office:value="83603">
            <text:p>83603</text:p>
          </table:table-cell>
          <table:table-cell office:value-type="float" office:value="1476">
            <text:p>1476</text:p>
          </table:table-cell>
          <table:table-cell office:value-type="float" office:value="1180129">
            <text:p>1180129</text:p>
          </table:table-cell>
          <table:table-cell office:value-type="float" office:value="696206">
            <text:p>696206</text:p>
          </table:table-cell>
        </table:table-row>
        <table:table-row table:style-name="ro1">
          <table:table-cell office:value-type="string">
            <text:p>battle</text:p>
          </table:table-cell>
          <table:table-cell office:value-type="float" office:value="0.0358502">
            <text:p>0.0358502</text:p>
          </table:table-cell>
          <table:table-cell office:value-type="float" office:value="0.95153669">
            <text:p>0.95153669</text:p>
          </table:table-cell>
          <table:table-cell office:value-type="float" office:value="0.02649861">
            <text:p>0.02649861</text:p>
          </table:table-cell>
          <table:table-cell office:value-type="float" office:value="0.97786842">
            <text:p>0.97786842</text:p>
          </table:table-cell>
          <table:table-cell/>
          <table:table-cell office:value-type="float" office:value="23561">
            <text:p>23561</text:p>
          </table:table-cell>
          <table:table-cell office:value-type="float" office:value="1200">
            <text:p>1200</text:p>
          </table:table-cell>
          <table:table-cell office:value-type="float" office:value="633646">
            <text:p>633646</text:p>
          </table:table-cell>
          <table:table-cell office:value-type="float" office:value="1303007">
            <text:p>1303007</text:p>
          </table:table-cell>
          <table:table-cell office:value-type="float" office:value="24213">
            <text:p>24213</text:p>
          </table:table-cell>
          <table:table-cell office:value-type="float" office:value="548">
            <text:p>548</text:p>
          </table:table-cell>
          <table:table-cell office:value-type="float" office:value="889533">
            <text:p>889533</text:p>
          </table:table-cell>
          <table:table-cell office:value-type="float" office:value="1047120">
            <text:p>1047120</text:p>
          </table:table-cell>
        </table:table-row>
        <table:table-row table:style-name="ro2">
          <table:table-cell office:value-type="string">
            <text:p>deathPlace</text:p>
          </table:table-cell>
          <table:table-cell office:value-type="float" office:value="0.0651305">
            <text:p>0.0651305</text:p>
          </table:table-cell>
          <table:table-cell office:value-type="float" office:value="0.94990988">
            <text:p>0.94990988</text:p>
          </table:table-cell>
          <table:table-cell office:value-type="float" office:value="0.05424221">
            <text:p>0.05424221</text:p>
          </table:table-cell>
          <table:table-cell office:value-type="float" office:value="0.97171758">
            <text:p>0.97171758</text:p>
          </table:table-cell>
          <table:table-cell/>
          <table:table-cell office:value-type="float" office:value="80104">
            <text:p>80104</text:p>
          </table:table-cell>
          <table:table-cell office:value-type="float" office:value="4224">
            <text:p>4224</text:p>
          </table:table-cell>
          <table:table-cell office:value-type="float" office:value="1149796">
            <text:p>1149796</text:p>
          </table:table-cell>
          <table:table-cell office:value-type="float" office:value="727290">
            <text:p>727290</text:p>
          </table:table-cell>
          <table:table-cell office:value-type="float" office:value="81943">
            <text:p>81943</text:p>
          </table:table-cell>
          <table:table-cell office:value-type="float" office:value="2385">
            <text:p>2385</text:p>
          </table:table-cell>
          <table:table-cell office:value-type="float" office:value="1428744">
            <text:p>1428744</text:p>
          </table:table-cell>
          <table:table-cell office:value-type="float" office:value="448342">
            <text:p>448342</text:p>
          </table:table-cell>
        </table:table-row>
        <table:table-row table:style-name="ro2">
          <table:table-cell office:value-type="string">
            <text:p>birthPlace</text:p>
          </table:table-cell>
          <table:table-cell office:value-type="float" office:value="0.16486412">
            <text:p>0.16486412</text:p>
          </table:table-cell>
          <table:table-cell office:value-type="float" office:value="0.94610615">
            <text:p>0.94610615</text:p>
          </table:table-cell>
          <table:table-cell office:value-type="float" office:value="0.14648706">
            <text:p>0.14648706</text:p>
          </table:table-cell>
          <table:table-cell office:value-type="float" office:value="0.97279111">
            <text:p>0.97279111</text:p>
          </table:table-cell>
          <table:table-cell/>
          <table:table-cell office:value-type="float" office:value="241978">
            <text:p>241978</text:p>
          </table:table-cell>
          <table:table-cell office:value-type="float" office:value="13784">
            <text:p>13784</text:p>
          </table:table-cell>
          <table:table-cell office:value-type="float" office:value="1225764">
            <text:p>1225764</text:p>
          </table:table-cell>
          <table:table-cell office:value-type="float" office:value="479888">
            <text:p>479888</text:p>
          </table:table-cell>
          <table:table-cell office:value-type="float" office:value="248803">
            <text:p>248803</text:p>
          </table:table-cell>
          <table:table-cell office:value-type="float" office:value="6959">
            <text:p>6959</text:p>
          </table:table-cell>
          <table:table-cell office:value-type="float" office:value="1449661">
            <text:p>1449661</text:p>
          </table:table-cell>
          <table:table-cell office:value-type="float" office:value="255991">
            <text:p>255991</text:p>
          </table:table-cell>
        </table:table-row>
        <table:table-row table:style-name="ro2">
          <table:table-cell office:value-type="string">
            <text:p>knownFor</text:p>
          </table:table-cell>
          <table:table-cell office:value-type="float" office:value="0.01874356">
            <text:p>0.01874356</text:p>
          </table:table-cell>
          <table:table-cell office:value-type="float" office:value="0.94278041">
            <text:p>0.94278041</text:p>
          </table:table-cell>
          <table:table-cell office:value-type="float" office:value="0.01490222">
            <text:p>0.01490222</text:p>
          </table:table-cell>
          <table:table-cell office:value-type="float" office:value="0.97822152">
            <text:p>0.97822152</text:p>
          </table:table-cell>
          <table:table-cell/>
          <table:table-cell office:value-type="float" office:value="16147">
            <text:p>16147</text:p>
          </table:table-cell>
          <table:table-cell office:value-type="float" office:value="980">
            <text:p>980</text:p>
          </table:table-cell>
          <table:table-cell office:value-type="float" office:value="845322">
            <text:p>845322</text:p>
          </table:table-cell>
          <table:table-cell office:value-type="float" office:value="1098965">
            <text:p>1098965</text:p>
          </table:table-cell>
          <table:table-cell office:value-type="float" office:value="16754">
            <text:p>16754</text:p>
          </table:table-cell>
          <table:table-cell office:value-type="float" office:value="373">
            <text:p>373</text:p>
          </table:table-cell>
          <table:table-cell office:value-type="float" office:value="1107508">
            <text:p>1107508</text:p>
          </table:table-cell>
          <table:table-cell office:value-type="float" office:value="836779">
            <text:p>836779</text:p>
          </table:table-cell>
        </table:table-row>
        <table:table-row table:style-name="ro1">
          <table:table-cell office:value-type="string">
            <text:p>starring</text:p>
          </table:table-cell>
          <table:table-cell office:value-type="float" office:value="0.09690572">
            <text:p>0.09690572</text:p>
          </table:table-cell>
          <table:table-cell office:value-type="float" office:value="0.94200901">
            <text:p>0.94200901</text:p>
          </table:table-cell>
          <table:table-cell office:value-type="float" office:value="0.05148285">
            <text:p>0.05148285</text:p>
          </table:table-cell>
          <table:table-cell office:value-type="float" office:value="0.98283063">
            <text:p>0.98283063</text:p>
          </table:table-cell>
          <table:table-cell/>
          <table:table-cell office:value-type="float" office:value="69021">
            <text:p>69021</text:p>
          </table:table-cell>
          <table:table-cell office:value-type="float" office:value="4249">
            <text:p>4249</text:p>
          </table:table-cell>
          <table:table-cell office:value-type="float" office:value="643228">
            <text:p>643228</text:p>
          </table:table-cell>
          <table:table-cell office:value-type="float" office:value="1244916">
            <text:p>1244916</text:p>
          </table:table-cell>
          <table:table-cell office:value-type="float" office:value="72012">
            <text:p>72012</text:p>
          </table:table-cell>
          <table:table-cell office:value-type="float" office:value="1258">
            <text:p>1258</text:p>
          </table:table-cell>
          <table:table-cell office:value-type="float" office:value="1326745">
            <text:p>1326745</text:p>
          </table:table-cell>
          <table:table-cell office:value-type="float" office:value="561399">
            <text:p>561399</text:p>
          </table:table-cell>
        </table:table-row>
        <table:table-row table:style-name="ro2">
          <table:table-cell office:value-type="string">
            <text:p>musicComposer</text:p>
          </table:table-cell>
          <table:table-cell office:value-type="float" office:value="0.07685304">
            <text:p>0.07685304</text:p>
          </table:table-cell>
          <table:table-cell office:value-type="float" office:value="0.94157746">
            <text:p>0.94157746</text:p>
          </table:table-cell>
          <table:table-cell office:value-type="float" office:value="0.03111828">
            <text:p>0.03111828</text:p>
          </table:table-cell>
          <table:table-cell office:value-type="float" office:value="0.97577465">
            <text:p>0.97577465</text:p>
          </table:table-cell>
          <table:table-cell/>
          <table:table-cell office:value-type="float" office:value="33426">
            <text:p>33426</text:p>
          </table:table-cell>
          <table:table-cell office:value-type="float" office:value="2074">
            <text:p>2074</text:p>
          </table:table-cell>
          <table:table-cell office:value-type="float" office:value="401508">
            <text:p>401508</text:p>
          </table:table-cell>
          <table:table-cell office:value-type="float" office:value="1524406">
            <text:p>1524406</text:p>
          </table:table-cell>
          <table:table-cell office:value-type="float" office:value="34640">
            <text:p>34640</text:p>
          </table:table-cell>
          <table:table-cell office:value-type="float" office:value="860">
            <text:p>860</text:p>
          </table:table-cell>
          <table:table-cell office:value-type="float" office:value="1078532">
            <text:p>1078532</text:p>
          </table:table-cell>
          <table:table-cell office:value-type="float" office:value="847382">
            <text:p>847382</text:p>
          </table:table-cell>
        </table:table-row>
        <table:table-row table:style-name="ro2">
          <table:table-cell office:value-type="string">
            <text:p>recordLabel</text:p>
          </table:table-cell>
          <table:table-cell office:value-type="float" office:value="0.19956373">
            <text:p>0.19956373</text:p>
          </table:table-cell>
          <table:table-cell office:value-type="float" office:value="0.94051684">
            <text:p>0.94051684</text:p>
          </table:table-cell>
          <table:table-cell office:value-type="float" office:value="0.15479863">
            <text:p>0.15479863</text:p>
          </table:table-cell>
          <table:table-cell office:value-type="float" office:value="0.97977134">
            <text:p>0.97977134</text:p>
          </table:table-cell>
          <table:table-cell/>
          <table:table-cell office:value-type="float" office:value="150130">
            <text:p>150130</text:p>
          </table:table-cell>
          <table:table-cell office:value-type="float" office:value="9495">
            <text:p>9495</text:p>
          </table:table-cell>
          <table:table-cell office:value-type="float" office:value="602161">
            <text:p>602161</text:p>
          </table:table-cell>
          <table:table-cell office:value-type="float" office:value="1199628">
            <text:p>1199628</text:p>
          </table:table-cell>
          <table:table-cell office:value-type="float" office:value="156396">
            <text:p>156396</text:p>
          </table:table-cell>
          <table:table-cell office:value-type="float" office:value="3229">
            <text:p>3229</text:p>
          </table:table-cell>
          <table:table-cell office:value-type="float" office:value="853923">
            <text:p>853923</text:p>
          </table:table-cell>
          <table:table-cell office:value-type="float" office:value="947866">
            <text:p>947866</text:p>
          </table:table-cell>
        </table:table-row>
        <table:table-row table:style-name="ro1">
          <table:table-cell office:value-type="string">
            <text:p>portrayer</text:p>
          </table:table-cell>
          <table:table-cell office:value-type="float" office:value="0.01836314">
            <text:p>0.01836314</text:p>
          </table:table-cell>
          <table:table-cell office:value-type="float" office:value="0.93938161">
            <text:p>0.93938161</text:p>
          </table:table-cell>
          <table:table-cell office:value-type="float" office:value="0.00928925">
            <text:p>0.00928925</text:p>
          </table:table-cell>
          <table:table-cell office:value-type="float" office:value="0.9825061">
            <text:p>0.9825061</text:p>
          </table:table-cell>
          <table:table-cell/>
          <table:table-cell office:value-type="float" office:value="2309">
            <text:p>2309</text:p>
          </table:table-cell>
          <table:table-cell office:value-type="float" office:value="149">
            <text:p>149</text:p>
          </table:table-cell>
          <table:table-cell office:value-type="float" office:value="123432">
            <text:p>123432</text:p>
          </table:table-cell>
          <table:table-cell office:value-type="float" office:value="1835524">
            <text:p>1835524</text:p>
          </table:table-cell>
          <table:table-cell office:value-type="float" office:value="2415">
            <text:p>2415</text:p>
          </table:table-cell>
          <table:table-cell office:value-type="float" office:value="43">
            <text:p>43</text:p>
          </table:table-cell>
          <table:table-cell office:value-type="float" office:value="257563">
            <text:p>257563</text:p>
          </table:table-cell>
          <table:table-cell office:value-type="float" office:value="1701393">
            <text:p>1701393</text:p>
          </table:table-cell>
        </table:table-row>
        <table:table-row table:style-name="ro2">
          <table:table-cell office:value-type="string">
            <text:p>highschool</text:p>
          </table:table-cell>
          <table:table-cell office:value-type="float" office:value="0.00380324">
            <text:p>0.00380324</text:p>
          </table:table-cell>
          <table:table-cell office:value-type="float" office:value="0.93508388">
            <text:p>0.93508388</text:p>
          </table:table-cell>
          <table:table-cell office:value-type="float" office:value="0.00243453">
            <text:p>0.00243453</text:p>
          </table:table-cell>
          <table:table-cell office:value-type="float" office:value="0.98176513">
            <text:p>0.98176513</text:p>
          </table:table-cell>
          <table:table-cell/>
          <table:table-cell office:value-type="float" office:value="1282">
            <text:p>1282</text:p>
          </table:table-cell>
          <table:table-cell office:value-type="float" office:value="89">
            <text:p>89</text:p>
          </table:table-cell>
          <table:table-cell office:value-type="float" office:value="335799">
            <text:p>335799</text:p>
          </table:table-cell>
          <table:table-cell office:value-type="float" office:value="1624244">
            <text:p>1624244</text:p>
          </table:table-cell>
          <table:table-cell office:value-type="float" office:value="1346">
            <text:p>1346</text:p>
          </table:table-cell>
          <table:table-cell office:value-type="float" office:value="25">
            <text:p>25</text:p>
          </table:table-cell>
          <table:table-cell office:value-type="float" office:value="551532">
            <text:p>551532</text:p>
          </table:table-cell>
          <table:table-cell office:value-type="float" office:value="1408511">
            <text:p>1408511</text:p>
          </table:table-cell>
        </table:table-row>
        <table:table-row table:style-name="ro2">
          <table:table-cell office:value-type="string">
            <text:p>influencedBy</text:p>
          </table:table-cell>
          <table:table-cell office:value-type="float" office:value="0.00704346">
            <text:p>0.00704346</text:p>
          </table:table-cell>
          <table:table-cell office:value-type="float" office:value="0.93321388">
            <text:p>0.93321388</text:p>
          </table:table-cell>
          <table:table-cell office:value-type="float" office:value="0.00571002">
            <text:p>0.00571002</text:p>
          </table:table-cell>
          <table:table-cell office:value-type="float" office:value="0.97410002">
            <text:p>0.97410002</text:p>
          </table:table-cell>
          <table:table-cell/>
          <table:table-cell office:value-type="float" office:value="5729">
            <text:p>5729</text:p>
          </table:table-cell>
          <table:table-cell office:value-type="float" office:value="410">
            <text:p>410</text:p>
          </table:table-cell>
          <table:table-cell office:value-type="float" office:value="807650">
            <text:p>807650</text:p>
          </table:table-cell>
          <table:table-cell office:value-type="float" office:value="1147625">
            <text:p>1147625</text:p>
          </table:table-cell>
          <table:table-cell office:value-type="float" office:value="5980">
            <text:p>5980</text:p>
          </table:table-cell>
          <table:table-cell office:value-type="float" office:value="159">
            <text:p>159</text:p>
          </table:table-cell>
          <table:table-cell office:value-type="float" office:value="1041301">
            <text:p>1041301</text:p>
          </table:table-cell>
          <table:table-cell office:value-type="float" office:value="913974">
            <text:p>913974</text:p>
          </table:table-cell>
        </table:table-row>
        <table:table-row table:style-name="ro2">
          <table:table-cell office:value-type="string">
            <text:p>musicalArtist</text:p>
          </table:table-cell>
          <table:table-cell office:value-type="float" office:value="0.09077229">
            <text:p>0.09077229</text:p>
          </table:table-cell>
          <table:table-cell office:value-type="float" office:value="0.92305731">
            <text:p>0.92305731</text:p>
          </table:table-cell>
          <table:table-cell office:value-type="float" office:value="0.06089302">
            <text:p>0.06089302</text:p>
          </table:table-cell>
          <table:table-cell office:value-type="float" office:value="0.97429293">
            <text:p>0.97429293</text:p>
          </table:table-cell>
          <table:table-cell/>
          <table:table-cell office:value-type="float" office:value="36194">
            <text:p>36194</text:p>
          </table:table-cell>
          <table:table-cell office:value-type="float" office:value="3017">
            <text:p>3017</text:p>
          </table:table-cell>
          <table:table-cell office:value-type="float" office:value="362540">
            <text:p>362540</text:p>
          </table:table-cell>
          <table:table-cell office:value-type="float" office:value="1559663">
            <text:p>1559663</text:p>
          </table:table-cell>
          <table:table-cell office:value-type="float" office:value="38203">
            <text:p>38203</text:p>
          </table:table-cell>
          <table:table-cell office:value-type="float" office:value="1008">
            <text:p>1008</text:p>
          </table:table-cell>
          <table:table-cell office:value-type="float" office:value="589176">
            <text:p>589176</text:p>
          </table:table-cell>
          <table:table-cell office:value-type="float" office:value="1333027">
            <text:p>1333027</text:p>
          </table:table-cell>
        </table:table-row>
        <table:table-row table:style-name="ro2">
          <table:table-cell office:value-type="string">
            <text:p>musicalBand</text:p>
          </table:table-cell>
          <table:table-cell office:value-type="float" office:value="0.09077229">
            <text:p>0.09077229</text:p>
          </table:table-cell>
          <table:table-cell office:value-type="float" office:value="0.92305731">
            <text:p>0.92305731</text:p>
          </table:table-cell>
          <table:table-cell office:value-type="float" office:value="0.06089302">
            <text:p>0.06089302</text:p>
          </table:table-cell>
          <table:table-cell office:value-type="float" office:value="0.97429293">
            <text:p>0.97429293</text:p>
          </table:table-cell>
          <table:table-cell/>
          <table:table-cell office:value-type="float" office:value="36194">
            <text:p>36194</text:p>
          </table:table-cell>
          <table:table-cell office:value-type="float" office:value="3017">
            <text:p>3017</text:p>
          </table:table-cell>
          <table:table-cell office:value-type="float" office:value="362540">
            <text:p>362540</text:p>
          </table:table-cell>
          <table:table-cell office:value-type="float" office:value="1559663">
            <text:p>1559663</text:p>
          </table:table-cell>
          <table:table-cell office:value-type="float" office:value="38203">
            <text:p>38203</text:p>
          </table:table-cell>
          <table:table-cell office:value-type="float" office:value="1008">
            <text:p>1008</text:p>
          </table:table-cell>
          <table:table-cell office:value-type="float" office:value="589176">
            <text:p>589176</text:p>
          </table:table-cell>
          <table:table-cell office:value-type="float" office:value="1333027">
            <text:p>1333027</text:p>
          </table:table-cell>
        </table:table-row>
        <table:table-row table:style-name="ro1">
          <table:table-cell office:value-type="string">
            <text:p>state</text:p>
          </table:table-cell>
          <table:table-cell office:value-type="float" office:value="0.05258606">
            <text:p>0.05258606</text:p>
          </table:table-cell>
          <table:table-cell office:value-type="float" office:value="0.92265748">
            <text:p>0.92265748</text:p>
          </table:table-cell>
          <table:table-cell office:value-type="float" office:value="0.03732926">
            <text:p>0.03732926</text:p>
          </table:table-cell>
          <table:table-cell office:value-type="float" office:value="0.98618792">
            <text:p>0.98618792</text:p>
          </table:table-cell>
          <table:table-cell/>
          <table:table-cell office:value-type="float" office:value="35872">
            <text:p>35872</text:p>
          </table:table-cell>
          <table:table-cell office:value-type="float" office:value="3007">
            <text:p>3007</text:p>
          </table:table-cell>
          <table:table-cell office:value-type="float" office:value="646286">
            <text:p>646286</text:p>
          </table:table-cell>
          <table:table-cell office:value-type="float" office:value="1276249">
            <text:p>1276249</text:p>
          </table:table-cell>
          <table:table-cell office:value-type="float" office:value="38342">
            <text:p>38342</text:p>
          </table:table-cell>
          <table:table-cell office:value-type="float" office:value="537">
            <text:p>537</text:p>
          </table:table-cell>
          <table:table-cell office:value-type="float" office:value="988788">
            <text:p>988788</text:p>
          </table:table-cell>
          <table:table-cell office:value-type="float" office:value="933747">
            <text:p>933747</text:p>
          </table:table-cell>
        </table:table-row>
        <table:table-row table:style-name="ro2">
          <table:table-cell office:value-type="string">
            <text:p>militaryBranch</text:p>
          </table:table-cell>
          <table:table-cell office:value-type="float" office:value="0.04820985">
            <text:p>0.04820985</text:p>
          </table:table-cell>
          <table:table-cell office:value-type="float" office:value="0.92063106">
            <text:p>0.92063106</text:p>
          </table:table-cell>
          <table:table-cell office:value-type="float" office:value="0.03442878">
            <text:p>0.03442878</text:p>
          </table:table-cell>
          <table:table-cell office:value-type="float" office:value="0.96372103">
            <text:p>0.96372103</text:p>
          </table:table-cell>
          <table:table-cell/>
          <table:table-cell office:value-type="float" office:value="26493">
            <text:p>26493</text:p>
          </table:table-cell>
          <table:table-cell office:value-type="float" office:value="2284">
            <text:p>2284</text:p>
          </table:table-cell>
          <table:table-cell office:value-type="float" office:value="523042">
            <text:p>523042</text:p>
          </table:table-cell>
          <table:table-cell office:value-type="float" office:value="1409595">
            <text:p>1409595</text:p>
          </table:table-cell>
          <table:table-cell office:value-type="float" office:value="27733">
            <text:p>27733</text:p>
          </table:table-cell>
          <table:table-cell office:value-type="float" office:value="1044">
            <text:p>1044</text:p>
          </table:table-cell>
          <table:table-cell office:value-type="float" office:value="777785">
            <text:p>777785</text:p>
          </table:table-cell>
          <table:table-cell office:value-type="float" office:value="1154852">
            <text:p>1154852</text:p>
          </table:table-cell>
        </table:table-row>
        <table:table-row table:style-name="ro1">
          <table:table-cell office:value-type="string">
            <text:p>successor</text:p>
          </table:table-cell>
          <table:table-cell office:value-type="float" office:value="0.04564783">
            <text:p>0.04564783</text:p>
          </table:table-cell>
          <table:table-cell office:value-type="float" office:value="0.91582957">
            <text:p>0.91582957</text:p>
          </table:table-cell>
          <table:table-cell office:value-type="float" office:value="0.03911733">
            <text:p>0.03911733</text:p>
          </table:table-cell>
          <table:table-cell office:value-type="float" office:value="0.94482206">
            <text:p>0.94482206</text:p>
          </table:table-cell>
          <table:table-cell/>
          <table:table-cell office:value-type="float" office:value="45677">
            <text:p>45677</text:p>
          </table:table-cell>
          <table:table-cell office:value-type="float" office:value="4198">
            <text:p>4198</text:p>
          </table:table-cell>
          <table:table-cell office:value-type="float" office:value="954962">
            <text:p>954962</text:p>
          </table:table-cell>
          <table:table-cell office:value-type="float" office:value="956577">
            <text:p>956577</text:p>
          </table:table-cell>
          <table:table-cell office:value-type="float" office:value="47123">
            <text:p>47123</text:p>
          </table:table-cell>
          <table:table-cell office:value-type="float" office:value="2752">
            <text:p>2752</text:p>
          </table:table-cell>
          <table:table-cell office:value-type="float" office:value="1157535">
            <text:p>1157535</text:p>
          </table:table-cell>
          <table:table-cell office:value-type="float" office:value="754004">
            <text:p>754004</text:p>
          </table:table-cell>
        </table:table-row>
        <table:table-row table:style-name="ro1">
          <table:table-cell office:value-type="string">
            <text:p>director</text:p>
          </table:table-cell>
          <table:table-cell office:value-type="float" office:value="0.14456169">
            <text:p>0.14456169</text:p>
          </table:table-cell>
          <table:table-cell office:value-type="float" office:value="0.91507094">
            <text:p>0.91507094</text:p>
          </table:table-cell>
          <table:table-cell office:value-type="float" office:value="0.06300858">
            <text:p>0.06300858</text:p>
          </table:table-cell>
          <table:table-cell office:value-type="float" office:value="0.96646309">
            <text:p>0.96646309</text:p>
          </table:table-cell>
          <table:table-cell/>
          <table:table-cell office:value-type="float" office:value="68623">
            <text:p>68623</text:p>
          </table:table-cell>
          <table:table-cell office:value-type="float" office:value="6369">
            <text:p>6369</text:p>
          </table:table-cell>
          <table:table-cell office:value-type="float" office:value="406074">
            <text:p>406074</text:p>
          </table:table-cell>
          <table:table-cell office:value-type="float" office:value="1480348">
            <text:p>1480348</text:p>
          </table:table-cell>
          <table:table-cell office:value-type="float" office:value="72477">
            <text:p>72477</text:p>
          </table:table-cell>
          <table:table-cell office:value-type="float" office:value="2515">
            <text:p>2515</text:p>
          </table:table-cell>
          <table:table-cell office:value-type="float" office:value="1077795">
            <text:p>1077795</text:p>
          </table:table-cell>
          <table:table-cell office:value-type="float" office:value="808627">
            <text:p>808627</text:p>
          </table:table-cell>
        </table:table-row>
        <table:table-row table:style-name="ro2">
          <table:table-cell office:value-type="string">
            <text:p>computingPlatform</text:p>
          </table:table-cell>
          <table:table-cell office:value-type="float" office:value="0.0820501">
            <text:p>0.0820501</text:p>
          </table:table-cell>
          <table:table-cell office:value-type="float" office:value="0.90642132">
            <text:p>0.90642132</text:p>
          </table:table-cell>
          <table:table-cell office:value-type="float" office:value="0.04442815">
            <text:p>0.04442815</text:p>
          </table:table-cell>
          <table:table-cell office:value-type="float" office:value="0.95722738">
            <text:p>0.95722738</text:p>
          </table:table-cell>
          <table:table-cell/>
          <table:table-cell office:value-type="float" office:value="16699">
            <text:p>16699</text:p>
          </table:table-cell>
          <table:table-cell office:value-type="float" office:value="1724">
            <text:p>1724</text:p>
          </table:table-cell>
          <table:table-cell office:value-type="float" office:value="186823">
            <text:p>186823</text:p>
          </table:table-cell>
          <table:table-cell office:value-type="float" office:value="1756168">
            <text:p>1756168</text:p>
          </table:table-cell>
          <table:table-cell office:value-type="float" office:value="17635">
            <text:p>17635</text:p>
          </table:table-cell>
          <table:table-cell office:value-type="float" office:value="788">
            <text:p>788</text:p>
          </table:table-cell>
          <table:table-cell office:value-type="float" office:value="379298">
            <text:p>379298</text:p>
          </table:table-cell>
          <table:table-cell office:value-type="float" office:value="1563693">
            <text:p>1563693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float" office:value="0.01352778">
            <text:p>0.01352778</text:p>
          </table:table-cell>
          <table:table-cell office:value-type="float" office:value="0.90134014">
            <text:p>0.90134014</text:p>
          </table:table-cell>
          <table:table-cell office:value-type="float" office:value="0.00964635">
            <text:p>0.00964635</text:p>
          </table:table-cell>
          <table:table-cell office:value-type="float" office:value="0.95073389">
            <text:p>0.95073389</text:p>
          </table:table-cell>
          <table:table-cell/>
          <table:table-cell office:value-type="float" office:value="7062">
            <text:p>7062</text:p>
          </table:table-cell>
          <table:table-cell office:value-type="float" office:value="773">
            <text:p>773</text:p>
          </table:table-cell>
          <table:table-cell office:value-type="float" office:value="514975">
            <text:p>514975</text:p>
          </table:table-cell>
          <table:table-cell office:value-type="float" office:value="1438604">
            <text:p>1438604</text:p>
          </table:table-cell>
          <table:table-cell office:value-type="float" office:value="7449">
            <text:p>7449</text:p>
          </table:table-cell>
          <table:table-cell office:value-type="float" office:value="386">
            <text:p>386</text:p>
          </table:table-cell>
          <table:table-cell office:value-type="float" office:value="764760">
            <text:p>764760</text:p>
          </table:table-cell>
          <table:table-cell office:value-type="float" office:value="1188819">
            <text:p>1188819</text:p>
          </table:table-cell>
        </table:table-row>
        <table:table-row table:style-name="ro1">
          <table:table-cell office:value-type="string">
            <text:p>location</text:p>
          </table:table-cell>
          <table:table-cell office:value-type="float" office:value="0.15817615">
            <text:p>0.15817615</text:p>
          </table:table-cell>
          <table:table-cell office:value-type="float" office:value="0.89990403">
            <text:p>0.89990403</text:p>
          </table:table-cell>
          <table:table-cell office:value-type="float" office:value="0.11997884">
            <text:p>0.11997884</text:p>
          </table:table-cell>
          <table:table-cell office:value-type="float" office:value="0.96690194">
            <text:p>0.96690194</text:p>
          </table:table-cell>
          <table:table-cell/>
          <table:table-cell office:value-type="float" office:value="148153">
            <text:p>148153</text:p>
          </table:table-cell>
          <table:table-cell office:value-type="float" office:value="16479">
            <text:p>16479</text:p>
          </table:table-cell>
          <table:table-cell office:value-type="float" office:value="788480">
            <text:p>788480</text:p>
          </table:table-cell>
          <table:table-cell office:value-type="float" office:value="1008302">
            <text:p>1008302</text:p>
          </table:table-cell>
          <table:table-cell office:value-type="float" office:value="159183">
            <text:p>159183</text:p>
          </table:table-cell>
          <table:table-cell office:value-type="float" office:value="5449">
            <text:p>5449</text:p>
          </table:table-cell>
          <table:table-cell office:value-type="float" office:value="1167576">
            <text:p>1167576</text:p>
          </table:table-cell>
          <table:table-cell office:value-type="float" office:value="629206">
            <text:p>629206</text:p>
          </table:table-cell>
        </table:table-row>
        <table:table-row table:style-name="ro1">
          <table:table-cell office:value-type="string">
            <text:p>relation</text:p>
          </table:table-cell>
          <table:table-cell office:value-type="float" office:value="0.00725107">
            <text:p>0.00725107</text:p>
          </table:table-cell>
          <table:table-cell office:value-type="float" office:value="0.88793103">
            <text:p>0.88793103</text:p>
          </table:table-cell>
          <table:table-cell office:value-type="float" office:value="0.00502669">
            <text:p>0.00502669</text:p>
          </table:table-cell>
          <table:table-cell office:value-type="float" office:value="0.95954907">
            <text:p>0.95954907</text:p>
          </table:table-cell>
          <table:table-cell/>
          <table:table-cell office:value-type="float" office:value="2678">
            <text:p>2678</text:p>
          </table:table-cell>
          <table:table-cell office:value-type="float" office:value="338">
            <text:p>338</text:p>
          </table:table-cell>
          <table:table-cell office:value-type="float" office:value="366647">
            <text:p>366647</text:p>
          </table:table-cell>
          <table:table-cell office:value-type="float" office:value="1591751">
            <text:p>1591751</text:p>
          </table:table-cell>
          <table:table-cell office:value-type="float" office:value="2894">
            <text:p>2894</text:p>
          </table:table-cell>
          <table:table-cell office:value-type="float" office:value="122">
            <text:p>122</text:p>
          </table:table-cell>
          <table:table-cell office:value-type="float" office:value="572833">
            <text:p>572833</text:p>
          </table:table-cell>
          <table:table-cell office:value-type="float" office:value="1385565">
            <text:p>1385565</text:p>
          </table:table-cell>
        </table:table-row>
        <table:table-row table:style-name="ro1">
          <table:table-cell office:value-type="string">
            <text:p>hometown</text:p>
          </table:table-cell>
          <table:table-cell office:value-type="float" office:value="0.05075321">
            <text:p>0.05075321</text:p>
          </table:table-cell>
          <table:table-cell office:value-type="float" office:value="0.88493961">
            <text:p>0.88493961</text:p>
          </table:table-cell>
          <table:table-cell office:value-type="float" office:value="0.03760548">
            <text:p>0.03760548</text:p>
          </table:table-cell>
          <table:table-cell office:value-type="float" office:value="0.95333526">
            <text:p>0.95333526</text:p>
          </table:table-cell>
          <table:table-cell/>
          <table:table-cell office:value-type="float" office:value="39786">
            <text:p>39786</text:p>
          </table:table-cell>
          <table:table-cell office:value-type="float" office:value="5173">
            <text:p>5173</text:p>
          </table:table-cell>
          <table:table-cell office:value-type="float" office:value="744125">
            <text:p>744125</text:p>
          </table:table-cell>
          <table:table-cell office:value-type="float" office:value="1172330">
            <text:p>1172330</text:p>
          </table:table-cell>
          <table:table-cell office:value-type="float" office:value="42861">
            <text:p>42861</text:p>
          </table:table-cell>
          <table:table-cell office:value-type="float" office:value="2098">
            <text:p>2098</text:p>
          </table:table-cell>
          <table:table-cell office:value-type="float" office:value="1096893">
            <text:p>1096893</text:p>
          </table:table-cell>
          <table:table-cell office:value-type="float" office:value="819562">
            <text:p>819562</text:p>
          </table:table-cell>
        </table:table-row>
        <table:table-row table:style-name="ro1">
          <table:table-cell office:value-type="string">
            <text:p>residence</text:p>
          </table:table-cell>
          <table:table-cell office:value-type="float" office:value="0.0300424">
            <text:p>0.0300424</text:p>
          </table:table-cell>
          <table:table-cell office:value-type="float" office:value="0.88443337">
            <text:p>0.88443337</text:p>
          </table:table-cell>
          <table:table-cell office:value-type="float" office:value="0.0217131">
            <text:p>0.0217131</text:p>
          </table:table-cell>
          <table:table-cell office:value-type="float" office:value="0.93797189">
            <text:p>0.93797189</text:p>
          </table:table-cell>
          <table:table-cell/>
          <table:table-cell office:value-type="float" office:value="24482">
            <text:p>24482</text:p>
          </table:table-cell>
          <table:table-cell office:value-type="float" office:value="3199">
            <text:p>3199</text:p>
          </table:table-cell>
          <table:table-cell office:value-type="float" office:value="790433">
            <text:p>790433</text:p>
          </table:table-cell>
          <table:table-cell office:value-type="float" office:value="1143300">
            <text:p>1143300</text:p>
          </table:table-cell>
          <table:table-cell office:value-type="float" office:value="25964">
            <text:p>25964</text:p>
          </table:table-cell>
          <table:table-cell office:value-type="float" office:value="1717">
            <text:p>1717</text:p>
          </table:table-cell>
          <table:table-cell office:value-type="float" office:value="1169812">
            <text:p>1169812</text:p>
          </table:table-cell>
          <table:table-cell office:value-type="float" office:value="763921">
            <text:p>763921</text:p>
          </table:table-cell>
        </table:table-row>
        <table:table-row table:style-name="ro1">
          <table:table-cell office:value-type="string">
            <text:p>president</text:p>
          </table:table-cell>
          <table:table-cell office:value-type="float" office:value="0.0093781">
            <text:p>0.0093781</text:p>
          </table:table-cell>
          <table:table-cell office:value-type="float" office:value="0.87682421">
            <text:p>0.87682421</text:p>
          </table:table-cell>
          <table:table-cell office:value-type="float" office:value="0.00635034">
            <text:p>0.00635034</text:p>
          </table:table-cell>
          <table:table-cell office:value-type="float" office:value="0.94015263">
            <text:p>0.94015263</text:p>
          </table:table-cell>
          <table:table-cell/>
          <table:table-cell office:value-type="float" office:value="6549">
            <text:p>6549</text:p>
          </table:table-cell>
          <table:table-cell office:value-type="float" office:value="920">
            <text:p>920</text:p>
          </table:table-cell>
          <table:table-cell office:value-type="float" office:value="691780">
            <text:p>691780</text:p>
          </table:table-cell>
          <table:table-cell office:value-type="float" office:value="1262165">
            <text:p>1262165</text:p>
          </table:table-cell>
          <table:table-cell office:value-type="float" office:value="7022">
            <text:p>7022</text:p>
          </table:table-cell>
          <table:table-cell office:value-type="float" office:value="447">
            <text:p>447</text:p>
          </table:table-cell>
          <table:table-cell office:value-type="float" office:value="1098746">
            <text:p>1098746</text:p>
          </table:table-cell>
          <table:table-cell office:value-type="float" office:value="855199">
            <text:p>855199</text:p>
          </table:table-cell>
        </table:table-row>
        <table:table-row table:style-name="ro1">
          <table:table-cell office:value-type="string">
            <text:p>league</text:p>
          </table:table-cell>
          <table:table-cell office:value-type="float" office:value="0.03328412">
            <text:p>0.03328412</text:p>
          </table:table-cell>
          <table:table-cell office:value-type="float" office:value="0.87594504">
            <text:p>0.87594504</text:p>
          </table:table-cell>
          <table:table-cell office:value-type="float" office:value="0.02624009">
            <text:p>0.02624009</text:p>
          </table:table-cell>
          <table:table-cell office:value-type="float" office:value="0.94901716">
            <text:p>0.94901716</text:p>
          </table:table-cell>
          <table:table-cell/>
          <table:table-cell office:value-type="float" office:value="26648">
            <text:p>26648</text:p>
          </table:table-cell>
          <table:table-cell office:value-type="float" office:value="3774">
            <text:p>3774</text:p>
          </table:table-cell>
          <table:table-cell office:value-type="float" office:value="773974">
            <text:p>773974</text:p>
          </table:table-cell>
          <table:table-cell office:value-type="float" office:value="1157018">
            <text:p>1157018</text:p>
          </table:table-cell>
          <table:table-cell office:value-type="float" office:value="28871">
            <text:p>28871</text:p>
          </table:table-cell>
          <table:table-cell office:value-type="float" office:value="1551">
            <text:p>1551</text:p>
          </table:table-cell>
          <table:table-cell office:value-type="float" office:value="1071392">
            <text:p>1071392</text:p>
          </table:table-cell>
          <table:table-cell office:value-type="float" office:value="859600">
            <text:p>859600</text:p>
          </table:table-cell>
        </table:table-row>
        <table:table-row table:style-name="ro1">
          <table:table-cell office:value-type="string">
            <text:p>nationality</text:p>
          </table:table-cell>
          <table:table-cell office:value-type="float" office:value="0.06574089">
            <text:p>0.06574089</text:p>
          </table:table-cell>
          <table:table-cell office:value-type="float" office:value="0.87569154">
            <text:p>0.87569154</text:p>
          </table:table-cell>
          <table:table-cell office:value-type="float" office:value="0.05439713">
            <text:p>0.05439713</text:p>
          </table:table-cell>
          <table:table-cell office:value-type="float" office:value="0.93965622">
            <text:p>0.93965622</text:p>
          </table:table-cell>
          <table:table-cell/>
          <table:table-cell office:value-type="float" office:value="65056">
            <text:p>65056</text:p>
          </table:table-cell>
          <table:table-cell office:value-type="float" office:value="9235">
            <text:p>9235</text:p>
          </table:table-cell>
          <table:table-cell office:value-type="float" office:value="924526">
            <text:p>924526</text:p>
          </table:table-cell>
          <table:table-cell office:value-type="float" office:value="962597">
            <text:p>962597</text:p>
          </table:table-cell>
          <table:table-cell office:value-type="float" office:value="69808">
            <text:p>69808</text:p>
          </table:table-cell>
          <table:table-cell office:value-type="float" office:value="4483">
            <text:p>4483</text:p>
          </table:table-cell>
          <table:table-cell office:value-type="float" office:value="1213495">
            <text:p>1213495</text:p>
          </table:table-cell>
          <table:table-cell office:value-type="float" office:value="673628">
            <text:p>673628</text:p>
          </table:table-cell>
        </table:table-row>
        <table:table-row table:style-name="ro2">
          <table:table-cell office:value-type="string">
            <text:p>hubAirport</text:p>
          </table:table-cell>
          <table:table-cell office:value-type="float" office:value="0.02673019">
            <text:p>0.02673019</text:p>
          </table:table-cell>
          <table:table-cell office:value-type="float" office:value="0.87075848">
            <text:p>0.87075848</text:p>
          </table:table-cell>
          <table:table-cell office:value-type="float" office:value="0.00945966">
            <text:p>0.00945966</text:p>
          </table:table-cell>
          <table:table-cell office:value-type="float" office:value="0.94111776">
            <text:p>0.94111776</text:p>
          </table:table-cell>
          <table:table-cell/>
          <table:table-cell office:value-type="float" office:value="1745">
            <text:p>1745</text:p>
          </table:table-cell>
          <table:table-cell office:value-type="float" office:value="259">
            <text:p>259</text:p>
          </table:table-cell>
          <table:table-cell office:value-type="float" office:value="63537">
            <text:p>63537</text:p>
          </table:table-cell>
          <table:table-cell office:value-type="float" office:value="1895873">
            <text:p>1895873</text:p>
          </table:table-cell>
          <table:table-cell office:value-type="float" office:value="1886">
            <text:p>1886</text:p>
          </table:table-cell>
          <table:table-cell office:value-type="float" office:value="118">
            <text:p>118</text:p>
          </table:table-cell>
          <table:table-cell office:value-type="float" office:value="197487">
            <text:p>197487</text:p>
          </table:table-cell>
          <table:table-cell office:value-type="float" office:value="1761923">
            <text:p>1761923</text:p>
          </table:table-cell>
        </table:table-row>
        <table:table-row table:style-name="ro2">
          <table:table-cell office:value-type="string">
            <text:p>operatedBy</text:p>
          </table:table-cell>
          <table:table-cell office:value-type="float" office:value="0.02990916">
            <text:p>0.02990916</text:p>
          </table:table-cell>
          <table:table-cell office:value-type="float" office:value="0.86986436">
            <text:p>0.86986436</text:p>
          </table:table-cell>
          <table:table-cell office:value-type="float" office:value="0.01715097">
            <text:p>0.01715097</text:p>
          </table:table-cell>
          <table:table-cell office:value-type="float" office:value="0.97149597">
            <text:p>0.97149597</text:p>
          </table:table-cell>
          <table:table-cell/>
          <table:table-cell office:value-type="float" office:value="8850">
            <text:p>8850</text:p>
          </table:table-cell>
          <table:table-cell office:value-type="float" office:value="1324">
            <text:p>1324</text:p>
          </table:table-cell>
          <table:table-cell office:value-type="float" office:value="287046">
            <text:p>287046</text:p>
          </table:table-cell>
          <table:table-cell office:value-type="float" office:value="1664194">
            <text:p>1664194</text:p>
          </table:table-cell>
          <table:table-cell office:value-type="float" office:value="9884">
            <text:p>9884</text:p>
          </table:table-cell>
          <table:table-cell office:value-type="float" office:value="290">
            <text:p>290</text:p>
          </table:table-cell>
          <table:table-cell office:value-type="float" office:value="566410">
            <text:p>566410</text:p>
          </table:table-cell>
          <table:table-cell office:value-type="float" office:value="1384830">
            <text:p>1384830</text:p>
          </table:table-cell>
        </table:table-row>
        <table:table-row table:style-name="ro1">
          <table:table-cell office:value-type="string">
            <text:p>country</text:p>
          </table:table-cell>
          <table:table-cell office:value-type="float" office:value="0.32644272">
            <text:p>0.32644272</text:p>
          </table:table-cell>
          <table:table-cell office:value-type="float" office:value="0.86879844">
            <text:p>0.86879844</text:p>
          </table:table-cell>
          <table:table-cell office:value-type="float" office:value="0.31965761">
            <text:p>0.31965761</text:p>
          </table:table-cell>
          <table:table-cell office:value-type="float" office:value="0.96554806">
            <text:p>0.96554806</text:p>
          </table:table-cell>
          <table:table-cell/>
          <table:table-cell office:value-type="float" office:value="492779">
            <text:p>492779</text:p>
          </table:table-cell>
          <table:table-cell office:value-type="float" office:value="74417">
            <text:p>74417</text:p>
          </table:table-cell>
          <table:table-cell office:value-type="float" office:value="1016763">
            <text:p>1016763</text:p>
          </table:table-cell>
          <table:table-cell office:value-type="float" office:value="377455">
            <text:p>377455</text:p>
          </table:table-cell>
          <table:table-cell office:value-type="float" office:value="547655">
            <text:p>547655</text:p>
          </table:table-cell>
          <table:table-cell office:value-type="float" office:value="19541">
            <text:p>19541</text:p>
          </table:table-cell>
          <table:table-cell office:value-type="float" office:value="1165600">
            <text:p>1165600</text:p>
          </table:table-cell>
          <table:table-cell office:value-type="float" office:value="228618">
            <text:p>228618</text:p>
          </table:table-cell>
        </table:table-row>
        <table:table-row table:style-name="ro1">
          <table:table-cell office:value-type="string">
            <text:p>employer</text:p>
          </table:table-cell>
          <table:table-cell office:value-type="float" office:value="0.00541422">
            <text:p>0.00541422</text:p>
          </table:table-cell>
          <table:table-cell office:value-type="float" office:value="0.86707239">
            <text:p>0.86707239</text:p>
          </table:table-cell>
          <table:table-cell office:value-type="float" office:value="0.00395757">
            <text:p>0.00395757</text:p>
          </table:table-cell>
          <table:table-cell office:value-type="float" office:value="0.94042281">
            <text:p>0.94042281</text:p>
          </table:table-cell>
          <table:table-cell/>
          <table:table-cell office:value-type="float" office:value="2707">
            <text:p>2707</text:p>
          </table:table-cell>
          <table:table-cell office:value-type="float" office:value="415">
            <text:p>415</text:p>
          </table:table-cell>
          <table:table-cell office:value-type="float" office:value="497273">
            <text:p>497273</text:p>
          </table:table-cell>
          <table:table-cell office:value-type="float" office:value="1461019">
            <text:p>1461019</text:p>
          </table:table-cell>
          <table:table-cell office:value-type="float" office:value="2936">
            <text:p>2936</text:p>
          </table:table-cell>
          <table:table-cell office:value-type="float" office:value="186">
            <text:p>186</text:p>
          </table:table-cell>
          <table:table-cell office:value-type="float" office:value="738933">
            <text:p>738933</text:p>
          </table:table-cell>
          <table:table-cell office:value-type="float" office:value="1219359">
            <text:p>1219359</text:p>
          </table:table-cell>
        </table:table-row>
        <table:table-row table:style-name="ro2">
          <table:table-cell office:value-type="string">
            <text:p>sourceCountry</text:p>
          </table:table-cell>
          <table:table-cell office:value-type="float" office:value="0.30792049">
            <text:p>0.30792049</text:p>
          </table:table-cell>
          <table:table-cell office:value-type="float" office:value="0.86384695">
            <text:p>0.86384695</text:p>
          </table:table-cell>
          <table:table-cell office:value-type="float" office:value="0.09945021">
            <text:p>0.09945021</text:p>
          </table:table-cell>
          <table:table-cell office:value-type="float" office:value="0.97923816">
            <text:p>0.97923816</text:p>
          </table:table-cell>
          <table:table-cell/>
          <table:table-cell office:value-type="float" office:value="10069">
            <text:p>10069</text:p>
          </table:table-cell>
          <table:table-cell office:value-type="float" office:value="1587">
            <text:p>1587</text:p>
          </table:table-cell>
          <table:table-cell office:value-type="float" office:value="22631">
            <text:p>22631</text:p>
          </table:table-cell>
          <table:table-cell office:value-type="float" office:value="1927127">
            <text:p>1927127</text:p>
          </table:table-cell>
          <table:table-cell office:value-type="float" office:value="11414">
            <text:p>11414</text:p>
          </table:table-cell>
          <table:table-cell office:value-type="float" office:value="242">
            <text:p>242</text:p>
          </table:table-cell>
          <table:table-cell office:value-type="float" office:value="103357">
            <text:p>103357</text:p>
          </table:table-cell>
          <table:table-cell office:value-type="float" office:value="1846401">
            <text:p>1846401</text:p>
          </table:table-cell>
        </table:table-row>
        <table:table-row table:style-name="ro2">
          <table:table-cell office:value-type="string">
            <text:p>isPartOfMilitaryConflict</text:p>
          </table:table-cell>
          <table:table-cell office:value-type="float" office:value="0.0715751">
            <text:p>0.0715751</text:p>
          </table:table-cell>
          <table:table-cell office:value-type="float" office:value="0.86099138">
            <text:p>0.86099138</text:p>
          </table:table-cell>
          <table:table-cell office:value-type="float" office:value="0.03235004">
            <text:p>0.03235004</text:p>
          </table:table-cell>
          <table:table-cell office:value-type="float" office:value="0.93771552">
            <text:p>0.93771552</text:p>
          </table:table-cell>
          <table:table-cell/>
          <table:table-cell office:value-type="float" office:value="7990">
            <text:p>7990</text:p>
          </table:table-cell>
          <table:table-cell office:value-type="float" office:value="1290">
            <text:p>1290</text:p>
          </table:table-cell>
          <table:table-cell office:value-type="float" office:value="103641">
            <text:p>103641</text:p>
          </table:table-cell>
          <table:table-cell office:value-type="float" office:value="1848493">
            <text:p>1848493</text:p>
          </table:table-cell>
          <table:table-cell office:value-type="float" office:value="8702">
            <text:p>8702</text:p>
          </table:table-cell>
          <table:table-cell office:value-type="float" office:value="578">
            <text:p>578</text:p>
          </table:table-cell>
          <table:table-cell office:value-type="float" office:value="260293">
            <text:p>260293</text:p>
          </table:table-cell>
          <table:table-cell office:value-type="float" office:value="1691841">
            <text:p>1691841</text:p>
          </table:table-cell>
        </table:table-row>
        <table:table-row table:style-name="ro2">
          <table:table-cell office:value-type="string">
            <text:p>formerBroadcastNetwork</text:p>
          </table:table-cell>
          <table:table-cell office:value-type="float" office:value="0.01733469">
            <text:p>0.01733469</text:p>
          </table:table-cell>
          <table:table-cell office:value-type="float" office:value="0.85815217">
            <text:p>0.85815217</text:p>
          </table:table-cell>
          <table:table-cell office:value-type="float" office:value="0.01004299">
            <text:p>0.01004299</text:p>
          </table:table-cell>
          <table:table-cell office:value-type="float" office:value="0.94076087">
            <text:p>0.94076087</text:p>
          </table:table-cell>
          <table:table-cell/>
          <table:table-cell office:value-type="float" office:value="1579">
            <text:p>1579</text:p>
          </table:table-cell>
          <table:table-cell office:value-type="float" office:value="261">
            <text:p>261</text:p>
          </table:table-cell>
          <table:table-cell office:value-type="float" office:value="89510">
            <text:p>89510</text:p>
          </table:table-cell>
          <table:table-cell office:value-type="float" office:value="1870064">
            <text:p>1870064</text:p>
          </table:table-cell>
          <table:table-cell office:value-type="float" office:value="1731">
            <text:p>1731</text:p>
          </table:table-cell>
          <table:table-cell office:value-type="float" office:value="109">
            <text:p>109</text:p>
          </table:table-cell>
          <table:table-cell office:value-type="float" office:value="170628">
            <text:p>170628</text:p>
          </table:table-cell>
          <table:table-cell office:value-type="float" office:value="1788946">
            <text:p>1788946</text:p>
          </table:table-cell>
        </table:table-row>
        <table:table-row table:style-name="ro1">
          <table:table-cell office:value-type="string">
            <text:p>ground</text:p>
          </table:table-cell>
          <table:table-cell office:value-type="float" office:value="0.09323041">
            <text:p>0.09323041</text:p>
          </table:table-cell>
          <table:table-cell office:value-type="float" office:value="0.84886682">
            <text:p>0.84886682</text:p>
          </table:table-cell>
          <table:table-cell office:value-type="float" office:value="0.03845057">
            <text:p>0.03845057</text:p>
          </table:table-cell>
          <table:table-cell office:value-type="float" office:value="0.92742552">
            <text:p>0.92742552</text:p>
          </table:table-cell>
          <table:table-cell/>
          <table:table-cell office:value-type="float" office:value="13334">
            <text:p>13334</text:p>
          </table:table-cell>
          <table:table-cell office:value-type="float" office:value="2374">
            <text:p>2374</text:p>
          </table:table-cell>
          <table:table-cell office:value-type="float" office:value="129688">
            <text:p>129688</text:p>
          </table:table-cell>
          <table:table-cell office:value-type="float" office:value="1816018">
            <text:p>1816018</text:p>
          </table:table-cell>
          <table:table-cell office:value-type="float" office:value="14568">
            <text:p>14568</text:p>
          </table:table-cell>
          <table:table-cell office:value-type="float" office:value="1140">
            <text:p>1140</text:p>
          </table:table-cell>
          <table:table-cell office:value-type="float" office:value="364308">
            <text:p>364308</text:p>
          </table:table-cell>
          <table:table-cell office:value-type="float" office:value="1581398">
            <text:p>1581398</text:p>
          </table:table-cell>
        </table:table-row>
        <table:table-row table:style-name="ro1">
          <table:table-cell office:value-type="string">
            <text:p>place</text:p>
          </table:table-cell>
          <table:table-cell office:value-type="float" office:value="0.09823138">
            <text:p>0.09823138</text:p>
          </table:table-cell>
          <table:table-cell office:value-type="float" office:value="0.84774242">
            <text:p>0.84774242</text:p>
          </table:table-cell>
          <table:table-cell office:value-type="float" office:value="0.04648302">
            <text:p>0.04648302</text:p>
          </table:table-cell>
          <table:table-cell office:value-type="float" office:value="0.92236929">
            <text:p>0.92236929</text:p>
          </table:table-cell>
          <table:table-cell/>
          <table:table-cell office:value-type="float" office:value="9031">
            <text:p>9031</text:p>
          </table:table-cell>
          <table:table-cell office:value-type="float" office:value="1622">
            <text:p>1622</text:p>
          </table:table-cell>
          <table:table-cell office:value-type="float" office:value="82905">
            <text:p>82905</text:p>
          </table:table-cell>
          <table:table-cell office:value-type="float" office:value="1867856">
            <text:p>1867856</text:p>
          </table:table-cell>
          <table:table-cell office:value-type="float" office:value="9826">
            <text:p>9826</text:p>
          </table:table-cell>
          <table:table-cell office:value-type="float" office:value="827">
            <text:p>827</text:p>
          </table:table-cell>
          <table:table-cell office:value-type="float" office:value="201563">
            <text:p>201563</text:p>
          </table:table-cell>
          <table:table-cell office:value-type="float" office:value="1749198">
            <text:p>1749198</text:p>
          </table:table-cell>
        </table:table-row>
        <table:table-row table:style-name="ro2">
          <table:table-cell office:value-type="string">
            <text:p>broadcastNetwork</text:p>
          </table:table-cell>
          <table:table-cell office:value-type="float" office:value="0.05643607">
            <text:p>0.05643607</text:p>
          </table:table-cell>
          <table:table-cell office:value-type="float" office:value="0.84688143">
            <text:p>0.84688143</text:p>
          </table:table-cell>
          <table:table-cell office:value-type="float" office:value="0.03081124">
            <text:p>0.03081124</text:p>
          </table:table-cell>
          <table:table-cell office:value-type="float" office:value="0.93735435">
            <text:p>0.93735435</text:p>
          </table:table-cell>
          <table:table-cell/>
          <table:table-cell office:value-type="float" office:value="6178">
            <text:p>6178</text:p>
          </table:table-cell>
          <table:table-cell office:value-type="float" office:value="1117">
            <text:p>1117</text:p>
          </table:table-cell>
          <table:table-cell office:value-type="float" office:value="103291">
            <text:p>103291</text:p>
          </table:table-cell>
          <table:table-cell office:value-type="float" office:value="1850828">
            <text:p>1850828</text:p>
          </table:table-cell>
          <table:table-cell office:value-type="float" office:value="6838">
            <text:p>6838</text:p>
          </table:table-cell>
          <table:table-cell office:value-type="float" office:value="457">
            <text:p>457</text:p>
          </table:table-cell>
          <table:table-cell office:value-type="float" office:value="215094">
            <text:p>215094</text:p>
          </table:table-cell>
          <table:table-cell office:value-type="float" office:value="1739025">
            <text:p>1739025</text:p>
          </table:table-cell>
        </table:table-row>
        <table:table-row table:style-name="ro2">
          <table:table-cell office:value-type="string">
            <text:p>restingPlace</text:p>
          </table:table-cell>
          <table:table-cell office:value-type="float" office:value="0.02392352">
            <text:p>0.02392352</text:p>
          </table:table-cell>
          <table:table-cell office:value-type="float" office:value="0.83788122">
            <text:p>0.83788122</text:p>
          </table:table-cell>
          <table:table-cell office:value-type="float" office:value="0.0148807">
            <text:p>0.0148807</text:p>
          </table:table-cell>
          <table:table-cell office:value-type="float" office:value="0.91011236">
            <text:p>0.91011236</text:p>
          </table:table-cell>
          <table:table-cell/>
          <table:table-cell office:value-type="float" office:value="8874">
            <text:p>8874</text:p>
          </table:table-cell>
          <table:table-cell office:value-type="float" office:value="1717">
            <text:p>1717</text:p>
          </table:table-cell>
          <table:table-cell office:value-type="float" office:value="362058">
            <text:p>362058</text:p>
          </table:table-cell>
          <table:table-cell office:value-type="float" office:value="1588765">
            <text:p>1588765</text:p>
          </table:table-cell>
          <table:table-cell office:value-type="float" office:value="9639">
            <text:p>9639</text:p>
          </table:table-cell>
          <table:table-cell office:value-type="float" office:value="952">
            <text:p>952</text:p>
          </table:table-cell>
          <table:table-cell office:value-type="float" office:value="638113">
            <text:p>638113</text:p>
          </table:table-cell>
          <table:table-cell office:value-type="float" office:value="1312710">
            <text:p>1312710</text:p>
          </table:table-cell>
        </table:table-row>
        <table:table-row table:style-name="ro1">
          <table:table-cell office:value-type="string">
            <text:p>award</text:p>
          </table:table-cell>
          <table:table-cell office:value-type="float" office:value="0.03932455">
            <text:p>0.03932455</text:p>
          </table:table-cell>
          <table:table-cell office:value-type="float" office:value="0.83690913">
            <text:p>0.83690913</text:p>
          </table:table-cell>
          <table:table-cell office:value-type="float" office:value="0.03091432">
            <text:p>0.03091432</text:p>
          </table:table-cell>
          <table:table-cell office:value-type="float" office:value="0.92787752">
            <text:p>0.92787752</text:p>
          </table:table-cell>
          <table:table-cell/>
          <table:table-cell office:value-type="float" office:value="24380">
            <text:p>24380</text:p>
          </table:table-cell>
          <table:table-cell office:value-type="float" office:value="4751">
            <text:p>4751</text:p>
          </table:table-cell>
          <table:table-cell office:value-type="float" office:value="595589">
            <text:p>595589</text:p>
          </table:table-cell>
          <table:table-cell office:value-type="float" office:value="1336694">
            <text:p>1336694</text:p>
          </table:table-cell>
          <table:table-cell office:value-type="float" office:value="27030">
            <text:p>27030</text:p>
          </table:table-cell>
          <table:table-cell office:value-type="float" office:value="2101">
            <text:p>2101</text:p>
          </table:table-cell>
          <table:table-cell office:value-type="float" office:value="847322">
            <text:p>847322</text:p>
          </table:table-cell>
          <table:table-cell office:value-type="float" office:value="1084961">
            <text:p>1084961</text:p>
          </table:table-cell>
        </table:table-row>
        <table:table-row table:style-name="ro1">
          <table:table-cell office:value-type="string">
            <text:p>narrator</text:p>
          </table:table-cell>
          <table:table-cell office:value-type="float" office:value="0.00614162">
            <text:p>0.00614162</text:p>
          </table:table-cell>
          <table:table-cell office:value-type="float" office:value="0.83598875">
            <text:p>0.83598875</text:p>
          </table:table-cell>
          <table:table-cell office:value-type="float" office:value="0.00267453">
            <text:p>0.00267453</text:p>
          </table:table-cell>
          <table:table-cell office:value-type="float" office:value="0.93220868">
            <text:p>0.93220868</text:p>
          </table:table-cell>
          <table:table-cell/>
          <table:table-cell office:value-type="float" office:value="2676">
            <text:p>2676</text:p>
          </table:table-cell>
          <table:table-cell office:value-type="float" office:value="525">
            <text:p>525</text:p>
          </table:table-cell>
          <table:table-cell office:value-type="float" office:value="433040">
            <text:p>433040</text:p>
          </table:table-cell>
          <table:table-cell office:value-type="float" office:value="1525173">
            <text:p>1525173</text:p>
          </table:table-cell>
          <table:table-cell office:value-type="float" office:value="2984">
            <text:p>2984</text:p>
          </table:table-cell>
          <table:table-cell office:value-type="float" office:value="217">
            <text:p>217</text:p>
          </table:table-cell>
          <table:table-cell office:value-type="float" office:value="1112726">
            <text:p>1112726</text:p>
          </table:table-cell>
          <table:table-cell office:value-type="float" office:value="845487">
            <text:p>845487</text:p>
          </table:table-cell>
        </table:table-row>
        <table:table-row table:style-name="ro1">
          <table:table-cell office:value-type="string">
            <text:p>builder</text:p>
          </table:table-cell>
          <table:table-cell office:value-type="float" office:value="0.0792595">
            <text:p>0.0792595</text:p>
          </table:table-cell>
          <table:table-cell office:value-type="float" office:value="0.83067801">
            <text:p>0.83067801</text:p>
          </table:table-cell>
          <table:table-cell office:value-type="float" office:value="0.04545593">
            <text:p>0.04545593</text:p>
          </table:table-cell>
          <table:table-cell office:value-type="float" office:value="0.92492911">
            <text:p>0.92492911</text:p>
          </table:table-cell>
          <table:table-cell/>
          <table:table-cell office:value-type="float" office:value="16111">
            <text:p>16111</text:p>
          </table:table-cell>
          <table:table-cell office:value-type="float" office:value="3284">
            <text:p>3284</text:p>
          </table:table-cell>
          <table:table-cell office:value-type="float" office:value="187158">
            <text:p>187158</text:p>
          </table:table-cell>
          <table:table-cell office:value-type="float" office:value="1754861">
            <text:p>1754861</text:p>
          </table:table-cell>
          <table:table-cell office:value-type="float" office:value="17939">
            <text:p>17939</text:p>
          </table:table-cell>
          <table:table-cell office:value-type="float" office:value="1456">
            <text:p>1456</text:p>
          </table:table-cell>
          <table:table-cell office:value-type="float" office:value="376707">
            <text:p>376707</text:p>
          </table:table-cell>
          <table:table-cell office:value-type="float" office:value="1565312">
            <text:p>1565312</text:p>
          </table:table-cell>
        </table:table-row>
        <table:table-row table:style-name="ro2">
          <table:table-cell office:value-type="string">
            <text:p>broadcastArea</text:p>
          </table:table-cell>
          <table:table-cell office:value-type="float" office:value="0.10023723">
            <text:p>0.10023723</text:p>
          </table:table-cell>
          <table:table-cell office:value-type="float" office:value="0.82741529">
            <text:p>0.82741529</text:p>
          </table:table-cell>
          <table:table-cell office:value-type="float" office:value="0.03264986">
            <text:p>0.03264986</text:p>
          </table:table-cell>
          <table:table-cell office:value-type="float" office:value="0.91760787">
            <text:p>0.91760787</text:p>
          </table:table-cell>
          <table:table-cell/>
          <table:table-cell office:value-type="float" office:value="10183">
            <text:p>10183</text:p>
          </table:table-cell>
          <table:table-cell office:value-type="float" office:value="2124">
            <text:p>2124</text:p>
          </table:table-cell>
          <table:table-cell office:value-type="float" office:value="91406">
            <text:p>91406</text:p>
          </table:table-cell>
          <table:table-cell office:value-type="float" office:value="1857701">
            <text:p>1857701</text:p>
          </table:table-cell>
          <table:table-cell office:value-type="float" office:value="11293">
            <text:p>11293</text:p>
          </table:table-cell>
          <table:table-cell office:value-type="float" office:value="1014">
            <text:p>1014</text:p>
          </table:table-cell>
          <table:table-cell office:value-type="float" office:value="334589">
            <text:p>334589</text:p>
          </table:table-cell>
          <table:table-cell office:value-type="float" office:value="1614518">
            <text:p>1614518</text:p>
          </table:table-cell>
        </table:table-row>
        <table:table-row table:style-name="ro1">
          <table:table-cell office:value-type="string">
            <text:p>religion</text:p>
          </table:table-cell>
          <table:table-cell office:value-type="float" office:value="0.05599112">
            <text:p>0.05599112</text:p>
          </table:table-cell>
          <table:table-cell office:value-type="float" office:value="0.82556987">
            <text:p>0.82556987</text:p>
          </table:table-cell>
          <table:table-cell office:value-type="float" office:value="0.03750038">
            <text:p>0.03750038</text:p>
          </table:table-cell>
          <table:table-cell office:value-type="float" office:value="0.91869177">
            <text:p>0.91869177</text:p>
          </table:table-cell>
          <table:table-cell/>
          <table:table-cell office:value-type="float" office:value="20825">
            <text:p>20825</text:p>
          </table:table-cell>
          <table:table-cell office:value-type="float" office:value="4400">
            <text:p>4400</text:p>
          </table:table-cell>
          <table:table-cell office:value-type="float" office:value="351109">
            <text:p>351109</text:p>
          </table:table-cell>
          <table:table-cell office:value-type="float" office:value="1585080">
            <text:p>1585080</text:p>
          </table:table-cell>
          <table:table-cell office:value-type="float" office:value="23174">
            <text:p>23174</text:p>
          </table:table-cell>
          <table:table-cell office:value-type="float" office:value="2051">
            <text:p>2051</text:p>
          </table:table-cell>
          <table:table-cell office:value-type="float" office:value="594793">
            <text:p>594793</text:p>
          </table:table-cell>
          <table:table-cell office:value-type="float" office:value="1341396">
            <text:p>1341396</text:p>
          </table:table-cell>
        </table:table-row>
        <table:table-row table:style-name="ro2">
          <table:table-cell office:value-type="string">
            <text:p>riverMouth</text:p>
          </table:table-cell>
          <table:table-cell office:value-type="float" office:value="0.15648646">
            <text:p>0.15648646</text:p>
          </table:table-cell>
          <table:table-cell office:value-type="float" office:value="0.82448482">
            <text:p>0.82448482</text:p>
          </table:table-cell>
          <table:table-cell office:value-type="float" office:value="0.06767068">
            <text:p>0.06767068</text:p>
          </table:table-cell>
          <table:table-cell office:value-type="float" office:value="0.97297297">
            <text:p>0.97297297</text:p>
          </table:table-cell>
          <table:table-cell/>
          <table:table-cell office:value-type="float" office:value="12843">
            <text:p>12843</text:p>
          </table:table-cell>
          <table:table-cell office:value-type="float" office:value="2734">
            <text:p>2734</text:p>
          </table:table-cell>
          <table:table-cell office:value-type="float" office:value="69228">
            <text:p>69228</text:p>
          </table:table-cell>
          <table:table-cell office:value-type="float" office:value="1876609">
            <text:p>1876609</text:p>
          </table:table-cell>
          <table:table-cell office:value-type="float" office:value="15156">
            <text:p>15156</text:p>
          </table:table-cell>
          <table:table-cell office:value-type="float" office:value="421">
            <text:p>421</text:p>
          </table:table-cell>
          <table:table-cell office:value-type="float" office:value="208811">
            <text:p>208811</text:p>
          </table:table-cell>
          <table:table-cell office:value-type="float" office:value="1737026">
            <text:p>1737026</text:p>
          </table:table-cell>
        </table:table-row>
        <table:table-row table:style-name="ro1">
          <table:table-cell office:value-type="string">
            <text:p>trainer</text:p>
          </table:table-cell>
          <table:table-cell office:value-type="float" office:value="0.01082901">
            <text:p>0.01082901</text:p>
          </table:table-cell>
          <table:table-cell office:value-type="float" office:value="0.82150859">
            <text:p>0.82150859</text:p>
          </table:table-cell>
          <table:table-cell office:value-type="float" office:value="0.00701656">
            <text:p>0.00701656</text:p>
          </table:table-cell>
          <table:table-cell office:value-type="float" office:value="0.92581529">
            <text:p>0.92581529</text:p>
          </table:table-cell>
          <table:table-cell/>
          <table:table-cell office:value-type="float" office:value="3300">
            <text:p>3300</text:p>
          </table:table-cell>
          <table:table-cell office:value-type="float" office:value="717">
            <text:p>717</text:p>
          </table:table-cell>
          <table:table-cell office:value-type="float" office:value="301437">
            <text:p>301437</text:p>
          </table:table-cell>
          <table:table-cell office:value-type="float" office:value="1655960">
            <text:p>1655960</text:p>
          </table:table-cell>
          <table:table-cell office:value-type="float" office:value="3719">
            <text:p>3719</text:p>
          </table:table-cell>
          <table:table-cell office:value-type="float" office:value="298">
            <text:p>298</text:p>
          </table:table-cell>
          <table:table-cell office:value-type="float" office:value="526313">
            <text:p>526313</text:p>
          </table:table-cell>
          <table:table-cell office:value-type="float" office:value="1431084">
            <text:p>1431084</text:p>
          </table:table-cell>
        </table:table-row>
        <table:table-row table:style-name="ro1">
          <table:table-cell office:value-type="string">
            <text:p>developer</text:p>
          </table:table-cell>
          <table:table-cell office:value-type="float" office:value="0.05986512">
            <text:p>0.05986512</text:p>
          </table:table-cell>
          <table:table-cell office:value-type="float" office:value="0.8143943">
            <text:p>0.8143943</text:p>
          </table:table-cell>
          <table:table-cell office:value-type="float" office:value="0.035018">
            <text:p>0.035018</text:p>
          </table:table-cell>
          <table:table-cell office:value-type="float" office:value="0.90888098">
            <text:p>0.90888098</text:p>
          </table:table-cell>
          <table:table-cell/>
          <table:table-cell office:value-type="float" office:value="16928">
            <text:p>16928</text:p>
          </table:table-cell>
          <table:table-cell office:value-type="float" office:value="3858">
            <text:p>3858</text:p>
          </table:table-cell>
          <table:table-cell office:value-type="float" office:value="265841">
            <text:p>265841</text:p>
          </table:table-cell>
          <table:table-cell office:value-type="float" office:value="1674787">
            <text:p>1674787</text:p>
          </table:table-cell>
          <table:table-cell office:value-type="float" office:value="18892">
            <text:p>18892</text:p>
          </table:table-cell>
          <table:table-cell office:value-type="float" office:value="1894">
            <text:p>1894</text:p>
          </table:table-cell>
          <table:table-cell office:value-type="float" office:value="520602">
            <text:p>520602</text:p>
          </table:table-cell>
          <table:table-cell office:value-type="float" office:value="1420026">
            <text:p>1420026</text:p>
          </table:table-cell>
        </table:table-row>
        <table:table-row table:style-name="ro1">
          <table:table-cell office:value-type="string">
            <text:p>tenant</text:p>
          </table:table-cell>
          <table:table-cell office:value-type="float" office:value="0.03151341">
            <text:p>0.03151341</text:p>
          </table:table-cell>
          <table:table-cell office:value-type="float" office:value="0.81355932">
            <text:p>0.81355932</text:p>
          </table:table-cell>
          <table:table-cell office:value-type="float" office:value="0.01953143">
            <text:p>0.01953143</text:p>
          </table:table-cell>
          <table:table-cell office:value-type="float" office:value="0.9041942">
            <text:p>0.9041942</text:p>
          </table:table-cell>
          <table:table-cell/>
          <table:table-cell office:value-type="float" office:value="5664">
            <text:p>5664</text:p>
          </table:table-cell>
          <table:table-cell office:value-type="float" office:value="1298">
            <text:p>1298</text:p>
          </table:table-cell>
          <table:table-cell office:value-type="float" office:value="174069">
            <text:p>174069</text:p>
          </table:table-cell>
          <table:table-cell office:value-type="float" office:value="1780383">
            <text:p>1780383</text:p>
          </table:table-cell>
          <table:table-cell office:value-type="float" office:value="6295">
            <text:p>6295</text:p>
          </table:table-cell>
          <table:table-cell office:value-type="float" office:value="667">
            <text:p>667</text:p>
          </table:table-cell>
          <table:table-cell office:value-type="float" office:value="316006">
            <text:p>316006</text:p>
          </table:table-cell>
          <table:table-cell office:value-type="float" office:value="1638446">
            <text:p>1638446</text:p>
          </table:table-cell>
        </table:table-row>
        <table:table-row table:style-name="ro1">
          <table:table-cell office:value-type="string">
            <text:p>training</text:p>
          </table:table-cell>
          <table:table-cell office:value-type="float" office:value="0.00667928">
            <text:p>0.00667928</text:p>
          </table:table-cell>
          <table:table-cell office:value-type="float" office:value="0.80584919">
            <text:p>0.80584919</text:p>
          </table:table-cell>
          <table:table-cell office:value-type="float" office:value="0.00453796">
            <text:p>0.00453796</text:p>
          </table:table-cell>
          <table:table-cell office:value-type="float" office:value="0.91719521">
            <text:p>0.91719521</text:p>
          </table:table-cell>
          <table:table-cell/>
          <table:table-cell office:value-type="float" office:value="2287">
            <text:p>2287</text:p>
          </table:table-cell>
          <table:table-cell office:value-type="float" office:value="551">
            <text:p>551</text:p>
          </table:table-cell>
          <table:table-cell office:value-type="float" office:value="340115">
            <text:p>340115</text:p>
          </table:table-cell>
          <table:table-cell office:value-type="float" office:value="1618461">
            <text:p>1618461</text:p>
          </table:table-cell>
          <table:table-cell office:value-type="float" office:value="2603">
            <text:p>2603</text:p>
          </table:table-cell>
          <table:table-cell office:value-type="float" office:value="235">
            <text:p>235</text:p>
          </table:table-cell>
          <table:table-cell office:value-type="float" office:value="571003">
            <text:p>571003</text:p>
          </table:table-cell>
          <table:table-cell office:value-type="float" office:value="1387573">
            <text:p>1387573</text:p>
          </table:table-cell>
        </table:table-row>
        <table:table-row table:style-name="ro2">
          <table:table-cell office:value-type="string">
            <text:p>parentCompany</text:p>
          </table:table-cell>
          <table:table-cell office:value-type="float" office:value="0.02031603">
            <text:p>0.02031603</text:p>
          </table:table-cell>
          <table:table-cell office:value-type="float" office:value="0.8042193">
            <text:p>0.8042193</text:p>
          </table:table-cell>
          <table:table-cell office:value-type="float" office:value="0.01254769">
            <text:p>0.01254769</text:p>
          </table:table-cell>
          <table:table-cell office:value-type="float" office:value="0.91440473">
            <text:p>0.91440473</text:p>
          </table:table-cell>
          <table:table-cell/>
          <table:table-cell office:value-type="float" office:value="5985">
            <text:p>5985</text:p>
          </table:table-cell>
          <table:table-cell office:value-type="float" office:value="1457">
            <text:p>1457</text:p>
          </table:table-cell>
          <table:table-cell office:value-type="float" office:value="288610">
            <text:p>288610</text:p>
          </table:table-cell>
          <table:table-cell office:value-type="float" office:value="1665362">
            <text:p>1665362</text:p>
          </table:table-cell>
          <table:table-cell office:value-type="float" office:value="6805">
            <text:p>6805</text:p>
          </table:table-cell>
          <table:table-cell office:value-type="float" office:value="637">
            <text:p>637</text:p>
          </table:table-cell>
          <table:table-cell office:value-type="float" office:value="535526">
            <text:p>535526</text:p>
          </table:table-cell>
          <table:table-cell office:value-type="float" office:value="1418446">
            <text:p>1418446</text:p>
          </table:table-cell>
        </table:table-row>
        <table:table-row table:style-name="ro2">
          <table:table-cell office:value-type="string">
            <text:p>relatedMeanOfTransportation</text:p>
          </table:table-cell>
          <table:table-cell office:value-type="float" office:value="0.00714644">
            <text:p>0.00714644</text:p>
          </table:table-cell>
          <table:table-cell office:value-type="float" office:value="0.79904592">
            <text:p>0.79904592</text:p>
          </table:table-cell>
          <table:table-cell office:value-type="float" office:value="0.0038791">
            <text:p>0.0038791</text:p>
          </table:table-cell>
          <table:table-cell office:value-type="float" office:value="0.91174717">
            <text:p>0.91174717</text:p>
          </table:table-cell>
          <table:table-cell/>
          <table:table-cell office:value-type="float" office:value="1340">
            <text:p>1340</text:p>
          </table:table-cell>
          <table:table-cell office:value-type="float" office:value="337">
            <text:p>337</text:p>
          </table:table-cell>
          <table:table-cell office:value-type="float" office:value="186166">
            <text:p>186166</text:p>
          </table:table-cell>
          <table:table-cell office:value-type="float" office:value="1773571">
            <text:p>1773571</text:p>
          </table:table-cell>
          <table:table-cell office:value-type="float" office:value="1529">
            <text:p>1529</text:p>
          </table:table-cell>
          <table:table-cell office:value-type="float" office:value="148">
            <text:p>148</text:p>
          </table:table-cell>
          <table:table-cell office:value-type="float" office:value="392635">
            <text:p>392635</text:p>
          </table:table-cell>
          <table:table-cell office:value-type="float" office:value="1567102">
            <text:p>1567102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float" office:value="0.10196173">
            <text:p>0.10196173</text:p>
          </table:table-cell>
          <table:table-cell office:value-type="float" office:value="0.79049787">
            <text:p>0.79049787</text:p>
          </table:table-cell>
          <table:table-cell office:value-type="float" office:value="0.05567993">
            <text:p>0.05567993</text:p>
          </table:table-cell>
          <table:table-cell office:value-type="float" office:value="0.92836415">
            <text:p>0.92836415</text:p>
          </table:table-cell>
          <table:table-cell/>
          <table:table-cell office:value-type="float" office:value="13893">
            <text:p>13893</text:p>
          </table:table-cell>
          <table:table-cell office:value-type="float" office:value="3682">
            <text:p>3682</text:p>
          </table:table-cell>
          <table:table-cell office:value-type="float" office:value="122364">
            <text:p>122364</text:p>
          </table:table-cell>
          <table:table-cell office:value-type="float" office:value="1821475">
            <text:p>1821475</text:p>
          </table:table-cell>
          <table:table-cell office:value-type="float" office:value="16316">
            <text:p>16316</text:p>
          </table:table-cell>
          <table:table-cell office:value-type="float" office:value="1259">
            <text:p>1259</text:p>
          </table:table-cell>
          <table:table-cell office:value-type="float" office:value="276716">
            <text:p>276716</text:p>
          </table:table-cell>
          <table:table-cell office:value-type="float" office:value="1667123">
            <text:p>1667123</text:p>
          </table:table-cell>
        </table:table-row>
        <table:table-row table:style-name="ro1">
          <table:table-cell office:value-type="string">
            <text:p>influenced</text:p>
          </table:table-cell>
          <table:table-cell office:value-type="float" office:value="0.0073712">
            <text:p>0.0073712</text:p>
          </table:table-cell>
          <table:table-cell office:value-type="float" office:value="0.78554462">
            <text:p>0.78554462</text:p>
          </table:table-cell>
          <table:table-cell office:value-type="float" office:value="0.00475056">
            <text:p>0.00475056</text:p>
          </table:table-cell>
          <table:table-cell office:value-type="float" office:value="0.88734306">
            <text:p>0.88734306</text:p>
          </table:table-cell>
          <table:table-cell/>
          <table:table-cell office:value-type="float" office:value="2315">
            <text:p>2315</text:p>
          </table:table-cell>
          <table:table-cell office:value-type="float" office:value="632">
            <text:p>632</text:p>
          </table:table-cell>
          <table:table-cell office:value-type="float" office:value="311745">
            <text:p>311745</text:p>
          </table:table-cell>
          <table:table-cell office:value-type="float" office:value="1646722">
            <text:p>1646722</text:p>
          </table:table-cell>
          <table:table-cell office:value-type="float" office:value="2615">
            <text:p>2615</text:p>
          </table:table-cell>
          <table:table-cell office:value-type="float" office:value="332">
            <text:p>332</text:p>
          </table:table-cell>
          <table:table-cell office:value-type="float" office:value="547846">
            <text:p>547846</text:p>
          </table:table-cell>
          <table:table-cell office:value-type="float" office:value="1410621">
            <text:p>1410621</text:p>
          </table:table-cell>
        </table:table-row>
        <table:table-row table:style-name="ro1">
          <table:table-cell office:value-type="string">
            <text:p>album</text:p>
          </table:table-cell>
          <table:table-cell office:value-type="float" office:value="0.06899801">
            <text:p>0.06899801</text:p>
          </table:table-cell>
          <table:table-cell office:value-type="float" office:value="0.77998117">
            <text:p>0.77998117</text:p>
          </table:table-cell>
          <table:table-cell office:value-type="float" office:value="0.05547606">
            <text:p>0.05547606</text:p>
          </table:table-cell>
          <table:table-cell office:value-type="float" office:value="0.92626809">
            <text:p>0.92626809</text:p>
          </table:table-cell>
          <table:table-cell/>
          <table:table-cell office:value-type="float" office:value="13255">
            <text:p>13255</text:p>
          </table:table-cell>
          <table:table-cell office:value-type="float" office:value="3739">
            <text:p>3739</text:p>
          </table:table-cell>
          <table:table-cell office:value-type="float" office:value="178852">
            <text:p>178852</text:p>
          </table:table-cell>
          <table:table-cell office:value-type="float" office:value="1765568">
            <text:p>1765568</text:p>
          </table:table-cell>
          <table:table-cell office:value-type="float" office:value="15741">
            <text:p>15741</text:p>
          </table:table-cell>
          <table:table-cell office:value-type="float" office:value="1253">
            <text:p>1253</text:p>
          </table:table-cell>
          <table:table-cell office:value-type="float" office:value="268003">
            <text:p>268003</text:p>
          </table:table-cell>
          <table:table-cell office:value-type="float" office:value="1676417">
            <text:p>1676417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float" office:value="0.11066619">
            <text:p>0.11066619</text:p>
          </table:table-cell>
          <table:table-cell office:value-type="float" office:value="0.7751828">
            <text:p>0.7751828</text:p>
          </table:table-cell>
          <table:table-cell office:value-type="float" office:value="0.0665598">
            <text:p>0.0665598</text:p>
          </table:table-cell>
          <table:table-cell office:value-type="float" office:value="0.85739982">
            <text:p>0.85739982</text:p>
          </table:table-cell>
          <table:table-cell/>
          <table:table-cell office:value-type="float" office:value="53007">
            <text:p>53007</text:p>
          </table:table-cell>
          <table:table-cell office:value-type="float" office:value="15373">
            <text:p>15373</text:p>
          </table:table-cell>
          <table:table-cell office:value-type="float" office:value="425974">
            <text:p>425974</text:p>
          </table:table-cell>
          <table:table-cell office:value-type="float" office:value="1467060">
            <text:p>1467060</text:p>
          </table:table-cell>
          <table:table-cell office:value-type="float" office:value="58629">
            <text:p>58629</text:p>
          </table:table-cell>
          <table:table-cell office:value-type="float" office:value="9751">
            <text:p>9751</text:p>
          </table:table-cell>
          <table:table-cell office:value-type="float" office:value="822218">
            <text:p>822218</text:p>
          </table:table-cell>
          <table:table-cell office:value-type="float" office:value="1070816">
            <text:p>1070816</text:p>
          </table:table-cell>
        </table:table-row>
        <table:table-row table:style-name="ro1">
          <table:table-cell office:value-type="string">
            <text:p>occupation</text:p>
          </table:table-cell>
          <table:table-cell office:value-type="float" office:value="0.14262911">
            <text:p>0.14262911</text:p>
          </table:table-cell>
          <table:table-cell office:value-type="float" office:value="0.7728821">
            <text:p>0.7728821</text:p>
          </table:table-cell>
          <table:table-cell office:value-type="float" office:value="0.11828377">
            <text:p>0.11828377</text:p>
          </table:table-cell>
          <table:table-cell office:value-type="float" office:value="0.88871727">
            <text:p>0.88871727</text:p>
          </table:table-cell>
          <table:table-cell/>
          <table:table-cell office:value-type="float" office:value="95073">
            <text:p>95073</text:p>
          </table:table-cell>
          <table:table-cell office:value-type="float" office:value="27938">
            <text:p>27938</text:p>
          </table:table-cell>
          <table:table-cell office:value-type="float" office:value="571502">
            <text:p>571502</text:p>
          </table:table-cell>
          <table:table-cell office:value-type="float" office:value="1266901">
            <text:p>1266901</text:p>
          </table:table-cell>
          <table:table-cell office:value-type="float" office:value="109322">
            <text:p>109322</text:p>
          </table:table-cell>
          <table:table-cell office:value-type="float" office:value="13689">
            <text:p>13689</text:p>
          </table:table-cell>
          <table:table-cell office:value-type="float" office:value="814913">
            <text:p>814913</text:p>
          </table:table-cell>
          <table:table-cell office:value-type="float" office:value="1023490">
            <text:p>1023490</text:p>
          </table:table-cell>
        </table:table-row>
        <table:table-row table:style-name="ro1">
          <table:table-cell office:value-type="string">
            <text:p>board</text:p>
          </table:table-cell>
          <table:table-cell office:value-type="float" office:value="0.00165354">
            <text:p>0.00165354</text:p>
          </table:table-cell>
          <table:table-cell office:value-type="float" office:value="0.77272727">
            <text:p>0.77272727</text:p>
          </table:table-cell>
          <table:table-cell office:value-type="float" office:value="0.00089096">
            <text:p>0.00089096</text:p>
          </table:table-cell>
          <table:table-cell office:value-type="float" office:value="0.89049587">
            <text:p>0.89049587</text:p>
          </table:table-cell>
          <table:table-cell/>
          <table:table-cell office:value-type="float" office:value="374">
            <text:p>374</text:p>
          </table:table-cell>
          <table:table-cell office:value-type="float" office:value="110">
            <text:p>110</text:p>
          </table:table-cell>
          <table:table-cell office:value-type="float" office:value="225808">
            <text:p>225808</text:p>
          </table:table-cell>
          <table:table-cell office:value-type="float" office:value="1735122">
            <text:p>1735122</text:p>
          </table:table-cell>
          <table:table-cell office:value-type="float" office:value="431">
            <text:p>431</text:p>
          </table:table-cell>
          <table:table-cell office:value-type="float" office:value="53">
            <text:p>53</text:p>
          </table:table-cell>
          <table:table-cell office:value-type="float" office:value="483319">
            <text:p>483319</text:p>
          </table:table-cell>
          <table:table-cell office:value-type="float" office:value="1477611">
            <text:p>1477611</text:p>
          </table:table-cell>
        </table:table-row>
        <table:table-row table:style-name="ro1">
          <table:table-cell office:value-type="string">
            <text:p>profession</text:p>
          </table:table-cell>
          <table:table-cell office:value-type="float" office:value="0.05098488">
            <text:p>0.05098488</text:p>
          </table:table-cell>
          <table:table-cell office:value-type="float" office:value="0.77060644">
            <text:p>0.77060644</text:p>
          </table:table-cell>
          <table:table-cell office:value-type="float" office:value="0.02834692">
            <text:p>0.02834692</text:p>
          </table:table-cell>
          <table:table-cell office:value-type="float" office:value="0.89120715">
            <text:p>0.89120715</text:p>
          </table:table-cell>
          <table:table-cell/>
          <table:table-cell office:value-type="float" office:value="6722">
            <text:p>6722</text:p>
          </table:table-cell>
          <table:table-cell office:value-type="float" office:value="2001">
            <text:p>2001</text:p>
          </table:table-cell>
          <table:table-cell office:value-type="float" office:value="125121">
            <text:p>125121</text:p>
          </table:table-cell>
          <table:table-cell office:value-type="float" office:value="1827570">
            <text:p>1827570</text:p>
          </table:table-cell>
          <table:table-cell office:value-type="float" office:value="7774">
            <text:p>7774</text:p>
          </table:table-cell>
          <table:table-cell office:value-type="float" office:value="949">
            <text:p>949</text:p>
          </table:table-cell>
          <table:table-cell office:value-type="float" office:value="266471">
            <text:p>266471</text:p>
          </table:table-cell>
          <table:table-cell office:value-type="float" office:value="1686220">
            <text:p>1686220</text:p>
          </table:table-cell>
        </table:table-row>
        <table:table-row table:style-name="ro1">
          <table:table-cell office:value-type="string">
            <text:p>deputy</text:p>
          </table:table-cell>
          <table:table-cell office:value-type="float" office:value="0.0036761">
            <text:p>0.0036761</text:p>
          </table:table-cell>
          <table:table-cell office:value-type="float" office:value="0.76986951">
            <text:p>0.76986951</text:p>
          </table:table-cell>
          <table:table-cell office:value-type="float" office:value="0.00228105">
            <text:p>0.00228105</text:p>
          </table:table-cell>
          <table:table-cell office:value-type="float" office:value="0.85883749">
            <text:p>0.85883749</text:p>
          </table:table-cell>
          <table:table-cell/>
          <table:table-cell office:value-type="float" office:value="649">
            <text:p>649</text:p>
          </table:table-cell>
          <table:table-cell office:value-type="float" office:value="194">
            <text:p>194</text:p>
          </table:table-cell>
          <table:table-cell office:value-type="float" office:value="175897">
            <text:p>175897</text:p>
          </table:table-cell>
          <table:table-cell office:value-type="float" office:value="1784674">
            <text:p>1784674</text:p>
          </table:table-cell>
          <table:table-cell office:value-type="float" office:value="724">
            <text:p>724</text:p>
          </table:table-cell>
          <table:table-cell office:value-type="float" office:value="119">
            <text:p>119</text:p>
          </table:table-cell>
          <table:table-cell office:value-type="float" office:value="316673">
            <text:p>316673</text:p>
          </table:table-cell>
          <table:table-cell office:value-type="float" office:value="1643898">
            <text:p>1643898</text:p>
          </table:table-cell>
        </table:table-row>
        <table:table-row table:style-name="ro1">
          <table:table-cell office:value-type="string">
            <text:p>architect</text:p>
          </table:table-cell>
          <table:table-cell office:value-type="float" office:value="0.0504588">
            <text:p>0.0504588</text:p>
          </table:table-cell>
          <table:table-cell office:value-type="float" office:value="0.74450402">
            <text:p>0.74450402</text:p>
          </table:table-cell>
          <table:table-cell office:value-type="float" office:value="0.02932929">
            <text:p>0.02932929</text:p>
          </table:table-cell>
          <table:table-cell office:value-type="float" office:value="0.85433423">
            <text:p>0.85433423</text:p>
          </table:table-cell>
          <table:table-cell/>
          <table:table-cell office:value-type="float" office:value="8331">
            <text:p>8331</text:p>
          </table:table-cell>
          <table:table-cell office:value-type="float" office:value="2859">
            <text:p>2859</text:p>
          </table:table-cell>
          <table:table-cell office:value-type="float" office:value="156774">
            <text:p>156774</text:p>
          </table:table-cell>
          <table:table-cell office:value-type="float" office:value="1793450">
            <text:p>1793450</text:p>
          </table:table-cell>
          <table:table-cell office:value-type="float" office:value="9560">
            <text:p>9560</text:p>
          </table:table-cell>
          <table:table-cell office:value-type="float" office:value="1630">
            <text:p>1630</text:p>
          </table:table-cell>
          <table:table-cell office:value-type="float" office:value="316394">
            <text:p>316394</text:p>
          </table:table-cell>
          <table:table-cell office:value-type="float" office:value="1633830">
            <text:p>1633830</text:p>
          </table:table-cell>
        </table:table-row>
        <table:table-row table:style-name="ro1">
          <table:table-cell office:value-type="string">
            <text:p>governor</text:p>
          </table:table-cell>
          <table:table-cell office:value-type="float" office:value="0.00905133">
            <text:p>0.00905133</text:p>
          </table:table-cell>
          <table:table-cell office:value-type="float" office:value="0.73613894">
            <text:p>0.73613894</text:p>
          </table:table-cell>
          <table:table-cell office:value-type="float" office:value="0.00501541">
            <text:p>0.00501541</text:p>
          </table:table-cell>
          <table:table-cell office:value-type="float" office:value="0.87374749">
            <text:p>0.87374749</text:p>
          </table:table-cell>
          <table:table-cell/>
          <table:table-cell office:value-type="float" office:value="1102">
            <text:p>1102</text:p>
          </table:table-cell>
          <table:table-cell office:value-type="float" office:value="395">
            <text:p>395</text:p>
          </table:table-cell>
          <table:table-cell office:value-type="float" office:value="120648">
            <text:p>120648</text:p>
          </table:table-cell>
          <table:table-cell office:value-type="float" office:value="1839269">
            <text:p>1839269</text:p>
          </table:table-cell>
          <table:table-cell office:value-type="float" office:value="1308">
            <text:p>1308</text:p>
          </table:table-cell>
          <table:table-cell office:value-type="float" office:value="189">
            <text:p>189</text:p>
          </table:table-cell>
          <table:table-cell office:value-type="float" office:value="259488">
            <text:p>259488</text:p>
          </table:table-cell>
          <table:table-cell office:value-type="float" office:value="1700429">
            <text:p>1700429</text:p>
          </table:table-cell>
        </table:table-row>
        <table:table-row table:style-name="ro1">
          <table:table-cell office:value-type="string">
            <text:p>owner</text:p>
          </table:table-cell>
          <table:table-cell office:value-type="float" office:value="0.05524995">
            <text:p>0.05524995</text:p>
          </table:table-cell>
          <table:table-cell office:value-type="float" office:value="0.7330602">
            <text:p>0.7330602</text:p>
          </table:table-cell>
          <table:table-cell office:value-type="float" office:value="0.04406204">
            <text:p>0.04406204</text:p>
          </table:table-cell>
          <table:table-cell office:value-type="float" office:value="0.87073222">
            <text:p>0.87073222</text:p>
          </table:table-cell>
          <table:table-cell/>
          <table:table-cell office:value-type="float" office:value="27912">
            <text:p>27912</text:p>
          </table:table-cell>
          <table:table-cell office:value-type="float" office:value="10164">
            <text:p>10164</text:p>
          </table:table-cell>
          <table:table-cell office:value-type="float" office:value="477283">
            <text:p>477283</text:p>
          </table:table-cell>
          <table:table-cell office:value-type="float" office:value="1446055">
            <text:p>1446055</text:p>
          </table:table-cell>
          <table:table-cell office:value-type="float" office:value="33154">
            <text:p>33154</text:p>
          </table:table-cell>
          <table:table-cell office:value-type="float" office:value="4922">
            <text:p>4922</text:p>
          </table:table-cell>
          <table:table-cell office:value-type="float" office:value="719285">
            <text:p>719285</text:p>
          </table:table-cell>
          <table:table-cell office:value-type="float" office:value="1204053">
            <text:p>1204053</text:p>
          </table:table-cell>
        </table:table-row>
        <table:table-row table:style-name="ro2">
          <table:table-cell office:value-type="string">
            <text:p>owningCompany</text:p>
          </table:table-cell>
          <table:table-cell office:value-type="float" office:value="0.02308162">
            <text:p>0.02308162</text:p>
          </table:table-cell>
          <table:table-cell office:value-type="float" office:value="0.72811003">
            <text:p>0.72811003</text:p>
          </table:table-cell>
          <table:table-cell office:value-type="float" office:value="0.01626011">
            <text:p>0.01626011</text:p>
          </table:table-cell>
          <table:table-cell office:value-type="float" office:value="0.87424782">
            <text:p>0.87424782</text:p>
          </table:table-cell>
          <table:table-cell/>
          <table:table-cell office:value-type="float" office:value="5929">
            <text:p>5929</text:p>
          </table:table-cell>
          <table:table-cell office:value-type="float" office:value="2214">
            <text:p>2214</text:p>
          </table:table-cell>
          <table:table-cell office:value-type="float" office:value="250942">
            <text:p>250942</text:p>
          </table:table-cell>
          <table:table-cell office:value-type="float" office:value="1702329">
            <text:p>1702329</text:p>
          </table:table-cell>
          <table:table-cell office:value-type="float" office:value="7119">
            <text:p>7119</text:p>
          </table:table-cell>
          <table:table-cell office:value-type="float" office:value="1024">
            <text:p>1024</text:p>
          </table:table-cell>
          <table:table-cell office:value-type="float" office:value="430701">
            <text:p>430701</text:p>
          </table:table-cell>
          <table:table-cell office:value-type="float" office:value="1522570">
            <text:p>1522570</text:p>
          </table:table-cell>
        </table:table-row>
        <table:table-row table:style-name="ro2">
          <table:table-cell office:value-type="string">
            <text:p>isPartOf</text:p>
          </table:table-cell>
          <table:table-cell office:value-type="float" office:value="0.32117969">
            <text:p>0.32117969</text:p>
          </table:table-cell>
          <table:table-cell office:value-type="float" office:value="0.71022572">
            <text:p>0.71022572</text:p>
          </table:table-cell>
          <table:table-cell office:value-type="float" office:value="0.21087505">
            <text:p>0.21087505</text:p>
          </table:table-cell>
          <table:table-cell office:value-type="float" office:value="0.94697709">
            <text:p>0.94697709</text:p>
          </table:table-cell>
          <table:table-cell/>
          <table:table-cell office:value-type="float" office:value="200023">
            <text:p>200023</text:p>
          </table:table-cell>
          <table:table-cell office:value-type="float" office:value="81610">
            <text:p>81610</text:p>
          </table:table-cell>
          <table:table-cell office:value-type="float" office:value="422753">
            <text:p>422753</text:p>
          </table:table-cell>
          <table:table-cell office:value-type="float" office:value="1257028">
            <text:p>1257028</text:p>
          </table:table-cell>
          <table:table-cell office:value-type="float" office:value="266700">
            <text:p>266700</text:p>
          </table:table-cell>
          <table:table-cell office:value-type="float" office:value="14933">
            <text:p>14933</text:p>
          </table:table-cell>
          <table:table-cell office:value-type="float" office:value="998030">
            <text:p>998030</text:p>
          </table:table-cell>
          <table:table-cell office:value-type="float" office:value="681751">
            <text:p>681751</text:p>
          </table:table-cell>
        </table:table-row>
        <table:table-row table:style-name="ro1">
          <table:table-cell office:value-type="string">
            <text:p>creator</text:p>
          </table:table-cell>
          <table:table-cell office:value-type="float" office:value="0.06369921">
            <text:p>0.06369921</text:p>
          </table:table-cell>
          <table:table-cell office:value-type="float" office:value="0.70981905">
            <text:p>0.70981905</text:p>
          </table:table-cell>
          <table:table-cell office:value-type="float" office:value="0.03723956">
            <text:p>0.03723956</text:p>
          </table:table-cell>
          <table:table-cell office:value-type="float" office:value="0.86216072">
            <text:p>0.86216072</text:p>
          </table:table-cell>
          <table:table-cell/>
          <table:table-cell office:value-type="float" office:value="10670">
            <text:p>10670</text:p>
          </table:table-cell>
          <table:table-cell office:value-type="float" office:value="4362">
            <text:p>4362</text:p>
          </table:table-cell>
          <table:table-cell office:value-type="float" office:value="156836">
            <text:p>156836</text:p>
          </table:table-cell>
          <table:table-cell office:value-type="float" office:value="1789546">
            <text:p>1789546</text:p>
          </table:table-cell>
          <table:table-cell office:value-type="float" office:value="12960">
            <text:p>12960</text:p>
          </table:table-cell>
          <table:table-cell office:value-type="float" office:value="2072">
            <text:p>2072</text:p>
          </table:table-cell>
          <table:table-cell office:value-type="float" office:value="335057">
            <text:p>335057</text:p>
          </table:table-cell>
          <table:table-cell office:value-type="float" office:value="1611325">
            <text:p>1611325</text:p>
          </table:table-cell>
        </table:table-row>
        <table:table-row table:style-name="ro1">
          <table:table-cell office:value-type="string">
            <text:p>operator</text:p>
          </table:table-cell>
          <table:table-cell office:value-type="float" office:value="0.02229402">
            <text:p>0.02229402</text:p>
          </table:table-cell>
          <table:table-cell office:value-type="float" office:value="0.70211575">
            <text:p>0.70211575</text:p>
          </table:table-cell>
          <table:table-cell office:value-type="float" office:value="0.01692797">
            <text:p>0.01692797</text:p>
          </table:table-cell>
          <table:table-cell office:value-type="float" office:value="0.81137356">
            <text:p>0.81137356</text:p>
          </table:table-cell>
          <table:table-cell/>
          <table:table-cell office:value-type="float" office:value="6272">
            <text:p>6272</text:p>
          </table:table-cell>
          <table:table-cell office:value-type="float" office:value="2661">
            <text:p>2661</text:p>
          </table:table-cell>
          <table:table-cell office:value-type="float" office:value="275059">
            <text:p>275059</text:p>
          </table:table-cell>
          <table:table-cell office:value-type="float" office:value="1677422">
            <text:p>1677422</text:p>
          </table:table-cell>
          <table:table-cell office:value-type="float" office:value="7248">
            <text:p>7248</text:p>
          </table:table-cell>
          <table:table-cell office:value-type="float" office:value="1685">
            <text:p>1685</text:p>
          </table:table-cell>
          <table:table-cell office:value-type="float" office:value="420919">
            <text:p>420919</text:p>
          </table:table-cell>
          <table:table-cell office:value-type="float" office:value="1531562">
            <text:p>1531562</text:p>
          </table:table-cell>
        </table:table-row>
        <table:table-row table:style-name="ro1">
          <table:table-cell office:value-type="string">
            <text:p>assembly</text:p>
          </table:table-cell>
          <table:table-cell office:value-type="float" office:value="0.01089332">
            <text:p>0.01089332</text:p>
          </table:table-cell>
          <table:table-cell office:value-type="float" office:value="0.70201196">
            <text:p>0.70201196</text:p>
          </table:table-cell>
          <table:table-cell office:value-type="float" office:value="0.00656601">
            <text:p>0.00656601</text:p>
          </table:table-cell>
          <table:table-cell office:value-type="float" office:value="0.85154976">
            <text:p>0.85154976</text:p>
          </table:table-cell>
          <table:table-cell/>
          <table:table-cell office:value-type="float" office:value="1291">
            <text:p>1291</text:p>
          </table:table-cell>
          <table:table-cell office:value-type="float" office:value="548">
            <text:p>548</text:p>
          </table:table-cell>
          <table:table-cell office:value-type="float" office:value="117222">
            <text:p>117222</text:p>
          </table:table-cell>
          <table:table-cell office:value-type="float" office:value="1842353">
            <text:p>1842353</text:p>
          </table:table-cell>
          <table:table-cell office:value-type="float" office:value="1566">
            <text:p>1566</text:p>
          </table:table-cell>
          <table:table-cell office:value-type="float" office:value="273">
            <text:p>273</text:p>
          </table:table-cell>
          <table:table-cell office:value-type="float" office:value="236935">
            <text:p>236935</text:p>
          </table:table-cell>
          <table:table-cell office:value-type="float" office:value="1722640">
            <text:p>1722640</text:p>
          </table:table-cell>
        </table:table-row>
        <table:table-row table:style-name="ro2">
          <table:table-cell office:value-type="string">
            <text:p>routeJunction</text:p>
          </table:table-cell>
          <table:table-cell office:value-type="float" office:value="0.04526753">
            <text:p>0.04526753</text:p>
          </table:table-cell>
          <table:table-cell office:value-type="float" office:value="0.70178765">
            <text:p>0.70178765</text:p>
          </table:table-cell>
          <table:table-cell office:value-type="float" office:value="0.01819407">
            <text:p>0.01819407</text:p>
          </table:table-cell>
          <table:table-cell office:value-type="float" office:value="0.8338299">
            <text:p>0.8338299</text:p>
          </table:table-cell>
          <table:table-cell/>
          <table:table-cell office:value-type="float" office:value="5182">
            <text:p>5182</text:p>
          </table:table-cell>
          <table:table-cell office:value-type="float" office:value="2202">
            <text:p>2202</text:p>
          </table:table-cell>
          <table:table-cell office:value-type="float" office:value="109293">
            <text:p>109293</text:p>
          </table:table-cell>
          <table:table-cell office:value-type="float" office:value="1844737">
            <text:p>1844737</text:p>
          </table:table-cell>
          <table:table-cell office:value-type="float" office:value="6157">
            <text:p>6157</text:p>
          </table:table-cell>
          <table:table-cell office:value-type="float" office:value="1227">
            <text:p>1227</text:p>
          </table:table-cell>
          <table:table-cell office:value-type="float" office:value="332250">
            <text:p>332250</text:p>
          </table:table-cell>
          <table:table-cell office:value-type="float" office:value="1621780">
            <text:p>1621780</text:p>
          </table:table-cell>
        </table:table-row>
        <table:table-row table:style-name="ro2">
          <table:table-cell office:value-type="string">
            <text:p>formerBandMember</text:p>
          </table:table-cell>
          <table:table-cell office:value-type="float" office:value="0.04799422">
            <text:p>0.04799422</text:p>
          </table:table-cell>
          <table:table-cell office:value-type="float" office:value="0.68560815">
            <text:p>0.68560815</text:p>
          </table:table-cell>
          <table:table-cell office:value-type="float" office:value="0.02826657">
            <text:p>0.02826657</text:p>
          </table:table-cell>
          <table:table-cell office:value-type="float" office:value="0.84562466">
            <text:p>0.84562466</text:p>
          </table:table-cell>
          <table:table-cell/>
          <table:table-cell office:value-type="float" office:value="4983">
            <text:p>4983</text:p>
          </table:table-cell>
          <table:table-cell office:value-type="float" office:value="2285">
            <text:p>2285</text:p>
          </table:table-cell>
          <table:table-cell office:value-type="float" office:value="98842">
            <text:p>98842</text:p>
          </table:table-cell>
          <table:table-cell office:value-type="float" office:value="1855304">
            <text:p>1855304</text:p>
          </table:table-cell>
          <table:table-cell office:value-type="float" office:value="6146">
            <text:p>6146</text:p>
          </table:table-cell>
          <table:table-cell office:value-type="float" office:value="1122">
            <text:p>1122</text:p>
          </table:table-cell>
          <table:table-cell office:value-type="float" office:value="211284">
            <text:p>211284</text:p>
          </table:table-cell>
          <table:table-cell office:value-type="float" office:value="1742862">
            <text:p>1742862</text:p>
          </table:table-cell>
        </table:table-row>
        <table:table-row table:style-name="ro2">
          <table:table-cell office:value-type="string">
            <text:p>whaDraftTeam</text:p>
          </table:table-cell>
          <table:table-cell office:value-type="float" office:value="0.00137754">
            <text:p>0.00137754</text:p>
          </table:table-cell>
          <table:table-cell office:value-type="float" office:value="0.68510638">
            <text:p>0.68510638</text:p>
          </table:table-cell>
          <table:table-cell office:value-type="float" office:value="0.00100709">
            <text:p>0.00100709</text:p>
          </table:table-cell>
          <table:table-cell office:value-type="float" office:value="0.90638298">
            <text:p>0.90638298</text:p>
          </table:table-cell>
          <table:table-cell/>
          <table:table-cell office:value-type="float" office:value="161">
            <text:p>161</text:p>
          </table:table-cell>
          <table:table-cell office:value-type="float" office:value="74">
            <text:p>74</text:p>
          </table:table-cell>
          <table:table-cell office:value-type="float" office:value="116714">
            <text:p>116714</text:p>
          </table:table-cell>
          <table:table-cell office:value-type="float" office:value="1844465">
            <text:p>1844465</text:p>
          </table:table-cell>
          <table:table-cell office:value-type="float" office:value="213">
            <text:p>213</text:p>
          </table:table-cell>
          <table:table-cell office:value-type="float" office:value="22">
            <text:p>22</text:p>
          </table:table-cell>
          <table:table-cell office:value-type="float" office:value="211287">
            <text:p>211287</text:p>
          </table:table-cell>
          <table:table-cell office:value-type="float" office:value="1749892">
            <text:p>1749892</text:p>
          </table:table-cell>
        </table:table-row>
        <table:table-row table:style-name="ro1">
          <table:table-cell office:value-type="string">
            <text:p>publisher</text:p>
          </table:table-cell>
          <table:table-cell office:value-type="float" office:value="0.07779211">
            <text:p>0.07779211</text:p>
          </table:table-cell>
          <table:table-cell office:value-type="float" office:value="0.67533704">
            <text:p>0.67533704</text:p>
          </table:table-cell>
          <table:table-cell office:value-type="float" office:value="0.05598696">
            <text:p>0.05598696</text:p>
          </table:table-cell>
          <table:table-cell office:value-type="float" office:value="0.84842007">
            <text:p>0.84842007</text:p>
          </table:table-cell>
          <table:table-cell/>
          <table:table-cell office:value-type="float" office:value="31909">
            <text:p>31909</text:p>
          </table:table-cell>
          <table:table-cell office:value-type="float" office:value="15340">
            <text:p>15340</text:p>
          </table:table-cell>
          <table:table-cell office:value-type="float" office:value="378274">
            <text:p>378274</text:p>
          </table:table-cell>
          <table:table-cell office:value-type="float" office:value="1535891">
            <text:p>1535891</text:p>
          </table:table-cell>
          <table:table-cell office:value-type="float" office:value="40087">
            <text:p>40087</text:p>
          </table:table-cell>
          <table:table-cell office:value-type="float" office:value="7162">
            <text:p>7162</text:p>
          </table:table-cell>
          <table:table-cell office:value-type="float" office:value="675919">
            <text:p>675919</text:p>
          </table:table-cell>
          <table:table-cell office:value-type="float" office:value="1238246">
            <text:p>1238246</text:p>
          </table:table-cell>
        </table:table-row>
        <table:table-row table:style-name="ro1">
          <table:table-cell office:value-type="string">
            <text:p>author</text:p>
          </table:table-cell>
          <table:table-cell office:value-type="float" office:value="0.04742569">
            <text:p>0.04742569</text:p>
          </table:table-cell>
          <table:table-cell office:value-type="float" office:value="0.66811844">
            <text:p>0.66811844</text:p>
          </table:table-cell>
          <table:table-cell office:value-type="float" office:value="0.02800506">
            <text:p>0.02800506</text:p>
          </table:table-cell>
          <table:table-cell office:value-type="float" office:value="0.89743726">
            <text:p>0.89743726</text:p>
          </table:table-cell>
          <table:table-cell/>
          <table:table-cell office:value-type="float" office:value="25158">
            <text:p>25158</text:p>
          </table:table-cell>
          <table:table-cell office:value-type="float" office:value="12497">
            <text:p>12497</text:p>
          </table:table-cell>
          <table:table-cell office:value-type="float" office:value="505314">
            <text:p>505314</text:p>
          </table:table-cell>
          <table:table-cell office:value-type="float" office:value="1418445">
            <text:p>1418445</text:p>
          </table:table-cell>
          <table:table-cell office:value-type="float" office:value="33793">
            <text:p>33793</text:p>
          </table:table-cell>
          <table:table-cell office:value-type="float" office:value="3862">
            <text:p>3862</text:p>
          </table:table-cell>
          <table:table-cell office:value-type="float" office:value="1172882">
            <text:p>1172882</text:p>
          </table:table-cell>
          <table:table-cell office:value-type="float" office:value="750877">
            <text:p>750877</text:p>
          </table:table-cell>
        </table:table-row>
        <table:table-row table:style-name="ro2">
          <table:table-cell office:value-type="string">
            <text:p>foundationPlace</text:p>
          </table:table-cell>
          <table:table-cell office:value-type="float" office:value="0.01758417">
            <text:p>0.01758417</text:p>
          </table:table-cell>
          <table:table-cell office:value-type="float" office:value="0.66235913">
            <text:p>0.66235913</text:p>
          </table:table-cell>
          <table:table-cell office:value-type="float" office:value="0.01137894">
            <text:p>0.01137894</text:p>
          </table:table-cell>
          <table:table-cell office:value-type="float" office:value="0.83170548">
            <text:p>0.83170548</text:p>
          </table:table-cell>
          <table:table-cell/>
          <table:table-cell office:value-type="float" office:value="4408">
            <text:p>4408</text:p>
          </table:table-cell>
          <table:table-cell office:value-type="float" office:value="2247">
            <text:p>2247</text:p>
          </table:table-cell>
          <table:table-cell office:value-type="float" office:value="246272">
            <text:p>246272</text:p>
          </table:table-cell>
          <table:table-cell office:value-type="float" office:value="1708487">
            <text:p>1708487</text:p>
          </table:table-cell>
          <table:table-cell office:value-type="float" office:value="5535">
            <text:p>5535</text:p>
          </table:table-cell>
          <table:table-cell office:value-type="float" office:value="1120">
            <text:p>1120</text:p>
          </table:table-cell>
          <table:table-cell office:value-type="float" office:value="480890">
            <text:p>480890</text:p>
          </table:table-cell>
          <table:table-cell office:value-type="float" office:value="1473869">
            <text:p>1473869</text:p>
          </table:table-cell>
        </table:table-row>
        <table:table-row table:style-name="ro2">
          <table:table-cell office:value-type="string">
            <text:p>militaryUnit</text:p>
          </table:table-cell>
          <table:table-cell office:value-type="float" office:value="0.01482331">
            <text:p>0.01482331</text:p>
          </table:table-cell>
          <table:table-cell office:value-type="float" office:value="0.65661376">
            <text:p>0.65661376</text:p>
          </table:table-cell>
          <table:table-cell office:value-type="float" office:value="0.01083266">
            <text:p>0.01083266</text:p>
          </table:table-cell>
          <table:table-cell office:value-type="float" office:value="0.79259259">
            <text:p>0.79259259</text:p>
          </table:table-cell>
          <table:table-cell/>
          <table:table-cell office:value-type="float" office:value="4964">
            <text:p>4964</text:p>
          </table:table-cell>
          <table:table-cell office:value-type="float" office:value="2596">
            <text:p>2596</text:p>
          </table:table-cell>
          <table:table-cell office:value-type="float" office:value="329914">
            <text:p>329914</text:p>
          </table:table-cell>
          <table:table-cell office:value-type="float" office:value="1623940">
            <text:p>1623940</text:p>
          </table:table-cell>
          <table:table-cell office:value-type="float" office:value="5992">
            <text:p>5992</text:p>
          </table:table-cell>
          <table:table-cell office:value-type="float" office:value="1568">
            <text:p>1568</text:p>
          </table:table-cell>
          <table:table-cell office:value-type="float" office:value="547150">
            <text:p>547150</text:p>
          </table:table-cell>
          <table:table-cell office:value-type="float" office:value="1406704">
            <text:p>1406704</text:p>
          </table:table-cell>
        </table:table-row>
        <table:table-row table:style-name="ro1">
          <table:table-cell office:value-type="string">
            <text:p>partner</text:p>
          </table:table-cell>
          <table:table-cell office:value-type="float" office:value="0.00177432">
            <text:p>0.00177432</text:p>
          </table:table-cell>
          <table:table-cell office:value-type="float" office:value="0.64628297">
            <text:p>0.64628297</text:p>
          </table:table-cell>
          <table:table-cell office:value-type="float" office:value="0.00146154">
            <text:p>0.00146154</text:p>
          </table:table-cell>
          <table:table-cell office:value-type="float" office:value="0.79136691">
            <text:p>0.79136691</text:p>
          </table:table-cell>
          <table:table-cell/>
          <table:table-cell office:value-type="float" office:value="539">
            <text:p>539</text:p>
          </table:table-cell>
          <table:table-cell office:value-type="float" office:value="295">
            <text:p>295</text:p>
          </table:table-cell>
          <table:table-cell office:value-type="float" office:value="303240">
            <text:p>303240</text:p>
          </table:table-cell>
          <table:table-cell office:value-type="float" office:value="1657340">
            <text:p>1657340</text:p>
          </table:table-cell>
          <table:table-cell office:value-type="float" office:value="660">
            <text:p>660</text:p>
          </table:table-cell>
          <table:table-cell office:value-type="float" office:value="174">
            <text:p>174</text:p>
          </table:table-cell>
          <table:table-cell office:value-type="float" office:value="450919">
            <text:p>450919</text:p>
          </table:table-cell>
          <table:table-cell office:value-type="float" office:value="1509661">
            <text:p>1509661</text:p>
          </table:table-cell>
        </table:table-row>
        <table:table-row table:style-name="ro1">
          <table:table-cell office:value-type="string">
            <text:p>garrison</text:p>
          </table:table-cell>
          <table:table-cell office:value-type="float" office:value="0.01323381">
            <text:p>0.01323381</text:p>
          </table:table-cell>
          <table:table-cell office:value-type="float" office:value="0.63887223">
            <text:p>0.63887223</text:p>
          </table:table-cell>
          <table:table-cell office:value-type="float" office:value="0.00837806">
            <text:p>0.00837806</text:p>
          </table:table-cell>
          <table:table-cell office:value-type="float" office:value="0.80563887">
            <text:p>0.80563887</text:p>
          </table:table-cell>
          <table:table-cell/>
          <table:table-cell office:value-type="float" office:value="3195">
            <text:p>3195</text:p>
          </table:table-cell>
          <table:table-cell office:value-type="float" office:value="1806">
            <text:p>1806</text:p>
          </table:table-cell>
          <table:table-cell office:value-type="float" office:value="238232">
            <text:p>238232</text:p>
          </table:table-cell>
          <table:table-cell office:value-type="float" office:value="1718181">
            <text:p>1718181</text:p>
          </table:table-cell>
          <table:table-cell office:value-type="float" office:value="4029">
            <text:p>4029</text:p>
          </table:table-cell>
          <table:table-cell office:value-type="float" office:value="972">
            <text:p>972</text:p>
          </table:table-cell>
          <table:table-cell office:value-type="float" office:value="476870">
            <text:p>476870</text:p>
          </table:table-cell>
          <table:table-cell office:value-type="float" office:value="1479543">
            <text:p>1479543</text:p>
          </table:table-cell>
        </table:table-row>
        <table:table-row table:style-name="ro1">
          <table:table-cell office:value-type="string">
            <text:p>appointer</text:p>
          </table:table-cell>
          <table:table-cell office:value-type="float" office:value="0.0136363">
            <text:p>0.0136363</text:p>
          </table:table-cell>
          <table:table-cell office:value-type="float" office:value="0.63756064">
            <text:p>0.63756064</text:p>
          </table:table-cell>
          <table:table-cell office:value-type="float" office:value="0.01043811">
            <text:p>0.01043811</text:p>
          </table:table-cell>
          <table:table-cell office:value-type="float" office:value="0.74497574">
            <text:p>0.74497574</text:p>
          </table:table-cell>
          <table:table-cell/>
          <table:table-cell office:value-type="float" office:value="920">
            <text:p>920</text:p>
          </table:table-cell>
          <table:table-cell office:value-type="float" office:value="523">
            <text:p>523</text:p>
          </table:table-cell>
          <table:table-cell office:value-type="float" office:value="66547">
            <text:p>66547</text:p>
          </table:table-cell>
          <table:table-cell office:value-type="float" office:value="1893424">
            <text:p>1893424</text:p>
          </table:table-cell>
          <table:table-cell office:value-type="float" office:value="1075">
            <text:p>1075</text:p>
          </table:table-cell>
          <table:table-cell office:value-type="float" office:value="368">
            <text:p>368</text:p>
          </table:table-cell>
          <table:table-cell office:value-type="float" office:value="101913">
            <text:p>101913</text:p>
          </table:table-cell>
          <table:table-cell office:value-type="float" office:value="1858058">
            <text:p>1858058</text:p>
          </table:table-cell>
        </table:table-row>
        <table:table-row table:style-name="ro2">
          <table:table-cell office:value-type="string">
            <text:p>locationCity</text:p>
          </table:table-cell>
          <table:table-cell office:value-type="float" office:value="0.03628006">
            <text:p>0.03628006</text:p>
          </table:table-cell>
          <table:table-cell office:value-type="float" office:value="0.62890892">
            <text:p>0.62890892</text:p>
          </table:table-cell>
          <table:table-cell office:value-type="float" office:value="0.02572561">
            <text:p>0.02572561</text:p>
          </table:table-cell>
          <table:table-cell office:value-type="float" office:value="0.81312304">
            <text:p>0.81312304</text:p>
          </table:table-cell>
          <table:table-cell/>
          <table:table-cell office:value-type="float" office:value="9211">
            <text:p>9211</text:p>
          </table:table-cell>
          <table:table-cell office:value-type="float" office:value="5435">
            <text:p>5435</text:p>
          </table:table-cell>
          <table:table-cell office:value-type="float" office:value="244675">
            <text:p>244675</text:p>
          </table:table-cell>
          <table:table-cell office:value-type="float" office:value="1702093">
            <text:p>1702093</text:p>
          </table:table-cell>
          <table:table-cell office:value-type="float" office:value="11909">
            <text:p>11909</text:p>
          </table:table-cell>
          <table:table-cell office:value-type="float" office:value="2737">
            <text:p>2737</text:p>
          </table:table-cell>
          <table:table-cell office:value-type="float" office:value="451015">
            <text:p>451015</text:p>
          </table:table-cell>
          <table:table-cell office:value-type="float" office:value="1495753">
            <text:p>1495753</text:p>
          </table:table-cell>
        </table:table-row>
        <table:table-row table:style-name="ro1">
          <table:table-cell office:value-type="string">
            <text:p>citizenship</text:p>
          </table:table-cell>
          <table:table-cell office:value-type="float" office:value="0.00696459">
            <text:p>0.00696459</text:p>
          </table:table-cell>
          <table:table-cell office:value-type="float" office:value="0.62816616">
            <text:p>0.62816616</text:p>
          </table:table-cell>
          <table:table-cell office:value-type="float" office:value="0.00504237">
            <text:p>0.00504237</text:p>
          </table:table-cell>
          <table:table-cell office:value-type="float" office:value="0.81433637">
            <text:p>0.81433637</text:p>
          </table:table-cell>
          <table:table-cell/>
          <table:table-cell office:value-type="float" office:value="2480">
            <text:p>2480</text:p>
          </table:table-cell>
          <table:table-cell office:value-type="float" office:value="1468">
            <text:p>1468</text:p>
          </table:table-cell>
          <table:table-cell office:value-type="float" office:value="353607">
            <text:p>353607</text:p>
          </table:table-cell>
          <table:table-cell office:value-type="float" office:value="1603859">
            <text:p>1603859</text:p>
          </table:table-cell>
          <table:table-cell office:value-type="float" office:value="3215">
            <text:p>3215</text:p>
          </table:table-cell>
          <table:table-cell office:value-type="float" office:value="733">
            <text:p>733</text:p>
          </table:table-cell>
          <table:table-cell office:value-type="float" office:value="634382">
            <text:p>634382</text:p>
          </table:table-cell>
          <table:table-cell office:value-type="float" office:value="1323084">
            <text:p>1323084</text:p>
          </table:table-cell>
        </table:table-row>
        <table:table-row table:style-name="ro1">
          <table:table-cell office:value-type="string">
            <text:p>subsidiary</text:p>
          </table:table-cell>
          <table:table-cell office:value-type="float" office:value="0.00702423">
            <text:p>0.00702423</text:p>
          </table:table-cell>
          <table:table-cell office:value-type="float" office:value="0.62404288">
            <text:p>0.62404288</text:p>
          </table:table-cell>
          <table:table-cell office:value-type="float" office:value="0.00383132">
            <text:p>0.00383132</text:p>
          </table:table-cell>
          <table:table-cell office:value-type="float" office:value="0.78101072">
            <text:p>0.78101072</text:p>
          </table:table-cell>
          <table:table-cell/>
          <table:table-cell office:value-type="float" office:value="815">
            <text:p>815</text:p>
          </table:table-cell>
          <table:table-cell office:value-type="float" office:value="491">
            <text:p>491</text:p>
          </table:table-cell>
          <table:table-cell office:value-type="float" office:value="115212">
            <text:p>115212</text:p>
          </table:table-cell>
          <table:table-cell office:value-type="float" office:value="1844896">
            <text:p>1844896</text:p>
          </table:table-cell>
          <table:table-cell office:value-type="float" office:value="1020">
            <text:p>1020</text:p>
          </table:table-cell>
          <table:table-cell office:value-type="float" office:value="286">
            <text:p>286</text:p>
          </table:table-cell>
          <table:table-cell office:value-type="float" office:value="265207">
            <text:p>265207</text:p>
          </table:table-cell>
          <table:table-cell office:value-type="float" office:value="1694901">
            <text:p>1694901</text:p>
          </table:table-cell>
        </table:table-row>
        <table:table-row table:style-name="ro1">
          <table:table-cell office:value-type="string">
            <text:p>manufacturer</text:p>
          </table:table-cell>
          <table:table-cell office:value-type="float" office:value="0.05776838">
            <text:p>0.05776838</text:p>
          </table:table-cell>
          <table:table-cell office:value-type="float" office:value="0.61888736">
            <text:p>0.61888736</text:p>
          </table:table-cell>
          <table:table-cell office:value-type="float" office:value="0.04482657">
            <text:p>0.04482657</text:p>
          </table:table-cell>
          <table:table-cell office:value-type="float" office:value="0.8334478">
            <text:p>0.8334478</text:p>
          </table:table-cell>
          <table:table-cell/>
          <table:table-cell office:value-type="float" office:value="9011">
            <text:p>9011</text:p>
          </table:table-cell>
          <table:table-cell office:value-type="float" office:value="5549">
            <text:p>5549</text:p>
          </table:table-cell>
          <table:table-cell office:value-type="float" office:value="146974">
            <text:p>146974</text:p>
          </table:table-cell>
          <table:table-cell office:value-type="float" office:value="1799880">
            <text:p>1799880</text:p>
          </table:table-cell>
          <table:table-cell office:value-type="float" office:value="12135">
            <text:p>12135</text:p>
          </table:table-cell>
          <table:table-cell office:value-type="float" office:value="2425">
            <text:p>2425</text:p>
          </table:table-cell>
          <table:table-cell office:value-type="float" office:value="258575">
            <text:p>258575</text:p>
          </table:table-cell>
          <table:table-cell office:value-type="float" office:value="1688279">
            <text:p>1688279</text:p>
          </table:table-cell>
        </table:table-row>
        <table:table-row table:style-name="ro1">
          <table:table-cell office:value-type="string">
            <text:p>headquarter</text:p>
          </table:table-cell>
          <table:table-cell office:value-type="float" office:value="0.04875477">
            <text:p>0.04875477</text:p>
          </table:table-cell>
          <table:table-cell office:value-type="float" office:value="0.61517289">
            <text:p>0.61517289</text:p>
          </table:table-cell>
          <table:table-cell office:value-type="float" office:value="0.03094203">
            <text:p>0.03094203</text:p>
          </table:table-cell>
          <table:table-cell office:value-type="float" office:value="0.76426401">
            <text:p>0.76426401</text:p>
          </table:table-cell>
          <table:table-cell/>
          <table:table-cell office:value-type="float" office:value="10728">
            <text:p>10728</text:p>
          </table:table-cell>
          <table:table-cell office:value-type="float" office:value="6711">
            <text:p>6711</text:p>
          </table:table-cell>
          <table:table-cell office:value-type="float" office:value="209312">
            <text:p>209312</text:p>
          </table:table-cell>
          <table:table-cell office:value-type="float" office:value="1734663">
            <text:p>1734663</text:p>
          </table:table-cell>
          <table:table-cell office:value-type="float" office:value="13328">
            <text:p>13328</text:p>
          </table:table-cell>
          <table:table-cell office:value-type="float" office:value="4111">
            <text:p>4111</text:p>
          </table:table-cell>
          <table:table-cell office:value-type="float" office:value="417413">
            <text:p>417413</text:p>
          </table:table-cell>
          <table:table-cell office:value-type="float" office:value="1526562">
            <text:p>1526562</text:p>
          </table:table-cell>
        </table:table-row>
        <table:table-row table:style-name="ro2">
          <table:table-cell office:value-type="string">
            <text:p>placeOfBurial</text:p>
          </table:table-cell>
          <table:table-cell office:value-type="float" office:value="0.0018164">
            <text:p>0.0018164</text:p>
          </table:table-cell>
          <table:table-cell office:value-type="float" office:value="0.61428571">
            <text:p>0.61428571</text:p>
          </table:table-cell>
          <table:table-cell office:value-type="float" office:value="0.00092348">
            <text:p>0.00092348</text:p>
          </table:table-cell>
          <table:table-cell office:value-type="float" office:value="0.76">
            <text:p>0.76</text:p>
          </table:table-cell>
          <table:table-cell/>
          <table:table-cell office:value-type="float" office:value="215">
            <text:p>215</text:p>
          </table:table-cell>
          <table:table-cell office:value-type="float" office:value="135">
            <text:p>135</text:p>
          </table:table-cell>
          <table:table-cell office:value-type="float" office:value="118151">
            <text:p>118151</text:p>
          </table:table-cell>
          <table:table-cell office:value-type="float" office:value="1842913">
            <text:p>1842913</text:p>
          </table:table-cell>
          <table:table-cell office:value-type="float" office:value="266">
            <text:p>266</text:p>
          </table:table-cell>
          <table:table-cell office:value-type="float" office:value="84">
            <text:p>84</text:p>
          </table:table-cell>
          <table:table-cell office:value-type="float" office:value="287774">
            <text:p>287774</text:p>
          </table:table-cell>
          <table:table-cell office:value-type="float" office:value="1673290">
            <text:p>1673290</text:p>
          </table:table-cell>
        </table:table-row>
        <table:table-row table:style-name="ro2">
          <table:table-cell office:value-type="string">
            <text:p>musicBy</text:p>
          </table:table-cell>
          <table:table-cell office:value-type="float" office:value="0.1161926">
            <text:p>0.1161926</text:p>
          </table:table-cell>
          <table:table-cell office:value-type="float" office:value="0.61334642">
            <text:p>0.61334642</text:p>
          </table:table-cell>
          <table:table-cell office:value-type="float" office:value="0.04875298">
            <text:p>0.04875298</text:p>
          </table:table-cell>
          <table:table-cell office:value-type="float" office:value="0.76349362">
            <text:p>0.76349362</text:p>
          </table:table-cell>
          <table:table-cell/>
          <table:table-cell office:value-type="float" office:value="625">
            <text:p>625</text:p>
          </table:table-cell>
          <table:table-cell office:value-type="float" office:value="394">
            <text:p>394</text:p>
          </table:table-cell>
          <table:table-cell office:value-type="float" office:value="4754">
            <text:p>4754</text:p>
          </table:table-cell>
          <table:table-cell office:value-type="float" office:value="1955641">
            <text:p>1955641</text:p>
          </table:table-cell>
          <table:table-cell office:value-type="float" office:value="778">
            <text:p>778</text:p>
          </table:table-cell>
          <table:table-cell office:value-type="float" office:value="241">
            <text:p>241</text:p>
          </table:table-cell>
          <table:table-cell office:value-type="float" office:value="15180">
            <text:p>15180</text:p>
          </table:table-cell>
          <table:table-cell office:value-type="float" office:value="1945215">
            <text:p>1945215</text:p>
          </table:table-cell>
        </table:table-row>
        <table:table-row table:style-name="ro2">
          <table:table-cell office:value-type="string">
            <text:p>doctoralAdvisor</text:p>
          </table:table-cell>
          <table:table-cell office:value-type="float" office:value="0.01110926">
            <text:p>0.01110926</text:p>
          </table:table-cell>
          <table:table-cell office:value-type="float" office:value="0.61055556">
            <text:p>0.61055556</text:p>
          </table:table-cell>
          <table:table-cell office:value-type="float" office:value="0.00784615">
            <text:p>0.00784615</text:p>
          </table:table-cell>
          <table:table-cell office:value-type="float" office:value="0.82222222">
            <text:p>0.82222222</text:p>
          </table:table-cell>
          <table:table-cell/>
          <table:table-cell office:value-type="float" office:value="2198">
            <text:p>2198</text:p>
          </table:table-cell>
          <table:table-cell office:value-type="float" office:value="1402">
            <text:p>1402</text:p>
          </table:table-cell>
          <table:table-cell office:value-type="float" office:value="195655">
            <text:p>195655</text:p>
          </table:table-cell>
          <table:table-cell office:value-type="float" office:value="1762159">
            <text:p>1762159</text:p>
          </table:table-cell>
          <table:table-cell office:value-type="float" office:value="2960">
            <text:p>2960</text:p>
          </table:table-cell>
          <table:table-cell office:value-type="float" office:value="640">
            <text:p>640</text:p>
          </table:table-cell>
          <table:table-cell office:value-type="float" office:value="374295">
            <text:p>374295</text:p>
          </table:table-cell>
          <table:table-cell office:value-type="float" office:value="1583519">
            <text:p>1583519</text:p>
          </table:table-cell>
        </table:table-row>
        <table:table-row table:style-name="ro1">
          <table:table-cell office:value-type="string">
            <text:p>distributor</text:p>
          </table:table-cell>
          <table:table-cell office:value-type="float" office:value="0.06013586">
            <text:p>0.06013586</text:p>
          </table:table-cell>
          <table:table-cell office:value-type="float" office:value="0.60362008">
            <text:p>0.60362008</text:p>
          </table:table-cell>
          <table:table-cell office:value-type="float" office:value="0.04624366">
            <text:p>0.04624366</text:p>
          </table:table-cell>
          <table:table-cell office:value-type="float" office:value="0.78844013">
            <text:p>0.78844013</text:p>
          </table:table-cell>
          <table:table-cell/>
          <table:table-cell office:value-type="float" office:value="22777">
            <text:p>22777</text:p>
          </table:table-cell>
          <table:table-cell office:value-type="float" office:value="14957">
            <text:p>14957</text:p>
          </table:table-cell>
          <table:table-cell office:value-type="float" office:value="355982">
            <text:p>355982</text:p>
          </table:table-cell>
          <table:table-cell office:value-type="float" office:value="1567698">
            <text:p>1567698</text:p>
          </table:table-cell>
          <table:table-cell office:value-type="float" office:value="29751">
            <text:p>29751</text:p>
          </table:table-cell>
          <table:table-cell office:value-type="float" office:value="7983">
            <text:p>7983</text:p>
          </table:table-cell>
          <table:table-cell office:value-type="float" office:value="613602">
            <text:p>613602</text:p>
          </table:table-cell>
          <table:table-cell office:value-type="float" office:value="1310078">
            <text:p>1310078</text:p>
          </table:table-cell>
        </table:table-row>
        <table:table-row table:style-name="ro2">
          <table:table-cell office:value-type="string">
            <text:p>locatedInArea</text:p>
          </table:table-cell>
          <table:table-cell office:value-type="float" office:value="0.04422123">
            <text:p>0.04422123</text:p>
          </table:table-cell>
          <table:table-cell office:value-type="float" office:value="0.59774681">
            <text:p>0.59774681</text:p>
          </table:table-cell>
          <table:table-cell office:value-type="float" office:value="0.03565035">
            <text:p>0.03565035</text:p>
          </table:table-cell>
          <table:table-cell office:value-type="float" office:value="0.9025788">
            <text:p>0.9025788</text:p>
          </table:table-cell>
          <table:table-cell/>
          <table:table-cell office:value-type="float" office:value="9179">
            <text:p>9179</text:p>
          </table:table-cell>
          <table:table-cell office:value-type="float" office:value="6177">
            <text:p>6177</text:p>
          </table:table-cell>
          <table:table-cell office:value-type="float" office:value="198391">
            <text:p>198391</text:p>
          </table:table-cell>
          <table:table-cell office:value-type="float" office:value="1747667">
            <text:p>1747667</text:p>
          </table:table-cell>
          <table:table-cell office:value-type="float" office:value="13860">
            <text:p>13860</text:p>
          </table:table-cell>
          <table:table-cell office:value-type="float" office:value="1496">
            <text:p>1496</text:p>
          </table:table-cell>
          <table:table-cell office:value-type="float" office:value="374916">
            <text:p>374916</text:p>
          </table:table-cell>
          <table:table-cell office:value-type="float" office:value="1571142">
            <text:p>1571142</text:p>
          </table:table-cell>
        </table:table-row>
        <table:table-row table:style-name="ro1">
          <table:table-cell office:value-type="string">
            <text:p>predecessor</text:p>
          </table:table-cell>
          <table:table-cell office:value-type="float" office:value="0.01217881">
            <text:p>0.01217881</text:p>
          </table:table-cell>
          <table:table-cell office:value-type="float" office:value="0.5969601">
            <text:p>0.5969601</text:p>
          </table:table-cell>
          <table:table-cell office:value-type="float" office:value="0.0114106">
            <text:p>0.0114106</text:p>
          </table:table-cell>
          <table:table-cell office:value-type="float" office:value="0.69981001">
            <text:p>0.69981001</text:p>
          </table:table-cell>
          <table:table-cell/>
          <table:table-cell office:value-type="float" office:value="9426">
            <text:p>9426</text:p>
          </table:table-cell>
          <table:table-cell office:value-type="float" office:value="6364">
            <text:p>6364</text:p>
          </table:table-cell>
          <table:table-cell office:value-type="float" office:value="764541">
            <text:p>764541</text:p>
          </table:table-cell>
          <table:table-cell office:value-type="float" office:value="1181083">
            <text:p>1181083</text:p>
          </table:table-cell>
          <table:table-cell office:value-type="float" office:value="11050">
            <text:p>11050</text:p>
          </table:table-cell>
          <table:table-cell office:value-type="float" office:value="4740">
            <text:p>4740</text:p>
          </table:table-cell>
          <table:table-cell office:value-type="float" office:value="957348">
            <text:p>957348</text:p>
          </table:table-cell>
          <table:table-cell office:value-type="float" office:value="988276">
            <text:p>988276</text:p>
          </table:table-cell>
        </table:table-row>
        <table:table-row table:style-name="ro1">
          <table:table-cell office:value-type="string">
            <text:p>monarch</text:p>
          </table:table-cell>
          <table:table-cell office:value-type="float" office:value="0.01101849">
            <text:p>0.01101849</text:p>
          </table:table-cell>
          <table:table-cell office:value-type="float" office:value="0.59626168">
            <text:p>0.59626168</text:p>
          </table:table-cell>
          <table:table-cell office:value-type="float" office:value="0.00785653">
            <text:p>0.00785653</text:p>
          </table:table-cell>
          <table:table-cell office:value-type="float" office:value="0.75950156">
            <text:p>0.75950156</text:p>
          </table:table-cell>
          <table:table-cell/>
          <table:table-cell office:value-type="float" office:value="1914">
            <text:p>1914</text:p>
          </table:table-cell>
          <table:table-cell office:value-type="float" office:value="1296">
            <text:p>1296</text:p>
          </table:table-cell>
          <table:table-cell office:value-type="float" office:value="171794">
            <text:p>171794</text:p>
          </table:table-cell>
          <table:table-cell office:value-type="float" office:value="1786410">
            <text:p>1786410</text:p>
          </table:table-cell>
          <table:table-cell office:value-type="float" office:value="2438">
            <text:p>2438</text:p>
          </table:table-cell>
          <table:table-cell office:value-type="float" office:value="772">
            <text:p>772</text:p>
          </table:table-cell>
          <table:table-cell office:value-type="float" office:value="307877">
            <text:p>307877</text:p>
          </table:table-cell>
          <table:table-cell office:value-type="float" office:value="1650327">
            <text:p>1650327</text:p>
          </table:table-cell>
        </table:table-row>
        <table:table-row table:style-name="ro1">
          <table:table-cell office:value-type="string">
            <text:p>district</text:p>
          </table:table-cell>
          <table:table-cell office:value-type="float" office:value="0.08079385">
            <text:p>0.08079385</text:p>
          </table:table-cell>
          <table:table-cell office:value-type="float" office:value="0.58678256">
            <text:p>0.58678256</text:p>
          </table:table-cell>
          <table:table-cell office:value-type="float" office:value="0.05310517">
            <text:p>0.05310517</text:p>
          </table:table-cell>
          <table:table-cell office:value-type="float" office:value="0.7314333">
            <text:p>0.7314333</text:p>
          </table:table-cell>
          <table:table-cell/>
          <table:table-cell office:value-type="float" office:value="29771">
            <text:p>29771</text:p>
          </table:table-cell>
          <table:table-cell office:value-type="float" office:value="20965">
            <text:p>20965</text:p>
          </table:table-cell>
          <table:table-cell office:value-type="float" office:value="338710">
            <text:p>338710</text:p>
          </table:table-cell>
          <table:table-cell office:value-type="float" office:value="1571968">
            <text:p>1571968</text:p>
          </table:table-cell>
          <table:table-cell office:value-type="float" office:value="37110">
            <text:p>37110</text:p>
          </table:table-cell>
          <table:table-cell office:value-type="float" office:value="13626">
            <text:p>13626</text:p>
          </table:table-cell>
          <table:table-cell office:value-type="float" office:value="661692">
            <text:p>661692</text:p>
          </table:table-cell>
          <table:table-cell office:value-type="float" office:value="1248986">
            <text:p>1248986</text:p>
          </table:table-cell>
        </table:table-row>
        <table:table-row table:style-name="ro1">
          <table:table-cell office:value-type="string">
            <text:p>affiliation</text:p>
          </table:table-cell>
          <table:table-cell office:value-type="float" office:value="0.07025357">
            <text:p>0.07025357</text:p>
          </table:table-cell>
          <table:table-cell office:value-type="float" office:value="0.57514916">
            <text:p>0.57514916</text:p>
          </table:table-cell>
          <table:table-cell office:value-type="float" office:value="0.03459281">
            <text:p>0.03459281</text:p>
          </table:table-cell>
          <table:table-cell office:value-type="float" office:value="0.69495217">
            <text:p>0.69495217</text:p>
          </table:table-cell>
          <table:table-cell/>
          <table:table-cell office:value-type="float" office:value="6073">
            <text:p>6073</text:p>
          </table:table-cell>
          <table:table-cell office:value-type="float" office:value="4486">
            <text:p>4486</text:p>
          </table:table-cell>
          <table:table-cell office:value-type="float" office:value="80371">
            <text:p>80371</text:p>
          </table:table-cell>
          <table:table-cell office:value-type="float" office:value="1870484">
            <text:p>1870484</text:p>
          </table:table-cell>
          <table:table-cell office:value-type="float" office:value="7338">
            <text:p>7338</text:p>
          </table:table-cell>
          <table:table-cell office:value-type="float" office:value="3221">
            <text:p>3221</text:p>
          </table:table-cell>
          <table:table-cell office:value-type="float" office:value="204787">
            <text:p>204787</text:p>
          </table:table-cell>
          <table:table-cell office:value-type="float" office:value="1746068">
            <text:p>1746068</text:p>
          </table:table-cell>
        </table:table-row>
        <table:table-row table:style-name="ro2">
          <table:table-cell office:value-type="string">
            <text:p>routeStart</text:p>
          </table:table-cell>
          <table:table-cell office:value-type="float" office:value="0.10173356">
            <text:p>0.10173356</text:p>
          </table:table-cell>
          <table:table-cell office:value-type="float" office:value="0.57061467">
            <text:p>0.57061467</text:p>
          </table:table-cell>
          <table:table-cell office:value-type="float" office:value="0.04489857">
            <text:p>0.04489857</text:p>
          </table:table-cell>
          <table:table-cell office:value-type="float" office:value="0.79888586">
            <text:p>0.79888586</text:p>
          </table:table-cell>
          <table:table-cell/>
          <table:table-cell office:value-type="float" office:value="9014">
            <text:p>9014</text:p>
          </table:table-cell>
          <table:table-cell office:value-type="float" office:value="6783">
            <text:p>6783</text:p>
          </table:table-cell>
          <table:table-cell office:value-type="float" office:value="79590">
            <text:p>79590</text:p>
          </table:table-cell>
          <table:table-cell office:value-type="float" office:value="1866027">
            <text:p>1866027</text:p>
          </table:table-cell>
          <table:table-cell office:value-type="float" office:value="12620">
            <text:p>12620</text:p>
          </table:table-cell>
          <table:table-cell office:value-type="float" office:value="3177">
            <text:p>3177</text:p>
          </table:table-cell>
          <table:table-cell office:value-type="float" office:value="268458">
            <text:p>268458</text:p>
          </table:table-cell>
          <table:table-cell office:value-type="float" office:value="1677159">
            <text:p>1677159</text:p>
          </table:table-cell>
        </table:table-row>
        <table:table-row table:style-name="ro2">
          <table:table-cell office:value-type="string">
            <text:p>significantBuilding</text:p>
          </table:table-cell>
          <table:table-cell office:value-type="float" office:value="0.00359334">
            <text:p>0.00359334</text:p>
          </table:table-cell>
          <table:table-cell office:value-type="float" office:value="0.56487549">
            <text:p>0.56487549</text:p>
          </table:table-cell>
          <table:table-cell office:value-type="float" office:value="0.00217797">
            <text:p>0.00217797</text:p>
          </table:table-cell>
          <table:table-cell office:value-type="float" office:value="0.76933159">
            <text:p>0.76933159</text:p>
          </table:table-cell>
          <table:table-cell/>
          <table:table-cell office:value-type="float" office:value="431">
            <text:p>431</text:p>
          </table:table-cell>
          <table:table-cell office:value-type="float" office:value="332">
            <text:p>332</text:p>
          </table:table-cell>
          <table:table-cell office:value-type="float" office:value="119513">
            <text:p>119513</text:p>
          </table:table-cell>
          <table:table-cell office:value-type="float" office:value="1841138">
            <text:p>1841138</text:p>
          </table:table-cell>
          <table:table-cell office:value-type="float" office:value="587">
            <text:p>587</text:p>
          </table:table-cell>
          <table:table-cell office:value-type="float" office:value="176">
            <text:p>176</text:p>
          </table:table-cell>
          <table:table-cell office:value-type="float" office:value="268930">
            <text:p>268930</text:p>
          </table:table-cell>
          <table:table-cell office:value-type="float" office:value="1691721">
            <text:p>1691721</text:p>
          </table:table-cell>
        </table:table-row>
        <table:table-row table:style-name="ro1">
          <table:table-cell office:value-type="string">
            <text:p>vehicle</text:p>
          </table:table-cell>
          <table:table-cell office:value-type="float" office:value="0.0001754">
            <text:p>0.0001754</text:p>
          </table:table-cell>
          <table:table-cell office:value-type="float" office:value="0.55555556">
            <text:p>0.55555556</text:p>
          </table:table-cell>
          <table:table-cell office:value-type="float" office:value="0.00012748">
            <text:p>0.00012748</text:p>
          </table:table-cell>
          <table:table-cell office:value-type="float" office:value="0.72222222">
            <text:p>0.72222222</text:p>
          </table:table-cell>
          <table:table-cell/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14002">
            <text:p>114002</text:p>
          </table:table-cell>
          <table:table-cell office:value-type="float" office:value="1847376">
            <text:p>1847376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03935">
            <text:p>203935</text:p>
          </table:table-cell>
          <table:table-cell office:value-type="float" office:value="1757443">
            <text:p>1757443</text:p>
          </table:table-cell>
        </table:table-row>
        <table:table-row table:style-name="ro1">
          <table:table-cell office:value-type="string">
            <text:p>series</text:p>
          </table:table-cell>
          <table:table-cell office:value-type="float" office:value="0.07380871">
            <text:p>0.07380871</text:p>
          </table:table-cell>
          <table:table-cell office:value-type="float" office:value="0.55059113">
            <text:p>0.55059113</text:p>
          </table:table-cell>
          <table:table-cell office:value-type="float" office:value="0.04625338">
            <text:p>0.04625338</text:p>
          </table:table-cell>
          <table:table-cell office:value-type="float" office:value="0.7653202">
            <text:p>0.7653202</text:p>
          </table:table-cell>
          <table:table-cell/>
          <table:table-cell office:value-type="float" office:value="11177">
            <text:p>11177</text:p>
          </table:table-cell>
          <table:table-cell office:value-type="float" office:value="9123">
            <text:p>9123</text:p>
          </table:table-cell>
          <table:table-cell office:value-type="float" office:value="140255">
            <text:p>140255</text:p>
          </table:table-cell>
          <table:table-cell office:value-type="float" office:value="1800859">
            <text:p>1800859</text:p>
          </table:table-cell>
          <table:table-cell office:value-type="float" office:value="15536">
            <text:p>15536</text:p>
          </table:table-cell>
          <table:table-cell office:value-type="float" office:value="4764">
            <text:p>4764</text:p>
          </table:table-cell>
          <table:table-cell office:value-type="float" office:value="320353">
            <text:p>320353</text:p>
          </table:table-cell>
          <table:table-cell office:value-type="float" office:value="1620761">
            <text:p>1620761</text:p>
          </table:table-cell>
        </table:table-row>
        <table:table-row table:style-name="ro1">
          <table:table-cell office:value-type="string">
            <text:p>relative</text:p>
          </table:table-cell>
          <table:table-cell office:value-type="float" office:value="0.01499259">
            <text:p>0.01499259</text:p>
          </table:table-cell>
          <table:table-cell office:value-type="float" office:value="0.53632103">
            <text:p>0.53632103</text:p>
          </table:table-cell>
          <table:table-cell office:value-type="float" office:value="0.01035383">
            <text:p>0.01035383</text:p>
          </table:table-cell>
          <table:table-cell office:value-type="float" office:value="0.77328647">
            <text:p>0.77328647</text:p>
          </table:table-cell>
          <table:table-cell/>
          <table:table-cell office:value-type="float" office:value="1831">
            <text:p>1831</text:p>
          </table:table-cell>
          <table:table-cell office:value-type="float" office:value="1583">
            <text:p>1583</text:p>
          </table:table-cell>
          <table:table-cell office:value-type="float" office:value="120296">
            <text:p>120296</text:p>
          </table:table-cell>
          <table:table-cell office:value-type="float" office:value="1837704">
            <text:p>1837704</text:p>
          </table:table-cell>
          <table:table-cell office:value-type="float" office:value="2640">
            <text:p>2640</text:p>
          </table:table-cell>
          <table:table-cell office:value-type="float" office:value="774">
            <text:p>774</text:p>
          </table:table-cell>
          <table:table-cell office:value-type="float" office:value="252338">
            <text:p>252338</text:p>
          </table:table-cell>
          <table:table-cell office:value-type="float" office:value="1705662">
            <text:p>1705662</text:p>
          </table:table-cell>
        </table:table-row>
        <table:table-row table:style-name="ro2">
          <table:table-cell office:value-type="string">
            <text:p>stateOfOrigin</text:p>
          </table:table-cell>
          <table:table-cell office:value-type="float" office:value="0.02393797">
            <text:p>0.02393797</text:p>
          </table:table-cell>
          <table:table-cell office:value-type="float" office:value="0.53587772">
            <text:p>0.53587772</text:p>
          </table:table-cell>
          <table:table-cell office:value-type="float" office:value="0.02009722">
            <text:p>0.02009722</text:p>
          </table:table-cell>
          <table:table-cell office:value-type="float" office:value="0.72241355">
            <text:p>0.72241355</text:p>
          </table:table-cell>
          <table:table-cell/>
          <table:table-cell office:value-type="float" office:value="11359">
            <text:p>11359</text:p>
          </table:table-cell>
          <table:table-cell office:value-type="float" office:value="9838">
            <text:p>9838</text:p>
          </table:table-cell>
          <table:table-cell office:value-type="float" office:value="463159">
            <text:p>463159</text:p>
          </table:table-cell>
          <table:table-cell office:value-type="float" office:value="1477058">
            <text:p>1477058</text:p>
          </table:table-cell>
          <table:table-cell office:value-type="float" office:value="15313">
            <text:p>15313</text:p>
          </table:table-cell>
          <table:table-cell office:value-type="float" office:value="5884">
            <text:p>5884</text:p>
          </table:table-cell>
          <table:table-cell office:value-type="float" office:value="746633">
            <text:p>746633</text:p>
          </table:table-cell>
          <table:table-cell office:value-type="float" office:value="1193584">
            <text:p>1193584</text:p>
          </table:table-cell>
        </table:table-row>
        <table:table-row table:style-name="ro1">
          <table:table-cell office:value-type="string">
            <text:p>instrument</text:p>
          </table:table-cell>
          <table:table-cell office:value-type="float" office:value="0.032105">
            <text:p>0.032105</text:p>
          </table:table-cell>
          <table:table-cell office:value-type="float" office:value="0.5215397">
            <text:p>0.5215397</text:p>
          </table:table-cell>
          <table:table-cell office:value-type="float" office:value="0.02591473">
            <text:p>0.02591473</text:p>
          </table:table-cell>
          <table:table-cell office:value-type="float" office:value="0.7123469">
            <text:p>0.7123469</text:p>
          </table:table-cell>
          <table:table-cell/>
          <table:table-cell office:value-type="float" office:value="11029">
            <text:p>11029</text:p>
          </table:table-cell>
          <table:table-cell office:value-type="float" office:value="10118">
            <text:p>10118</text:p>
          </table:table-cell>
          <table:table-cell office:value-type="float" office:value="332500">
            <text:p>332500</text:p>
          </table:table-cell>
          <table:table-cell office:value-type="float" office:value="1607767">
            <text:p>1607767</text:p>
          </table:table-cell>
          <table:table-cell office:value-type="float" office:value="15064">
            <text:p>15064</text:p>
          </table:table-cell>
          <table:table-cell office:value-type="float" office:value="6083">
            <text:p>6083</text:p>
          </table:table-cell>
          <table:table-cell office:value-type="float" office:value="566227">
            <text:p>566227</text:p>
          </table:table-cell>
          <table:table-cell office:value-type="float" office:value="1374040">
            <text:p>1374040</text:p>
          </table:table-cell>
        </table:table-row>
        <table:table-row table:style-name="ro1">
          <table:table-cell office:value-type="string">
            <text:p>presenter</text:p>
          </table:table-cell>
          <table:table-cell office:value-type="float" office:value="0.05153163">
            <text:p>0.05153163</text:p>
          </table:table-cell>
          <table:table-cell office:value-type="float" office:value="0.51683124">
            <text:p>0.51683124</text:p>
          </table:table-cell>
          <table:table-cell office:value-type="float" office:value="0.0246496">
            <text:p>0.0246496</text:p>
          </table:table-cell>
          <table:table-cell office:value-type="float" office:value="0.72935368">
            <text:p>0.72935368</text:p>
          </table:table-cell>
          <table:table-cell/>
          <table:table-cell office:value-type="float" office:value="2303">
            <text:p>2303</text:p>
          </table:table-cell>
          <table:table-cell office:value-type="float" office:value="2153">
            <text:p>2153</text:p>
          </table:table-cell>
          <table:table-cell office:value-type="float" office:value="42388">
            <text:p>42388</text:p>
          </table:table-cell>
          <table:table-cell office:value-type="float" office:value="1914570">
            <text:p>1914570</text:p>
          </table:table-cell>
          <table:table-cell office:value-type="float" office:value="3250">
            <text:p>3250</text:p>
          </table:table-cell>
          <table:table-cell office:value-type="float" office:value="1206">
            <text:p>1206</text:p>
          </table:table-cell>
          <table:table-cell office:value-type="float" office:value="128598">
            <text:p>128598</text:p>
          </table:table-cell>
          <table:table-cell office:value-type="float" office:value="1828360">
            <text:p>1828360</text:p>
          </table:table-cell>
        </table:table-row>
        <table:table-row table:style-name="ro2">
          <table:table-cell office:value-type="string">
            <text:p>usedInWar</text:p>
          </table:table-cell>
          <table:table-cell office:value-type="float" office:value="0.01138854">
            <text:p>0.01138854</text:p>
          </table:table-cell>
          <table:table-cell office:value-type="float" office:value="0.51633987">
            <text:p>0.51633987</text:p>
          </table:table-cell>
          <table:table-cell office:value-type="float" office:value="0.00630761">
            <text:p>0.00630761</text:p>
          </table:table-cell>
          <table:table-cell office:value-type="float" office:value="0.72679739">
            <text:p>0.72679739</text:p>
          </table:table-cell>
          <table:table-cell/>
          <table:table-cell office:value-type="float" office:value="790">
            <text:p>790</text:p>
          </table:table-cell>
          <table:table-cell office:value-type="float" office:value="740">
            <text:p>740</text:p>
          </table:table-cell>
          <table:table-cell office:value-type="float" office:value="68578">
            <text:p>68578</text:p>
          </table:table-cell>
          <table:table-cell office:value-type="float" office:value="1891306">
            <text:p>1891306</text:p>
          </table:table-cell>
          <table:table-cell office:value-type="float" office:value="1112">
            <text:p>1112</text:p>
          </table:table-cell>
          <table:table-cell office:value-type="float" office:value="418">
            <text:p>418</text:p>
          </table:table-cell>
          <table:table-cell office:value-type="float" office:value="175183">
            <text:p>175183</text:p>
          </table:table-cell>
          <table:table-cell office:value-type="float" office:value="1784701">
            <text:p>1784701</text:p>
          </table:table-cell>
        </table:table-row>
        <table:table-row table:style-name="ro1">
          <table:table-cell office:value-type="string">
            <text:p>company</text:p>
          </table:table-cell>
          <table:table-cell office:value-type="float" office:value="0.05467046">
            <text:p>0.05467046</text:p>
          </table:table-cell>
          <table:table-cell office:value-type="float" office:value="0.50774732">
            <text:p>0.50774732</text:p>
          </table:table-cell>
          <table:table-cell office:value-type="float" office:value="0.03318394">
            <text:p>0.03318394</text:p>
          </table:table-cell>
          <table:table-cell office:value-type="float" office:value="0.75140473">
            <text:p>0.75140473</text:p>
          </table:table-cell>
          <table:table-cell/>
          <table:table-cell office:value-type="float" office:value="2982">
            <text:p>2982</text:p>
          </table:table-cell>
          <table:table-cell office:value-type="float" office:value="2891">
            <text:p>2891</text:p>
          </table:table-cell>
          <table:table-cell office:value-type="float" office:value="51563">
            <text:p>51563</text:p>
          </table:table-cell>
          <table:table-cell office:value-type="float" office:value="1903978">
            <text:p>1903978</text:p>
          </table:table-cell>
          <table:table-cell office:value-type="float" office:value="4413">
            <text:p>4413</text:p>
          </table:table-cell>
          <table:table-cell office:value-type="float" office:value="1460">
            <text:p>1460</text:p>
          </table:table-cell>
          <table:table-cell office:value-type="float" office:value="128573">
            <text:p>128573</text:p>
          </table:table-cell>
          <table:table-cell office:value-type="float" office:value="1826968">
            <text:p>1826968</text:p>
          </table:table-cell>
        </table:table-row>
        <table:table-row table:style-name="ro2">
          <table:table-cell office:value-type="string">
            <text:p>locationCountry</text:p>
          </table:table-cell>
          <table:table-cell office:value-type="float" office:value="0.04708187">
            <text:p>0.04708187</text:p>
          </table:table-cell>
          <table:table-cell office:value-type="float" office:value="0.4991523">
            <text:p>0.4991523</text:p>
          </table:table-cell>
          <table:table-cell office:value-type="float" office:value="0.02750997">
            <text:p>0.02750997</text:p>
          </table:table-cell>
          <table:table-cell office:value-type="float" office:value="0.71256005">
            <text:p>0.71256005</text:p>
          </table:table-cell>
          <table:table-cell/>
          <table:table-cell office:value-type="float" office:value="7066">
            <text:p>7066</text:p>
          </table:table-cell>
          <table:table-cell office:value-type="float" office:value="7090">
            <text:p>7090</text:p>
          </table:table-cell>
          <table:table-cell office:value-type="float" office:value="143013">
            <text:p>143013</text:p>
          </table:table-cell>
          <table:table-cell office:value-type="float" office:value="1804245">
            <text:p>1804245</text:p>
          </table:table-cell>
          <table:table-cell office:value-type="float" office:value="10087">
            <text:p>10087</text:p>
          </table:table-cell>
          <table:table-cell office:value-type="float" office:value="4069">
            <text:p>4069</text:p>
          </table:table-cell>
          <table:table-cell office:value-type="float" office:value="356580">
            <text:p>356580</text:p>
          </table:table-cell>
          <table:table-cell office:value-type="float" office:value="1590678">
            <text:p>1590678</text:p>
          </table:table-cell>
        </table:table-row>
        <table:table-row table:style-name="ro2">
          <table:table-cell office:value-type="string">
            <text:p>majorShrine</text:p>
          </table:table-cell>
          <table:table-cell office:value-type="float" office:value="0.00325739">
            <text:p>0.00325739</text:p>
          </table:table-cell>
          <table:table-cell office:value-type="float" office:value="0.49797571">
            <text:p>0.49797571</text:p>
          </table:table-cell>
          <table:table-cell office:value-type="float" office:value="0.00173367">
            <text:p>0.00173367</text:p>
          </table:table-cell>
          <table:table-cell office:value-type="float" office:value="0.73009447">
            <text:p>0.73009447</text:p>
          </table:table-cell>
          <table:table-cell/>
          <table:table-cell office:value-type="float" office:value="369">
            <text:p>369</text:p>
          </table:table-cell>
          <table:table-cell office:value-type="float" office:value="372">
            <text:p>372</text:p>
          </table:table-cell>
          <table:table-cell office:value-type="float" office:value="112912">
            <text:p>112912</text:p>
          </table:table-cell>
          <table:table-cell office:value-type="float" office:value="1847761">
            <text:p>1847761</text:p>
          </table:table-cell>
          <table:table-cell office:value-type="float" office:value="541">
            <text:p>541</text:p>
          </table:table-cell>
          <table:table-cell office:value-type="float" office:value="200">
            <text:p>200</text:p>
          </table:table-cell>
          <table:table-cell office:value-type="float" office:value="311513">
            <text:p>311513</text:p>
          </table:table-cell>
          <table:table-cell office:value-type="float" office:value="1649160">
            <text:p>1649160</text:p>
          </table:table-cell>
        </table:table-row>
        <table:table-row table:style-name="ro2">
          <table:table-cell office:value-type="string">
            <text:p>routeEnd</text:p>
          </table:table-cell>
          <table:table-cell office:value-type="float" office:value="0.14549539">
            <text:p>0.14549539</text:p>
          </table:table-cell>
          <table:table-cell office:value-type="float" office:value="0.49198481">
            <text:p>0.49198481</text:p>
          </table:table-cell>
          <table:table-cell office:value-type="float" office:value="0.05960268">
            <text:p>0.05960268</text:p>
          </table:table-cell>
          <table:table-cell office:value-type="float" office:value="0.72799845">
            <text:p>0.72799845</text:p>
          </table:table-cell>
          <table:table-cell/>
          <table:table-cell office:value-type="float" office:value="7642">
            <text:p>7642</text:p>
          </table:table-cell>
          <table:table-cell office:value-type="float" office:value="7891">
            <text:p>7891</text:p>
          </table:table-cell>
          <table:table-cell office:value-type="float" office:value="44882">
            <text:p>44882</text:p>
          </table:table-cell>
          <table:table-cell office:value-type="float" office:value="1900999">
            <text:p>1900999</text:p>
          </table:table-cell>
          <table:table-cell office:value-type="float" office:value="11308">
            <text:p>11308</text:p>
          </table:table-cell>
          <table:table-cell office:value-type="float" office:value="4225">
            <text:p>4225</text:p>
          </table:table-cell>
          <table:table-cell office:value-type="float" office:value="178415">
            <text:p>178415</text:p>
          </table:table-cell>
          <table:table-cell office:value-type="float" office:value="1767466">
            <text:p>1767466</text:p>
          </table:table-cell>
        </table:table-row>
        <table:table-row table:style-name="ro2">
          <table:table-cell office:value-type="string">
            <text:p>formerHighschool</text:p>
          </table:table-cell>
          <table:table-cell office:value-type="float" office:value="0.0003575">
            <text:p>0.0003575</text:p>
          </table:table-cell>
          <table:table-cell office:value-type="float" office:value="0.48571429">
            <text:p>0.48571429</text:p>
          </table:table-cell>
          <table:table-cell office:value-type="float" office:value="0.00021332">
            <text:p>0.00021332</text:p>
          </table:table-cell>
          <table:table-cell office:value-type="float" office:value="0.62857143">
            <text:p>0.62857143</text:p>
          </table:table-cell>
          <table:table-cell/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47536">
            <text:p>47536</text:p>
          </table:table-cell>
          <table:table-cell office:value-type="float" office:value="1913843">
            <text:p>191384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03110">
            <text:p>103110</text:p>
          </table:table-cell>
          <table:table-cell office:value-type="float" office:value="1858269">
            <text:p>1858269</text:p>
          </table:table-cell>
        </table:table-row>
        <table:table-row table:style-name="ro1">
          <table:table-cell office:value-type="string">
            <text:p>illustrator</text:p>
          </table:table-cell>
          <table:table-cell office:value-type="float" office:value="0.04776216">
            <text:p>0.04776216</text:p>
          </table:table-cell>
          <table:table-cell office:value-type="float" office:value="0.48566055">
            <text:p>0.48566055</text:p>
          </table:table-cell>
          <table:table-cell office:value-type="float" office:value="0.01622325">
            <text:p>0.01622325</text:p>
          </table:table-cell>
          <table:table-cell office:value-type="float" office:value="0.73906911">
            <text:p>0.73906911</text:p>
          </table:table-cell>
          <table:table-cell/>
          <table:table-cell office:value-type="float" office:value="1033">
            <text:p>1033</text:p>
          </table:table-cell>
          <table:table-cell office:value-type="float" office:value="1094">
            <text:p>1094</text:p>
          </table:table-cell>
          <table:table-cell office:value-type="float" office:value="20595">
            <text:p>20595</text:p>
          </table:table-cell>
          <table:table-cell office:value-type="float" office:value="1938692">
            <text:p>1938692</text:p>
          </table:table-cell>
          <table:table-cell office:value-type="float" office:value="1572">
            <text:p>1572</text:p>
          </table:table-cell>
          <table:table-cell office:value-type="float" office:value="555">
            <text:p>555</text:p>
          </table:table-cell>
          <table:table-cell office:value-type="float" office:value="95326">
            <text:p>95326</text:p>
          </table:table-cell>
          <table:table-cell office:value-type="float" office:value="1863961">
            <text:p>1863961</text:p>
          </table:table-cell>
        </table:table-row>
        <table:table-row table:style-name="ro2">
          <table:table-cell office:value-type="string">
            <text:p>mergedIntoParty</text:p>
          </table:table-cell>
          <table:table-cell office:value-type="float" office:value="0.00456621">
            <text:p>0.00456621</text:p>
          </table:table-cell>
          <table:table-cell office:value-type="float" office:value="0.48518519">
            <text:p>0.48518519</text:p>
          </table:table-cell>
          <table:table-cell office:value-type="float" office:value="0.00177381">
            <text:p>0.00177381</text:p>
          </table:table-cell>
          <table:table-cell office:value-type="float" office:value="0.75185185">
            <text:p>0.75185185</text:p>
          </table:table-cell>
          <table:table-cell/>
          <table:table-cell office:value-type="float" office:value="131">
            <text:p>131</text:p>
          </table:table-cell>
          <table:table-cell office:value-type="float" office:value="139">
            <text:p>139</text:p>
          </table:table-cell>
          <table:table-cell office:value-type="float" office:value="28558">
            <text:p>28558</text:p>
          </table:table-cell>
          <table:table-cell office:value-type="float" office:value="1932586">
            <text:p>1932586</text:p>
          </table:table-cell>
          <table:table-cell office:value-type="float" office:value="203">
            <text:p>203</text:p>
          </table:table-cell>
          <table:table-cell office:value-type="float" office:value="67">
            <text:p>67</text:p>
          </table:table-cell>
          <table:table-cell office:value-type="float" office:value="114240">
            <text:p>114240</text:p>
          </table:table-cell>
          <table:table-cell office:value-type="float" office:value="1846904">
            <text:p>1846904</text:p>
          </table:table-cell>
        </table:table-row>
        <table:table-row table:style-name="ro2">
          <table:table-cell office:value-type="string">
            <text:p>foundedBy</text:p>
          </table:table-cell>
          <table:table-cell office:value-type="float" office:value="0.03162964">
            <text:p>0.03162964</text:p>
          </table:table-cell>
          <table:table-cell office:value-type="float" office:value="0.48019458">
            <text:p>0.48019458</text:p>
          </table:table-cell>
          <table:table-cell office:value-type="float" office:value="0.02160044">
            <text:p>0.02160044</text:p>
          </table:table-cell>
          <table:table-cell office:value-type="float" office:value="0.75858235">
            <text:p>0.75858235</text:p>
          </table:table-cell>
          <table:table-cell/>
          <table:table-cell office:value-type="float" office:value="3455">
            <text:p>3455</text:p>
          </table:table-cell>
          <table:table-cell office:value-type="float" office:value="3740">
            <text:p>3740</text:p>
          </table:table-cell>
          <table:table-cell office:value-type="float" office:value="105778">
            <text:p>105778</text:p>
          </table:table-cell>
          <table:table-cell office:value-type="float" office:value="1848441">
            <text:p>1848441</text:p>
          </table:table-cell>
          <table:table-cell office:value-type="float" office:value="5458">
            <text:p>5458</text:p>
          </table:table-cell>
          <table:table-cell office:value-type="float" office:value="1737">
            <text:p>1737</text:p>
          </table:table-cell>
          <table:table-cell office:value-type="float" office:value="247222">
            <text:p>247222</text:p>
          </table:table-cell>
          <table:table-cell office:value-type="float" office:value="1706997">
            <text:p>1706997</text:p>
          </table:table-cell>
        </table:table-row>
        <table:table-row table:style-name="ro2">
          <table:table-cell office:value-type="string">
            <text:p>regionServed</text:p>
          </table:table-cell>
          <table:table-cell office:value-type="float" office:value="0.03369289">
            <text:p>0.03369289</text:p>
          </table:table-cell>
          <table:table-cell office:value-type="float" office:value="0.46845552">
            <text:p>0.46845552</text:p>
          </table:table-cell>
          <table:table-cell office:value-type="float" office:value="0.02190826">
            <text:p>0.02190826</text:p>
          </table:table-cell>
          <table:table-cell office:value-type="float" office:value="0.66746526">
            <text:p>0.66746526</text:p>
          </table:table-cell>
          <table:table-cell/>
          <table:table-cell office:value-type="float" office:value="2933">
            <text:p>2933</text:p>
          </table:table-cell>
          <table:table-cell office:value-type="float" office:value="3328">
            <text:p>3328</text:p>
          </table:table-cell>
          <table:table-cell office:value-type="float" office:value="84118">
            <text:p>84118</text:p>
          </table:table-cell>
          <table:table-cell office:value-type="float" office:value="1871035">
            <text:p>1871035</text:p>
          </table:table-cell>
          <table:table-cell office:value-type="float" office:value="4179">
            <text:p>4179</text:p>
          </table:table-cell>
          <table:table-cell office:value-type="float" office:value="2082">
            <text:p>2082</text:p>
          </table:table-cell>
          <table:table-cell office:value-type="float" office:value="186571">
            <text:p>186571</text:p>
          </table:table-cell>
          <table:table-cell office:value-type="float" office:value="1768582">
            <text:p>1768582</text:p>
          </table:table-cell>
        </table:table-row>
        <table:table-row table:style-name="ro2">
          <table:table-cell office:value-type="string">
            <text:p>basedOn</text:p>
          </table:table-cell>
          <table:table-cell office:value-type="float" office:value="0.00932074">
            <text:p>0.00932074</text:p>
          </table:table-cell>
          <table:table-cell office:value-type="float" office:value="0.46645963">
            <text:p>0.46645963</text:p>
          </table:table-cell>
          <table:table-cell office:value-type="float" office:value="0.00604748">
            <text:p>0.00604748</text:p>
          </table:table-cell>
          <table:table-cell office:value-type="float" office:value="0.77515528">
            <text:p>0.77515528</text:p>
          </table:table-cell>
          <table:table-cell/>
          <table:table-cell office:value-type="float" office:value="751">
            <text:p>751</text:p>
          </table:table-cell>
          <table:table-cell office:value-type="float" office:value="859">
            <text:p>859</text:p>
          </table:table-cell>
          <table:table-cell office:value-type="float" office:value="79822">
            <text:p>79822</text:p>
          </table:table-cell>
          <table:table-cell office:value-type="float" office:value="1879982">
            <text:p>1879982</text:p>
          </table:table-cell>
          <table:table-cell office:value-type="float" office:value="1248">
            <text:p>1248</text:p>
          </table:table-cell>
          <table:table-cell office:value-type="float" office:value="362">
            <text:p>362</text:p>
          </table:table-cell>
          <table:table-cell office:value-type="float" office:value="205119">
            <text:p>205119</text:p>
          </table:table-cell>
          <table:table-cell office:value-type="float" office:value="1754685">
            <text:p>1754685</text:p>
          </table:table-cell>
        </table:table-row>
        <table:table-row table:style-name="ro1">
          <table:table-cell office:value-type="string">
            <text:p>designer</text:p>
          </table:table-cell>
          <table:table-cell office:value-type="float" office:value="0.03252506">
            <text:p>0.03252506</text:p>
          </table:table-cell>
          <table:table-cell office:value-type="float" office:value="0.46448391">
            <text:p>0.46448391</text:p>
          </table:table-cell>
          <table:table-cell office:value-type="float" office:value="0.02203742">
            <text:p>0.02203742</text:p>
          </table:table-cell>
          <table:table-cell office:value-type="float" office:value="0.65954495">
            <text:p>0.65954495</text:p>
          </table:table-cell>
          <table:table-cell/>
          <table:table-cell office:value-type="float" office:value="3348">
            <text:p>3348</text:p>
          </table:table-cell>
          <table:table-cell office:value-type="float" office:value="3860">
            <text:p>3860</text:p>
          </table:table-cell>
          <table:table-cell office:value-type="float" office:value="99588">
            <text:p>99588</text:p>
          </table:table-cell>
          <table:table-cell office:value-type="float" office:value="1854618">
            <text:p>1854618</text:p>
          </table:table-cell>
          <table:table-cell office:value-type="float" office:value="4754">
            <text:p>4754</text:p>
          </table:table-cell>
          <table:table-cell office:value-type="float" office:value="2454">
            <text:p>2454</text:p>
          </table:table-cell>
          <table:table-cell office:value-type="float" office:value="210970">
            <text:p>210970</text:p>
          </table:table-cell>
          <table:table-cell office:value-type="float" office:value="1743236">
            <text:p>1743236</text:p>
          </table:table-cell>
        </table:table-row>
        <table:table-row table:style-name="ro1">
          <table:table-cell office:value-type="string">
            <text:p>commander</text:p>
          </table:table-cell>
          <table:table-cell office:value-type="float" office:value="0.25792302">
            <text:p>0.25792302</text:p>
          </table:table-cell>
          <table:table-cell office:value-type="float" office:value="0.46108606">
            <text:p>0.46108606</text:p>
          </table:table-cell>
          <table:table-cell office:value-type="float" office:value="0.10345139">
            <text:p>0.10345139</text:p>
          </table:table-cell>
          <table:table-cell office:value-type="float" office:value="0.67457361">
            <text:p>0.67457361</text:p>
          </table:table-cell>
          <table:table-cell/>
          <table:table-cell office:value-type="float" office:value="4704">
            <text:p>4704</text:p>
          </table:table-cell>
          <table:table-cell office:value-type="float" office:value="5498">
            <text:p>5498</text:p>
          </table:table-cell>
          <table:table-cell office:value-type="float" office:value="13534">
            <text:p>13534</text:p>
          </table:table-cell>
          <table:table-cell office:value-type="float" office:value="1937678">
            <text:p>1937678</text:p>
          </table:table-cell>
          <table:table-cell office:value-type="float" office:value="6882">
            <text:p>6882</text:p>
          </table:table-cell>
          <table:table-cell office:value-type="float" office:value="3320">
            <text:p>3320</text:p>
          </table:table-cell>
          <table:table-cell office:value-type="float" office:value="59642">
            <text:p>59642</text:p>
          </table:table-cell>
          <table:table-cell office:value-type="float" office:value="1891570">
            <text:p>1891570</text:p>
          </table:table-cell>
        </table:table-row>
        <table:table-row table:style-name="ro2">
          <table:table-cell office:value-type="string">
            <text:p>previousWork</text:p>
          </table:table-cell>
          <table:table-cell office:value-type="float" office:value="0.68652015">
            <text:p>0.68652015</text:p>
          </table:table-cell>
          <table:table-cell office:value-type="float" office:value="0.45917869">
            <text:p>0.45917869</text:p>
          </table:table-cell>
          <table:table-cell office:value-type="float" office:value="0.58566808">
            <text:p>0.58566808</text:p>
          </table:table-cell>
          <table:table-cell office:value-type="float" office:value="0.61134341">
            <text:p>0.61134341</text:p>
          </table:table-cell>
          <table:table-cell/>
          <table:table-cell office:value-type="float" office:value="56445">
            <text:p>56445</text:p>
          </table:table-cell>
          <table:table-cell office:value-type="float" office:value="66481">
            <text:p>66481</text:p>
          </table:table-cell>
          <table:table-cell office:value-type="float" office:value="25774">
            <text:p>25774</text:p>
          </table:table-cell>
          <table:table-cell office:value-type="float" office:value="1812714">
            <text:p>1812714</text:p>
          </table:table-cell>
          <table:table-cell office:value-type="float" office:value="75150">
            <text:p>75150</text:p>
          </table:table-cell>
          <table:table-cell office:value-type="float" office:value="47776">
            <text:p>47776</text:p>
          </table:table-cell>
          <table:table-cell office:value-type="float" office:value="53165">
            <text:p>53165</text:p>
          </table:table-cell>
          <table:table-cell office:value-type="float" office:value="1785323">
            <text:p>1785323</text:p>
          </table:table-cell>
        </table:table-row>
        <table:table-row table:style-name="ro2">
          <table:table-cell office:value-type="string">
            <text:p>vicePresident</text:p>
          </table:table-cell>
          <table:table-cell office:value-type="float" office:value="0.00245972">
            <text:p>0.00245972</text:p>
          </table:table-cell>
          <table:table-cell office:value-type="float" office:value="0.45571956">
            <text:p>0.45571956</text:p>
          </table:table-cell>
          <table:table-cell office:value-type="float" office:value="0.00183173">
            <text:p>0.00183173</text:p>
          </table:table-cell>
          <table:table-cell office:value-type="float" office:value="0.61439114">
            <text:p>0.61439114</text:p>
          </table:table-cell>
          <table:table-cell/>
          <table:table-cell office:value-type="float" office:value="247">
            <text:p>247</text:p>
          </table:table-cell>
          <table:table-cell office:value-type="float" office:value="295">
            <text:p>295</text:p>
          </table:table-cell>
          <table:table-cell office:value-type="float" office:value="100171">
            <text:p>100171</text:p>
          </table:table-cell>
          <table:table-cell office:value-type="float" office:value="1860701">
            <text:p>1860701</text:p>
          </table:table-cell>
          <table:table-cell office:value-type="float" office:value="333">
            <text:p>333</text:p>
          </table:table-cell>
          <table:table-cell office:value-type="float" office:value="209">
            <text:p>209</text:p>
          </table:table-cell>
          <table:table-cell office:value-type="float" office:value="181462">
            <text:p>181462</text:p>
          </table:table-cell>
          <table:table-cell office:value-type="float" office:value="1779410">
            <text:p>1779410</text:p>
          </table:table-cell>
        </table:table-row>
        <table:table-row table:style-name="ro2">
          <table:table-cell office:value-type="string">
            <text:p>canonizedBy</text:p>
          </table:table-cell>
          <table:table-cell office:value-type="float" office:value="0.05993521">
            <text:p>0.05993521</text:p>
          </table:table-cell>
          <table:table-cell office:value-type="float" office:value="0.44223108">
            <text:p>0.44223108</text:p>
          </table:table-cell>
          <table:table-cell office:value-type="float" office:value="0.01758297">
            <text:p>0.01758297</text:p>
          </table:table-cell>
          <table:table-cell office:value-type="float" office:value="0.69123506">
            <text:p>0.69123506</text:p>
          </table:table-cell>
          <table:table-cell/>
          <table:table-cell office:value-type="float" office:value="222">
            <text:p>222</text:p>
          </table:table-cell>
          <table:table-cell office:value-type="float" office:value="280">
            <text:p>280</text:p>
          </table:table-cell>
          <table:table-cell office:value-type="float" office:value="3482">
            <text:p>3482</text:p>
          </table:table-cell>
          <table:table-cell office:value-type="float" office:value="1957430">
            <text:p>1957430</text:p>
          </table:table-cell>
          <table:table-cell office:value-type="float" office:value="347">
            <text:p>347</text:p>
          </table:table-cell>
          <table:table-cell office:value-type="float" office:value="155">
            <text:p>155</text:p>
          </table:table-cell>
          <table:table-cell office:value-type="float" office:value="19388">
            <text:p>19388</text:p>
          </table:table-cell>
          <table:table-cell office:value-type="float" office:value="1941524">
            <text:p>1941524</text:p>
          </table:table-cell>
        </table:table-row>
        <table:table-row table:style-name="ro2">
          <table:table-cell office:value-type="string">
            <text:p>academicAdvisor</text:p>
          </table:table-cell>
          <table:table-cell office:value-type="float" office:value="0.00216624">
            <text:p>0.00216624</text:p>
          </table:table-cell>
          <table:table-cell office:value-type="float" office:value="0.442">
            <text:p>0.442</text:p>
          </table:table-cell>
          <table:table-cell office:value-type="float" office:value="0.00151915">
            <text:p>0.00151915</text:p>
          </table:table-cell>
          <table:table-cell office:value-type="float" office:value="0.702">
            <text:p>0.702</text:p>
          </table:table-cell>
          <table:table-cell/>
          <table:table-cell office:value-type="float" office:value="221">
            <text:p>221</text:p>
          </table:table-cell>
          <table:table-cell office:value-type="float" office:value="279">
            <text:p>279</text:p>
          </table:table-cell>
          <table:table-cell office:value-type="float" office:value="101799">
            <text:p>101799</text:p>
          </table:table-cell>
          <table:table-cell office:value-type="float" office:value="1859115">
            <text:p>1859115</text:p>
          </table:table-cell>
          <table:table-cell office:value-type="float" office:value="351">
            <text:p>351</text:p>
          </table:table-cell>
          <table:table-cell office:value-type="float" office:value="149">
            <text:p>149</text:p>
          </table:table-cell>
          <table:table-cell office:value-type="float" office:value="230699">
            <text:p>230699</text:p>
          </table:table-cell>
          <table:table-cell office:value-type="float" office:value="1730215">
            <text:p>1730215</text:p>
          </table:table-cell>
        </table:table-row>
        <table:table-row table:style-name="ro2">
          <table:table-cell office:value-type="string">
            <text:p>automobilePlatform</text:p>
          </table:table-cell>
          <table:table-cell office:value-type="float" office:value="0.00384559">
            <text:p>0.00384559</text:p>
          </table:table-cell>
          <table:table-cell office:value-type="float" office:value="0.44013491">
            <text:p>0.44013491</text:p>
          </table:table-cell>
          <table:table-cell office:value-type="float" office:value="0.00237177">
            <text:p>0.00237177</text:p>
          </table:table-cell>
          <table:table-cell office:value-type="float" office:value="0.61888702">
            <text:p>0.61888702</text:p>
          </table:table-cell>
          <table:table-cell/>
          <table:table-cell office:value-type="float" office:value="261">
            <text:p>261</text:p>
          </table:table-cell>
          <table:table-cell office:value-type="float" office:value="332">
            <text:p>332</text:p>
          </table:table-cell>
          <table:table-cell office:value-type="float" office:value="67609">
            <text:p>67609</text:p>
          </table:table-cell>
          <table:table-cell office:value-type="float" office:value="1893212">
            <text:p>1893212</text:p>
          </table:table-cell>
          <table:table-cell office:value-type="float" office:value="367">
            <text:p>367</text:p>
          </table:table-cell>
          <table:table-cell office:value-type="float" office:value="226">
            <text:p>226</text:p>
          </table:table-cell>
          <table:table-cell office:value-type="float" office:value="154370">
            <text:p>154370</text:p>
          </table:table-cell>
          <table:table-cell office:value-type="float" office:value="1806451">
            <text:p>1806451</text:p>
          </table:table-cell>
        </table:table-row>
        <table:table-row table:style-name="ro2">
          <table:table-cell office:value-type="string">
            <text:p>formerPartner</text:p>
          </table:table-cell>
          <table:table-cell office:value-type="float" office:value="0.00663548">
            <text:p>0.00663548</text:p>
          </table:table-cell>
          <table:table-cell office:value-type="float" office:value="0.4382151">
            <text:p>0.4382151</text:p>
          </table:table-cell>
          <table:table-cell office:value-type="float" office:value="0.00343781">
            <text:p>0.00343781</text:p>
          </table:table-cell>
          <table:table-cell office:value-type="float" office:value="0.79176201">
            <text:p>0.79176201</text:p>
          </table:table-cell>
          <table:table-cell/>
          <table:table-cell office:value-type="float" office:value="383">
            <text:p>383</text:p>
          </table:table-cell>
          <table:table-cell office:value-type="float" office:value="491">
            <text:p>491</text:p>
          </table:table-cell>
          <table:table-cell office:value-type="float" office:value="57337">
            <text:p>57337</text:p>
          </table:table-cell>
          <table:table-cell office:value-type="float" office:value="1903203">
            <text:p>1903203</text:p>
          </table:table-cell>
          <table:table-cell office:value-type="float" office:value="692">
            <text:p>692</text:p>
          </table:table-cell>
          <table:table-cell office:value-type="float" office:value="182">
            <text:p>182</text:p>
          </table:table-cell>
          <table:table-cell office:value-type="float" office:value="200599">
            <text:p>200599</text:p>
          </table:table-cell>
          <table:table-cell office:value-type="float" office:value="1759941">
            <text:p>1759941</text:p>
          </table:table-cell>
        </table:table-row>
        <table:table-row table:style-name="ro2">
          <table:table-cell office:value-type="string">
            <text:p>notableWork</text:p>
          </table:table-cell>
          <table:table-cell office:value-type="float" office:value="0.01282167">
            <text:p>0.01282167</text:p>
          </table:table-cell>
          <table:table-cell office:value-type="float" office:value="0.43342037">
            <text:p>0.43342037</text:p>
          </table:table-cell>
          <table:table-cell office:value-type="float" office:value="0.00666282">
            <text:p>0.00666282</text:p>
          </table:table-cell>
          <table:table-cell office:value-type="float" office:value="0.65883377">
            <text:p>0.65883377</text:p>
          </table:table-cell>
          <table:table-cell/>
          <table:table-cell office:value-type="float" office:value="996">
            <text:p>996</text:p>
          </table:table-cell>
          <table:table-cell office:value-type="float" office:value="1302">
            <text:p>1302</text:p>
          </table:table-cell>
          <table:table-cell office:value-type="float" office:value="76685">
            <text:p>76685</text:p>
          </table:table-cell>
          <table:table-cell office:value-type="float" office:value="1882431">
            <text:p>1882431</text:p>
          </table:table-cell>
          <table:table-cell office:value-type="float" office:value="1514">
            <text:p>1514</text:p>
          </table:table-cell>
          <table:table-cell office:value-type="float" office:value="784">
            <text:p>784</text:p>
          </table:table-cell>
          <table:table-cell office:value-type="float" office:value="225717">
            <text:p>225717</text:p>
          </table:table-cell>
          <table:table-cell office:value-type="float" office:value="1733399">
            <text:p>1733399</text:p>
          </table:table-cell>
        </table:table-row>
        <table:table-row table:style-name="ro1">
          <table:table-cell office:value-type="string">
            <text:p>format</text:p>
          </table:table-cell>
          <table:table-cell office:value-type="float" office:value="0.12254696">
            <text:p>0.12254696</text:p>
          </table:table-cell>
          <table:table-cell office:value-type="float" office:value="0.42741828">
            <text:p>0.42741828</text:p>
          </table:table-cell>
          <table:table-cell office:value-type="float" office:value="0.1041545">
            <text:p>0.1041545</text:p>
          </table:table-cell>
          <table:table-cell office:value-type="float" office:value="0.55130087">
            <text:p>0.55130087</text:p>
          </table:table-cell>
          <table:table-cell/>
          <table:table-cell office:value-type="float" office:value="19221">
            <text:p>19221</text:p>
          </table:table-cell>
          <table:table-cell office:value-type="float" office:value="25749">
            <text:p>25749</text:p>
          </table:table-cell>
          <table:table-cell office:value-type="float" office:value="137625">
            <text:p>137625</text:p>
          </table:table-cell>
          <table:table-cell office:value-type="float" office:value="1778819">
            <text:p>1778819</text:p>
          </table:table-cell>
          <table:table-cell office:value-type="float" office:value="24792">
            <text:p>24792</text:p>
          </table:table-cell>
          <table:table-cell office:value-type="float" office:value="20178">
            <text:p>20178</text:p>
          </table:table-cell>
          <table:table-cell office:value-type="float" office:value="213239">
            <text:p>213239</text:p>
          </table:table-cell>
          <table:table-cell office:value-type="float" office:value="1703205">
            <text:p>1703205</text:p>
          </table:table-cell>
        </table:table-row>
        <table:table-row table:style-name="ro2">
          <table:table-cell office:value-type="string">
            <text:p>governingBody</text:p>
          </table:table-cell>
          <table:table-cell office:value-type="float" office:value="0.00531733">
            <text:p>0.00531733</text:p>
          </table:table-cell>
          <table:table-cell office:value-type="float" office:value="0.41854087">
            <text:p>0.41854087</text:p>
          </table:table-cell>
          <table:table-cell office:value-type="float" office:value="0.00435427">
            <text:p>0.00435427</text:p>
          </table:table-cell>
          <table:table-cell office:value-type="float" office:value="0.6236972">
            <text:p>0.6236972</text:p>
          </table:table-cell>
          <table:table-cell/>
          <table:table-cell office:value-type="float" office:value="763">
            <text:p>763</text:p>
          </table:table-cell>
          <table:table-cell office:value-type="float" office:value="1060">
            <text:p>1060</text:p>
          </table:table-cell>
          <table:table-cell office:value-type="float" office:value="142730">
            <text:p>142730</text:p>
          </table:table-cell>
          <table:table-cell office:value-type="float" office:value="1816861">
            <text:p>1816861</text:p>
          </table:table-cell>
          <table:table-cell office:value-type="float" office:value="1137">
            <text:p>1137</text:p>
          </table:table-cell>
          <table:table-cell office:value-type="float" office:value="686">
            <text:p>686</text:p>
          </table:table-cell>
          <table:table-cell office:value-type="float" office:value="259986">
            <text:p>259986</text:p>
          </table:table-cell>
          <table:table-cell office:value-type="float" office:value="1699605">
            <text:p>1699605</text:p>
          </table:table-cell>
        </table:table-row>
        <table:table-row table:style-name="ro1">
          <table:table-cell office:value-type="string">
            <text:p>channel</text:p>
          </table:table-cell>
          <table:table-cell office:value-type="float" office:value="0.12712178">
            <text:p>0.12712178</text:p>
          </table:table-cell>
          <table:table-cell office:value-type="float" office:value="0.41628533">
            <text:p>0.41628533</text:p>
          </table:table-cell>
          <table:table-cell office:value-type="float" office:value="0.09289835">
            <text:p>0.09289835</text:p>
          </table:table-cell>
          <table:table-cell office:value-type="float" office:value="0.66110363">
            <text:p>0.66110363</text:p>
          </table:table-cell>
          <table:table-cell/>
          <table:table-cell office:value-type="float" office:value="3093">
            <text:p>3093</text:p>
          </table:table-cell>
          <table:table-cell office:value-type="float" office:value="4337">
            <text:p>4337</text:p>
          </table:table-cell>
          <table:table-cell office:value-type="float" office:value="21238">
            <text:p>21238</text:p>
          </table:table-cell>
          <table:table-cell office:value-type="float" office:value="1932746">
            <text:p>1932746</text:p>
          </table:table-cell>
          <table:table-cell office:value-type="float" office:value="4912">
            <text:p>4912</text:p>
          </table:table-cell>
          <table:table-cell office:value-type="float" office:value="2518">
            <text:p>2518</text:p>
          </table:table-cell>
          <table:table-cell office:value-type="float" office:value="47963">
            <text:p>47963</text:p>
          </table:table-cell>
          <table:table-cell office:value-type="float" office:value="1906021">
            <text:p>1906021</text:p>
          </table:table-cell>
        </table:table-row>
        <table:table-row table:style-name="ro1">
          <table:table-cell office:value-type="string">
            <text:p>voice</text:p>
          </table:table-cell>
          <table:table-cell office:value-type="float" office:value="0.03166784">
            <text:p>0.03166784</text:p>
          </table:table-cell>
          <table:table-cell office:value-type="float" office:value="0.41331803">
            <text:p>0.41331803</text:p>
          </table:table-cell>
          <table:table-cell office:value-type="float" office:value="0.015169">
            <text:p>0.015169</text:p>
          </table:table-cell>
          <table:table-cell office:value-type="float" office:value="0.52812859">
            <text:p>0.52812859</text:p>
          </table:table-cell>
          <table:table-cell/>
          <table:table-cell office:value-type="float" office:value="720">
            <text:p>720</text:p>
          </table:table-cell>
          <table:table-cell office:value-type="float" office:value="1022">
            <text:p>1022</text:p>
          </table:table-cell>
          <table:table-cell office:value-type="float" office:value="22016">
            <text:p>22016</text:p>
          </table:table-cell>
          <table:table-cell office:value-type="float" office:value="1937656">
            <text:p>1937656</text:p>
          </table:table-cell>
          <table:table-cell office:value-type="float" office:value="920">
            <text:p>920</text:p>
          </table:table-cell>
          <table:table-cell office:value-type="float" office:value="822">
            <text:p>822</text:p>
          </table:table-cell>
          <table:table-cell office:value-type="float" office:value="59730">
            <text:p>59730</text:p>
          </table:table-cell>
          <table:table-cell office:value-type="float" office:value="1899942">
            <text:p>1899942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float" office:value="0.03547261">
            <text:p>0.03547261</text:p>
          </table:table-cell>
          <table:table-cell office:value-type="float" office:value="0.41287207">
            <text:p>0.41287207</text:p>
          </table:table-cell>
          <table:table-cell office:value-type="float" office:value="0.0261134">
            <text:p>0.0261134</text:p>
          </table:table-cell>
          <table:table-cell office:value-type="float" office:value="0.50496093">
            <text:p>0.50496093</text:p>
          </table:table-cell>
          <table:table-cell/>
          <table:table-cell office:value-type="float" office:value="23511">
            <text:p>23511</text:p>
          </table:table-cell>
          <table:table-cell office:value-type="float" office:value="33434">
            <text:p>33434</text:p>
          </table:table-cell>
          <table:table-cell office:value-type="float" office:value="639282">
            <text:p>639282</text:p>
          </table:table-cell>
          <table:table-cell office:value-type="float" office:value="1265187">
            <text:p>1265187</text:p>
          </table:table-cell>
          <table:table-cell office:value-type="float" office:value="28755">
            <text:p>28755</text:p>
          </table:table-cell>
          <table:table-cell office:value-type="float" office:value="28190">
            <text:p>28190</text:p>
          </table:table-cell>
          <table:table-cell office:value-type="float" office:value="1072404">
            <text:p>1072404</text:p>
          </table:table-cell>
          <table:table-cell office:value-type="float" office:value="832065">
            <text:p>832065</text:p>
          </table:table-cell>
        </table:table-row>
        <table:table-row table:style-name="ro2">
          <table:table-cell office:value-type="string">
            <text:p>beatifiedBy</text:p>
          </table:table-cell>
          <table:table-cell office:value-type="float" office:value="0.05399568">
            <text:p>0.05399568</text:p>
          </table:table-cell>
          <table:table-cell office:value-type="float" office:value="0.40983607">
            <text:p>0.40983607</text:p>
          </table:table-cell>
          <table:table-cell office:value-type="float" office:value="0.01849506">
            <text:p>0.01849506</text:p>
          </table:table-cell>
          <table:table-cell office:value-type="float" office:value="0.74795082">
            <text:p>0.74795082</text:p>
          </table:table-cell>
          <table:table-cell/>
          <table:table-cell office:value-type="float" office:value="200">
            <text:p>200</text:p>
          </table:table-cell>
          <table:table-cell office:value-type="float" office:value="288">
            <text:p>288</text:p>
          </table:table-cell>
          <table:table-cell office:value-type="float" office:value="3504">
            <text:p>3504</text:p>
          </table:table-cell>
          <table:table-cell office:value-type="float" office:value="1957422">
            <text:p>1957422</text:p>
          </table:table-cell>
          <table:table-cell office:value-type="float" office:value="365">
            <text:p>365</text:p>
          </table:table-cell>
          <table:table-cell office:value-type="float" office:value="123">
            <text:p>123</text:p>
          </table:table-cell>
          <table:table-cell office:value-type="float" office:value="19370">
            <text:p>19370</text:p>
          </table:table-cell>
          <table:table-cell office:value-type="float" office:value="1941556">
            <text:p>1941556</text:p>
          </table:table-cell>
        </table:table-row>
        <table:table-row table:style-name="ro1">
          <table:table-cell office:value-type="string">
            <text:p>composer</text:p>
          </table:table-cell>
          <table:table-cell office:value-type="float" office:value="0.02425705">
            <text:p>0.02425705</text:p>
          </table:table-cell>
          <table:table-cell office:value-type="float" office:value="0.39832649">
            <text:p>0.39832649</text:p>
          </table:table-cell>
          <table:table-cell office:value-type="float" office:value="0.0141888">
            <text:p>0.0141888</text:p>
          </table:table-cell>
          <table:table-cell office:value-type="float" office:value="0.58778023">
            <text:p>0.58778023</text:p>
          </table:table-cell>
          <table:table-cell/>
          <table:table-cell office:value-type="float" office:value="2523">
            <text:p>2523</text:p>
          </table:table-cell>
          <table:table-cell office:value-type="float" office:value="3811">
            <text:p>3811</text:p>
          </table:table-cell>
          <table:table-cell office:value-type="float" office:value="101488">
            <text:p>101488</text:p>
          </table:table-cell>
          <table:table-cell office:value-type="float" office:value="1853592">
            <text:p>1853592</text:p>
          </table:table-cell>
          <table:table-cell office:value-type="float" office:value="3723">
            <text:p>3723</text:p>
          </table:table-cell>
          <table:table-cell office:value-type="float" office:value="2611">
            <text:p>2611</text:p>
          </table:table-cell>
          <table:table-cell office:value-type="float" office:value="258667">
            <text:p>258667</text:p>
          </table:table-cell>
          <table:table-cell office:value-type="float" office:value="1696413">
            <text:p>1696413</text:p>
          </table:table-cell>
        </table:table-row>
        <table:table-row table:style-name="ro2">
          <table:table-cell office:value-type="string">
            <text:p>mouthCountry</text:p>
          </table:table-cell>
          <table:table-cell office:value-type="float" office:value="0.03543307">
            <text:p>0.03543307</text:p>
          </table:table-cell>
          <table:table-cell office:value-type="float" office:value="0.39612676">
            <text:p>0.39612676</text:p>
          </table:table-cell>
          <table:table-cell office:value-type="float" office:value="0.01030041">
            <text:p>0.01030041</text:p>
          </table:table-cell>
          <table:table-cell office:value-type="float" office:value="0.80105634">
            <text:p>0.80105634</text:p>
          </table:table-cell>
          <table:table-cell/>
          <table:table-cell office:value-type="float" office:value="225">
            <text:p>225</text:p>
          </table:table-cell>
          <table:table-cell office:value-type="float" office:value="343">
            <text:p>343</text:p>
          </table:table-cell>
          <table:table-cell office:value-type="float" office:value="6125">
            <text:p>6125</text:p>
          </table:table-cell>
          <table:table-cell office:value-type="float" office:value="1954721">
            <text:p>1954721</text:p>
          </table:table-cell>
          <table:table-cell office:value-type="float" office:value="455">
            <text:p>455</text:p>
          </table:table-cell>
          <table:table-cell office:value-type="float" office:value="113">
            <text:p>113</text:p>
          </table:table-cell>
          <table:table-cell office:value-type="float" office:value="43718">
            <text:p>43718</text:p>
          </table:table-cell>
          <table:table-cell office:value-type="float" office:value="1917128">
            <text:p>1917128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float" office:value="0.01933426">
            <text:p>0.01933426</text:p>
          </table:table-cell>
          <table:table-cell office:value-type="float" office:value="0.38466623">
            <text:p>0.38466623</text:p>
          </table:table-cell>
          <table:table-cell office:value-type="float" office:value="0.00911657">
            <text:p>0.00911657</text:p>
          </table:table-cell>
          <table:table-cell office:value-type="float" office:value="0.61467284">
            <text:p>0.61467284</text:p>
          </table:table-cell>
          <table:table-cell/>
          <table:table-cell office:value-type="float" office:value="1164">
            <text:p>1164</text:p>
          </table:table-cell>
          <table:table-cell office:value-type="float" office:value="1862">
            <text:p>1862</text:p>
          </table:table-cell>
          <table:table-cell office:value-type="float" office:value="59040">
            <text:p>59040</text:p>
          </table:table-cell>
          <table:table-cell office:value-type="float" office:value="1899348">
            <text:p>1899348</text:p>
          </table:table-cell>
          <table:table-cell office:value-type="float" office:value="1860">
            <text:p>1860</text:p>
          </table:table-cell>
          <table:table-cell office:value-type="float" office:value="1166">
            <text:p>1166</text:p>
          </table:table-cell>
          <table:table-cell office:value-type="float" office:value="202164">
            <text:p>202164</text:p>
          </table:table-cell>
          <table:table-cell office:value-type="float" office:value="1756224">
            <text:p>1756224</text:p>
          </table:table-cell>
        </table:table-row>
        <table:table-row table:style-name="ro2">
          <table:table-cell office:value-type="string">
            <text:p>keyPerson</text:p>
          </table:table-cell>
          <table:table-cell office:value-type="float" office:value="0.05043664">
            <text:p>0.05043664</text:p>
          </table:table-cell>
          <table:table-cell office:value-type="float" office:value="0.37801142">
            <text:p>0.37801142</text:p>
          </table:table-cell>
          <table:table-cell office:value-type="float" office:value="0.03580071">
            <text:p>0.03580071</text:p>
          </table:table-cell>
          <table:table-cell office:value-type="float" office:value="0.68089403">
            <text:p>0.68089403</text:p>
          </table:table-cell>
          <table:table-cell/>
          <table:table-cell office:value-type="float" office:value="5429">
            <text:p>5429</text:p>
          </table:table-cell>
          <table:table-cell office:value-type="float" office:value="8933">
            <text:p>8933</text:p>
          </table:table-cell>
          <table:table-cell office:value-type="float" office:value="102211">
            <text:p>102211</text:p>
          </table:table-cell>
          <table:table-cell office:value-type="float" office:value="1844841">
            <text:p>1844841</text:p>
          </table:table-cell>
          <table:table-cell office:value-type="float" office:value="9779">
            <text:p>9779</text:p>
          </table:table-cell>
          <table:table-cell office:value-type="float" office:value="4583">
            <text:p>4583</text:p>
          </table:table-cell>
          <table:table-cell office:value-type="float" office:value="263372">
            <text:p>263372</text:p>
          </table:table-cell>
          <table:table-cell office:value-type="float" office:value="1683680">
            <text:p>1683680</text:p>
          </table:table-cell>
        </table:table-row>
        <table:table-row table:style-name="ro2">
          <table:table-cell office:value-type="string">
            <text:p>commandStructure</text:p>
          </table:table-cell>
          <table:table-cell office:value-type="float" office:value="0.10814815">
            <text:p>0.10814815</text:p>
          </table:table-cell>
          <table:table-cell office:value-type="float" office:value="0.37491975">
            <text:p>0.37491975</text:p>
          </table:table-cell>
          <table:table-cell office:value-type="float" office:value="0.05730012">
            <text:p>0.05730012</text:p>
          </table:table-cell>
          <table:table-cell office:value-type="float" office:value="0.5591697">
            <text:p>0.5591697</text:p>
          </table:table-cell>
          <table:table-cell/>
          <table:table-cell office:value-type="float" office:value="1752">
            <text:p>1752</text:p>
          </table:table-cell>
          <table:table-cell office:value-type="float" office:value="2921">
            <text:p>2921</text:p>
          </table:table-cell>
          <table:table-cell office:value-type="float" office:value="14448">
            <text:p>14448</text:p>
          </table:table-cell>
          <table:table-cell office:value-type="float" office:value="1942293">
            <text:p>1942293</text:p>
          </table:table-cell>
          <table:table-cell office:value-type="float" office:value="2613">
            <text:p>2613</text:p>
          </table:table-cell>
          <table:table-cell office:value-type="float" office:value="2060">
            <text:p>2060</text:p>
          </table:table-cell>
          <table:table-cell office:value-type="float" office:value="42989">
            <text:p>42989</text:p>
          </table:table-cell>
          <table:table-cell office:value-type="float" office:value="1913752">
            <text:p>1913752</text:p>
          </table:table-cell>
        </table:table-row>
        <table:table-row table:style-name="ro2">
          <table:table-cell office:value-type="string">
            <text:p>bandMember</text:p>
          </table:table-cell>
          <table:table-cell office:value-type="float" office:value="0.02950922">
            <text:p>0.02950922</text:p>
          </table:table-cell>
          <table:table-cell office:value-type="float" office:value="0.36881391">
            <text:p>0.36881391</text:p>
          </table:table-cell>
          <table:table-cell office:value-type="float" office:value="0.02194259">
            <text:p>0.02194259</text:p>
          </table:table-cell>
          <table:table-cell office:value-type="float" office:value="0.67147239">
            <text:p>0.67147239</text:p>
          </table:table-cell>
          <table:table-cell/>
          <table:table-cell office:value-type="float" office:value="3607">
            <text:p>3607</text:p>
          </table:table-cell>
          <table:table-cell office:value-type="float" office:value="6173">
            <text:p>6173</text:p>
          </table:table-cell>
          <table:table-cell office:value-type="float" office:value="118626">
            <text:p>118626</text:p>
          </table:table-cell>
          <table:table-cell office:value-type="float" office:value="1833008">
            <text:p>1833008</text:p>
          </table:table-cell>
          <table:table-cell office:value-type="float" office:value="6567">
            <text:p>6567</text:p>
          </table:table-cell>
          <table:table-cell office:value-type="float" office:value="3213">
            <text:p>3213</text:p>
          </table:table-cell>
          <table:table-cell office:value-type="float" office:value="292714">
            <text:p>292714</text:p>
          </table:table-cell>
          <table:table-cell office:value-type="float" office:value="1658920">
            <text:p>1658920</text:p>
          </table:table-cell>
        </table:table-row>
        <table:table-row table:style-name="ro2">
          <table:table-cell office:value-type="string">
            <text:p>sourceRegion</text:p>
          </table:table-cell>
          <table:table-cell office:value-type="float" office:value="0.03345966">
            <text:p>0.03345966</text:p>
          </table:table-cell>
          <table:table-cell office:value-type="float" office:value="0.3618267">
            <text:p>0.3618267</text:p>
          </table:table-cell>
          <table:table-cell office:value-type="float" office:value="0.0110951">
            <text:p>0.0110951</text:p>
          </table:table-cell>
          <table:table-cell office:value-type="float" office:value="0.72131148">
            <text:p>0.72131148</text:p>
          </table:table-cell>
          <table:table-cell/>
          <table:table-cell office:value-type="float" office:value="309">
            <text:p>309</text:p>
          </table:table-cell>
          <table:table-cell office:value-type="float" office:value="545">
            <text:p>545</text:p>
          </table:table-cell>
          <table:table-cell office:value-type="float" office:value="8926">
            <text:p>8926</text:p>
          </table:table-cell>
          <table:table-cell office:value-type="float" office:value="1951634">
            <text:p>1951634</text:p>
          </table:table-cell>
          <table:table-cell office:value-type="float" office:value="616">
            <text:p>616</text:p>
          </table:table-cell>
          <table:table-cell office:value-type="float" office:value="238">
            <text:p>238</text:p>
          </table:table-cell>
          <table:table-cell office:value-type="float" office:value="54904">
            <text:p>54904</text:p>
          </table:table-cell>
          <table:table-cell office:value-type="float" office:value="1905656">
            <text:p>1905656</text:p>
          </table:table-cell>
        </table:table-row>
        <table:table-row table:style-name="ro1">
          <table:table-cell office:value-type="string">
            <text:p>crosses</text:p>
          </table:table-cell>
          <table:table-cell office:value-type="float" office:value="0.02935346">
            <text:p>0.02935346</text:p>
          </table:table-cell>
          <table:table-cell office:value-type="float" office:value="0.34615385">
            <text:p>0.34615385</text:p>
          </table:table-cell>
          <table:table-cell office:value-type="float" office:value="0.0169605">
            <text:p>0.0169605</text:p>
          </table:table-cell>
          <table:table-cell office:value-type="float" office:value="0.64932127">
            <text:p>0.64932127</text:p>
          </table:table-cell>
          <table:table-cell/>
          <table:table-cell office:value-type="float" office:value="918">
            <text:p>918</text:p>
          </table:table-cell>
          <table:table-cell office:value-type="float" office:value="1734">
            <text:p>1734</text:p>
          </table:table-cell>
          <table:table-cell office:value-type="float" office:value="30356">
            <text:p>30356</text:p>
          </table:table-cell>
          <table:table-cell office:value-type="float" office:value="1928406">
            <text:p>1928406</text:p>
          </table:table-cell>
          <table:table-cell office:value-type="float" office:value="1722">
            <text:p>1722</text:p>
          </table:table-cell>
          <table:table-cell office:value-type="float" office:value="930">
            <text:p>930</text:p>
          </table:table-cell>
          <table:table-cell office:value-type="float" office:value="99808">
            <text:p>99808</text:p>
          </table:table-cell>
          <table:table-cell office:value-type="float" office:value="1858954">
            <text:p>1858954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float" office:value="0.02905278">
            <text:p>0.02905278</text:p>
          </table:table-cell>
          <table:table-cell office:value-type="float" office:value="0.33660027">
            <text:p>0.33660027</text:p>
          </table:table-cell>
          <table:table-cell office:value-type="float" office:value="0.02033008">
            <text:p>0.02033008</text:p>
          </table:table-cell>
          <table:table-cell office:value-type="float" office:value="0.54509005">
            <text:p>0.54509005</text:p>
          </table:table-cell>
          <table:table-cell/>
          <table:table-cell office:value-type="float" office:value="5289">
            <text:p>5289</text:p>
          </table:table-cell>
          <table:table-cell office:value-type="float" office:value="10424">
            <text:p>10424</text:p>
          </table:table-cell>
          <table:table-cell office:value-type="float" office:value="176759">
            <text:p>176759</text:p>
          </table:table-cell>
          <table:table-cell office:value-type="float" office:value="1768942">
            <text:p>1768942</text:p>
          </table:table-cell>
          <table:table-cell office:value-type="float" office:value="8565">
            <text:p>8565</text:p>
          </table:table-cell>
          <table:table-cell office:value-type="float" office:value="7148">
            <text:p>7148</text:p>
          </table:table-cell>
          <table:table-cell office:value-type="float" office:value="412732">
            <text:p>412732</text:p>
          </table:table-cell>
          <table:table-cell office:value-type="float" office:value="1532969">
            <text:p>1532969</text:p>
          </table:table-cell>
        </table:table-row>
        <table:table-row table:style-name="ro2">
          <table:table-cell office:value-type="string">
            <text:p>mountainRange</text:p>
          </table:table-cell>
          <table:table-cell office:value-type="float" office:value="0.06705059">
            <text:p>0.06705059</text:p>
          </table:table-cell>
          <table:table-cell office:value-type="float" office:value="0.33630233">
            <text:p>0.33630233</text:p>
          </table:table-cell>
          <table:table-cell office:value-type="float" office:value="0.03274756">
            <text:p>0.03274756</text:p>
          </table:table-cell>
          <table:table-cell office:value-type="float" office:value="0.80073801">
            <text:p>0.80073801</text:p>
          </table:table-cell>
          <table:table-cell/>
          <table:table-cell office:value-type="float" office:value="2643">
            <text:p>2643</text:p>
          </table:table-cell>
          <table:table-cell office:value-type="float" office:value="5216">
            <text:p>5216</text:p>
          </table:table-cell>
          <table:table-cell office:value-type="float" office:value="36775">
            <text:p>36775</text:p>
          </table:table-cell>
          <table:table-cell office:value-type="float" office:value="1916780">
            <text:p>1916780</text:p>
          </table:table-cell>
          <table:table-cell office:value-type="float" office:value="6293">
            <text:p>6293</text:p>
          </table:table-cell>
          <table:table-cell office:value-type="float" office:value="1566">
            <text:p>1566</text:p>
          </table:table-cell>
          <table:table-cell office:value-type="float" office:value="185874">
            <text:p>185874</text:p>
          </table:table-cell>
          <table:table-cell office:value-type="float" office:value="1767681">
            <text:p>1767681</text:p>
          </table:table-cell>
        </table:table-row>
        <table:table-row table:style-name="ro1">
          <table:table-cell office:value-type="string">
            <text:p>source</text:p>
          </table:table-cell>
          <table:table-cell office:value-type="float" office:value="0.05994855">
            <text:p>0.05994855</text:p>
          </table:table-cell>
          <table:table-cell office:value-type="float" office:value="0.33541927">
            <text:p>0.33541927</text:p>
          </table:table-cell>
          <table:table-cell office:value-type="float" office:value="0.01989134">
            <text:p>0.01989134</text:p>
          </table:table-cell>
          <table:table-cell office:value-type="float" office:value="0.57509387">
            <text:p>0.57509387</text:p>
          </table:table-cell>
          <table:table-cell/>
          <table:table-cell office:value-type="float" office:value="536">
            <text:p>536</text:p>
          </table:table-cell>
          <table:table-cell office:value-type="float" office:value="1062">
            <text:p>1062</text:p>
          </table:table-cell>
          <table:table-cell office:value-type="float" office:value="8405">
            <text:p>8405</text:p>
          </table:table-cell>
          <table:table-cell office:value-type="float" office:value="1951411">
            <text:p>1951411</text:p>
          </table:table-cell>
          <table:table-cell office:value-type="float" office:value="919">
            <text:p>919</text:p>
          </table:table-cell>
          <table:table-cell office:value-type="float" office:value="679">
            <text:p>679</text:p>
          </table:table-cell>
          <table:table-cell office:value-type="float" office:value="45282">
            <text:p>45282</text:p>
          </table:table-cell>
          <table:table-cell office:value-type="float" office:value="1914534">
            <text:p>1914534</text:p>
          </table:table-cell>
        </table:table-row>
        <table:table-row table:style-name="ro1">
          <table:table-cell office:value-type="string">
            <text:p>destination</text:p>
          </table:table-cell>
          <table:table-cell office:value-type="float" office:value="0.00472416">
            <text:p>0.00472416</text:p>
          </table:table-cell>
          <table:table-cell office:value-type="float" office:value="0.33333333">
            <text:p>0.33333333</text:p>
          </table:table-cell>
          <table:table-cell office:value-type="float" office:value="0.00203459">
            <text:p>0.00203459</text:p>
          </table:table-cell>
          <table:table-cell office:value-type="float" office:value="0.57627119">
            <text:p>0.57627119</text:p>
          </table:table-cell>
          <table:table-cell/>
          <table:table-cell office:value-type="float" office:value="59">
            <text:p>59</text:p>
          </table:table-cell>
          <table:table-cell office:value-type="float" office:value="118">
            <text:p>118</text:p>
          </table:table-cell>
          <table:table-cell office:value-type="float" office:value="12430">
            <text:p>12430</text:p>
          </table:table-cell>
          <table:table-cell office:value-type="float" office:value="1948807">
            <text:p>1948807</text:p>
          </table:table-cell>
          <table:table-cell office:value-type="float" office:value="102">
            <text:p>102</text:p>
          </table:table-cell>
          <table:table-cell office:value-type="float" office:value="75">
            <text:p>75</text:p>
          </table:table-cell>
          <table:table-cell office:value-type="float" office:value="50031">
            <text:p>50031</text:p>
          </table:table-cell>
          <table:table-cell office:value-type="float" office:value="1911206">
            <text:p>1911206</text:p>
          </table:table-cell>
        </table:table-row>
        <table:table-row table:style-name="ro2">
          <table:table-cell office:value-type="string">
            <text:p>launchSite</text:p>
          </table:table-cell>
          <table:table-cell office:value-type="float" office:value="0.02127252">
            <text:p>0.02127252</text:p>
          </table:table-cell>
          <table:table-cell office:value-type="float" office:value="0.31623932">
            <text:p>0.31623932</text:p>
          </table:table-cell>
          <table:table-cell office:value-type="float" office:value="0.00920562">
            <text:p>0.00920562</text:p>
          </table:table-cell>
          <table:table-cell office:value-type="float" office:value="0.58404558">
            <text:p>0.58404558</text:p>
          </table:table-cell>
          <table:table-cell/>
          <table:table-cell office:value-type="float" office:value="111">
            <text:p>111</text:p>
          </table:table-cell>
          <table:table-cell office:value-type="float" office:value="240">
            <text:p>240</text:p>
          </table:table-cell>
          <table:table-cell office:value-type="float" office:value="5107">
            <text:p>5107</text:p>
          </table:table-cell>
          <table:table-cell office:value-type="float" office:value="1955956">
            <text:p>1955956</text:p>
          </table:table-cell>
          <table:table-cell office:value-type="float" office:value="205">
            <text:p>205</text:p>
          </table:table-cell>
          <table:table-cell office:value-type="float" office:value="146">
            <text:p>146</text:p>
          </table:table-cell>
          <table:table-cell office:value-type="float" office:value="22064">
            <text:p>22064</text:p>
          </table:table-cell>
          <table:table-cell office:value-type="float" office:value="1938999">
            <text:p>1938999</text:p>
          </table:table-cell>
        </table:table-row>
        <table:table-row table:style-name="ro2">
          <table:table-cell office:value-type="string">
            <text:p>designCompany</text:p>
          </table:table-cell>
          <table:table-cell office:value-type="float" office:value="0.00676632">
            <text:p>0.00676632</text:p>
          </table:table-cell>
          <table:table-cell office:value-type="float" office:value="0.31488801">
            <text:p>0.31488801</text:p>
          </table:table-cell>
          <table:table-cell office:value-type="float" office:value="0.0058586">
            <text:p>0.0058586</text:p>
          </table:table-cell>
          <table:table-cell office:value-type="float" office:value="0.50461133">
            <text:p>0.50461133</text:p>
          </table:table-cell>
          <table:table-cell/>
          <table:table-cell office:value-type="float" office:value="239">
            <text:p>239</text:p>
          </table:table-cell>
          <table:table-cell office:value-type="float" office:value="520">
            <text:p>520</text:p>
          </table:table-cell>
          <table:table-cell office:value-type="float" office:value="35083">
            <text:p>35083</text:p>
          </table:table-cell>
          <table:table-cell office:value-type="float" office:value="1925572">
            <text:p>1925572</text:p>
          </table:table-cell>
          <table:table-cell office:value-type="float" office:value="383">
            <text:p>383</text:p>
          </table:table-cell>
          <table:table-cell office:value-type="float" office:value="376">
            <text:p>376</text:p>
          </table:table-cell>
          <table:table-cell office:value-type="float" office:value="64991">
            <text:p>64991</text:p>
          </table:table-cell>
          <table:table-cell office:value-type="float" office:value="1895664">
            <text:p>1895664</text:p>
          </table:table-cell>
        </table:table-row>
        <table:table-row table:style-name="ro1">
          <table:table-cell office:value-type="string">
            <text:p>campus</text:p>
          </table:table-cell>
          <table:table-cell office:value-type="float" office:value="0.062329">
            <text:p>0.062329</text:p>
          </table:table-cell>
          <table:table-cell office:value-type="float" office:value="0.31347785">
            <text:p>0.31347785</text:p>
          </table:table-cell>
          <table:table-cell office:value-type="float" office:value="0.02187753">
            <text:p>0.02187753</text:p>
          </table:table-cell>
          <table:table-cell office:value-type="float" office:value="0.60113101">
            <text:p>0.60113101</text:p>
          </table:table-cell>
          <table:table-cell/>
          <table:table-cell office:value-type="float" office:value="1663">
            <text:p>1663</text:p>
          </table:table-cell>
          <table:table-cell office:value-type="float" office:value="3642">
            <text:p>3642</text:p>
          </table:table-cell>
          <table:table-cell office:value-type="float" office:value="25018">
            <text:p>25018</text:p>
          </table:table-cell>
          <table:table-cell office:value-type="float" office:value="1931091">
            <text:p>1931091</text:p>
          </table:table-cell>
          <table:table-cell office:value-type="float" office:value="3189">
            <text:p>3189</text:p>
          </table:table-cell>
          <table:table-cell office:value-type="float" office:value="2116">
            <text:p>2116</text:p>
          </table:table-cell>
          <table:table-cell office:value-type="float" office:value="142577">
            <text:p>142577</text:p>
          </table:table-cell>
          <table:table-cell office:value-type="float" office:value="1813532">
            <text:p>1813532</text:p>
          </table:table-cell>
        </table:table-row>
        <table:table-row table:style-name="ro2">
          <table:table-cell office:value-type="string">
            <text:p>executiveProducer</text:p>
          </table:table-cell>
          <table:table-cell office:value-type="float" office:value="0.04240488">
            <text:p>0.04240488</text:p>
          </table:table-cell>
          <table:table-cell office:value-type="float" office:value="0.30693763">
            <text:p>0.30693763</text:p>
          </table:table-cell>
          <table:table-cell office:value-type="float" office:value="0.02367452">
            <text:p>0.02367452</text:p>
          </table:table-cell>
          <table:table-cell office:value-type="float" office:value="0.59004905">
            <text:p>0.59004905</text:p>
          </table:table-cell>
          <table:table-cell/>
          <table:table-cell office:value-type="float" office:value="1314">
            <text:p>1314</text:p>
          </table:table-cell>
          <table:table-cell office:value-type="float" office:value="2967">
            <text:p>2967</text:p>
          </table:table-cell>
          <table:table-cell office:value-type="float" office:value="29673">
            <text:p>29673</text:p>
          </table:table-cell>
          <table:table-cell office:value-type="float" office:value="1927460">
            <text:p>1927460</text:p>
          </table:table-cell>
          <table:table-cell office:value-type="float" office:value="2526">
            <text:p>2526</text:p>
          </table:table-cell>
          <table:table-cell office:value-type="float" office:value="1755">
            <text:p>1755</text:p>
          </table:table-cell>
          <table:table-cell office:value-type="float" office:value="104171">
            <text:p>104171</text:p>
          </table:table-cell>
          <table:table-cell office:value-type="float" office:value="1852962">
            <text:p>1852962</text:p>
          </table:table-cell>
        </table:table-row>
        <table:table-row table:style-name="ro2">
          <table:table-cell office:value-type="string">
            <text:p>homeport</text:p>
          </table:table-cell>
          <table:table-cell office:value-type="float" office:value="0.05943185">
            <text:p>0.05943185</text:p>
          </table:table-cell>
          <table:table-cell office:value-type="float" office:value="0.29943503">
            <text:p>0.29943503</text:p>
          </table:table-cell>
          <table:table-cell office:value-type="float" office:value="0.03706792">
            <text:p>0.03706792</text:p>
          </table:table-cell>
          <table:table-cell office:value-type="float" office:value="0.36283741">
            <text:p>0.36283741</text:p>
          </table:table-cell>
          <table:table-cell/>
          <table:table-cell office:value-type="float" office:value="477">
            <text:p>477</text:p>
          </table:table-cell>
          <table:table-cell office:value-type="float" office:value="1116">
            <text:p>1116</text:p>
          </table:table-cell>
          <table:table-cell office:value-type="float" office:value="7549">
            <text:p>7549</text:p>
          </table:table-cell>
          <table:table-cell office:value-type="float" office:value="1952272">
            <text:p>1952272</text:p>
          </table:table-cell>
          <table:table-cell office:value-type="float" office:value="578">
            <text:p>578</text:p>
          </table:table-cell>
          <table:table-cell office:value-type="float" office:value="1015">
            <text:p>1015</text:p>
          </table:table-cell>
          <table:table-cell office:value-type="float" office:value="15015">
            <text:p>15015</text:p>
          </table:table-cell>
          <table:table-cell office:value-type="float" office:value="1944806">
            <text:p>1944806</text:p>
          </table:table-cell>
        </table:table-row>
        <table:table-row table:style-name="ro1">
          <table:table-cell office:value-type="string">
            <text:p>origin</text:p>
          </table:table-cell>
          <table:table-cell office:value-type="float" office:value="0.04227241">
            <text:p>0.04227241</text:p>
          </table:table-cell>
          <table:table-cell office:value-type="float" office:value="0.2841893">
            <text:p>0.2841893</text:p>
          </table:table-cell>
          <table:table-cell office:value-type="float" office:value="0.04245905">
            <text:p>0.04245905</text:p>
          </table:table-cell>
          <table:table-cell office:value-type="float" office:value="0.58670383">
            <text:p>0.58670383</text:p>
          </table:table-cell>
          <table:table-cell/>
          <table:table-cell office:value-type="float" office:value="4792">
            <text:p>4792</text:p>
          </table:table-cell>
          <table:table-cell office:value-type="float" office:value="12070">
            <text:p>12070</text:p>
          </table:table-cell>
          <table:table-cell office:value-type="float" office:value="108568">
            <text:p>108568</text:p>
          </table:table-cell>
          <table:table-cell office:value-type="float" office:value="1835984">
            <text:p>1835984</text:p>
          </table:table-cell>
          <table:table-cell office:value-type="float" office:value="9893">
            <text:p>9893</text:p>
          </table:table-cell>
          <table:table-cell office:value-type="float" office:value="6969">
            <text:p>6969</text:p>
          </table:table-cell>
          <table:table-cell office:value-type="float" office:value="223108">
            <text:p>223108</text:p>
          </table:table-cell>
          <table:table-cell office:value-type="float" office:value="1721444">
            <text:p>1721444</text:p>
          </table:table-cell>
        </table:table-row>
        <table:table-row table:style-name="ro2">
          <table:table-cell office:value-type="string">
            <text:p>nearestCity</text:p>
          </table:table-cell>
          <table:table-cell office:value-type="float" office:value="0.02231972">
            <text:p>0.02231972</text:p>
          </table:table-cell>
          <table:table-cell office:value-type="float" office:value="0.28291832">
            <text:p>0.28291832</text:p>
          </table:table-cell>
          <table:table-cell office:value-type="float" office:value="0.02238449">
            <text:p>0.02238449</text:p>
          </table:table-cell>
          <table:table-cell office:value-type="float" office:value="0.56641798">
            <text:p>0.56641798</text:p>
          </table:table-cell>
          <table:table-cell/>
          <table:table-cell office:value-type="float" office:value="2920">
            <text:p>2920</text:p>
          </table:table-cell>
          <table:table-cell office:value-type="float" office:value="7401">
            <text:p>7401</text:p>
          </table:table-cell>
          <table:table-cell office:value-type="float" office:value="127906">
            <text:p>127906</text:p>
          </table:table-cell>
          <table:table-cell office:value-type="float" office:value="1823187">
            <text:p>1823187</text:p>
          </table:table-cell>
          <table:table-cell office:value-type="float" office:value="5846">
            <text:p>5846</text:p>
          </table:table-cell>
          <table:table-cell office:value-type="float" office:value="4475">
            <text:p>4475</text:p>
          </table:table-cell>
          <table:table-cell office:value-type="float" office:value="255317">
            <text:p>255317</text:p>
          </table:table-cell>
          <table:table-cell office:value-type="float" office:value="1695776">
            <text:p>1695776</text:p>
          </table:table-cell>
        </table:table-row>
        <table:table-row table:style-name="ro2">
          <table:table-cell office:value-type="string">
            <text:p>formerCoach</text:p>
          </table:table-cell>
          <table:table-cell office:value-type="float" office:value="0.00277912">
            <text:p>0.00277912</text:p>
          </table:table-cell>
          <table:table-cell office:value-type="float" office:value="0.27672956">
            <text:p>0.27672956</text:p>
          </table:table-cell>
          <table:table-cell office:value-type="float" office:value="0.00194201">
            <text:p>0.00194201</text:p>
          </table:table-cell>
          <table:table-cell office:value-type="float" office:value="0.43501048">
            <text:p>0.43501048</text:p>
          </table:table-cell>
          <table:table-cell/>
          <table:table-cell office:value-type="float" office:value="264">
            <text:p>264</text:p>
          </table:table-cell>
          <table:table-cell office:value-type="float" office:value="690">
            <text:p>690</text:p>
          </table:table-cell>
          <table:table-cell office:value-type="float" office:value="94730">
            <text:p>94730</text:p>
          </table:table-cell>
          <table:table-cell office:value-type="float" office:value="1865730">
            <text:p>1865730</text:p>
          </table:table-cell>
          <table:table-cell office:value-type="float" office:value="415">
            <text:p>415</text:p>
          </table:table-cell>
          <table:table-cell office:value-type="float" office:value="539">
            <text:p>539</text:p>
          </table:table-cell>
          <table:table-cell office:value-type="float" office:value="213281">
            <text:p>213281</text:p>
          </table:table-cell>
          <table:table-cell office:value-type="float" office:value="1747179">
            <text:p>1747179</text:p>
          </table:table-cell>
        </table:table-row>
        <table:table-row table:style-name="ro2">
          <table:table-cell office:value-type="string">
            <text:p>veneratedIn</text:p>
          </table:table-cell>
          <table:table-cell office:value-type="float" office:value="0.04776119">
            <text:p>0.04776119</text:p>
          </table:table-cell>
          <table:table-cell office:value-type="float" office:value="0.27165869">
            <text:p>0.27165869</text:p>
          </table:table-cell>
          <table:table-cell office:value-type="float" office:value="0.0401473">
            <text:p>0.0401473</text:p>
          </table:table-cell>
          <table:table-cell office:value-type="float" office:value="0.48410971">
            <text:p>0.48410971</text:p>
          </table:table-cell>
          <table:table-cell/>
          <table:table-cell office:value-type="float" office:value="624">
            <text:p>624</text:p>
          </table:table-cell>
          <table:table-cell office:value-type="float" office:value="1673">
            <text:p>1673</text:p>
          </table:table-cell>
          <table:table-cell office:value-type="float" office:value="12441">
            <text:p>12441</text:p>
          </table:table-cell>
          <table:table-cell office:value-type="float" office:value="1946676">
            <text:p>1946676</text:p>
          </table:table-cell>
          <table:table-cell office:value-type="float" office:value="1112">
            <text:p>1112</text:p>
          </table:table-cell>
          <table:table-cell office:value-type="float" office:value="1185">
            <text:p>1185</text:p>
          </table:table-cell>
          <table:table-cell office:value-type="float" office:value="26586">
            <text:p>26586</text:p>
          </table:table-cell>
          <table:table-cell office:value-type="float" office:value="1932531">
            <text:p>1932531</text:p>
          </table:table-cell>
        </table:table-row>
        <table:table-row table:style-name="ro1">
          <table:table-cell office:value-type="string">
            <text:p>province</text:p>
          </table:table-cell>
          <table:table-cell office:value-type="float" office:value="0.01359802">
            <text:p>0.01359802</text:p>
          </table:table-cell>
          <table:table-cell office:value-type="float" office:value="0.268204">
            <text:p>0.268204</text:p>
          </table:table-cell>
          <table:table-cell office:value-type="float" office:value="0.00967376">
            <text:p>0.00967376</text:p>
          </table:table-cell>
          <table:table-cell office:value-type="float" office:value="0.37642331">
            <text:p>0.37642331</text:p>
          </table:table-cell>
          <table:table-cell/>
          <table:table-cell office:value-type="float" office:value="2803">
            <text:p>2803</text:p>
          </table:table-cell>
          <table:table-cell office:value-type="float" office:value="7648">
            <text:p>7648</text:p>
          </table:table-cell>
          <table:table-cell office:value-type="float" office:value="203330">
            <text:p>203330</text:p>
          </table:table-cell>
          <table:table-cell office:value-type="float" office:value="1747633">
            <text:p>1747633</text:p>
          </table:table-cell>
          <table:table-cell office:value-type="float" office:value="3934">
            <text:p>3934</text:p>
          </table:table-cell>
          <table:table-cell office:value-type="float" office:value="6517">
            <text:p>6517</text:p>
          </table:table-cell>
          <table:table-cell office:value-type="float" office:value="402733">
            <text:p>402733</text:p>
          </table:table-cell>
          <table:table-cell office:value-type="float" office:value="1548230">
            <text:p>1548230</text:p>
          </table:table-cell>
        </table:table-row>
        <table:table-row table:style-name="ro2">
          <table:table-cell office:value-type="string">
            <text:p>targetAirport</text:p>
          </table:table-cell>
          <table:table-cell office:value-type="float" office:value="0.01335631">
            <text:p>0.01335631</text:p>
          </table:table-cell>
          <table:table-cell office:value-type="float" office:value="0.26666667">
            <text:p>0.26666667</text:p>
          </table:table-cell>
          <table:table-cell office:value-type="float" office:value="0.00525358">
            <text:p>0.00525358</text:p>
          </table:table-cell>
          <table:table-cell office:value-type="float" office:value="0.44086022">
            <text:p>0.44086022</text:p>
          </table:table-cell>
          <table:table-cell/>
          <table:table-cell office:value-type="float" office:value="124">
            <text:p>124</text:p>
          </table:table-cell>
          <table:table-cell office:value-type="float" office:value="341">
            <text:p>341</text:p>
          </table:table-cell>
          <table:table-cell office:value-type="float" office:value="9160">
            <text:p>9160</text:p>
          </table:table-cell>
          <table:table-cell office:value-type="float" office:value="1951789">
            <text:p>1951789</text:p>
          </table:table-cell>
          <table:table-cell office:value-type="float" office:value="205">
            <text:p>205</text:p>
          </table:table-cell>
          <table:table-cell office:value-type="float" office:value="260">
            <text:p>260</text:p>
          </table:table-cell>
          <table:table-cell office:value-type="float" office:value="38816">
            <text:p>38816</text:p>
          </table:table-cell>
          <table:table-cell office:value-type="float" office:value="1922133">
            <text:p>1922133</text:p>
          </table:table-cell>
        </table:table-row>
        <table:table-row table:style-name="ro1">
          <table:table-cell office:value-type="string">
            <text:p>rival</text:p>
          </table:table-cell>
          <table:table-cell office:value-type="float" office:value="0.01922599">
            <text:p>0.01922599</text:p>
          </table:table-cell>
          <table:table-cell office:value-type="float" office:value="0.25777778">
            <text:p>0.25777778</text:p>
          </table:table-cell>
          <table:table-cell office:value-type="float" office:value="0.01372998">
            <text:p>0.01372998</text:p>
          </table:table-cell>
          <table:table-cell office:value-type="float" office:value="0.55333333">
            <text:p>0.55333333</text:p>
          </table:table-cell>
          <table:table-cell/>
          <table:table-cell office:value-type="float" office:value="232">
            <text:p>232</text:p>
          </table:table-cell>
          <table:table-cell office:value-type="float" office:value="668">
            <text:p>668</text:p>
          </table:table-cell>
          <table:table-cell office:value-type="float" office:value="11835">
            <text:p>11835</text:p>
          </table:table-cell>
          <table:table-cell office:value-type="float" office:value="1948679">
            <text:p>1948679</text:p>
          </table:table-cell>
          <table:table-cell office:value-type="float" office:value="498">
            <text:p>498</text:p>
          </table:table-cell>
          <table:table-cell office:value-type="float" office:value="402">
            <text:p>402</text:p>
          </table:table-cell>
          <table:table-cell office:value-type="float" office:value="35773">
            <text:p>35773</text:p>
          </table:table-cell>
          <table:table-cell office:value-type="float" office:value="1924741">
            <text:p>1924741</text:p>
          </table:table-cell>
        </table:table-row>
        <table:table-row table:style-name="ro2">
          <table:table-cell office:value-type="string">
            <text:p>largestCity</text:p>
          </table:table-cell>
          <table:table-cell office:value-type="float" office:value="0.00734391">
            <text:p>0.00734391</text:p>
          </table:table-cell>
          <table:table-cell office:value-type="float" office:value="0.25252525">
            <text:p>0.25252525</text:p>
          </table:table-cell>
          <table:table-cell office:value-type="float" office:value="0.00394985">
            <text:p>0.00394985</text:p>
          </table:table-cell>
          <table:table-cell office:value-type="float" office:value="0.44811754">
            <text:p>0.44811754</text:p>
          </table:table-cell>
          <table:table-cell/>
          <table:table-cell office:value-type="float" office:value="550">
            <text:p>550</text:p>
          </table:table-cell>
          <table:table-cell office:value-type="float" office:value="1628">
            <text:p>1628</text:p>
          </table:table-cell>
          <table:table-cell office:value-type="float" office:value="74342">
            <text:p>74342</text:p>
          </table:table-cell>
          <table:table-cell office:value-type="float" office:value="1884894">
            <text:p>1884894</text:p>
          </table:table-cell>
          <table:table-cell office:value-type="float" office:value="976">
            <text:p>976</text:p>
          </table:table-cell>
          <table:table-cell office:value-type="float" office:value="1202">
            <text:p>1202</text:p>
          </table:table-cell>
          <table:table-cell office:value-type="float" office:value="246122">
            <text:p>246122</text:p>
          </table:table-cell>
          <table:table-cell office:value-type="float" office:value="1713114">
            <text:p>1713114</text:p>
          </table:table-cell>
        </table:table-row>
        <table:table-row table:style-name="ro1">
          <table:table-cell office:value-type="string">
            <text:p>leader</text:p>
          </table:table-cell>
          <table:table-cell office:value-type="float" office:value="0.02109146">
            <text:p>0.02109146</text:p>
          </table:table-cell>
          <table:table-cell office:value-type="float" office:value="0.24922941">
            <text:p>0.24922941</text:p>
          </table:table-cell>
          <table:table-cell office:value-type="float" office:value="0.01214605">
            <text:p>0.01214605</text:p>
          </table:table-cell>
          <table:table-cell office:value-type="float" office:value="0.43527081">
            <text:p>0.43527081</text:p>
          </table:table-cell>
          <table:table-cell/>
          <table:table-cell office:value-type="float" office:value="1132">
            <text:p>1132</text:p>
          </table:table-cell>
          <table:table-cell office:value-type="float" office:value="3410">
            <text:p>3410</text:p>
          </table:table-cell>
          <table:table-cell office:value-type="float" office:value="52539">
            <text:p>52539</text:p>
          </table:table-cell>
          <table:table-cell office:value-type="float" office:value="1904333">
            <text:p>1904333</text:p>
          </table:table-cell>
          <table:table-cell office:value-type="float" office:value="1977">
            <text:p>1977</text:p>
          </table:table-cell>
          <table:table-cell office:value-type="float" office:value="2565">
            <text:p>2565</text:p>
          </table:table-cell>
          <table:table-cell office:value-type="float" office:value="160792">
            <text:p>160792</text:p>
          </table:table-cell>
          <table:table-cell office:value-type="float" office:value="1796080">
            <text:p>1796080</text:p>
          </table:table-cell>
        </table:table-row>
        <table:table-row table:style-name="ro1">
          <table:table-cell office:value-type="string">
            <text:p>billed</text:p>
          </table:table-cell>
          <table:table-cell office:value-type="float" office:value="0.03319074">
            <text:p>0.03319074</text:p>
          </table:table-cell>
          <table:table-cell office:value-type="float" office:value="0.22704339">
            <text:p>0.22704339</text:p>
          </table:table-cell>
          <table:table-cell office:value-type="float" office:value="0.01769332">
            <text:p>0.01769332</text:p>
          </table:table-cell>
          <table:table-cell office:value-type="float" office:value="0.4086781">
            <text:p>0.4086781</text:p>
          </table:table-cell>
          <table:table-cell/>
          <table:table-cell office:value-type="float" office:value="225">
            <text:p>225</text:p>
          </table:table-cell>
          <table:table-cell office:value-type="float" office:value="766">
            <text:p>766</text:p>
          </table:table-cell>
          <table:table-cell office:value-type="float" office:value="6554">
            <text:p>6554</text:p>
          </table:table-cell>
          <table:table-cell office:value-type="float" office:value="1953869">
            <text:p>1953869</text:p>
          </table:table-cell>
          <table:table-cell office:value-type="float" office:value="405">
            <text:p>405</text:p>
          </table:table-cell>
          <table:table-cell office:value-type="float" office:value="586">
            <text:p>586</text:p>
          </table:table-cell>
          <table:table-cell office:value-type="float" office:value="22485">
            <text:p>22485</text:p>
          </table:table-cell>
          <table:table-cell office:value-type="float" office:value="1937938">
            <text:p>1937938</text:p>
          </table:table-cell>
        </table:table-row>
        <table:table-row table:style-name="ro2">
          <table:table-cell office:value-type="string">
            <text:p>owningOrganisation</text:p>
          </table:table-cell>
          <table:table-cell office:value-type="float" office:value="0.02295956">
            <text:p>0.02295956</text:p>
          </table:table-cell>
          <table:table-cell office:value-type="float" office:value="0.22496345">
            <text:p>0.22496345</text:p>
          </table:table-cell>
          <table:table-cell office:value-type="float" office:value="0.01585837">
            <text:p>0.01585837</text:p>
          </table:table-cell>
          <table:table-cell office:value-type="float" office:value="0.35179094">
            <text:p>0.35179094</text:p>
          </table:table-cell>
          <table:table-cell/>
          <table:table-cell office:value-type="float" office:value="1231">
            <text:p>1231</text:p>
          </table:table-cell>
          <table:table-cell office:value-type="float" office:value="4241">
            <text:p>4241</text:p>
          </table:table-cell>
          <table:table-cell office:value-type="float" office:value="52385">
            <text:p>52385</text:p>
          </table:table-cell>
          <table:table-cell office:value-type="float" office:value="1903557">
            <text:p>1903557</text:p>
          </table:table-cell>
          <table:table-cell office:value-type="float" office:value="1925">
            <text:p>1925</text:p>
          </table:table-cell>
          <table:table-cell office:value-type="float" office:value="3547">
            <text:p>3547</text:p>
          </table:table-cell>
          <table:table-cell office:value-type="float" office:value="119462">
            <text:p>119462</text:p>
          </table:table-cell>
          <table:table-cell office:value-type="float" office:value="1836480">
            <text:p>1836480</text:p>
          </table:table-cell>
        </table:table-row>
        <table:table-row table:style-name="ro1">
          <table:table-cell office:value-type="string">
            <text:p>incumbent</text:p>
          </table:table-cell>
          <table:table-cell office:value-type="float" office:value="0.00139521">
            <text:p>0.00139521</text:p>
          </table:table-cell>
          <table:table-cell office:value-type="float" office:value="0.21495327">
            <text:p>0.21495327</text:p>
          </table:table-cell>
          <table:table-cell office:value-type="float" office:value="0.00101841">
            <text:p>0.00101841</text:p>
          </table:table-cell>
          <table:table-cell office:value-type="float" office:value="0.24299065">
            <text:p>0.24299065</text:p>
          </table:table-cell>
          <table:table-cell/>
          <table:table-cell office:value-type="float" office:value="23">
            <text:p>23</text:p>
          </table:table-cell>
          <table:table-cell office:value-type="float" office:value="84">
            <text:p>84</text:p>
          </table:table-cell>
          <table:table-cell office:value-type="float" office:value="16462">
            <text:p>16462</text:p>
          </table:table-cell>
          <table:table-cell office:value-type="float" office:value="1944845">
            <text:p>1944845</text:p>
          </table:table-cell>
          <table:table-cell office:value-type="float" office:value="26">
            <text:p>26</text:p>
          </table:table-cell>
          <table:table-cell office:value-type="float" office:value="81">
            <text:p>81</text:p>
          </table:table-cell>
          <table:table-cell office:value-type="float" office:value="25504">
            <text:p>25504</text:p>
          </table:table-cell>
          <table:table-cell office:value-type="float" office:value="1935803">
            <text:p>1935803</text:p>
          </table:table-cell>
        </table:table-row>
        <table:table-row table:style-name="ro2">
          <table:table-cell office:value-type="string">
            <text:p>recordedIn</text:p>
          </table:table-cell>
          <table:table-cell office:value-type="float" office:value="0.16339516">
            <text:p>0.16339516</text:p>
          </table:table-cell>
          <table:table-cell office:value-type="float" office:value="0.2069299">
            <text:p>0.2069299</text:p>
          </table:table-cell>
          <table:table-cell office:value-type="float" office:value="0.14039428">
            <text:p>0.14039428</text:p>
          </table:table-cell>
          <table:table-cell office:value-type="float" office:value="0.37272361">
            <text:p>0.37272361</text:p>
          </table:table-cell>
          <table:table-cell/>
          <table:table-cell office:value-type="float" office:value="5136">
            <text:p>5136</text:p>
          </table:table-cell>
          <table:table-cell office:value-type="float" office:value="19684">
            <text:p>19684</text:p>
          </table:table-cell>
          <table:table-cell office:value-type="float" office:value="26297">
            <text:p>26297</text:p>
          </table:table-cell>
          <table:table-cell office:value-type="float" office:value="1910297">
            <text:p>1910297</text:p>
          </table:table-cell>
          <table:table-cell office:value-type="float" office:value="9251">
            <text:p>9251</text:p>
          </table:table-cell>
          <table:table-cell office:value-type="float" office:value="15569">
            <text:p>15569</text:p>
          </table:table-cell>
          <table:table-cell office:value-type="float" office:value="56642">
            <text:p>56642</text:p>
          </table:table-cell>
          <table:table-cell office:value-type="float" office:value="1879952">
            <text:p>1879952</text:p>
          </table:table-cell>
        </table:table-row>
        <table:table-row table:style-name="ro2">
          <table:table-cell office:value-type="string">
            <text:p>notableCommander</text:p>
          </table:table-cell>
          <table:table-cell office:value-type="float" office:value="0.06456693">
            <text:p>0.06456693</text:p>
          </table:table-cell>
          <table:table-cell office:value-type="float" office:value="0.19929297">
            <text:p>0.19929297</text:p>
          </table:table-cell>
          <table:table-cell office:value-type="float" office:value="0.02537692">
            <text:p>0.02537692</text:p>
          </table:table-cell>
          <table:table-cell office:value-type="float" office:value="0.3756076">
            <text:p>0.3756076</text:p>
          </table:table-cell>
          <table:table-cell/>
          <table:table-cell office:value-type="float" office:value="451">
            <text:p>451</text:p>
          </table:table-cell>
          <table:table-cell office:value-type="float" office:value="1812">
            <text:p>1812</text:p>
          </table:table-cell>
          <table:table-cell office:value-type="float" office:value="6534">
            <text:p>6534</text:p>
          </table:table-cell>
          <table:table-cell office:value-type="float" office:value="1952617">
            <text:p>1952617</text:p>
          </table:table-cell>
          <table:table-cell office:value-type="float" office:value="850">
            <text:p>850</text:p>
          </table:table-cell>
          <table:table-cell office:value-type="float" office:value="1413">
            <text:p>1413</text:p>
          </table:table-cell>
          <table:table-cell office:value-type="float" office:value="32645">
            <text:p>32645</text:p>
          </table:table-cell>
          <table:table-cell office:value-type="float" office:value="1926506">
            <text:p>1926506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float" office:value="0.85792456">
            <text:p>0.85792456</text:p>
          </table:table-cell>
          <table:table-cell office:value-type="float" office:value="0.19598136">
            <text:p>0.19598136</text:p>
          </table:table-cell>
          <table:table-cell office:value-type="float" office:value="0.7679842">
            <text:p>0.7679842</text:p>
          </table:table-cell>
          <table:table-cell office:value-type="float" office:value="0.60076869">
            <text:p>0.60076869</text:p>
          </table:table-cell>
          <table:table-cell/>
          <table:table-cell office:value-type="float" office:value="39824">
            <text:p>39824</text:p>
          </table:table-cell>
          <table:table-cell office:value-type="float" office:value="163379">
            <text:p>163379</text:p>
          </table:table-cell>
          <table:table-cell office:value-type="float" office:value="6595">
            <text:p>6595</text:p>
          </table:table-cell>
          <table:table-cell office:value-type="float" office:value="1751616">
            <text:p>1751616</text:p>
          </table:table-cell>
          <table:table-cell office:value-type="float" office:value="122078">
            <text:p>122078</text:p>
          </table:table-cell>
          <table:table-cell office:value-type="float" office:value="81125">
            <text:p>81125</text:p>
          </table:table-cell>
          <table:table-cell office:value-type="float" office:value="36881">
            <text:p>36881</text:p>
          </table:table-cell>
          <table:table-cell office:value-type="float" office:value="1721330">
            <text:p>1721330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float" office:value="0.1565209">
            <text:p>0.1565209</text:p>
          </table:table-cell>
          <table:table-cell office:value-type="float" office:value="0.19278754">
            <text:p>0.19278754</text:p>
          </table:table-cell>
          <table:table-cell office:value-type="float" office:value="0.1406657">
            <text:p>0.1406657</text:p>
          </table:table-cell>
          <table:table-cell office:value-type="float" office:value="0.31146429">
            <text:p>0.31146429</text:p>
          </table:table-cell>
          <table:table-cell/>
          <table:table-cell office:value-type="float" office:value="59693">
            <text:p>59693</text:p>
          </table:table-cell>
          <table:table-cell office:value-type="float" office:value="249938">
            <text:p>249938</text:p>
          </table:table-cell>
          <table:table-cell office:value-type="float" office:value="321681">
            <text:p>321681</text:p>
          </table:table-cell>
          <table:table-cell office:value-type="float" office:value="1330102">
            <text:p>1330102</text:p>
          </table:table-cell>
          <table:table-cell office:value-type="float" office:value="96439">
            <text:p>96439</text:p>
          </table:table-cell>
          <table:table-cell office:value-type="float" office:value="213192">
            <text:p>213192</text:p>
          </table:table-cell>
          <table:table-cell office:value-type="float" office:value="589151">
            <text:p>589151</text:p>
          </table:table-cell>
          <table:table-cell office:value-type="float" office:value="1062632">
            <text:p>1062632</text:p>
          </table:table-cell>
        </table:table-row>
        <table:table-row table:style-name="ro2">
          <table:table-cell office:value-type="string">
            <text:p>bodyDiscovered</text:p>
          </table:table-cell>
          <table:table-cell office:value-type="float" office:value="0.00069628">
            <text:p>0.00069628</text:p>
          </table:table-cell>
          <table:table-cell office:value-type="float" office:value="0.16666667">
            <text:p>0.16666667</text:p>
          </table:table-cell>
          <table:table-cell office:value-type="float" office:value="0.00038135">
            <text:p>0.00038135</text:p>
          </table:table-cell>
          <table:table-cell office:value-type="float" office:value="0.28333333">
            <text:p>0.28333333</text:p>
          </table:table-cell>
          <table:table-cell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4352">
            <text:p>14352</text:p>
          </table:table-cell>
          <table:table-cell office:value-type="float" office:value="1947002">
            <text:p>1947002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44562">
            <text:p>44562</text:p>
          </table:table-cell>
          <table:table-cell office:value-type="float" office:value="1916792">
            <text:p>1916792</text:p>
          </table:table-cell>
        </table:table-row>
        <table:table-row table:style-name="ro2">
          <table:table-cell office:value-type="string">
            <text:p>parentMountainPeak</text:p>
          </table:table-cell>
          <table:table-cell office:value-type="float" office:value="0.08185893">
            <text:p>0.08185893</text:p>
          </table:table-cell>
          <table:table-cell office:value-type="float" office:value="0.16042534">
            <text:p>0.16042534</text:p>
          </table:table-cell>
          <table:table-cell office:value-type="float" office:value="0.02825838">
            <text:p>0.02825838</text:p>
          </table:table-cell>
          <table:table-cell office:value-type="float" office:value="0.33148405">
            <text:p>0.33148405</text:p>
          </table:table-cell>
          <table:table-cell/>
          <table:table-cell office:value-type="float" office:value="347">
            <text:p>347</text:p>
          </table:table-cell>
          <table:table-cell office:value-type="float" office:value="1816">
            <text:p>1816</text:p>
          </table:table-cell>
          <table:table-cell office:value-type="float" office:value="3892">
            <text:p>3892</text:p>
          </table:table-cell>
          <table:table-cell office:value-type="float" office:value="1955359">
            <text:p>1955359</text:p>
          </table:table-cell>
          <table:table-cell office:value-type="float" office:value="717">
            <text:p>717</text:p>
          </table:table-cell>
          <table:table-cell office:value-type="float" office:value="1446">
            <text:p>1446</text:p>
          </table:table-cell>
          <table:table-cell office:value-type="float" office:value="24656">
            <text:p>24656</text:p>
          </table:table-cell>
          <table:table-cell office:value-type="float" office:value="1934595">
            <text:p>1934595</text:p>
          </table:table-cell>
        </table:table-row>
        <table:table-row table:style-name="ro2">
          <table:table-cell office:value-type="string">
            <text:p>distributingLabel</text:p>
          </table:table-cell>
          <table:table-cell office:value-type="float" office:value="0.04359401">
            <text:p>0.04359401</text:p>
          </table:table-cell>
          <table:table-cell office:value-type="float" office:value="0.14587973">
            <text:p>0.14587973</text:p>
          </table:table-cell>
          <table:table-cell office:value-type="float" office:value="0.0177781">
            <text:p>0.0177781</text:p>
          </table:table-cell>
          <table:table-cell office:value-type="float" office:value="0.27728285">
            <text:p>0.27728285</text:p>
          </table:table-cell>
          <table:table-cell/>
          <table:table-cell office:value-type="float" office:value="131">
            <text:p>131</text:p>
          </table:table-cell>
          <table:table-cell office:value-type="float" office:value="767">
            <text:p>767</text:p>
          </table:table-cell>
          <table:table-cell office:value-type="float" office:value="2874">
            <text:p>2874</text:p>
          </table:table-cell>
          <table:table-cell office:value-type="float" office:value="1957642">
            <text:p>1957642</text:p>
          </table:table-cell>
          <table:table-cell office:value-type="float" office:value="249">
            <text:p>249</text:p>
          </table:table-cell>
          <table:table-cell office:value-type="float" office:value="649">
            <text:p>649</text:p>
          </table:table-cell>
          <table:table-cell office:value-type="float" office:value="13757">
            <text:p>13757</text:p>
          </table:table-cell>
          <table:table-cell office:value-type="float" office:value="1946759">
            <text:p>1946759</text:p>
          </table:table-cell>
        </table:table-row>
        <table:table-row table:style-name="ro2">
          <table:table-cell office:value-type="string">
            <text:p>distributingCompany</text:p>
          </table:table-cell>
          <table:table-cell office:value-type="float" office:value="0.04359401">
            <text:p>0.04359401</text:p>
          </table:table-cell>
          <table:table-cell office:value-type="float" office:value="0.14587973">
            <text:p>0.14587973</text:p>
          </table:table-cell>
          <table:table-cell office:value-type="float" office:value="0.0177781">
            <text:p>0.0177781</text:p>
          </table:table-cell>
          <table:table-cell office:value-type="float" office:value="0.27728285">
            <text:p>0.27728285</text:p>
          </table:table-cell>
          <table:table-cell/>
          <table:table-cell office:value-type="float" office:value="131">
            <text:p>131</text:p>
          </table:table-cell>
          <table:table-cell office:value-type="float" office:value="767">
            <text:p>767</text:p>
          </table:table-cell>
          <table:table-cell office:value-type="float" office:value="2874">
            <text:p>2874</text:p>
          </table:table-cell>
          <table:table-cell office:value-type="float" office:value="1957642">
            <text:p>1957642</text:p>
          </table:table-cell>
          <table:table-cell office:value-type="float" office:value="249">
            <text:p>249</text:p>
          </table:table-cell>
          <table:table-cell office:value-type="float" office:value="649">
            <text:p>649</text:p>
          </table:table-cell>
          <table:table-cell office:value-type="float" office:value="13757">
            <text:p>13757</text:p>
          </table:table-cell>
          <table:table-cell office:value-type="float" office:value="1946759">
            <text:p>1946759</text:p>
          </table:table-cell>
        </table:table-row>
        <table:table-row table:style-name="ro1">
          <table:table-cell office:value-type="string">
            <text:p>lyrics</text:p>
          </table:table-cell>
          <table:table-cell office:value-type="float" office:value="0.06357616">
            <text:p>0.06357616</text:p>
          </table:table-cell>
          <table:table-cell office:value-type="float" office:value="0.14574899">
            <text:p>0.14574899</text:p>
          </table:table-cell>
          <table:table-cell office:value-type="float" office:value="0.07823169">
            <text:p>0.07823169</text:p>
          </table:table-cell>
          <table:table-cell office:value-type="float" office:value="0.68421053">
            <text:p>0.68421053</text:p>
          </table:table-cell>
          <table:table-cell/>
          <table:table-cell office:value-type="float" office:value="144">
            <text:p>144</text:p>
          </table:table-cell>
          <table:table-cell office:value-type="float" office:value="844">
            <text:p>844</text:p>
          </table:table-cell>
          <table:table-cell office:value-type="float" office:value="2121">
            <text:p>2121</text:p>
          </table:table-cell>
          <table:table-cell office:value-type="float" office:value="1958305">
            <text:p>1958305</text:p>
          </table:table-cell>
          <table:table-cell office:value-type="float" office:value="676">
            <text:p>676</text:p>
          </table:table-cell>
          <table:table-cell office:value-type="float" office:value="312">
            <text:p>312</text:p>
          </table:table-cell>
          <table:table-cell office:value-type="float" office:value="7965">
            <text:p>7965</text:p>
          </table:table-cell>
          <table:table-cell office:value-type="float" office:value="1952461">
            <text:p>1952461</text:p>
          </table:table-cell>
        </table:table-row>
        <table:table-row table:style-name="ro2">
          <table:table-cell office:value-type="string">
            <text:p>currentPartner</text:p>
          </table:table-cell>
          <table:table-cell office:value-type="float" office:value="0.00029695">
            <text:p>0.00029695</text:p>
          </table:table-cell>
          <table:table-cell office:value-type="float" office:value="0.13864818">
            <text:p>0.13864818</text:p>
          </table:table-cell>
          <table:table-cell office:value-type="float" office:value="0.0006336">
            <text:p>0.0006336</text:p>
          </table:table-cell>
          <table:table-cell office:value-type="float" office:value="0.40727903">
            <text:p>0.40727903</text:p>
          </table:table-cell>
          <table:table-cell/>
          <table:table-cell office:value-type="float" office:value="80">
            <text:p>80</text:p>
          </table:table-cell>
          <table:table-cell office:value-type="float" office:value="497">
            <text:p>497</text:p>
          </table:table-cell>
          <table:table-cell office:value-type="float" office:value="269322">
            <text:p>269322</text:p>
          </table:table-cell>
          <table:table-cell office:value-type="float" office:value="1691515">
            <text:p>1691515</text:p>
          </table:table-cell>
          <table:table-cell office:value-type="float" office:value="235">
            <text:p>235</text:p>
          </table:table-cell>
          <table:table-cell office:value-type="float" office:value="342">
            <text:p>342</text:p>
          </table:table-cell>
          <table:table-cell office:value-type="float" office:value="370664">
            <text:p>370664</text:p>
          </table:table-cell>
          <table:table-cell office:value-type="float" office:value="1590173">
            <text:p>1590173</text:p>
          </table:table-cell>
        </table:table-row>
        <table:table-row table:style-name="ro2">
          <table:table-cell office:value-type="string">
            <text:p>operatingSystem</text:p>
          </table:table-cell>
          <table:table-cell office:value-type="float" office:value="0.02331864">
            <text:p>0.02331864</text:p>
          </table:table-cell>
          <table:table-cell office:value-type="float" office:value="0.13669514">
            <text:p>0.13669514</text:p>
          </table:table-cell>
          <table:table-cell office:value-type="float" office:value="0.01468255">
            <text:p>0.01468255</text:p>
          </table:table-cell>
          <table:table-cell office:value-type="float" office:value="0.34903105">
            <text:p>0.34903105</text:p>
          </table:table-cell>
          <table:table-cell/>
          <table:table-cell office:value-type="float" office:value="656">
            <text:p>656</text:p>
          </table:table-cell>
          <table:table-cell office:value-type="float" office:value="4143">
            <text:p>4143</text:p>
          </table:table-cell>
          <table:table-cell office:value-type="float" office:value="27476">
            <text:p>27476</text:p>
          </table:table-cell>
          <table:table-cell office:value-type="float" office:value="1929139">
            <text:p>1929139</text:p>
          </table:table-cell>
          <table:table-cell office:value-type="float" office:value="1675">
            <text:p>1675</text:p>
          </table:table-cell>
          <table:table-cell office:value-type="float" office:value="3124">
            <text:p>3124</text:p>
          </table:table-cell>
          <table:table-cell office:value-type="float" office:value="112406">
            <text:p>112406</text:p>
          </table:table-cell>
          <table:table-cell office:value-type="float" office:value="1844209">
            <text:p>1844209</text:p>
          </table:table-cell>
        </table:table-row>
        <table:table-row table:style-name="ro1">
          <table:table-cell office:value-type="string">
            <text:p>chancellor</text:p>
          </table:table-cell>
          <table:table-cell office:value-type="float" office:value="0.00145786">
            <text:p>0.00145786</text:p>
          </table:table-cell>
          <table:table-cell office:value-type="float" office:value="0.12903226">
            <text:p>0.12903226</text:p>
          </table:table-cell>
          <table:table-cell office:value-type="float" office:value="0.00122201">
            <text:p>0.00122201</text:p>
          </table:table-cell>
          <table:table-cell office:value-type="float" office:value="0.21852237">
            <text:p>0.21852237</text:p>
          </table:table-cell>
          <table:table-cell/>
          <table:table-cell office:value-type="float" office:value="124">
            <text:p>124</text:p>
          </table:table-cell>
          <table:table-cell office:value-type="float" office:value="837">
            <text:p>837</text:p>
          </table:table-cell>
          <table:table-cell office:value-type="float" office:value="84932">
            <text:p>84932</text:p>
          </table:table-cell>
          <table:table-cell office:value-type="float" office:value="1875521">
            <text:p>1875521</text:p>
          </table:table-cell>
          <table:table-cell office:value-type="float" office:value="210">
            <text:p>210</text:p>
          </table:table-cell>
          <table:table-cell office:value-type="float" office:value="751">
            <text:p>751</text:p>
          </table:table-cell>
          <table:table-cell office:value-type="float" office:value="171638">
            <text:p>171638</text:p>
          </table:table-cell>
          <table:table-cell office:value-type="float" office:value="1788815">
            <text:p>1788815</text:p>
          </table:table-cell>
        </table:table-row>
        <table:table-row table:style-name="ro2">
          <table:table-cell office:value-type="string">
            <text:p>doctoralStudent</text:p>
          </table:table-cell>
          <table:table-cell office:value-type="float" office:value="0.00340152">
            <text:p>0.00340152</text:p>
          </table:table-cell>
          <table:table-cell office:value-type="float" office:value="0.12627986">
            <text:p>0.12627986</text:p>
          </table:table-cell>
          <table:table-cell office:value-type="float" office:value="0.00337867">
            <text:p>0.00337867</text:p>
          </table:table-cell>
          <table:table-cell office:value-type="float" office:value="0.31342435">
            <text:p>0.31342435</text:p>
          </table:table-cell>
          <table:table-cell/>
          <table:table-cell office:value-type="float" office:value="222">
            <text:p>222</text:p>
          </table:table-cell>
          <table:table-cell office:value-type="float" office:value="1536">
            <text:p>1536</text:p>
          </table:table-cell>
          <table:table-cell office:value-type="float" office:value="65043">
            <text:p>65043</text:p>
          </table:table-cell>
          <table:table-cell office:value-type="float" office:value="1894613">
            <text:p>1894613</text:p>
          </table:table-cell>
          <table:table-cell office:value-type="float" office:value="551">
            <text:p>551</text:p>
          </table:table-cell>
          <table:table-cell office:value-type="float" office:value="1207">
            <text:p>1207</text:p>
          </table:table-cell>
          <table:table-cell office:value-type="float" office:value="162531">
            <text:p>162531</text:p>
          </table:table-cell>
          <table:table-cell office:value-type="float" office:value="1797125">
            <text:p>1797125</text:p>
          </table:table-cell>
        </table:table-row>
        <table:table-row table:style-name="ro1">
          <table:table-cell office:value-type="string">
            <text:p>inflow</text:p>
          </table:table-cell>
          <table:table-cell office:value-type="float" office:value="0.13425647">
            <text:p>0.13425647</text:p>
          </table:table-cell>
          <table:table-cell office:value-type="float" office:value="0.10513909">
            <text:p>0.10513909</text:p>
          </table:table-cell>
          <table:table-cell office:value-type="float" office:value="0.06025765">
            <text:p>0.06025765</text:p>
          </table:table-cell>
          <table:table-cell office:value-type="float" office:value="0.20509194">
            <text:p>0.20509194</text:p>
          </table:table-cell>
          <table:table-cell/>
          <table:table-cell office:value-type="float" office:value="223">
            <text:p>223</text:p>
          </table:table-cell>
          <table:table-cell office:value-type="float" office:value="1898">
            <text:p>1898</text:p>
          </table:table-cell>
          <table:table-cell office:value-type="float" office:value="1438">
            <text:p>1438</text:p>
          </table:table-cell>
          <table:table-cell office:value-type="float" office:value="1957855">
            <text:p>1957855</text:p>
          </table:table-cell>
          <table:table-cell office:value-type="float" office:value="435">
            <text:p>435</text:p>
          </table:table-cell>
          <table:table-cell office:value-type="float" office:value="1686">
            <text:p>1686</text:p>
          </table:table-cell>
          <table:table-cell office:value-type="float" office:value="6784">
            <text:p>6784</text:p>
          </table:table-cell>
          <table:table-cell office:value-type="float" office:value="1952509">
            <text:p>1952509</text:p>
          </table:table-cell>
        </table:table-row>
        <table:table-row table:style-name="ro2">
          <table:table-cell office:value-type="string">
            <text:p>formerChoreographer</text:p>
          </table:table-cell>
          <table:table-cell office:value-type="float" office:value="0.01847679">
            <text:p>0.01847679</text:p>
          </table:table-cell>
          <table:table-cell office:value-type="float" office:value="0.10224439">
            <text:p>0.10224439</text:p>
          </table:table-cell>
          <table:table-cell office:value-type="float" office:value="0.00688246">
            <text:p>0.00688246</text:p>
          </table:table-cell>
          <table:table-cell office:value-type="float" office:value="0.159601">
            <text:p>0.159601</text:p>
          </table:table-cell>
          <table:table-cell/>
          <table:table-cell office:value-type="float" office:value="41">
            <text:p>41</text:p>
          </table:table-cell>
          <table:table-cell office:value-type="float" office:value="360">
            <text:p>360</text:p>
          </table:table-cell>
          <table:table-cell office:value-type="float" office:value="2178">
            <text:p>2178</text:p>
          </table:table-cell>
          <table:table-cell office:value-type="float" office:value="1958835">
            <text:p>1958835</text:p>
          </table:table-cell>
          <table:table-cell office:value-type="float" office:value="64">
            <text:p>64</text:p>
          </table:table-cell>
          <table:table-cell office:value-type="float" office:value="337">
            <text:p>337</text:p>
          </table:table-cell>
          <table:table-cell office:value-type="float" office:value="9235">
            <text:p>9235</text:p>
          </table:table-cell>
          <table:table-cell office:value-type="float" office:value="1951778">
            <text:p>1951778</text:p>
          </table:table-cell>
        </table:table-row>
        <table:table-row table:style-name="ro1">
          <table:table-cell office:value-type="string">
            <text:p>discoverer</text:p>
          </table:table-cell>
          <table:table-cell office:value-type="float" office:value="0.11393565">
            <text:p>0.11393565</text:p>
          </table:table-cell>
          <table:table-cell office:value-type="float" office:value="0.09488842">
            <text:p>0.09488842</text:p>
          </table:table-cell>
          <table:table-cell office:value-type="float" office:value="0.28813806">
            <text:p>0.28813806</text:p>
          </table:table-cell>
          <table:table-cell office:value-type="float" office:value="0.94421133">
            <text:p>0.94421133</text:p>
          </table:table-cell>
          <table:table-cell/>
          <table:table-cell office:value-type="float" office:value="995">
            <text:p>995</text:p>
          </table:table-cell>
          <table:table-cell office:value-type="float" office:value="9491">
            <text:p>9491</text:p>
          </table:table-cell>
          <table:table-cell office:value-type="float" office:value="7738">
            <text:p>7738</text:p>
          </table:table-cell>
          <table:table-cell office:value-type="float" office:value="1943190">
            <text:p>1943190</text:p>
          </table:table-cell>
          <table:table-cell office:value-type="float" office:value="9901">
            <text:p>9901</text:p>
          </table:table-cell>
          <table:table-cell office:value-type="float" office:value="585">
            <text:p>585</text:p>
          </table:table-cell>
          <table:table-cell office:value-type="float" office:value="24461">
            <text:p>24461</text:p>
          </table:table-cell>
          <table:table-cell office:value-type="float" office:value="1926467">
            <text:p>1926467</text:p>
          </table:table-cell>
        </table:table-row>
        <table:table-row table:style-name="ro1">
          <table:table-cell office:value-type="string">
            <text:p>coach</text:p>
          </table:table-cell>
          <table:table-cell office:value-type="float" office:value="0.11059383">
            <text:p>0.11059383</text:p>
          </table:table-cell>
          <table:table-cell office:value-type="float" office:value="0.0941104">
            <text:p>0.0941104</text:p>
          </table:table-cell>
          <table:table-cell office:value-type="float" office:value="0.05781371">
            <text:p>0.05781371</text:p>
          </table:table-cell>
          <table:table-cell office:value-type="float" office:value="0.16365877">
            <text:p>0.16365877</text:p>
          </table:table-cell>
          <table:table-cell/>
          <table:table-cell office:value-type="float" office:value="1069">
            <text:p>1069</text:p>
          </table:table-cell>
          <table:table-cell office:value-type="float" office:value="10290">
            <text:p>10290</text:p>
          </table:table-cell>
          <table:table-cell office:value-type="float" office:value="8597">
            <text:p>8597</text:p>
          </table:table-cell>
          <table:table-cell office:value-type="float" office:value="1941458">
            <text:p>1941458</text:p>
          </table:table-cell>
          <table:table-cell office:value-type="float" office:value="1859">
            <text:p>1859</text:p>
          </table:table-cell>
          <table:table-cell office:value-type="float" office:value="9500">
            <text:p>9500</text:p>
          </table:table-cell>
          <table:table-cell office:value-type="float" office:value="30296">
            <text:p>30296</text:p>
          </table:table-cell>
          <table:table-cell office:value-type="float" office:value="1919759">
            <text:p>1919759</text:p>
          </table:table-cell>
        </table:table-row>
        <table:table-row table:style-name="ro2">
          <table:table-cell office:value-type="string">
            <text:p>maintainedBy</text:p>
          </table:table-cell>
          <table:table-cell office:value-type="float" office:value="0.0025228">
            <text:p>0.0025228</text:p>
          </table:table-cell>
          <table:table-cell office:value-type="float" office:value="0.07968476">
            <text:p>0.07968476</text:p>
          </table:table-cell>
          <table:table-cell office:value-type="float" office:value="0.00220771">
            <text:p>0.00220771</text:p>
          </table:table-cell>
          <table:table-cell office:value-type="float" office:value="0.14535902">
            <text:p>0.14535902</text:p>
          </table:table-cell>
          <table:table-cell/>
          <table:table-cell office:value-type="float" office:value="91">
            <text:p>91</text:p>
          </table:table-cell>
          <table:table-cell office:value-type="float" office:value="1051">
            <text:p>1051</text:p>
          </table:table-cell>
          <table:table-cell office:value-type="float" office:value="35980">
            <text:p>35980</text:p>
          </table:table-cell>
          <table:table-cell office:value-type="float" office:value="1924292">
            <text:p>1924292</text:p>
          </table:table-cell>
          <table:table-cell office:value-type="float" office:value="166">
            <text:p>166</text:p>
          </table:table-cell>
          <table:table-cell office:value-type="float" office:value="976">
            <text:p>976</text:p>
          </table:table-cell>
          <table:table-cell office:value-type="float" office:value="75025">
            <text:p>75025</text:p>
          </table:table-cell>
          <table:table-cell office:value-type="float" office:value="1885247">
            <text:p>1885247</text:p>
          </table:table-cell>
        </table:table-row>
        <table:table-row table:style-name="ro1">
          <table:table-cell office:value-type="string">
            <text:p>outflow</text:p>
          </table:table-cell>
          <table:table-cell office:value-type="float" office:value="0.05811966">
            <text:p>0.05811966</text:p>
          </table:table-cell>
          <table:table-cell office:value-type="float" office:value="0.07404719">
            <text:p>0.07404719</text:p>
          </table:table-cell>
          <table:table-cell office:value-type="float" office:value="0.01951516">
            <text:p>0.01951516</text:p>
          </table:table-cell>
          <table:table-cell office:value-type="float" office:value="0.16333938">
            <text:p>0.16333938</text:p>
          </table:table-cell>
          <table:table-cell/>
          <table:table-cell office:value-type="float" office:value="204">
            <text:p>204</text:p>
          </table:table-cell>
          <table:table-cell office:value-type="float" office:value="2551">
            <text:p>2551</text:p>
          </table:table-cell>
          <table:table-cell office:value-type="float" office:value="3306">
            <text:p>3306</text:p>
          </table:table-cell>
          <table:table-cell office:value-type="float" office:value="1955353">
            <text:p>1955353</text:p>
          </table:table-cell>
          <table:table-cell office:value-type="float" office:value="450">
            <text:p>450</text:p>
          </table:table-cell>
          <table:table-cell office:value-type="float" office:value="2305">
            <text:p>2305</text:p>
          </table:table-cell>
          <table:table-cell office:value-type="float" office:value="22609">
            <text:p>22609</text:p>
          </table:table-cell>
          <table:table-cell office:value-type="float" office:value="1936050">
            <text:p>1936050</text:p>
          </table:table-cell>
        </table:table-row>
        <table:table-row table:style-name="ro2">
          <table:table-cell office:value-type="string">
            <text:p>mouthPlace</text:p>
          </table:table-cell>
          <table:table-cell office:value-type="float" office:value="0.23972603">
            <text:p>0.23972603</text:p>
          </table:table-cell>
          <table:table-cell office:value-type="float" office:value="0.07043542">
            <text:p>0.07043542</text:p>
          </table:table-cell>
          <table:table-cell office:value-type="float" office:value="0.23405211">
            <text:p>0.23405211</text:p>
          </table:table-cell>
          <table:table-cell office:value-type="float" office:value="0.76253202">
            <text:p>0.76253202</text:p>
          </table:table-cell>
          <table:table-cell/>
          <table:table-cell office:value-type="float" office:value="385">
            <text:p>385</text:p>
          </table:table-cell>
          <table:table-cell office:value-type="float" office:value="5081">
            <text:p>5081</text:p>
          </table:table-cell>
          <table:table-cell office:value-type="float" office:value="1221">
            <text:p>1221</text:p>
          </table:table-cell>
          <table:table-cell office:value-type="float" office:value="1954727">
            <text:p>1954727</text:p>
          </table:table-cell>
          <table:table-cell office:value-type="float" office:value="4168">
            <text:p>4168</text:p>
          </table:table-cell>
          <table:table-cell office:value-type="float" office:value="1298">
            <text:p>1298</text:p>
          </table:table-cell>
          <table:table-cell office:value-type="float" office:value="13640">
            <text:p>13640</text:p>
          </table:table-cell>
          <table:table-cell office:value-type="float" office:value="1942308">
            <text:p>1942308</text:p>
          </table:table-cell>
        </table:table-row>
        <table:table-row table:style-name="ro2">
          <table:table-cell office:value-type="string">
            <text:p>mouthMountain</text:p>
          </table:table-cell>
          <table:table-cell office:value-type="float" office:value="0.23972603">
            <text:p>0.23972603</text:p>
          </table:table-cell>
          <table:table-cell office:value-type="float" office:value="0.07043542">
            <text:p>0.07043542</text:p>
          </table:table-cell>
          <table:table-cell office:value-type="float" office:value="0.23405211">
            <text:p>0.23405211</text:p>
          </table:table-cell>
          <table:table-cell office:value-type="float" office:value="0.76253202">
            <text:p>0.76253202</text:p>
          </table:table-cell>
          <table:table-cell/>
          <table:table-cell office:value-type="float" office:value="385">
            <text:p>385</text:p>
          </table:table-cell>
          <table:table-cell office:value-type="float" office:value="5081">
            <text:p>5081</text:p>
          </table:table-cell>
          <table:table-cell office:value-type="float" office:value="1221">
            <text:p>1221</text:p>
          </table:table-cell>
          <table:table-cell office:value-type="float" office:value="1954727">
            <text:p>1954727</text:p>
          </table:table-cell>
          <table:table-cell office:value-type="float" office:value="4168">
            <text:p>4168</text:p>
          </table:table-cell>
          <table:table-cell office:value-type="float" office:value="1298">
            <text:p>1298</text:p>
          </table:table-cell>
          <table:table-cell office:value-type="float" office:value="13640">
            <text:p>13640</text:p>
          </table:table-cell>
          <table:table-cell office:value-type="float" office:value="1942308">
            <text:p>1942308</text:p>
          </table:table-cell>
        </table:table-row>
        <table:table-row table:style-name="ro1">
          <table:table-cell office:value-type="string">
            <text:p>school</text:p>
          </table:table-cell>
          <table:table-cell office:value-type="float" office:value="0.00160256">
            <text:p>0.00160256</text:p>
          </table:table-cell>
          <table:table-cell office:value-type="float" office:value="0.06741573">
            <text:p>0.06741573</text:p>
          </table:table-cell>
          <table:table-cell office:value-type="float" office:value="0.00173844">
            <text:p>0.00173844</text:p>
          </table:table-cell>
          <table:table-cell office:value-type="float" office:value="0.18298555">
            <text:p>0.18298555</text:p>
          </table:table-cell>
          <table:table-cell/>
          <table:table-cell office:value-type="float" office:value="126">
            <text:p>126</text:p>
          </table:table-cell>
          <table:table-cell office:value-type="float" office:value="1743">
            <text:p>1743</text:p>
          </table:table-cell>
          <table:table-cell office:value-type="float" office:value="78498">
            <text:p>78498</text:p>
          </table:table-cell>
          <table:table-cell office:value-type="float" office:value="1881047">
            <text:p>1881047</text:p>
          </table:table-cell>
          <table:table-cell office:value-type="float" office:value="342">
            <text:p>342</text:p>
          </table:table-cell>
          <table:table-cell office:value-type="float" office:value="1527">
            <text:p>1527</text:p>
          </table:table-cell>
          <table:table-cell office:value-type="float" office:value="196386">
            <text:p>196386</text:p>
          </table:table-cell>
          <table:table-cell office:value-type="float" office:value="1763159">
            <text:p>1763159</text:p>
          </table:table-cell>
        </table:table-row>
        <table:table-row table:style-name="ro1">
          <table:table-cell office:value-type="string">
            <text:p>university</text:p>
          </table:table-cell>
          <table:table-cell office:value-type="float" office:value="0.00120523">
            <text:p>0.00120523</text:p>
          </table:table-cell>
          <table:table-cell office:value-type="float" office:value="0.06022945">
            <text:p>0.06022945</text:p>
          </table:table-cell>
          <table:table-cell office:value-type="float" office:value="0.00112284">
            <text:p>0.00112284</text:p>
          </table:table-cell>
          <table:table-cell office:value-type="float" office:value="0.19789675">
            <text:p>0.19789675</text:p>
          </table:table-cell>
          <table:table-cell/>
          <table:table-cell office:value-type="float" office:value="63">
            <text:p>63</text:p>
          </table:table-cell>
          <table:table-cell office:value-type="float" office:value="983">
            <text:p>983</text:p>
          </table:table-cell>
          <table:table-cell office:value-type="float" office:value="52209">
            <text:p>52209</text:p>
          </table:table-cell>
          <table:table-cell office:value-type="float" office:value="1908159">
            <text:p>1908159</text:p>
          </table:table-cell>
          <table:table-cell office:value-type="float" office:value="207">
            <text:p>207</text:p>
          </table:table-cell>
          <table:table-cell office:value-type="float" office:value="839">
            <text:p>839</text:p>
          </table:table-cell>
          <table:table-cell office:value-type="float" office:value="184147">
            <text:p>184147</text:p>
          </table:table-cell>
          <table:table-cell office:value-type="float" office:value="1776221">
            <text:p>1776221</text:p>
          </table:table-cell>
        </table:table-row>
        <table:table-row table:style-name="ro1">
          <table:table-cell office:value-type="string">
            <text:p>borough</text:p>
          </table:table-cell>
          <table:table-cell office:value-type="float" office:value="0.00189138">
            <text:p>0.00189138</text:p>
          </table:table-cell>
          <table:table-cell office:value-type="float" office:value="0.05691057">
            <text:p>0.05691057</text:p>
          </table:table-cell>
          <table:table-cell office:value-type="float" office:value="0.00194657">
            <text:p>0.00194657</text:p>
          </table:table-cell>
          <table:table-cell office:value-type="float" office:value="0.23577236">
            <text:p>0.23577236</text:p>
          </table:table-cell>
          <table:table-cell/>
          <table:table-cell office:value-type="float" office:value="14">
            <text:p>14</text:p>
          </table:table-cell>
          <table:table-cell office:value-type="float" office:value="232">
            <text:p>232</text:p>
          </table:table-cell>
          <table:table-cell office:value-type="float" office:value="7388">
            <text:p>7388</text:p>
          </table:table-cell>
          <table:table-cell office:value-type="float" office:value="1953780">
            <text:p>1953780</text:p>
          </table:table-cell>
          <table:table-cell office:value-type="float" office:value="58">
            <text:p>58</text:p>
          </table:table-cell>
          <table:table-cell office:value-type="float" office:value="188">
            <text:p>188</text:p>
          </table:table-cell>
          <table:table-cell office:value-type="float" office:value="29738">
            <text:p>29738</text:p>
          </table:table-cell>
          <table:table-cell office:value-type="float" office:value="1931430">
            <text:p>1931430</text:p>
          </table:table-cell>
        </table:table-row>
        <table:table-row table:style-name="ro2">
          <table:table-cell office:value-type="string">
            <text:p>rightTributary</text:p>
          </table:table-cell>
          <table:table-cell office:value-type="float" office:value="0.04012589">
            <text:p>0.04012589</text:p>
          </table:table-cell>
          <table:table-cell office:value-type="float" office:value="0.05537459">
            <text:p>0.05537459</text:p>
          </table:table-cell>
          <table:table-cell office:value-type="float" office:value="0.01154901">
            <text:p>0.01154901</text:p>
          </table:table-cell>
          <table:table-cell office:value-type="float" office:value="0.08686211">
            <text:p>0.08686211</text:p>
          </table:table-cell>
          <table:table-cell/>
          <table:table-cell office:value-type="float" office:value="102">
            <text:p>102</text:p>
          </table:table-cell>
          <table:table-cell office:value-type="float" office:value="1740">
            <text:p>1740</text:p>
          </table:table-cell>
          <table:table-cell office:value-type="float" office:value="2440">
            <text:p>2440</text:p>
          </table:table-cell>
          <table:table-cell office:value-type="float" office:value="1957132">
            <text:p>1957132</text:p>
          </table:table-cell>
          <table:table-cell office:value-type="float" office:value="160">
            <text:p>160</text:p>
          </table:table-cell>
          <table:table-cell office:value-type="float" office:value="1682">
            <text:p>1682</text:p>
          </table:table-cell>
          <table:table-cell office:value-type="float" office:value="13694">
            <text:p>13694</text:p>
          </table:table-cell>
          <table:table-cell office:value-type="float" office:value="1945878">
            <text:p>1945878</text:p>
          </table:table-cell>
        </table:table-row>
        <table:table-row table:style-name="ro2">
          <table:table-cell office:value-type="string">
            <text:p>leftTributary</text:p>
          </table:table-cell>
          <table:table-cell office:value-type="float" office:value="0.04137066">
            <text:p>0.04137066</text:p>
          </table:table-cell>
          <table:table-cell office:value-type="float" office:value="0.05161627">
            <text:p>0.05161627</text:p>
          </table:table-cell>
          <table:table-cell office:value-type="float" office:value="0.01150885">
            <text:p>0.01150885</text:p>
          </table:table-cell>
          <table:table-cell office:value-type="float" office:value="0.07559958">
            <text:p>0.07559958</text:p>
          </table:table-cell>
          <table:table-cell/>
          <table:table-cell office:value-type="float" office:value="99">
            <text:p>99</text:p>
          </table:table-cell>
          <table:table-cell office:value-type="float" office:value="1819">
            <text:p>1819</text:p>
          </table:table-cell>
          <table:table-cell office:value-type="float" office:value="2294">
            <text:p>2294</text:p>
          </table:table-cell>
          <table:table-cell office:value-type="float" office:value="1957202">
            <text:p>1957202</text:p>
          </table:table-cell>
          <table:table-cell office:value-type="float" office:value="145">
            <text:p>145</text:p>
          </table:table-cell>
          <table:table-cell office:value-type="float" office:value="1773">
            <text:p>1773</text:p>
          </table:table-cell>
          <table:table-cell office:value-type="float" office:value="12454">
            <text:p>12454</text:p>
          </table:table-cell>
          <table:table-cell office:value-type="float" office:value="1947042">
            <text:p>1947042</text:p>
          </table:table-cell>
        </table:table-row>
        <table:table-row table:style-name="ro1">
          <table:table-cell office:value-type="string">
            <text:p>lieutenant</text:p>
          </table:table-cell>
          <table:table-cell office:value-type="float" office:value="0.04268775">
            <text:p>0.04268775</text:p>
          </table:table-cell>
          <table:table-cell office:value-type="float" office:value="0.04940531">
            <text:p>0.04940531</text:p>
          </table:table-cell>
          <table:table-cell office:value-type="float" office:value="0.03264331">
            <text:p>0.03264331</text:p>
          </table:table-cell>
          <table:table-cell office:value-type="float" office:value="0.15004575">
            <text:p>0.15004575</text:p>
          </table:table-cell>
          <table:table-cell/>
          <table:table-cell office:value-type="float" office:value="54">
            <text:p>54</text:p>
          </table:table-cell>
          <table:table-cell office:value-type="float" office:value="1039">
            <text:p>1039</text:p>
          </table:table-cell>
          <table:table-cell office:value-type="float" office:value="1211">
            <text:p>1211</text:p>
          </table:table-cell>
          <table:table-cell office:value-type="float" office:value="1959110">
            <text:p>1959110</text:p>
          </table:table-cell>
          <table:table-cell office:value-type="float" office:value="164">
            <text:p>164</text:p>
          </table:table-cell>
          <table:table-cell office:value-type="float" office:value="929">
            <text:p>929</text:p>
          </table:table-cell>
          <table:table-cell office:value-type="float" office:value="4860">
            <text:p>4860</text:p>
          </table:table-cell>
          <table:table-cell office:value-type="float" office:value="1955461">
            <text:p>1955461</text:p>
          </table:table-cell>
        </table:table-row>
        <table:table-row table:style-name="ro1">
          <table:table-cell office:value-type="string">
            <text:p>opponent</text:p>
          </table:table-cell>
          <table:table-cell office:value-type="float" office:value="0.00012856">
            <text:p>0.00012856</text:p>
          </table:table-cell>
          <table:table-cell office:value-type="float" office:value="0.0472973">
            <text:p>0.0472973</text:p>
          </table:table-cell>
          <table:table-cell office:value-type="float" office:value="0.0000913">
            <text:p>0.0000913</text:p>
          </table:table-cell>
          <table:table-cell office:value-type="float" office:value="0.08108108">
            <text:p>0.08108108</text:p>
          </table:table-cell>
          <table:table-cell/>
          <table:table-cell office:value-type="float" office:value="7">
            <text:p>7</text:p>
          </table:table-cell>
          <table:table-cell office:value-type="float" office:value="141">
            <text:p>141</text:p>
          </table:table-cell>
          <table:table-cell office:value-type="float" office:value="54442">
            <text:p>54442</text:p>
          </table:table-cell>
          <table:table-cell office:value-type="float" office:value="1906824">
            <text:p>1906824</text:p>
          </table:table-cell>
          <table:table-cell office:value-type="float" office:value="12">
            <text:p>12</text:p>
          </table:table-cell>
          <table:table-cell office:value-type="float" office:value="136">
            <text:p>136</text:p>
          </table:table-cell>
          <table:table-cell office:value-type="float" office:value="131424">
            <text:p>131424</text:p>
          </table:table-cell>
          <table:table-cell office:value-type="float" office:value="1829842">
            <text:p>1829842</text:p>
          </table:table-cell>
        </table:table-row>
        <table:table-row table:style-name="ro1">
          <table:table-cell office:value-type="string">
            <text:p>editor</text:p>
          </table:table-cell>
          <table:table-cell office:value-type="float" office:value="0.03085345">
            <text:p>0.03085345</text:p>
          </table:table-cell>
          <table:table-cell office:value-type="float" office:value="0.04473304">
            <text:p>0.04473304</text:p>
          </table:table-cell>
          <table:table-cell office:value-type="float" office:value="0.03004652">
            <text:p>0.03004652</text:p>
          </table:table-cell>
          <table:table-cell office:value-type="float" office:value="0.16774892">
            <text:p>0.16774892</text:p>
          </table:table-cell>
          <table:table-cell/>
          <table:table-cell office:value-type="float" office:value="124">
            <text:p>124</text:p>
          </table:table-cell>
          <table:table-cell office:value-type="float" office:value="2648">
            <text:p>2648</text:p>
          </table:table-cell>
          <table:table-cell office:value-type="float" office:value="3895">
            <text:p>3895</text:p>
          </table:table-cell>
          <table:table-cell office:value-type="float" office:value="1954747">
            <text:p>1954747</text:p>
          </table:table-cell>
          <table:table-cell office:value-type="float" office:value="465">
            <text:p>465</text:p>
          </table:table-cell>
          <table:table-cell office:value-type="float" office:value="2307">
            <text:p>2307</text:p>
          </table:table-cell>
          <table:table-cell office:value-type="float" office:value="15011">
            <text:p>15011</text:p>
          </table:table-cell>
          <table:table-cell office:value-type="float" office:value="1943631">
            <text:p>1943631</text:p>
          </table:table-cell>
        </table:table-row>
        <table:table-row table:style-name="ro1">
          <table:table-cell office:value-type="string">
            <text:p>associate</text:p>
          </table:table-cell>
          <table:table-cell office:value-type="float" office:value="0.00750597">
            <text:p>0.00750597</text:p>
          </table:table-cell>
          <table:table-cell office:value-type="float" office:value="0.03630363">
            <text:p>0.03630363</text:p>
          </table:table-cell>
          <table:table-cell office:value-type="float" office:value="0.00462911">
            <text:p>0.00462911</text:p>
          </table:table-cell>
          <table:table-cell office:value-type="float" office:value="0.2029703">
            <text:p>0.2029703</text:p>
          </table:table-cell>
          <table:table-cell/>
          <table:table-cell office:value-type="float" office:value="22">
            <text:p>22</text:p>
          </table:table-cell>
          <table:table-cell office:value-type="float" office:value="584">
            <text:p>584</text:p>
          </table:table-cell>
          <table:table-cell office:value-type="float" office:value="2909">
            <text:p>2909</text:p>
          </table:table-cell>
          <table:table-cell office:value-type="float" office:value="1957899">
            <text:p>1957899</text:p>
          </table:table-cell>
          <table:table-cell office:value-type="float" office:value="123">
            <text:p>123</text:p>
          </table:table-cell>
          <table:table-cell office:value-type="float" office:value="483">
            <text:p>483</text:p>
          </table:table-cell>
          <table:table-cell office:value-type="float" office:value="26448">
            <text:p>26448</text:p>
          </table:table-cell>
          <table:table-cell office:value-type="float" office:value="1934360">
            <text:p>1934360</text:p>
          </table:table-cell>
        </table:table-row>
        <table:table-row table:style-name="ro2">
          <table:table-cell office:value-type="string">
            <text:p>sourcePlace</text:p>
          </table:table-cell>
          <table:table-cell office:value-type="float" office:value="0.3828125">
            <text:p>0.3828125</text:p>
          </table:table-cell>
          <table:table-cell office:value-type="float" office:value="0.02269044">
            <text:p>0.02269044</text:p>
          </table:table-cell>
          <table:table-cell office:value-type="float" office:value="0.20853407">
            <text:p>0.20853407</text:p>
          </table:table-cell>
          <table:table-cell office:value-type="float" office:value="0.14031026">
            <text:p>0.14031026</text:p>
          </table:table-cell>
          <table:table-cell/>
          <table:table-cell office:value-type="float" office:value="98">
            <text:p>98</text:p>
          </table:table-cell>
          <table:table-cell office:value-type="float" office:value="4221">
            <text:p>4221</text:p>
          </table:table-cell>
          <table:table-cell office:value-type="float" office:value="158">
            <text:p>158</text:p>
          </table:table-cell>
          <table:table-cell office:value-type="float" office:value="1956937">
            <text:p>1956937</text:p>
          </table:table-cell>
          <table:table-cell office:value-type="float" office:value="606">
            <text:p>606</text:p>
          </table:table-cell>
          <table:table-cell office:value-type="float" office:value="3713">
            <text:p>3713</text:p>
          </table:table-cell>
          <table:table-cell office:value-type="float" office:value="2300">
            <text:p>2300</text:p>
          </table:table-cell>
          <table:table-cell office:value-type="float" office:value="1954795">
            <text:p>1954795</text:p>
          </table:table-cell>
        </table:table-row>
        <table:table-row table:style-name="ro2">
          <table:table-cell office:value-type="string">
            <text:p>sourceMountain</text:p>
          </table:table-cell>
          <table:table-cell office:value-type="float" office:value="0.3828125">
            <text:p>0.3828125</text:p>
          </table:table-cell>
          <table:table-cell office:value-type="float" office:value="0.02269044">
            <text:p>0.02269044</text:p>
          </table:table-cell>
          <table:table-cell office:value-type="float" office:value="0.20853407">
            <text:p>0.20853407</text:p>
          </table:table-cell>
          <table:table-cell office:value-type="float" office:value="0.14031026">
            <text:p>0.14031026</text:p>
          </table:table-cell>
          <table:table-cell/>
          <table:table-cell office:value-type="float" office:value="98">
            <text:p>98</text:p>
          </table:table-cell>
          <table:table-cell office:value-type="float" office:value="4221">
            <text:p>4221</text:p>
          </table:table-cell>
          <table:table-cell office:value-type="float" office:value="158">
            <text:p>158</text:p>
          </table:table-cell>
          <table:table-cell office:value-type="float" office:value="1956937">
            <text:p>1956937</text:p>
          </table:table-cell>
          <table:table-cell office:value-type="float" office:value="606">
            <text:p>606</text:p>
          </table:table-cell>
          <table:table-cell office:value-type="float" office:value="3713">
            <text:p>3713</text:p>
          </table:table-cell>
          <table:table-cell office:value-type="float" office:value="2300">
            <text:p>2300</text:p>
          </table:table-cell>
          <table:table-cell office:value-type="float" office:value="1954795">
            <text:p>1954795</text:p>
          </table:table-cell>
        </table:table-row>
        <table:table-row table:style-name="ro2">
          <table:table-cell office:value-type="string">
            <text:p>splitFromParty</text:p>
          </table:table-cell>
          <table:table-cell office:value-type="float" office:value="0.09375">
            <text:p>0.09375</text:p>
          </table:table-cell>
          <table:table-cell office:value-type="float" office:value="0.01973684">
            <text:p>0.01973684</text:p>
          </table:table-cell>
          <table:table-cell office:value-type="float" office:value="0.03661726">
            <text:p>0.03661726</text:p>
          </table:table-cell>
          <table:table-cell office:value-type="float" office:value="0.13815789">
            <text:p>0.13815789</text:p>
          </table:table-cell>
          <table:table-cell/>
          <table:table-cell office:value-type="float" office:value="6">
            <text:p>6</text:p>
          </table:table-cell>
          <table:table-cell office:value-type="float" office:value="298">
            <text:p>298</text:p>
          </table:table-cell>
          <table:table-cell office:value-type="float" office:value="58">
            <text:p>58</text:p>
          </table:table-cell>
          <table:table-cell office:value-type="float" office:value="1961052">
            <text:p>1961052</text:p>
          </table:table-cell>
          <table:table-cell office:value-type="float" office:value="42">
            <text:p>42</text:p>
          </table:table-cell>
          <table:table-cell office:value-type="float" office:value="262">
            <text:p>262</text:p>
          </table:table-cell>
          <table:table-cell office:value-type="float" office:value="1105">
            <text:p>1105</text:p>
          </table:table-cell>
          <table:table-cell office:value-type="float" office:value="1960005">
            <text:p>1960005</text:p>
          </table:table-cell>
        </table:table-row>
        <table:table-row table:style-name="ro2">
          <table:table-cell office:value-type="string">
            <text:p>deathCause</text:p>
          </table:table-cell>
          <table:table-cell office:value-type="float" office:value="0.01750547">
            <text:p>0.01750547</text:p>
          </table:table-cell>
          <table:table-cell office:value-type="float" office:value="0.01491424">
            <text:p>0.01491424</text:p>
          </table:table-cell>
          <table:table-cell office:value-type="float" office:value="0.01436031">
            <text:p>0.01436031</text:p>
          </table:table-cell>
          <table:table-cell office:value-type="float" office:value="0.03691275">
            <text:p>0.03691275</text:p>
          </table:table-cell>
          <table:table-cell/>
          <table:table-cell office:value-type="float" office:value="40">
            <text:p>40</text:p>
          </table:table-cell>
          <table:table-cell office:value-type="float" office:value="2642">
            <text:p>2642</text:p>
          </table:table-cell>
          <table:table-cell office:value-type="float" office:value="2245">
            <text:p>2245</text:p>
          </table:table-cell>
          <table:table-cell office:value-type="float" office:value="1956487">
            <text:p>1956487</text:p>
          </table:table-cell>
          <table:table-cell office:value-type="float" office:value="99">
            <text:p>99</text:p>
          </table:table-cell>
          <table:table-cell office:value-type="float" office:value="2583">
            <text:p>2583</text:p>
          </table:table-cell>
          <table:table-cell office:value-type="float" office:value="6795">
            <text:p>6795</text:p>
          </table:table-cell>
          <table:table-cell office:value-type="float" office:value="1951937">
            <text:p>1951937</text:p>
          </table:table-cell>
        </table:table-row>
        <table:table-row table:style-name="ro2">
          <table:table-cell office:value-type="string">
            <text:p>militaryRank</text:p>
          </table:table-cell>
          <table:table-cell office:value-type="float" office:value="0.00509461">
            <text:p>0.00509461</text:p>
          </table:table-cell>
          <table:table-cell office:value-type="float" office:value="0.01396509">
            <text:p>0.01396509</text:p>
          </table:table-cell>
          <table:table-cell office:value-type="float" office:value="0.0054097">
            <text:p>0.0054097</text:p>
          </table:table-cell>
          <table:table-cell office:value-type="float" office:value="0.09177057">
            <text:p>0.09177057</text:p>
          </table:table-cell>
          <table:table-cell/>
          <table:table-cell office:value-type="float" office:value="28">
            <text:p>28</text:p>
          </table:table-cell>
          <table:table-cell office:value-type="float" office:value="1977">
            <text:p>1977</text:p>
          </table:table-cell>
          <table:table-cell office:value-type="float" office:value="5468">
            <text:p>5468</text:p>
          </table:table-cell>
          <table:table-cell office:value-type="float" office:value="1953941">
            <text:p>1953941</text:p>
          </table:table-cell>
          <table:table-cell office:value-type="float" office:value="184">
            <text:p>184</text:p>
          </table:table-cell>
          <table:table-cell office:value-type="float" office:value="1821">
            <text:p>1821</text:p>
          </table:table-cell>
          <table:table-cell office:value-type="float" office:value="33829">
            <text:p>33829</text:p>
          </table:table-cell>
          <table:table-cell office:value-type="float" office:value="1925580">
            <text:p>1925580</text:p>
          </table:table-cell>
        </table:table-row>
        <table:table-row table:style-name="ro1">
          <table:table-cell office:value-type="string">
            <text:p>language</text:p>
          </table:table-cell>
          <table:table-cell office:value-type="float" office:value="0.22656668">
            <text:p>0.22656668</text:p>
          </table:table-cell>
          <table:table-cell office:value-type="float" office:value="0.01215081">
            <text:p>0.01215081</text:p>
          </table:table-cell>
          <table:table-cell office:value-type="float" office:value="0.07614466">
            <text:p>0.07614466</text:p>
          </table:table-cell>
          <table:table-cell office:value-type="float" office:value="0.02636984">
            <text:p>0.02636984</text:p>
          </table:table-cell>
          <table:table-cell/>
          <table:table-cell office:value-type="float" office:value="846">
            <text:p>846</text:p>
          </table:table-cell>
          <table:table-cell office:value-type="float" office:value="68779">
            <text:p>68779</text:p>
          </table:table-cell>
          <table:table-cell office:value-type="float" office:value="2888">
            <text:p>2888</text:p>
          </table:table-cell>
          <table:table-cell office:value-type="float" office:value="1888901">
            <text:p>1888901</text:p>
          </table:table-cell>
          <table:table-cell office:value-type="float" office:value="1836">
            <text:p>1836</text:p>
          </table:table-cell>
          <table:table-cell office:value-type="float" office:value="67789">
            <text:p>67789</text:p>
          </table:table-cell>
          <table:table-cell office:value-type="float" office:value="22276">
            <text:p>22276</text:p>
          </table:table-cell>
          <table:table-cell office:value-type="float" office:value="1869513">
            <text:p>1869513</text:p>
          </table:table-cell>
        </table:table-row>
        <table:table-row table:style-name="ro1">
          <table:table-cell office:value-type="string">
            <text:p>genre</text:p>
          </table:table-cell>
          <table:table-cell office:value-type="float" office:value="0.27926644">
            <text:p>0.27926644</text:p>
          </table:table-cell>
          <table:table-cell office:value-type="float" office:value="0.01196384">
            <text:p>0.01196384</text:p>
          </table:table-cell>
          <table:table-cell office:value-type="float" office:value="0.21872343">
            <text:p>0.21872343</text:p>
          </table:table-cell>
          <table:table-cell office:value-type="float" office:value="0.03455224">
            <text:p>0.03455224</text:p>
          </table:table-cell>
          <table:table-cell/>
          <table:table-cell office:value-type="float" office:value="2939">
            <text:p>2939</text:p>
          </table:table-cell>
          <table:table-cell office:value-type="float" office:value="242718">
            <text:p>242718</text:p>
          </table:table-cell>
          <table:table-cell office:value-type="float" office:value="7585">
            <text:p>7585</text:p>
          </table:table-cell>
          <table:table-cell office:value-type="float" office:value="1708172">
            <text:p>1708172</text:p>
          </table:table-cell>
          <table:table-cell office:value-type="float" office:value="8488">
            <text:p>8488</text:p>
          </table:table-cell>
          <table:table-cell office:value-type="float" office:value="237169">
            <text:p>237169</text:p>
          </table:table-cell>
          <table:table-cell office:value-type="float" office:value="30319">
            <text:p>30319</text:p>
          </table:table-cell>
          <table:table-cell office:value-type="float" office:value="1685438">
            <text:p>1685438</text:p>
          </table:table-cell>
        </table:table-row>
        <table:table-row table:style-name="ro2">
          <table:table-cell office:value-type="string">
            <text:p>binomialAuthority</text:p>
          </table:table-cell>
          <table:table-cell office:value-type="float" office:value="0.08476258">
            <text:p>0.08476258</text:p>
          </table:table-cell>
          <table:table-cell office:value-type="float" office:value="0.00930319">
            <text:p>0.00930319</text:p>
          </table:table-cell>
          <table:table-cell office:value-type="float" office:value="0.02015187">
            <text:p>0.02015187</text:p>
          </table:table-cell>
          <table:table-cell office:value-type="float" office:value="0.01932202">
            <text:p>0.01932202</text:p>
          </table:table-cell>
          <table:table-cell/>
          <table:table-cell office:value-type="float" office:value="598">
            <text:p>598</text:p>
          </table:table-cell>
          <table:table-cell office:value-type="float" office:value="63681">
            <text:p>63681</text:p>
          </table:table-cell>
          <table:table-cell office:value-type="float" office:value="6457">
            <text:p>6457</text:p>
          </table:table-cell>
          <table:table-cell office:value-type="float" office:value="1890678">
            <text:p>1890678</text:p>
          </table:table-cell>
          <table:table-cell office:value-type="float" office:value="1242">
            <text:p>1242</text:p>
          </table:table-cell>
          <table:table-cell office:value-type="float" office:value="63037">
            <text:p>63037</text:p>
          </table:table-cell>
          <table:table-cell office:value-type="float" office:value="60390">
            <text:p>60390</text:p>
          </table:table-cell>
          <table:table-cell office:value-type="float" office:value="1836745">
            <text:p>1836745</text:p>
          </table:table-cell>
        </table:table-row>
        <table:table-row table:style-name="ro2">
          <table:table-cell office:value-type="string">
            <text:p>parentOrganisation</text:p>
          </table:table-cell>
          <table:table-cell office:value-type="float" office:value="0.01261034">
            <text:p>0.01261034</text:p>
          </table:table-cell>
          <table:table-cell office:value-type="float" office:value="0.00606796">
            <text:p>0.00606796</text:p>
          </table:table-cell>
          <table:table-cell office:value-type="float" office:value="0.00482487">
            <text:p>0.00482487</text:p>
          </table:table-cell>
          <table:table-cell office:value-type="float" office:value="0.0163835">
            <text:p>0.0163835</text:p>
          </table:table-cell>
          <table:table-cell/>
          <table:table-cell office:value-type="float" office:value="10">
            <text:p>10</text:p>
          </table:table-cell>
          <table:table-cell office:value-type="float" office:value="1638">
            <text:p>1638</text:p>
          </table:table-cell>
          <table:table-cell office:value-type="float" office:value="783">
            <text:p>783</text:p>
          </table:table-cell>
          <table:table-cell office:value-type="float" office:value="1958983">
            <text:p>1958983</text:p>
          </table:table-cell>
          <table:table-cell office:value-type="float" office:value="27">
            <text:p>27</text:p>
          </table:table-cell>
          <table:table-cell office:value-type="float" office:value="1621">
            <text:p>1621</text:p>
          </table:table-cell>
          <table:table-cell office:value-type="float" office:value="5569">
            <text:p>5569</text:p>
          </table:table-cell>
          <table:table-cell office:value-type="float" office:value="1954197">
            <text:p>1954197</text:p>
          </table:table-cell>
        </table:table-row>
        <table:table-row table:style-name="ro2">
          <table:table-cell office:value-type="string">
            <text:p>subsequentWork</text:p>
          </table:table-cell>
          <table:table-cell office:value-type="float" office:value="0.03762738">
            <text:p>0.03762738</text:p>
          </table:table-cell>
          <table:table-cell office:value-type="float" office:value="0.00462974">
            <text:p>0.00462974</text:p>
          </table:table-cell>
          <table:table-cell office:value-type="float" office:value="0.07452039">
            <text:p>0.07452039</text:p>
          </table:table-cell>
          <table:table-cell office:value-type="float" office:value="0.03727906">
            <text:p>0.03727906</text:p>
          </table:table-cell>
          <table:table-cell/>
          <table:table-cell office:value-type="float" office:value="576">
            <text:p>576</text:p>
          </table:table-cell>
          <table:table-cell office:value-type="float" office:value="123837">
            <text:p>123837</text:p>
          </table:table-cell>
          <table:table-cell office:value-type="float" office:value="14732">
            <text:p>14732</text:p>
          </table:table-cell>
          <table:table-cell office:value-type="float" office:value="1822269">
            <text:p>1822269</text:p>
          </table:table-cell>
          <table:table-cell office:value-type="float" office:value="4638">
            <text:p>4638</text:p>
          </table:table-cell>
          <table:table-cell office:value-type="float" office:value="119775">
            <text:p>119775</text:p>
          </table:table-cell>
          <table:table-cell office:value-type="float" office:value="57600">
            <text:p>57600</text:p>
          </table:table-cell>
          <table:table-cell office:value-type="float" office:value="1779401">
            <text:p>1779401</text:p>
          </table:table-cell>
        </table:table-row>
        <table:table-row table:style-name="ro2">
          <table:table-cell office:value-type="string">
            <text:p>federalState</text:p>
          </table:table-cell>
          <table:table-cell office:value-type="float" office:value="0.00661221">
            <text:p>0.00661221</text:p>
          </table:table-cell>
          <table:table-cell office:value-type="float" office:value="0.00390984">
            <text:p>0.00390984</text:p>
          </table:table-cell>
          <table:table-cell office:value-type="float" office:value="0.01819433">
            <text:p>0.01819433</text:p>
          </table:table-cell>
          <table:table-cell office:value-type="float" office:value="0.27368905">
            <text:p>0.27368905</text:p>
          </table:table-cell>
          <table:table-cell/>
          <table:table-cell office:value-type="float" office:value="17">
            <text:p>17</text:p>
          </table:table-cell>
          <table:table-cell office:value-type="float" office:value="4331">
            <text:p>4331</text:p>
          </table:table-cell>
          <table:table-cell office:value-type="float" office:value="2554">
            <text:p>2554</text:p>
          </table:table-cell>
          <table:table-cell office:value-type="float" office:value="1954512">
            <text:p>1954512</text:p>
          </table:table-cell>
          <table:table-cell office:value-type="float" office:value="1190">
            <text:p>1190</text:p>
          </table:table-cell>
          <table:table-cell office:value-type="float" office:value="3158">
            <text:p>3158</text:p>
          </table:table-cell>
          <table:table-cell office:value-type="float" office:value="64215">
            <text:p>64215</text:p>
          </table:table-cell>
          <table:table-cell office:value-type="float" office:value="1892851">
            <text:p>1892851</text:p>
          </table:table-cell>
        </table:table-row>
        <table:table-row table:style-name="ro1">
          <table:table-cell office:value-type="string">
            <text:p>service</text:p>
          </table:table-cell>
          <table:table-cell office:value-type="float" office:value="0.04697987">
            <text:p>0.04697987</text:p>
          </table:table-cell>
          <table:table-cell office:value-type="float" office:value="0.00372539">
            <text:p>0.00372539</text:p>
          </table:table-cell>
          <table:table-cell office:value-type="float" office:value="0.02295782">
            <text:p>0.02295782</text:p>
          </table:table-cell>
          <table:table-cell office:value-type="float" office:value="0.02288451">
            <text:p>0.02288451</text:p>
          </table:table-cell>
          <table:table-cell/>
          <table:table-cell office:value-type="float" office:value="7">
            <text:p>7</text:p>
          </table:table-cell>
          <table:table-cell office:value-type="float" office:value="1872">
            <text:p>1872</text:p>
          </table:table-cell>
          <table:table-cell office:value-type="float" office:value="142">
            <text:p>142</text:p>
          </table:table-cell>
          <table:table-cell office:value-type="float" office:value="1959393">
            <text:p>1959393</text:p>
          </table:table-cell>
          <table:table-cell office:value-type="float" office:value="43">
            <text:p>43</text:p>
          </table:table-cell>
          <table:table-cell office:value-type="float" office:value="1836">
            <text:p>1836</text:p>
          </table:table-cell>
          <table:table-cell office:value-type="float" office:value="1830">
            <text:p>1830</text:p>
          </table:table-cell>
          <table:table-cell office:value-type="float" office:value="1957705">
            <text:p>1957705</text:p>
          </table:table-cell>
        </table:table-row>
        <table:table-row table:style-name="ro1">
          <table:table-cell office:value-type="string">
            <text:p>industry</text:p>
          </table:table-cell>
          <table:table-cell office:value-type="float" office:value="0.20740741">
            <text:p>0.20740741</text:p>
          </table:table-cell>
          <table:table-cell office:value-type="float" office:value="0.00306256">
            <text:p>0.00306256</text:p>
          </table:table-cell>
          <table:table-cell office:value-type="float" office:value="0.17524116">
            <text:p>0.17524116</text:p>
          </table:table-cell>
          <table:table-cell office:value-type="float" office:value="0.00794808">
            <text:p>0.00794808</text:p>
          </table:table-cell>
          <table:table-cell/>
          <table:table-cell office:value-type="float" office:value="84">
            <text:p>84</text:p>
          </table:table-cell>
          <table:table-cell office:value-type="float" office:value="27344">
            <text:p>27344</text:p>
          </table:table-cell>
          <table:table-cell office:value-type="float" office:value="321">
            <text:p>321</text:p>
          </table:table-cell>
          <table:table-cell office:value-type="float" office:value="1933665">
            <text:p>1933665</text:p>
          </table:table-cell>
          <table:table-cell office:value-type="float" office:value="218">
            <text:p>218</text:p>
          </table:table-cell>
          <table:table-cell office:value-type="float" office:value="27210">
            <text:p>27210</text:p>
          </table:table-cell>
          <table:table-cell office:value-type="float" office:value="1026">
            <text:p>1026</text:p>
          </table:table-cell>
          <table:table-cell office:value-type="float" office:value="1932960">
            <text:p>1932960</text:p>
          </table:table-cell>
        </table:table-row>
        <table:table-row table:style-name="ro1">
          <table:table-cell office:value-type="string">
            <text:p>part</text:p>
          </table:table-cell>
          <table:table-cell office:value-type="float" office:value="0.00289855">
            <text:p>0.00289855</text:p>
          </table:table-cell>
          <table:table-cell office:value-type="float" office:value="0.00052219">
            <text:p>0.00052219</text:p>
          </table:table-cell>
          <table:table-cell office:value-type="float" office:value="0.00200993">
            <text:p>0.00200993</text:p>
          </table:table-cell>
          <table:table-cell office:value-type="float" office:value="0.00887728">
            <text:p>0.00887728</text:p>
          </table:table-cell>
          <table:table-cell/>
          <table:table-cell office:value-type="float" office:value="1">
            <text:p>1</text:p>
          </table:table-cell>
          <table:table-cell office:value-type="float" office:value="1914">
            <text:p>1914</text:p>
          </table:table-cell>
          <table:table-cell office:value-type="float" office:value="344">
            <text:p>344</text:p>
          </table:table-cell>
          <table:table-cell office:value-type="float" office:value="1959155">
            <text:p>1959155</text:p>
          </table:table-cell>
          <table:table-cell office:value-type="float" office:value="17">
            <text:p>17</text:p>
          </table:table-cell>
          <table:table-cell office:value-type="float" office:value="1898">
            <text:p>1898</text:p>
          </table:table-cell>
          <table:table-cell office:value-type="float" office:value="8441">
            <text:p>8441</text:p>
          </table:table-cell>
          <table:table-cell office:value-type="float" office:value="1951058">
            <text:p>1951058</text:p>
          </table:table-cell>
        </table:table-row>
        <table:table-row table:style-name="ro1">
          <table:table-cell office:value-type="string">
            <text:p>manager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072">
            <text:p>10072</text:p>
          </table:table-cell>
          <table:table-cell office:value-type="float" office:value="0">
            <text:p>0</text:p>
          </table:table-cell>
          <table:table-cell office:value-type="float" office:value="1951342">
            <text:p>1951342</text:p>
          </table:table-cell>
          <table:table-cell office:value-type="float" office:value="0">
            <text:p>0</text:p>
          </table:table-cell>
          <table:table-cell office:value-type="float" office:value="10072">
            <text:p>10072</text:p>
          </table:table-cell>
          <table:table-cell office:value-type="float" office:value="0">
            <text:p>0</text:p>
          </table:table-cell>
          <table:table-cell office:value-type="float" office:value="1951342">
            <text:p>1951342</text:p>
          </table:table-cell>
        </table:table-row>
        <table:table-row table:style-name="ro1">
          <table:table-cell office:value-type="string">
            <text:p>division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0973">
            <text:p>50973</text:p>
          </table:table-cell>
          <table:table-cell office:value-type="float" office:value="0">
            <text:p>0</text:p>
          </table:table-cell>
          <table:table-cell office:value-type="float" office:value="1910441">
            <text:p>1910441</text:p>
          </table:table-cell>
          <table:table-cell office:value-type="float" office:value="0">
            <text:p>0</text:p>
          </table:table-cell>
          <table:table-cell office:value-type="float" office:value="50973">
            <text:p>50973</text:p>
          </table:table-cell>
          <table:table-cell office:value-type="float" office:value="0">
            <text:p>0</text:p>
          </table:table-cell>
          <table:table-cell office:value-type="float" office:value="1910441">
            <text:p>1910441</text:p>
          </table:table-cell>
        </table:table-row>
        <table:table-row table:style-name="ro1">
          <table:table-cell office:value-type="string">
            <text:p>anthem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1960887">
            <text:p>1960887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1960887">
            <text:p>1960887</text:p>
          </table:table-cell>
        </table:table-row>
        <table:table-row table:style-name="ro2">
          <table:table-cell office:value-type="string">
            <text:p>leaderName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617">
            <text:p>10617</text:p>
          </table:table-cell>
          <table:table-cell office:value-type="float" office:value="2">
            <text:p>2</text:p>
          </table:table-cell>
          <table:table-cell office:value-type="float" office:value="1950795">
            <text:p>1950795</text:p>
          </table:table-cell>
          <table:table-cell office:value-type="float" office:value="0">
            <text:p>0</text:p>
          </table:table-cell>
          <table:table-cell office:value-type="float" office:value="10617">
            <text:p>10617</text:p>
          </table:table-cell>
          <table:table-cell office:value-type="float" office:value="16">
            <text:p>16</text:p>
          </table:table-cell>
          <table:table-cell office:value-type="float" office:value="1950781">
            <text:p>1950781</text:p>
          </table:table-cell>
        </table:table-row>
        <table:table-row table:style-name="ro2">
          <table:table-cell office:value-type="string">
            <text:p>prospectTeam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3452">
            <text:p>133452</text:p>
          </table:table-cell>
          <table:table-cell office:value-type="float" office:value="1827962">
            <text:p>1827962</text:p>
          </table:table-cell>
          <table:table-cell table:number-columns-repeated="2" office:value-type="float" office:value="0">
            <text:p>0</text:p>
          </table:table-cell>
          <table:table-cell office:value-type="float" office:value="232009">
            <text:p>232009</text:p>
          </table:table-cell>
          <table:table-cell office:value-type="float" office:value="1729405">
            <text:p>1729405</text:p>
          </table:table-cell>
        </table:table-row>
        <table:table-row table:style-name="ro1">
          <table:table-cell office:value-type="string">
            <text:p>field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229">
            <text:p>17229</text:p>
          </table:table-cell>
          <table:table-cell office:value-type="float" office:value="0">
            <text:p>0</text:p>
          </table:table-cell>
          <table:table-cell office:value-type="float" office:value="1944185">
            <text:p>1944185</text:p>
          </table:table-cell>
          <table:table-cell office:value-type="float" office:value="0">
            <text:p>0</text:p>
          </table:table-cell>
          <table:table-cell office:value-type="float" office:value="17229">
            <text:p>17229</text:p>
          </table:table-cell>
          <table:table-cell office:value-type="float" office:value="0">
            <text:p>0</text:p>
          </table:table-cell>
          <table:table-cell office:value-type="float" office:value="1944185">
            <text:p>1944185</text:p>
          </table:table-cell>
        </table:table-row>
        <table:table-row table:style-name="ro1">
          <table:table-cell office:value-type="string">
            <text:p>headquarters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2031">
            <text:p>62031</text:p>
          </table:table-cell>
          <table:table-cell office:value-type="float" office:value="1899383">
            <text:p>1899383</text:p>
          </table:table-cell>
          <table:table-cell table:number-columns-repeated="2" office:value-type="float" office:value="0">
            <text:p>0</text:p>
          </table:table-cell>
          <table:table-cell office:value-type="float" office:value="207231">
            <text:p>207231</text:p>
          </table:table-cell>
          <table:table-cell office:value-type="float" office:value="1754183">
            <text:p>1754183</text:p>
          </table:table-cell>
        </table:table-row>
        <table:table-row table:style-name="ro1">
          <table:table-cell office:value-type="string">
            <text:p>order</text:p>
          </table:table-cell>
          <table:table-cell table:number-columns-repeated="2" office:value-type="float" office:value="0">
            <text:p>0</text:p>
          </table:table-cell>
          <table:table-cell office:value-type="float" office:value="0.70754717">
            <text:p>0.70754717</text:p>
          </table:table-cell>
          <table:table-cell office:value-type="float" office:value="0.00162049">
            <text:p>0.00162049</text:p>
          </table:table-cell>
          <table:table-cell/>
          <table:table-cell office:value-type="float" office:value="0">
            <text:p>0</text:p>
          </table:table-cell>
          <table:table-cell office:value-type="float" office:value="185129">
            <text:p>185129</text:p>
          </table:table-cell>
          <table:table-cell office:value-type="float" office:value="0">
            <text:p>0</text:p>
          </table:table-cell>
          <table:table-cell office:value-type="float" office:value="1776285">
            <text:p>1776285</text:p>
          </table:table-cell>
          <table:table-cell office:value-type="float" office:value="300">
            <text:p>300</text:p>
          </table:table-cell>
          <table:table-cell office:value-type="float" office:value="184829">
            <text:p>184829</text:p>
          </table:table-cell>
          <table:table-cell office:value-type="float" office:value="124">
            <text:p>124</text:p>
          </table:table-cell>
          <table:table-cell office:value-type="float" office:value="1776161">
            <text:p>1776161</text:p>
          </table:table-cell>
        </table:table-row>
        <table:table-row table:style-name="ro1" table:number-rows-repeated="104834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igram, th=1" table:style-name="ta1">
        <table:shapes>
          <draw:frame draw:z-index="0" draw:style-name="gr2" svg:width="33.222cm" svg:height="16.465cm" svg:x="19.9cm" svg:y="0.3cm">
            <draw:object draw:notify-on-update-of-ranges="'Bigram, th=1'.A2:'Bigram, th=1'.A226 'Bigram, th=1'.B1:'Bigram, th=1'.B1 'Bigram, th=1'.B2:'Bigram, th=1'.B226 'Bigram, th=1'.C1:'Bigram, th=1'.C1 'Bigram, th=1'.C2:'Bigram, th=1'.C22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Relationship</text:p>
          </table:table-cell>
          <table:table-cell office:value-type="string">
            <text:p>Precision 1</text:p>
          </table:table-cell>
          <table:table-cell office:value-type="string">
            <text:p>Recall 1</text:p>
          </table:table-cell>
          <table:table-cell/>
          <table:table-cell office:value-type="string">
            <text:p>TP1</text:p>
          </table:table-cell>
          <table:table-cell office:value-type="string">
            <text:p>FN1</text:p>
          </table:table-cell>
          <table:table-cell office:value-type="string">
            <text:p>FP1</text:p>
          </table:table-cell>
          <table:table-cell office:value-type="string">
            <text:p>TN1</text:p>
          </table:table-cell>
        </table:table-row>
        <table:table-row table:style-name="ro2">
          <table:table-cell office:value-type="string">
            <text:p>draftTeam</text:p>
          </table:table-cell>
          <table:table-cell office:value-type="float" office:value="0.00638757">
            <text:p>0.00638757</text:p>
          </table:table-cell>
          <table:table-cell office:value-type="float" office:value="1">
            <text:p>1</text:p>
          </table:table-cell>
          <table:table-cell/>
          <table:table-cell office:value-type="float" office:value="8114">
            <text:p>8114</text:p>
          </table:table-cell>
          <table:table-cell office:value-type="float" office:value="0">
            <text:p>0</text:p>
          </table:table-cell>
          <table:table-cell office:value-type="float" office:value="1262166">
            <text:p>1262166</text:p>
          </table:table-cell>
          <table:table-cell office:value-type="float" office:value="691134">
            <text:p>691134</text:p>
          </table:table-cell>
        </table:table-row>
        <table:table-row table:style-name="ro2">
          <table:table-cell office:value-type="string">
            <text:p>formerTeam</text:p>
          </table:table-cell>
          <table:table-cell office:value-type="float" office:value="0.02560463">
            <text:p>0.02560463</text:p>
          </table:table-cell>
          <table:table-cell office:value-type="float" office:value="0.99989625">
            <text:p>0.99989625</text:p>
          </table:table-cell>
          <table:table-cell/>
          <table:table-cell office:value-type="float" office:value="38549">
            <text:p>38549</text:p>
          </table:table-cell>
          <table:table-cell office:value-type="float" office:value="4">
            <text:p>4</text:p>
          </table:table-cell>
          <table:table-cell office:value-type="float" office:value="1466999">
            <text:p>1466999</text:p>
          </table:table-cell>
          <table:table-cell office:value-type="float" office:value="455862">
            <text:p>455862</text:p>
          </table:table-cell>
        </table:table-row>
        <table:table-row table:style-name="ro2">
          <table:table-cell office:value-type="string">
            <text:p>primeMinister</text:p>
          </table:table-cell>
          <table:table-cell office:value-type="float" office:value="0.00426528">
            <text:p>0.00426528</text:p>
          </table:table-cell>
          <table:table-cell office:value-type="float" office:value="0.99977822">
            <text:p>0.99977822</text:p>
          </table:table-cell>
          <table:table-cell/>
          <table:table-cell office:value-type="float" office:value="4508">
            <text:p>4508</text:p>
          </table:table-cell>
          <table:table-cell office:value-type="float" office:value="1">
            <text:p>1</text:p>
          </table:table-cell>
          <table:table-cell office:value-type="float" office:value="1052397">
            <text:p>1052397</text:p>
          </table:table-cell>
          <table:table-cell office:value-type="float" office:value="904508">
            <text:p>904508</text:p>
          </table:table-cell>
        </table:table-row>
        <table:table-row table:style-name="ro1">
          <table:table-cell office:value-type="string">
            <text:p>spouse</text:p>
          </table:table-cell>
          <table:table-cell office:value-type="float" office:value="0.0166454">
            <text:p>0.0166454</text:p>
          </table:table-cell>
          <table:table-cell office:value-type="float" office:value="0.99956874">
            <text:p>0.99956874</text:p>
          </table:table-cell>
          <table:table-cell/>
          <table:table-cell office:value-type="float" office:value="20860">
            <text:p>20860</text:p>
          </table:table-cell>
          <table:table-cell office:value-type="float" office:value="9">
            <text:p>9</text:p>
          </table:table-cell>
          <table:table-cell office:value-type="float" office:value="1232339">
            <text:p>1232339</text:p>
          </table:table-cell>
          <table:table-cell office:value-type="float" office:value="708206">
            <text:p>708206</text:p>
          </table:table-cell>
        </table:table-row>
        <table:table-row table:style-name="ro2">
          <table:table-cell office:value-type="string">
            <text:p>sisterStation</text:p>
          </table:table-cell>
          <table:table-cell office:value-type="float" office:value="0.02891074">
            <text:p>0.02891074</text:p>
          </table:table-cell>
          <table:table-cell office:value-type="float" office:value="0.99919271">
            <text:p>0.99919271</text:p>
          </table:table-cell>
          <table:table-cell/>
          <table:table-cell office:value-type="float" office:value="8664">
            <text:p>8664</text:p>
          </table:table-cell>
          <table:table-cell office:value-type="float" office:value="7">
            <text:p>7</text:p>
          </table:table-cell>
          <table:table-cell office:value-type="float" office:value="291017">
            <text:p>291017</text:p>
          </table:table-cell>
          <table:table-cell office:value-type="float" office:value="1661726">
            <text:p>1661726</text:p>
          </table:table-cell>
        </table:table-row>
        <table:table-row table:style-name="ro1">
          <table:table-cell office:value-type="string">
            <text:p>college</text:p>
          </table:table-cell>
          <table:table-cell office:value-type="float" office:value="0.01069309">
            <text:p>0.01069309</text:p>
          </table:table-cell>
          <table:table-cell office:value-type="float" office:value="0.99837833">
            <text:p>0.99837833</text:p>
          </table:table-cell>
          <table:table-cell/>
          <table:table-cell office:value-type="float" office:value="12313">
            <text:p>12313</text:p>
          </table:table-cell>
          <table:table-cell office:value-type="float" office:value="20">
            <text:p>20</text:p>
          </table:table-cell>
          <table:table-cell office:value-type="float" office:value="1139178">
            <text:p>1139178</text:p>
          </table:table-cell>
          <table:table-cell office:value-type="float" office:value="809903">
            <text:p>809903</text:p>
          </table:table-cell>
        </table:table-row>
        <table:table-row table:style-name="ro1">
          <table:table-cell office:value-type="string">
            <text:p>parent</text:p>
          </table:table-cell>
          <table:table-cell office:value-type="float" office:value="0.01462913">
            <text:p>0.01462913</text:p>
          </table:table-cell>
          <table:table-cell office:value-type="float" office:value="0.99771341">
            <text:p>0.99771341</text:p>
          </table:table-cell>
          <table:table-cell/>
          <table:table-cell office:value-type="float" office:value="14399">
            <text:p>14399</text:p>
          </table:table-cell>
          <table:table-cell office:value-type="float" office:value="33">
            <text:p>33</text:p>
          </table:table-cell>
          <table:table-cell office:value-type="float" office:value="969870">
            <text:p>969870</text:p>
          </table:table-cell>
          <table:table-cell office:value-type="float" office:value="977112">
            <text:p>977112</text:p>
          </table:table-cell>
        </table:table-row>
        <table:table-row table:style-name="ro2">
          <table:table-cell office:value-type="string">
            <text:p>associatedMusicalArtist</text:p>
          </table:table-cell>
          <table:table-cell office:value-type="float" office:value="0.021">
            <text:p>0.021</text:p>
          </table:table-cell>
          <table:table-cell office:value-type="float" office:value="0.99653768">
            <text:p>0.99653768</text:p>
          </table:table-cell>
          <table:table-cell/>
          <table:table-cell office:value-type="float" office:value="29358">
            <text:p>29358</text:p>
          </table:table-cell>
          <table:table-cell office:value-type="float" office:value="102">
            <text:p>102</text:p>
          </table:table-cell>
          <table:table-cell office:value-type="float" office:value="1368642">
            <text:p>1368642</text:p>
          </table:table-cell>
          <table:table-cell office:value-type="float" office:value="563312">
            <text:p>563312</text:p>
          </table:table-cell>
        </table:table-row>
        <table:table-row table:style-name="ro2">
          <table:table-cell office:value-type="string">
            <text:p>associatedBand</text:p>
          </table:table-cell>
          <table:table-cell office:value-type="float" office:value="0.021">
            <text:p>0.021</text:p>
          </table:table-cell>
          <table:table-cell office:value-type="float" office:value="0.99653768">
            <text:p>0.99653768</text:p>
          </table:table-cell>
          <table:table-cell/>
          <table:table-cell office:value-type="float" office:value="29358">
            <text:p>29358</text:p>
          </table:table-cell>
          <table:table-cell office:value-type="float" office:value="102">
            <text:p>102</text:p>
          </table:table-cell>
          <table:table-cell office:value-type="float" office:value="1368642">
            <text:p>1368642</text:p>
          </table:table-cell>
          <table:table-cell office:value-type="float" office:value="563312">
            <text:p>563312</text:p>
          </table:table-cell>
        </table:table-row>
        <table:table-row table:style-name="ro2">
          <table:table-cell office:value-type="string">
            <text:p>servingRailwayLine</text:p>
          </table:table-cell>
          <table:table-cell office:value-type="float" office:value="0.01663106">
            <text:p>0.01663106</text:p>
          </table:table-cell>
          <table:table-cell office:value-type="float" office:value="0.9954416">
            <text:p>0.9954416</text:p>
          </table:table-cell>
          <table:table-cell/>
          <table:table-cell office:value-type="float" office:value="8735">
            <text:p>8735</text:p>
          </table:table-cell>
          <table:table-cell office:value-type="float" office:value="40">
            <text:p>40</text:p>
          </table:table-cell>
          <table:table-cell office:value-type="float" office:value="516487">
            <text:p>516487</text:p>
          </table:table-cell>
          <table:table-cell office:value-type="float" office:value="1436152">
            <text:p>1436152</text:p>
          </table:table-cell>
        </table:table-row>
        <table:table-row table:style-name="ro1">
          <table:table-cell office:value-type="string">
            <text:p>child</text:p>
          </table:table-cell>
          <table:table-cell office:value-type="float" office:value="0.00797201">
            <text:p>0.00797201</text:p>
          </table:table-cell>
          <table:table-cell office:value-type="float" office:value="0.9949859">
            <text:p>0.9949859</text:p>
          </table:table-cell>
          <table:table-cell/>
          <table:table-cell office:value-type="float" office:value="6350">
            <text:p>6350</text:p>
          </table:table-cell>
          <table:table-cell office:value-type="float" office:value="32">
            <text:p>32</text:p>
          </table:table-cell>
          <table:table-cell office:value-type="float" office:value="790187">
            <text:p>790187</text:p>
          </table:table-cell>
          <table:table-cell office:value-type="float" office:value="1164845">
            <text:p>1164845</text:p>
          </table:table-cell>
        </table:table-row>
        <table:table-row table:style-name="ro1">
          <table:table-cell office:value-type="string">
            <text:p>artist</text:p>
          </table:table-cell>
          <table:table-cell office:value-type="float" office:value="0.08794378">
            <text:p>0.08794378</text:p>
          </table:table-cell>
          <table:table-cell office:value-type="float" office:value="0.99439337">
            <text:p>0.99439337</text:p>
          </table:table-cell>
          <table:table-cell/>
          <table:table-cell office:value-type="float" office:value="110318">
            <text:p>110318</text:p>
          </table:table-cell>
          <table:table-cell office:value-type="float" office:value="622">
            <text:p>622</text:p>
          </table:table-cell>
          <table:table-cell office:value-type="float" office:value="1144097">
            <text:p>1144097</text:p>
          </table:table-cell>
          <table:table-cell office:value-type="float" office:value="706377">
            <text:p>706377</text:p>
          </table:table-cell>
        </table:table-row>
        <table:table-row table:style-name="ro1">
          <table:table-cell office:value-type="string">
            <text:p>producer</text:p>
          </table:table-cell>
          <table:table-cell office:value-type="float" office:value="0.10023722">
            <text:p>0.10023722</text:p>
          </table:table-cell>
          <table:table-cell office:value-type="float" office:value="0.99252668">
            <text:p>0.99252668</text:p>
          </table:table-cell>
          <table:table-cell/>
          <table:table-cell office:value-type="float" office:value="130950">
            <text:p>130950</text:p>
          </table:table-cell>
          <table:table-cell office:value-type="float" office:value="986">
            <text:p>986</text:p>
          </table:table-cell>
          <table:table-cell office:value-type="float" office:value="1175451">
            <text:p>1175451</text:p>
          </table:table-cell>
          <table:table-cell office:value-type="float" office:value="654027">
            <text:p>654027</text:p>
          </table:table-cell>
        </table:table-row>
        <table:table-row table:style-name="ro1">
          <table:table-cell office:value-type="string">
            <text:p>party</text:p>
          </table:table-cell>
          <table:table-cell office:value-type="float" office:value="0.04094698">
            <text:p>0.04094698</text:p>
          </table:table-cell>
          <table:table-cell office:value-type="float" office:value="0.99252666">
            <text:p>0.99252666</text:p>
          </table:table-cell>
          <table:table-cell/>
          <table:table-cell office:value-type="float" office:value="47280">
            <text:p>47280</text:p>
          </table:table-cell>
          <table:table-cell office:value-type="float" office:value="356">
            <text:p>356</text:p>
          </table:table-cell>
          <table:table-cell office:value-type="float" office:value="1107384">
            <text:p>1107384</text:p>
          </table:table-cell>
          <table:table-cell office:value-type="float" office:value="806394">
            <text:p>806394</text:p>
          </table:table-cell>
        </table:table-row>
        <table:table-row table:style-name="ro1">
          <table:table-cell office:value-type="string">
            <text:p>cinematography</text:p>
          </table:table-cell>
          <table:table-cell office:value-type="float" office:value="0.02265331">
            <text:p>0.02265331</text:p>
          </table:table-cell>
          <table:table-cell office:value-type="float" office:value="0.99202999">
            <text:p>0.99202999</text:p>
          </table:table-cell>
          <table:table-cell/>
          <table:table-cell office:value-type="float" office:value="25143">
            <text:p>25143</text:p>
          </table:table-cell>
          <table:table-cell office:value-type="float" office:value="202">
            <text:p>202</text:p>
          </table:table-cell>
          <table:table-cell office:value-type="float" office:value="1084761">
            <text:p>1084761</text:p>
          </table:table-cell>
          <table:table-cell office:value-type="float" office:value="851308">
            <text:p>851308</text:p>
          </table:table-cell>
        </table:table-row>
        <table:table-row table:style-name="ro2">
          <table:table-cell office:value-type="string">
            <text:p>almaMater</text:p>
          </table:table-cell>
          <table:table-cell office:value-type="float" office:value="0.03560658">
            <text:p>0.03560658</text:p>
          </table:table-cell>
          <table:table-cell office:value-type="float" office:value="0.99176333">
            <text:p>0.99176333</text:p>
          </table:table-cell>
          <table:table-cell/>
          <table:table-cell office:value-type="float" office:value="40698">
            <text:p>40698</text:p>
          </table:table-cell>
          <table:table-cell office:value-type="float" office:value="338">
            <text:p>338</text:p>
          </table:table-cell>
          <table:table-cell office:value-type="float" office:value="1102293">
            <text:p>1102293</text:p>
          </table:table-cell>
          <table:table-cell office:value-type="float" office:value="818085">
            <text:p>818085</text:p>
          </table:table-cell>
        </table:table-row>
        <table:table-row table:style-name="ro1">
          <table:table-cell office:value-type="string">
            <text:p>editing</text:p>
          </table:table-cell>
          <table:table-cell office:value-type="float" office:value="0.01653875">
            <text:p>0.01653875</text:p>
          </table:table-cell>
          <table:table-cell office:value-type="float" office:value="0.99109936">
            <text:p>0.99109936</text:p>
          </table:table-cell>
          <table:table-cell/>
          <table:table-cell office:value-type="float" office:value="18373">
            <text:p>18373</text:p>
          </table:table-cell>
          <table:table-cell office:value-type="float" office:value="165">
            <text:p>165</text:p>
          </table:table-cell>
          <table:table-cell office:value-type="float" office:value="1092533">
            <text:p>1092533</text:p>
          </table:table-cell>
          <table:table-cell office:value-type="float" office:value="850343">
            <text:p>850343</text:p>
          </table:table-cell>
        </table:table-row>
        <table:table-row table:style-name="ro2">
          <table:table-cell office:value-type="string">
            <text:p>managerClub</text:p>
          </table:table-cell>
          <table:table-cell office:value-type="float" office:value="0.01043456">
            <text:p>0.01043456</text:p>
          </table:table-cell>
          <table:table-cell office:value-type="float" office:value="0.99047392">
            <text:p>0.99047392</text:p>
          </table:table-cell>
          <table:table-cell/>
          <table:table-cell office:value-type="float" office:value="12477">
            <text:p>12477</text:p>
          </table:table-cell>
          <table:table-cell office:value-type="float" office:value="120">
            <text:p>120</text:p>
          </table:table-cell>
          <table:table-cell office:value-type="float" office:value="1183261">
            <text:p>1183261</text:p>
          </table:table-cell>
          <table:table-cell office:value-type="float" office:value="765556">
            <text:p>765556</text:p>
          </table:table-cell>
        </table:table-row>
        <table:table-row table:style-name="ro1">
          <table:table-cell office:value-type="string">
            <text:p>team</text:p>
          </table:table-cell>
          <table:table-cell office:value-type="float" office:value="0.09653774">
            <text:p>0.09653774</text:p>
          </table:table-cell>
          <table:table-cell office:value-type="float" office:value="0.98966901">
            <text:p>0.98966901</text:p>
          </table:table-cell>
          <table:table-cell/>
          <table:table-cell office:value-type="float" office:value="150400">
            <text:p>150400</text:p>
          </table:table-cell>
          <table:table-cell office:value-type="float" office:value="1570">
            <text:p>1570</text:p>
          </table:table-cell>
          <table:table-cell office:value-type="float" office:value="1407540">
            <text:p>1407540</text:p>
          </table:table-cell>
          <table:table-cell office:value-type="float" office:value="401904">
            <text:p>401904</text:p>
          </table:table-cell>
        </table:table-row>
        <table:table-row table:style-name="ro2">
          <table:table-cell office:value-type="string">
            <text:p>otherParty</text:p>
          </table:table-cell>
          <table:table-cell office:value-type="float" office:value="0.00326704">
            <text:p>0.00326704</text:p>
          </table:table-cell>
          <table:table-cell office:value-type="float" office:value="0.98775773">
            <text:p>0.98775773</text:p>
          </table:table-cell>
          <table:table-cell/>
          <table:table-cell office:value-type="float" office:value="1533">
            <text:p>1533</text:p>
          </table:table-cell>
          <table:table-cell office:value-type="float" office:value="19">
            <text:p>19</text:p>
          </table:table-cell>
          <table:table-cell office:value-type="float" office:value="467699">
            <text:p>467699</text:p>
          </table:table-cell>
          <table:table-cell office:value-type="float" office:value="1492163">
            <text:p>1492163</text:p>
          </table:table-cell>
        </table:table-row>
        <table:table-row table:style-name="ro1">
          <table:table-cell office:value-type="string">
            <text:p>state</text:p>
          </table:table-cell>
          <table:table-cell office:value-type="float" office:value="0.03732926">
            <text:p>0.03732926</text:p>
          </table:table-cell>
          <table:table-cell office:value-type="float" office:value="0.98618792">
            <text:p>0.98618792</text:p>
          </table:table-cell>
          <table:table-cell/>
          <table:table-cell office:value-type="float" office:value="38342">
            <text:p>38342</text:p>
          </table:table-cell>
          <table:table-cell office:value-type="float" office:value="537">
            <text:p>537</text:p>
          </table:table-cell>
          <table:table-cell office:value-type="float" office:value="988788">
            <text:p>988788</text:p>
          </table:table-cell>
          <table:table-cell office:value-type="float" office:value="933747">
            <text:p>933747</text:p>
          </table:table-cell>
        </table:table-row>
        <table:table-row table:style-name="ro1">
          <table:table-cell office:value-type="string">
            <text:p>starring</text:p>
          </table:table-cell>
          <table:table-cell office:value-type="float" office:value="0.05148285">
            <text:p>0.05148285</text:p>
          </table:table-cell>
          <table:table-cell office:value-type="float" office:value="0.98283063">
            <text:p>0.98283063</text:p>
          </table:table-cell>
          <table:table-cell/>
          <table:table-cell office:value-type="float" office:value="72012">
            <text:p>72012</text:p>
          </table:table-cell>
          <table:table-cell office:value-type="float" office:value="1258">
            <text:p>1258</text:p>
          </table:table-cell>
          <table:table-cell office:value-type="float" office:value="1326745">
            <text:p>1326745</text:p>
          </table:table-cell>
          <table:table-cell office:value-type="float" office:value="561399">
            <text:p>561399</text:p>
          </table:table-cell>
        </table:table-row>
        <table:table-row table:style-name="ro1">
          <table:table-cell office:value-type="string">
            <text:p>writer</text:p>
          </table:table-cell>
          <table:table-cell office:value-type="float" office:value="0.06615564">
            <text:p>0.06615564</text:p>
          </table:table-cell>
          <table:table-cell office:value-type="float" office:value="0.98265142">
            <text:p>0.98265142</text:p>
          </table:table-cell>
          <table:table-cell/>
          <table:table-cell office:value-type="float" office:value="83603">
            <text:p>83603</text:p>
          </table:table-cell>
          <table:table-cell office:value-type="float" office:value="1476">
            <text:p>1476</text:p>
          </table:table-cell>
          <table:table-cell office:value-type="float" office:value="1180129">
            <text:p>1180129</text:p>
          </table:table-cell>
          <table:table-cell office:value-type="float" office:value="696206">
            <text:p>696206</text:p>
          </table:table-cell>
        </table:table-row>
        <table:table-row table:style-name="ro1">
          <table:table-cell office:value-type="string">
            <text:p>portrayer</text:p>
          </table:table-cell>
          <table:table-cell office:value-type="float" office:value="0.00928925">
            <text:p>0.00928925</text:p>
          </table:table-cell>
          <table:table-cell office:value-type="float" office:value="0.9825061">
            <text:p>0.9825061</text:p>
          </table:table-cell>
          <table:table-cell/>
          <table:table-cell office:value-type="float" office:value="2415">
            <text:p>2415</text:p>
          </table:table-cell>
          <table:table-cell office:value-type="float" office:value="43">
            <text:p>43</text:p>
          </table:table-cell>
          <table:table-cell office:value-type="float" office:value="257563">
            <text:p>257563</text:p>
          </table:table-cell>
          <table:table-cell office:value-type="float" office:value="1701393">
            <text:p>1701393</text:p>
          </table:table-cell>
        </table:table-row>
        <table:table-row table:style-name="ro2">
          <table:table-cell office:value-type="string">
            <text:p>highschool</text:p>
          </table:table-cell>
          <table:table-cell office:value-type="float" office:value="0.00243453">
            <text:p>0.00243453</text:p>
          </table:table-cell>
          <table:table-cell office:value-type="float" office:value="0.98176513">
            <text:p>0.98176513</text:p>
          </table:table-cell>
          <table:table-cell/>
          <table:table-cell office:value-type="float" office:value="1346">
            <text:p>1346</text:p>
          </table:table-cell>
          <table:table-cell office:value-type="float" office:value="25">
            <text:p>25</text:p>
          </table:table-cell>
          <table:table-cell office:value-type="float" office:value="551532">
            <text:p>551532</text:p>
          </table:table-cell>
          <table:table-cell office:value-type="float" office:value="1408511">
            <text:p>1408511</text:p>
          </table:table-cell>
        </table:table-row>
        <table:table-row table:style-name="ro2">
          <table:table-cell office:value-type="string">
            <text:p>recordLabel</text:p>
          </table:table-cell>
          <table:table-cell office:value-type="float" office:value="0.15479863">
            <text:p>0.15479863</text:p>
          </table:table-cell>
          <table:table-cell office:value-type="float" office:value="0.97977134">
            <text:p>0.97977134</text:p>
          </table:table-cell>
          <table:table-cell/>
          <table:table-cell office:value-type="float" office:value="156396">
            <text:p>156396</text:p>
          </table:table-cell>
          <table:table-cell office:value-type="float" office:value="3229">
            <text:p>3229</text:p>
          </table:table-cell>
          <table:table-cell office:value-type="float" office:value="853923">
            <text:p>853923</text:p>
          </table:table-cell>
          <table:table-cell office:value-type="float" office:value="947866">
            <text:p>947866</text:p>
          </table:table-cell>
        </table:table-row>
        <table:table-row table:style-name="ro2">
          <table:table-cell office:value-type="string">
            <text:p>sourceCountry</text:p>
          </table:table-cell>
          <table:table-cell office:value-type="float" office:value="0.09945021">
            <text:p>0.09945021</text:p>
          </table:table-cell>
          <table:table-cell office:value-type="float" office:value="0.97923816">
            <text:p>0.97923816</text:p>
          </table:table-cell>
          <table:table-cell/>
          <table:table-cell office:value-type="float" office:value="11414">
            <text:p>11414</text:p>
          </table:table-cell>
          <table:table-cell office:value-type="float" office:value="242">
            <text:p>242</text:p>
          </table:table-cell>
          <table:table-cell office:value-type="float" office:value="103357">
            <text:p>103357</text:p>
          </table:table-cell>
          <table:table-cell office:value-type="float" office:value="1846401">
            <text:p>1846401</text:p>
          </table:table-cell>
        </table:table-row>
        <table:table-row table:style-name="ro2">
          <table:table-cell office:value-type="string">
            <text:p>debutTeam</text:p>
          </table:table-cell>
          <table:table-cell office:value-type="float" office:value="0.00591259">
            <text:p>0.00591259</text:p>
          </table:table-cell>
          <table:table-cell office:value-type="float" office:value="0.97852652">
            <text:p>0.97852652</text:p>
          </table:table-cell>
          <table:table-cell/>
          <table:table-cell office:value-type="float" office:value="8248">
            <text:p>8248</text:p>
          </table:table-cell>
          <table:table-cell office:value-type="float" office:value="181">
            <text:p>181</text:p>
          </table:table-cell>
          <table:table-cell office:value-type="float" office:value="1386741">
            <text:p>1386741</text:p>
          </table:table-cell>
          <table:table-cell office:value-type="float" office:value="566244">
            <text:p>566244</text:p>
          </table:table-cell>
        </table:table-row>
        <table:table-row table:style-name="ro2">
          <table:table-cell office:value-type="string">
            <text:p>knownFor</text:p>
          </table:table-cell>
          <table:table-cell office:value-type="float" office:value="0.01490222">
            <text:p>0.01490222</text:p>
          </table:table-cell>
          <table:table-cell office:value-type="float" office:value="0.97822152">
            <text:p>0.97822152</text:p>
          </table:table-cell>
          <table:table-cell/>
          <table:table-cell office:value-type="float" office:value="16754">
            <text:p>16754</text:p>
          </table:table-cell>
          <table:table-cell office:value-type="float" office:value="373">
            <text:p>373</text:p>
          </table:table-cell>
          <table:table-cell office:value-type="float" office:value="1107508">
            <text:p>1107508</text:p>
          </table:table-cell>
          <table:table-cell office:value-type="float" office:value="836779">
            <text:p>836779</text:p>
          </table:table-cell>
        </table:table-row>
        <table:table-row table:style-name="ro1">
          <table:table-cell office:value-type="string">
            <text:p>battle</text:p>
          </table:table-cell>
          <table:table-cell office:value-type="float" office:value="0.02649861">
            <text:p>0.02649861</text:p>
          </table:table-cell>
          <table:table-cell office:value-type="float" office:value="0.97786842">
            <text:p>0.97786842</text:p>
          </table:table-cell>
          <table:table-cell/>
          <table:table-cell office:value-type="float" office:value="24213">
            <text:p>24213</text:p>
          </table:table-cell>
          <table:table-cell office:value-type="float" office:value="548">
            <text:p>548</text:p>
          </table:table-cell>
          <table:table-cell office:value-type="float" office:value="889533">
            <text:p>889533</text:p>
          </table:table-cell>
          <table:table-cell office:value-type="float" office:value="1047120">
            <text:p>1047120</text:p>
          </table:table-cell>
        </table:table-row>
        <table:table-row table:style-name="ro2">
          <table:table-cell office:value-type="string">
            <text:p>musicComposer</text:p>
          </table:table-cell>
          <table:table-cell office:value-type="float" office:value="0.03111828">
            <text:p>0.03111828</text:p>
          </table:table-cell>
          <table:table-cell office:value-type="float" office:value="0.97577465">
            <text:p>0.97577465</text:p>
          </table:table-cell>
          <table:table-cell/>
          <table:table-cell office:value-type="float" office:value="34640">
            <text:p>34640</text:p>
          </table:table-cell>
          <table:table-cell office:value-type="float" office:value="860">
            <text:p>860</text:p>
          </table:table-cell>
          <table:table-cell office:value-type="float" office:value="1078532">
            <text:p>1078532</text:p>
          </table:table-cell>
          <table:table-cell office:value-type="float" office:value="847382">
            <text:p>847382</text:p>
          </table:table-cell>
        </table:table-row>
        <table:table-row table:style-name="ro2">
          <table:table-cell office:value-type="string">
            <text:p>musicalArtist</text:p>
          </table:table-cell>
          <table:table-cell office:value-type="float" office:value="0.06089302">
            <text:p>0.06089302</text:p>
          </table:table-cell>
          <table:table-cell office:value-type="float" office:value="0.97429293">
            <text:p>0.97429293</text:p>
          </table:table-cell>
          <table:table-cell/>
          <table:table-cell office:value-type="float" office:value="38203">
            <text:p>38203</text:p>
          </table:table-cell>
          <table:table-cell office:value-type="float" office:value="1008">
            <text:p>1008</text:p>
          </table:table-cell>
          <table:table-cell office:value-type="float" office:value="589176">
            <text:p>589176</text:p>
          </table:table-cell>
          <table:table-cell office:value-type="float" office:value="1333027">
            <text:p>1333027</text:p>
          </table:table-cell>
        </table:table-row>
        <table:table-row table:style-name="ro2">
          <table:table-cell office:value-type="string">
            <text:p>musicalBand</text:p>
          </table:table-cell>
          <table:table-cell office:value-type="float" office:value="0.06089302">
            <text:p>0.06089302</text:p>
          </table:table-cell>
          <table:table-cell office:value-type="float" office:value="0.97429293">
            <text:p>0.97429293</text:p>
          </table:table-cell>
          <table:table-cell/>
          <table:table-cell office:value-type="float" office:value="38203">
            <text:p>38203</text:p>
          </table:table-cell>
          <table:table-cell office:value-type="float" office:value="1008">
            <text:p>1008</text:p>
          </table:table-cell>
          <table:table-cell office:value-type="float" office:value="589176">
            <text:p>589176</text:p>
          </table:table-cell>
          <table:table-cell office:value-type="float" office:value="1333027">
            <text:p>1333027</text:p>
          </table:table-cell>
        </table:table-row>
        <table:table-row table:style-name="ro2">
          <table:table-cell office:value-type="string">
            <text:p>influencedBy</text:p>
          </table:table-cell>
          <table:table-cell office:value-type="float" office:value="0.00571002">
            <text:p>0.00571002</text:p>
          </table:table-cell>
          <table:table-cell office:value-type="float" office:value="0.97410002">
            <text:p>0.97410002</text:p>
          </table:table-cell>
          <table:table-cell/>
          <table:table-cell office:value-type="float" office:value="5980">
            <text:p>5980</text:p>
          </table:table-cell>
          <table:table-cell office:value-type="float" office:value="159">
            <text:p>159</text:p>
          </table:table-cell>
          <table:table-cell office:value-type="float" office:value="1041301">
            <text:p>1041301</text:p>
          </table:table-cell>
          <table:table-cell office:value-type="float" office:value="913974">
            <text:p>913974</text:p>
          </table:table-cell>
        </table:table-row>
        <table:table-row table:style-name="ro2">
          <table:table-cell office:value-type="string">
            <text:p>riverMouth</text:p>
          </table:table-cell>
          <table:table-cell office:value-type="float" office:value="0.06767068">
            <text:p>0.06767068</text:p>
          </table:table-cell>
          <table:table-cell office:value-type="float" office:value="0.97297297">
            <text:p>0.97297297</text:p>
          </table:table-cell>
          <table:table-cell/>
          <table:table-cell office:value-type="float" office:value="15156">
            <text:p>15156</text:p>
          </table:table-cell>
          <table:table-cell office:value-type="float" office:value="421">
            <text:p>421</text:p>
          </table:table-cell>
          <table:table-cell office:value-type="float" office:value="208811">
            <text:p>208811</text:p>
          </table:table-cell>
          <table:table-cell office:value-type="float" office:value="1737026">
            <text:p>1737026</text:p>
          </table:table-cell>
        </table:table-row>
        <table:table-row table:style-name="ro2">
          <table:table-cell office:value-type="string">
            <text:p>birthPlace</text:p>
          </table:table-cell>
          <table:table-cell office:value-type="float" office:value="0.14648706">
            <text:p>0.14648706</text:p>
          </table:table-cell>
          <table:table-cell office:value-type="float" office:value="0.97279111">
            <text:p>0.97279111</text:p>
          </table:table-cell>
          <table:table-cell/>
          <table:table-cell office:value-type="float" office:value="248803">
            <text:p>248803</text:p>
          </table:table-cell>
          <table:table-cell office:value-type="float" office:value="6959">
            <text:p>6959</text:p>
          </table:table-cell>
          <table:table-cell office:value-type="float" office:value="1449661">
            <text:p>1449661</text:p>
          </table:table-cell>
          <table:table-cell office:value-type="float" office:value="255991">
            <text:p>255991</text:p>
          </table:table-cell>
        </table:table-row>
        <table:table-row table:style-name="ro2">
          <table:table-cell office:value-type="string">
            <text:p>deathPlace</text:p>
          </table:table-cell>
          <table:table-cell office:value-type="float" office:value="0.05424221">
            <text:p>0.05424221</text:p>
          </table:table-cell>
          <table:table-cell office:value-type="float" office:value="0.97171758">
            <text:p>0.97171758</text:p>
          </table:table-cell>
          <table:table-cell/>
          <table:table-cell office:value-type="float" office:value="81943">
            <text:p>81943</text:p>
          </table:table-cell>
          <table:table-cell office:value-type="float" office:value="2385">
            <text:p>2385</text:p>
          </table:table-cell>
          <table:table-cell office:value-type="float" office:value="1428744">
            <text:p>1428744</text:p>
          </table:table-cell>
          <table:table-cell office:value-type="float" office:value="448342">
            <text:p>448342</text:p>
          </table:table-cell>
        </table:table-row>
        <table:table-row table:style-name="ro2">
          <table:table-cell office:value-type="string">
            <text:p>operatedBy</text:p>
          </table:table-cell>
          <table:table-cell office:value-type="float" office:value="0.01715097">
            <text:p>0.01715097</text:p>
          </table:table-cell>
          <table:table-cell office:value-type="float" office:value="0.97149597">
            <text:p>0.97149597</text:p>
          </table:table-cell>
          <table:table-cell/>
          <table:table-cell office:value-type="float" office:value="9884">
            <text:p>9884</text:p>
          </table:table-cell>
          <table:table-cell office:value-type="float" office:value="290">
            <text:p>290</text:p>
          </table:table-cell>
          <table:table-cell office:value-type="float" office:value="566410">
            <text:p>566410</text:p>
          </table:table-cell>
          <table:table-cell office:value-type="float" office:value="1384830">
            <text:p>1384830</text:p>
          </table:table-cell>
        </table:table-row>
        <table:table-row table:style-name="ro1">
          <table:table-cell office:value-type="string">
            <text:p>location</text:p>
          </table:table-cell>
          <table:table-cell office:value-type="float" office:value="0.11997884">
            <text:p>0.11997884</text:p>
          </table:table-cell>
          <table:table-cell office:value-type="float" office:value="0.96690194">
            <text:p>0.96690194</text:p>
          </table:table-cell>
          <table:table-cell/>
          <table:table-cell office:value-type="float" office:value="159183">
            <text:p>159183</text:p>
          </table:table-cell>
          <table:table-cell office:value-type="float" office:value="5449">
            <text:p>5449</text:p>
          </table:table-cell>
          <table:table-cell office:value-type="float" office:value="1167576">
            <text:p>1167576</text:p>
          </table:table-cell>
          <table:table-cell office:value-type="float" office:value="629206">
            <text:p>629206</text:p>
          </table:table-cell>
        </table:table-row>
        <table:table-row table:style-name="ro1">
          <table:table-cell office:value-type="string">
            <text:p>director</text:p>
          </table:table-cell>
          <table:table-cell office:value-type="float" office:value="0.06300858">
            <text:p>0.06300858</text:p>
          </table:table-cell>
          <table:table-cell office:value-type="float" office:value="0.96646309">
            <text:p>0.96646309</text:p>
          </table:table-cell>
          <table:table-cell/>
          <table:table-cell office:value-type="float" office:value="72477">
            <text:p>72477</text:p>
          </table:table-cell>
          <table:table-cell office:value-type="float" office:value="2515">
            <text:p>2515</text:p>
          </table:table-cell>
          <table:table-cell office:value-type="float" office:value="1077795">
            <text:p>1077795</text:p>
          </table:table-cell>
          <table:table-cell office:value-type="float" office:value="808627">
            <text:p>808627</text:p>
          </table:table-cell>
        </table:table-row>
        <table:table-row table:style-name="ro1">
          <table:table-cell office:value-type="string">
            <text:p>country</text:p>
          </table:table-cell>
          <table:table-cell office:value-type="float" office:value="0.31965761">
            <text:p>0.31965761</text:p>
          </table:table-cell>
          <table:table-cell office:value-type="float" office:value="0.96554806">
            <text:p>0.96554806</text:p>
          </table:table-cell>
          <table:table-cell/>
          <table:table-cell office:value-type="float" office:value="547655">
            <text:p>547655</text:p>
          </table:table-cell>
          <table:table-cell office:value-type="float" office:value="19541">
            <text:p>19541</text:p>
          </table:table-cell>
          <table:table-cell office:value-type="float" office:value="1165600">
            <text:p>1165600</text:p>
          </table:table-cell>
          <table:table-cell office:value-type="float" office:value="228618">
            <text:p>228618</text:p>
          </table:table-cell>
        </table:table-row>
        <table:table-row table:style-name="ro2">
          <table:table-cell office:value-type="string">
            <text:p>militaryBranch</text:p>
          </table:table-cell>
          <table:table-cell office:value-type="float" office:value="0.03442878">
            <text:p>0.03442878</text:p>
          </table:table-cell>
          <table:table-cell office:value-type="float" office:value="0.96372103">
            <text:p>0.96372103</text:p>
          </table:table-cell>
          <table:table-cell/>
          <table:table-cell office:value-type="float" office:value="27733">
            <text:p>27733</text:p>
          </table:table-cell>
          <table:table-cell office:value-type="float" office:value="1044">
            <text:p>1044</text:p>
          </table:table-cell>
          <table:table-cell office:value-type="float" office:value="777785">
            <text:p>777785</text:p>
          </table:table-cell>
          <table:table-cell office:value-type="float" office:value="1154852">
            <text:p>1154852</text:p>
          </table:table-cell>
        </table:table-row>
        <table:table-row table:style-name="ro1">
          <table:table-cell office:value-type="string">
            <text:p>relation</text:p>
          </table:table-cell>
          <table:table-cell office:value-type="float" office:value="0.00502669">
            <text:p>0.00502669</text:p>
          </table:table-cell>
          <table:table-cell office:value-type="float" office:value="0.95954907">
            <text:p>0.95954907</text:p>
          </table:table-cell>
          <table:table-cell/>
          <table:table-cell office:value-type="float" office:value="2894">
            <text:p>2894</text:p>
          </table:table-cell>
          <table:table-cell office:value-type="float" office:value="122">
            <text:p>122</text:p>
          </table:table-cell>
          <table:table-cell office:value-type="float" office:value="572833">
            <text:p>572833</text:p>
          </table:table-cell>
          <table:table-cell office:value-type="float" office:value="1385565">
            <text:p>1385565</text:p>
          </table:table-cell>
        </table:table-row>
        <table:table-row table:style-name="ro2">
          <table:table-cell office:value-type="string">
            <text:p>computingPlatform</text:p>
          </table:table-cell>
          <table:table-cell office:value-type="float" office:value="0.04442815">
            <text:p>0.04442815</text:p>
          </table:table-cell>
          <table:table-cell office:value-type="float" office:value="0.95722738">
            <text:p>0.95722738</text:p>
          </table:table-cell>
          <table:table-cell/>
          <table:table-cell office:value-type="float" office:value="17635">
            <text:p>17635</text:p>
          </table:table-cell>
          <table:table-cell office:value-type="float" office:value="788">
            <text:p>788</text:p>
          </table:table-cell>
          <table:table-cell office:value-type="float" office:value="379298">
            <text:p>379298</text:p>
          </table:table-cell>
          <table:table-cell office:value-type="float" office:value="1563693">
            <text:p>1563693</text:p>
          </table:table-cell>
        </table:table-row>
        <table:table-row table:style-name="ro1">
          <table:table-cell office:value-type="string">
            <text:p>hometown</text:p>
          </table:table-cell>
          <table:table-cell office:value-type="float" office:value="0.03760548">
            <text:p>0.03760548</text:p>
          </table:table-cell>
          <table:table-cell office:value-type="float" office:value="0.95333526">
            <text:p>0.95333526</text:p>
          </table:table-cell>
          <table:table-cell/>
          <table:table-cell office:value-type="float" office:value="42861">
            <text:p>42861</text:p>
          </table:table-cell>
          <table:table-cell office:value-type="float" office:value="2098">
            <text:p>2098</text:p>
          </table:table-cell>
          <table:table-cell office:value-type="float" office:value="1096893">
            <text:p>1096893</text:p>
          </table:table-cell>
          <table:table-cell office:value-type="float" office:value="819562">
            <text:p>819562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float" office:value="0.00964635">
            <text:p>0.00964635</text:p>
          </table:table-cell>
          <table:table-cell office:value-type="float" office:value="0.95073389">
            <text:p>0.95073389</text:p>
          </table:table-cell>
          <table:table-cell/>
          <table:table-cell office:value-type="float" office:value="7449">
            <text:p>7449</text:p>
          </table:table-cell>
          <table:table-cell office:value-type="float" office:value="386">
            <text:p>386</text:p>
          </table:table-cell>
          <table:table-cell office:value-type="float" office:value="764760">
            <text:p>764760</text:p>
          </table:table-cell>
          <table:table-cell office:value-type="float" office:value="1188819">
            <text:p>1188819</text:p>
          </table:table-cell>
        </table:table-row>
        <table:table-row table:style-name="ro1">
          <table:table-cell office:value-type="string">
            <text:p>league</text:p>
          </table:table-cell>
          <table:table-cell office:value-type="float" office:value="0.02624009">
            <text:p>0.02624009</text:p>
          </table:table-cell>
          <table:table-cell office:value-type="float" office:value="0.94901716">
            <text:p>0.94901716</text:p>
          </table:table-cell>
          <table:table-cell/>
          <table:table-cell office:value-type="float" office:value="28871">
            <text:p>28871</text:p>
          </table:table-cell>
          <table:table-cell office:value-type="float" office:value="1551">
            <text:p>1551</text:p>
          </table:table-cell>
          <table:table-cell office:value-type="float" office:value="1071392">
            <text:p>1071392</text:p>
          </table:table-cell>
          <table:table-cell office:value-type="float" office:value="859600">
            <text:p>859600</text:p>
          </table:table-cell>
        </table:table-row>
        <table:table-row table:style-name="ro2">
          <table:table-cell office:value-type="string">
            <text:p>isPartOf</text:p>
          </table:table-cell>
          <table:table-cell office:value-type="float" office:value="0.21087505">
            <text:p>0.21087505</text:p>
          </table:table-cell>
          <table:table-cell office:value-type="float" office:value="0.94697709">
            <text:p>0.94697709</text:p>
          </table:table-cell>
          <table:table-cell/>
          <table:table-cell office:value-type="float" office:value="266700">
            <text:p>266700</text:p>
          </table:table-cell>
          <table:table-cell office:value-type="float" office:value="14933">
            <text:p>14933</text:p>
          </table:table-cell>
          <table:table-cell office:value-type="float" office:value="998030">
            <text:p>998030</text:p>
          </table:table-cell>
          <table:table-cell office:value-type="float" office:value="681751">
            <text:p>681751</text:p>
          </table:table-cell>
        </table:table-row>
        <table:table-row table:style-name="ro1">
          <table:table-cell office:value-type="string">
            <text:p>successor</text:p>
          </table:table-cell>
          <table:table-cell office:value-type="float" office:value="0.03911733">
            <text:p>0.03911733</text:p>
          </table:table-cell>
          <table:table-cell office:value-type="float" office:value="0.94482206">
            <text:p>0.94482206</text:p>
          </table:table-cell>
          <table:table-cell/>
          <table:table-cell office:value-type="float" office:value="47123">
            <text:p>47123</text:p>
          </table:table-cell>
          <table:table-cell office:value-type="float" office:value="2752">
            <text:p>2752</text:p>
          </table:table-cell>
          <table:table-cell office:value-type="float" office:value="1157535">
            <text:p>1157535</text:p>
          </table:table-cell>
          <table:table-cell office:value-type="float" office:value="754004">
            <text:p>754004</text:p>
          </table:table-cell>
        </table:table-row>
        <table:table-row table:style-name="ro1">
          <table:table-cell office:value-type="string">
            <text:p>discoverer</text:p>
          </table:table-cell>
          <table:table-cell office:value-type="float" office:value="0.28813806">
            <text:p>0.28813806</text:p>
          </table:table-cell>
          <table:table-cell office:value-type="float" office:value="0.94421133">
            <text:p>0.94421133</text:p>
          </table:table-cell>
          <table:table-cell/>
          <table:table-cell office:value-type="float" office:value="9901">
            <text:p>9901</text:p>
          </table:table-cell>
          <table:table-cell office:value-type="float" office:value="585">
            <text:p>585</text:p>
          </table:table-cell>
          <table:table-cell office:value-type="float" office:value="24461">
            <text:p>24461</text:p>
          </table:table-cell>
          <table:table-cell office:value-type="float" office:value="1926467">
            <text:p>1926467</text:p>
          </table:table-cell>
        </table:table-row>
        <table:table-row table:style-name="ro2">
          <table:table-cell office:value-type="string">
            <text:p>hubAirport</text:p>
          </table:table-cell>
          <table:table-cell office:value-type="float" office:value="0.00945966">
            <text:p>0.00945966</text:p>
          </table:table-cell>
          <table:table-cell office:value-type="float" office:value="0.94111776">
            <text:p>0.94111776</text:p>
          </table:table-cell>
          <table:table-cell/>
          <table:table-cell office:value-type="float" office:value="1886">
            <text:p>1886</text:p>
          </table:table-cell>
          <table:table-cell office:value-type="float" office:value="118">
            <text:p>118</text:p>
          </table:table-cell>
          <table:table-cell office:value-type="float" office:value="197487">
            <text:p>197487</text:p>
          </table:table-cell>
          <table:table-cell office:value-type="float" office:value="1761923">
            <text:p>1761923</text:p>
          </table:table-cell>
        </table:table-row>
        <table:table-row table:style-name="ro2">
          <table:table-cell office:value-type="string">
            <text:p>formerBroadcastNetwork</text:p>
          </table:table-cell>
          <table:table-cell office:value-type="float" office:value="0.01004299">
            <text:p>0.01004299</text:p>
          </table:table-cell>
          <table:table-cell office:value-type="float" office:value="0.94076087">
            <text:p>0.94076087</text:p>
          </table:table-cell>
          <table:table-cell/>
          <table:table-cell office:value-type="float" office:value="1731">
            <text:p>1731</text:p>
          </table:table-cell>
          <table:table-cell office:value-type="float" office:value="109">
            <text:p>109</text:p>
          </table:table-cell>
          <table:table-cell office:value-type="float" office:value="170628">
            <text:p>170628</text:p>
          </table:table-cell>
          <table:table-cell office:value-type="float" office:value="1788946">
            <text:p>1788946</text:p>
          </table:table-cell>
        </table:table-row>
        <table:table-row table:style-name="ro1">
          <table:table-cell office:value-type="string">
            <text:p>employer</text:p>
          </table:table-cell>
          <table:table-cell office:value-type="float" office:value="0.00395757">
            <text:p>0.00395757</text:p>
          </table:table-cell>
          <table:table-cell office:value-type="float" office:value="0.94042281">
            <text:p>0.94042281</text:p>
          </table:table-cell>
          <table:table-cell/>
          <table:table-cell office:value-type="float" office:value="2936">
            <text:p>2936</text:p>
          </table:table-cell>
          <table:table-cell office:value-type="float" office:value="186">
            <text:p>186</text:p>
          </table:table-cell>
          <table:table-cell office:value-type="float" office:value="738933">
            <text:p>738933</text:p>
          </table:table-cell>
          <table:table-cell office:value-type="float" office:value="1219359">
            <text:p>1219359</text:p>
          </table:table-cell>
        </table:table-row>
        <table:table-row table:style-name="ro1">
          <table:table-cell office:value-type="string">
            <text:p>president</text:p>
          </table:table-cell>
          <table:table-cell office:value-type="float" office:value="0.00635034">
            <text:p>0.00635034</text:p>
          </table:table-cell>
          <table:table-cell office:value-type="float" office:value="0.94015263">
            <text:p>0.94015263</text:p>
          </table:table-cell>
          <table:table-cell/>
          <table:table-cell office:value-type="float" office:value="7022">
            <text:p>7022</text:p>
          </table:table-cell>
          <table:table-cell office:value-type="float" office:value="447">
            <text:p>447</text:p>
          </table:table-cell>
          <table:table-cell office:value-type="float" office:value="1098746">
            <text:p>1098746</text:p>
          </table:table-cell>
          <table:table-cell office:value-type="float" office:value="855199">
            <text:p>855199</text:p>
          </table:table-cell>
        </table:table-row>
        <table:table-row table:style-name="ro1">
          <table:table-cell office:value-type="string">
            <text:p>nationality</text:p>
          </table:table-cell>
          <table:table-cell office:value-type="float" office:value="0.05439713">
            <text:p>0.05439713</text:p>
          </table:table-cell>
          <table:table-cell office:value-type="float" office:value="0.93965622">
            <text:p>0.93965622</text:p>
          </table:table-cell>
          <table:table-cell/>
          <table:table-cell office:value-type="float" office:value="69808">
            <text:p>69808</text:p>
          </table:table-cell>
          <table:table-cell office:value-type="float" office:value="4483">
            <text:p>4483</text:p>
          </table:table-cell>
          <table:table-cell office:value-type="float" office:value="1213495">
            <text:p>1213495</text:p>
          </table:table-cell>
          <table:table-cell office:value-type="float" office:value="673628">
            <text:p>673628</text:p>
          </table:table-cell>
        </table:table-row>
        <table:table-row table:style-name="ro1">
          <table:table-cell office:value-type="string">
            <text:p>residence</text:p>
          </table:table-cell>
          <table:table-cell office:value-type="float" office:value="0.0217131">
            <text:p>0.0217131</text:p>
          </table:table-cell>
          <table:table-cell office:value-type="float" office:value="0.93797189">
            <text:p>0.93797189</text:p>
          </table:table-cell>
          <table:table-cell/>
          <table:table-cell office:value-type="float" office:value="25964">
            <text:p>25964</text:p>
          </table:table-cell>
          <table:table-cell office:value-type="float" office:value="1717">
            <text:p>1717</text:p>
          </table:table-cell>
          <table:table-cell office:value-type="float" office:value="1169812">
            <text:p>1169812</text:p>
          </table:table-cell>
          <table:table-cell office:value-type="float" office:value="763921">
            <text:p>763921</text:p>
          </table:table-cell>
        </table:table-row>
        <table:table-row table:style-name="ro2">
          <table:table-cell office:value-type="string">
            <text:p>isPartOfMilitaryConflict</text:p>
          </table:table-cell>
          <table:table-cell office:value-type="float" office:value="0.03235004">
            <text:p>0.03235004</text:p>
          </table:table-cell>
          <table:table-cell office:value-type="float" office:value="0.93771552">
            <text:p>0.93771552</text:p>
          </table:table-cell>
          <table:table-cell/>
          <table:table-cell office:value-type="float" office:value="8702">
            <text:p>8702</text:p>
          </table:table-cell>
          <table:table-cell office:value-type="float" office:value="578">
            <text:p>578</text:p>
          </table:table-cell>
          <table:table-cell office:value-type="float" office:value="260293">
            <text:p>260293</text:p>
          </table:table-cell>
          <table:table-cell office:value-type="float" office:value="1691841">
            <text:p>1691841</text:p>
          </table:table-cell>
        </table:table-row>
        <table:table-row table:style-name="ro2">
          <table:table-cell office:value-type="string">
            <text:p>broadcastNetwork</text:p>
          </table:table-cell>
          <table:table-cell office:value-type="float" office:value="0.03081124">
            <text:p>0.03081124</text:p>
          </table:table-cell>
          <table:table-cell office:value-type="float" office:value="0.93735435">
            <text:p>0.93735435</text:p>
          </table:table-cell>
          <table:table-cell/>
          <table:table-cell office:value-type="float" office:value="6838">
            <text:p>6838</text:p>
          </table:table-cell>
          <table:table-cell office:value-type="float" office:value="457">
            <text:p>457</text:p>
          </table:table-cell>
          <table:table-cell office:value-type="float" office:value="215094">
            <text:p>215094</text:p>
          </table:table-cell>
          <table:table-cell office:value-type="float" office:value="1739025">
            <text:p>1739025</text:p>
          </table:table-cell>
        </table:table-row>
        <table:table-row table:style-name="ro1">
          <table:table-cell office:value-type="string">
            <text:p>narrator</text:p>
          </table:table-cell>
          <table:table-cell office:value-type="float" office:value="0.00267453">
            <text:p>0.00267453</text:p>
          </table:table-cell>
          <table:table-cell office:value-type="float" office:value="0.93220868">
            <text:p>0.93220868</text:p>
          </table:table-cell>
          <table:table-cell/>
          <table:table-cell office:value-type="float" office:value="2984">
            <text:p>2984</text:p>
          </table:table-cell>
          <table:table-cell office:value-type="float" office:value="217">
            <text:p>217</text:p>
          </table:table-cell>
          <table:table-cell office:value-type="float" office:value="1112726">
            <text:p>1112726</text:p>
          </table:table-cell>
          <table:table-cell office:value-type="float" office:value="845487">
            <text:p>845487</text:p>
          </table:table-cell>
        </table:table-row>
        <table:table-row table:style-name="ro1">
          <table:table-cell office:value-type="string">
            <text:p>network</text:p>
          </table:table-cell>
          <table:table-cell office:value-type="float" office:value="0.05567993">
            <text:p>0.05567993</text:p>
          </table:table-cell>
          <table:table-cell office:value-type="float" office:value="0.92836415">
            <text:p>0.92836415</text:p>
          </table:table-cell>
          <table:table-cell/>
          <table:table-cell office:value-type="float" office:value="16316">
            <text:p>16316</text:p>
          </table:table-cell>
          <table:table-cell office:value-type="float" office:value="1259">
            <text:p>1259</text:p>
          </table:table-cell>
          <table:table-cell office:value-type="float" office:value="276716">
            <text:p>276716</text:p>
          </table:table-cell>
          <table:table-cell office:value-type="float" office:value="1667123">
            <text:p>1667123</text:p>
          </table:table-cell>
        </table:table-row>
        <table:table-row table:style-name="ro1">
          <table:table-cell office:value-type="string">
            <text:p>award</text:p>
          </table:table-cell>
          <table:table-cell office:value-type="float" office:value="0.03091432">
            <text:p>0.03091432</text:p>
          </table:table-cell>
          <table:table-cell office:value-type="float" office:value="0.92787752">
            <text:p>0.92787752</text:p>
          </table:table-cell>
          <table:table-cell/>
          <table:table-cell office:value-type="float" office:value="27030">
            <text:p>27030</text:p>
          </table:table-cell>
          <table:table-cell office:value-type="float" office:value="2101">
            <text:p>2101</text:p>
          </table:table-cell>
          <table:table-cell office:value-type="float" office:value="847322">
            <text:p>847322</text:p>
          </table:table-cell>
          <table:table-cell office:value-type="float" office:value="1084961">
            <text:p>1084961</text:p>
          </table:table-cell>
        </table:table-row>
        <table:table-row table:style-name="ro1">
          <table:table-cell office:value-type="string">
            <text:p>ground</text:p>
          </table:table-cell>
          <table:table-cell office:value-type="float" office:value="0.03845057">
            <text:p>0.03845057</text:p>
          </table:table-cell>
          <table:table-cell office:value-type="float" office:value="0.92742552">
            <text:p>0.92742552</text:p>
          </table:table-cell>
          <table:table-cell/>
          <table:table-cell office:value-type="float" office:value="14568">
            <text:p>14568</text:p>
          </table:table-cell>
          <table:table-cell office:value-type="float" office:value="1140">
            <text:p>1140</text:p>
          </table:table-cell>
          <table:table-cell office:value-type="float" office:value="364308">
            <text:p>364308</text:p>
          </table:table-cell>
          <table:table-cell office:value-type="float" office:value="1581398">
            <text:p>1581398</text:p>
          </table:table-cell>
        </table:table-row>
        <table:table-row table:style-name="ro1">
          <table:table-cell office:value-type="string">
            <text:p>album</text:p>
          </table:table-cell>
          <table:table-cell office:value-type="float" office:value="0.05547606">
            <text:p>0.05547606</text:p>
          </table:table-cell>
          <table:table-cell office:value-type="float" office:value="0.92626809">
            <text:p>0.92626809</text:p>
          </table:table-cell>
          <table:table-cell/>
          <table:table-cell office:value-type="float" office:value="15741">
            <text:p>15741</text:p>
          </table:table-cell>
          <table:table-cell office:value-type="float" office:value="1253">
            <text:p>1253</text:p>
          </table:table-cell>
          <table:table-cell office:value-type="float" office:value="268003">
            <text:p>268003</text:p>
          </table:table-cell>
          <table:table-cell office:value-type="float" office:value="1676417">
            <text:p>1676417</text:p>
          </table:table-cell>
        </table:table-row>
        <table:table-row table:style-name="ro1">
          <table:table-cell office:value-type="string">
            <text:p>trainer</text:p>
          </table:table-cell>
          <table:table-cell office:value-type="float" office:value="0.00701656">
            <text:p>0.00701656</text:p>
          </table:table-cell>
          <table:table-cell office:value-type="float" office:value="0.92581529">
            <text:p>0.92581529</text:p>
          </table:table-cell>
          <table:table-cell/>
          <table:table-cell office:value-type="float" office:value="3719">
            <text:p>3719</text:p>
          </table:table-cell>
          <table:table-cell office:value-type="float" office:value="298">
            <text:p>298</text:p>
          </table:table-cell>
          <table:table-cell office:value-type="float" office:value="526313">
            <text:p>526313</text:p>
          </table:table-cell>
          <table:table-cell office:value-type="float" office:value="1431084">
            <text:p>1431084</text:p>
          </table:table-cell>
        </table:table-row>
        <table:table-row table:style-name="ro1">
          <table:table-cell office:value-type="string">
            <text:p>builder</text:p>
          </table:table-cell>
          <table:table-cell office:value-type="float" office:value="0.04545593">
            <text:p>0.04545593</text:p>
          </table:table-cell>
          <table:table-cell office:value-type="float" office:value="0.92492911">
            <text:p>0.92492911</text:p>
          </table:table-cell>
          <table:table-cell/>
          <table:table-cell office:value-type="float" office:value="17939">
            <text:p>17939</text:p>
          </table:table-cell>
          <table:table-cell office:value-type="float" office:value="1456">
            <text:p>1456</text:p>
          </table:table-cell>
          <table:table-cell office:value-type="float" office:value="376707">
            <text:p>376707</text:p>
          </table:table-cell>
          <table:table-cell office:value-type="float" office:value="1565312">
            <text:p>1565312</text:p>
          </table:table-cell>
        </table:table-row>
        <table:table-row table:style-name="ro1">
          <table:table-cell office:value-type="string">
            <text:p>place</text:p>
          </table:table-cell>
          <table:table-cell office:value-type="float" office:value="0.04648302">
            <text:p>0.04648302</text:p>
          </table:table-cell>
          <table:table-cell office:value-type="float" office:value="0.92236929">
            <text:p>0.92236929</text:p>
          </table:table-cell>
          <table:table-cell/>
          <table:table-cell office:value-type="float" office:value="9826">
            <text:p>9826</text:p>
          </table:table-cell>
          <table:table-cell office:value-type="float" office:value="827">
            <text:p>827</text:p>
          </table:table-cell>
          <table:table-cell office:value-type="float" office:value="201563">
            <text:p>201563</text:p>
          </table:table-cell>
          <table:table-cell office:value-type="float" office:value="1749198">
            <text:p>1749198</text:p>
          </table:table-cell>
        </table:table-row>
        <table:table-row table:style-name="ro1">
          <table:table-cell office:value-type="string">
            <text:p>religion</text:p>
          </table:table-cell>
          <table:table-cell office:value-type="float" office:value="0.03750038">
            <text:p>0.03750038</text:p>
          </table:table-cell>
          <table:table-cell office:value-type="float" office:value="0.91869177">
            <text:p>0.91869177</text:p>
          </table:table-cell>
          <table:table-cell/>
          <table:table-cell office:value-type="float" office:value="23174">
            <text:p>23174</text:p>
          </table:table-cell>
          <table:table-cell office:value-type="float" office:value="2051">
            <text:p>2051</text:p>
          </table:table-cell>
          <table:table-cell office:value-type="float" office:value="594793">
            <text:p>594793</text:p>
          </table:table-cell>
          <table:table-cell office:value-type="float" office:value="1341396">
            <text:p>1341396</text:p>
          </table:table-cell>
        </table:table-row>
        <table:table-row table:style-name="ro2">
          <table:table-cell office:value-type="string">
            <text:p>broadcastArea</text:p>
          </table:table-cell>
          <table:table-cell office:value-type="float" office:value="0.03264986">
            <text:p>0.03264986</text:p>
          </table:table-cell>
          <table:table-cell office:value-type="float" office:value="0.91760787">
            <text:p>0.91760787</text:p>
          </table:table-cell>
          <table:table-cell/>
          <table:table-cell office:value-type="float" office:value="11293">
            <text:p>11293</text:p>
          </table:table-cell>
          <table:table-cell office:value-type="float" office:value="1014">
            <text:p>1014</text:p>
          </table:table-cell>
          <table:table-cell office:value-type="float" office:value="334589">
            <text:p>334589</text:p>
          </table:table-cell>
          <table:table-cell office:value-type="float" office:value="1614518">
            <text:p>1614518</text:p>
          </table:table-cell>
        </table:table-row>
        <table:table-row table:style-name="ro1">
          <table:table-cell office:value-type="string">
            <text:p>training</text:p>
          </table:table-cell>
          <table:table-cell office:value-type="float" office:value="0.00453796">
            <text:p>0.00453796</text:p>
          </table:table-cell>
          <table:table-cell office:value-type="float" office:value="0.91719521">
            <text:p>0.91719521</text:p>
          </table:table-cell>
          <table:table-cell/>
          <table:table-cell office:value-type="float" office:value="2603">
            <text:p>2603</text:p>
          </table:table-cell>
          <table:table-cell office:value-type="float" office:value="235">
            <text:p>235</text:p>
          </table:table-cell>
          <table:table-cell office:value-type="float" office:value="571003">
            <text:p>571003</text:p>
          </table:table-cell>
          <table:table-cell office:value-type="float" office:value="1387573">
            <text:p>1387573</text:p>
          </table:table-cell>
        </table:table-row>
        <table:table-row table:style-name="ro2">
          <table:table-cell office:value-type="string">
            <text:p>parentCompany</text:p>
          </table:table-cell>
          <table:table-cell office:value-type="float" office:value="0.01254769">
            <text:p>0.01254769</text:p>
          </table:table-cell>
          <table:table-cell office:value-type="float" office:value="0.91440473">
            <text:p>0.91440473</text:p>
          </table:table-cell>
          <table:table-cell/>
          <table:table-cell office:value-type="float" office:value="6805">
            <text:p>6805</text:p>
          </table:table-cell>
          <table:table-cell office:value-type="float" office:value="637">
            <text:p>637</text:p>
          </table:table-cell>
          <table:table-cell office:value-type="float" office:value="535526">
            <text:p>535526</text:p>
          </table:table-cell>
          <table:table-cell office:value-type="float" office:value="1418446">
            <text:p>1418446</text:p>
          </table:table-cell>
        </table:table-row>
        <table:table-row table:style-name="ro2">
          <table:table-cell office:value-type="string">
            <text:p>relatedMeanOfTransportation</text:p>
          </table:table-cell>
          <table:table-cell office:value-type="float" office:value="0.0038791">
            <text:p>0.0038791</text:p>
          </table:table-cell>
          <table:table-cell office:value-type="float" office:value="0.91174717">
            <text:p>0.91174717</text:p>
          </table:table-cell>
          <table:table-cell/>
          <table:table-cell office:value-type="float" office:value="1529">
            <text:p>1529</text:p>
          </table:table-cell>
          <table:table-cell office:value-type="float" office:value="148">
            <text:p>148</text:p>
          </table:table-cell>
          <table:table-cell office:value-type="float" office:value="392635">
            <text:p>392635</text:p>
          </table:table-cell>
          <table:table-cell office:value-type="float" office:value="1567102">
            <text:p>1567102</text:p>
          </table:table-cell>
        </table:table-row>
        <table:table-row table:style-name="ro2">
          <table:table-cell office:value-type="string">
            <text:p>restingPlace</text:p>
          </table:table-cell>
          <table:table-cell office:value-type="float" office:value="0.0148807">
            <text:p>0.0148807</text:p>
          </table:table-cell>
          <table:table-cell office:value-type="float" office:value="0.91011236">
            <text:p>0.91011236</text:p>
          </table:table-cell>
          <table:table-cell/>
          <table:table-cell office:value-type="float" office:value="9639">
            <text:p>9639</text:p>
          </table:table-cell>
          <table:table-cell office:value-type="float" office:value="952">
            <text:p>952</text:p>
          </table:table-cell>
          <table:table-cell office:value-type="float" office:value="638113">
            <text:p>638113</text:p>
          </table:table-cell>
          <table:table-cell office:value-type="float" office:value="1312710">
            <text:p>1312710</text:p>
          </table:table-cell>
        </table:table-row>
        <table:table-row table:style-name="ro1">
          <table:table-cell office:value-type="string">
            <text:p>developer</text:p>
          </table:table-cell>
          <table:table-cell office:value-type="float" office:value="0.035018">
            <text:p>0.035018</text:p>
          </table:table-cell>
          <table:table-cell office:value-type="float" office:value="0.90888098">
            <text:p>0.90888098</text:p>
          </table:table-cell>
          <table:table-cell/>
          <table:table-cell office:value-type="float" office:value="18892">
            <text:p>18892</text:p>
          </table:table-cell>
          <table:table-cell office:value-type="float" office:value="1894">
            <text:p>1894</text:p>
          </table:table-cell>
          <table:table-cell office:value-type="float" office:value="520602">
            <text:p>520602</text:p>
          </table:table-cell>
          <table:table-cell office:value-type="float" office:value="1420026">
            <text:p>1420026</text:p>
          </table:table-cell>
        </table:table-row>
        <table:table-row table:style-name="ro2">
          <table:table-cell office:value-type="string">
            <text:p>whaDraftTeam</text:p>
          </table:table-cell>
          <table:table-cell office:value-type="float" office:value="0.00100709">
            <text:p>0.00100709</text:p>
          </table:table-cell>
          <table:table-cell office:value-type="float" office:value="0.90638298">
            <text:p>0.90638298</text:p>
          </table:table-cell>
          <table:table-cell/>
          <table:table-cell office:value-type="float" office:value="213">
            <text:p>213</text:p>
          </table:table-cell>
          <table:table-cell office:value-type="float" office:value="22">
            <text:p>22</text:p>
          </table:table-cell>
          <table:table-cell office:value-type="float" office:value="211287">
            <text:p>211287</text:p>
          </table:table-cell>
          <table:table-cell office:value-type="float" office:value="1749892">
            <text:p>1749892</text:p>
          </table:table-cell>
        </table:table-row>
        <table:table-row table:style-name="ro1">
          <table:table-cell office:value-type="string">
            <text:p>tenant</text:p>
          </table:table-cell>
          <table:table-cell office:value-type="float" office:value="0.01953143">
            <text:p>0.01953143</text:p>
          </table:table-cell>
          <table:table-cell office:value-type="float" office:value="0.9041942">
            <text:p>0.9041942</text:p>
          </table:table-cell>
          <table:table-cell/>
          <table:table-cell office:value-type="float" office:value="6295">
            <text:p>6295</text:p>
          </table:table-cell>
          <table:table-cell office:value-type="float" office:value="667">
            <text:p>667</text:p>
          </table:table-cell>
          <table:table-cell office:value-type="float" office:value="316006">
            <text:p>316006</text:p>
          </table:table-cell>
          <table:table-cell office:value-type="float" office:value="1638446">
            <text:p>1638446</text:p>
          </table:table-cell>
        </table:table-row>
        <table:table-row table:style-name="ro2">
          <table:table-cell office:value-type="string">
            <text:p>locatedInArea</text:p>
          </table:table-cell>
          <table:table-cell office:value-type="float" office:value="0.03565035">
            <text:p>0.03565035</text:p>
          </table:table-cell>
          <table:table-cell office:value-type="float" office:value="0.9025788">
            <text:p>0.9025788</text:p>
          </table:table-cell>
          <table:table-cell/>
          <table:table-cell office:value-type="float" office:value="13860">
            <text:p>13860</text:p>
          </table:table-cell>
          <table:table-cell office:value-type="float" office:value="1496">
            <text:p>1496</text:p>
          </table:table-cell>
          <table:table-cell office:value-type="float" office:value="374916">
            <text:p>374916</text:p>
          </table:table-cell>
          <table:table-cell office:value-type="float" office:value="1571142">
            <text:p>1571142</text:p>
          </table:table-cell>
        </table:table-row>
        <table:table-row table:style-name="ro1">
          <table:table-cell office:value-type="string">
            <text:p>author</text:p>
          </table:table-cell>
          <table:table-cell office:value-type="float" office:value="0.02800506">
            <text:p>0.02800506</text:p>
          </table:table-cell>
          <table:table-cell office:value-type="float" office:value="0.89743726">
            <text:p>0.89743726</text:p>
          </table:table-cell>
          <table:table-cell/>
          <table:table-cell office:value-type="float" office:value="33793">
            <text:p>33793</text:p>
          </table:table-cell>
          <table:table-cell office:value-type="float" office:value="3862">
            <text:p>3862</text:p>
          </table:table-cell>
          <table:table-cell office:value-type="float" office:value="1172882">
            <text:p>1172882</text:p>
          </table:table-cell>
          <table:table-cell office:value-type="float" office:value="750877">
            <text:p>750877</text:p>
          </table:table-cell>
        </table:table-row>
        <table:table-row table:style-name="ro1">
          <table:table-cell office:value-type="string">
            <text:p>profession</text:p>
          </table:table-cell>
          <table:table-cell office:value-type="float" office:value="0.02834692">
            <text:p>0.02834692</text:p>
          </table:table-cell>
          <table:table-cell office:value-type="float" office:value="0.89120715">
            <text:p>0.89120715</text:p>
          </table:table-cell>
          <table:table-cell/>
          <table:table-cell office:value-type="float" office:value="7774">
            <text:p>7774</text:p>
          </table:table-cell>
          <table:table-cell office:value-type="float" office:value="949">
            <text:p>949</text:p>
          </table:table-cell>
          <table:table-cell office:value-type="float" office:value="266471">
            <text:p>266471</text:p>
          </table:table-cell>
          <table:table-cell office:value-type="float" office:value="1686220">
            <text:p>1686220</text:p>
          </table:table-cell>
        </table:table-row>
        <table:table-row table:style-name="ro1">
          <table:table-cell office:value-type="string">
            <text:p>board</text:p>
          </table:table-cell>
          <table:table-cell office:value-type="float" office:value="0.00089096">
            <text:p>0.00089096</text:p>
          </table:table-cell>
          <table:table-cell office:value-type="float" office:value="0.89049587">
            <text:p>0.89049587</text:p>
          </table:table-cell>
          <table:table-cell/>
          <table:table-cell office:value-type="float" office:value="431">
            <text:p>431</text:p>
          </table:table-cell>
          <table:table-cell office:value-type="float" office:value="53">
            <text:p>53</text:p>
          </table:table-cell>
          <table:table-cell office:value-type="float" office:value="483319">
            <text:p>483319</text:p>
          </table:table-cell>
          <table:table-cell office:value-type="float" office:value="1477611">
            <text:p>1477611</text:p>
          </table:table-cell>
        </table:table-row>
        <table:table-row table:style-name="ro1">
          <table:table-cell office:value-type="string">
            <text:p>occupation</text:p>
          </table:table-cell>
          <table:table-cell office:value-type="float" office:value="0.11828377">
            <text:p>0.11828377</text:p>
          </table:table-cell>
          <table:table-cell office:value-type="float" office:value="0.88871727">
            <text:p>0.88871727</text:p>
          </table:table-cell>
          <table:table-cell/>
          <table:table-cell office:value-type="float" office:value="109322">
            <text:p>109322</text:p>
          </table:table-cell>
          <table:table-cell office:value-type="float" office:value="13689">
            <text:p>13689</text:p>
          </table:table-cell>
          <table:table-cell office:value-type="float" office:value="814913">
            <text:p>814913</text:p>
          </table:table-cell>
          <table:table-cell office:value-type="float" office:value="1023490">
            <text:p>1023490</text:p>
          </table:table-cell>
        </table:table-row>
        <table:table-row table:style-name="ro1">
          <table:table-cell office:value-type="string">
            <text:p>influenced</text:p>
          </table:table-cell>
          <table:table-cell office:value-type="float" office:value="0.00475056">
            <text:p>0.00475056</text:p>
          </table:table-cell>
          <table:table-cell office:value-type="float" office:value="0.88734306">
            <text:p>0.88734306</text:p>
          </table:table-cell>
          <table:table-cell/>
          <table:table-cell office:value-type="float" office:value="2615">
            <text:p>2615</text:p>
          </table:table-cell>
          <table:table-cell office:value-type="float" office:value="332">
            <text:p>332</text:p>
          </table:table-cell>
          <table:table-cell office:value-type="float" office:value="547846">
            <text:p>547846</text:p>
          </table:table-cell>
          <table:table-cell office:value-type="float" office:value="1410621">
            <text:p>1410621</text:p>
          </table:table-cell>
        </table:table-row>
        <table:table-row table:style-name="ro2">
          <table:table-cell office:value-type="string">
            <text:p>owningCompany</text:p>
          </table:table-cell>
          <table:table-cell office:value-type="float" office:value="0.01626011">
            <text:p>0.01626011</text:p>
          </table:table-cell>
          <table:table-cell office:value-type="float" office:value="0.87424782">
            <text:p>0.87424782</text:p>
          </table:table-cell>
          <table:table-cell/>
          <table:table-cell office:value-type="float" office:value="7119">
            <text:p>7119</text:p>
          </table:table-cell>
          <table:table-cell office:value-type="float" office:value="1024">
            <text:p>1024</text:p>
          </table:table-cell>
          <table:table-cell office:value-type="float" office:value="430701">
            <text:p>430701</text:p>
          </table:table-cell>
          <table:table-cell office:value-type="float" office:value="1522570">
            <text:p>1522570</text:p>
          </table:table-cell>
        </table:table-row>
        <table:table-row table:style-name="ro1">
          <table:table-cell office:value-type="string">
            <text:p>governor</text:p>
          </table:table-cell>
          <table:table-cell office:value-type="float" office:value="0.00501541">
            <text:p>0.00501541</text:p>
          </table:table-cell>
          <table:table-cell office:value-type="float" office:value="0.87374749">
            <text:p>0.87374749</text:p>
          </table:table-cell>
          <table:table-cell/>
          <table:table-cell office:value-type="float" office:value="1308">
            <text:p>1308</text:p>
          </table:table-cell>
          <table:table-cell office:value-type="float" office:value="189">
            <text:p>189</text:p>
          </table:table-cell>
          <table:table-cell office:value-type="float" office:value="259488">
            <text:p>259488</text:p>
          </table:table-cell>
          <table:table-cell office:value-type="float" office:value="1700429">
            <text:p>1700429</text:p>
          </table:table-cell>
        </table:table-row>
        <table:table-row table:style-name="ro1">
          <table:table-cell office:value-type="string">
            <text:p>owner</text:p>
          </table:table-cell>
          <table:table-cell office:value-type="float" office:value="0.04406204">
            <text:p>0.04406204</text:p>
          </table:table-cell>
          <table:table-cell office:value-type="float" office:value="0.87073222">
            <text:p>0.87073222</text:p>
          </table:table-cell>
          <table:table-cell/>
          <table:table-cell office:value-type="float" office:value="33154">
            <text:p>33154</text:p>
          </table:table-cell>
          <table:table-cell office:value-type="float" office:value="4922">
            <text:p>4922</text:p>
          </table:table-cell>
          <table:table-cell office:value-type="float" office:value="719285">
            <text:p>719285</text:p>
          </table:table-cell>
          <table:table-cell office:value-type="float" office:value="1204053">
            <text:p>1204053</text:p>
          </table:table-cell>
        </table:table-row>
        <table:table-row table:style-name="ro1">
          <table:table-cell office:value-type="string">
            <text:p>creator</text:p>
          </table:table-cell>
          <table:table-cell office:value-type="float" office:value="0.03723956">
            <text:p>0.03723956</text:p>
          </table:table-cell>
          <table:table-cell office:value-type="float" office:value="0.86216072">
            <text:p>0.86216072</text:p>
          </table:table-cell>
          <table:table-cell/>
          <table:table-cell office:value-type="float" office:value="12960">
            <text:p>12960</text:p>
          </table:table-cell>
          <table:table-cell office:value-type="float" office:value="2072">
            <text:p>2072</text:p>
          </table:table-cell>
          <table:table-cell office:value-type="float" office:value="335057">
            <text:p>335057</text:p>
          </table:table-cell>
          <table:table-cell office:value-type="float" office:value="1611325">
            <text:p>1611325</text:p>
          </table:table-cell>
        </table:table-row>
        <table:table-row table:style-name="ro1">
          <table:table-cell office:value-type="string">
            <text:p>deputy</text:p>
          </table:table-cell>
          <table:table-cell office:value-type="float" office:value="0.00228105">
            <text:p>0.00228105</text:p>
          </table:table-cell>
          <table:table-cell office:value-type="float" office:value="0.85883749">
            <text:p>0.85883749</text:p>
          </table:table-cell>
          <table:table-cell/>
          <table:table-cell office:value-type="float" office:value="724">
            <text:p>724</text:p>
          </table:table-cell>
          <table:table-cell office:value-type="float" office:value="119">
            <text:p>119</text:p>
          </table:table-cell>
          <table:table-cell office:value-type="float" office:value="316673">
            <text:p>316673</text:p>
          </table:table-cell>
          <table:table-cell office:value-type="float" office:value="1643898">
            <text:p>1643898</text:p>
          </table:table-cell>
        </table:table-row>
        <table:table-row table:style-name="ro1">
          <table:table-cell office:value-type="string">
            <text:p>city</text:p>
          </table:table-cell>
          <table:table-cell office:value-type="float" office:value="0.0665598">
            <text:p>0.0665598</text:p>
          </table:table-cell>
          <table:table-cell office:value-type="float" office:value="0.85739982">
            <text:p>0.85739982</text:p>
          </table:table-cell>
          <table:table-cell/>
          <table:table-cell office:value-type="float" office:value="58629">
            <text:p>58629</text:p>
          </table:table-cell>
          <table:table-cell office:value-type="float" office:value="9751">
            <text:p>9751</text:p>
          </table:table-cell>
          <table:table-cell office:value-type="float" office:value="822218">
            <text:p>822218</text:p>
          </table:table-cell>
          <table:table-cell office:value-type="float" office:value="1070816">
            <text:p>1070816</text:p>
          </table:table-cell>
        </table:table-row>
        <table:table-row table:style-name="ro1">
          <table:table-cell office:value-type="string">
            <text:p>architect</text:p>
          </table:table-cell>
          <table:table-cell office:value-type="float" office:value="0.02932929">
            <text:p>0.02932929</text:p>
          </table:table-cell>
          <table:table-cell office:value-type="float" office:value="0.85433423">
            <text:p>0.85433423</text:p>
          </table:table-cell>
          <table:table-cell/>
          <table:table-cell office:value-type="float" office:value="9560">
            <text:p>9560</text:p>
          </table:table-cell>
          <table:table-cell office:value-type="float" office:value="1630">
            <text:p>1630</text:p>
          </table:table-cell>
          <table:table-cell office:value-type="float" office:value="316394">
            <text:p>316394</text:p>
          </table:table-cell>
          <table:table-cell office:value-type="float" office:value="1633830">
            <text:p>1633830</text:p>
          </table:table-cell>
        </table:table-row>
        <table:table-row table:style-name="ro1">
          <table:table-cell office:value-type="string">
            <text:p>assembly</text:p>
          </table:table-cell>
          <table:table-cell office:value-type="float" office:value="0.00656601">
            <text:p>0.00656601</text:p>
          </table:table-cell>
          <table:table-cell office:value-type="float" office:value="0.85154976">
            <text:p>0.85154976</text:p>
          </table:table-cell>
          <table:table-cell/>
          <table:table-cell office:value-type="float" office:value="1566">
            <text:p>1566</text:p>
          </table:table-cell>
          <table:table-cell office:value-type="float" office:value="273">
            <text:p>273</text:p>
          </table:table-cell>
          <table:table-cell office:value-type="float" office:value="236935">
            <text:p>236935</text:p>
          </table:table-cell>
          <table:table-cell office:value-type="float" office:value="1722640">
            <text:p>1722640</text:p>
          </table:table-cell>
        </table:table-row>
        <table:table-row table:style-name="ro1">
          <table:table-cell office:value-type="string">
            <text:p>publisher</text:p>
          </table:table-cell>
          <table:table-cell office:value-type="float" office:value="0.05598696">
            <text:p>0.05598696</text:p>
          </table:table-cell>
          <table:table-cell office:value-type="float" office:value="0.84842007">
            <text:p>0.84842007</text:p>
          </table:table-cell>
          <table:table-cell/>
          <table:table-cell office:value-type="float" office:value="40087">
            <text:p>40087</text:p>
          </table:table-cell>
          <table:table-cell office:value-type="float" office:value="7162">
            <text:p>7162</text:p>
          </table:table-cell>
          <table:table-cell office:value-type="float" office:value="675919">
            <text:p>675919</text:p>
          </table:table-cell>
          <table:table-cell office:value-type="float" office:value="1238246">
            <text:p>1238246</text:p>
          </table:table-cell>
        </table:table-row>
        <table:table-row table:style-name="ro2">
          <table:table-cell office:value-type="string">
            <text:p>formerBandMember</text:p>
          </table:table-cell>
          <table:table-cell office:value-type="float" office:value="0.02826657">
            <text:p>0.02826657</text:p>
          </table:table-cell>
          <table:table-cell office:value-type="float" office:value="0.84562466">
            <text:p>0.84562466</text:p>
          </table:table-cell>
          <table:table-cell/>
          <table:table-cell office:value-type="float" office:value="6146">
            <text:p>6146</text:p>
          </table:table-cell>
          <table:table-cell office:value-type="float" office:value="1122">
            <text:p>1122</text:p>
          </table:table-cell>
          <table:table-cell office:value-type="float" office:value="211284">
            <text:p>211284</text:p>
          </table:table-cell>
          <table:table-cell office:value-type="float" office:value="1742862">
            <text:p>1742862</text:p>
          </table:table-cell>
        </table:table-row>
        <table:table-row table:style-name="ro2">
          <table:table-cell office:value-type="string">
            <text:p>routeJunction</text:p>
          </table:table-cell>
          <table:table-cell office:value-type="float" office:value="0.01819407">
            <text:p>0.01819407</text:p>
          </table:table-cell>
          <table:table-cell office:value-type="float" office:value="0.8338299">
            <text:p>0.8338299</text:p>
          </table:table-cell>
          <table:table-cell/>
          <table:table-cell office:value-type="float" office:value="6157">
            <text:p>6157</text:p>
          </table:table-cell>
          <table:table-cell office:value-type="float" office:value="1227">
            <text:p>1227</text:p>
          </table:table-cell>
          <table:table-cell office:value-type="float" office:value="332250">
            <text:p>332250</text:p>
          </table:table-cell>
          <table:table-cell office:value-type="float" office:value="1621780">
            <text:p>1621780</text:p>
          </table:table-cell>
        </table:table-row>
        <table:table-row table:style-name="ro1">
          <table:table-cell office:value-type="string">
            <text:p>manufacturer</text:p>
          </table:table-cell>
          <table:table-cell office:value-type="float" office:value="0.04482657">
            <text:p>0.04482657</text:p>
          </table:table-cell>
          <table:table-cell office:value-type="float" office:value="0.8334478">
            <text:p>0.8334478</text:p>
          </table:table-cell>
          <table:table-cell/>
          <table:table-cell office:value-type="float" office:value="12135">
            <text:p>12135</text:p>
          </table:table-cell>
          <table:table-cell office:value-type="float" office:value="2425">
            <text:p>2425</text:p>
          </table:table-cell>
          <table:table-cell office:value-type="float" office:value="258575">
            <text:p>258575</text:p>
          </table:table-cell>
          <table:table-cell office:value-type="float" office:value="1688279">
            <text:p>1688279</text:p>
          </table:table-cell>
        </table:table-row>
        <table:table-row table:style-name="ro2">
          <table:table-cell office:value-type="string">
            <text:p>foundationPlace</text:p>
          </table:table-cell>
          <table:table-cell office:value-type="float" office:value="0.01137894">
            <text:p>0.01137894</text:p>
          </table:table-cell>
          <table:table-cell office:value-type="float" office:value="0.83170548">
            <text:p>0.83170548</text:p>
          </table:table-cell>
          <table:table-cell/>
          <table:table-cell office:value-type="float" office:value="5535">
            <text:p>5535</text:p>
          </table:table-cell>
          <table:table-cell office:value-type="float" office:value="1120">
            <text:p>1120</text:p>
          </table:table-cell>
          <table:table-cell office:value-type="float" office:value="480890">
            <text:p>480890</text:p>
          </table:table-cell>
          <table:table-cell office:value-type="float" office:value="1473869">
            <text:p>1473869</text:p>
          </table:table-cell>
        </table:table-row>
        <table:table-row table:style-name="ro2">
          <table:table-cell office:value-type="string">
            <text:p>doctoralAdvisor</text:p>
          </table:table-cell>
          <table:table-cell office:value-type="float" office:value="0.00784615">
            <text:p>0.00784615</text:p>
          </table:table-cell>
          <table:table-cell office:value-type="float" office:value="0.82222222">
            <text:p>0.82222222</text:p>
          </table:table-cell>
          <table:table-cell/>
          <table:table-cell office:value-type="float" office:value="2960">
            <text:p>2960</text:p>
          </table:table-cell>
          <table:table-cell office:value-type="float" office:value="640">
            <text:p>640</text:p>
          </table:table-cell>
          <table:table-cell office:value-type="float" office:value="374295">
            <text:p>374295</text:p>
          </table:table-cell>
          <table:table-cell office:value-type="float" office:value="1583519">
            <text:p>1583519</text:p>
          </table:table-cell>
        </table:table-row>
        <table:table-row table:style-name="ro1">
          <table:table-cell office:value-type="string">
            <text:p>citizenship</text:p>
          </table:table-cell>
          <table:table-cell office:value-type="float" office:value="0.00504237">
            <text:p>0.00504237</text:p>
          </table:table-cell>
          <table:table-cell office:value-type="float" office:value="0.81433637">
            <text:p>0.81433637</text:p>
          </table:table-cell>
          <table:table-cell/>
          <table:table-cell office:value-type="float" office:value="3215">
            <text:p>3215</text:p>
          </table:table-cell>
          <table:table-cell office:value-type="float" office:value="733">
            <text:p>733</text:p>
          </table:table-cell>
          <table:table-cell office:value-type="float" office:value="634382">
            <text:p>634382</text:p>
          </table:table-cell>
          <table:table-cell office:value-type="float" office:value="1323084">
            <text:p>1323084</text:p>
          </table:table-cell>
        </table:table-row>
        <table:table-row table:style-name="ro2">
          <table:table-cell office:value-type="string">
            <text:p>locationCity</text:p>
          </table:table-cell>
          <table:table-cell office:value-type="float" office:value="0.02572561">
            <text:p>0.02572561</text:p>
          </table:table-cell>
          <table:table-cell office:value-type="float" office:value="0.81312304">
            <text:p>0.81312304</text:p>
          </table:table-cell>
          <table:table-cell/>
          <table:table-cell office:value-type="float" office:value="11909">
            <text:p>11909</text:p>
          </table:table-cell>
          <table:table-cell office:value-type="float" office:value="2737">
            <text:p>2737</text:p>
          </table:table-cell>
          <table:table-cell office:value-type="float" office:value="451015">
            <text:p>451015</text:p>
          </table:table-cell>
          <table:table-cell office:value-type="float" office:value="1495753">
            <text:p>1495753</text:p>
          </table:table-cell>
        </table:table-row>
        <table:table-row table:style-name="ro1">
          <table:table-cell office:value-type="string">
            <text:p>operator</text:p>
          </table:table-cell>
          <table:table-cell office:value-type="float" office:value="0.01692797">
            <text:p>0.01692797</text:p>
          </table:table-cell>
          <table:table-cell office:value-type="float" office:value="0.81137356">
            <text:p>0.81137356</text:p>
          </table:table-cell>
          <table:table-cell/>
          <table:table-cell office:value-type="float" office:value="7248">
            <text:p>7248</text:p>
          </table:table-cell>
          <table:table-cell office:value-type="float" office:value="1685">
            <text:p>1685</text:p>
          </table:table-cell>
          <table:table-cell office:value-type="float" office:value="420919">
            <text:p>420919</text:p>
          </table:table-cell>
          <table:table-cell office:value-type="float" office:value="1531562">
            <text:p>1531562</text:p>
          </table:table-cell>
        </table:table-row>
        <table:table-row table:style-name="ro1">
          <table:table-cell office:value-type="string">
            <text:p>garrison</text:p>
          </table:table-cell>
          <table:table-cell office:value-type="float" office:value="0.00837806">
            <text:p>0.00837806</text:p>
          </table:table-cell>
          <table:table-cell office:value-type="float" office:value="0.80563887">
            <text:p>0.80563887</text:p>
          </table:table-cell>
          <table:table-cell/>
          <table:table-cell office:value-type="float" office:value="4029">
            <text:p>4029</text:p>
          </table:table-cell>
          <table:table-cell office:value-type="float" office:value="972">
            <text:p>972</text:p>
          </table:table-cell>
          <table:table-cell office:value-type="float" office:value="476870">
            <text:p>476870</text:p>
          </table:table-cell>
          <table:table-cell office:value-type="float" office:value="1479543">
            <text:p>1479543</text:p>
          </table:table-cell>
        </table:table-row>
        <table:table-row table:style-name="ro2">
          <table:table-cell office:value-type="string">
            <text:p>mouthCountry</text:p>
          </table:table-cell>
          <table:table-cell office:value-type="float" office:value="0.01030041">
            <text:p>0.01030041</text:p>
          </table:table-cell>
          <table:table-cell office:value-type="float" office:value="0.80105634">
            <text:p>0.80105634</text:p>
          </table:table-cell>
          <table:table-cell/>
          <table:table-cell office:value-type="float" office:value="455">
            <text:p>455</text:p>
          </table:table-cell>
          <table:table-cell office:value-type="float" office:value="113">
            <text:p>113</text:p>
          </table:table-cell>
          <table:table-cell office:value-type="float" office:value="43718">
            <text:p>43718</text:p>
          </table:table-cell>
          <table:table-cell office:value-type="float" office:value="1917128">
            <text:p>1917128</text:p>
          </table:table-cell>
        </table:table-row>
        <table:table-row table:style-name="ro2">
          <table:table-cell office:value-type="string">
            <text:p>mountainRange</text:p>
          </table:table-cell>
          <table:table-cell office:value-type="float" office:value="0.03274756">
            <text:p>0.03274756</text:p>
          </table:table-cell>
          <table:table-cell office:value-type="float" office:value="0.80073801">
            <text:p>0.80073801</text:p>
          </table:table-cell>
          <table:table-cell/>
          <table:table-cell office:value-type="float" office:value="6293">
            <text:p>6293</text:p>
          </table:table-cell>
          <table:table-cell office:value-type="float" office:value="1566">
            <text:p>1566</text:p>
          </table:table-cell>
          <table:table-cell office:value-type="float" office:value="185874">
            <text:p>185874</text:p>
          </table:table-cell>
          <table:table-cell office:value-type="float" office:value="1767681">
            <text:p>1767681</text:p>
          </table:table-cell>
        </table:table-row>
        <table:table-row table:style-name="ro2">
          <table:table-cell office:value-type="string">
            <text:p>routeStart</text:p>
          </table:table-cell>
          <table:table-cell office:value-type="float" office:value="0.04489857">
            <text:p>0.04489857</text:p>
          </table:table-cell>
          <table:table-cell office:value-type="float" office:value="0.79888586">
            <text:p>0.79888586</text:p>
          </table:table-cell>
          <table:table-cell/>
          <table:table-cell office:value-type="float" office:value="12620">
            <text:p>12620</text:p>
          </table:table-cell>
          <table:table-cell office:value-type="float" office:value="3177">
            <text:p>3177</text:p>
          </table:table-cell>
          <table:table-cell office:value-type="float" office:value="268458">
            <text:p>268458</text:p>
          </table:table-cell>
          <table:table-cell office:value-type="float" office:value="1677159">
            <text:p>1677159</text:p>
          </table:table-cell>
        </table:table-row>
        <table:table-row table:style-name="ro2">
          <table:table-cell office:value-type="string">
            <text:p>militaryUnit</text:p>
          </table:table-cell>
          <table:table-cell office:value-type="float" office:value="0.01083266">
            <text:p>0.01083266</text:p>
          </table:table-cell>
          <table:table-cell office:value-type="float" office:value="0.79259259">
            <text:p>0.79259259</text:p>
          </table:table-cell>
          <table:table-cell/>
          <table:table-cell office:value-type="float" office:value="5992">
            <text:p>5992</text:p>
          </table:table-cell>
          <table:table-cell office:value-type="float" office:value="1568">
            <text:p>1568</text:p>
          </table:table-cell>
          <table:table-cell office:value-type="float" office:value="547150">
            <text:p>547150</text:p>
          </table:table-cell>
          <table:table-cell office:value-type="float" office:value="1406704">
            <text:p>1406704</text:p>
          </table:table-cell>
        </table:table-row>
        <table:table-row table:style-name="ro2">
          <table:table-cell office:value-type="string">
            <text:p>formerPartner</text:p>
          </table:table-cell>
          <table:table-cell office:value-type="float" office:value="0.00343781">
            <text:p>0.00343781</text:p>
          </table:table-cell>
          <table:table-cell office:value-type="float" office:value="0.79176201">
            <text:p>0.79176201</text:p>
          </table:table-cell>
          <table:table-cell/>
          <table:table-cell office:value-type="float" office:value="692">
            <text:p>692</text:p>
          </table:table-cell>
          <table:table-cell office:value-type="float" office:value="182">
            <text:p>182</text:p>
          </table:table-cell>
          <table:table-cell office:value-type="float" office:value="200599">
            <text:p>200599</text:p>
          </table:table-cell>
          <table:table-cell office:value-type="float" office:value="1759941">
            <text:p>1759941</text:p>
          </table:table-cell>
        </table:table-row>
        <table:table-row table:style-name="ro1">
          <table:table-cell office:value-type="string">
            <text:p>partner</text:p>
          </table:table-cell>
          <table:table-cell office:value-type="float" office:value="0.00146154">
            <text:p>0.00146154</text:p>
          </table:table-cell>
          <table:table-cell office:value-type="float" office:value="0.79136691">
            <text:p>0.79136691</text:p>
          </table:table-cell>
          <table:table-cell/>
          <table:table-cell office:value-type="float" office:value="660">
            <text:p>660</text:p>
          </table:table-cell>
          <table:table-cell office:value-type="float" office:value="174">
            <text:p>174</text:p>
          </table:table-cell>
          <table:table-cell office:value-type="float" office:value="450919">
            <text:p>450919</text:p>
          </table:table-cell>
          <table:table-cell office:value-type="float" office:value="1509661">
            <text:p>1509661</text:p>
          </table:table-cell>
        </table:table-row>
        <table:table-row table:style-name="ro1">
          <table:table-cell office:value-type="string">
            <text:p>distributor</text:p>
          </table:table-cell>
          <table:table-cell office:value-type="float" office:value="0.04624366">
            <text:p>0.04624366</text:p>
          </table:table-cell>
          <table:table-cell office:value-type="float" office:value="0.78844013">
            <text:p>0.78844013</text:p>
          </table:table-cell>
          <table:table-cell/>
          <table:table-cell office:value-type="float" office:value="29751">
            <text:p>29751</text:p>
          </table:table-cell>
          <table:table-cell office:value-type="float" office:value="7983">
            <text:p>7983</text:p>
          </table:table-cell>
          <table:table-cell office:value-type="float" office:value="613602">
            <text:p>613602</text:p>
          </table:table-cell>
          <table:table-cell office:value-type="float" office:value="1310078">
            <text:p>1310078</text:p>
          </table:table-cell>
        </table:table-row>
        <table:table-row table:style-name="ro1">
          <table:table-cell office:value-type="string">
            <text:p>subsidiary</text:p>
          </table:table-cell>
          <table:table-cell office:value-type="float" office:value="0.00383132">
            <text:p>0.00383132</text:p>
          </table:table-cell>
          <table:table-cell office:value-type="float" office:value="0.78101072">
            <text:p>0.78101072</text:p>
          </table:table-cell>
          <table:table-cell/>
          <table:table-cell office:value-type="float" office:value="1020">
            <text:p>1020</text:p>
          </table:table-cell>
          <table:table-cell office:value-type="float" office:value="286">
            <text:p>286</text:p>
          </table:table-cell>
          <table:table-cell office:value-type="float" office:value="265207">
            <text:p>265207</text:p>
          </table:table-cell>
          <table:table-cell office:value-type="float" office:value="1694901">
            <text:p>1694901</text:p>
          </table:table-cell>
        </table:table-row>
        <table:table-row table:style-name="ro2">
          <table:table-cell office:value-type="string">
            <text:p>basedOn</text:p>
          </table:table-cell>
          <table:table-cell office:value-type="float" office:value="0.00604748">
            <text:p>0.00604748</text:p>
          </table:table-cell>
          <table:table-cell office:value-type="float" office:value="0.77515528">
            <text:p>0.77515528</text:p>
          </table:table-cell>
          <table:table-cell/>
          <table:table-cell office:value-type="float" office:value="1248">
            <text:p>1248</text:p>
          </table:table-cell>
          <table:table-cell office:value-type="float" office:value="362">
            <text:p>362</text:p>
          </table:table-cell>
          <table:table-cell office:value-type="float" office:value="205119">
            <text:p>205119</text:p>
          </table:table-cell>
          <table:table-cell office:value-type="float" office:value="1754685">
            <text:p>1754685</text:p>
          </table:table-cell>
        </table:table-row>
        <table:table-row table:style-name="ro1">
          <table:table-cell office:value-type="string">
            <text:p>relative</text:p>
          </table:table-cell>
          <table:table-cell office:value-type="float" office:value="0.01035383">
            <text:p>0.01035383</text:p>
          </table:table-cell>
          <table:table-cell office:value-type="float" office:value="0.77328647">
            <text:p>0.77328647</text:p>
          </table:table-cell>
          <table:table-cell/>
          <table:table-cell office:value-type="float" office:value="2640">
            <text:p>2640</text:p>
          </table:table-cell>
          <table:table-cell office:value-type="float" office:value="774">
            <text:p>774</text:p>
          </table:table-cell>
          <table:table-cell office:value-type="float" office:value="252338">
            <text:p>252338</text:p>
          </table:table-cell>
          <table:table-cell office:value-type="float" office:value="1705662">
            <text:p>1705662</text:p>
          </table:table-cell>
        </table:table-row>
        <table:table-row table:style-name="ro2">
          <table:table-cell office:value-type="string">
            <text:p>significantBuilding</text:p>
          </table:table-cell>
          <table:table-cell office:value-type="float" office:value="0.00217797">
            <text:p>0.00217797</text:p>
          </table:table-cell>
          <table:table-cell office:value-type="float" office:value="0.76933159">
            <text:p>0.76933159</text:p>
          </table:table-cell>
          <table:table-cell/>
          <table:table-cell office:value-type="float" office:value="587">
            <text:p>587</text:p>
          </table:table-cell>
          <table:table-cell office:value-type="float" office:value="176">
            <text:p>176</text:p>
          </table:table-cell>
          <table:table-cell office:value-type="float" office:value="268930">
            <text:p>268930</text:p>
          </table:table-cell>
          <table:table-cell office:value-type="float" office:value="1691721">
            <text:p>1691721</text:p>
          </table:table-cell>
        </table:table-row>
        <table:table-row table:style-name="ro1">
          <table:table-cell office:value-type="string">
            <text:p>series</text:p>
          </table:table-cell>
          <table:table-cell office:value-type="float" office:value="0.04625338">
            <text:p>0.04625338</text:p>
          </table:table-cell>
          <table:table-cell office:value-type="float" office:value="0.7653202">
            <text:p>0.7653202</text:p>
          </table:table-cell>
          <table:table-cell/>
          <table:table-cell office:value-type="float" office:value="15536">
            <text:p>15536</text:p>
          </table:table-cell>
          <table:table-cell office:value-type="float" office:value="4764">
            <text:p>4764</text:p>
          </table:table-cell>
          <table:table-cell office:value-type="float" office:value="320353">
            <text:p>320353</text:p>
          </table:table-cell>
          <table:table-cell office:value-type="float" office:value="1620761">
            <text:p>1620761</text:p>
          </table:table-cell>
        </table:table-row>
        <table:table-row table:style-name="ro1">
          <table:table-cell office:value-type="string">
            <text:p>headquarter</text:p>
          </table:table-cell>
          <table:table-cell office:value-type="float" office:value="0.03094203">
            <text:p>0.03094203</text:p>
          </table:table-cell>
          <table:table-cell office:value-type="float" office:value="0.76426401">
            <text:p>0.76426401</text:p>
          </table:table-cell>
          <table:table-cell/>
          <table:table-cell office:value-type="float" office:value="13328">
            <text:p>13328</text:p>
          </table:table-cell>
          <table:table-cell office:value-type="float" office:value="4111">
            <text:p>4111</text:p>
          </table:table-cell>
          <table:table-cell office:value-type="float" office:value="417413">
            <text:p>417413</text:p>
          </table:table-cell>
          <table:table-cell office:value-type="float" office:value="1526562">
            <text:p>1526562</text:p>
          </table:table-cell>
        </table:table-row>
        <table:table-row table:style-name="ro2">
          <table:table-cell office:value-type="string">
            <text:p>musicBy</text:p>
          </table:table-cell>
          <table:table-cell office:value-type="float" office:value="0.04875298">
            <text:p>0.04875298</text:p>
          </table:table-cell>
          <table:table-cell office:value-type="float" office:value="0.76349362">
            <text:p>0.76349362</text:p>
          </table:table-cell>
          <table:table-cell/>
          <table:table-cell office:value-type="float" office:value="778">
            <text:p>778</text:p>
          </table:table-cell>
          <table:table-cell office:value-type="float" office:value="241">
            <text:p>241</text:p>
          </table:table-cell>
          <table:table-cell office:value-type="float" office:value="15180">
            <text:p>15180</text:p>
          </table:table-cell>
          <table:table-cell office:value-type="float" office:value="1945215">
            <text:p>1945215</text:p>
          </table:table-cell>
        </table:table-row>
        <table:table-row table:style-name="ro2">
          <table:table-cell office:value-type="string">
            <text:p>mouthPlace</text:p>
          </table:table-cell>
          <table:table-cell office:value-type="float" office:value="0.23405211">
            <text:p>0.23405211</text:p>
          </table:table-cell>
          <table:table-cell office:value-type="float" office:value="0.76253202">
            <text:p>0.76253202</text:p>
          </table:table-cell>
          <table:table-cell/>
          <table:table-cell office:value-type="float" office:value="4168">
            <text:p>4168</text:p>
          </table:table-cell>
          <table:table-cell office:value-type="float" office:value="1298">
            <text:p>1298</text:p>
          </table:table-cell>
          <table:table-cell office:value-type="float" office:value="13640">
            <text:p>13640</text:p>
          </table:table-cell>
          <table:table-cell office:value-type="float" office:value="1942308">
            <text:p>1942308</text:p>
          </table:table-cell>
        </table:table-row>
        <table:table-row table:style-name="ro2">
          <table:table-cell office:value-type="string">
            <text:p>mouthMountain</text:p>
          </table:table-cell>
          <table:table-cell office:value-type="float" office:value="0.23405211">
            <text:p>0.23405211</text:p>
          </table:table-cell>
          <table:table-cell office:value-type="float" office:value="0.76253202">
            <text:p>0.76253202</text:p>
          </table:table-cell>
          <table:table-cell/>
          <table:table-cell office:value-type="float" office:value="4168">
            <text:p>4168</text:p>
          </table:table-cell>
          <table:table-cell office:value-type="float" office:value="1298">
            <text:p>1298</text:p>
          </table:table-cell>
          <table:table-cell office:value-type="float" office:value="13640">
            <text:p>13640</text:p>
          </table:table-cell>
          <table:table-cell office:value-type="float" office:value="1942308">
            <text:p>1942308</text:p>
          </table:table-cell>
        </table:table-row>
        <table:table-row table:style-name="ro2">
          <table:table-cell office:value-type="string">
            <text:p>placeOfBurial</text:p>
          </table:table-cell>
          <table:table-cell office:value-type="float" office:value="0.00092348">
            <text:p>0.00092348</text:p>
          </table:table-cell>
          <table:table-cell office:value-type="float" office:value="0.76">
            <text:p>0.76</text:p>
          </table:table-cell>
          <table:table-cell/>
          <table:table-cell office:value-type="float" office:value="266">
            <text:p>266</text:p>
          </table:table-cell>
          <table:table-cell office:value-type="float" office:value="84">
            <text:p>84</text:p>
          </table:table-cell>
          <table:table-cell office:value-type="float" office:value="287774">
            <text:p>287774</text:p>
          </table:table-cell>
          <table:table-cell office:value-type="float" office:value="1673290">
            <text:p>1673290</text:p>
          </table:table-cell>
        </table:table-row>
        <table:table-row table:style-name="ro1">
          <table:table-cell office:value-type="string">
            <text:p>monarch</text:p>
          </table:table-cell>
          <table:table-cell office:value-type="float" office:value="0.00785653">
            <text:p>0.00785653</text:p>
          </table:table-cell>
          <table:table-cell office:value-type="float" office:value="0.75950156">
            <text:p>0.75950156</text:p>
          </table:table-cell>
          <table:table-cell/>
          <table:table-cell office:value-type="float" office:value="2438">
            <text:p>2438</text:p>
          </table:table-cell>
          <table:table-cell office:value-type="float" office:value="772">
            <text:p>772</text:p>
          </table:table-cell>
          <table:table-cell office:value-type="float" office:value="307877">
            <text:p>307877</text:p>
          </table:table-cell>
          <table:table-cell office:value-type="float" office:value="1650327">
            <text:p>1650327</text:p>
          </table:table-cell>
        </table:table-row>
        <table:table-row table:style-name="ro2">
          <table:table-cell office:value-type="string">
            <text:p>foundedBy</text:p>
          </table:table-cell>
          <table:table-cell office:value-type="float" office:value="0.02160044">
            <text:p>0.02160044</text:p>
          </table:table-cell>
          <table:table-cell office:value-type="float" office:value="0.75858235">
            <text:p>0.75858235</text:p>
          </table:table-cell>
          <table:table-cell/>
          <table:table-cell office:value-type="float" office:value="5458">
            <text:p>5458</text:p>
          </table:table-cell>
          <table:table-cell office:value-type="float" office:value="1737">
            <text:p>1737</text:p>
          </table:table-cell>
          <table:table-cell office:value-type="float" office:value="247222">
            <text:p>247222</text:p>
          </table:table-cell>
          <table:table-cell office:value-type="float" office:value="1706997">
            <text:p>1706997</text:p>
          </table:table-cell>
        </table:table-row>
        <table:table-row table:style-name="ro2">
          <table:table-cell office:value-type="string">
            <text:p>mergedIntoParty</text:p>
          </table:table-cell>
          <table:table-cell office:value-type="float" office:value="0.00177381">
            <text:p>0.00177381</text:p>
          </table:table-cell>
          <table:table-cell office:value-type="float" office:value="0.75185185">
            <text:p>0.75185185</text:p>
          </table:table-cell>
          <table:table-cell/>
          <table:table-cell office:value-type="float" office:value="203">
            <text:p>203</text:p>
          </table:table-cell>
          <table:table-cell office:value-type="float" office:value="67">
            <text:p>67</text:p>
          </table:table-cell>
          <table:table-cell office:value-type="float" office:value="114240">
            <text:p>114240</text:p>
          </table:table-cell>
          <table:table-cell office:value-type="float" office:value="1846904">
            <text:p>1846904</text:p>
          </table:table-cell>
        </table:table-row>
        <table:table-row table:style-name="ro1">
          <table:table-cell office:value-type="string">
            <text:p>company</text:p>
          </table:table-cell>
          <table:table-cell office:value-type="float" office:value="0.03318394">
            <text:p>0.03318394</text:p>
          </table:table-cell>
          <table:table-cell office:value-type="float" office:value="0.75140473">
            <text:p>0.75140473</text:p>
          </table:table-cell>
          <table:table-cell/>
          <table:table-cell office:value-type="float" office:value="4413">
            <text:p>4413</text:p>
          </table:table-cell>
          <table:table-cell office:value-type="float" office:value="1460">
            <text:p>1460</text:p>
          </table:table-cell>
          <table:table-cell office:value-type="float" office:value="128573">
            <text:p>128573</text:p>
          </table:table-cell>
          <table:table-cell office:value-type="float" office:value="1826968">
            <text:p>1826968</text:p>
          </table:table-cell>
        </table:table-row>
        <table:table-row table:style-name="ro2">
          <table:table-cell office:value-type="string">
            <text:p>beatifiedBy</text:p>
          </table:table-cell>
          <table:table-cell office:value-type="float" office:value="0.01849506">
            <text:p>0.01849506</text:p>
          </table:table-cell>
          <table:table-cell office:value-type="float" office:value="0.74795082">
            <text:p>0.74795082</text:p>
          </table:table-cell>
          <table:table-cell/>
          <table:table-cell office:value-type="float" office:value="365">
            <text:p>365</text:p>
          </table:table-cell>
          <table:table-cell office:value-type="float" office:value="123">
            <text:p>123</text:p>
          </table:table-cell>
          <table:table-cell office:value-type="float" office:value="19370">
            <text:p>19370</text:p>
          </table:table-cell>
          <table:table-cell office:value-type="float" office:value="1941556">
            <text:p>1941556</text:p>
          </table:table-cell>
        </table:table-row>
        <table:table-row table:style-name="ro1">
          <table:table-cell office:value-type="string">
            <text:p>appointer</text:p>
          </table:table-cell>
          <table:table-cell office:value-type="float" office:value="0.01043811">
            <text:p>0.01043811</text:p>
          </table:table-cell>
          <table:table-cell office:value-type="float" office:value="0.74497574">
            <text:p>0.74497574</text:p>
          </table:table-cell>
          <table:table-cell/>
          <table:table-cell office:value-type="float" office:value="1075">
            <text:p>1075</text:p>
          </table:table-cell>
          <table:table-cell office:value-type="float" office:value="368">
            <text:p>368</text:p>
          </table:table-cell>
          <table:table-cell office:value-type="float" office:value="101913">
            <text:p>101913</text:p>
          </table:table-cell>
          <table:table-cell office:value-type="float" office:value="1858058">
            <text:p>1858058</text:p>
          </table:table-cell>
        </table:table-row>
        <table:table-row table:style-name="ro1">
          <table:table-cell office:value-type="string">
            <text:p>illustrator</text:p>
          </table:table-cell>
          <table:table-cell office:value-type="float" office:value="0.01622325">
            <text:p>0.01622325</text:p>
          </table:table-cell>
          <table:table-cell office:value-type="float" office:value="0.73906911">
            <text:p>0.73906911</text:p>
          </table:table-cell>
          <table:table-cell/>
          <table:table-cell office:value-type="float" office:value="1572">
            <text:p>1572</text:p>
          </table:table-cell>
          <table:table-cell office:value-type="float" office:value="555">
            <text:p>555</text:p>
          </table:table-cell>
          <table:table-cell office:value-type="float" office:value="95326">
            <text:p>95326</text:p>
          </table:table-cell>
          <table:table-cell office:value-type="float" office:value="1863961">
            <text:p>1863961</text:p>
          </table:table-cell>
        </table:table-row>
        <table:table-row table:style-name="ro1">
          <table:table-cell office:value-type="string">
            <text:p>district</text:p>
          </table:table-cell>
          <table:table-cell office:value-type="float" office:value="0.05310517">
            <text:p>0.05310517</text:p>
          </table:table-cell>
          <table:table-cell office:value-type="float" office:value="0.7314333">
            <text:p>0.7314333</text:p>
          </table:table-cell>
          <table:table-cell/>
          <table:table-cell office:value-type="float" office:value="37110">
            <text:p>37110</text:p>
          </table:table-cell>
          <table:table-cell office:value-type="float" office:value="13626">
            <text:p>13626</text:p>
          </table:table-cell>
          <table:table-cell office:value-type="float" office:value="661692">
            <text:p>661692</text:p>
          </table:table-cell>
          <table:table-cell office:value-type="float" office:value="1248986">
            <text:p>1248986</text:p>
          </table:table-cell>
        </table:table-row>
        <table:table-row table:style-name="ro2">
          <table:table-cell office:value-type="string">
            <text:p>majorShrine</text:p>
          </table:table-cell>
          <table:table-cell office:value-type="float" office:value="0.00173367">
            <text:p>0.00173367</text:p>
          </table:table-cell>
          <table:table-cell office:value-type="float" office:value="0.73009447">
            <text:p>0.73009447</text:p>
          </table:table-cell>
          <table:table-cell/>
          <table:table-cell office:value-type="float" office:value="541">
            <text:p>541</text:p>
          </table:table-cell>
          <table:table-cell office:value-type="float" office:value="200">
            <text:p>200</text:p>
          </table:table-cell>
          <table:table-cell office:value-type="float" office:value="311513">
            <text:p>311513</text:p>
          </table:table-cell>
          <table:table-cell office:value-type="float" office:value="1649160">
            <text:p>1649160</text:p>
          </table:table-cell>
        </table:table-row>
        <table:table-row table:style-name="ro1">
          <table:table-cell office:value-type="string">
            <text:p>presenter</text:p>
          </table:table-cell>
          <table:table-cell office:value-type="float" office:value="0.0246496">
            <text:p>0.0246496</text:p>
          </table:table-cell>
          <table:table-cell office:value-type="float" office:value="0.72935368">
            <text:p>0.72935368</text:p>
          </table:table-cell>
          <table:table-cell/>
          <table:table-cell office:value-type="float" office:value="3250">
            <text:p>3250</text:p>
          </table:table-cell>
          <table:table-cell office:value-type="float" office:value="1206">
            <text:p>1206</text:p>
          </table:table-cell>
          <table:table-cell office:value-type="float" office:value="128598">
            <text:p>128598</text:p>
          </table:table-cell>
          <table:table-cell office:value-type="float" office:value="1828360">
            <text:p>1828360</text:p>
          </table:table-cell>
        </table:table-row>
        <table:table-row table:style-name="ro2">
          <table:table-cell office:value-type="string">
            <text:p>routeEnd</text:p>
          </table:table-cell>
          <table:table-cell office:value-type="float" office:value="0.05960268">
            <text:p>0.05960268</text:p>
          </table:table-cell>
          <table:table-cell office:value-type="float" office:value="0.72799845">
            <text:p>0.72799845</text:p>
          </table:table-cell>
          <table:table-cell/>
          <table:table-cell office:value-type="float" office:value="11308">
            <text:p>11308</text:p>
          </table:table-cell>
          <table:table-cell office:value-type="float" office:value="4225">
            <text:p>4225</text:p>
          </table:table-cell>
          <table:table-cell office:value-type="float" office:value="178415">
            <text:p>178415</text:p>
          </table:table-cell>
          <table:table-cell office:value-type="float" office:value="1767466">
            <text:p>1767466</text:p>
          </table:table-cell>
        </table:table-row>
        <table:table-row table:style-name="ro2">
          <table:table-cell office:value-type="string">
            <text:p>usedInWar</text:p>
          </table:table-cell>
          <table:table-cell office:value-type="float" office:value="0.00630761">
            <text:p>0.00630761</text:p>
          </table:table-cell>
          <table:table-cell office:value-type="float" office:value="0.72679739">
            <text:p>0.72679739</text:p>
          </table:table-cell>
          <table:table-cell/>
          <table:table-cell office:value-type="float" office:value="1112">
            <text:p>1112</text:p>
          </table:table-cell>
          <table:table-cell office:value-type="float" office:value="418">
            <text:p>418</text:p>
          </table:table-cell>
          <table:table-cell office:value-type="float" office:value="175183">
            <text:p>175183</text:p>
          </table:table-cell>
          <table:table-cell office:value-type="float" office:value="1784701">
            <text:p>1784701</text:p>
          </table:table-cell>
        </table:table-row>
        <table:table-row table:style-name="ro2">
          <table:table-cell office:value-type="string">
            <text:p>stateOfOrigin</text:p>
          </table:table-cell>
          <table:table-cell office:value-type="float" office:value="0.02009722">
            <text:p>0.02009722</text:p>
          </table:table-cell>
          <table:table-cell office:value-type="float" office:value="0.72241355">
            <text:p>0.72241355</text:p>
          </table:table-cell>
          <table:table-cell/>
          <table:table-cell office:value-type="float" office:value="15313">
            <text:p>15313</text:p>
          </table:table-cell>
          <table:table-cell office:value-type="float" office:value="5884">
            <text:p>5884</text:p>
          </table:table-cell>
          <table:table-cell office:value-type="float" office:value="746633">
            <text:p>746633</text:p>
          </table:table-cell>
          <table:table-cell office:value-type="float" office:value="1193584">
            <text:p>1193584</text:p>
          </table:table-cell>
        </table:table-row>
        <table:table-row table:style-name="ro1">
          <table:table-cell office:value-type="string">
            <text:p>vehicle</text:p>
          </table:table-cell>
          <table:table-cell office:value-type="float" office:value="0.00012748">
            <text:p>0.00012748</text:p>
          </table:table-cell>
          <table:table-cell office:value-type="float" office:value="0.72222222">
            <text:p>0.72222222</text:p>
          </table:table-cell>
          <table:table-cell/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03935">
            <text:p>203935</text:p>
          </table:table-cell>
          <table:table-cell office:value-type="float" office:value="1757443">
            <text:p>1757443</text:p>
          </table:table-cell>
        </table:table-row>
        <table:table-row table:style-name="ro2">
          <table:table-cell office:value-type="string">
            <text:p>sourceRegion</text:p>
          </table:table-cell>
          <table:table-cell office:value-type="float" office:value="0.0110951">
            <text:p>0.0110951</text:p>
          </table:table-cell>
          <table:table-cell office:value-type="float" office:value="0.72131148">
            <text:p>0.72131148</text:p>
          </table:table-cell>
          <table:table-cell/>
          <table:table-cell office:value-type="float" office:value="616">
            <text:p>616</text:p>
          </table:table-cell>
          <table:table-cell office:value-type="float" office:value="238">
            <text:p>238</text:p>
          </table:table-cell>
          <table:table-cell office:value-type="float" office:value="54904">
            <text:p>54904</text:p>
          </table:table-cell>
          <table:table-cell office:value-type="float" office:value="1905656">
            <text:p>1905656</text:p>
          </table:table-cell>
        </table:table-row>
        <table:table-row table:style-name="ro2">
          <table:table-cell office:value-type="string">
            <text:p>locationCountry</text:p>
          </table:table-cell>
          <table:table-cell office:value-type="float" office:value="0.02750997">
            <text:p>0.02750997</text:p>
          </table:table-cell>
          <table:table-cell office:value-type="float" office:value="0.71256005">
            <text:p>0.71256005</text:p>
          </table:table-cell>
          <table:table-cell/>
          <table:table-cell office:value-type="float" office:value="10087">
            <text:p>10087</text:p>
          </table:table-cell>
          <table:table-cell office:value-type="float" office:value="4069">
            <text:p>4069</text:p>
          </table:table-cell>
          <table:table-cell office:value-type="float" office:value="356580">
            <text:p>356580</text:p>
          </table:table-cell>
          <table:table-cell office:value-type="float" office:value="1590678">
            <text:p>1590678</text:p>
          </table:table-cell>
        </table:table-row>
        <table:table-row table:style-name="ro1">
          <table:table-cell office:value-type="string">
            <text:p>instrument</text:p>
          </table:table-cell>
          <table:table-cell office:value-type="float" office:value="0.02591473">
            <text:p>0.02591473</text:p>
          </table:table-cell>
          <table:table-cell office:value-type="float" office:value="0.7123469">
            <text:p>0.7123469</text:p>
          </table:table-cell>
          <table:table-cell/>
          <table:table-cell office:value-type="float" office:value="15064">
            <text:p>15064</text:p>
          </table:table-cell>
          <table:table-cell office:value-type="float" office:value="6083">
            <text:p>6083</text:p>
          </table:table-cell>
          <table:table-cell office:value-type="float" office:value="566227">
            <text:p>566227</text:p>
          </table:table-cell>
          <table:table-cell office:value-type="float" office:value="1374040">
            <text:p>1374040</text:p>
          </table:table-cell>
        </table:table-row>
        <table:table-row table:style-name="ro2">
          <table:table-cell office:value-type="string">
            <text:p>academicAdvisor</text:p>
          </table:table-cell>
          <table:table-cell office:value-type="float" office:value="0.00151915">
            <text:p>0.00151915</text:p>
          </table:table-cell>
          <table:table-cell office:value-type="float" office:value="0.702">
            <text:p>0.702</text:p>
          </table:table-cell>
          <table:table-cell/>
          <table:table-cell office:value-type="float" office:value="351">
            <text:p>351</text:p>
          </table:table-cell>
          <table:table-cell office:value-type="float" office:value="149">
            <text:p>149</text:p>
          </table:table-cell>
          <table:table-cell office:value-type="float" office:value="230699">
            <text:p>230699</text:p>
          </table:table-cell>
          <table:table-cell office:value-type="float" office:value="1730215">
            <text:p>1730215</text:p>
          </table:table-cell>
        </table:table-row>
        <table:table-row table:style-name="ro1">
          <table:table-cell office:value-type="string">
            <text:p>predecessor</text:p>
          </table:table-cell>
          <table:table-cell office:value-type="float" office:value="0.0114106">
            <text:p>0.0114106</text:p>
          </table:table-cell>
          <table:table-cell office:value-type="float" office:value="0.69981001">
            <text:p>0.69981001</text:p>
          </table:table-cell>
          <table:table-cell/>
          <table:table-cell office:value-type="float" office:value="11050">
            <text:p>11050</text:p>
          </table:table-cell>
          <table:table-cell office:value-type="float" office:value="4740">
            <text:p>4740</text:p>
          </table:table-cell>
          <table:table-cell office:value-type="float" office:value="957348">
            <text:p>957348</text:p>
          </table:table-cell>
          <table:table-cell office:value-type="float" office:value="988276">
            <text:p>988276</text:p>
          </table:table-cell>
        </table:table-row>
        <table:table-row table:style-name="ro1">
          <table:table-cell office:value-type="string">
            <text:p>affiliation</text:p>
          </table:table-cell>
          <table:table-cell office:value-type="float" office:value="0.03459281">
            <text:p>0.03459281</text:p>
          </table:table-cell>
          <table:table-cell office:value-type="float" office:value="0.69495217">
            <text:p>0.69495217</text:p>
          </table:table-cell>
          <table:table-cell/>
          <table:table-cell office:value-type="float" office:value="7338">
            <text:p>7338</text:p>
          </table:table-cell>
          <table:table-cell office:value-type="float" office:value="3221">
            <text:p>3221</text:p>
          </table:table-cell>
          <table:table-cell office:value-type="float" office:value="204787">
            <text:p>204787</text:p>
          </table:table-cell>
          <table:table-cell office:value-type="float" office:value="1746068">
            <text:p>1746068</text:p>
          </table:table-cell>
        </table:table-row>
        <table:table-row table:style-name="ro2">
          <table:table-cell office:value-type="string">
            <text:p>canonizedBy</text:p>
          </table:table-cell>
          <table:table-cell office:value-type="float" office:value="0.01758297">
            <text:p>0.01758297</text:p>
          </table:table-cell>
          <table:table-cell office:value-type="float" office:value="0.69123506">
            <text:p>0.69123506</text:p>
          </table:table-cell>
          <table:table-cell/>
          <table:table-cell office:value-type="float" office:value="347">
            <text:p>347</text:p>
          </table:table-cell>
          <table:table-cell office:value-type="float" office:value="155">
            <text:p>155</text:p>
          </table:table-cell>
          <table:table-cell office:value-type="float" office:value="19388">
            <text:p>19388</text:p>
          </table:table-cell>
          <table:table-cell office:value-type="float" office:value="1941524">
            <text:p>1941524</text:p>
          </table:table-cell>
        </table:table-row>
        <table:table-row table:style-name="ro1">
          <table:table-cell office:value-type="string">
            <text:p>lyrics</text:p>
          </table:table-cell>
          <table:table-cell office:value-type="float" office:value="0.07823169">
            <text:p>0.07823169</text:p>
          </table:table-cell>
          <table:table-cell office:value-type="float" office:value="0.68421053">
            <text:p>0.68421053</text:p>
          </table:table-cell>
          <table:table-cell/>
          <table:table-cell office:value-type="float" office:value="676">
            <text:p>676</text:p>
          </table:table-cell>
          <table:table-cell office:value-type="float" office:value="312">
            <text:p>312</text:p>
          </table:table-cell>
          <table:table-cell office:value-type="float" office:value="7965">
            <text:p>7965</text:p>
          </table:table-cell>
          <table:table-cell office:value-type="float" office:value="1952461">
            <text:p>1952461</text:p>
          </table:table-cell>
        </table:table-row>
        <table:table-row table:style-name="ro2">
          <table:table-cell office:value-type="string">
            <text:p>keyPerson</text:p>
          </table:table-cell>
          <table:table-cell office:value-type="float" office:value="0.03580071">
            <text:p>0.03580071</text:p>
          </table:table-cell>
          <table:table-cell office:value-type="float" office:value="0.68089403">
            <text:p>0.68089403</text:p>
          </table:table-cell>
          <table:table-cell/>
          <table:table-cell office:value-type="float" office:value="9779">
            <text:p>9779</text:p>
          </table:table-cell>
          <table:table-cell office:value-type="float" office:value="4583">
            <text:p>4583</text:p>
          </table:table-cell>
          <table:table-cell office:value-type="float" office:value="263372">
            <text:p>263372</text:p>
          </table:table-cell>
          <table:table-cell office:value-type="float" office:value="1683680">
            <text:p>1683680</text:p>
          </table:table-cell>
        </table:table-row>
        <table:table-row table:style-name="ro1">
          <table:table-cell office:value-type="string">
            <text:p>commander</text:p>
          </table:table-cell>
          <table:table-cell office:value-type="float" office:value="0.10345139">
            <text:p>0.10345139</text:p>
          </table:table-cell>
          <table:table-cell office:value-type="float" office:value="0.67457361">
            <text:p>0.67457361</text:p>
          </table:table-cell>
          <table:table-cell/>
          <table:table-cell office:value-type="float" office:value="6882">
            <text:p>6882</text:p>
          </table:table-cell>
          <table:table-cell office:value-type="float" office:value="3320">
            <text:p>3320</text:p>
          </table:table-cell>
          <table:table-cell office:value-type="float" office:value="59642">
            <text:p>59642</text:p>
          </table:table-cell>
          <table:table-cell office:value-type="float" office:value="1891570">
            <text:p>1891570</text:p>
          </table:table-cell>
        </table:table-row>
        <table:table-row table:style-name="ro2">
          <table:table-cell office:value-type="string">
            <text:p>bandMember</text:p>
          </table:table-cell>
          <table:table-cell office:value-type="float" office:value="0.02194259">
            <text:p>0.02194259</text:p>
          </table:table-cell>
          <table:table-cell office:value-type="float" office:value="0.67147239">
            <text:p>0.67147239</text:p>
          </table:table-cell>
          <table:table-cell/>
          <table:table-cell office:value-type="float" office:value="6567">
            <text:p>6567</text:p>
          </table:table-cell>
          <table:table-cell office:value-type="float" office:value="3213">
            <text:p>3213</text:p>
          </table:table-cell>
          <table:table-cell office:value-type="float" office:value="292714">
            <text:p>292714</text:p>
          </table:table-cell>
          <table:table-cell office:value-type="float" office:value="1658920">
            <text:p>1658920</text:p>
          </table:table-cell>
        </table:table-row>
        <table:table-row table:style-name="ro2">
          <table:table-cell office:value-type="string">
            <text:p>regionServed</text:p>
          </table:table-cell>
          <table:table-cell office:value-type="float" office:value="0.02190826">
            <text:p>0.02190826</text:p>
          </table:table-cell>
          <table:table-cell office:value-type="float" office:value="0.66746526">
            <text:p>0.66746526</text:p>
          </table:table-cell>
          <table:table-cell/>
          <table:table-cell office:value-type="float" office:value="4179">
            <text:p>4179</text:p>
          </table:table-cell>
          <table:table-cell office:value-type="float" office:value="2082">
            <text:p>2082</text:p>
          </table:table-cell>
          <table:table-cell office:value-type="float" office:value="186571">
            <text:p>186571</text:p>
          </table:table-cell>
          <table:table-cell office:value-type="float" office:value="1768582">
            <text:p>1768582</text:p>
          </table:table-cell>
        </table:table-row>
        <table:table-row table:style-name="ro1">
          <table:table-cell office:value-type="string">
            <text:p>channel</text:p>
          </table:table-cell>
          <table:table-cell office:value-type="float" office:value="0.09289835">
            <text:p>0.09289835</text:p>
          </table:table-cell>
          <table:table-cell office:value-type="float" office:value="0.66110363">
            <text:p>0.66110363</text:p>
          </table:table-cell>
          <table:table-cell/>
          <table:table-cell office:value-type="float" office:value="4912">
            <text:p>4912</text:p>
          </table:table-cell>
          <table:table-cell office:value-type="float" office:value="2518">
            <text:p>2518</text:p>
          </table:table-cell>
          <table:table-cell office:value-type="float" office:value="47963">
            <text:p>47963</text:p>
          </table:table-cell>
          <table:table-cell office:value-type="float" office:value="1906021">
            <text:p>1906021</text:p>
          </table:table-cell>
        </table:table-row>
        <table:table-row table:style-name="ro1">
          <table:table-cell office:value-type="string">
            <text:p>designer</text:p>
          </table:table-cell>
          <table:table-cell office:value-type="float" office:value="0.02203742">
            <text:p>0.02203742</text:p>
          </table:table-cell>
          <table:table-cell office:value-type="float" office:value="0.65954495">
            <text:p>0.65954495</text:p>
          </table:table-cell>
          <table:table-cell/>
          <table:table-cell office:value-type="float" office:value="4754">
            <text:p>4754</text:p>
          </table:table-cell>
          <table:table-cell office:value-type="float" office:value="2454">
            <text:p>2454</text:p>
          </table:table-cell>
          <table:table-cell office:value-type="float" office:value="210970">
            <text:p>210970</text:p>
          </table:table-cell>
          <table:table-cell office:value-type="float" office:value="1743236">
            <text:p>1743236</text:p>
          </table:table-cell>
        </table:table-row>
        <table:table-row table:style-name="ro2">
          <table:table-cell office:value-type="string">
            <text:p>notableWork</text:p>
          </table:table-cell>
          <table:table-cell office:value-type="float" office:value="0.00666282">
            <text:p>0.00666282</text:p>
          </table:table-cell>
          <table:table-cell office:value-type="float" office:value="0.65883377">
            <text:p>0.65883377</text:p>
          </table:table-cell>
          <table:table-cell/>
          <table:table-cell office:value-type="float" office:value="1514">
            <text:p>1514</text:p>
          </table:table-cell>
          <table:table-cell office:value-type="float" office:value="784">
            <text:p>784</text:p>
          </table:table-cell>
          <table:table-cell office:value-type="float" office:value="225717">
            <text:p>225717</text:p>
          </table:table-cell>
          <table:table-cell office:value-type="float" office:value="1733399">
            <text:p>1733399</text:p>
          </table:table-cell>
        </table:table-row>
        <table:table-row table:style-name="ro1">
          <table:table-cell office:value-type="string">
            <text:p>crosses</text:p>
          </table:table-cell>
          <table:table-cell office:value-type="float" office:value="0.0169605">
            <text:p>0.0169605</text:p>
          </table:table-cell>
          <table:table-cell office:value-type="float" office:value="0.64932127">
            <text:p>0.64932127</text:p>
          </table:table-cell>
          <table:table-cell/>
          <table:table-cell office:value-type="float" office:value="1722">
            <text:p>1722</text:p>
          </table:table-cell>
          <table:table-cell office:value-type="float" office:value="930">
            <text:p>930</text:p>
          </table:table-cell>
          <table:table-cell office:value-type="float" office:value="99808">
            <text:p>99808</text:p>
          </table:table-cell>
          <table:table-cell office:value-type="float" office:value="1858954">
            <text:p>1858954</text:p>
          </table:table-cell>
        </table:table-row>
        <table:table-row table:style-name="ro2">
          <table:table-cell office:value-type="string">
            <text:p>formerHighschool</text:p>
          </table:table-cell>
          <table:table-cell office:value-type="float" office:value="0.00021332">
            <text:p>0.00021332</text:p>
          </table:table-cell>
          <table:table-cell office:value-type="float" office:value="0.62857143">
            <text:p>0.62857143</text:p>
          </table:table-cell>
          <table:table-cell/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03110">
            <text:p>103110</text:p>
          </table:table-cell>
          <table:table-cell office:value-type="float" office:value="1858269">
            <text:p>1858269</text:p>
          </table:table-cell>
        </table:table-row>
        <table:table-row table:style-name="ro2">
          <table:table-cell office:value-type="string">
            <text:p>governingBody</text:p>
          </table:table-cell>
          <table:table-cell office:value-type="float" office:value="0.00435427">
            <text:p>0.00435427</text:p>
          </table:table-cell>
          <table:table-cell office:value-type="float" office:value="0.6236972">
            <text:p>0.6236972</text:p>
          </table:table-cell>
          <table:table-cell/>
          <table:table-cell office:value-type="float" office:value="1137">
            <text:p>1137</text:p>
          </table:table-cell>
          <table:table-cell office:value-type="float" office:value="686">
            <text:p>686</text:p>
          </table:table-cell>
          <table:table-cell office:value-type="float" office:value="259986">
            <text:p>259986</text:p>
          </table:table-cell>
          <table:table-cell office:value-type="float" office:value="1699605">
            <text:p>1699605</text:p>
          </table:table-cell>
        </table:table-row>
        <table:table-row table:style-name="ro2">
          <table:table-cell office:value-type="string">
            <text:p>automobilePlatform</text:p>
          </table:table-cell>
          <table:table-cell office:value-type="float" office:value="0.00237177">
            <text:p>0.00237177</text:p>
          </table:table-cell>
          <table:table-cell office:value-type="float" office:value="0.61888702">
            <text:p>0.61888702</text:p>
          </table:table-cell>
          <table:table-cell/>
          <table:table-cell office:value-type="float" office:value="367">
            <text:p>367</text:p>
          </table:table-cell>
          <table:table-cell office:value-type="float" office:value="226">
            <text:p>226</text:p>
          </table:table-cell>
          <table:table-cell office:value-type="float" office:value="154370">
            <text:p>154370</text:p>
          </table:table-cell>
          <table:table-cell office:value-type="float" office:value="1806451">
            <text:p>1806451</text:p>
          </table:table-cell>
        </table:table-row>
        <table:table-row table:style-name="ro1">
          <table:table-cell office:value-type="string">
            <text:p>capital</text:p>
          </table:table-cell>
          <table:table-cell office:value-type="float" office:value="0.00911657">
            <text:p>0.00911657</text:p>
          </table:table-cell>
          <table:table-cell office:value-type="float" office:value="0.61467284">
            <text:p>0.61467284</text:p>
          </table:table-cell>
          <table:table-cell/>
          <table:table-cell office:value-type="float" office:value="1860">
            <text:p>1860</text:p>
          </table:table-cell>
          <table:table-cell office:value-type="float" office:value="1166">
            <text:p>1166</text:p>
          </table:table-cell>
          <table:table-cell office:value-type="float" office:value="202164">
            <text:p>202164</text:p>
          </table:table-cell>
          <table:table-cell office:value-type="float" office:value="1756224">
            <text:p>1756224</text:p>
          </table:table-cell>
        </table:table-row>
        <table:table-row table:style-name="ro2">
          <table:table-cell office:value-type="string">
            <text:p>vicePresident</text:p>
          </table:table-cell>
          <table:table-cell office:value-type="float" office:value="0.00183173">
            <text:p>0.00183173</text:p>
          </table:table-cell>
          <table:table-cell office:value-type="float" office:value="0.61439114">
            <text:p>0.61439114</text:p>
          </table:table-cell>
          <table:table-cell/>
          <table:table-cell office:value-type="float" office:value="333">
            <text:p>333</text:p>
          </table:table-cell>
          <table:table-cell office:value-type="float" office:value="209">
            <text:p>209</text:p>
          </table:table-cell>
          <table:table-cell office:value-type="float" office:value="181462">
            <text:p>181462</text:p>
          </table:table-cell>
          <table:table-cell office:value-type="float" office:value="1779410">
            <text:p>1779410</text:p>
          </table:table-cell>
        </table:table-row>
        <table:table-row table:style-name="ro2">
          <table:table-cell office:value-type="string">
            <text:p>previousWork</text:p>
          </table:table-cell>
          <table:table-cell office:value-type="float" office:value="0.58566808">
            <text:p>0.58566808</text:p>
          </table:table-cell>
          <table:table-cell office:value-type="float" office:value="0.61134341">
            <text:p>0.61134341</text:p>
          </table:table-cell>
          <table:table-cell/>
          <table:table-cell office:value-type="float" office:value="75150">
            <text:p>75150</text:p>
          </table:table-cell>
          <table:table-cell office:value-type="float" office:value="47776">
            <text:p>47776</text:p>
          </table:table-cell>
          <table:table-cell office:value-type="float" office:value="53165">
            <text:p>53165</text:p>
          </table:table-cell>
          <table:table-cell office:value-type="float" office:value="1785323">
            <text:p>1785323</text:p>
          </table:table-cell>
        </table:table-row>
        <table:table-row table:style-name="ro1">
          <table:table-cell office:value-type="string">
            <text:p>campus</text:p>
          </table:table-cell>
          <table:table-cell office:value-type="float" office:value="0.02187753">
            <text:p>0.02187753</text:p>
          </table:table-cell>
          <table:table-cell office:value-type="float" office:value="0.60113101">
            <text:p>0.60113101</text:p>
          </table:table-cell>
          <table:table-cell/>
          <table:table-cell office:value-type="float" office:value="3189">
            <text:p>3189</text:p>
          </table:table-cell>
          <table:table-cell office:value-type="float" office:value="2116">
            <text:p>2116</text:p>
          </table:table-cell>
          <table:table-cell office:value-type="float" office:value="142577">
            <text:p>142577</text:p>
          </table:table-cell>
          <table:table-cell office:value-type="float" office:value="1813532">
            <text:p>1813532</text:p>
          </table:table-cell>
        </table:table-row>
        <table:table-row table:style-name="ro1">
          <table:table-cell office:value-type="string">
            <text:p>family</text:p>
          </table:table-cell>
          <table:table-cell office:value-type="float" office:value="0.7679842">
            <text:p>0.7679842</text:p>
          </table:table-cell>
          <table:table-cell office:value-type="float" office:value="0.60076869">
            <text:p>0.60076869</text:p>
          </table:table-cell>
          <table:table-cell/>
          <table:table-cell office:value-type="float" office:value="122078">
            <text:p>122078</text:p>
          </table:table-cell>
          <table:table-cell office:value-type="float" office:value="81125">
            <text:p>81125</text:p>
          </table:table-cell>
          <table:table-cell office:value-type="float" office:value="36881">
            <text:p>36881</text:p>
          </table:table-cell>
          <table:table-cell office:value-type="float" office:value="1721330">
            <text:p>1721330</text:p>
          </table:table-cell>
        </table:table-row>
        <table:table-row table:style-name="ro2">
          <table:table-cell office:value-type="string">
            <text:p>executiveProducer</text:p>
          </table:table-cell>
          <table:table-cell office:value-type="float" office:value="0.02367452">
            <text:p>0.02367452</text:p>
          </table:table-cell>
          <table:table-cell office:value-type="float" office:value="0.59004905">
            <text:p>0.59004905</text:p>
          </table:table-cell>
          <table:table-cell/>
          <table:table-cell office:value-type="float" office:value="2526">
            <text:p>2526</text:p>
          </table:table-cell>
          <table:table-cell office:value-type="float" office:value="1755">
            <text:p>1755</text:p>
          </table:table-cell>
          <table:table-cell office:value-type="float" office:value="104171">
            <text:p>104171</text:p>
          </table:table-cell>
          <table:table-cell office:value-type="float" office:value="1852962">
            <text:p>1852962</text:p>
          </table:table-cell>
        </table:table-row>
        <table:table-row table:style-name="ro1">
          <table:table-cell office:value-type="string">
            <text:p>composer</text:p>
          </table:table-cell>
          <table:table-cell office:value-type="float" office:value="0.0141888">
            <text:p>0.0141888</text:p>
          </table:table-cell>
          <table:table-cell office:value-type="float" office:value="0.58778023">
            <text:p>0.58778023</text:p>
          </table:table-cell>
          <table:table-cell/>
          <table:table-cell office:value-type="float" office:value="3723">
            <text:p>3723</text:p>
          </table:table-cell>
          <table:table-cell office:value-type="float" office:value="2611">
            <text:p>2611</text:p>
          </table:table-cell>
          <table:table-cell office:value-type="float" office:value="258667">
            <text:p>258667</text:p>
          </table:table-cell>
          <table:table-cell office:value-type="float" office:value="1696413">
            <text:p>1696413</text:p>
          </table:table-cell>
        </table:table-row>
        <table:table-row table:style-name="ro1">
          <table:table-cell office:value-type="string">
            <text:p>origin</text:p>
          </table:table-cell>
          <table:table-cell office:value-type="float" office:value="0.04245905">
            <text:p>0.04245905</text:p>
          </table:table-cell>
          <table:table-cell office:value-type="float" office:value="0.58670383">
            <text:p>0.58670383</text:p>
          </table:table-cell>
          <table:table-cell/>
          <table:table-cell office:value-type="float" office:value="9893">
            <text:p>9893</text:p>
          </table:table-cell>
          <table:table-cell office:value-type="float" office:value="6969">
            <text:p>6969</text:p>
          </table:table-cell>
          <table:table-cell office:value-type="float" office:value="223108">
            <text:p>223108</text:p>
          </table:table-cell>
          <table:table-cell office:value-type="float" office:value="1721444">
            <text:p>1721444</text:p>
          </table:table-cell>
        </table:table-row>
        <table:table-row table:style-name="ro2">
          <table:table-cell office:value-type="string">
            <text:p>launchSite</text:p>
          </table:table-cell>
          <table:table-cell office:value-type="float" office:value="0.00920562">
            <text:p>0.00920562</text:p>
          </table:table-cell>
          <table:table-cell office:value-type="float" office:value="0.58404558">
            <text:p>0.58404558</text:p>
          </table:table-cell>
          <table:table-cell/>
          <table:table-cell office:value-type="float" office:value="205">
            <text:p>205</text:p>
          </table:table-cell>
          <table:table-cell office:value-type="float" office:value="146">
            <text:p>146</text:p>
          </table:table-cell>
          <table:table-cell office:value-type="float" office:value="22064">
            <text:p>22064</text:p>
          </table:table-cell>
          <table:table-cell office:value-type="float" office:value="1938999">
            <text:p>1938999</text:p>
          </table:table-cell>
        </table:table-row>
        <table:table-row table:style-name="ro1">
          <table:table-cell office:value-type="string">
            <text:p>destination</text:p>
          </table:table-cell>
          <table:table-cell office:value-type="float" office:value="0.00203459">
            <text:p>0.00203459</text:p>
          </table:table-cell>
          <table:table-cell office:value-type="float" office:value="0.57627119">
            <text:p>0.57627119</text:p>
          </table:table-cell>
          <table:table-cell/>
          <table:table-cell office:value-type="float" office:value="102">
            <text:p>102</text:p>
          </table:table-cell>
          <table:table-cell office:value-type="float" office:value="75">
            <text:p>75</text:p>
          </table:table-cell>
          <table:table-cell office:value-type="float" office:value="50031">
            <text:p>50031</text:p>
          </table:table-cell>
          <table:table-cell office:value-type="float" office:value="1911206">
            <text:p>1911206</text:p>
          </table:table-cell>
        </table:table-row>
        <table:table-row table:style-name="ro1">
          <table:table-cell office:value-type="string">
            <text:p>source</text:p>
          </table:table-cell>
          <table:table-cell office:value-type="float" office:value="0.01989134">
            <text:p>0.01989134</text:p>
          </table:table-cell>
          <table:table-cell office:value-type="float" office:value="0.57509387">
            <text:p>0.57509387</text:p>
          </table:table-cell>
          <table:table-cell/>
          <table:table-cell office:value-type="float" office:value="919">
            <text:p>919</text:p>
          </table:table-cell>
          <table:table-cell office:value-type="float" office:value="679">
            <text:p>679</text:p>
          </table:table-cell>
          <table:table-cell office:value-type="float" office:value="45282">
            <text:p>45282</text:p>
          </table:table-cell>
          <table:table-cell office:value-type="float" office:value="1914534">
            <text:p>1914534</text:p>
          </table:table-cell>
        </table:table-row>
        <table:table-row table:style-name="ro2">
          <table:table-cell office:value-type="string">
            <text:p>nearestCity</text:p>
          </table:table-cell>
          <table:table-cell office:value-type="float" office:value="0.02238449">
            <text:p>0.02238449</text:p>
          </table:table-cell>
          <table:table-cell office:value-type="float" office:value="0.56641798">
            <text:p>0.56641798</text:p>
          </table:table-cell>
          <table:table-cell/>
          <table:table-cell office:value-type="float" office:value="5846">
            <text:p>5846</text:p>
          </table:table-cell>
          <table:table-cell office:value-type="float" office:value="4475">
            <text:p>4475</text:p>
          </table:table-cell>
          <table:table-cell office:value-type="float" office:value="255317">
            <text:p>255317</text:p>
          </table:table-cell>
          <table:table-cell office:value-type="float" office:value="1695776">
            <text:p>1695776</text:p>
          </table:table-cell>
        </table:table-row>
        <table:table-row table:style-name="ro2">
          <table:table-cell office:value-type="string">
            <text:p>commandStructure</text:p>
          </table:table-cell>
          <table:table-cell office:value-type="float" office:value="0.05730012">
            <text:p>0.05730012</text:p>
          </table:table-cell>
          <table:table-cell office:value-type="float" office:value="0.5591697">
            <text:p>0.5591697</text:p>
          </table:table-cell>
          <table:table-cell/>
          <table:table-cell office:value-type="float" office:value="2613">
            <text:p>2613</text:p>
          </table:table-cell>
          <table:table-cell office:value-type="float" office:value="2060">
            <text:p>2060</text:p>
          </table:table-cell>
          <table:table-cell office:value-type="float" office:value="42989">
            <text:p>42989</text:p>
          </table:table-cell>
          <table:table-cell office:value-type="float" office:value="1913752">
            <text:p>1913752</text:p>
          </table:table-cell>
        </table:table-row>
        <table:table-row table:style-name="ro1">
          <table:table-cell office:value-type="string">
            <text:p>rival</text:p>
          </table:table-cell>
          <table:table-cell office:value-type="float" office:value="0.01372998">
            <text:p>0.01372998</text:p>
          </table:table-cell>
          <table:table-cell office:value-type="float" office:value="0.55333333">
            <text:p>0.55333333</text:p>
          </table:table-cell>
          <table:table-cell/>
          <table:table-cell office:value-type="float" office:value="498">
            <text:p>498</text:p>
          </table:table-cell>
          <table:table-cell office:value-type="float" office:value="402">
            <text:p>402</text:p>
          </table:table-cell>
          <table:table-cell office:value-type="float" office:value="35773">
            <text:p>35773</text:p>
          </table:table-cell>
          <table:table-cell office:value-type="float" office:value="1924741">
            <text:p>1924741</text:p>
          </table:table-cell>
        </table:table-row>
        <table:table-row table:style-name="ro1">
          <table:table-cell office:value-type="string">
            <text:p>format</text:p>
          </table:table-cell>
          <table:table-cell office:value-type="float" office:value="0.1041545">
            <text:p>0.1041545</text:p>
          </table:table-cell>
          <table:table-cell office:value-type="float" office:value="0.55130087">
            <text:p>0.55130087</text:p>
          </table:table-cell>
          <table:table-cell/>
          <table:table-cell office:value-type="float" office:value="24792">
            <text:p>24792</text:p>
          </table:table-cell>
          <table:table-cell office:value-type="float" office:value="20178">
            <text:p>20178</text:p>
          </table:table-cell>
          <table:table-cell office:value-type="float" office:value="213239">
            <text:p>213239</text:p>
          </table:table-cell>
          <table:table-cell office:value-type="float" office:value="1703205">
            <text:p>1703205</text:p>
          </table:table-cell>
        </table:table-row>
        <table:table-row table:style-name="ro1">
          <table:table-cell office:value-type="string">
            <text:p>product</text:p>
          </table:table-cell>
          <table:table-cell office:value-type="float" office:value="0.02033008">
            <text:p>0.02033008</text:p>
          </table:table-cell>
          <table:table-cell office:value-type="float" office:value="0.54509005">
            <text:p>0.54509005</text:p>
          </table:table-cell>
          <table:table-cell/>
          <table:table-cell office:value-type="float" office:value="8565">
            <text:p>8565</text:p>
          </table:table-cell>
          <table:table-cell office:value-type="float" office:value="7148">
            <text:p>7148</text:p>
          </table:table-cell>
          <table:table-cell office:value-type="float" office:value="412732">
            <text:p>412732</text:p>
          </table:table-cell>
          <table:table-cell office:value-type="float" office:value="1532969">
            <text:p>1532969</text:p>
          </table:table-cell>
        </table:table-row>
        <table:table-row table:style-name="ro1">
          <table:table-cell office:value-type="string">
            <text:p>voice</text:p>
          </table:table-cell>
          <table:table-cell office:value-type="float" office:value="0.015169">
            <text:p>0.015169</text:p>
          </table:table-cell>
          <table:table-cell office:value-type="float" office:value="0.52812859">
            <text:p>0.52812859</text:p>
          </table:table-cell>
          <table:table-cell/>
          <table:table-cell office:value-type="float" office:value="920">
            <text:p>920</text:p>
          </table:table-cell>
          <table:table-cell office:value-type="float" office:value="822">
            <text:p>822</text:p>
          </table:table-cell>
          <table:table-cell office:value-type="float" office:value="59730">
            <text:p>59730</text:p>
          </table:table-cell>
          <table:table-cell office:value-type="float" office:value="1899942">
            <text:p>1899942</text:p>
          </table:table-cell>
        </table:table-row>
        <table:table-row table:style-name="ro1">
          <table:table-cell office:value-type="string">
            <text:p>region</text:p>
          </table:table-cell>
          <table:table-cell office:value-type="float" office:value="0.0261134">
            <text:p>0.0261134</text:p>
          </table:table-cell>
          <table:table-cell office:value-type="float" office:value="0.50496093">
            <text:p>0.50496093</text:p>
          </table:table-cell>
          <table:table-cell/>
          <table:table-cell office:value-type="float" office:value="28755">
            <text:p>28755</text:p>
          </table:table-cell>
          <table:table-cell office:value-type="float" office:value="28190">
            <text:p>28190</text:p>
          </table:table-cell>
          <table:table-cell office:value-type="float" office:value="1072404">
            <text:p>1072404</text:p>
          </table:table-cell>
          <table:table-cell office:value-type="float" office:value="832065">
            <text:p>832065</text:p>
          </table:table-cell>
        </table:table-row>
        <table:table-row table:style-name="ro2">
          <table:table-cell office:value-type="string">
            <text:p>designCompany</text:p>
          </table:table-cell>
          <table:table-cell office:value-type="float" office:value="0.0058586">
            <text:p>0.0058586</text:p>
          </table:table-cell>
          <table:table-cell office:value-type="float" office:value="0.50461133">
            <text:p>0.50461133</text:p>
          </table:table-cell>
          <table:table-cell/>
          <table:table-cell office:value-type="float" office:value="383">
            <text:p>383</text:p>
          </table:table-cell>
          <table:table-cell office:value-type="float" office:value="376">
            <text:p>376</text:p>
          </table:table-cell>
          <table:table-cell office:value-type="float" office:value="64991">
            <text:p>64991</text:p>
          </table:table-cell>
          <table:table-cell office:value-type="float" office:value="1895664">
            <text:p>1895664</text:p>
          </table:table-cell>
        </table:table-row>
        <table:table-row table:style-name="ro2">
          <table:table-cell office:value-type="string">
            <text:p>veneratedIn</text:p>
          </table:table-cell>
          <table:table-cell office:value-type="float" office:value="0.0401473">
            <text:p>0.0401473</text:p>
          </table:table-cell>
          <table:table-cell office:value-type="float" office:value="0.48410971">
            <text:p>0.48410971</text:p>
          </table:table-cell>
          <table:table-cell/>
          <table:table-cell office:value-type="float" office:value="1112">
            <text:p>1112</text:p>
          </table:table-cell>
          <table:table-cell office:value-type="float" office:value="1185">
            <text:p>1185</text:p>
          </table:table-cell>
          <table:table-cell office:value-type="float" office:value="26586">
            <text:p>26586</text:p>
          </table:table-cell>
          <table:table-cell office:value-type="float" office:value="1932531">
            <text:p>1932531</text:p>
          </table:table-cell>
        </table:table-row>
        <table:table-row table:style-name="ro2">
          <table:table-cell office:value-type="string">
            <text:p>largestCity</text:p>
          </table:table-cell>
          <table:table-cell office:value-type="float" office:value="0.00394985">
            <text:p>0.00394985</text:p>
          </table:table-cell>
          <table:table-cell office:value-type="float" office:value="0.44811754">
            <text:p>0.44811754</text:p>
          </table:table-cell>
          <table:table-cell/>
          <table:table-cell office:value-type="float" office:value="976">
            <text:p>976</text:p>
          </table:table-cell>
          <table:table-cell office:value-type="float" office:value="1202">
            <text:p>1202</text:p>
          </table:table-cell>
          <table:table-cell office:value-type="float" office:value="246122">
            <text:p>246122</text:p>
          </table:table-cell>
          <table:table-cell office:value-type="float" office:value="1713114">
            <text:p>1713114</text:p>
          </table:table-cell>
        </table:table-row>
        <table:table-row table:style-name="ro2">
          <table:table-cell office:value-type="string">
            <text:p>targetAirport</text:p>
          </table:table-cell>
          <table:table-cell office:value-type="float" office:value="0.00525358">
            <text:p>0.00525358</text:p>
          </table:table-cell>
          <table:table-cell office:value-type="float" office:value="0.44086022">
            <text:p>0.44086022</text:p>
          </table:table-cell>
          <table:table-cell/>
          <table:table-cell office:value-type="float" office:value="205">
            <text:p>205</text:p>
          </table:table-cell>
          <table:table-cell office:value-type="float" office:value="260">
            <text:p>260</text:p>
          </table:table-cell>
          <table:table-cell office:value-type="float" office:value="38816">
            <text:p>38816</text:p>
          </table:table-cell>
          <table:table-cell office:value-type="float" office:value="1922133">
            <text:p>1922133</text:p>
          </table:table-cell>
        </table:table-row>
        <table:table-row table:style-name="ro1">
          <table:table-cell office:value-type="string">
            <text:p>leader</text:p>
          </table:table-cell>
          <table:table-cell office:value-type="float" office:value="0.01214605">
            <text:p>0.01214605</text:p>
          </table:table-cell>
          <table:table-cell office:value-type="float" office:value="0.43527081">
            <text:p>0.43527081</text:p>
          </table:table-cell>
          <table:table-cell/>
          <table:table-cell office:value-type="float" office:value="1977">
            <text:p>1977</text:p>
          </table:table-cell>
          <table:table-cell office:value-type="float" office:value="2565">
            <text:p>2565</text:p>
          </table:table-cell>
          <table:table-cell office:value-type="float" office:value="160792">
            <text:p>160792</text:p>
          </table:table-cell>
          <table:table-cell office:value-type="float" office:value="1796080">
            <text:p>1796080</text:p>
          </table:table-cell>
        </table:table-row>
        <table:table-row table:style-name="ro2">
          <table:table-cell office:value-type="string">
            <text:p>formerCoach</text:p>
          </table:table-cell>
          <table:table-cell office:value-type="float" office:value="0.00194201">
            <text:p>0.00194201</text:p>
          </table:table-cell>
          <table:table-cell office:value-type="float" office:value="0.43501048">
            <text:p>0.43501048</text:p>
          </table:table-cell>
          <table:table-cell/>
          <table:table-cell office:value-type="float" office:value="415">
            <text:p>415</text:p>
          </table:table-cell>
          <table:table-cell office:value-type="float" office:value="539">
            <text:p>539</text:p>
          </table:table-cell>
          <table:table-cell office:value-type="float" office:value="213281">
            <text:p>213281</text:p>
          </table:table-cell>
          <table:table-cell office:value-type="float" office:value="1747179">
            <text:p>1747179</text:p>
          </table:table-cell>
        </table:table-row>
        <table:table-row table:style-name="ro1">
          <table:table-cell office:value-type="string">
            <text:p>billed</text:p>
          </table:table-cell>
          <table:table-cell office:value-type="float" office:value="0.01769332">
            <text:p>0.01769332</text:p>
          </table:table-cell>
          <table:table-cell office:value-type="float" office:value="0.4086781">
            <text:p>0.4086781</text:p>
          </table:table-cell>
          <table:table-cell/>
          <table:table-cell office:value-type="float" office:value="405">
            <text:p>405</text:p>
          </table:table-cell>
          <table:table-cell office:value-type="float" office:value="586">
            <text:p>586</text:p>
          </table:table-cell>
          <table:table-cell office:value-type="float" office:value="22485">
            <text:p>22485</text:p>
          </table:table-cell>
          <table:table-cell office:value-type="float" office:value="1937938">
            <text:p>1937938</text:p>
          </table:table-cell>
        </table:table-row>
        <table:table-row table:style-name="ro2">
          <table:table-cell office:value-type="string">
            <text:p>currentPartner</text:p>
          </table:table-cell>
          <table:table-cell office:value-type="float" office:value="0.0006336">
            <text:p>0.0006336</text:p>
          </table:table-cell>
          <table:table-cell office:value-type="float" office:value="0.40727903">
            <text:p>0.40727903</text:p>
          </table:table-cell>
          <table:table-cell/>
          <table:table-cell office:value-type="float" office:value="235">
            <text:p>235</text:p>
          </table:table-cell>
          <table:table-cell office:value-type="float" office:value="342">
            <text:p>342</text:p>
          </table:table-cell>
          <table:table-cell office:value-type="float" office:value="370664">
            <text:p>370664</text:p>
          </table:table-cell>
          <table:table-cell office:value-type="float" office:value="1590173">
            <text:p>1590173</text:p>
          </table:table-cell>
        </table:table-row>
        <table:table-row table:style-name="ro1">
          <table:table-cell office:value-type="string">
            <text:p>province</text:p>
          </table:table-cell>
          <table:table-cell office:value-type="float" office:value="0.00967376">
            <text:p>0.00967376</text:p>
          </table:table-cell>
          <table:table-cell office:value-type="float" office:value="0.37642331">
            <text:p>0.37642331</text:p>
          </table:table-cell>
          <table:table-cell/>
          <table:table-cell office:value-type="float" office:value="3934">
            <text:p>3934</text:p>
          </table:table-cell>
          <table:table-cell office:value-type="float" office:value="6517">
            <text:p>6517</text:p>
          </table:table-cell>
          <table:table-cell office:value-type="float" office:value="402733">
            <text:p>402733</text:p>
          </table:table-cell>
          <table:table-cell office:value-type="float" office:value="1548230">
            <text:p>1548230</text:p>
          </table:table-cell>
        </table:table-row>
        <table:table-row table:style-name="ro2">
          <table:table-cell office:value-type="string">
            <text:p>notableCommander</text:p>
          </table:table-cell>
          <table:table-cell office:value-type="float" office:value="0.02537692">
            <text:p>0.02537692</text:p>
          </table:table-cell>
          <table:table-cell office:value-type="float" office:value="0.3756076">
            <text:p>0.3756076</text:p>
          </table:table-cell>
          <table:table-cell/>
          <table:table-cell office:value-type="float" office:value="850">
            <text:p>850</text:p>
          </table:table-cell>
          <table:table-cell office:value-type="float" office:value="1413">
            <text:p>1413</text:p>
          </table:table-cell>
          <table:table-cell office:value-type="float" office:value="32645">
            <text:p>32645</text:p>
          </table:table-cell>
          <table:table-cell office:value-type="float" office:value="1926506">
            <text:p>1926506</text:p>
          </table:table-cell>
        </table:table-row>
        <table:table-row table:style-name="ro2">
          <table:table-cell office:value-type="string">
            <text:p>recordedIn</text:p>
          </table:table-cell>
          <table:table-cell office:value-type="float" office:value="0.14039428">
            <text:p>0.14039428</text:p>
          </table:table-cell>
          <table:table-cell office:value-type="float" office:value="0.37272361">
            <text:p>0.37272361</text:p>
          </table:table-cell>
          <table:table-cell/>
          <table:table-cell office:value-type="float" office:value="9251">
            <text:p>9251</text:p>
          </table:table-cell>
          <table:table-cell office:value-type="float" office:value="15569">
            <text:p>15569</text:p>
          </table:table-cell>
          <table:table-cell office:value-type="float" office:value="56642">
            <text:p>56642</text:p>
          </table:table-cell>
          <table:table-cell office:value-type="float" office:value="1879952">
            <text:p>1879952</text:p>
          </table:table-cell>
        </table:table-row>
        <table:table-row table:style-name="ro2">
          <table:table-cell office:value-type="string">
            <text:p>homeport</text:p>
          </table:table-cell>
          <table:table-cell office:value-type="float" office:value="0.03706792">
            <text:p>0.03706792</text:p>
          </table:table-cell>
          <table:table-cell office:value-type="float" office:value="0.36283741">
            <text:p>0.36283741</text:p>
          </table:table-cell>
          <table:table-cell/>
          <table:table-cell office:value-type="float" office:value="578">
            <text:p>578</text:p>
          </table:table-cell>
          <table:table-cell office:value-type="float" office:value="1015">
            <text:p>1015</text:p>
          </table:table-cell>
          <table:table-cell office:value-type="float" office:value="15015">
            <text:p>15015</text:p>
          </table:table-cell>
          <table:table-cell office:value-type="float" office:value="1944806">
            <text:p>1944806</text:p>
          </table:table-cell>
        </table:table-row>
        <table:table-row table:style-name="ro2">
          <table:table-cell office:value-type="string">
            <text:p>owningOrganisation</text:p>
          </table:table-cell>
          <table:table-cell office:value-type="float" office:value="0.01585837">
            <text:p>0.01585837</text:p>
          </table:table-cell>
          <table:table-cell office:value-type="float" office:value="0.35179094">
            <text:p>0.35179094</text:p>
          </table:table-cell>
          <table:table-cell/>
          <table:table-cell office:value-type="float" office:value="1925">
            <text:p>1925</text:p>
          </table:table-cell>
          <table:table-cell office:value-type="float" office:value="3547">
            <text:p>3547</text:p>
          </table:table-cell>
          <table:table-cell office:value-type="float" office:value="119462">
            <text:p>119462</text:p>
          </table:table-cell>
          <table:table-cell office:value-type="float" office:value="1836480">
            <text:p>1836480</text:p>
          </table:table-cell>
        </table:table-row>
        <table:table-row table:style-name="ro2">
          <table:table-cell office:value-type="string">
            <text:p>operatingSystem</text:p>
          </table:table-cell>
          <table:table-cell office:value-type="float" office:value="0.01468255">
            <text:p>0.01468255</text:p>
          </table:table-cell>
          <table:table-cell office:value-type="float" office:value="0.34903105">
            <text:p>0.34903105</text:p>
          </table:table-cell>
          <table:table-cell/>
          <table:table-cell office:value-type="float" office:value="1675">
            <text:p>1675</text:p>
          </table:table-cell>
          <table:table-cell office:value-type="float" office:value="3124">
            <text:p>3124</text:p>
          </table:table-cell>
          <table:table-cell office:value-type="float" office:value="112406">
            <text:p>112406</text:p>
          </table:table-cell>
          <table:table-cell office:value-type="float" office:value="1844209">
            <text:p>1844209</text:p>
          </table:table-cell>
        </table:table-row>
        <table:table-row table:style-name="ro2">
          <table:table-cell office:value-type="string">
            <text:p>parentMountainPeak</text:p>
          </table:table-cell>
          <table:table-cell office:value-type="float" office:value="0.02825838">
            <text:p>0.02825838</text:p>
          </table:table-cell>
          <table:table-cell office:value-type="float" office:value="0.33148405">
            <text:p>0.33148405</text:p>
          </table:table-cell>
          <table:table-cell/>
          <table:table-cell office:value-type="float" office:value="717">
            <text:p>717</text:p>
          </table:table-cell>
          <table:table-cell office:value-type="float" office:value="1446">
            <text:p>1446</text:p>
          </table:table-cell>
          <table:table-cell office:value-type="float" office:value="24656">
            <text:p>24656</text:p>
          </table:table-cell>
          <table:table-cell office:value-type="float" office:value="1934595">
            <text:p>1934595</text:p>
          </table:table-cell>
        </table:table-row>
        <table:table-row table:style-name="ro2">
          <table:table-cell office:value-type="string">
            <text:p>doctoralStudent</text:p>
          </table:table-cell>
          <table:table-cell office:value-type="float" office:value="0.00337867">
            <text:p>0.00337867</text:p>
          </table:table-cell>
          <table:table-cell office:value-type="float" office:value="0.31342435">
            <text:p>0.31342435</text:p>
          </table:table-cell>
          <table:table-cell/>
          <table:table-cell office:value-type="float" office:value="551">
            <text:p>551</text:p>
          </table:table-cell>
          <table:table-cell office:value-type="float" office:value="1207">
            <text:p>1207</text:p>
          </table:table-cell>
          <table:table-cell office:value-type="float" office:value="162531">
            <text:p>162531</text:p>
          </table:table-cell>
          <table:table-cell office:value-type="float" office:value="1797125">
            <text:p>1797125</text:p>
          </table:table-cell>
        </table:table-row>
        <table:table-row table:style-name="ro1">
          <table:table-cell office:value-type="string">
            <text:p>type</text:p>
          </table:table-cell>
          <table:table-cell office:value-type="float" office:value="0.1406657">
            <text:p>0.1406657</text:p>
          </table:table-cell>
          <table:table-cell office:value-type="float" office:value="0.31146429">
            <text:p>0.31146429</text:p>
          </table:table-cell>
          <table:table-cell/>
          <table:table-cell office:value-type="float" office:value="96439">
            <text:p>96439</text:p>
          </table:table-cell>
          <table:table-cell office:value-type="float" office:value="213192">
            <text:p>213192</text:p>
          </table:table-cell>
          <table:table-cell office:value-type="float" office:value="589151">
            <text:p>589151</text:p>
          </table:table-cell>
          <table:table-cell office:value-type="float" office:value="1062632">
            <text:p>1062632</text:p>
          </table:table-cell>
        </table:table-row>
        <table:table-row table:style-name="ro2">
          <table:table-cell office:value-type="string">
            <text:p>bodyDiscovered</text:p>
          </table:table-cell>
          <table:table-cell office:value-type="float" office:value="0.00038135">
            <text:p>0.00038135</text:p>
          </table:table-cell>
          <table:table-cell office:value-type="float" office:value="0.28333333">
            <text:p>0.28333333</text:p>
          </table:table-cell>
          <table:table-cell/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44562">
            <text:p>44562</text:p>
          </table:table-cell>
          <table:table-cell office:value-type="float" office:value="1916792">
            <text:p>1916792</text:p>
          </table:table-cell>
        </table:table-row>
        <table:table-row table:style-name="ro2">
          <table:table-cell office:value-type="string">
            <text:p>distributingLabel</text:p>
          </table:table-cell>
          <table:table-cell office:value-type="float" office:value="0.0177781">
            <text:p>0.0177781</text:p>
          </table:table-cell>
          <table:table-cell office:value-type="float" office:value="0.27728285">
            <text:p>0.27728285</text:p>
          </table:table-cell>
          <table:table-cell/>
          <table:table-cell office:value-type="float" office:value="249">
            <text:p>249</text:p>
          </table:table-cell>
          <table:table-cell office:value-type="float" office:value="649">
            <text:p>649</text:p>
          </table:table-cell>
          <table:table-cell office:value-type="float" office:value="13757">
            <text:p>13757</text:p>
          </table:table-cell>
          <table:table-cell office:value-type="float" office:value="1946759">
            <text:p>1946759</text:p>
          </table:table-cell>
        </table:table-row>
        <table:table-row table:style-name="ro2">
          <table:table-cell office:value-type="string">
            <text:p>distributingCompany</text:p>
          </table:table-cell>
          <table:table-cell office:value-type="float" office:value="0.0177781">
            <text:p>0.0177781</text:p>
          </table:table-cell>
          <table:table-cell office:value-type="float" office:value="0.27728285">
            <text:p>0.27728285</text:p>
          </table:table-cell>
          <table:table-cell/>
          <table:table-cell office:value-type="float" office:value="249">
            <text:p>249</text:p>
          </table:table-cell>
          <table:table-cell office:value-type="float" office:value="649">
            <text:p>649</text:p>
          </table:table-cell>
          <table:table-cell office:value-type="float" office:value="13757">
            <text:p>13757</text:p>
          </table:table-cell>
          <table:table-cell office:value-type="float" office:value="1946759">
            <text:p>1946759</text:p>
          </table:table-cell>
        </table:table-row>
        <table:table-row table:style-name="ro2">
          <table:table-cell office:value-type="string">
            <text:p>federalState</text:p>
          </table:table-cell>
          <table:table-cell office:value-type="float" office:value="0.01819433">
            <text:p>0.01819433</text:p>
          </table:table-cell>
          <table:table-cell office:value-type="float" office:value="0.27368905">
            <text:p>0.27368905</text:p>
          </table:table-cell>
          <table:table-cell/>
          <table:table-cell office:value-type="float" office:value="1190">
            <text:p>1190</text:p>
          </table:table-cell>
          <table:table-cell office:value-type="float" office:value="3158">
            <text:p>3158</text:p>
          </table:table-cell>
          <table:table-cell office:value-type="float" office:value="64215">
            <text:p>64215</text:p>
          </table:table-cell>
          <table:table-cell office:value-type="float" office:value="1892851">
            <text:p>1892851</text:p>
          </table:table-cell>
        </table:table-row>
        <table:table-row table:style-name="ro1">
          <table:table-cell office:value-type="string">
            <text:p>incumbent</text:p>
          </table:table-cell>
          <table:table-cell office:value-type="float" office:value="0.00101841">
            <text:p>0.00101841</text:p>
          </table:table-cell>
          <table:table-cell office:value-type="float" office:value="0.24299065">
            <text:p>0.24299065</text:p>
          </table:table-cell>
          <table:table-cell/>
          <table:table-cell office:value-type="float" office:value="26">
            <text:p>26</text:p>
          </table:table-cell>
          <table:table-cell office:value-type="float" office:value="81">
            <text:p>81</text:p>
          </table:table-cell>
          <table:table-cell office:value-type="float" office:value="25504">
            <text:p>25504</text:p>
          </table:table-cell>
          <table:table-cell office:value-type="float" office:value="1935803">
            <text:p>1935803</text:p>
          </table:table-cell>
        </table:table-row>
        <table:table-row table:style-name="ro1">
          <table:table-cell office:value-type="string">
            <text:p>borough</text:p>
          </table:table-cell>
          <table:table-cell office:value-type="float" office:value="0.00194657">
            <text:p>0.00194657</text:p>
          </table:table-cell>
          <table:table-cell office:value-type="float" office:value="0.23577236">
            <text:p>0.23577236</text:p>
          </table:table-cell>
          <table:table-cell/>
          <table:table-cell office:value-type="float" office:value="58">
            <text:p>58</text:p>
          </table:table-cell>
          <table:table-cell office:value-type="float" office:value="188">
            <text:p>188</text:p>
          </table:table-cell>
          <table:table-cell office:value-type="float" office:value="29738">
            <text:p>29738</text:p>
          </table:table-cell>
          <table:table-cell office:value-type="float" office:value="1931430">
            <text:p>1931430</text:p>
          </table:table-cell>
        </table:table-row>
        <table:table-row table:style-name="ro1">
          <table:table-cell office:value-type="string">
            <text:p>chancellor</text:p>
          </table:table-cell>
          <table:table-cell office:value-type="float" office:value="0.00122201">
            <text:p>0.00122201</text:p>
          </table:table-cell>
          <table:table-cell office:value-type="float" office:value="0.21852237">
            <text:p>0.21852237</text:p>
          </table:table-cell>
          <table:table-cell/>
          <table:table-cell office:value-type="float" office:value="210">
            <text:p>210</text:p>
          </table:table-cell>
          <table:table-cell office:value-type="float" office:value="751">
            <text:p>751</text:p>
          </table:table-cell>
          <table:table-cell office:value-type="float" office:value="171638">
            <text:p>171638</text:p>
          </table:table-cell>
          <table:table-cell office:value-type="float" office:value="1788815">
            <text:p>1788815</text:p>
          </table:table-cell>
        </table:table-row>
        <table:table-row table:style-name="ro1">
          <table:table-cell office:value-type="string">
            <text:p>inflow</text:p>
          </table:table-cell>
          <table:table-cell office:value-type="float" office:value="0.06025765">
            <text:p>0.06025765</text:p>
          </table:table-cell>
          <table:table-cell office:value-type="float" office:value="0.20509194">
            <text:p>0.20509194</text:p>
          </table:table-cell>
          <table:table-cell/>
          <table:table-cell office:value-type="float" office:value="435">
            <text:p>435</text:p>
          </table:table-cell>
          <table:table-cell office:value-type="float" office:value="1686">
            <text:p>1686</text:p>
          </table:table-cell>
          <table:table-cell office:value-type="float" office:value="6784">
            <text:p>6784</text:p>
          </table:table-cell>
          <table:table-cell office:value-type="float" office:value="1952509">
            <text:p>1952509</text:p>
          </table:table-cell>
        </table:table-row>
        <table:table-row table:style-name="ro1">
          <table:table-cell office:value-type="string">
            <text:p>associate</text:p>
          </table:table-cell>
          <table:table-cell office:value-type="float" office:value="0.00462911">
            <text:p>0.00462911</text:p>
          </table:table-cell>
          <table:table-cell office:value-type="float" office:value="0.2029703">
            <text:p>0.2029703</text:p>
          </table:table-cell>
          <table:table-cell/>
          <table:table-cell office:value-type="float" office:value="123">
            <text:p>123</text:p>
          </table:table-cell>
          <table:table-cell office:value-type="float" office:value="483">
            <text:p>483</text:p>
          </table:table-cell>
          <table:table-cell office:value-type="float" office:value="26448">
            <text:p>26448</text:p>
          </table:table-cell>
          <table:table-cell office:value-type="float" office:value="1934360">
            <text:p>1934360</text:p>
          </table:table-cell>
        </table:table-row>
        <table:table-row table:style-name="ro1">
          <table:table-cell office:value-type="string">
            <text:p>university</text:p>
          </table:table-cell>
          <table:table-cell office:value-type="float" office:value="0.00112284">
            <text:p>0.00112284</text:p>
          </table:table-cell>
          <table:table-cell office:value-type="float" office:value="0.19789675">
            <text:p>0.19789675</text:p>
          </table:table-cell>
          <table:table-cell/>
          <table:table-cell office:value-type="float" office:value="207">
            <text:p>207</text:p>
          </table:table-cell>
          <table:table-cell office:value-type="float" office:value="839">
            <text:p>839</text:p>
          </table:table-cell>
          <table:table-cell office:value-type="float" office:value="184147">
            <text:p>184147</text:p>
          </table:table-cell>
          <table:table-cell office:value-type="float" office:value="1776221">
            <text:p>1776221</text:p>
          </table:table-cell>
        </table:table-row>
        <table:table-row table:style-name="ro1">
          <table:table-cell office:value-type="string">
            <text:p>school</text:p>
          </table:table-cell>
          <table:table-cell office:value-type="float" office:value="0.00173844">
            <text:p>0.00173844</text:p>
          </table:table-cell>
          <table:table-cell office:value-type="float" office:value="0.18298555">
            <text:p>0.18298555</text:p>
          </table:table-cell>
          <table:table-cell/>
          <table:table-cell office:value-type="float" office:value="342">
            <text:p>342</text:p>
          </table:table-cell>
          <table:table-cell office:value-type="float" office:value="1527">
            <text:p>1527</text:p>
          </table:table-cell>
          <table:table-cell office:value-type="float" office:value="196386">
            <text:p>196386</text:p>
          </table:table-cell>
          <table:table-cell office:value-type="float" office:value="1763159">
            <text:p>1763159</text:p>
          </table:table-cell>
        </table:table-row>
        <table:table-row table:style-name="ro1">
          <table:table-cell office:value-type="string">
            <text:p>editor</text:p>
          </table:table-cell>
          <table:table-cell office:value-type="float" office:value="0.03004652">
            <text:p>0.03004652</text:p>
          </table:table-cell>
          <table:table-cell office:value-type="float" office:value="0.16774892">
            <text:p>0.16774892</text:p>
          </table:table-cell>
          <table:table-cell/>
          <table:table-cell office:value-type="float" office:value="465">
            <text:p>465</text:p>
          </table:table-cell>
          <table:table-cell office:value-type="float" office:value="2307">
            <text:p>2307</text:p>
          </table:table-cell>
          <table:table-cell office:value-type="float" office:value="15011">
            <text:p>15011</text:p>
          </table:table-cell>
          <table:table-cell office:value-type="float" office:value="1943631">
            <text:p>1943631</text:p>
          </table:table-cell>
        </table:table-row>
        <table:table-row table:style-name="ro1">
          <table:table-cell office:value-type="string">
            <text:p>coach</text:p>
          </table:table-cell>
          <table:table-cell office:value-type="float" office:value="0.05781371">
            <text:p>0.05781371</text:p>
          </table:table-cell>
          <table:table-cell office:value-type="float" office:value="0.16365877">
            <text:p>0.16365877</text:p>
          </table:table-cell>
          <table:table-cell/>
          <table:table-cell office:value-type="float" office:value="1859">
            <text:p>1859</text:p>
          </table:table-cell>
          <table:table-cell office:value-type="float" office:value="9500">
            <text:p>9500</text:p>
          </table:table-cell>
          <table:table-cell office:value-type="float" office:value="30296">
            <text:p>30296</text:p>
          </table:table-cell>
          <table:table-cell office:value-type="float" office:value="1919759">
            <text:p>1919759</text:p>
          </table:table-cell>
        </table:table-row>
        <table:table-row table:style-name="ro1">
          <table:table-cell office:value-type="string">
            <text:p>outflow</text:p>
          </table:table-cell>
          <table:table-cell office:value-type="float" office:value="0.01951516">
            <text:p>0.01951516</text:p>
          </table:table-cell>
          <table:table-cell office:value-type="float" office:value="0.16333938">
            <text:p>0.16333938</text:p>
          </table:table-cell>
          <table:table-cell/>
          <table:table-cell office:value-type="float" office:value="450">
            <text:p>450</text:p>
          </table:table-cell>
          <table:table-cell office:value-type="float" office:value="2305">
            <text:p>2305</text:p>
          </table:table-cell>
          <table:table-cell office:value-type="float" office:value="22609">
            <text:p>22609</text:p>
          </table:table-cell>
          <table:table-cell office:value-type="float" office:value="1936050">
            <text:p>1936050</text:p>
          </table:table-cell>
        </table:table-row>
        <table:table-row table:style-name="ro2">
          <table:table-cell office:value-type="string">
            <text:p>formerChoreographer</text:p>
          </table:table-cell>
          <table:table-cell office:value-type="float" office:value="0.00688246">
            <text:p>0.00688246</text:p>
          </table:table-cell>
          <table:table-cell office:value-type="float" office:value="0.159601">
            <text:p>0.159601</text:p>
          </table:table-cell>
          <table:table-cell/>
          <table:table-cell office:value-type="float" office:value="64">
            <text:p>64</text:p>
          </table:table-cell>
          <table:table-cell office:value-type="float" office:value="337">
            <text:p>337</text:p>
          </table:table-cell>
          <table:table-cell office:value-type="float" office:value="9235">
            <text:p>9235</text:p>
          </table:table-cell>
          <table:table-cell office:value-type="float" office:value="1951778">
            <text:p>1951778</text:p>
          </table:table-cell>
        </table:table-row>
        <table:table-row table:style-name="ro1">
          <table:table-cell office:value-type="string">
            <text:p>lieutenant</text:p>
          </table:table-cell>
          <table:table-cell office:value-type="float" office:value="0.03264331">
            <text:p>0.03264331</text:p>
          </table:table-cell>
          <table:table-cell office:value-type="float" office:value="0.15004575">
            <text:p>0.15004575</text:p>
          </table:table-cell>
          <table:table-cell/>
          <table:table-cell office:value-type="float" office:value="164">
            <text:p>164</text:p>
          </table:table-cell>
          <table:table-cell office:value-type="float" office:value="929">
            <text:p>929</text:p>
          </table:table-cell>
          <table:table-cell office:value-type="float" office:value="4860">
            <text:p>4860</text:p>
          </table:table-cell>
          <table:table-cell office:value-type="float" office:value="1955461">
            <text:p>1955461</text:p>
          </table:table-cell>
        </table:table-row>
        <table:table-row table:style-name="ro2">
          <table:table-cell office:value-type="string">
            <text:p>maintainedBy</text:p>
          </table:table-cell>
          <table:table-cell office:value-type="float" office:value="0.00220771">
            <text:p>0.00220771</text:p>
          </table:table-cell>
          <table:table-cell office:value-type="float" office:value="0.14535902">
            <text:p>0.14535902</text:p>
          </table:table-cell>
          <table:table-cell/>
          <table:table-cell office:value-type="float" office:value="166">
            <text:p>166</text:p>
          </table:table-cell>
          <table:table-cell office:value-type="float" office:value="976">
            <text:p>976</text:p>
          </table:table-cell>
          <table:table-cell office:value-type="float" office:value="75025">
            <text:p>75025</text:p>
          </table:table-cell>
          <table:table-cell office:value-type="float" office:value="1885247">
            <text:p>1885247</text:p>
          </table:table-cell>
        </table:table-row>
        <table:table-row table:style-name="ro2">
          <table:table-cell office:value-type="string">
            <text:p>sourcePlace</text:p>
          </table:table-cell>
          <table:table-cell office:value-type="float" office:value="0.20853407">
            <text:p>0.20853407</text:p>
          </table:table-cell>
          <table:table-cell office:value-type="float" office:value="0.14031026">
            <text:p>0.14031026</text:p>
          </table:table-cell>
          <table:table-cell/>
          <table:table-cell office:value-type="float" office:value="606">
            <text:p>606</text:p>
          </table:table-cell>
          <table:table-cell office:value-type="float" office:value="3713">
            <text:p>3713</text:p>
          </table:table-cell>
          <table:table-cell office:value-type="float" office:value="2300">
            <text:p>2300</text:p>
          </table:table-cell>
          <table:table-cell office:value-type="float" office:value="1954795">
            <text:p>1954795</text:p>
          </table:table-cell>
        </table:table-row>
        <table:table-row table:style-name="ro2">
          <table:table-cell office:value-type="string">
            <text:p>sourceMountain</text:p>
          </table:table-cell>
          <table:table-cell office:value-type="float" office:value="0.20853407">
            <text:p>0.20853407</text:p>
          </table:table-cell>
          <table:table-cell office:value-type="float" office:value="0.14031026">
            <text:p>0.14031026</text:p>
          </table:table-cell>
          <table:table-cell/>
          <table:table-cell office:value-type="float" office:value="606">
            <text:p>606</text:p>
          </table:table-cell>
          <table:table-cell office:value-type="float" office:value="3713">
            <text:p>3713</text:p>
          </table:table-cell>
          <table:table-cell office:value-type="float" office:value="2300">
            <text:p>2300</text:p>
          </table:table-cell>
          <table:table-cell office:value-type="float" office:value="1954795">
            <text:p>1954795</text:p>
          </table:table-cell>
        </table:table-row>
        <table:table-row table:style-name="ro2">
          <table:table-cell office:value-type="string">
            <text:p>splitFromParty</text:p>
          </table:table-cell>
          <table:table-cell office:value-type="float" office:value="0.03661726">
            <text:p>0.03661726</text:p>
          </table:table-cell>
          <table:table-cell office:value-type="float" office:value="0.13815789">
            <text:p>0.13815789</text:p>
          </table:table-cell>
          <table:table-cell/>
          <table:table-cell office:value-type="float" office:value="42">
            <text:p>42</text:p>
          </table:table-cell>
          <table:table-cell office:value-type="float" office:value="262">
            <text:p>262</text:p>
          </table:table-cell>
          <table:table-cell office:value-type="float" office:value="1105">
            <text:p>1105</text:p>
          </table:table-cell>
          <table:table-cell office:value-type="float" office:value="1960005">
            <text:p>1960005</text:p>
          </table:table-cell>
        </table:table-row>
        <table:table-row table:style-name="ro2">
          <table:table-cell office:value-type="string">
            <text:p>militaryRank</text:p>
          </table:table-cell>
          <table:table-cell office:value-type="float" office:value="0.0054097">
            <text:p>0.0054097</text:p>
          </table:table-cell>
          <table:table-cell office:value-type="float" office:value="0.09177057">
            <text:p>0.09177057</text:p>
          </table:table-cell>
          <table:table-cell/>
          <table:table-cell office:value-type="float" office:value="184">
            <text:p>184</text:p>
          </table:table-cell>
          <table:table-cell office:value-type="float" office:value="1821">
            <text:p>1821</text:p>
          </table:table-cell>
          <table:table-cell office:value-type="float" office:value="33829">
            <text:p>33829</text:p>
          </table:table-cell>
          <table:table-cell office:value-type="float" office:value="1925580">
            <text:p>1925580</text:p>
          </table:table-cell>
        </table:table-row>
        <table:table-row table:style-name="ro2">
          <table:table-cell office:value-type="string">
            <text:p>rightTributary</text:p>
          </table:table-cell>
          <table:table-cell office:value-type="float" office:value="0.01154901">
            <text:p>0.01154901</text:p>
          </table:table-cell>
          <table:table-cell office:value-type="float" office:value="0.08686211">
            <text:p>0.08686211</text:p>
          </table:table-cell>
          <table:table-cell/>
          <table:table-cell office:value-type="float" office:value="160">
            <text:p>160</text:p>
          </table:table-cell>
          <table:table-cell office:value-type="float" office:value="1682">
            <text:p>1682</text:p>
          </table:table-cell>
          <table:table-cell office:value-type="float" office:value="13694">
            <text:p>13694</text:p>
          </table:table-cell>
          <table:table-cell office:value-type="float" office:value="1945878">
            <text:p>1945878</text:p>
          </table:table-cell>
        </table:table-row>
        <table:table-row table:style-name="ro1">
          <table:table-cell office:value-type="string">
            <text:p>opponent</text:p>
          </table:table-cell>
          <table:table-cell office:value-type="float" office:value="0.0000913">
            <text:p>0.0000913</text:p>
          </table:table-cell>
          <table:table-cell office:value-type="float" office:value="0.08108108">
            <text:p>0.08108108</text:p>
          </table:table-cell>
          <table:table-cell/>
          <table:table-cell office:value-type="float" office:value="12">
            <text:p>12</text:p>
          </table:table-cell>
          <table:table-cell office:value-type="float" office:value="136">
            <text:p>136</text:p>
          </table:table-cell>
          <table:table-cell office:value-type="float" office:value="131424">
            <text:p>131424</text:p>
          </table:table-cell>
          <table:table-cell office:value-type="float" office:value="1829842">
            <text:p>1829842</text:p>
          </table:table-cell>
        </table:table-row>
        <table:table-row table:style-name="ro2">
          <table:table-cell office:value-type="string">
            <text:p>leftTributary</text:p>
          </table:table-cell>
          <table:table-cell office:value-type="float" office:value="0.01150885">
            <text:p>0.01150885</text:p>
          </table:table-cell>
          <table:table-cell office:value-type="float" office:value="0.07559958">
            <text:p>0.07559958</text:p>
          </table:table-cell>
          <table:table-cell/>
          <table:table-cell office:value-type="float" office:value="145">
            <text:p>145</text:p>
          </table:table-cell>
          <table:table-cell office:value-type="float" office:value="1773">
            <text:p>1773</text:p>
          </table:table-cell>
          <table:table-cell office:value-type="float" office:value="12454">
            <text:p>12454</text:p>
          </table:table-cell>
          <table:table-cell office:value-type="float" office:value="1947042">
            <text:p>1947042</text:p>
          </table:table-cell>
        </table:table-row>
        <table:table-row table:style-name="ro2">
          <table:table-cell office:value-type="string">
            <text:p>subsequentWork</text:p>
          </table:table-cell>
          <table:table-cell office:value-type="float" office:value="0.07452039">
            <text:p>0.07452039</text:p>
          </table:table-cell>
          <table:table-cell office:value-type="float" office:value="0.03727906">
            <text:p>0.03727906</text:p>
          </table:table-cell>
          <table:table-cell/>
          <table:table-cell office:value-type="float" office:value="4638">
            <text:p>4638</text:p>
          </table:table-cell>
          <table:table-cell office:value-type="float" office:value="119775">
            <text:p>119775</text:p>
          </table:table-cell>
          <table:table-cell office:value-type="float" office:value="57600">
            <text:p>57600</text:p>
          </table:table-cell>
          <table:table-cell office:value-type="float" office:value="1779401">
            <text:p>1779401</text:p>
          </table:table-cell>
        </table:table-row>
        <table:table-row table:style-name="ro2">
          <table:table-cell office:value-type="string">
            <text:p>deathCause</text:p>
          </table:table-cell>
          <table:table-cell office:value-type="float" office:value="0.01436031">
            <text:p>0.01436031</text:p>
          </table:table-cell>
          <table:table-cell office:value-type="float" office:value="0.03691275">
            <text:p>0.03691275</text:p>
          </table:table-cell>
          <table:table-cell/>
          <table:table-cell office:value-type="float" office:value="99">
            <text:p>99</text:p>
          </table:table-cell>
          <table:table-cell office:value-type="float" office:value="2583">
            <text:p>2583</text:p>
          </table:table-cell>
          <table:table-cell office:value-type="float" office:value="6795">
            <text:p>6795</text:p>
          </table:table-cell>
          <table:table-cell office:value-type="float" office:value="1951937">
            <text:p>1951937</text:p>
          </table:table-cell>
        </table:table-row>
        <table:table-row table:style-name="ro1">
          <table:table-cell office:value-type="string">
            <text:p>genre</text:p>
          </table:table-cell>
          <table:table-cell office:value-type="float" office:value="0.21872343">
            <text:p>0.21872343</text:p>
          </table:table-cell>
          <table:table-cell office:value-type="float" office:value="0.03455224">
            <text:p>0.03455224</text:p>
          </table:table-cell>
          <table:table-cell/>
          <table:table-cell office:value-type="float" office:value="8488">
            <text:p>8488</text:p>
          </table:table-cell>
          <table:table-cell office:value-type="float" office:value="237169">
            <text:p>237169</text:p>
          </table:table-cell>
          <table:table-cell office:value-type="float" office:value="30319">
            <text:p>30319</text:p>
          </table:table-cell>
          <table:table-cell office:value-type="float" office:value="1685438">
            <text:p>1685438</text:p>
          </table:table-cell>
        </table:table-row>
        <table:table-row table:style-name="ro1">
          <table:table-cell office:value-type="string">
            <text:p>language</text:p>
          </table:table-cell>
          <table:table-cell office:value-type="float" office:value="0.07614466">
            <text:p>0.07614466</text:p>
          </table:table-cell>
          <table:table-cell office:value-type="float" office:value="0.02636984">
            <text:p>0.02636984</text:p>
          </table:table-cell>
          <table:table-cell/>
          <table:table-cell office:value-type="float" office:value="1836">
            <text:p>1836</text:p>
          </table:table-cell>
          <table:table-cell office:value-type="float" office:value="67789">
            <text:p>67789</text:p>
          </table:table-cell>
          <table:table-cell office:value-type="float" office:value="22276">
            <text:p>22276</text:p>
          </table:table-cell>
          <table:table-cell office:value-type="float" office:value="1869513">
            <text:p>1869513</text:p>
          </table:table-cell>
        </table:table-row>
        <table:table-row table:style-name="ro1">
          <table:table-cell office:value-type="string">
            <text:p>service</text:p>
          </table:table-cell>
          <table:table-cell office:value-type="float" office:value="0.02295782">
            <text:p>0.02295782</text:p>
          </table:table-cell>
          <table:table-cell office:value-type="float" office:value="0.02288451">
            <text:p>0.02288451</text:p>
          </table:table-cell>
          <table:table-cell/>
          <table:table-cell office:value-type="float" office:value="43">
            <text:p>43</text:p>
          </table:table-cell>
          <table:table-cell office:value-type="float" office:value="1836">
            <text:p>1836</text:p>
          </table:table-cell>
          <table:table-cell office:value-type="float" office:value="1830">
            <text:p>1830</text:p>
          </table:table-cell>
          <table:table-cell office:value-type="float" office:value="1957705">
            <text:p>1957705</text:p>
          </table:table-cell>
        </table:table-row>
        <table:table-row table:style-name="ro2">
          <table:table-cell office:value-type="string">
            <text:p>binomialAuthority</text:p>
          </table:table-cell>
          <table:table-cell office:value-type="float" office:value="0.02015187">
            <text:p>0.02015187</text:p>
          </table:table-cell>
          <table:table-cell office:value-type="float" office:value="0.01932202">
            <text:p>0.01932202</text:p>
          </table:table-cell>
          <table:table-cell/>
          <table:table-cell office:value-type="float" office:value="1242">
            <text:p>1242</text:p>
          </table:table-cell>
          <table:table-cell office:value-type="float" office:value="63037">
            <text:p>63037</text:p>
          </table:table-cell>
          <table:table-cell office:value-type="float" office:value="60390">
            <text:p>60390</text:p>
          </table:table-cell>
          <table:table-cell office:value-type="float" office:value="1836745">
            <text:p>1836745</text:p>
          </table:table-cell>
        </table:table-row>
        <table:table-row table:style-name="ro2">
          <table:table-cell office:value-type="string">
            <text:p>parentOrganisation</text:p>
          </table:table-cell>
          <table:table-cell office:value-type="float" office:value="0.00482487">
            <text:p>0.00482487</text:p>
          </table:table-cell>
          <table:table-cell office:value-type="float" office:value="0.0163835">
            <text:p>0.0163835</text:p>
          </table:table-cell>
          <table:table-cell/>
          <table:table-cell office:value-type="float" office:value="27">
            <text:p>27</text:p>
          </table:table-cell>
          <table:table-cell office:value-type="float" office:value="1621">
            <text:p>1621</text:p>
          </table:table-cell>
          <table:table-cell office:value-type="float" office:value="5569">
            <text:p>5569</text:p>
          </table:table-cell>
          <table:table-cell office:value-type="float" office:value="1954197">
            <text:p>1954197</text:p>
          </table:table-cell>
        </table:table-row>
        <table:table-row table:style-name="ro1">
          <table:table-cell office:value-type="string">
            <text:p>part</text:p>
          </table:table-cell>
          <table:table-cell office:value-type="float" office:value="0.00200993">
            <text:p>0.00200993</text:p>
          </table:table-cell>
          <table:table-cell office:value-type="float" office:value="0.00887728">
            <text:p>0.00887728</text:p>
          </table:table-cell>
          <table:table-cell/>
          <table:table-cell office:value-type="float" office:value="17">
            <text:p>17</text:p>
          </table:table-cell>
          <table:table-cell office:value-type="float" office:value="1898">
            <text:p>1898</text:p>
          </table:table-cell>
          <table:table-cell office:value-type="float" office:value="8441">
            <text:p>8441</text:p>
          </table:table-cell>
          <table:table-cell office:value-type="float" office:value="1951058">
            <text:p>1951058</text:p>
          </table:table-cell>
        </table:table-row>
        <table:table-row table:style-name="ro1">
          <table:table-cell office:value-type="string">
            <text:p>industry</text:p>
          </table:table-cell>
          <table:table-cell office:value-type="float" office:value="0.17524116">
            <text:p>0.17524116</text:p>
          </table:table-cell>
          <table:table-cell office:value-type="float" office:value="0.00794808">
            <text:p>0.00794808</text:p>
          </table:table-cell>
          <table:table-cell/>
          <table:table-cell office:value-type="float" office:value="218">
            <text:p>218</text:p>
          </table:table-cell>
          <table:table-cell office:value-type="float" office:value="27210">
            <text:p>27210</text:p>
          </table:table-cell>
          <table:table-cell office:value-type="float" office:value="1026">
            <text:p>1026</text:p>
          </table:table-cell>
          <table:table-cell office:value-type="float" office:value="1932960">
            <text:p>1932960</text:p>
          </table:table-cell>
        </table:table-row>
        <table:table-row table:style-name="ro1">
          <table:table-cell office:value-type="string">
            <text:p>order</text:p>
          </table:table-cell>
          <table:table-cell office:value-type="float" office:value="0.70754717">
            <text:p>0.70754717</text:p>
          </table:table-cell>
          <table:table-cell office:value-type="float" office:value="0.00162049">
            <text:p>0.00162049</text:p>
          </table:table-cell>
          <table:table-cell/>
          <table:table-cell office:value-type="float" office:value="300">
            <text:p>300</text:p>
          </table:table-cell>
          <table:table-cell office:value-type="float" office:value="184829">
            <text:p>184829</text:p>
          </table:table-cell>
          <table:table-cell office:value-type="float" office:value="124">
            <text:p>124</text:p>
          </table:table-cell>
          <table:table-cell office:value-type="float" office:value="1776161">
            <text:p>1776161</text:p>
          </table:table-cell>
        </table:table-row>
        <table:table-row table:style-name="ro1">
          <table:table-cell office:value-type="string">
            <text:p>manager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072">
            <text:p>10072</text:p>
          </table:table-cell>
          <table:table-cell office:value-type="float" office:value="0">
            <text:p>0</text:p>
          </table:table-cell>
          <table:table-cell office:value-type="float" office:value="1951342">
            <text:p>1951342</text:p>
          </table:table-cell>
        </table:table-row>
        <table:table-row table:style-name="ro1">
          <table:table-cell office:value-type="string">
            <text:p>divisio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0973">
            <text:p>50973</text:p>
          </table:table-cell>
          <table:table-cell office:value-type="float" office:value="0">
            <text:p>0</text:p>
          </table:table-cell>
          <table:table-cell office:value-type="float" office:value="1910441">
            <text:p>1910441</text:p>
          </table:table-cell>
        </table:table-row>
        <table:table-row table:style-name="ro1">
          <table:table-cell office:value-type="string">
            <text:p>anthem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1960887">
            <text:p>1960887</text:p>
          </table:table-cell>
        </table:table-row>
        <table:table-row table:style-name="ro2">
          <table:table-cell office:value-type="string">
            <text:p>leaderNam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0617">
            <text:p>10617</text:p>
          </table:table-cell>
          <table:table-cell office:value-type="float" office:value="16">
            <text:p>16</text:p>
          </table:table-cell>
          <table:table-cell office:value-type="float" office:value="1950781">
            <text:p>1950781</text:p>
          </table:table-cell>
        </table:table-row>
        <table:table-row table:style-name="ro2">
          <table:table-cell office:value-type="string">
            <text:p>prospectTeam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32009">
            <text:p>232009</text:p>
          </table:table-cell>
          <table:table-cell office:value-type="float" office:value="1729405">
            <text:p>1729405</text:p>
          </table:table-cell>
        </table:table-row>
        <table:table-row table:style-name="ro1">
          <table:table-cell office:value-type="string">
            <text:p>field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229">
            <text:p>17229</text:p>
          </table:table-cell>
          <table:table-cell office:value-type="float" office:value="0">
            <text:p>0</text:p>
          </table:table-cell>
          <table:table-cell office:value-type="float" office:value="1944185">
            <text:p>1944185</text:p>
          </table:table-cell>
        </table:table-row>
        <table:table-row table:style-name="ro1">
          <table:table-cell office:value-type="string">
            <text:p>headquarters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07231">
            <text:p>207231</text:p>
          </table:table-cell>
          <table:table-cell office:value-type="float" office:value="1754183">
            <text:p>1754183</text:p>
          </table:table-cell>
        </table:table-row>
        <table:table-row table:style-name="ro1" table:number-rows-repeated="104834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工作表4" table:style-name="ta1"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Relationship</text:p>
          </table:table-cell>
          <table:table-cell/>
          <table:table-cell office:value-type="string">
            <text:p>TP1</text:p>
          </table:table-cell>
          <table:table-cell office:value-type="string">
            <text:p>FN1</text:p>
          </table:table-cell>
        </table:table-row>
        <table:table-row table:style-name="ro1">
          <table:table-cell office:value-type="string">
            <text:p>draftTeam</text:p>
          </table:table-cell>
          <table:table-cell table:formula="of:=[.C2]+[.D2]" office:value-type="float" office:value="8114">
            <text:p>8114</text:p>
          </table:table-cell>
          <table:table-cell office:value-type="float" office:value="8114">
            <text:p>81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ormerTeam</text:p>
          </table:table-cell>
          <table:table-cell table:formula="of:=[.C3]+[.D3]" office:value-type="float" office:value="38553">
            <text:p>38553</text:p>
          </table:table-cell>
          <table:table-cell office:value-type="float" office:value="38549">
            <text:p>3854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rimeMinister</text:p>
          </table:table-cell>
          <table:table-cell table:formula="of:=[.C4]+[.D4]" office:value-type="float" office:value="4509">
            <text:p>4509</text:p>
          </table:table-cell>
          <table:table-cell office:value-type="float" office:value="4508">
            <text:p>45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ouse</text:p>
          </table:table-cell>
          <table:table-cell table:formula="of:=[.C5]+[.D5]" office:value-type="float" office:value="20869">
            <text:p>20869</text:p>
          </table:table-cell>
          <table:table-cell office:value-type="float" office:value="20860">
            <text:p>2086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isterStation</text:p>
          </table:table-cell>
          <table:table-cell table:formula="of:=[.C6]+[.D6]" office:value-type="float" office:value="8671">
            <text:p>8671</text:p>
          </table:table-cell>
          <table:table-cell office:value-type="float" office:value="8664">
            <text:p>866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ollege</text:p>
          </table:table-cell>
          <table:table-cell table:formula="of:=[.C7]+[.D7]" office:value-type="float" office:value="12333">
            <text:p>12333</text:p>
          </table:table-cell>
          <table:table-cell office:value-type="float" office:value="12313">
            <text:p>1231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arent</text:p>
          </table:table-cell>
          <table:table-cell table:formula="of:=[.C8]+[.D8]" office:value-type="float" office:value="14432">
            <text:p>14432</text:p>
          </table:table-cell>
          <table:table-cell office:value-type="float" office:value="14399">
            <text:p>1439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associatedMusicalArtist</text:p>
          </table:table-cell>
          <table:table-cell table:formula="of:=[.C9]+[.D9]" office:value-type="float" office:value="29460">
            <text:p>29460</text:p>
          </table:table-cell>
          <table:table-cell office:value-type="float" office:value="29358">
            <text:p>29358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associatedBand</text:p>
          </table:table-cell>
          <table:table-cell table:formula="of:=[.C10]+[.D10]" office:value-type="float" office:value="29460">
            <text:p>29460</text:p>
          </table:table-cell>
          <table:table-cell office:value-type="float" office:value="29358">
            <text:p>29358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servingRailwayLine</text:p>
          </table:table-cell>
          <table:table-cell table:formula="of:=[.C11]+[.D11]" office:value-type="float" office:value="8775">
            <text:p>8775</text:p>
          </table:table-cell>
          <table:table-cell office:value-type="float" office:value="8735">
            <text:p>87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hild</text:p>
          </table:table-cell>
          <table:table-cell table:formula="of:=[.C12]+[.D12]" office:value-type="float" office:value="6382">
            <text:p>6382</text:p>
          </table:table-cell>
          <table:table-cell office:value-type="float" office:value="6350">
            <text:p>635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artist</text:p>
          </table:table-cell>
          <table:table-cell table:formula="of:=[.C13]+[.D13]" office:value-type="float" office:value="110940">
            <text:p>110940</text:p>
          </table:table-cell>
          <table:table-cell office:value-type="float" office:value="110318">
            <text:p>110318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string">
            <text:p>producer</text:p>
          </table:table-cell>
          <table:table-cell table:formula="of:=[.C14]+[.D14]" office:value-type="float" office:value="131936">
            <text:p>131936</text:p>
          </table:table-cell>
          <table:table-cell office:value-type="float" office:value="130950">
            <text:p>130950</text:p>
          </table:table-cell>
          <table:table-cell office:value-type="float" office:value="986">
            <text:p>986</text:p>
          </table:table-cell>
        </table:table-row>
        <table:table-row table:style-name="ro1">
          <table:table-cell office:value-type="string">
            <text:p>party</text:p>
          </table:table-cell>
          <table:table-cell table:formula="of:=[.C15]+[.D15]" office:value-type="float" office:value="47636">
            <text:p>47636</text:p>
          </table:table-cell>
          <table:table-cell office:value-type="float" office:value="47280">
            <text:p>47280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cinematography</text:p>
          </table:table-cell>
          <table:table-cell table:formula="of:=[.C16]+[.D16]" office:value-type="float" office:value="25345">
            <text:p>25345</text:p>
          </table:table-cell>
          <table:table-cell office:value-type="float" office:value="25143">
            <text:p>25143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almaMater</text:p>
          </table:table-cell>
          <table:table-cell table:formula="of:=[.C17]+[.D17]" office:value-type="float" office:value="41036">
            <text:p>41036</text:p>
          </table:table-cell>
          <table:table-cell office:value-type="float" office:value="40698">
            <text:p>40698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editing</text:p>
          </table:table-cell>
          <table:table-cell table:formula="of:=[.C18]+[.D18]" office:value-type="float" office:value="18538">
            <text:p>18538</text:p>
          </table:table-cell>
          <table:table-cell office:value-type="float" office:value="18373">
            <text:p>18373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managerClub</text:p>
          </table:table-cell>
          <table:table-cell table:formula="of:=[.C19]+[.D19]" office:value-type="float" office:value="12597">
            <text:p>12597</text:p>
          </table:table-cell>
          <table:table-cell office:value-type="float" office:value="12477">
            <text:p>12477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team</text:p>
          </table:table-cell>
          <table:table-cell table:formula="of:=[.C20]+[.D20]" office:value-type="float" office:value="151970">
            <text:p>151970</text:p>
          </table:table-cell>
          <table:table-cell office:value-type="float" office:value="150400">
            <text:p>150400</text:p>
          </table:table-cell>
          <table:table-cell office:value-type="float" office:value="1570">
            <text:p>1570</text:p>
          </table:table-cell>
        </table:table-row>
        <table:table-row table:style-name="ro1">
          <table:table-cell office:value-type="string">
            <text:p>otherParty</text:p>
          </table:table-cell>
          <table:table-cell table:formula="of:=[.C21]+[.D21]" office:value-type="float" office:value="1552">
            <text:p>1552</text:p>
          </table:table-cell>
          <table:table-cell office:value-type="float" office:value="1533">
            <text:p>153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state</text:p>
          </table:table-cell>
          <table:table-cell table:formula="of:=[.C22]+[.D22]" office:value-type="float" office:value="38879">
            <text:p>38879</text:p>
          </table:table-cell>
          <table:table-cell office:value-type="float" office:value="38342">
            <text:p>38342</text:p>
          </table:table-cell>
          <table:table-cell office:value-type="float" office:value="537">
            <text:p>537</text:p>
          </table:table-cell>
        </table:table-row>
        <table:table-row table:style-name="ro1">
          <table:table-cell office:value-type="string">
            <text:p>starring</text:p>
          </table:table-cell>
          <table:table-cell table:formula="of:=[.C23]+[.D23]" office:value-type="float" office:value="73270">
            <text:p>73270</text:p>
          </table:table-cell>
          <table:table-cell office:value-type="float" office:value="72012">
            <text:p>72012</text:p>
          </table:table-cell>
          <table:table-cell office:value-type="float" office:value="1258">
            <text:p>1258</text:p>
          </table:table-cell>
        </table:table-row>
        <table:table-row table:style-name="ro1">
          <table:table-cell office:value-type="string">
            <text:p>writer</text:p>
          </table:table-cell>
          <table:table-cell table:formula="of:=[.C24]+[.D24]" office:value-type="float" office:value="85079">
            <text:p>85079</text:p>
          </table:table-cell>
          <table:table-cell office:value-type="float" office:value="83603">
            <text:p>83603</text:p>
          </table:table-cell>
          <table:table-cell office:value-type="float" office:value="1476">
            <text:p>1476</text:p>
          </table:table-cell>
        </table:table-row>
        <table:table-row table:style-name="ro1">
          <table:table-cell office:value-type="string">
            <text:p>portrayer</text:p>
          </table:table-cell>
          <table:table-cell table:formula="of:=[.C25]+[.D25]" office:value-type="float" office:value="2458">
            <text:p>2458</text:p>
          </table:table-cell>
          <table:table-cell office:value-type="float" office:value="2415">
            <text:p>241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highschool</text:p>
          </table:table-cell>
          <table:table-cell table:formula="of:=[.C26]+[.D26]" office:value-type="float" office:value="1371">
            <text:p>1371</text:p>
          </table:table-cell>
          <table:table-cell office:value-type="float" office:value="1346">
            <text:p>134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recordLabel</text:p>
          </table:table-cell>
          <table:table-cell table:formula="of:=[.C27]+[.D27]" office:value-type="float" office:value="159625">
            <text:p>159625</text:p>
          </table:table-cell>
          <table:table-cell office:value-type="float" office:value="156396">
            <text:p>156396</text:p>
          </table:table-cell>
          <table:table-cell office:value-type="float" office:value="3229">
            <text:p>3229</text:p>
          </table:table-cell>
        </table:table-row>
        <table:table-row table:style-name="ro1">
          <table:table-cell office:value-type="string">
            <text:p>sourceCountry</text:p>
          </table:table-cell>
          <table:table-cell table:formula="of:=[.C28]+[.D28]" office:value-type="float" office:value="11656">
            <text:p>11656</text:p>
          </table:table-cell>
          <table:table-cell office:value-type="float" office:value="11414">
            <text:p>11414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debutTeam</text:p>
          </table:table-cell>
          <table:table-cell table:formula="of:=[.C29]+[.D29]" office:value-type="float" office:value="8429">
            <text:p>8429</text:p>
          </table:table-cell>
          <table:table-cell office:value-type="float" office:value="8248">
            <text:p>8248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knownFor</text:p>
          </table:table-cell>
          <table:table-cell table:formula="of:=[.C30]+[.D30]" office:value-type="float" office:value="17127">
            <text:p>17127</text:p>
          </table:table-cell>
          <table:table-cell office:value-type="float" office:value="16754">
            <text:p>16754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battle</text:p>
          </table:table-cell>
          <table:table-cell table:formula="of:=[.C31]+[.D31]" office:value-type="float" office:value="24761">
            <text:p>24761</text:p>
          </table:table-cell>
          <table:table-cell office:value-type="float" office:value="24213">
            <text:p>24213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 office:value-type="string">
            <text:p>musicComposer</text:p>
          </table:table-cell>
          <table:table-cell table:formula="of:=[.C32]+[.D32]" office:value-type="float" office:value="35500">
            <text:p>35500</text:p>
          </table:table-cell>
          <table:table-cell office:value-type="float" office:value="34640">
            <text:p>34640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string">
            <text:p>musicalArtist</text:p>
          </table:table-cell>
          <table:table-cell table:formula="of:=[.C33]+[.D33]" office:value-type="float" office:value="39211">
            <text:p>39211</text:p>
          </table:table-cell>
          <table:table-cell office:value-type="float" office:value="38203">
            <text:p>38203</text:p>
          </table:table-cell>
          <table:table-cell office:value-type="float" office:value="1008">
            <text:p>1008</text:p>
          </table:table-cell>
        </table:table-row>
        <table:table-row table:style-name="ro1">
          <table:table-cell office:value-type="string">
            <text:p>musicalBand</text:p>
          </table:table-cell>
          <table:table-cell table:formula="of:=[.C34]+[.D34]" office:value-type="float" office:value="39211">
            <text:p>39211</text:p>
          </table:table-cell>
          <table:table-cell office:value-type="float" office:value="38203">
            <text:p>38203</text:p>
          </table:table-cell>
          <table:table-cell office:value-type="float" office:value="1008">
            <text:p>1008</text:p>
          </table:table-cell>
        </table:table-row>
        <table:table-row table:style-name="ro1">
          <table:table-cell office:value-type="string">
            <text:p>influencedBy</text:p>
          </table:table-cell>
          <table:table-cell table:formula="of:=[.C35]+[.D35]" office:value-type="float" office:value="6139">
            <text:p>6139</text:p>
          </table:table-cell>
          <table:table-cell office:value-type="float" office:value="5980">
            <text:p>5980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riverMouth</text:p>
          </table:table-cell>
          <table:table-cell table:formula="of:=[.C36]+[.D36]" office:value-type="float" office:value="15577">
            <text:p>15577</text:p>
          </table:table-cell>
          <table:table-cell office:value-type="float" office:value="15156">
            <text:p>15156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string">
            <text:p>birthPlace</text:p>
          </table:table-cell>
          <table:table-cell table:formula="of:=[.C37]+[.D37]" office:value-type="float" office:value="255762">
            <text:p>255762</text:p>
          </table:table-cell>
          <table:table-cell office:value-type="float" office:value="248803">
            <text:p>248803</text:p>
          </table:table-cell>
          <table:table-cell office:value-type="float" office:value="6959">
            <text:p>6959</text:p>
          </table:table-cell>
        </table:table-row>
        <table:table-row table:style-name="ro1">
          <table:table-cell office:value-type="string">
            <text:p>deathPlace</text:p>
          </table:table-cell>
          <table:table-cell table:formula="of:=[.C38]+[.D38]" office:value-type="float" office:value="84328">
            <text:p>84328</text:p>
          </table:table-cell>
          <table:table-cell office:value-type="float" office:value="81943">
            <text:p>81943</text:p>
          </table:table-cell>
          <table:table-cell office:value-type="float" office:value="2385">
            <text:p>2385</text:p>
          </table:table-cell>
        </table:table-row>
        <table:table-row table:style-name="ro1">
          <table:table-cell office:value-type="string">
            <text:p>operatedBy</text:p>
          </table:table-cell>
          <table:table-cell table:formula="of:=[.C39]+[.D39]" office:value-type="float" office:value="10174">
            <text:p>10174</text:p>
          </table:table-cell>
          <table:table-cell office:value-type="float" office:value="9884">
            <text:p>9884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location</text:p>
          </table:table-cell>
          <table:table-cell table:formula="of:=[.C40]+[.D40]" office:value-type="float" office:value="164632">
            <text:p>164632</text:p>
          </table:table-cell>
          <table:table-cell office:value-type="float" office:value="159183">
            <text:p>159183</text:p>
          </table:table-cell>
          <table:table-cell office:value-type="float" office:value="5449">
            <text:p>5449</text:p>
          </table:table-cell>
        </table:table-row>
        <table:table-row table:style-name="ro1">
          <table:table-cell office:value-type="string">
            <text:p>director</text:p>
          </table:table-cell>
          <table:table-cell table:formula="of:=[.C41]+[.D41]" office:value-type="float" office:value="74992">
            <text:p>74992</text:p>
          </table:table-cell>
          <table:table-cell office:value-type="float" office:value="72477">
            <text:p>72477</text:p>
          </table:table-cell>
          <table:table-cell office:value-type="float" office:value="2515">
            <text:p>2515</text:p>
          </table:table-cell>
        </table:table-row>
        <table:table-row table:style-name="ro1">
          <table:table-cell office:value-type="string">
            <text:p>country</text:p>
          </table:table-cell>
          <table:table-cell table:formula="of:=[.C42]+[.D42]" office:value-type="float" office:value="567196">
            <text:p>567196</text:p>
          </table:table-cell>
          <table:table-cell office:value-type="float" office:value="547655">
            <text:p>547655</text:p>
          </table:table-cell>
          <table:table-cell office:value-type="float" office:value="19541">
            <text:p>19541</text:p>
          </table:table-cell>
        </table:table-row>
        <table:table-row table:style-name="ro1">
          <table:table-cell office:value-type="string">
            <text:p>militaryBranch</text:p>
          </table:table-cell>
          <table:table-cell table:formula="of:=[.C43]+[.D43]" office:value-type="float" office:value="28777">
            <text:p>28777</text:p>
          </table:table-cell>
          <table:table-cell office:value-type="float" office:value="27733">
            <text:p>27733</text:p>
          </table:table-cell>
          <table:table-cell office:value-type="float" office:value="1044">
            <text:p>1044</text:p>
          </table:table-cell>
        </table:table-row>
        <table:table-row table:style-name="ro1">
          <table:table-cell office:value-type="string">
            <text:p>relation</text:p>
          </table:table-cell>
          <table:table-cell table:formula="of:=[.C44]+[.D44]" office:value-type="float" office:value="3016">
            <text:p>3016</text:p>
          </table:table-cell>
          <table:table-cell office:value-type="float" office:value="2894">
            <text:p>289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computingPlatform</text:p>
          </table:table-cell>
          <table:table-cell table:formula="of:=[.C45]+[.D45]" office:value-type="float" office:value="18423">
            <text:p>18423</text:p>
          </table:table-cell>
          <table:table-cell office:value-type="float" office:value="17635">
            <text:p>17635</text:p>
          </table:table-cell>
          <table:table-cell office:value-type="float" office:value="788">
            <text:p>788</text:p>
          </table:table-cell>
        </table:table-row>
        <table:table-row table:style-name="ro1">
          <table:table-cell office:value-type="string">
            <text:p>hometown</text:p>
          </table:table-cell>
          <table:table-cell table:formula="of:=[.C46]+[.D46]" office:value-type="float" office:value="44959">
            <text:p>44959</text:p>
          </table:table-cell>
          <table:table-cell office:value-type="float" office:value="42861">
            <text:p>42861</text:p>
          </table:table-cell>
          <table:table-cell office:value-type="float" office:value="2098">
            <text:p>2098</text:p>
          </table:table-cell>
        </table:table-row>
        <table:table-row table:style-name="ro1">
          <table:table-cell office:value-type="string">
            <text:p>education</text:p>
          </table:table-cell>
          <table:table-cell table:formula="of:=[.C47]+[.D47]" office:value-type="float" office:value="7835">
            <text:p>7835</text:p>
          </table:table-cell>
          <table:table-cell office:value-type="float" office:value="7449">
            <text:p>7449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league</text:p>
          </table:table-cell>
          <table:table-cell table:formula="of:=[.C48]+[.D48]" office:value-type="float" office:value="30422">
            <text:p>30422</text:p>
          </table:table-cell>
          <table:table-cell office:value-type="float" office:value="28871">
            <text:p>28871</text:p>
          </table:table-cell>
          <table:table-cell office:value-type="float" office:value="1551">
            <text:p>1551</text:p>
          </table:table-cell>
        </table:table-row>
        <table:table-row table:style-name="ro1">
          <table:table-cell office:value-type="string">
            <text:p>isPartOf</text:p>
          </table:table-cell>
          <table:table-cell table:formula="of:=[.C49]+[.D49]" office:value-type="float" office:value="281633">
            <text:p>281633</text:p>
          </table:table-cell>
          <table:table-cell office:value-type="float" office:value="266700">
            <text:p>266700</text:p>
          </table:table-cell>
          <table:table-cell office:value-type="float" office:value="14933">
            <text:p>14933</text:p>
          </table:table-cell>
        </table:table-row>
        <table:table-row table:style-name="ro1">
          <table:table-cell office:value-type="string">
            <text:p>successor</text:p>
          </table:table-cell>
          <table:table-cell table:formula="of:=[.C50]+[.D50]" office:value-type="float" office:value="49875">
            <text:p>49875</text:p>
          </table:table-cell>
          <table:table-cell office:value-type="float" office:value="47123">
            <text:p>47123</text:p>
          </table:table-cell>
          <table:table-cell office:value-type="float" office:value="2752">
            <text:p>2752</text:p>
          </table:table-cell>
        </table:table-row>
        <table:table-row table:style-name="ro1">
          <table:table-cell office:value-type="string">
            <text:p>discoverer</text:p>
          </table:table-cell>
          <table:table-cell table:formula="of:=[.C51]+[.D51]" office:value-type="float" office:value="10486">
            <text:p>10486</text:p>
          </table:table-cell>
          <table:table-cell office:value-type="float" office:value="9901">
            <text:p>9901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string">
            <text:p>hubAirport</text:p>
          </table:table-cell>
          <table:table-cell table:formula="of:=[.C52]+[.D52]" office:value-type="float" office:value="2004">
            <text:p>2004</text:p>
          </table:table-cell>
          <table:table-cell office:value-type="float" office:value="1886">
            <text:p>1886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formerBroadcastNetwork</text:p>
          </table:table-cell>
          <table:table-cell table:formula="of:=[.C53]+[.D53]" office:value-type="float" office:value="1840">
            <text:p>1840</text:p>
          </table:table-cell>
          <table:table-cell office:value-type="float" office:value="1731">
            <text:p>1731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employer</text:p>
          </table:table-cell>
          <table:table-cell table:formula="of:=[.C54]+[.D54]" office:value-type="float" office:value="3122">
            <text:p>3122</text:p>
          </table:table-cell>
          <table:table-cell office:value-type="float" office:value="2936">
            <text:p>2936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string">
            <text:p>president</text:p>
          </table:table-cell>
          <table:table-cell table:formula="of:=[.C55]+[.D55]" office:value-type="float" office:value="7469">
            <text:p>7469</text:p>
          </table:table-cell>
          <table:table-cell office:value-type="float" office:value="7022">
            <text:p>7022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 office:value-type="string">
            <text:p>nationality</text:p>
          </table:table-cell>
          <table:table-cell table:formula="of:=[.C56]+[.D56]" office:value-type="float" office:value="74291">
            <text:p>74291</text:p>
          </table:table-cell>
          <table:table-cell office:value-type="float" office:value="69808">
            <text:p>69808</text:p>
          </table:table-cell>
          <table:table-cell office:value-type="float" office:value="4483">
            <text:p>4483</text:p>
          </table:table-cell>
        </table:table-row>
        <table:table-row table:style-name="ro1">
          <table:table-cell office:value-type="string">
            <text:p>residence</text:p>
          </table:table-cell>
          <table:table-cell table:formula="of:=[.C57]+[.D57]" office:value-type="float" office:value="27681">
            <text:p>27681</text:p>
          </table:table-cell>
          <table:table-cell office:value-type="float" office:value="25964">
            <text:p>25964</text:p>
          </table:table-cell>
          <table:table-cell office:value-type="float" office:value="1717">
            <text:p>1717</text:p>
          </table:table-cell>
        </table:table-row>
        <table:table-row table:style-name="ro1">
          <table:table-cell office:value-type="string">
            <text:p>isPartOfMilitaryConflict</text:p>
          </table:table-cell>
          <table:table-cell table:formula="of:=[.C58]+[.D58]" office:value-type="float" office:value="9280">
            <text:p>9280</text:p>
          </table:table-cell>
          <table:table-cell office:value-type="float" office:value="8702">
            <text:p>8702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string">
            <text:p>broadcastNetwork</text:p>
          </table:table-cell>
          <table:table-cell table:formula="of:=[.C59]+[.D59]" office:value-type="float" office:value="7295">
            <text:p>7295</text:p>
          </table:table-cell>
          <table:table-cell office:value-type="float" office:value="6838">
            <text:p>6838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string">
            <text:p>narrator</text:p>
          </table:table-cell>
          <table:table-cell table:formula="of:=[.C60]+[.D60]" office:value-type="float" office:value="3201">
            <text:p>3201</text:p>
          </table:table-cell>
          <table:table-cell office:value-type="float" office:value="2984">
            <text:p>2984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string">
            <text:p>network</text:p>
          </table:table-cell>
          <table:table-cell table:formula="of:=[.C61]+[.D61]" office:value-type="float" office:value="17575">
            <text:p>17575</text:p>
          </table:table-cell>
          <table:table-cell office:value-type="float" office:value="16316">
            <text:p>16316</text:p>
          </table:table-cell>
          <table:table-cell office:value-type="float" office:value="1259">
            <text:p>1259</text:p>
          </table:table-cell>
        </table:table-row>
        <table:table-row table:style-name="ro1">
          <table:table-cell office:value-type="string">
            <text:p>award</text:p>
          </table:table-cell>
          <table:table-cell table:formula="of:=[.C62]+[.D62]" office:value-type="float" office:value="29131">
            <text:p>29131</text:p>
          </table:table-cell>
          <table:table-cell office:value-type="float" office:value="27030">
            <text:p>27030</text:p>
          </table:table-cell>
          <table:table-cell office:value-type="float" office:value="2101">
            <text:p>2101</text:p>
          </table:table-cell>
        </table:table-row>
        <table:table-row table:style-name="ro1">
          <table:table-cell office:value-type="string">
            <text:p>ground</text:p>
          </table:table-cell>
          <table:table-cell table:formula="of:=[.C63]+[.D63]" office:value-type="float" office:value="15708">
            <text:p>15708</text:p>
          </table:table-cell>
          <table:table-cell office:value-type="float" office:value="14568">
            <text:p>14568</text:p>
          </table:table-cell>
          <table:table-cell office:value-type="float" office:value="1140">
            <text:p>1140</text:p>
          </table:table-cell>
        </table:table-row>
        <table:table-row table:style-name="ro1">
          <table:table-cell office:value-type="string">
            <text:p>album</text:p>
          </table:table-cell>
          <table:table-cell table:formula="of:=[.C64]+[.D64]" office:value-type="float" office:value="16994">
            <text:p>16994</text:p>
          </table:table-cell>
          <table:table-cell office:value-type="float" office:value="15741">
            <text:p>15741</text:p>
          </table:table-cell>
          <table:table-cell office:value-type="float" office:value="1253">
            <text:p>1253</text:p>
          </table:table-cell>
        </table:table-row>
        <table:table-row table:style-name="ro1">
          <table:table-cell office:value-type="string">
            <text:p>trainer</text:p>
          </table:table-cell>
          <table:table-cell table:formula="of:=[.C65]+[.D65]" office:value-type="float" office:value="4017">
            <text:p>4017</text:p>
          </table:table-cell>
          <table:table-cell office:value-type="float" office:value="3719">
            <text:p>3719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builder</text:p>
          </table:table-cell>
          <table:table-cell table:formula="of:=[.C66]+[.D66]" office:value-type="float" office:value="19395">
            <text:p>19395</text:p>
          </table:table-cell>
          <table:table-cell office:value-type="float" office:value="17939">
            <text:p>17939</text:p>
          </table:table-cell>
          <table:table-cell office:value-type="float" office:value="1456">
            <text:p>1456</text:p>
          </table:table-cell>
        </table:table-row>
        <table:table-row table:style-name="ro1">
          <table:table-cell office:value-type="string">
            <text:p>place</text:p>
          </table:table-cell>
          <table:table-cell table:formula="of:=[.C67]+[.D67]" office:value-type="float" office:value="10653">
            <text:p>10653</text:p>
          </table:table-cell>
          <table:table-cell office:value-type="float" office:value="9826">
            <text:p>9826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string">
            <text:p>religion</text:p>
          </table:table-cell>
          <table:table-cell table:formula="of:=[.C68]+[.D68]" office:value-type="float" office:value="25225">
            <text:p>25225</text:p>
          </table:table-cell>
          <table:table-cell office:value-type="float" office:value="23174">
            <text:p>23174</text:p>
          </table:table-cell>
          <table:table-cell office:value-type="float" office:value="2051">
            <text:p>2051</text:p>
          </table:table-cell>
        </table:table-row>
        <table:table-row table:style-name="ro1">
          <table:table-cell office:value-type="string">
            <text:p>broadcastArea</text:p>
          </table:table-cell>
          <table:table-cell table:formula="of:=[.C69]+[.D69]" office:value-type="float" office:value="12307">
            <text:p>12307</text:p>
          </table:table-cell>
          <table:table-cell office:value-type="float" office:value="11293">
            <text:p>11293</text:p>
          </table:table-cell>
          <table:table-cell office:value-type="float" office:value="1014">
            <text:p>1014</text:p>
          </table:table-cell>
        </table:table-row>
        <table:table-row table:style-name="ro1">
          <table:table-cell office:value-type="string">
            <text:p>training</text:p>
          </table:table-cell>
          <table:table-cell table:formula="of:=[.C70]+[.D70]" office:value-type="float" office:value="2838">
            <text:p>2838</text:p>
          </table:table-cell>
          <table:table-cell office:value-type="float" office:value="2603">
            <text:p>2603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parentCompany</text:p>
          </table:table-cell>
          <table:table-cell table:formula="of:=[.C71]+[.D71]" office:value-type="float" office:value="7442">
            <text:p>7442</text:p>
          </table:table-cell>
          <table:table-cell office:value-type="float" office:value="6805">
            <text:p>6805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string">
            <text:p>relatedMeanOfTransportation</text:p>
          </table:table-cell>
          <table:table-cell table:formula="of:=[.C72]+[.D72]" office:value-type="float" office:value="1677">
            <text:p>1677</text:p>
          </table:table-cell>
          <table:table-cell office:value-type="float" office:value="1529">
            <text:p>1529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restingPlace</text:p>
          </table:table-cell>
          <table:table-cell table:formula="of:=[.C73]+[.D73]" office:value-type="float" office:value="10591">
            <text:p>10591</text:p>
          </table:table-cell>
          <table:table-cell office:value-type="float" office:value="9639">
            <text:p>9639</text:p>
          </table:table-cell>
          <table:table-cell office:value-type="float" office:value="952">
            <text:p>952</text:p>
          </table:table-cell>
        </table:table-row>
        <table:table-row table:style-name="ro1">
          <table:table-cell office:value-type="string">
            <text:p>developer</text:p>
          </table:table-cell>
          <table:table-cell table:formula="of:=[.C74]+[.D74]" office:value-type="float" office:value="20786">
            <text:p>20786</text:p>
          </table:table-cell>
          <table:table-cell office:value-type="float" office:value="18892">
            <text:p>18892</text:p>
          </table:table-cell>
          <table:table-cell office:value-type="float" office:value="1894">
            <text:p>1894</text:p>
          </table:table-cell>
        </table:table-row>
        <table:table-row table:style-name="ro1">
          <table:table-cell office:value-type="string">
            <text:p>whaDraftTeam</text:p>
          </table:table-cell>
          <table:table-cell table:formula="of:=[.C75]+[.D75]" office:value-type="float" office:value="235">
            <text:p>235</text:p>
          </table:table-cell>
          <table:table-cell office:value-type="float" office:value="213">
            <text:p>21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tenant</text:p>
          </table:table-cell>
          <table:table-cell table:formula="of:=[.C76]+[.D76]" office:value-type="float" office:value="6962">
            <text:p>6962</text:p>
          </table:table-cell>
          <table:table-cell office:value-type="float" office:value="6295">
            <text:p>6295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string">
            <text:p>locatedInArea</text:p>
          </table:table-cell>
          <table:table-cell table:formula="of:=[.C77]+[.D77]" office:value-type="float" office:value="15356">
            <text:p>15356</text:p>
          </table:table-cell>
          <table:table-cell office:value-type="float" office:value="13860">
            <text:p>13860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string">
            <text:p>author</text:p>
          </table:table-cell>
          <table:table-cell table:formula="of:=[.C78]+[.D78]" office:value-type="float" office:value="37655">
            <text:p>37655</text:p>
          </table:table-cell>
          <table:table-cell office:value-type="float" office:value="33793">
            <text:p>33793</text:p>
          </table:table-cell>
          <table:table-cell office:value-type="float" office:value="3862">
            <text:p>3862</text:p>
          </table:table-cell>
        </table:table-row>
        <table:table-row table:style-name="ro1">
          <table:table-cell office:value-type="string">
            <text:p>profession</text:p>
          </table:table-cell>
          <table:table-cell table:formula="of:=[.C79]+[.D79]" office:value-type="float" office:value="8723">
            <text:p>8723</text:p>
          </table:table-cell>
          <table:table-cell office:value-type="float" office:value="7774">
            <text:p>7774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office:value-type="string">
            <text:p>board</text:p>
          </table:table-cell>
          <table:table-cell table:formula="of:=[.C80]+[.D80]" office:value-type="float" office:value="484">
            <text:p>484</text:p>
          </table:table-cell>
          <table:table-cell office:value-type="float" office:value="431">
            <text:p>43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occupation</text:p>
          </table:table-cell>
          <table:table-cell table:formula="of:=[.C81]+[.D81]" office:value-type="float" office:value="123011">
            <text:p>123011</text:p>
          </table:table-cell>
          <table:table-cell office:value-type="float" office:value="109322">
            <text:p>109322</text:p>
          </table:table-cell>
          <table:table-cell office:value-type="float" office:value="13689">
            <text:p>13689</text:p>
          </table:table-cell>
        </table:table-row>
        <table:table-row table:style-name="ro1">
          <table:table-cell office:value-type="string">
            <text:p>influenced</text:p>
          </table:table-cell>
          <table:table-cell table:formula="of:=[.C82]+[.D82]" office:value-type="float" office:value="2947">
            <text:p>2947</text:p>
          </table:table-cell>
          <table:table-cell office:value-type="float" office:value="2615">
            <text:p>2615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owningCompany</text:p>
          </table:table-cell>
          <table:table-cell table:formula="of:=[.C83]+[.D83]" office:value-type="float" office:value="8143">
            <text:p>8143</text:p>
          </table:table-cell>
          <table:table-cell office:value-type="float" office:value="7119">
            <text:p>7119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string">
            <text:p>governor</text:p>
          </table:table-cell>
          <table:table-cell table:formula="of:=[.C84]+[.D84]" office:value-type="float" office:value="1497">
            <text:p>1497</text:p>
          </table:table-cell>
          <table:table-cell office:value-type="float" office:value="1308">
            <text:p>1308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owner</text:p>
          </table:table-cell>
          <table:table-cell table:formula="of:=[.C85]+[.D85]" office:value-type="float" office:value="38076">
            <text:p>38076</text:p>
          </table:table-cell>
          <table:table-cell office:value-type="float" office:value="33154">
            <text:p>33154</text:p>
          </table:table-cell>
          <table:table-cell office:value-type="float" office:value="4922">
            <text:p>4922</text:p>
          </table:table-cell>
        </table:table-row>
        <table:table-row table:style-name="ro1">
          <table:table-cell office:value-type="string">
            <text:p>creator</text:p>
          </table:table-cell>
          <table:table-cell table:formula="of:=[.C86]+[.D86]" office:value-type="float" office:value="15032">
            <text:p>15032</text:p>
          </table:table-cell>
          <table:table-cell office:value-type="float" office:value="12960">
            <text:p>12960</text:p>
          </table:table-cell>
          <table:table-cell office:value-type="float" office:value="2072">
            <text:p>2072</text:p>
          </table:table-cell>
        </table:table-row>
        <table:table-row table:style-name="ro1">
          <table:table-cell office:value-type="string">
            <text:p>deputy</text:p>
          </table:table-cell>
          <table:table-cell table:formula="of:=[.C87]+[.D87]" office:value-type="float" office:value="843">
            <text:p>843</text:p>
          </table:table-cell>
          <table:table-cell office:value-type="float" office:value="724">
            <text:p>724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city</text:p>
          </table:table-cell>
          <table:table-cell table:formula="of:=[.C88]+[.D88]" office:value-type="float" office:value="68380">
            <text:p>68380</text:p>
          </table:table-cell>
          <table:table-cell office:value-type="float" office:value="58629">
            <text:p>58629</text:p>
          </table:table-cell>
          <table:table-cell office:value-type="float" office:value="9751">
            <text:p>9751</text:p>
          </table:table-cell>
        </table:table-row>
        <table:table-row table:style-name="ro1">
          <table:table-cell office:value-type="string">
            <text:p>architect</text:p>
          </table:table-cell>
          <table:table-cell table:formula="of:=[.C89]+[.D89]" office:value-type="float" office:value="11190">
            <text:p>11190</text:p>
          </table:table-cell>
          <table:table-cell office:value-type="float" office:value="9560">
            <text:p>9560</text:p>
          </table:table-cell>
          <table:table-cell office:value-type="float" office:value="1630">
            <text:p>1630</text:p>
          </table:table-cell>
        </table:table-row>
        <table:table-row table:style-name="ro1">
          <table:table-cell office:value-type="string">
            <text:p>assembly</text:p>
          </table:table-cell>
          <table:table-cell table:formula="of:=[.C90]+[.D90]" office:value-type="float" office:value="1839">
            <text:p>1839</text:p>
          </table:table-cell>
          <table:table-cell office:value-type="float" office:value="1566">
            <text:p>1566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publisher</text:p>
          </table:table-cell>
          <table:table-cell table:formula="of:=[.C91]+[.D91]" office:value-type="float" office:value="47249">
            <text:p>47249</text:p>
          </table:table-cell>
          <table:table-cell office:value-type="float" office:value="40087">
            <text:p>40087</text:p>
          </table:table-cell>
          <table:table-cell office:value-type="float" office:value="7162">
            <text:p>7162</text:p>
          </table:table-cell>
        </table:table-row>
        <table:table-row table:style-name="ro1">
          <table:table-cell office:value-type="string">
            <text:p>formerBandMember</text:p>
          </table:table-cell>
          <table:table-cell table:formula="of:=[.C92]+[.D92]" office:value-type="float" office:value="7268">
            <text:p>7268</text:p>
          </table:table-cell>
          <table:table-cell office:value-type="float" office:value="6146">
            <text:p>6146</text:p>
          </table:table-cell>
          <table:table-cell office:value-type="float" office:value="1122">
            <text:p>1122</text:p>
          </table:table-cell>
        </table:table-row>
        <table:table-row table:style-name="ro1">
          <table:table-cell office:value-type="string">
            <text:p>routeJunction</text:p>
          </table:table-cell>
          <table:table-cell table:formula="of:=[.C93]+[.D93]" office:value-type="float" office:value="7384">
            <text:p>7384</text:p>
          </table:table-cell>
          <table:table-cell office:value-type="float" office:value="6157">
            <text:p>6157</text:p>
          </table:table-cell>
          <table:table-cell office:value-type="float" office:value="1227">
            <text:p>1227</text:p>
          </table:table-cell>
        </table:table-row>
        <table:table-row table:style-name="ro1">
          <table:table-cell office:value-type="string">
            <text:p>manufacturer</text:p>
          </table:table-cell>
          <table:table-cell table:formula="of:=[.C94]+[.D94]" office:value-type="float" office:value="14560">
            <text:p>14560</text:p>
          </table:table-cell>
          <table:table-cell office:value-type="float" office:value="12135">
            <text:p>12135</text:p>
          </table:table-cell>
          <table:table-cell office:value-type="float" office:value="2425">
            <text:p>2425</text:p>
          </table:table-cell>
        </table:table-row>
        <table:table-row table:style-name="ro1">
          <table:table-cell office:value-type="string">
            <text:p>foundationPlace</text:p>
          </table:table-cell>
          <table:table-cell table:formula="of:=[.C95]+[.D95]" office:value-type="float" office:value="6655">
            <text:p>6655</text:p>
          </table:table-cell>
          <table:table-cell office:value-type="float" office:value="5535">
            <text:p>5535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string">
            <text:p>doctoralAdvisor</text:p>
          </table:table-cell>
          <table:table-cell table:formula="of:=[.C96]+[.D96]" office:value-type="float" office:value="3600">
            <text:p>3600</text:p>
          </table:table-cell>
          <table:table-cell office:value-type="float" office:value="2960">
            <text:p>2960</text:p>
          </table:table-cell>
          <table:table-cell office:value-type="float" office:value="640">
            <text:p>640</text:p>
          </table:table-cell>
        </table:table-row>
        <table:table-row table:style-name="ro1">
          <table:table-cell office:value-type="string">
            <text:p>citizenship</text:p>
          </table:table-cell>
          <table:table-cell table:formula="of:=[.C97]+[.D97]" office:value-type="float" office:value="3948">
            <text:p>3948</text:p>
          </table:table-cell>
          <table:table-cell office:value-type="float" office:value="3215">
            <text:p>3215</text:p>
          </table:table-cell>
          <table:table-cell office:value-type="float" office:value="733">
            <text:p>733</text:p>
          </table:table-cell>
        </table:table-row>
        <table:table-row table:style-name="ro1">
          <table:table-cell office:value-type="string">
            <text:p>locationCity</text:p>
          </table:table-cell>
          <table:table-cell table:formula="of:=[.C98]+[.D98]" office:value-type="float" office:value="14646">
            <text:p>14646</text:p>
          </table:table-cell>
          <table:table-cell office:value-type="float" office:value="11909">
            <text:p>11909</text:p>
          </table:table-cell>
          <table:table-cell office:value-type="float" office:value="2737">
            <text:p>2737</text:p>
          </table:table-cell>
        </table:table-row>
        <table:table-row table:style-name="ro1">
          <table:table-cell office:value-type="string">
            <text:p>operator</text:p>
          </table:table-cell>
          <table:table-cell table:formula="of:=[.C99]+[.D99]" office:value-type="float" office:value="8933">
            <text:p>8933</text:p>
          </table:table-cell>
          <table:table-cell office:value-type="float" office:value="7248">
            <text:p>7248</text:p>
          </table:table-cell>
          <table:table-cell office:value-type="float" office:value="1685">
            <text:p>1685</text:p>
          </table:table-cell>
        </table:table-row>
        <table:table-row table:style-name="ro1">
          <table:table-cell office:value-type="string">
            <text:p>garrison</text:p>
          </table:table-cell>
          <table:table-cell table:formula="of:=[.C100]+[.D100]" office:value-type="float" office:value="5001">
            <text:p>5001</text:p>
          </table:table-cell>
          <table:table-cell office:value-type="float" office:value="4029">
            <text:p>4029</text:p>
          </table:table-cell>
          <table:table-cell office:value-type="float" office:value="972">
            <text:p>972</text:p>
          </table:table-cell>
        </table:table-row>
        <table:table-row table:style-name="ro1">
          <table:table-cell office:value-type="string">
            <text:p>mouthCountry</text:p>
          </table:table-cell>
          <table:table-cell table:formula="of:=[.C101]+[.D101]" office:value-type="float" office:value="568">
            <text:p>568</text:p>
          </table:table-cell>
          <table:table-cell office:value-type="float" office:value="455">
            <text:p>455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mountainRange</text:p>
          </table:table-cell>
          <table:table-cell table:formula="of:=[.C102]+[.D102]" office:value-type="float" office:value="7859">
            <text:p>7859</text:p>
          </table:table-cell>
          <table:table-cell office:value-type="float" office:value="6293">
            <text:p>6293</text:p>
          </table:table-cell>
          <table:table-cell office:value-type="float" office:value="1566">
            <text:p>1566</text:p>
          </table:table-cell>
        </table:table-row>
        <table:table-row table:style-name="ro1">
          <table:table-cell office:value-type="string">
            <text:p>routeStart</text:p>
          </table:table-cell>
          <table:table-cell table:formula="of:=[.C103]+[.D103]" office:value-type="float" office:value="15797">
            <text:p>15797</text:p>
          </table:table-cell>
          <table:table-cell office:value-type="float" office:value="12620">
            <text:p>12620</text:p>
          </table:table-cell>
          <table:table-cell office:value-type="float" office:value="3177">
            <text:p>3177</text:p>
          </table:table-cell>
        </table:table-row>
        <table:table-row table:style-name="ro1">
          <table:table-cell office:value-type="string">
            <text:p>militaryUnit</text:p>
          </table:table-cell>
          <table:table-cell table:formula="of:=[.C104]+[.D104]" office:value-type="float" office:value="7560">
            <text:p>7560</text:p>
          </table:table-cell>
          <table:table-cell office:value-type="float" office:value="5992">
            <text:p>5992</text:p>
          </table:table-cell>
          <table:table-cell office:value-type="float" office:value="1568">
            <text:p>1568</text:p>
          </table:table-cell>
        </table:table-row>
        <table:table-row table:style-name="ro1">
          <table:table-cell office:value-type="string">
            <text:p>formerPartner</text:p>
          </table:table-cell>
          <table:table-cell table:formula="of:=[.C105]+[.D105]" office:value-type="float" office:value="874">
            <text:p>874</text:p>
          </table:table-cell>
          <table:table-cell office:value-type="float" office:value="692">
            <text:p>692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partner</text:p>
          </table:table-cell>
          <table:table-cell table:formula="of:=[.C106]+[.D106]" office:value-type="float" office:value="834">
            <text:p>834</text:p>
          </table:table-cell>
          <table:table-cell office:value-type="float" office:value="660">
            <text:p>66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string">
            <text:p>distributor</text:p>
          </table:table-cell>
          <table:table-cell table:formula="of:=[.C107]+[.D107]" office:value-type="float" office:value="37734">
            <text:p>37734</text:p>
          </table:table-cell>
          <table:table-cell office:value-type="float" office:value="29751">
            <text:p>29751</text:p>
          </table:table-cell>
          <table:table-cell office:value-type="float" office:value="7983">
            <text:p>7983</text:p>
          </table:table-cell>
        </table:table-row>
        <table:table-row table:style-name="ro1">
          <table:table-cell office:value-type="string">
            <text:p>subsidiary</text:p>
          </table:table-cell>
          <table:table-cell table:formula="of:=[.C108]+[.D108]" office:value-type="float" office:value="1306">
            <text:p>1306</text:p>
          </table:table-cell>
          <table:table-cell office:value-type="float" office:value="1020">
            <text:p>1020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basedOn</text:p>
          </table:table-cell>
          <table:table-cell table:formula="of:=[.C109]+[.D109]" office:value-type="float" office:value="1610">
            <text:p>1610</text:p>
          </table:table-cell>
          <table:table-cell office:value-type="float" office:value="1248">
            <text:p>1248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relative</text:p>
          </table:table-cell>
          <table:table-cell table:formula="of:=[.C110]+[.D110]" office:value-type="float" office:value="3414">
            <text:p>3414</text:p>
          </table:table-cell>
          <table:table-cell office:value-type="float" office:value="2640">
            <text:p>2640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office:value-type="string">
            <text:p>significantBuilding</text:p>
          </table:table-cell>
          <table:table-cell table:formula="of:=[.C111]+[.D111]" office:value-type="float" office:value="763">
            <text:p>763</text:p>
          </table:table-cell>
          <table:table-cell office:value-type="float" office:value="587">
            <text:p>587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series</text:p>
          </table:table-cell>
          <table:table-cell table:formula="of:=[.C112]+[.D112]" office:value-type="float" office:value="20300">
            <text:p>20300</text:p>
          </table:table-cell>
          <table:table-cell office:value-type="float" office:value="15536">
            <text:p>15536</text:p>
          </table:table-cell>
          <table:table-cell office:value-type="float" office:value="4764">
            <text:p>4764</text:p>
          </table:table-cell>
        </table:table-row>
        <table:table-row table:style-name="ro1">
          <table:table-cell office:value-type="string">
            <text:p>headquarter</text:p>
          </table:table-cell>
          <table:table-cell table:formula="of:=[.C113]+[.D113]" office:value-type="float" office:value="17439">
            <text:p>17439</text:p>
          </table:table-cell>
          <table:table-cell office:value-type="float" office:value="13328">
            <text:p>13328</text:p>
          </table:table-cell>
          <table:table-cell office:value-type="float" office:value="4111">
            <text:p>4111</text:p>
          </table:table-cell>
        </table:table-row>
        <table:table-row table:style-name="ro1">
          <table:table-cell office:value-type="string">
            <text:p>musicBy</text:p>
          </table:table-cell>
          <table:table-cell table:formula="of:=[.C114]+[.D114]" office:value-type="float" office:value="1019">
            <text:p>1019</text:p>
          </table:table-cell>
          <table:table-cell office:value-type="float" office:value="778">
            <text:p>778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mouthPlace</text:p>
          </table:table-cell>
          <table:table-cell table:formula="of:=[.C115]+[.D115]" office:value-type="float" office:value="5466">
            <text:p>5466</text:p>
          </table:table-cell>
          <table:table-cell office:value-type="float" office:value="4168">
            <text:p>4168</text:p>
          </table:table-cell>
          <table:table-cell office:value-type="float" office:value="1298">
            <text:p>1298</text:p>
          </table:table-cell>
        </table:table-row>
        <table:table-row table:style-name="ro1">
          <table:table-cell office:value-type="string">
            <text:p>mouthMountain</text:p>
          </table:table-cell>
          <table:table-cell table:formula="of:=[.C116]+[.D116]" office:value-type="float" office:value="5466">
            <text:p>5466</text:p>
          </table:table-cell>
          <table:table-cell office:value-type="float" office:value="4168">
            <text:p>4168</text:p>
          </table:table-cell>
          <table:table-cell office:value-type="float" office:value="1298">
            <text:p>1298</text:p>
          </table:table-cell>
        </table:table-row>
        <table:table-row table:style-name="ro1">
          <table:table-cell office:value-type="string">
            <text:p>placeOfBurial</text:p>
          </table:table-cell>
          <table:table-cell table:formula="of:=[.C117]+[.D117]" office:value-type="float" office:value="350">
            <text:p>350</text:p>
          </table:table-cell>
          <table:table-cell office:value-type="float" office:value="266">
            <text:p>266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monarch</text:p>
          </table:table-cell>
          <table:table-cell table:formula="of:=[.C118]+[.D118]" office:value-type="float" office:value="3210">
            <text:p>3210</text:p>
          </table:table-cell>
          <table:table-cell office:value-type="float" office:value="2438">
            <text:p>2438</text:p>
          </table:table-cell>
          <table:table-cell office:value-type="float" office:value="772">
            <text:p>772</text:p>
          </table:table-cell>
        </table:table-row>
        <table:table-row table:style-name="ro1">
          <table:table-cell office:value-type="string">
            <text:p>foundedBy</text:p>
          </table:table-cell>
          <table:table-cell table:formula="of:=[.C119]+[.D119]" office:value-type="float" office:value="7195">
            <text:p>7195</text:p>
          </table:table-cell>
          <table:table-cell office:value-type="float" office:value="5458">
            <text:p>5458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string">
            <text:p>mergedIntoParty</text:p>
          </table:table-cell>
          <table:table-cell table:formula="of:=[.C120]+[.D120]" office:value-type="float" office:value="270">
            <text:p>270</text:p>
          </table:table-cell>
          <table:table-cell office:value-type="float" office:value="203">
            <text:p>20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company</text:p>
          </table:table-cell>
          <table:table-cell table:formula="of:=[.C121]+[.D121]" office:value-type="float" office:value="5873">
            <text:p>5873</text:p>
          </table:table-cell>
          <table:table-cell office:value-type="float" office:value="4413">
            <text:p>4413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 office:value-type="string">
            <text:p>beatifiedBy</text:p>
          </table:table-cell>
          <table:table-cell table:formula="of:=[.C122]+[.D122]" office:value-type="float" office:value="488">
            <text:p>488</text:p>
          </table:table-cell>
          <table:table-cell office:value-type="float" office:value="365">
            <text:p>365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appointer</text:p>
          </table:table-cell>
          <table:table-cell table:formula="of:=[.C123]+[.D123]" office:value-type="float" office:value="1443">
            <text:p>1443</text:p>
          </table:table-cell>
          <table:table-cell office:value-type="float" office:value="1075">
            <text:p>1075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string">
            <text:p>illustrator</text:p>
          </table:table-cell>
          <table:table-cell table:formula="of:=[.C124]+[.D124]" office:value-type="float" office:value="2127">
            <text:p>2127</text:p>
          </table:table-cell>
          <table:table-cell office:value-type="float" office:value="1572">
            <text:p>1572</text:p>
          </table:table-cell>
          <table:table-cell office:value-type="float" office:value="555">
            <text:p>555</text:p>
          </table:table-cell>
        </table:table-row>
        <table:table-row table:style-name="ro1">
          <table:table-cell office:value-type="string">
            <text:p>district</text:p>
          </table:table-cell>
          <table:table-cell table:formula="of:=[.C125]+[.D125]" office:value-type="float" office:value="50736">
            <text:p>50736</text:p>
          </table:table-cell>
          <table:table-cell office:value-type="float" office:value="37110">
            <text:p>37110</text:p>
          </table:table-cell>
          <table:table-cell office:value-type="float" office:value="13626">
            <text:p>13626</text:p>
          </table:table-cell>
        </table:table-row>
        <table:table-row table:style-name="ro1">
          <table:table-cell office:value-type="string">
            <text:p>majorShrine</text:p>
          </table:table-cell>
          <table:table-cell table:formula="of:=[.C126]+[.D126]" office:value-type="float" office:value="741">
            <text:p>741</text:p>
          </table:table-cell>
          <table:table-cell office:value-type="float" office:value="541">
            <text:p>541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presenter</text:p>
          </table:table-cell>
          <table:table-cell table:formula="of:=[.C127]+[.D127]" office:value-type="float" office:value="4456">
            <text:p>4456</text:p>
          </table:table-cell>
          <table:table-cell office:value-type="float" office:value="3250">
            <text:p>3250</text:p>
          </table:table-cell>
          <table:table-cell office:value-type="float" office:value="1206">
            <text:p>1206</text:p>
          </table:table-cell>
        </table:table-row>
        <table:table-row table:style-name="ro1">
          <table:table-cell office:value-type="string">
            <text:p>routeEnd</text:p>
          </table:table-cell>
          <table:table-cell table:formula="of:=[.C128]+[.D128]" office:value-type="float" office:value="15533">
            <text:p>15533</text:p>
          </table:table-cell>
          <table:table-cell office:value-type="float" office:value="11308">
            <text:p>11308</text:p>
          </table:table-cell>
          <table:table-cell office:value-type="float" office:value="4225">
            <text:p>4225</text:p>
          </table:table-cell>
        </table:table-row>
        <table:table-row table:style-name="ro1">
          <table:table-cell office:value-type="string">
            <text:p>usedInWar</text:p>
          </table:table-cell>
          <table:table-cell table:formula="of:=[.C129]+[.D129]" office:value-type="float" office:value="1530">
            <text:p>1530</text:p>
          </table:table-cell>
          <table:table-cell office:value-type="float" office:value="1112">
            <text:p>1112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string">
            <text:p>stateOfOrigin</text:p>
          </table:table-cell>
          <table:table-cell table:formula="of:=[.C130]+[.D130]" office:value-type="float" office:value="21197">
            <text:p>21197</text:p>
          </table:table-cell>
          <table:table-cell office:value-type="float" office:value="15313">
            <text:p>15313</text:p>
          </table:table-cell>
          <table:table-cell office:value-type="float" office:value="5884">
            <text:p>5884</text:p>
          </table:table-cell>
        </table:table-row>
        <table:table-row table:style-name="ro1">
          <table:table-cell office:value-type="string">
            <text:p>vehicle</text:p>
          </table:table-cell>
          <table:table-cell table:formula="of:=[.C131]+[.D131]"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ourceRegion</text:p>
          </table:table-cell>
          <table:table-cell table:formula="of:=[.C132]+[.D132]" office:value-type="float" office:value="854">
            <text:p>854</text:p>
          </table:table-cell>
          <table:table-cell office:value-type="float" office:value="616">
            <text:p>616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locationCountry</text:p>
          </table:table-cell>
          <table:table-cell table:formula="of:=[.C133]+[.D133]" office:value-type="float" office:value="14156">
            <text:p>14156</text:p>
          </table:table-cell>
          <table:table-cell office:value-type="float" office:value="10087">
            <text:p>10087</text:p>
          </table:table-cell>
          <table:table-cell office:value-type="float" office:value="4069">
            <text:p>4069</text:p>
          </table:table-cell>
        </table:table-row>
        <table:table-row table:style-name="ro1">
          <table:table-cell office:value-type="string">
            <text:p>instrument</text:p>
          </table:table-cell>
          <table:table-cell table:formula="of:=[.C134]+[.D134]" office:value-type="float" office:value="21147">
            <text:p>21147</text:p>
          </table:table-cell>
          <table:table-cell office:value-type="float" office:value="15064">
            <text:p>15064</text:p>
          </table:table-cell>
          <table:table-cell office:value-type="float" office:value="6083">
            <text:p>6083</text:p>
          </table:table-cell>
        </table:table-row>
        <table:table-row table:style-name="ro1">
          <table:table-cell office:value-type="string">
            <text:p>academicAdvisor</text:p>
          </table:table-cell>
          <table:table-cell table:formula="of:=[.C135]+[.D135]" office:value-type="float" office:value="500">
            <text:p>500</text:p>
          </table:table-cell>
          <table:table-cell office:value-type="float" office:value="351">
            <text:p>351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predecessor</text:p>
          </table:table-cell>
          <table:table-cell table:formula="of:=[.C136]+[.D136]" office:value-type="float" office:value="15790">
            <text:p>15790</text:p>
          </table:table-cell>
          <table:table-cell office:value-type="float" office:value="11050">
            <text:p>11050</text:p>
          </table:table-cell>
          <table:table-cell office:value-type="float" office:value="4740">
            <text:p>4740</text:p>
          </table:table-cell>
        </table:table-row>
        <table:table-row table:style-name="ro1">
          <table:table-cell office:value-type="string">
            <text:p>affiliation</text:p>
          </table:table-cell>
          <table:table-cell table:formula="of:=[.C137]+[.D137]" office:value-type="float" office:value="10559">
            <text:p>10559</text:p>
          </table:table-cell>
          <table:table-cell office:value-type="float" office:value="7338">
            <text:p>7338</text:p>
          </table:table-cell>
          <table:table-cell office:value-type="float" office:value="3221">
            <text:p>3221</text:p>
          </table:table-cell>
        </table:table-row>
        <table:table-row table:style-name="ro1">
          <table:table-cell office:value-type="string">
            <text:p>canonizedBy</text:p>
          </table:table-cell>
          <table:table-cell table:formula="of:=[.C138]+[.D138]" office:value-type="float" office:value="502">
            <text:p>502</text:p>
          </table:table-cell>
          <table:table-cell office:value-type="float" office:value="347">
            <text:p>347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lyrics</text:p>
          </table:table-cell>
          <table:table-cell table:formula="of:=[.C139]+[.D139]" office:value-type="float" office:value="988">
            <text:p>988</text:p>
          </table:table-cell>
          <table:table-cell office:value-type="float" office:value="676">
            <text:p>676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keyPerson</text:p>
          </table:table-cell>
          <table:table-cell table:formula="of:=[.C140]+[.D140]" office:value-type="float" office:value="14362">
            <text:p>14362</text:p>
          </table:table-cell>
          <table:table-cell office:value-type="float" office:value="9779">
            <text:p>9779</text:p>
          </table:table-cell>
          <table:table-cell office:value-type="float" office:value="4583">
            <text:p>4583</text:p>
          </table:table-cell>
        </table:table-row>
        <table:table-row table:style-name="ro1">
          <table:table-cell office:value-type="string">
            <text:p>commander</text:p>
          </table:table-cell>
          <table:table-cell table:formula="of:=[.C141]+[.D141]" office:value-type="float" office:value="10202">
            <text:p>10202</text:p>
          </table:table-cell>
          <table:table-cell office:value-type="float" office:value="6882">
            <text:p>6882</text:p>
          </table:table-cell>
          <table:table-cell office:value-type="float" office:value="3320">
            <text:p>3320</text:p>
          </table:table-cell>
        </table:table-row>
        <table:table-row table:style-name="ro1">
          <table:table-cell office:value-type="string">
            <text:p>bandMember</text:p>
          </table:table-cell>
          <table:table-cell table:formula="of:=[.C142]+[.D142]" office:value-type="float" office:value="9780">
            <text:p>9780</text:p>
          </table:table-cell>
          <table:table-cell office:value-type="float" office:value="6567">
            <text:p>6567</text:p>
          </table:table-cell>
          <table:table-cell office:value-type="float" office:value="3213">
            <text:p>3213</text:p>
          </table:table-cell>
        </table:table-row>
        <table:table-row table:style-name="ro1">
          <table:table-cell office:value-type="string">
            <text:p>regionServed</text:p>
          </table:table-cell>
          <table:table-cell table:formula="of:=[.C143]+[.D143]" office:value-type="float" office:value="6261">
            <text:p>6261</text:p>
          </table:table-cell>
          <table:table-cell office:value-type="float" office:value="4179">
            <text:p>4179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string">
            <text:p>channel</text:p>
          </table:table-cell>
          <table:table-cell table:formula="of:=[.C144]+[.D144]" office:value-type="float" office:value="7430">
            <text:p>7430</text:p>
          </table:table-cell>
          <table:table-cell office:value-type="float" office:value="4912">
            <text:p>4912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string">
            <text:p>designer</text:p>
          </table:table-cell>
          <table:table-cell table:formula="of:=[.C145]+[.D145]" office:value-type="float" office:value="7208">
            <text:p>7208</text:p>
          </table:table-cell>
          <table:table-cell office:value-type="float" office:value="4754">
            <text:p>4754</text:p>
          </table:table-cell>
          <table:table-cell office:value-type="float" office:value="2454">
            <text:p>2454</text:p>
          </table:table-cell>
        </table:table-row>
        <table:table-row table:style-name="ro1">
          <table:table-cell office:value-type="string">
            <text:p>notableWork</text:p>
          </table:table-cell>
          <table:table-cell table:formula="of:=[.C146]+[.D146]" office:value-type="float" office:value="2298">
            <text:p>2298</text:p>
          </table:table-cell>
          <table:table-cell office:value-type="float" office:value="1514">
            <text:p>1514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string">
            <text:p>crosses</text:p>
          </table:table-cell>
          <table:table-cell table:formula="of:=[.C147]+[.D147]" office:value-type="float" office:value="2652">
            <text:p>2652</text:p>
          </table:table-cell>
          <table:table-cell office:value-type="float" office:value="1722">
            <text:p>1722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 office:value-type="string">
            <text:p>formerHighschool</text:p>
          </table:table-cell>
          <table:table-cell table:formula="of:=[.C148]+[.D148]"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governingBody</text:p>
          </table:table-cell>
          <table:table-cell table:formula="of:=[.C149]+[.D149]" office:value-type="float" office:value="1823">
            <text:p>1823</text:p>
          </table:table-cell>
          <table:table-cell office:value-type="float" office:value="1137">
            <text:p>1137</text:p>
          </table:table-cell>
          <table:table-cell office:value-type="float" office:value="686">
            <text:p>686</text:p>
          </table:table-cell>
        </table:table-row>
        <table:table-row table:style-name="ro1">
          <table:table-cell office:value-type="string">
            <text:p>automobilePlatform</text:p>
          </table:table-cell>
          <table:table-cell table:formula="of:=[.C150]+[.D150]" office:value-type="float" office:value="593">
            <text:p>593</text:p>
          </table:table-cell>
          <table:table-cell office:value-type="float" office:value="367">
            <text:p>367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capital</text:p>
          </table:table-cell>
          <table:table-cell table:formula="of:=[.C151]+[.D151]" office:value-type="float" office:value="3026">
            <text:p>3026</text:p>
          </table:table-cell>
          <table:table-cell office:value-type="float" office:value="1860">
            <text:p>1860</text:p>
          </table:table-cell>
          <table:table-cell office:value-type="float" office:value="1166">
            <text:p>1166</text:p>
          </table:table-cell>
        </table:table-row>
        <table:table-row table:style-name="ro1">
          <table:table-cell office:value-type="string">
            <text:p>vicePresident</text:p>
          </table:table-cell>
          <table:table-cell table:formula="of:=[.C152]+[.D152]" office:value-type="float" office:value="542">
            <text:p>542</text:p>
          </table:table-cell>
          <table:table-cell office:value-type="float" office:value="333">
            <text:p>333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string">
            <text:p>previousWork</text:p>
          </table:table-cell>
          <table:table-cell table:formula="of:=[.C153]+[.D153]" office:value-type="float" office:value="122926">
            <text:p>122926</text:p>
          </table:table-cell>
          <table:table-cell office:value-type="float" office:value="75150">
            <text:p>75150</text:p>
          </table:table-cell>
          <table:table-cell office:value-type="float" office:value="47776">
            <text:p>47776</text:p>
          </table:table-cell>
        </table:table-row>
        <table:table-row table:style-name="ro1">
          <table:table-cell office:value-type="string">
            <text:p>campus</text:p>
          </table:table-cell>
          <table:table-cell table:formula="of:=[.C154]+[.D154]" office:value-type="float" office:value="5305">
            <text:p>5305</text:p>
          </table:table-cell>
          <table:table-cell office:value-type="float" office:value="3189">
            <text:p>3189</text:p>
          </table:table-cell>
          <table:table-cell office:value-type="float" office:value="2116">
            <text:p>2116</text:p>
          </table:table-cell>
        </table:table-row>
        <table:table-row table:style-name="ro1">
          <table:table-cell office:value-type="string">
            <text:p>family</text:p>
          </table:table-cell>
          <table:table-cell table:formula="of:=[.C155]+[.D155]" office:value-type="float" office:value="203203">
            <text:p>203203</text:p>
          </table:table-cell>
          <table:table-cell office:value-type="float" office:value="122078">
            <text:p>122078</text:p>
          </table:table-cell>
          <table:table-cell office:value-type="float" office:value="81125">
            <text:p>81125</text:p>
          </table:table-cell>
        </table:table-row>
        <table:table-row table:style-name="ro1">
          <table:table-cell office:value-type="string">
            <text:p>executiveProducer</text:p>
          </table:table-cell>
          <table:table-cell table:formula="of:=[.C156]+[.D156]" office:value-type="float" office:value="4281">
            <text:p>4281</text:p>
          </table:table-cell>
          <table:table-cell office:value-type="float" office:value="2526">
            <text:p>2526</text:p>
          </table:table-cell>
          <table:table-cell office:value-type="float" office:value="1755">
            <text:p>1755</text:p>
          </table:table-cell>
        </table:table-row>
        <table:table-row table:style-name="ro1">
          <table:table-cell office:value-type="string">
            <text:p>composer</text:p>
          </table:table-cell>
          <table:table-cell table:formula="of:=[.C157]+[.D157]" office:value-type="float" office:value="6334">
            <text:p>6334</text:p>
          </table:table-cell>
          <table:table-cell office:value-type="float" office:value="3723">
            <text:p>3723</text:p>
          </table:table-cell>
          <table:table-cell office:value-type="float" office:value="2611">
            <text:p>2611</text:p>
          </table:table-cell>
        </table:table-row>
        <table:table-row table:style-name="ro1">
          <table:table-cell office:value-type="string">
            <text:p>origin</text:p>
          </table:table-cell>
          <table:table-cell table:formula="of:=[.C158]+[.D158]" office:value-type="float" office:value="16862">
            <text:p>16862</text:p>
          </table:table-cell>
          <table:table-cell office:value-type="float" office:value="9893">
            <text:p>9893</text:p>
          </table:table-cell>
          <table:table-cell office:value-type="float" office:value="6969">
            <text:p>6969</text:p>
          </table:table-cell>
        </table:table-row>
        <table:table-row table:style-name="ro1">
          <table:table-cell office:value-type="string">
            <text:p>launchSite</text:p>
          </table:table-cell>
          <table:table-cell table:formula="of:=[.C159]+[.D159]" office:value-type="float" office:value="351">
            <text:p>351</text:p>
          </table:table-cell>
          <table:table-cell office:value-type="float" office:value="205">
            <text:p>205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destination</text:p>
          </table:table-cell>
          <table:table-cell table:formula="of:=[.C160]+[.D160]" office:value-type="float" office:value="177">
            <text:p>177</text:p>
          </table:table-cell>
          <table:table-cell office:value-type="float" office:value="102">
            <text:p>10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source</text:p>
          </table:table-cell>
          <table:table-cell table:formula="of:=[.C161]+[.D161]" office:value-type="float" office:value="1598">
            <text:p>1598</text:p>
          </table:table-cell>
          <table:table-cell office:value-type="float" office:value="919">
            <text:p>919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string">
            <text:p>nearestCity</text:p>
          </table:table-cell>
          <table:table-cell table:formula="of:=[.C162]+[.D162]" office:value-type="float" office:value="10321">
            <text:p>10321</text:p>
          </table:table-cell>
          <table:table-cell office:value-type="float" office:value="5846">
            <text:p>5846</text:p>
          </table:table-cell>
          <table:table-cell office:value-type="float" office:value="4475">
            <text:p>4475</text:p>
          </table:table-cell>
        </table:table-row>
        <table:table-row table:style-name="ro1">
          <table:table-cell office:value-type="string">
            <text:p>commandStructure</text:p>
          </table:table-cell>
          <table:table-cell table:formula="of:=[.C163]+[.D163]" office:value-type="float" office:value="4673">
            <text:p>4673</text:p>
          </table:table-cell>
          <table:table-cell office:value-type="float" office:value="2613">
            <text:p>2613</text:p>
          </table:table-cell>
          <table:table-cell office:value-type="float" office:value="2060">
            <text:p>2060</text:p>
          </table:table-cell>
        </table:table-row>
        <table:table-row table:style-name="ro1">
          <table:table-cell office:value-type="string">
            <text:p>rival</text:p>
          </table:table-cell>
          <table:table-cell table:formula="of:=[.C164]+[.D164]" office:value-type="float" office:value="900">
            <text:p>900</text:p>
          </table:table-cell>
          <table:table-cell office:value-type="float" office:value="498">
            <text:p>498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string">
            <text:p>format</text:p>
          </table:table-cell>
          <table:table-cell table:formula="of:=[.C165]+[.D165]" office:value-type="float" office:value="44970">
            <text:p>44970</text:p>
          </table:table-cell>
          <table:table-cell office:value-type="float" office:value="24792">
            <text:p>24792</text:p>
          </table:table-cell>
          <table:table-cell office:value-type="float" office:value="20178">
            <text:p>20178</text:p>
          </table:table-cell>
        </table:table-row>
        <table:table-row table:style-name="ro1">
          <table:table-cell office:value-type="string">
            <text:p>product</text:p>
          </table:table-cell>
          <table:table-cell table:formula="of:=[.C166]+[.D166]" office:value-type="float" office:value="15713">
            <text:p>15713</text:p>
          </table:table-cell>
          <table:table-cell office:value-type="float" office:value="8565">
            <text:p>8565</text:p>
          </table:table-cell>
          <table:table-cell office:value-type="float" office:value="7148">
            <text:p>7148</text:p>
          </table:table-cell>
        </table:table-row>
        <table:table-row table:style-name="ro1">
          <table:table-cell office:value-type="string">
            <text:p>voice</text:p>
          </table:table-cell>
          <table:table-cell table:formula="of:=[.C167]+[.D167]" office:value-type="float" office:value="1742">
            <text:p>1742</text:p>
          </table:table-cell>
          <table:table-cell office:value-type="float" office:value="920">
            <text:p>920</text:p>
          </table:table-cell>
          <table:table-cell office:value-type="float" office:value="822">
            <text:p>822</text:p>
          </table:table-cell>
        </table:table-row>
        <table:table-row table:style-name="ro1">
          <table:table-cell office:value-type="string">
            <text:p>region</text:p>
          </table:table-cell>
          <table:table-cell table:formula="of:=[.C168]+[.D168]" office:value-type="float" office:value="56945">
            <text:p>56945</text:p>
          </table:table-cell>
          <table:table-cell office:value-type="float" office:value="28755">
            <text:p>28755</text:p>
          </table:table-cell>
          <table:table-cell office:value-type="float" office:value="28190">
            <text:p>28190</text:p>
          </table:table-cell>
        </table:table-row>
        <table:table-row table:style-name="ro1">
          <table:table-cell office:value-type="string">
            <text:p>designCompany</text:p>
          </table:table-cell>
          <table:table-cell table:formula="of:=[.C169]+[.D169]" office:value-type="float" office:value="759">
            <text:p>759</text:p>
          </table:table-cell>
          <table:table-cell office:value-type="float" office:value="383">
            <text:p>383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string">
            <text:p>veneratedIn</text:p>
          </table:table-cell>
          <table:table-cell table:formula="of:=[.C170]+[.D170]" office:value-type="float" office:value="2297">
            <text:p>2297</text:p>
          </table:table-cell>
          <table:table-cell office:value-type="float" office:value="1112">
            <text:p>1112</text:p>
          </table:table-cell>
          <table:table-cell office:value-type="float" office:value="1185">
            <text:p>1185</text:p>
          </table:table-cell>
        </table:table-row>
        <table:table-row table:style-name="ro1">
          <table:table-cell office:value-type="string">
            <text:p>largestCity</text:p>
          </table:table-cell>
          <table:table-cell table:formula="of:=[.C171]+[.D171]" office:value-type="float" office:value="2178">
            <text:p>2178</text:p>
          </table:table-cell>
          <table:table-cell office:value-type="float" office:value="976">
            <text:p>976</text:p>
          </table:table-cell>
          <table:table-cell office:value-type="float" office:value="1202">
            <text:p>1202</text:p>
          </table:table-cell>
        </table:table-row>
        <table:table-row table:style-name="ro1">
          <table:table-cell office:value-type="string">
            <text:p>targetAirport</text:p>
          </table:table-cell>
          <table:table-cell table:formula="of:=[.C172]+[.D172]" office:value-type="float" office:value="465">
            <text:p>465</text:p>
          </table:table-cell>
          <table:table-cell office:value-type="float" office:value="205">
            <text:p>205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leader</text:p>
          </table:table-cell>
          <table:table-cell table:formula="of:=[.C173]+[.D173]" office:value-type="float" office:value="4542">
            <text:p>4542</text:p>
          </table:table-cell>
          <table:table-cell office:value-type="float" office:value="1977">
            <text:p>1977</text:p>
          </table:table-cell>
          <table:table-cell office:value-type="float" office:value="2565">
            <text:p>2565</text:p>
          </table:table-cell>
        </table:table-row>
        <table:table-row table:style-name="ro1">
          <table:table-cell office:value-type="string">
            <text:p>formerCoach</text:p>
          </table:table-cell>
          <table:table-cell table:formula="of:=[.C174]+[.D174]" office:value-type="float" office:value="954">
            <text:p>954</text:p>
          </table:table-cell>
          <table:table-cell office:value-type="float" office:value="415">
            <text:p>415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string">
            <text:p>billed</text:p>
          </table:table-cell>
          <table:table-cell table:formula="of:=[.C175]+[.D175]" office:value-type="float" office:value="991">
            <text:p>991</text:p>
          </table:table-cell>
          <table:table-cell office:value-type="float" office:value="405">
            <text:p>405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string">
            <text:p>currentPartner</text:p>
          </table:table-cell>
          <table:table-cell table:formula="of:=[.C176]+[.D176]" office:value-type="float" office:value="577">
            <text:p>577</text:p>
          </table:table-cell>
          <table:table-cell office:value-type="float" office:value="235">
            <text:p>235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province</text:p>
          </table:table-cell>
          <table:table-cell table:formula="of:=[.C177]+[.D177]" office:value-type="float" office:value="10451">
            <text:p>10451</text:p>
          </table:table-cell>
          <table:table-cell office:value-type="float" office:value="3934">
            <text:p>3934</text:p>
          </table:table-cell>
          <table:table-cell office:value-type="float" office:value="6517">
            <text:p>6517</text:p>
          </table:table-cell>
        </table:table-row>
        <table:table-row table:style-name="ro1">
          <table:table-cell office:value-type="string">
            <text:p>notableCommander</text:p>
          </table:table-cell>
          <table:table-cell table:formula="of:=[.C178]+[.D178]" office:value-type="float" office:value="2263">
            <text:p>2263</text:p>
          </table:table-cell>
          <table:table-cell office:value-type="float" office:value="850">
            <text:p>850</text:p>
          </table:table-cell>
          <table:table-cell office:value-type="float" office:value="1413">
            <text:p>1413</text:p>
          </table:table-cell>
        </table:table-row>
        <table:table-row table:style-name="ro1">
          <table:table-cell office:value-type="string">
            <text:p>recordedIn</text:p>
          </table:table-cell>
          <table:table-cell table:formula="of:=[.C179]+[.D179]" office:value-type="float" office:value="24820">
            <text:p>24820</text:p>
          </table:table-cell>
          <table:table-cell office:value-type="float" office:value="9251">
            <text:p>9251</text:p>
          </table:table-cell>
          <table:table-cell office:value-type="float" office:value="15569">
            <text:p>15569</text:p>
          </table:table-cell>
        </table:table-row>
        <table:table-row table:style-name="ro1">
          <table:table-cell office:value-type="string">
            <text:p>homeport</text:p>
          </table:table-cell>
          <table:table-cell table:formula="of:=[.C180]+[.D180]" office:value-type="float" office:value="1593">
            <text:p>1593</text:p>
          </table:table-cell>
          <table:table-cell office:value-type="float" office:value="578">
            <text:p>578</text:p>
          </table:table-cell>
          <table:table-cell office:value-type="float" office:value="1015">
            <text:p>1015</text:p>
          </table:table-cell>
        </table:table-row>
        <table:table-row table:style-name="ro1">
          <table:table-cell office:value-type="string">
            <text:p>owningOrganisation</text:p>
          </table:table-cell>
          <table:table-cell table:formula="of:=[.C181]+[.D181]" office:value-type="float" office:value="5472">
            <text:p>5472</text:p>
          </table:table-cell>
          <table:table-cell office:value-type="float" office:value="1925">
            <text:p>1925</text:p>
          </table:table-cell>
          <table:table-cell office:value-type="float" office:value="3547">
            <text:p>3547</text:p>
          </table:table-cell>
        </table:table-row>
        <table:table-row table:style-name="ro1">
          <table:table-cell office:value-type="string">
            <text:p>operatingSystem</text:p>
          </table:table-cell>
          <table:table-cell table:formula="of:=[.C182]+[.D182]" office:value-type="float" office:value="4799">
            <text:p>4799</text:p>
          </table:table-cell>
          <table:table-cell office:value-type="float" office:value="1675">
            <text:p>1675</text:p>
          </table:table-cell>
          <table:table-cell office:value-type="float" office:value="3124">
            <text:p>3124</text:p>
          </table:table-cell>
        </table:table-row>
        <table:table-row table:style-name="ro1">
          <table:table-cell office:value-type="string">
            <text:p>parentMountainPeak</text:p>
          </table:table-cell>
          <table:table-cell table:formula="of:=[.C183]+[.D183]" office:value-type="float" office:value="2163">
            <text:p>2163</text:p>
          </table:table-cell>
          <table:table-cell office:value-type="float" office:value="717">
            <text:p>717</text:p>
          </table:table-cell>
          <table:table-cell office:value-type="float" office:value="1446">
            <text:p>1446</text:p>
          </table:table-cell>
        </table:table-row>
        <table:table-row table:style-name="ro1">
          <table:table-cell office:value-type="string">
            <text:p>doctoralStudent</text:p>
          </table:table-cell>
          <table:table-cell table:formula="of:=[.C184]+[.D184]" office:value-type="float" office:value="1758">
            <text:p>1758</text:p>
          </table:table-cell>
          <table:table-cell office:value-type="float" office:value="551">
            <text:p>551</text:p>
          </table:table-cell>
          <table:table-cell office:value-type="float" office:value="1207">
            <text:p>1207</text:p>
          </table:table-cell>
        </table:table-row>
        <table:table-row table:style-name="ro1">
          <table:table-cell office:value-type="string">
            <text:p>type</text:p>
          </table:table-cell>
          <table:table-cell table:formula="of:=[.C185]+[.D185]" office:value-type="float" office:value="309631">
            <text:p>309631</text:p>
          </table:table-cell>
          <table:table-cell office:value-type="float" office:value="96439">
            <text:p>96439</text:p>
          </table:table-cell>
          <table:table-cell office:value-type="float" office:value="213192">
            <text:p>213192</text:p>
          </table:table-cell>
        </table:table-row>
        <table:table-row table:style-name="ro1">
          <table:table-cell office:value-type="string">
            <text:p>bodyDiscovered</text:p>
          </table:table-cell>
          <table:table-cell table:formula="of:=[.C186]+[.D186]"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distributingLabel</text:p>
          </table:table-cell>
          <table:table-cell table:formula="of:=[.C187]+[.D187]" office:value-type="float" office:value="898">
            <text:p>898</text:p>
          </table:table-cell>
          <table:table-cell office:value-type="float" office:value="249">
            <text:p>249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string">
            <text:p>distributingCompany</text:p>
          </table:table-cell>
          <table:table-cell table:formula="of:=[.C188]+[.D188]" office:value-type="float" office:value="898">
            <text:p>898</text:p>
          </table:table-cell>
          <table:table-cell office:value-type="float" office:value="249">
            <text:p>249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string">
            <text:p>federalState</text:p>
          </table:table-cell>
          <table:table-cell table:formula="of:=[.C189]+[.D189]" office:value-type="float" office:value="4348">
            <text:p>4348</text:p>
          </table:table-cell>
          <table:table-cell office:value-type="float" office:value="1190">
            <text:p>1190</text:p>
          </table:table-cell>
          <table:table-cell office:value-type="float" office:value="3158">
            <text:p>3158</text:p>
          </table:table-cell>
        </table:table-row>
        <table:table-row table:style-name="ro1">
          <table:table-cell office:value-type="string">
            <text:p>incumbent</text:p>
          </table:table-cell>
          <table:table-cell table:formula="of:=[.C190]+[.D190]" office:value-type="float" office:value="107">
            <text:p>107</text:p>
          </table:table-cell>
          <table:table-cell office:value-type="float" office:value="26">
            <text:p>26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borough</text:p>
          </table:table-cell>
          <table:table-cell table:formula="of:=[.C191]+[.D191]" office:value-type="float" office:value="246">
            <text:p>246</text:p>
          </table:table-cell>
          <table:table-cell office:value-type="float" office:value="58">
            <text:p>58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string">
            <text:p>chancellor</text:p>
          </table:table-cell>
          <table:table-cell table:formula="of:=[.C192]+[.D192]" office:value-type="float" office:value="961">
            <text:p>961</text:p>
          </table:table-cell>
          <table:table-cell office:value-type="float" office:value="210">
            <text:p>210</text:p>
          </table:table-cell>
          <table:table-cell office:value-type="float" office:value="751">
            <text:p>751</text:p>
          </table:table-cell>
        </table:table-row>
        <table:table-row table:style-name="ro1">
          <table:table-cell office:value-type="string">
            <text:p>inflow</text:p>
          </table:table-cell>
          <table:table-cell table:formula="of:=[.C193]+[.D193]" office:value-type="float" office:value="2121">
            <text:p>2121</text:p>
          </table:table-cell>
          <table:table-cell office:value-type="float" office:value="435">
            <text:p>435</text:p>
          </table:table-cell>
          <table:table-cell office:value-type="float" office:value="1686">
            <text:p>1686</text:p>
          </table:table-cell>
        </table:table-row>
        <table:table-row table:style-name="ro1">
          <table:table-cell office:value-type="string">
            <text:p>associate</text:p>
          </table:table-cell>
          <table:table-cell table:formula="of:=[.C194]+[.D194]" office:value-type="float" office:value="606">
            <text:p>606</text:p>
          </table:table-cell>
          <table:table-cell office:value-type="float" office:value="123">
            <text:p>123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string">
            <text:p>university</text:p>
          </table:table-cell>
          <table:table-cell table:formula="of:=[.C195]+[.D195]" office:value-type="float" office:value="1046">
            <text:p>1046</text:p>
          </table:table-cell>
          <table:table-cell office:value-type="float" office:value="207">
            <text:p>207</text:p>
          </table:table-cell>
          <table:table-cell office:value-type="float" office:value="839">
            <text:p>839</text:p>
          </table:table-cell>
        </table:table-row>
        <table:table-row table:style-name="ro1">
          <table:table-cell office:value-type="string">
            <text:p>school</text:p>
          </table:table-cell>
          <table:table-cell table:formula="of:=[.C196]+[.D196]" office:value-type="float" office:value="1869">
            <text:p>1869</text:p>
          </table:table-cell>
          <table:table-cell office:value-type="float" office:value="342">
            <text:p>342</text:p>
          </table:table-cell>
          <table:table-cell office:value-type="float" office:value="1527">
            <text:p>1527</text:p>
          </table:table-cell>
        </table:table-row>
        <table:table-row table:style-name="ro1">
          <table:table-cell office:value-type="string">
            <text:p>editor</text:p>
          </table:table-cell>
          <table:table-cell table:formula="of:=[.C197]+[.D197]" office:value-type="float" office:value="2772">
            <text:p>2772</text:p>
          </table:table-cell>
          <table:table-cell office:value-type="float" office:value="465">
            <text:p>465</text:p>
          </table:table-cell>
          <table:table-cell office:value-type="float" office:value="2307">
            <text:p>2307</text:p>
          </table:table-cell>
        </table:table-row>
        <table:table-row table:style-name="ro1">
          <table:table-cell office:value-type="string">
            <text:p>coach</text:p>
          </table:table-cell>
          <table:table-cell table:formula="of:=[.C198]+[.D198]" office:value-type="float" office:value="11359">
            <text:p>11359</text:p>
          </table:table-cell>
          <table:table-cell office:value-type="float" office:value="1859">
            <text:p>1859</text:p>
          </table:table-cell>
          <table:table-cell office:value-type="float" office:value="9500">
            <text:p>9500</text:p>
          </table:table-cell>
        </table:table-row>
        <table:table-row table:style-name="ro1">
          <table:table-cell office:value-type="string">
            <text:p>outflow</text:p>
          </table:table-cell>
          <table:table-cell table:formula="of:=[.C199]+[.D199]" office:value-type="float" office:value="2755">
            <text:p>2755</text:p>
          </table:table-cell>
          <table:table-cell office:value-type="float" office:value="450">
            <text:p>450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string">
            <text:p>formerChoreographer</text:p>
          </table:table-cell>
          <table:table-cell table:formula="of:=[.C200]+[.D200]" office:value-type="float" office:value="401">
            <text:p>401</text:p>
          </table:table-cell>
          <table:table-cell office:value-type="float" office:value="64">
            <text:p>64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lieutenant</text:p>
          </table:table-cell>
          <table:table-cell table:formula="of:=[.C201]+[.D201]" office:value-type="float" office:value="1093">
            <text:p>1093</text:p>
          </table:table-cell>
          <table:table-cell office:value-type="float" office:value="164">
            <text:p>164</text:p>
          </table:table-cell>
          <table:table-cell office:value-type="float" office:value="929">
            <text:p>929</text:p>
          </table:table-cell>
        </table:table-row>
        <table:table-row table:style-name="ro1">
          <table:table-cell office:value-type="string">
            <text:p>maintainedBy</text:p>
          </table:table-cell>
          <table:table-cell table:formula="of:=[.C202]+[.D202]" office:value-type="float" office:value="1142">
            <text:p>1142</text:p>
          </table:table-cell>
          <table:table-cell office:value-type="float" office:value="166">
            <text:p>166</text:p>
          </table:table-cell>
          <table:table-cell office:value-type="float" office:value="976">
            <text:p>976</text:p>
          </table:table-cell>
        </table:table-row>
        <table:table-row table:style-name="ro1">
          <table:table-cell office:value-type="string">
            <text:p>sourcePlace</text:p>
          </table:table-cell>
          <table:table-cell table:formula="of:=[.C203]+[.D203]" office:value-type="float" office:value="4319">
            <text:p>4319</text:p>
          </table:table-cell>
          <table:table-cell office:value-type="float" office:value="606">
            <text:p>606</text:p>
          </table:table-cell>
          <table:table-cell office:value-type="float" office:value="3713">
            <text:p>3713</text:p>
          </table:table-cell>
        </table:table-row>
        <table:table-row table:style-name="ro1">
          <table:table-cell office:value-type="string">
            <text:p>sourceMountain</text:p>
          </table:table-cell>
          <table:table-cell table:formula="of:=[.C204]+[.D204]" office:value-type="float" office:value="4319">
            <text:p>4319</text:p>
          </table:table-cell>
          <table:table-cell office:value-type="float" office:value="606">
            <text:p>606</text:p>
          </table:table-cell>
          <table:table-cell office:value-type="float" office:value="3713">
            <text:p>3713</text:p>
          </table:table-cell>
        </table:table-row>
        <table:table-row table:style-name="ro1">
          <table:table-cell office:value-type="string">
            <text:p>splitFromParty</text:p>
          </table:table-cell>
          <table:table-cell table:formula="of:=[.C205]+[.D205]" office:value-type="float" office:value="304">
            <text:p>304</text:p>
          </table:table-cell>
          <table:table-cell office:value-type="float" office:value="42">
            <text:p>42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militaryRank</text:p>
          </table:table-cell>
          <table:table-cell table:formula="of:=[.C206]+[.D206]" office:value-type="float" office:value="2005">
            <text:p>2005</text:p>
          </table:table-cell>
          <table:table-cell office:value-type="float" office:value="184">
            <text:p>184</text:p>
          </table:table-cell>
          <table:table-cell office:value-type="float" office:value="1821">
            <text:p>1821</text:p>
          </table:table-cell>
        </table:table-row>
        <table:table-row table:style-name="ro1">
          <table:table-cell office:value-type="string">
            <text:p>rightTributary</text:p>
          </table:table-cell>
          <table:table-cell table:formula="of:=[.C207]+[.D207]" office:value-type="float" office:value="1842">
            <text:p>1842</text:p>
          </table:table-cell>
          <table:table-cell office:value-type="float" office:value="160">
            <text:p>160</text:p>
          </table:table-cell>
          <table:table-cell office:value-type="float" office:value="1682">
            <text:p>1682</text:p>
          </table:table-cell>
        </table:table-row>
        <table:table-row table:style-name="ro1">
          <table:table-cell office:value-type="string">
            <text:p>opponent</text:p>
          </table:table-cell>
          <table:table-cell table:formula="of:=[.C208]+[.D208]" office:value-type="float" office:value="148">
            <text:p>148</text:p>
          </table:table-cell>
          <table:table-cell office:value-type="float" office:value="12">
            <text:p>12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leftTributary</text:p>
          </table:table-cell>
          <table:table-cell table:formula="of:=[.C209]+[.D209]" office:value-type="float" office:value="1918">
            <text:p>1918</text:p>
          </table:table-cell>
          <table:table-cell office:value-type="float" office:value="145">
            <text:p>145</text:p>
          </table:table-cell>
          <table:table-cell office:value-type="float" office:value="1773">
            <text:p>1773</text:p>
          </table:table-cell>
        </table:table-row>
        <table:table-row table:style-name="ro1">
          <table:table-cell office:value-type="string">
            <text:p>subsequentWork</text:p>
          </table:table-cell>
          <table:table-cell table:formula="of:=[.C210]+[.D210]" office:value-type="float" office:value="124413">
            <text:p>124413</text:p>
          </table:table-cell>
          <table:table-cell office:value-type="float" office:value="4638">
            <text:p>4638</text:p>
          </table:table-cell>
          <table:table-cell office:value-type="float" office:value="119775">
            <text:p>119775</text:p>
          </table:table-cell>
        </table:table-row>
        <table:table-row table:style-name="ro1">
          <table:table-cell office:value-type="string">
            <text:p>deathCause</text:p>
          </table:table-cell>
          <table:table-cell table:formula="of:=[.C211]+[.D211]" office:value-type="float" office:value="2682">
            <text:p>2682</text:p>
          </table:table-cell>
          <table:table-cell office:value-type="float" office:value="99">
            <text:p>99</text:p>
          </table:table-cell>
          <table:table-cell office:value-type="float" office:value="2583">
            <text:p>2583</text:p>
          </table:table-cell>
        </table:table-row>
        <table:table-row table:style-name="ro1">
          <table:table-cell office:value-type="string">
            <text:p>genre</text:p>
          </table:table-cell>
          <table:table-cell table:formula="of:=[.C212]+[.D212]" office:value-type="float" office:value="245657">
            <text:p>245657</text:p>
          </table:table-cell>
          <table:table-cell office:value-type="float" office:value="8488">
            <text:p>8488</text:p>
          </table:table-cell>
          <table:table-cell office:value-type="float" office:value="237169">
            <text:p>237169</text:p>
          </table:table-cell>
        </table:table-row>
        <table:table-row table:style-name="ro1">
          <table:table-cell office:value-type="string">
            <text:p>language</text:p>
          </table:table-cell>
          <table:table-cell table:formula="of:=[.C213]+[.D213]" office:value-type="float" office:value="69625">
            <text:p>69625</text:p>
          </table:table-cell>
          <table:table-cell office:value-type="float" office:value="1836">
            <text:p>1836</text:p>
          </table:table-cell>
          <table:table-cell office:value-type="float" office:value="67789">
            <text:p>67789</text:p>
          </table:table-cell>
        </table:table-row>
        <table:table-row table:style-name="ro1">
          <table:table-cell office:value-type="string">
            <text:p>service</text:p>
          </table:table-cell>
          <table:table-cell table:formula="of:=[.C214]+[.D214]" office:value-type="float" office:value="1879">
            <text:p>1879</text:p>
          </table:table-cell>
          <table:table-cell office:value-type="float" office:value="43">
            <text:p>43</text:p>
          </table:table-cell>
          <table:table-cell office:value-type="float" office:value="1836">
            <text:p>1836</text:p>
          </table:table-cell>
        </table:table-row>
        <table:table-row table:style-name="ro1">
          <table:table-cell office:value-type="string">
            <text:p>binomialAuthority</text:p>
          </table:table-cell>
          <table:table-cell table:formula="of:=[.C215]+[.D215]" office:value-type="float" office:value="64279">
            <text:p>64279</text:p>
          </table:table-cell>
          <table:table-cell office:value-type="float" office:value="1242">
            <text:p>1242</text:p>
          </table:table-cell>
          <table:table-cell office:value-type="float" office:value="63037">
            <text:p>63037</text:p>
          </table:table-cell>
        </table:table-row>
        <table:table-row table:style-name="ro1">
          <table:table-cell office:value-type="string">
            <text:p>parentOrganisation</text:p>
          </table:table-cell>
          <table:table-cell table:formula="of:=[.C216]+[.D216]" office:value-type="float" office:value="1648">
            <text:p>1648</text:p>
          </table:table-cell>
          <table:table-cell office:value-type="float" office:value="27">
            <text:p>27</text:p>
          </table:table-cell>
          <table:table-cell office:value-type="float" office:value="1621">
            <text:p>1621</text:p>
          </table:table-cell>
        </table:table-row>
        <table:table-row table:style-name="ro1">
          <table:table-cell office:value-type="string">
            <text:p>part</text:p>
          </table:table-cell>
          <table:table-cell table:formula="of:=[.C217]+[.D217]" office:value-type="float" office:value="1915">
            <text:p>1915</text:p>
          </table:table-cell>
          <table:table-cell office:value-type="float" office:value="17">
            <text:p>17</text:p>
          </table:table-cell>
          <table:table-cell office:value-type="float" office:value="1898">
            <text:p>1898</text:p>
          </table:table-cell>
        </table:table-row>
        <table:table-row table:style-name="ro1">
          <table:table-cell office:value-type="string">
            <text:p>industry</text:p>
          </table:table-cell>
          <table:table-cell table:formula="of:=[.C218]+[.D218]" office:value-type="float" office:value="27428">
            <text:p>27428</text:p>
          </table:table-cell>
          <table:table-cell office:value-type="float" office:value="218">
            <text:p>218</text:p>
          </table:table-cell>
          <table:table-cell office:value-type="float" office:value="27210">
            <text:p>27210</text:p>
          </table:table-cell>
        </table:table-row>
        <table:table-row table:style-name="ro1">
          <table:table-cell office:value-type="string">
            <text:p>order</text:p>
          </table:table-cell>
          <table:table-cell table:formula="of:=[.C219]+[.D219]" office:value-type="float" office:value="185129">
            <text:p>185129</text:p>
          </table:table-cell>
          <table:table-cell office:value-type="float" office:value="300">
            <text:p>300</text:p>
          </table:table-cell>
          <table:table-cell office:value-type="float" office:value="184829">
            <text:p>184829</text:p>
          </table:table-cell>
        </table:table-row>
        <table:table-row table:style-name="ro1">
          <table:table-cell office:value-type="string">
            <text:p>manager</text:p>
          </table:table-cell>
          <table:table-cell table:formula="of:=[.C220]+[.D220]" office:value-type="float" office:value="10072">
            <text:p>10072</text:p>
          </table:table-cell>
          <table:table-cell office:value-type="float" office:value="0">
            <text:p>0</text:p>
          </table:table-cell>
          <table:table-cell office:value-type="float" office:value="10072">
            <text:p>10072</text:p>
          </table:table-cell>
        </table:table-row>
        <table:table-row table:style-name="ro1">
          <table:table-cell office:value-type="string">
            <text:p>division</text:p>
          </table:table-cell>
          <table:table-cell table:formula="of:=[.C221]+[.D221]" office:value-type="float" office:value="50973">
            <text:p>50973</text:p>
          </table:table-cell>
          <table:table-cell office:value-type="float" office:value="0">
            <text:p>0</text:p>
          </table:table-cell>
          <table:table-cell office:value-type="float" office:value="50973">
            <text:p>50973</text:p>
          </table:table-cell>
        </table:table-row>
        <table:table-row table:style-name="ro1">
          <table:table-cell office:value-type="string">
            <text:p>anthem</text:p>
          </table:table-cell>
          <table:table-cell table:formula="of:=[.C222]+[.D222]"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</table:table-row>
        <table:table-row table:style-name="ro1">
          <table:table-cell office:value-type="string">
            <text:p>leaderName</text:p>
          </table:table-cell>
          <table:table-cell table:formula="of:=[.C223]+[.D223]" office:value-type="float" office:value="10617">
            <text:p>10617</text:p>
          </table:table-cell>
          <table:table-cell office:value-type="float" office:value="0">
            <text:p>0</text:p>
          </table:table-cell>
          <table:table-cell office:value-type="float" office:value="10617">
            <text:p>10617</text:p>
          </table:table-cell>
        </table:table-row>
        <table:table-row table:style-name="ro1">
          <table:table-cell office:value-type="string">
            <text:p>prospectTeam</text:p>
          </table:table-cell>
          <table:table-cell table:formula="of:=[.C224]+[.D224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field</text:p>
          </table:table-cell>
          <table:table-cell table:formula="of:=[.C225]+[.D225]" office:value-type="float" office:value="17229">
            <text:p>17229</text:p>
          </table:table-cell>
          <table:table-cell office:value-type="float" office:value="0">
            <text:p>0</text:p>
          </table:table-cell>
          <table:table-cell office:value-type="float" office:value="17229">
            <text:p>17229</text:p>
          </table:table-cell>
        </table:table-row>
        <table:table-row table:style-name="ro1">
          <table:table-cell office:value-type="string">
            <text:p>headquarters</text:p>
          </table:table-cell>
          <table:table-cell table:formula="of:=[.C226]+[.D226]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 table:number-rows-repeated="104834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'Bigram th=2'.A2:'Bigram th=2'.G226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'Naive Bigram, th=2,1'.A2:'Naive Bigram, th=2,1'.N226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'Bigram, th=1'.A2:'Bigram, th=1'.H22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驛微米黑" fo:language="en" fo:country="US" style:font-name-asian="文泉驛微米黑1" style:language-asian="zh" style:country-asian="TW" style:font-name-complex="文泉驛微米黑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12pt" fo:language="en" fo:country="US" style:letter-kerning="true" style:font-family-asian="'LiSong Pro'" style:font-family-generic-asian="system" style:font-pitch-asian="variable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00/00/00</text:date>, <text:time style:data-style-name="N2" text:time-value="0000-00-00T09:07:09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4-04-24T22:13:20</meta:creation-date>
    <dc:date>2014-04-25T14:43:25</dc:date>
    <meta:editing-duration>PT1H22M3S</meta:editing-duration>
    <meta:editing-cycles>7</meta:editing-cycles>
    <meta:generator>LibreOffice/4.0.5.2$MacOSX_x86 LibreOffice_project/5464147a081647a250913f19c0715bca595af2f</meta:generator>
    <meta:printed-by>Qing-Cheng Li</meta:printed-by>
    <meta:print-date>2014-04-24T23:12:46</meta:print-date>
    <meta:document-statistic meta:table-count="4" meta:cell-count="70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084cm" svg:height="23.068cm" xlink:href=".." xlink:type="simple" chart:class="chart:scatter" chart:style-name="ch1">
        <chart:legend chart:legend-position="end" svg:x="22.567cm" svg:y="11.235cm" style:legend-expansion="high" chart:style-name="ch2"/>
        <chart:plot-area chart:style-name="ch3" table:cell-range-address="'Bigram th=2'.A2:'Bigram th=2'.C226" chart:data-source-has-labels="column" svg:x="0.931cm" svg:y="1.979cm" svg:width="20.674cm" svg:height="20.208cm">
          <chartooo:coordinate-region svg:x="1.678cm" svg:y="2.179cm" svg:width="19.826cm" svg:height="19.361cm"/>
          <chart:axis chart:dimension="x" chart:name="primary-x" chart:style-name="ch4" chartooo:axis-type="auto">
            <chart:categories table:cell-range-address="'Bigram th=2'.A2:'Bigram th=2'.A2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igram th=2'.C2:'Bigram th=2'.C226" chart:class="chart:scatter">
            <chart:domain table:cell-range-address="'Bigram th=2'.B2:'Bigram th=2'.B226"/>
            <chart:data-point chart:repeated="2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draftTeam</text:p>
                <draw:g>
                  <svg:desc>'Bigram th=2'.A2:'Bigram th=2'.A226</svg:desc>
                </draw:g>
              </table:table-cell>
              <table:table-cell office:value-type="float" office:value="0.00880536">
                <text:p>0.00880536</text:p>
                <draw:g>
                  <svg:desc>'Bigram th=2'.B2:'Bigram th=2'.B226</svg:desc>
                </draw:g>
              </table:table-cell>
              <table:table-cell office:value-type="float" office:value="0.99987676">
                <text:p>0.99987676</text:p>
                <draw:g>
                  <svg:desc>'Bigram th=2'.C2:'Bigram th=2'.C226</svg:desc>
                </draw:g>
              </table:table-cell>
            </table:table-row>
            <table:table-row>
              <table:table-cell office:value-type="string">
                <text:p>primeMinister</text:p>
              </table:table-cell>
              <table:table-cell office:value-type="float" office:value="0.00513306">
                <text:p>0.00513306</text:p>
              </table:table-cell>
              <table:table-cell office:value-type="float" office:value="0.99977822">
                <text:p>0.99977822</text:p>
              </table:table-cell>
            </table:table-row>
            <table:table-row>
              <table:table-cell office:value-type="string">
                <text:p>formerTeam</text:p>
              </table:table-cell>
              <table:table-cell office:value-type="float" office:value="0.03037696">
                <text:p>0.03037696</text:p>
              </table:table-cell>
              <table:table-cell office:value-type="float" office:value="0.99891059">
                <text:p>0.99891059</text:p>
              </table:table-cell>
            </table:table-row>
            <table:table-row>
              <table:table-cell office:value-type="string">
                <text:p>spouse</text:p>
              </table:table-cell>
              <table:table-cell office:value-type="float" office:value="0.01983551">
                <text:p>0.01983551</text:p>
              </table:table-cell>
              <table:table-cell office:value-type="float" office:value="0.99861038">
                <text:p>0.99861038</text:p>
              </table:table-cell>
            </table:table-row>
            <table:table-row>
              <table:table-cell office:value-type="string">
                <text:p>college</text:p>
              </table:table-cell>
              <table:table-cell office:value-type="float" office:value="0.01393554">
                <text:p>0.01393554</text:p>
              </table:table-cell>
              <table:table-cell office:value-type="float" office:value="0.99472959">
                <text:p>0.99472959</text:p>
              </table:table-cell>
            </table:table-row>
            <table:table-row>
              <table:table-cell office:value-type="string">
                <text:p>parent</text:p>
              </table:table-cell>
              <table:table-cell office:value-type="float" office:value="0.0181743">
                <text:p>0.0181743</text:p>
              </table:table-cell>
              <table:table-cell office:value-type="float" office:value="0.98974501">
                <text:p>0.98974501</text:p>
              </table:table-cell>
            </table:table-row>
            <table:table-row>
              <table:table-cell office:value-type="string">
                <text:p>associatedMusicalArtist</text:p>
              </table:table-cell>
              <table:table-cell office:value-type="float" office:value="0.02381687">
                <text:p>0.02381687</text:p>
              </table:table-cell>
              <table:table-cell office:value-type="float" office:value="0.98764426">
                <text:p>0.98764426</text:p>
              </table:table-cell>
            </table:table-row>
            <table:table-row>
              <table:table-cell office:value-type="string">
                <text:p>associatedBand</text:p>
              </table:table-cell>
              <table:table-cell office:value-type="float" office:value="0.02381687">
                <text:p>0.02381687</text:p>
              </table:table-cell>
              <table:table-cell office:value-type="float" office:value="0.98764426">
                <text:p>0.98764426</text:p>
              </table:table-cell>
            </table:table-row>
            <table:table-row>
              <table:table-cell office:value-type="string">
                <text:p>child</text:p>
              </table:table-cell>
              <table:table-cell office:value-type="float" office:value="0.00965138">
                <text:p>0.00965138</text:p>
              </table:table-cell>
              <table:table-cell office:value-type="float" office:value="0.98699467">
                <text:p>0.98699467</text:p>
              </table:table-cell>
            </table:table-row>
            <table:table-row>
              <table:table-cell office:value-type="string">
                <text:p>artist</text:p>
              </table:table-cell>
              <table:table-cell office:value-type="float" office:value="0.17866528">
                <text:p>0.17866528</text:p>
              </table:table-cell>
              <table:table-cell office:value-type="float" office:value="0.98053002">
                <text:p>0.98053002</text:p>
              </table:table-cell>
            </table:table-row>
            <table:table-row>
              <table:table-cell office:value-type="string">
                <text:p>almaMater</text:p>
              </table:table-cell>
              <table:table-cell office:value-type="float" office:value="0.04687032">
                <text:p>0.04687032</text:p>
              </table:table-cell>
              <table:table-cell office:value-type="float" office:value="0.97928648">
                <text:p>0.97928648</text:p>
              </table:table-cell>
            </table:table-row>
            <table:table-row>
              <table:table-cell office:value-type="string">
                <text:p>team</text:p>
              </table:table-cell>
              <table:table-cell office:value-type="float" office:value="0.11251303">
                <text:p>0.11251303</text:p>
              </table:table-cell>
              <table:table-cell office:value-type="float" office:value="0.97752846">
                <text:p>0.97752846</text:p>
              </table:table-cell>
            </table:table-row>
            <table:table-row>
              <table:table-cell office:value-type="string">
                <text:p>party</text:p>
              </table:table-cell>
              <table:table-cell office:value-type="float" office:value="0.06413257">
                <text:p>0.06413257</text:p>
              </table:table-cell>
              <table:table-cell office:value-type="float" office:value="0.9766983">
                <text:p>0.9766983</text:p>
              </table:table-cell>
            </table:table-row>
            <table:table-row>
              <table:table-cell office:value-type="string">
                <text:p>producer</text:p>
              </table:table-cell>
              <table:table-cell office:value-type="float" office:value="0.18631353">
                <text:p>0.18631353</text:p>
              </table:table-cell>
              <table:table-cell office:value-type="float" office:value="0.97419203">
                <text:p>0.97419203</text:p>
              </table:table-cell>
            </table:table-row>
            <table:table-row>
              <table:table-cell office:value-type="string">
                <text:p>managerClub</text:p>
              </table:table-cell>
              <table:table-cell office:value-type="float" office:value="0.01296693">
                <text:p>0.01296693</text:p>
              </table:table-cell>
              <table:table-cell office:value-type="float" office:value="0.96602366">
                <text:p>0.96602366</text:p>
              </table:table-cell>
            </table:table-row>
            <table:table-row>
              <table:table-cell office:value-type="string">
                <text:p>otherParty</text:p>
              </table:table-cell>
              <table:table-cell office:value-type="float" office:value="0.0056006">
                <text:p>0.0056006</text:p>
              </table:table-cell>
              <table:table-cell office:value-type="float" office:value="0.96585052">
                <text:p>0.96585052</text:p>
              </table:table-cell>
            </table:table-row>
            <table:table-row>
              <table:table-cell office:value-type="string">
                <text:p>cinematography</text:p>
              </table:table-cell>
              <table:table-cell office:value-type="float" office:value="0.05694885">
                <text:p>0.05694885</text:p>
              </table:table-cell>
              <table:table-cell office:value-type="float" office:value="0.96527915">
                <text:p>0.96527915</text:p>
              </table:table-cell>
            </table:table-row>
            <table:table-row>
              <table:table-cell office:value-type="string">
                <text:p>editing</text:p>
              </table:table-cell>
              <table:table-cell office:value-type="float" office:value="0.04141009">
                <text:p>0.04141009</text:p>
              </table:table-cell>
              <table:table-cell office:value-type="float" office:value="0.96310282">
                <text:p>0.96310282</text:p>
              </table:table-cell>
            </table:table-row>
            <table:table-row>
              <table:table-cell office:value-type="string">
                <text:p>sisterStation</text:p>
              </table:table-cell>
              <table:table-cell office:value-type="float" office:value="0.05235576">
                <text:p>0.05235576</text:p>
              </table:table-cell>
              <table:table-cell office:value-type="float" office:value="0.95975089">
                <text:p>0.95975089</text:p>
              </table:table-cell>
            </table:table-row>
            <table:table-row>
              <table:table-cell office:value-type="string">
                <text:p>servingRailwayLine</text:p>
              </table:table-cell>
              <table:table-cell office:value-type="float" office:value="0.03006543">
                <text:p>0.03006543</text:p>
              </table:table-cell>
              <table:table-cell office:value-type="float" office:value="0.95566952">
                <text:p>0.95566952</text:p>
              </table:table-cell>
            </table:table-row>
            <table:table-row>
              <table:table-cell office:value-type="string">
                <text:p>debutTeam</text:p>
              </table:table-cell>
              <table:table-cell office:value-type="float" office:value="0.00758336">
                <text:p>0.00758336</text:p>
              </table:table-cell>
              <table:table-cell office:value-type="float" office:value="0.95515482">
                <text:p>0.95515482</text:p>
              </table:table-cell>
            </table:table-row>
            <table:table-row>
              <table:table-cell office:value-type="string">
                <text:p>writer</text:p>
              </table:table-cell>
              <table:table-cell office:value-type="float" office:value="0.1272151">
                <text:p>0.1272151</text:p>
              </table:table-cell>
              <table:table-cell office:value-type="float" office:value="0.95246771">
                <text:p>0.95246771</text:p>
              </table:table-cell>
            </table:table-row>
            <table:table-row>
              <table:table-cell office:value-type="string">
                <text:p>battle</text:p>
              </table:table-cell>
              <table:table-cell office:value-type="float" office:value="0.0358502">
                <text:p>0.0358502</text:p>
              </table:table-cell>
              <table:table-cell office:value-type="float" office:value="0.95153669">
                <text:p>0.95153669</text:p>
              </table:table-cell>
            </table:table-row>
            <table:table-row>
              <table:table-cell office:value-type="string">
                <text:p>deathPlace</text:p>
              </table:table-cell>
              <table:table-cell office:value-type="float" office:value="0.0651305">
                <text:p>0.0651305</text:p>
              </table:table-cell>
              <table:table-cell office:value-type="float" office:value="0.94990988">
                <text:p>0.94990988</text:p>
              </table:table-cell>
            </table:table-row>
            <table:table-row>
              <table:table-cell office:value-type="string">
                <text:p>birthPlace</text:p>
              </table:table-cell>
              <table:table-cell office:value-type="float" office:value="0.16486412">
                <text:p>0.16486412</text:p>
              </table:table-cell>
              <table:table-cell office:value-type="float" office:value="0.94610615">
                <text:p>0.94610615</text:p>
              </table:table-cell>
            </table:table-row>
            <table:table-row>
              <table:table-cell office:value-type="string">
                <text:p>knownFor</text:p>
              </table:table-cell>
              <table:table-cell office:value-type="float" office:value="0.01874356">
                <text:p>0.01874356</text:p>
              </table:table-cell>
              <table:table-cell office:value-type="float" office:value="0.94278041">
                <text:p>0.94278041</text:p>
              </table:table-cell>
            </table:table-row>
            <table:table-row>
              <table:table-cell office:value-type="string">
                <text:p>starring</text:p>
              </table:table-cell>
              <table:table-cell office:value-type="float" office:value="0.09690572">
                <text:p>0.09690572</text:p>
              </table:table-cell>
              <table:table-cell office:value-type="float" office:value="0.94200901">
                <text:p>0.94200901</text:p>
              </table:table-cell>
            </table:table-row>
            <table:table-row>
              <table:table-cell office:value-type="string">
                <text:p>musicComposer</text:p>
              </table:table-cell>
              <table:table-cell office:value-type="float" office:value="0.07685304">
                <text:p>0.07685304</text:p>
              </table:table-cell>
              <table:table-cell office:value-type="float" office:value="0.94157746">
                <text:p>0.94157746</text:p>
              </table:table-cell>
            </table:table-row>
            <table:table-row>
              <table:table-cell office:value-type="string">
                <text:p>recordLabel</text:p>
              </table:table-cell>
              <table:table-cell office:value-type="float" office:value="0.19956373">
                <text:p>0.19956373</text:p>
              </table:table-cell>
              <table:table-cell office:value-type="float" office:value="0.94051684">
                <text:p>0.94051684</text:p>
              </table:table-cell>
            </table:table-row>
            <table:table-row>
              <table:table-cell office:value-type="string">
                <text:p>portrayer</text:p>
              </table:table-cell>
              <table:table-cell office:value-type="float" office:value="0.01836314">
                <text:p>0.01836314</text:p>
              </table:table-cell>
              <table:table-cell office:value-type="float" office:value="0.93938161">
                <text:p>0.93938161</text:p>
              </table:table-cell>
            </table:table-row>
            <table:table-row>
              <table:table-cell office:value-type="string">
                <text:p>highschool</text:p>
              </table:table-cell>
              <table:table-cell office:value-type="float" office:value="0.00380324">
                <text:p>0.00380324</text:p>
              </table:table-cell>
              <table:table-cell office:value-type="float" office:value="0.93508388">
                <text:p>0.93508388</text:p>
              </table:table-cell>
            </table:table-row>
            <table:table-row>
              <table:table-cell office:value-type="string">
                <text:p>influencedBy</text:p>
              </table:table-cell>
              <table:table-cell office:value-type="float" office:value="0.00704346">
                <text:p>0.00704346</text:p>
              </table:table-cell>
              <table:table-cell office:value-type="float" office:value="0.93321388">
                <text:p>0.93321388</text:p>
              </table:table-cell>
            </table:table-row>
            <table:table-row>
              <table:table-cell office:value-type="string">
                <text:p>musicalArtist</text:p>
              </table:table-cell>
              <table:table-cell office:value-type="float" office:value="0.09077229">
                <text:p>0.09077229</text:p>
              </table:table-cell>
              <table:table-cell office:value-type="float" office:value="0.92305731">
                <text:p>0.92305731</text:p>
              </table:table-cell>
            </table:table-row>
            <table:table-row>
              <table:table-cell office:value-type="string">
                <text:p>musicalBand</text:p>
              </table:table-cell>
              <table:table-cell office:value-type="float" office:value="0.09077229">
                <text:p>0.09077229</text:p>
              </table:table-cell>
              <table:table-cell office:value-type="float" office:value="0.92305731">
                <text:p>0.92305731</text:p>
              </table:table-cell>
            </table:table-row>
            <table:table-row>
              <table:table-cell office:value-type="string">
                <text:p>state</text:p>
              </table:table-cell>
              <table:table-cell office:value-type="float" office:value="0.05258606">
                <text:p>0.05258606</text:p>
              </table:table-cell>
              <table:table-cell office:value-type="float" office:value="0.92265748">
                <text:p>0.92265748</text:p>
              </table:table-cell>
            </table:table-row>
            <table:table-row>
              <table:table-cell office:value-type="string">
                <text:p>militaryBranch</text:p>
              </table:table-cell>
              <table:table-cell office:value-type="float" office:value="0.04820985">
                <text:p>0.04820985</text:p>
              </table:table-cell>
              <table:table-cell office:value-type="float" office:value="0.92063106">
                <text:p>0.92063106</text:p>
              </table:table-cell>
            </table:table-row>
            <table:table-row>
              <table:table-cell office:value-type="string">
                <text:p>successor</text:p>
              </table:table-cell>
              <table:table-cell office:value-type="float" office:value="0.04564783">
                <text:p>0.04564783</text:p>
              </table:table-cell>
              <table:table-cell office:value-type="float" office:value="0.91582957">
                <text:p>0.91582957</text:p>
              </table:table-cell>
            </table:table-row>
            <table:table-row>
              <table:table-cell office:value-type="string">
                <text:p>director</text:p>
              </table:table-cell>
              <table:table-cell office:value-type="float" office:value="0.14456169">
                <text:p>0.14456169</text:p>
              </table:table-cell>
              <table:table-cell office:value-type="float" office:value="0.91507094">
                <text:p>0.91507094</text:p>
              </table:table-cell>
            </table:table-row>
            <table:table-row>
              <table:table-cell office:value-type="string">
                <text:p>computingPlatform</text:p>
              </table:table-cell>
              <table:table-cell office:value-type="float" office:value="0.0820501">
                <text:p>0.0820501</text:p>
              </table:table-cell>
              <table:table-cell office:value-type="float" office:value="0.90642132">
                <text:p>0.90642132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0.01352778">
                <text:p>0.01352778</text:p>
              </table:table-cell>
              <table:table-cell office:value-type="float" office:value="0.90134014">
                <text:p>0.90134014</text:p>
              </table:table-cell>
            </table:table-row>
            <table:table-row>
              <table:table-cell office:value-type="string">
                <text:p>location</text:p>
              </table:table-cell>
              <table:table-cell office:value-type="float" office:value="0.15817615">
                <text:p>0.15817615</text:p>
              </table:table-cell>
              <table:table-cell office:value-type="float" office:value="0.89990403">
                <text:p>0.89990403</text:p>
              </table:table-cell>
            </table:table-row>
            <table:table-row>
              <table:table-cell office:value-type="string">
                <text:p>relation</text:p>
              </table:table-cell>
              <table:table-cell office:value-type="float" office:value="0.00725107">
                <text:p>0.00725107</text:p>
              </table:table-cell>
              <table:table-cell office:value-type="float" office:value="0.88793103">
                <text:p>0.88793103</text:p>
              </table:table-cell>
            </table:table-row>
            <table:table-row>
              <table:table-cell office:value-type="string">
                <text:p>hometown</text:p>
              </table:table-cell>
              <table:table-cell office:value-type="float" office:value="0.05075321">
                <text:p>0.05075321</text:p>
              </table:table-cell>
              <table:table-cell office:value-type="float" office:value="0.88493961">
                <text:p>0.88493961</text:p>
              </table:table-cell>
            </table:table-row>
            <table:table-row>
              <table:table-cell office:value-type="string">
                <text:p>residence</text:p>
              </table:table-cell>
              <table:table-cell office:value-type="float" office:value="0.0300424">
                <text:p>0.0300424</text:p>
              </table:table-cell>
              <table:table-cell office:value-type="float" office:value="0.88443337">
                <text:p>0.88443337</text:p>
              </table:table-cell>
            </table:table-row>
            <table:table-row>
              <table:table-cell office:value-type="string">
                <text:p>president</text:p>
              </table:table-cell>
              <table:table-cell office:value-type="float" office:value="0.0093781">
                <text:p>0.0093781</text:p>
              </table:table-cell>
              <table:table-cell office:value-type="float" office:value="0.87682421">
                <text:p>0.87682421</text:p>
              </table:table-cell>
            </table:table-row>
            <table:table-row>
              <table:table-cell office:value-type="string">
                <text:p>league</text:p>
              </table:table-cell>
              <table:table-cell office:value-type="float" office:value="0.03328412">
                <text:p>0.03328412</text:p>
              </table:table-cell>
              <table:table-cell office:value-type="float" office:value="0.87594504">
                <text:p>0.87594504</text:p>
              </table:table-cell>
            </table:table-row>
            <table:table-row>
              <table:table-cell office:value-type="string">
                <text:p>nationality</text:p>
              </table:table-cell>
              <table:table-cell office:value-type="float" office:value="0.06574089">
                <text:p>0.06574089</text:p>
              </table:table-cell>
              <table:table-cell office:value-type="float" office:value="0.87569154">
                <text:p>0.87569154</text:p>
              </table:table-cell>
            </table:table-row>
            <table:table-row>
              <table:table-cell office:value-type="string">
                <text:p>hubAirport</text:p>
              </table:table-cell>
              <table:table-cell office:value-type="float" office:value="0.02673019">
                <text:p>0.02673019</text:p>
              </table:table-cell>
              <table:table-cell office:value-type="float" office:value="0.87075848">
                <text:p>0.87075848</text:p>
              </table:table-cell>
            </table:table-row>
            <table:table-row>
              <table:table-cell office:value-type="string">
                <text:p>operatedBy</text:p>
              </table:table-cell>
              <table:table-cell office:value-type="float" office:value="0.02990916">
                <text:p>0.02990916</text:p>
              </table:table-cell>
              <table:table-cell office:value-type="float" office:value="0.86986436">
                <text:p>0.86986436</text:p>
              </table:table-cell>
            </table:table-row>
            <table:table-row>
              <table:table-cell office:value-type="string">
                <text:p>country</text:p>
              </table:table-cell>
              <table:table-cell office:value-type="float" office:value="0.32644272">
                <text:p>0.32644272</text:p>
              </table:table-cell>
              <table:table-cell office:value-type="float" office:value="0.86879844">
                <text:p>0.86879844</text:p>
              </table:table-cell>
            </table:table-row>
            <table:table-row>
              <table:table-cell office:value-type="string">
                <text:p>employer</text:p>
              </table:table-cell>
              <table:table-cell office:value-type="float" office:value="0.00541422">
                <text:p>0.00541422</text:p>
              </table:table-cell>
              <table:table-cell office:value-type="float" office:value="0.86707239">
                <text:p>0.86707239</text:p>
              </table:table-cell>
            </table:table-row>
            <table:table-row>
              <table:table-cell office:value-type="string">
                <text:p>sourceCountry</text:p>
              </table:table-cell>
              <table:table-cell office:value-type="float" office:value="0.30792049">
                <text:p>0.30792049</text:p>
              </table:table-cell>
              <table:table-cell office:value-type="float" office:value="0.86384695">
                <text:p>0.86384695</text:p>
              </table:table-cell>
            </table:table-row>
            <table:table-row>
              <table:table-cell office:value-type="string">
                <text:p>isPartOfMilitaryConflict</text:p>
              </table:table-cell>
              <table:table-cell office:value-type="float" office:value="0.0715751">
                <text:p>0.0715751</text:p>
              </table:table-cell>
              <table:table-cell office:value-type="float" office:value="0.86099138">
                <text:p>0.86099138</text:p>
              </table:table-cell>
            </table:table-row>
            <table:table-row>
              <table:table-cell office:value-type="string">
                <text:p>formerBroadcastNetwork</text:p>
              </table:table-cell>
              <table:table-cell office:value-type="float" office:value="0.01733469">
                <text:p>0.01733469</text:p>
              </table:table-cell>
              <table:table-cell office:value-type="float" office:value="0.85815217">
                <text:p>0.85815217</text:p>
              </table:table-cell>
            </table:table-row>
            <table:table-row>
              <table:table-cell office:value-type="string">
                <text:p>ground</text:p>
              </table:table-cell>
              <table:table-cell office:value-type="float" office:value="0.09323041">
                <text:p>0.09323041</text:p>
              </table:table-cell>
              <table:table-cell office:value-type="float" office:value="0.84886682">
                <text:p>0.84886682</text:p>
              </table:table-cell>
            </table:table-row>
            <table:table-row>
              <table:table-cell office:value-type="string">
                <text:p>place</text:p>
              </table:table-cell>
              <table:table-cell office:value-type="float" office:value="0.09823138">
                <text:p>0.09823138</text:p>
              </table:table-cell>
              <table:table-cell office:value-type="float" office:value="0.84774242">
                <text:p>0.84774242</text:p>
              </table:table-cell>
            </table:table-row>
            <table:table-row>
              <table:table-cell office:value-type="string">
                <text:p>broadcastNetwork</text:p>
              </table:table-cell>
              <table:table-cell office:value-type="float" office:value="0.05643607">
                <text:p>0.05643607</text:p>
              </table:table-cell>
              <table:table-cell office:value-type="float" office:value="0.84688143">
                <text:p>0.84688143</text:p>
              </table:table-cell>
            </table:table-row>
            <table:table-row>
              <table:table-cell office:value-type="string">
                <text:p>restingPlace</text:p>
              </table:table-cell>
              <table:table-cell office:value-type="float" office:value="0.02392352">
                <text:p>0.02392352</text:p>
              </table:table-cell>
              <table:table-cell office:value-type="float" office:value="0.83788122">
                <text:p>0.83788122</text:p>
              </table:table-cell>
            </table:table-row>
            <table:table-row>
              <table:table-cell office:value-type="string">
                <text:p>award</text:p>
              </table:table-cell>
              <table:table-cell office:value-type="float" office:value="0.03932455">
                <text:p>0.03932455</text:p>
              </table:table-cell>
              <table:table-cell office:value-type="float" office:value="0.83690913">
                <text:p>0.83690913</text:p>
              </table:table-cell>
            </table:table-row>
            <table:table-row>
              <table:table-cell office:value-type="string">
                <text:p>narrator</text:p>
              </table:table-cell>
              <table:table-cell office:value-type="float" office:value="0.00614162">
                <text:p>0.00614162</text:p>
              </table:table-cell>
              <table:table-cell office:value-type="float" office:value="0.83598875">
                <text:p>0.83598875</text:p>
              </table:table-cell>
            </table:table-row>
            <table:table-row>
              <table:table-cell office:value-type="string">
                <text:p>builder</text:p>
              </table:table-cell>
              <table:table-cell office:value-type="float" office:value="0.0792595">
                <text:p>0.0792595</text:p>
              </table:table-cell>
              <table:table-cell office:value-type="float" office:value="0.83067801">
                <text:p>0.83067801</text:p>
              </table:table-cell>
            </table:table-row>
            <table:table-row>
              <table:table-cell office:value-type="string">
                <text:p>broadcastArea</text:p>
              </table:table-cell>
              <table:table-cell office:value-type="float" office:value="0.10023723">
                <text:p>0.10023723</text:p>
              </table:table-cell>
              <table:table-cell office:value-type="float" office:value="0.82741529">
                <text:p>0.82741529</text:p>
              </table:table-cell>
            </table:table-row>
            <table:table-row>
              <table:table-cell office:value-type="string">
                <text:p>religion</text:p>
              </table:table-cell>
              <table:table-cell office:value-type="float" office:value="0.05599112">
                <text:p>0.05599112</text:p>
              </table:table-cell>
              <table:table-cell office:value-type="float" office:value="0.82556987">
                <text:p>0.82556987</text:p>
              </table:table-cell>
            </table:table-row>
            <table:table-row>
              <table:table-cell office:value-type="string">
                <text:p>riverMouth</text:p>
              </table:table-cell>
              <table:table-cell office:value-type="float" office:value="0.15648646">
                <text:p>0.15648646</text:p>
              </table:table-cell>
              <table:table-cell office:value-type="float" office:value="0.82448482">
                <text:p>0.82448482</text:p>
              </table:table-cell>
            </table:table-row>
            <table:table-row>
              <table:table-cell office:value-type="string">
                <text:p>trainer</text:p>
              </table:table-cell>
              <table:table-cell office:value-type="float" office:value="0.01082901">
                <text:p>0.01082901</text:p>
              </table:table-cell>
              <table:table-cell office:value-type="float" office:value="0.82150859">
                <text:p>0.82150859</text:p>
              </table:table-cell>
            </table:table-row>
            <table:table-row>
              <table:table-cell office:value-type="string">
                <text:p>developer</text:p>
              </table:table-cell>
              <table:table-cell office:value-type="float" office:value="0.05986512">
                <text:p>0.05986512</text:p>
              </table:table-cell>
              <table:table-cell office:value-type="float" office:value="0.8143943">
                <text:p>0.8143943</text:p>
              </table:table-cell>
            </table:table-row>
            <table:table-row>
              <table:table-cell office:value-type="string">
                <text:p>tenant</text:p>
              </table:table-cell>
              <table:table-cell office:value-type="float" office:value="0.03151341">
                <text:p>0.03151341</text:p>
              </table:table-cell>
              <table:table-cell office:value-type="float" office:value="0.81355932">
                <text:p>0.81355932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0.00667928">
                <text:p>0.00667928</text:p>
              </table:table-cell>
              <table:table-cell office:value-type="float" office:value="0.80584919">
                <text:p>0.80584919</text:p>
              </table:table-cell>
            </table:table-row>
            <table:table-row>
              <table:table-cell office:value-type="string">
                <text:p>parentCompany</text:p>
              </table:table-cell>
              <table:table-cell office:value-type="float" office:value="0.02031603">
                <text:p>0.02031603</text:p>
              </table:table-cell>
              <table:table-cell office:value-type="float" office:value="0.8042193">
                <text:p>0.8042193</text:p>
              </table:table-cell>
            </table:table-row>
            <table:table-row>
              <table:table-cell office:value-type="string">
                <text:p>relatedMeanOfTransportation</text:p>
              </table:table-cell>
              <table:table-cell office:value-type="float" office:value="0.00714644">
                <text:p>0.00714644</text:p>
              </table:table-cell>
              <table:table-cell office:value-type="float" office:value="0.79904592">
                <text:p>0.79904592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0.10196173">
                <text:p>0.10196173</text:p>
              </table:table-cell>
              <table:table-cell office:value-type="float" office:value="0.79049787">
                <text:p>0.79049787</text:p>
              </table:table-cell>
            </table:table-row>
            <table:table-row>
              <table:table-cell office:value-type="string">
                <text:p>influenced</text:p>
              </table:table-cell>
              <table:table-cell office:value-type="float" office:value="0.0073712">
                <text:p>0.0073712</text:p>
              </table:table-cell>
              <table:table-cell office:value-type="float" office:value="0.78554462">
                <text:p>0.78554462</text:p>
              </table:table-cell>
            </table:table-row>
            <table:table-row>
              <table:table-cell office:value-type="string">
                <text:p>album</text:p>
              </table:table-cell>
              <table:table-cell office:value-type="float" office:value="0.06899801">
                <text:p>0.06899801</text:p>
              </table:table-cell>
              <table:table-cell office:value-type="float" office:value="0.77998117">
                <text:p>0.77998117</text:p>
              </table:table-cell>
            </table:table-row>
            <table:table-row>
              <table:table-cell office:value-type="string">
                <text:p>city</text:p>
              </table:table-cell>
              <table:table-cell office:value-type="float" office:value="0.11066619">
                <text:p>0.11066619</text:p>
              </table:table-cell>
              <table:table-cell office:value-type="float" office:value="0.7751828">
                <text:p>0.7751828</text:p>
              </table:table-cell>
            </table:table-row>
            <table:table-row>
              <table:table-cell office:value-type="string">
                <text:p>occupation</text:p>
              </table:table-cell>
              <table:table-cell office:value-type="float" office:value="0.14262911">
                <text:p>0.14262911</text:p>
              </table:table-cell>
              <table:table-cell office:value-type="float" office:value="0.7728821">
                <text:p>0.7728821</text:p>
              </table:table-cell>
            </table:table-row>
            <table:table-row>
              <table:table-cell office:value-type="string">
                <text:p>board</text:p>
              </table:table-cell>
              <table:table-cell office:value-type="float" office:value="0.00165354">
                <text:p>0.00165354</text:p>
              </table:table-cell>
              <table:table-cell office:value-type="float" office:value="0.77272727">
                <text:p>0.77272727</text:p>
              </table:table-cell>
            </table:table-row>
            <table:table-row>
              <table:table-cell office:value-type="string">
                <text:p>profession</text:p>
              </table:table-cell>
              <table:table-cell office:value-type="float" office:value="0.05098488">
                <text:p>0.05098488</text:p>
              </table:table-cell>
              <table:table-cell office:value-type="float" office:value="0.77060644">
                <text:p>0.77060644</text:p>
              </table:table-cell>
            </table:table-row>
            <table:table-row>
              <table:table-cell office:value-type="string">
                <text:p>deputy</text:p>
              </table:table-cell>
              <table:table-cell office:value-type="float" office:value="0.0036761">
                <text:p>0.0036761</text:p>
              </table:table-cell>
              <table:table-cell office:value-type="float" office:value="0.76986951">
                <text:p>0.76986951</text:p>
              </table:table-cell>
            </table:table-row>
            <table:table-row>
              <table:table-cell office:value-type="string">
                <text:p>architect</text:p>
              </table:table-cell>
              <table:table-cell office:value-type="float" office:value="0.0504588">
                <text:p>0.0504588</text:p>
              </table:table-cell>
              <table:table-cell office:value-type="float" office:value="0.74450402">
                <text:p>0.74450402</text:p>
              </table:table-cell>
            </table:table-row>
            <table:table-row>
              <table:table-cell office:value-type="string">
                <text:p>governor</text:p>
              </table:table-cell>
              <table:table-cell office:value-type="float" office:value="0.00905133">
                <text:p>0.00905133</text:p>
              </table:table-cell>
              <table:table-cell office:value-type="float" office:value="0.73613894">
                <text:p>0.73613894</text:p>
              </table:table-cell>
            </table:table-row>
            <table:table-row>
              <table:table-cell office:value-type="string">
                <text:p>owner</text:p>
              </table:table-cell>
              <table:table-cell office:value-type="float" office:value="0.05524995">
                <text:p>0.05524995</text:p>
              </table:table-cell>
              <table:table-cell office:value-type="float" office:value="0.7330602">
                <text:p>0.7330602</text:p>
              </table:table-cell>
            </table:table-row>
            <table:table-row>
              <table:table-cell office:value-type="string">
                <text:p>owningCompany</text:p>
              </table:table-cell>
              <table:table-cell office:value-type="float" office:value="0.02308162">
                <text:p>0.02308162</text:p>
              </table:table-cell>
              <table:table-cell office:value-type="float" office:value="0.72811003">
                <text:p>0.72811003</text:p>
              </table:table-cell>
            </table:table-row>
            <table:table-row>
              <table:table-cell office:value-type="string">
                <text:p>isPartOf</text:p>
              </table:table-cell>
              <table:table-cell office:value-type="float" office:value="0.32117969">
                <text:p>0.32117969</text:p>
              </table:table-cell>
              <table:table-cell office:value-type="float" office:value="0.71022572">
                <text:p>0.71022572</text:p>
              </table:table-cell>
            </table:table-row>
            <table:table-row>
              <table:table-cell office:value-type="string">
                <text:p>creator</text:p>
              </table:table-cell>
              <table:table-cell office:value-type="float" office:value="0.06369921">
                <text:p>0.06369921</text:p>
              </table:table-cell>
              <table:table-cell office:value-type="float" office:value="0.70981905">
                <text:p>0.70981905</text:p>
              </table:table-cell>
            </table:table-row>
            <table:table-row>
              <table:table-cell office:value-type="string">
                <text:p>operator</text:p>
              </table:table-cell>
              <table:table-cell office:value-type="float" office:value="0.02229402">
                <text:p>0.02229402</text:p>
              </table:table-cell>
              <table:table-cell office:value-type="float" office:value="0.70211575">
                <text:p>0.70211575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01089332">
                <text:p>0.01089332</text:p>
              </table:table-cell>
              <table:table-cell office:value-type="float" office:value="0.70201196">
                <text:p>0.70201196</text:p>
              </table:table-cell>
            </table:table-row>
            <table:table-row>
              <table:table-cell office:value-type="string">
                <text:p>routeJunction</text:p>
              </table:table-cell>
              <table:table-cell office:value-type="float" office:value="0.04526753">
                <text:p>0.04526753</text:p>
              </table:table-cell>
              <table:table-cell office:value-type="float" office:value="0.70178765">
                <text:p>0.70178765</text:p>
              </table:table-cell>
            </table:table-row>
            <table:table-row>
              <table:table-cell office:value-type="string">
                <text:p>formerBandMember</text:p>
              </table:table-cell>
              <table:table-cell office:value-type="float" office:value="0.04799422">
                <text:p>0.04799422</text:p>
              </table:table-cell>
              <table:table-cell office:value-type="float" office:value="0.68560815">
                <text:p>0.68560815</text:p>
              </table:table-cell>
            </table:table-row>
            <table:table-row>
              <table:table-cell office:value-type="string">
                <text:p>whaDraftTeam</text:p>
              </table:table-cell>
              <table:table-cell office:value-type="float" office:value="0.00137754">
                <text:p>0.00137754</text:p>
              </table:table-cell>
              <table:table-cell office:value-type="float" office:value="0.68510638">
                <text:p>0.68510638</text:p>
              </table:table-cell>
            </table:table-row>
            <table:table-row>
              <table:table-cell office:value-type="string">
                <text:p>publisher</text:p>
              </table:table-cell>
              <table:table-cell office:value-type="float" office:value="0.07779211">
                <text:p>0.07779211</text:p>
              </table:table-cell>
              <table:table-cell office:value-type="float" office:value="0.67533704">
                <text:p>0.67533704</text:p>
              </table:table-cell>
            </table:table-row>
            <table:table-row>
              <table:table-cell office:value-type="string">
                <text:p>author</text:p>
              </table:table-cell>
              <table:table-cell office:value-type="float" office:value="0.04742569">
                <text:p>0.04742569</text:p>
              </table:table-cell>
              <table:table-cell office:value-type="float" office:value="0.66811844">
                <text:p>0.66811844</text:p>
              </table:table-cell>
            </table:table-row>
            <table:table-row>
              <table:table-cell office:value-type="string">
                <text:p>foundationPlace</text:p>
              </table:table-cell>
              <table:table-cell office:value-type="float" office:value="0.01758417">
                <text:p>0.01758417</text:p>
              </table:table-cell>
              <table:table-cell office:value-type="float" office:value="0.66235913">
                <text:p>0.66235913</text:p>
              </table:table-cell>
            </table:table-row>
            <table:table-row>
              <table:table-cell office:value-type="string">
                <text:p>militaryUnit</text:p>
              </table:table-cell>
              <table:table-cell office:value-type="float" office:value="0.01482331">
                <text:p>0.01482331</text:p>
              </table:table-cell>
              <table:table-cell office:value-type="float" office:value="0.65661376">
                <text:p>0.65661376</text:p>
              </table:table-cell>
            </table:table-row>
            <table:table-row>
              <table:table-cell office:value-type="string">
                <text:p>partner</text:p>
              </table:table-cell>
              <table:table-cell office:value-type="float" office:value="0.00177432">
                <text:p>0.00177432</text:p>
              </table:table-cell>
              <table:table-cell office:value-type="float" office:value="0.64628297">
                <text:p>0.64628297</text:p>
              </table:table-cell>
            </table:table-row>
            <table:table-row>
              <table:table-cell office:value-type="string">
                <text:p>garrison</text:p>
              </table:table-cell>
              <table:table-cell office:value-type="float" office:value="0.01323381">
                <text:p>0.01323381</text:p>
              </table:table-cell>
              <table:table-cell office:value-type="float" office:value="0.63887223">
                <text:p>0.63887223</text:p>
              </table:table-cell>
            </table:table-row>
            <table:table-row>
              <table:table-cell office:value-type="string">
                <text:p>appointer</text:p>
              </table:table-cell>
              <table:table-cell office:value-type="float" office:value="0.0136363">
                <text:p>0.0136363</text:p>
              </table:table-cell>
              <table:table-cell office:value-type="float" office:value="0.63756064">
                <text:p>0.63756064</text:p>
              </table:table-cell>
            </table:table-row>
            <table:table-row>
              <table:table-cell office:value-type="string">
                <text:p>locationCity</text:p>
              </table:table-cell>
              <table:table-cell office:value-type="float" office:value="0.03628006">
                <text:p>0.03628006</text:p>
              </table:table-cell>
              <table:table-cell office:value-type="float" office:value="0.62890892">
                <text:p>0.62890892</text:p>
              </table:table-cell>
            </table:table-row>
            <table:table-row>
              <table:table-cell office:value-type="string">
                <text:p>citizenship</text:p>
              </table:table-cell>
              <table:table-cell office:value-type="float" office:value="0.00696459">
                <text:p>0.00696459</text:p>
              </table:table-cell>
              <table:table-cell office:value-type="float" office:value="0.62816616">
                <text:p>0.62816616</text:p>
              </table:table-cell>
            </table:table-row>
            <table:table-row>
              <table:table-cell office:value-type="string">
                <text:p>subsidiary</text:p>
              </table:table-cell>
              <table:table-cell office:value-type="float" office:value="0.00702423">
                <text:p>0.00702423</text:p>
              </table:table-cell>
              <table:table-cell office:value-type="float" office:value="0.62404288">
                <text:p>0.62404288</text:p>
              </table:table-cell>
            </table:table-row>
            <table:table-row>
              <table:table-cell office:value-type="string">
                <text:p>manufacturer</text:p>
              </table:table-cell>
              <table:table-cell office:value-type="float" office:value="0.05776838">
                <text:p>0.05776838</text:p>
              </table:table-cell>
              <table:table-cell office:value-type="float" office:value="0.61888736">
                <text:p>0.61888736</text:p>
              </table:table-cell>
            </table:table-row>
            <table:table-row>
              <table:table-cell office:value-type="string">
                <text:p>headquarter</text:p>
              </table:table-cell>
              <table:table-cell office:value-type="float" office:value="0.04875477">
                <text:p>0.04875477</text:p>
              </table:table-cell>
              <table:table-cell office:value-type="float" office:value="0.61517289">
                <text:p>0.61517289</text:p>
              </table:table-cell>
            </table:table-row>
            <table:table-row>
              <table:table-cell office:value-type="string">
                <text:p>placeOfBurial</text:p>
              </table:table-cell>
              <table:table-cell office:value-type="float" office:value="0.0018164">
                <text:p>0.0018164</text:p>
              </table:table-cell>
              <table:table-cell office:value-type="float" office:value="0.61428571">
                <text:p>0.61428571</text:p>
              </table:table-cell>
            </table:table-row>
            <table:table-row>
              <table:table-cell office:value-type="string">
                <text:p>musicBy</text:p>
              </table:table-cell>
              <table:table-cell office:value-type="float" office:value="0.1161926">
                <text:p>0.1161926</text:p>
              </table:table-cell>
              <table:table-cell office:value-type="float" office:value="0.61334642">
                <text:p>0.61334642</text:p>
              </table:table-cell>
            </table:table-row>
            <table:table-row>
              <table:table-cell office:value-type="string">
                <text:p>doctoralAdvisor</text:p>
              </table:table-cell>
              <table:table-cell office:value-type="float" office:value="0.01110926">
                <text:p>0.01110926</text:p>
              </table:table-cell>
              <table:table-cell office:value-type="float" office:value="0.61055556">
                <text:p>0.61055556</text:p>
              </table:table-cell>
            </table:table-row>
            <table:table-row>
              <table:table-cell office:value-type="string">
                <text:p>distributor</text:p>
              </table:table-cell>
              <table:table-cell office:value-type="float" office:value="0.06013586">
                <text:p>0.06013586</text:p>
              </table:table-cell>
              <table:table-cell office:value-type="float" office:value="0.60362008">
                <text:p>0.60362008</text:p>
              </table:table-cell>
            </table:table-row>
            <table:table-row>
              <table:table-cell office:value-type="string">
                <text:p>locatedInArea</text:p>
              </table:table-cell>
              <table:table-cell office:value-type="float" office:value="0.04422123">
                <text:p>0.04422123</text:p>
              </table:table-cell>
              <table:table-cell office:value-type="float" office:value="0.59774681">
                <text:p>0.59774681</text:p>
              </table:table-cell>
            </table:table-row>
            <table:table-row>
              <table:table-cell office:value-type="string">
                <text:p>predecessor</text:p>
              </table:table-cell>
              <table:table-cell office:value-type="float" office:value="0.01217881">
                <text:p>0.01217881</text:p>
              </table:table-cell>
              <table:table-cell office:value-type="float" office:value="0.5969601">
                <text:p>0.5969601</text:p>
              </table:table-cell>
            </table:table-row>
            <table:table-row>
              <table:table-cell office:value-type="string">
                <text:p>monarch</text:p>
              </table:table-cell>
              <table:table-cell office:value-type="float" office:value="0.01101849">
                <text:p>0.01101849</text:p>
              </table:table-cell>
              <table:table-cell office:value-type="float" office:value="0.59626168">
                <text:p>0.59626168</text:p>
              </table:table-cell>
            </table:table-row>
            <table:table-row>
              <table:table-cell office:value-type="string">
                <text:p>district</text:p>
              </table:table-cell>
              <table:table-cell office:value-type="float" office:value="0.08079385">
                <text:p>0.08079385</text:p>
              </table:table-cell>
              <table:table-cell office:value-type="float" office:value="0.58678256">
                <text:p>0.58678256</text:p>
              </table:table-cell>
            </table:table-row>
            <table:table-row>
              <table:table-cell office:value-type="string">
                <text:p>affiliation</text:p>
              </table:table-cell>
              <table:table-cell office:value-type="float" office:value="0.07025357">
                <text:p>0.07025357</text:p>
              </table:table-cell>
              <table:table-cell office:value-type="float" office:value="0.57514916">
                <text:p>0.57514916</text:p>
              </table:table-cell>
            </table:table-row>
            <table:table-row>
              <table:table-cell office:value-type="string">
                <text:p>routeStart</text:p>
              </table:table-cell>
              <table:table-cell office:value-type="float" office:value="0.10173356">
                <text:p>0.10173356</text:p>
              </table:table-cell>
              <table:table-cell office:value-type="float" office:value="0.57061467">
                <text:p>0.57061467</text:p>
              </table:table-cell>
            </table:table-row>
            <table:table-row>
              <table:table-cell office:value-type="string">
                <text:p>significantBuilding</text:p>
              </table:table-cell>
              <table:table-cell office:value-type="float" office:value="0.00359334">
                <text:p>0.00359334</text:p>
              </table:table-cell>
              <table:table-cell office:value-type="float" office:value="0.56487549">
                <text:p>0.56487549</text:p>
              </table:table-cell>
            </table:table-row>
            <table:table-row>
              <table:table-cell office:value-type="string">
                <text:p>vehicle</text:p>
              </table:table-cell>
              <table:table-cell office:value-type="float" office:value="0.0001754">
                <text:p>0.0001754</text:p>
              </table:table-cell>
              <table:table-cell office:value-type="float" office:value="0.55555556">
                <text:p>0.55555556</text:p>
              </table:table-cell>
            </table:table-row>
            <table:table-row>
              <table:table-cell office:value-type="string">
                <text:p>series</text:p>
              </table:table-cell>
              <table:table-cell office:value-type="float" office:value="0.07380871">
                <text:p>0.07380871</text:p>
              </table:table-cell>
              <table:table-cell office:value-type="float" office:value="0.55059113">
                <text:p>0.55059113</text:p>
              </table:table-cell>
            </table:table-row>
            <table:table-row>
              <table:table-cell office:value-type="string">
                <text:p>relative</text:p>
              </table:table-cell>
              <table:table-cell office:value-type="float" office:value="0.01499259">
                <text:p>0.01499259</text:p>
              </table:table-cell>
              <table:table-cell office:value-type="float" office:value="0.53632103">
                <text:p>0.53632103</text:p>
              </table:table-cell>
            </table:table-row>
            <table:table-row>
              <table:table-cell office:value-type="string">
                <text:p>stateOfOrigin</text:p>
              </table:table-cell>
              <table:table-cell office:value-type="float" office:value="0.02393797">
                <text:p>0.02393797</text:p>
              </table:table-cell>
              <table:table-cell office:value-type="float" office:value="0.53587772">
                <text:p>0.53587772</text:p>
              </table:table-cell>
            </table:table-row>
            <table:table-row>
              <table:table-cell office:value-type="string">
                <text:p>instrument</text:p>
              </table:table-cell>
              <table:table-cell office:value-type="float" office:value="0.032105">
                <text:p>0.032105</text:p>
              </table:table-cell>
              <table:table-cell office:value-type="float" office:value="0.5215397">
                <text:p>0.5215397</text:p>
              </table:table-cell>
            </table:table-row>
            <table:table-row>
              <table:table-cell office:value-type="string">
                <text:p>presenter</text:p>
              </table:table-cell>
              <table:table-cell office:value-type="float" office:value="0.05153163">
                <text:p>0.05153163</text:p>
              </table:table-cell>
              <table:table-cell office:value-type="float" office:value="0.51683124">
                <text:p>0.51683124</text:p>
              </table:table-cell>
            </table:table-row>
            <table:table-row>
              <table:table-cell office:value-type="string">
                <text:p>usedInWar</text:p>
              </table:table-cell>
              <table:table-cell office:value-type="float" office:value="0.01138854">
                <text:p>0.01138854</text:p>
              </table:table-cell>
              <table:table-cell office:value-type="float" office:value="0.51633987">
                <text:p>0.51633987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0.05467046">
                <text:p>0.05467046</text:p>
              </table:table-cell>
              <table:table-cell office:value-type="float" office:value="0.50774732">
                <text:p>0.50774732</text:p>
              </table:table-cell>
            </table:table-row>
            <table:table-row>
              <table:table-cell office:value-type="string">
                <text:p>locationCountry</text:p>
              </table:table-cell>
              <table:table-cell office:value-type="float" office:value="0.04708187">
                <text:p>0.04708187</text:p>
              </table:table-cell>
              <table:table-cell office:value-type="float" office:value="0.4991523">
                <text:p>0.4991523</text:p>
              </table:table-cell>
            </table:table-row>
            <table:table-row>
              <table:table-cell office:value-type="string">
                <text:p>majorShrine</text:p>
              </table:table-cell>
              <table:table-cell office:value-type="float" office:value="0.00325739">
                <text:p>0.00325739</text:p>
              </table:table-cell>
              <table:table-cell office:value-type="float" office:value="0.49797571">
                <text:p>0.49797571</text:p>
              </table:table-cell>
            </table:table-row>
            <table:table-row>
              <table:table-cell office:value-type="string">
                <text:p>routeEnd</text:p>
              </table:table-cell>
              <table:table-cell office:value-type="float" office:value="0.14549539">
                <text:p>0.14549539</text:p>
              </table:table-cell>
              <table:table-cell office:value-type="float" office:value="0.49198481">
                <text:p>0.49198481</text:p>
              </table:table-cell>
            </table:table-row>
            <table:table-row>
              <table:table-cell office:value-type="string">
                <text:p>formerHighschool</text:p>
              </table:table-cell>
              <table:table-cell office:value-type="float" office:value="0.0003575">
                <text:p>0.0003575</text:p>
              </table:table-cell>
              <table:table-cell office:value-type="float" office:value="0.48571429">
                <text:p>0.48571429</text:p>
              </table:table-cell>
            </table:table-row>
            <table:table-row>
              <table:table-cell office:value-type="string">
                <text:p>illustrator</text:p>
              </table:table-cell>
              <table:table-cell office:value-type="float" office:value="0.04776216">
                <text:p>0.04776216</text:p>
              </table:table-cell>
              <table:table-cell office:value-type="float" office:value="0.48566055">
                <text:p>0.48566055</text:p>
              </table:table-cell>
            </table:table-row>
            <table:table-row>
              <table:table-cell office:value-type="string">
                <text:p>mergedIntoParty</text:p>
              </table:table-cell>
              <table:table-cell office:value-type="float" office:value="0.00456621">
                <text:p>0.00456621</text:p>
              </table:table-cell>
              <table:table-cell office:value-type="float" office:value="0.48518519">
                <text:p>0.48518519</text:p>
              </table:table-cell>
            </table:table-row>
            <table:table-row>
              <table:table-cell office:value-type="string">
                <text:p>foundedBy</text:p>
              </table:table-cell>
              <table:table-cell office:value-type="float" office:value="0.03162964">
                <text:p>0.03162964</text:p>
              </table:table-cell>
              <table:table-cell office:value-type="float" office:value="0.48019458">
                <text:p>0.48019458</text:p>
              </table:table-cell>
            </table:table-row>
            <table:table-row>
              <table:table-cell office:value-type="string">
                <text:p>regionServed</text:p>
              </table:table-cell>
              <table:table-cell office:value-type="float" office:value="0.03369289">
                <text:p>0.03369289</text:p>
              </table:table-cell>
              <table:table-cell office:value-type="float" office:value="0.46845552">
                <text:p>0.46845552</text:p>
              </table:table-cell>
            </table:table-row>
            <table:table-row>
              <table:table-cell office:value-type="string">
                <text:p>basedOn</text:p>
              </table:table-cell>
              <table:table-cell office:value-type="float" office:value="0.00932074">
                <text:p>0.00932074</text:p>
              </table:table-cell>
              <table:table-cell office:value-type="float" office:value="0.46645963">
                <text:p>0.46645963</text:p>
              </table:table-cell>
            </table:table-row>
            <table:table-row>
              <table:table-cell office:value-type="string">
                <text:p>designer</text:p>
              </table:table-cell>
              <table:table-cell office:value-type="float" office:value="0.03252506">
                <text:p>0.03252506</text:p>
              </table:table-cell>
              <table:table-cell office:value-type="float" office:value="0.46448391">
                <text:p>0.46448391</text:p>
              </table:table-cell>
            </table:table-row>
            <table:table-row>
              <table:table-cell office:value-type="string">
                <text:p>commander</text:p>
              </table:table-cell>
              <table:table-cell office:value-type="float" office:value="0.25792302">
                <text:p>0.25792302</text:p>
              </table:table-cell>
              <table:table-cell office:value-type="float" office:value="0.46108606">
                <text:p>0.46108606</text:p>
              </table:table-cell>
            </table:table-row>
            <table:table-row>
              <table:table-cell office:value-type="string">
                <text:p>previousWork</text:p>
              </table:table-cell>
              <table:table-cell office:value-type="float" office:value="0.68652015">
                <text:p>0.68652015</text:p>
              </table:table-cell>
              <table:table-cell office:value-type="float" office:value="0.45917869">
                <text:p>0.45917869</text:p>
              </table:table-cell>
            </table:table-row>
            <table:table-row>
              <table:table-cell office:value-type="string">
                <text:p>vicePresident</text:p>
              </table:table-cell>
              <table:table-cell office:value-type="float" office:value="0.00245972">
                <text:p>0.00245972</text:p>
              </table:table-cell>
              <table:table-cell office:value-type="float" office:value="0.45571956">
                <text:p>0.45571956</text:p>
              </table:table-cell>
            </table:table-row>
            <table:table-row>
              <table:table-cell office:value-type="string">
                <text:p>canonizedBy</text:p>
              </table:table-cell>
              <table:table-cell office:value-type="float" office:value="0.05993521">
                <text:p>0.05993521</text:p>
              </table:table-cell>
              <table:table-cell office:value-type="float" office:value="0.44223108">
                <text:p>0.44223108</text:p>
              </table:table-cell>
            </table:table-row>
            <table:table-row>
              <table:table-cell office:value-type="string">
                <text:p>academicAdvisor</text:p>
              </table:table-cell>
              <table:table-cell office:value-type="float" office:value="0.00216624">
                <text:p>0.00216624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automobilePlatform</text:p>
              </table:table-cell>
              <table:table-cell office:value-type="float" office:value="0.00384559">
                <text:p>0.00384559</text:p>
              </table:table-cell>
              <table:table-cell office:value-type="float" office:value="0.44013491">
                <text:p>0.44013491</text:p>
              </table:table-cell>
            </table:table-row>
            <table:table-row>
              <table:table-cell office:value-type="string">
                <text:p>formerPartner</text:p>
              </table:table-cell>
              <table:table-cell office:value-type="float" office:value="0.00663548">
                <text:p>0.00663548</text:p>
              </table:table-cell>
              <table:table-cell office:value-type="float" office:value="0.4382151">
                <text:p>0.4382151</text:p>
              </table:table-cell>
            </table:table-row>
            <table:table-row>
              <table:table-cell office:value-type="string">
                <text:p>notableWork</text:p>
              </table:table-cell>
              <table:table-cell office:value-type="float" office:value="0.01282167">
                <text:p>0.01282167</text:p>
              </table:table-cell>
              <table:table-cell office:value-type="float" office:value="0.43342037">
                <text:p>0.43342037</text:p>
              </table:table-cell>
            </table:table-row>
            <table:table-row>
              <table:table-cell office:value-type="string">
                <text:p>format</text:p>
              </table:table-cell>
              <table:table-cell office:value-type="float" office:value="0.12254696">
                <text:p>0.12254696</text:p>
              </table:table-cell>
              <table:table-cell office:value-type="float" office:value="0.42741828">
                <text:p>0.42741828</text:p>
              </table:table-cell>
            </table:table-row>
            <table:table-row>
              <table:table-cell office:value-type="string">
                <text:p>governingBody</text:p>
              </table:table-cell>
              <table:table-cell office:value-type="float" office:value="0.00531733">
                <text:p>0.00531733</text:p>
              </table:table-cell>
              <table:table-cell office:value-type="float" office:value="0.41854087">
                <text:p>0.41854087</text:p>
              </table:table-cell>
            </table:table-row>
            <table:table-row>
              <table:table-cell office:value-type="string">
                <text:p>channel</text:p>
              </table:table-cell>
              <table:table-cell office:value-type="float" office:value="0.12712178">
                <text:p>0.12712178</text:p>
              </table:table-cell>
              <table:table-cell office:value-type="float" office:value="0.41628533">
                <text:p>0.41628533</text:p>
              </table:table-cell>
            </table:table-row>
            <table:table-row>
              <table:table-cell office:value-type="string">
                <text:p>voice</text:p>
              </table:table-cell>
              <table:table-cell office:value-type="float" office:value="0.03166784">
                <text:p>0.03166784</text:p>
              </table:table-cell>
              <table:table-cell office:value-type="float" office:value="0.41331803">
                <text:p>0.41331803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0.03547261">
                <text:p>0.03547261</text:p>
              </table:table-cell>
              <table:table-cell office:value-type="float" office:value="0.41287207">
                <text:p>0.41287207</text:p>
              </table:table-cell>
            </table:table-row>
            <table:table-row>
              <table:table-cell office:value-type="string">
                <text:p>beatifiedBy</text:p>
              </table:table-cell>
              <table:table-cell office:value-type="float" office:value="0.05399568">
                <text:p>0.05399568</text:p>
              </table:table-cell>
              <table:table-cell office:value-type="float" office:value="0.40983607">
                <text:p>0.40983607</text:p>
              </table:table-cell>
            </table:table-row>
            <table:table-row>
              <table:table-cell office:value-type="string">
                <text:p>composer</text:p>
              </table:table-cell>
              <table:table-cell office:value-type="float" office:value="0.02425705">
                <text:p>0.02425705</text:p>
              </table:table-cell>
              <table:table-cell office:value-type="float" office:value="0.39832649">
                <text:p>0.39832649</text:p>
              </table:table-cell>
            </table:table-row>
            <table:table-row>
              <table:table-cell office:value-type="string">
                <text:p>mouthCountry</text:p>
              </table:table-cell>
              <table:table-cell office:value-type="float" office:value="0.03543307">
                <text:p>0.03543307</text:p>
              </table:table-cell>
              <table:table-cell office:value-type="float" office:value="0.39612676">
                <text:p>0.39612676</text:p>
              </table:table-cell>
            </table:table-row>
            <table:table-row>
              <table:table-cell office:value-type="string">
                <text:p>capital</text:p>
              </table:table-cell>
              <table:table-cell office:value-type="float" office:value="0.01933426">
                <text:p>0.01933426</text:p>
              </table:table-cell>
              <table:table-cell office:value-type="float" office:value="0.38466623">
                <text:p>0.38466623</text:p>
              </table:table-cell>
            </table:table-row>
            <table:table-row>
              <table:table-cell office:value-type="string">
                <text:p>keyPerson</text:p>
              </table:table-cell>
              <table:table-cell office:value-type="float" office:value="0.05043664">
                <text:p>0.05043664</text:p>
              </table:table-cell>
              <table:table-cell office:value-type="float" office:value="0.37801142">
                <text:p>0.37801142</text:p>
              </table:table-cell>
            </table:table-row>
            <table:table-row>
              <table:table-cell office:value-type="string">
                <text:p>commandStructure</text:p>
              </table:table-cell>
              <table:table-cell office:value-type="float" office:value="0.10814815">
                <text:p>0.10814815</text:p>
              </table:table-cell>
              <table:table-cell office:value-type="float" office:value="0.37491975">
                <text:p>0.37491975</text:p>
              </table:table-cell>
            </table:table-row>
            <table:table-row>
              <table:table-cell office:value-type="string">
                <text:p>bandMember</text:p>
              </table:table-cell>
              <table:table-cell office:value-type="float" office:value="0.02950922">
                <text:p>0.02950922</text:p>
              </table:table-cell>
              <table:table-cell office:value-type="float" office:value="0.36881391">
                <text:p>0.36881391</text:p>
              </table:table-cell>
            </table:table-row>
            <table:table-row>
              <table:table-cell office:value-type="string">
                <text:p>sourceRegion</text:p>
              </table:table-cell>
              <table:table-cell office:value-type="float" office:value="0.03345966">
                <text:p>0.03345966</text:p>
              </table:table-cell>
              <table:table-cell office:value-type="float" office:value="0.3618267">
                <text:p>0.3618267</text:p>
              </table:table-cell>
            </table:table-row>
            <table:table-row>
              <table:table-cell office:value-type="string">
                <text:p>crosses</text:p>
              </table:table-cell>
              <table:table-cell office:value-type="float" office:value="0.02935346">
                <text:p>0.02935346</text:p>
              </table:table-cell>
              <table:table-cell office:value-type="float" office:value="0.34615385">
                <text:p>0.34615385</text:p>
              </table:table-cell>
            </table:table-row>
            <table:table-row>
              <table:table-cell office:value-type="string">
                <text:p>product</text:p>
              </table:table-cell>
              <table:table-cell office:value-type="float" office:value="0.02905278">
                <text:p>0.02905278</text:p>
              </table:table-cell>
              <table:table-cell office:value-type="float" office:value="0.33660027">
                <text:p>0.33660027</text:p>
              </table:table-cell>
            </table:table-row>
            <table:table-row>
              <table:table-cell office:value-type="string">
                <text:p>mountainRange</text:p>
              </table:table-cell>
              <table:table-cell office:value-type="float" office:value="0.06705059">
                <text:p>0.06705059</text:p>
              </table:table-cell>
              <table:table-cell office:value-type="float" office:value="0.33630233">
                <text:p>0.33630233</text:p>
              </table:table-cell>
            </table:table-row>
            <table:table-row>
              <table:table-cell office:value-type="string">
                <text:p>source</text:p>
              </table:table-cell>
              <table:table-cell office:value-type="float" office:value="0.05994855">
                <text:p>0.05994855</text:p>
              </table:table-cell>
              <table:table-cell office:value-type="float" office:value="0.33541927">
                <text:p>0.33541927</text:p>
              </table:table-cell>
            </table:table-row>
            <table:table-row>
              <table:table-cell office:value-type="string">
                <text:p>destination</text:p>
              </table:table-cell>
              <table:table-cell office:value-type="float" office:value="0.00472416">
                <text:p>0.00472416</text:p>
              </table:table-cell>
              <table:table-cell office:value-type="float" office:value="0.33333333">
                <text:p>0.33333333</text:p>
              </table:table-cell>
            </table:table-row>
            <table:table-row>
              <table:table-cell office:value-type="string">
                <text:p>launchSite</text:p>
              </table:table-cell>
              <table:table-cell office:value-type="float" office:value="0.02127252">
                <text:p>0.02127252</text:p>
              </table:table-cell>
              <table:table-cell office:value-type="float" office:value="0.31623932">
                <text:p>0.31623932</text:p>
              </table:table-cell>
            </table:table-row>
            <table:table-row>
              <table:table-cell office:value-type="string">
                <text:p>designCompany</text:p>
              </table:table-cell>
              <table:table-cell office:value-type="float" office:value="0.00676632">
                <text:p>0.00676632</text:p>
              </table:table-cell>
              <table:table-cell office:value-type="float" office:value="0.31488801">
                <text:p>0.31488801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0.062329">
                <text:p>0.062329</text:p>
              </table:table-cell>
              <table:table-cell office:value-type="float" office:value="0.31347785">
                <text:p>0.31347785</text:p>
              </table:table-cell>
            </table:table-row>
            <table:table-row>
              <table:table-cell office:value-type="string">
                <text:p>executiveProducer</text:p>
              </table:table-cell>
              <table:table-cell office:value-type="float" office:value="0.04240488">
                <text:p>0.04240488</text:p>
              </table:table-cell>
              <table:table-cell office:value-type="float" office:value="0.30693763">
                <text:p>0.30693763</text:p>
              </table:table-cell>
            </table:table-row>
            <table:table-row>
              <table:table-cell office:value-type="string">
                <text:p>homeport</text:p>
              </table:table-cell>
              <table:table-cell office:value-type="float" office:value="0.05943185">
                <text:p>0.05943185</text:p>
              </table:table-cell>
              <table:table-cell office:value-type="float" office:value="0.29943503">
                <text:p>0.29943503</text:p>
              </table:table-cell>
            </table:table-row>
            <table:table-row>
              <table:table-cell office:value-type="string">
                <text:p>origin</text:p>
              </table:table-cell>
              <table:table-cell office:value-type="float" office:value="0.04227241">
                <text:p>0.04227241</text:p>
              </table:table-cell>
              <table:table-cell office:value-type="float" office:value="0.2841893">
                <text:p>0.2841893</text:p>
              </table:table-cell>
            </table:table-row>
            <table:table-row>
              <table:table-cell office:value-type="string">
                <text:p>nearestCity</text:p>
              </table:table-cell>
              <table:table-cell office:value-type="float" office:value="0.02231972">
                <text:p>0.02231972</text:p>
              </table:table-cell>
              <table:table-cell office:value-type="float" office:value="0.28291832">
                <text:p>0.28291832</text:p>
              </table:table-cell>
            </table:table-row>
            <table:table-row>
              <table:table-cell office:value-type="string">
                <text:p>formerCoach</text:p>
              </table:table-cell>
              <table:table-cell office:value-type="float" office:value="0.00277912">
                <text:p>0.00277912</text:p>
              </table:table-cell>
              <table:table-cell office:value-type="float" office:value="0.27672956">
                <text:p>0.27672956</text:p>
              </table:table-cell>
            </table:table-row>
            <table:table-row>
              <table:table-cell office:value-type="string">
                <text:p>veneratedIn</text:p>
              </table:table-cell>
              <table:table-cell office:value-type="float" office:value="0.04776119">
                <text:p>0.04776119</text:p>
              </table:table-cell>
              <table:table-cell office:value-type="float" office:value="0.27165869">
                <text:p>0.27165869</text:p>
              </table:table-cell>
            </table:table-row>
            <table:table-row>
              <table:table-cell office:value-type="string">
                <text:p>province</text:p>
              </table:table-cell>
              <table:table-cell office:value-type="float" office:value="0.01359802">
                <text:p>0.01359802</text:p>
              </table:table-cell>
              <table:table-cell office:value-type="float" office:value="0.268204">
                <text:p>0.268204</text:p>
              </table:table-cell>
            </table:table-row>
            <table:table-row>
              <table:table-cell office:value-type="string">
                <text:p>targetAirport</text:p>
              </table:table-cell>
              <table:table-cell office:value-type="float" office:value="0.01335631">
                <text:p>0.01335631</text:p>
              </table:table-cell>
              <table:table-cell office:value-type="float" office:value="0.26666667">
                <text:p>0.26666667</text:p>
              </table:table-cell>
            </table:table-row>
            <table:table-row>
              <table:table-cell office:value-type="string">
                <text:p>rival</text:p>
              </table:table-cell>
              <table:table-cell office:value-type="float" office:value="0.01922599">
                <text:p>0.01922599</text:p>
              </table:table-cell>
              <table:table-cell office:value-type="float" office:value="0.25777778">
                <text:p>0.25777778</text:p>
              </table:table-cell>
            </table:table-row>
            <table:table-row>
              <table:table-cell office:value-type="string">
                <text:p>largestCity</text:p>
              </table:table-cell>
              <table:table-cell office:value-type="float" office:value="0.00734391">
                <text:p>0.00734391</text:p>
              </table:table-cell>
              <table:table-cell office:value-type="float" office:value="0.25252525">
                <text:p>0.25252525</text:p>
              </table:table-cell>
            </table:table-row>
            <table:table-row>
              <table:table-cell office:value-type="string">
                <text:p>leader</text:p>
              </table:table-cell>
              <table:table-cell office:value-type="float" office:value="0.02109146">
                <text:p>0.02109146</text:p>
              </table:table-cell>
              <table:table-cell office:value-type="float" office:value="0.24922941">
                <text:p>0.24922941</text:p>
              </table:table-cell>
            </table:table-row>
            <table:table-row>
              <table:table-cell office:value-type="string">
                <text:p>billed</text:p>
              </table:table-cell>
              <table:table-cell office:value-type="float" office:value="0.03319074">
                <text:p>0.03319074</text:p>
              </table:table-cell>
              <table:table-cell office:value-type="float" office:value="0.22704339">
                <text:p>0.22704339</text:p>
              </table:table-cell>
            </table:table-row>
            <table:table-row>
              <table:table-cell office:value-type="string">
                <text:p>owningOrganisation</text:p>
              </table:table-cell>
              <table:table-cell office:value-type="float" office:value="0.02295956">
                <text:p>0.02295956</text:p>
              </table:table-cell>
              <table:table-cell office:value-type="float" office:value="0.22496345">
                <text:p>0.22496345</text:p>
              </table:table-cell>
            </table:table-row>
            <table:table-row>
              <table:table-cell office:value-type="string">
                <text:p>incumbent</text:p>
              </table:table-cell>
              <table:table-cell office:value-type="float" office:value="0.00139521">
                <text:p>0.00139521</text:p>
              </table:table-cell>
              <table:table-cell office:value-type="float" office:value="0.21495327">
                <text:p>0.21495327</text:p>
              </table:table-cell>
            </table:table-row>
            <table:table-row>
              <table:table-cell office:value-type="string">
                <text:p>recordedIn</text:p>
              </table:table-cell>
              <table:table-cell office:value-type="float" office:value="0.16339516">
                <text:p>0.16339516</text:p>
              </table:table-cell>
              <table:table-cell office:value-type="float" office:value="0.2069299">
                <text:p>0.2069299</text:p>
              </table:table-cell>
            </table:table-row>
            <table:table-row>
              <table:table-cell office:value-type="string">
                <text:p>notableCommander</text:p>
              </table:table-cell>
              <table:table-cell office:value-type="float" office:value="0.06456693">
                <text:p>0.06456693</text:p>
              </table:table-cell>
              <table:table-cell office:value-type="float" office:value="0.19929297">
                <text:p>0.19929297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0.85792456">
                <text:p>0.85792456</text:p>
              </table:table-cell>
              <table:table-cell office:value-type="float" office:value="0.19598136">
                <text:p>0.19598136</text:p>
              </table:table-cell>
            </table:table-row>
            <table:table-row>
              <table:table-cell office:value-type="string">
                <text:p>type</text:p>
              </table:table-cell>
              <table:table-cell office:value-type="float" office:value="0.1565209">
                <text:p>0.1565209</text:p>
              </table:table-cell>
              <table:table-cell office:value-type="float" office:value="0.19278754">
                <text:p>0.19278754</text:p>
              </table:table-cell>
            </table:table-row>
            <table:table-row>
              <table:table-cell office:value-type="string">
                <text:p>bodyDiscovered</text:p>
              </table:table-cell>
              <table:table-cell office:value-type="float" office:value="0.00069628">
                <text:p>0.00069628</text:p>
              </table:table-cell>
              <table:table-cell office:value-type="float" office:value="0.16666667">
                <text:p>0.16666667</text:p>
              </table:table-cell>
            </table:table-row>
            <table:table-row>
              <table:table-cell office:value-type="string">
                <text:p>parentMountainPeak</text:p>
              </table:table-cell>
              <table:table-cell office:value-type="float" office:value="0.08185893">
                <text:p>0.08185893</text:p>
              </table:table-cell>
              <table:table-cell office:value-type="float" office:value="0.16042534">
                <text:p>0.16042534</text:p>
              </table:table-cell>
            </table:table-row>
            <table:table-row>
              <table:table-cell office:value-type="string">
                <text:p>distributingLabel</text:p>
              </table:table-cell>
              <table:table-cell office:value-type="float" office:value="0.04359401">
                <text:p>0.04359401</text:p>
              </table:table-cell>
              <table:table-cell office:value-type="float" office:value="0.14587973">
                <text:p>0.14587973</text:p>
              </table:table-cell>
            </table:table-row>
            <table:table-row>
              <table:table-cell office:value-type="string">
                <text:p>distributingCompany</text:p>
              </table:table-cell>
              <table:table-cell office:value-type="float" office:value="0.04359401">
                <text:p>0.04359401</text:p>
              </table:table-cell>
              <table:table-cell office:value-type="float" office:value="0.14587973">
                <text:p>0.14587973</text:p>
              </table:table-cell>
            </table:table-row>
            <table:table-row>
              <table:table-cell office:value-type="string">
                <text:p>lyrics</text:p>
              </table:table-cell>
              <table:table-cell office:value-type="float" office:value="0.06357616">
                <text:p>0.06357616</text:p>
              </table:table-cell>
              <table:table-cell office:value-type="float" office:value="0.14574899">
                <text:p>0.14574899</text:p>
              </table:table-cell>
            </table:table-row>
            <table:table-row>
              <table:table-cell office:value-type="string">
                <text:p>currentPartner</text:p>
              </table:table-cell>
              <table:table-cell office:value-type="float" office:value="0.00029695">
                <text:p>0.00029695</text:p>
              </table:table-cell>
              <table:table-cell office:value-type="float" office:value="0.13864818">
                <text:p>0.13864818</text:p>
              </table:table-cell>
            </table:table-row>
            <table:table-row>
              <table:table-cell office:value-type="string">
                <text:p>operatingSystem</text:p>
              </table:table-cell>
              <table:table-cell office:value-type="float" office:value="0.02331864">
                <text:p>0.02331864</text:p>
              </table:table-cell>
              <table:table-cell office:value-type="float" office:value="0.13669514">
                <text:p>0.13669514</text:p>
              </table:table-cell>
            </table:table-row>
            <table:table-row>
              <table:table-cell office:value-type="string">
                <text:p>chancellor</text:p>
              </table:table-cell>
              <table:table-cell office:value-type="float" office:value="0.00145786">
                <text:p>0.00145786</text:p>
              </table:table-cell>
              <table:table-cell office:value-type="float" office:value="0.12903226">
                <text:p>0.12903226</text:p>
              </table:table-cell>
            </table:table-row>
            <table:table-row>
              <table:table-cell office:value-type="string">
                <text:p>doctoralStudent</text:p>
              </table:table-cell>
              <table:table-cell office:value-type="float" office:value="0.00340152">
                <text:p>0.00340152</text:p>
              </table:table-cell>
              <table:table-cell office:value-type="float" office:value="0.12627986">
                <text:p>0.12627986</text:p>
              </table:table-cell>
            </table:table-row>
            <table:table-row>
              <table:table-cell office:value-type="string">
                <text:p>inflow</text:p>
              </table:table-cell>
              <table:table-cell office:value-type="float" office:value="0.13425647">
                <text:p>0.13425647</text:p>
              </table:table-cell>
              <table:table-cell office:value-type="float" office:value="0.10513909">
                <text:p>0.10513909</text:p>
              </table:table-cell>
            </table:table-row>
            <table:table-row>
              <table:table-cell office:value-type="string">
                <text:p>formerChoreographer</text:p>
              </table:table-cell>
              <table:table-cell office:value-type="float" office:value="0.01847679">
                <text:p>0.01847679</text:p>
              </table:table-cell>
              <table:table-cell office:value-type="float" office:value="0.10224439">
                <text:p>0.10224439</text:p>
              </table:table-cell>
            </table:table-row>
            <table:table-row>
              <table:table-cell office:value-type="string">
                <text:p>discoverer</text:p>
              </table:table-cell>
              <table:table-cell office:value-type="float" office:value="0.11393565">
                <text:p>0.11393565</text:p>
              </table:table-cell>
              <table:table-cell office:value-type="float" office:value="0.09488842">
                <text:p>0.09488842</text:p>
              </table:table-cell>
            </table:table-row>
            <table:table-row>
              <table:table-cell office:value-type="string">
                <text:p>coach</text:p>
              </table:table-cell>
              <table:table-cell office:value-type="float" office:value="0.11059383">
                <text:p>0.11059383</text:p>
              </table:table-cell>
              <table:table-cell office:value-type="float" office:value="0.0941104">
                <text:p>0.0941104</text:p>
              </table:table-cell>
            </table:table-row>
            <table:table-row>
              <table:table-cell office:value-type="string">
                <text:p>maintainedBy</text:p>
              </table:table-cell>
              <table:table-cell office:value-type="float" office:value="0.0025228">
                <text:p>0.0025228</text:p>
              </table:table-cell>
              <table:table-cell office:value-type="float" office:value="0.07968476">
                <text:p>0.07968476</text:p>
              </table:table-cell>
            </table:table-row>
            <table:table-row>
              <table:table-cell office:value-type="string">
                <text:p>outflow</text:p>
              </table:table-cell>
              <table:table-cell office:value-type="float" office:value="0.05811966">
                <text:p>0.05811966</text:p>
              </table:table-cell>
              <table:table-cell office:value-type="float" office:value="0.07404719">
                <text:p>0.07404719</text:p>
              </table:table-cell>
            </table:table-row>
            <table:table-row>
              <table:table-cell office:value-type="string">
                <text:p>mouthPlace</text:p>
              </table:table-cell>
              <table:table-cell office:value-type="float" office:value="0.23972603">
                <text:p>0.23972603</text:p>
              </table:table-cell>
              <table:table-cell office:value-type="float" office:value="0.07043542">
                <text:p>0.07043542</text:p>
              </table:table-cell>
            </table:table-row>
            <table:table-row>
              <table:table-cell office:value-type="string">
                <text:p>mouthMountain</text:p>
              </table:table-cell>
              <table:table-cell office:value-type="float" office:value="0.23972603">
                <text:p>0.23972603</text:p>
              </table:table-cell>
              <table:table-cell office:value-type="float" office:value="0.07043542">
                <text:p>0.07043542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0.00160256">
                <text:p>0.00160256</text:p>
              </table:table-cell>
              <table:table-cell office:value-type="float" office:value="0.06741573">
                <text:p>0.06741573</text:p>
              </table:table-cell>
            </table:table-row>
            <table:table-row>
              <table:table-cell office:value-type="string">
                <text:p>university</text:p>
              </table:table-cell>
              <table:table-cell office:value-type="float" office:value="0.00120523">
                <text:p>0.00120523</text:p>
              </table:table-cell>
              <table:table-cell office:value-type="float" office:value="0.06022945">
                <text:p>0.06022945</text:p>
              </table:table-cell>
            </table:table-row>
            <table:table-row>
              <table:table-cell office:value-type="string">
                <text:p>borough</text:p>
              </table:table-cell>
              <table:table-cell office:value-type="float" office:value="0.00189138">
                <text:p>0.00189138</text:p>
              </table:table-cell>
              <table:table-cell office:value-type="float" office:value="0.05691057">
                <text:p>0.05691057</text:p>
              </table:table-cell>
            </table:table-row>
            <table:table-row>
              <table:table-cell office:value-type="string">
                <text:p>rightTributary</text:p>
              </table:table-cell>
              <table:table-cell office:value-type="float" office:value="0.04012589">
                <text:p>0.04012589</text:p>
              </table:table-cell>
              <table:table-cell office:value-type="float" office:value="0.05537459">
                <text:p>0.05537459</text:p>
              </table:table-cell>
            </table:table-row>
            <table:table-row>
              <table:table-cell office:value-type="string">
                <text:p>leftTributary</text:p>
              </table:table-cell>
              <table:table-cell office:value-type="float" office:value="0.04137066">
                <text:p>0.04137066</text:p>
              </table:table-cell>
              <table:table-cell office:value-type="float" office:value="0.05161627">
                <text:p>0.05161627</text:p>
              </table:table-cell>
            </table:table-row>
            <table:table-row>
              <table:table-cell office:value-type="string">
                <text:p>lieutenant</text:p>
              </table:table-cell>
              <table:table-cell office:value-type="float" office:value="0.04268775">
                <text:p>0.04268775</text:p>
              </table:table-cell>
              <table:table-cell office:value-type="float" office:value="0.04940531">
                <text:p>0.04940531</text:p>
              </table:table-cell>
            </table:table-row>
            <table:table-row>
              <table:table-cell office:value-type="string">
                <text:p>opponent</text:p>
              </table:table-cell>
              <table:table-cell office:value-type="float" office:value="0.00012856">
                <text:p>0.00012856</text:p>
              </table:table-cell>
              <table:table-cell office:value-type="float" office:value="0.0472973">
                <text:p>0.0472973</text:p>
              </table:table-cell>
            </table:table-row>
            <table:table-row>
              <table:table-cell office:value-type="string">
                <text:p>editor</text:p>
              </table:table-cell>
              <table:table-cell office:value-type="float" office:value="0.03085345">
                <text:p>0.03085345</text:p>
              </table:table-cell>
              <table:table-cell office:value-type="float" office:value="0.04473304">
                <text:p>0.04473304</text:p>
              </table:table-cell>
            </table:table-row>
            <table:table-row>
              <table:table-cell office:value-type="string">
                <text:p>associate</text:p>
              </table:table-cell>
              <table:table-cell office:value-type="float" office:value="0.00750597">
                <text:p>0.00750597</text:p>
              </table:table-cell>
              <table:table-cell office:value-type="float" office:value="0.03630363">
                <text:p>0.03630363</text:p>
              </table:table-cell>
            </table:table-row>
            <table:table-row>
              <table:table-cell office:value-type="string">
                <text:p>sourcePlace</text:p>
              </table:table-cell>
              <table:table-cell office:value-type="float" office:value="0.3828125">
                <text:p>0.3828125</text:p>
              </table:table-cell>
              <table:table-cell office:value-type="float" office:value="0.02269044">
                <text:p>0.02269044</text:p>
              </table:table-cell>
            </table:table-row>
            <table:table-row>
              <table:table-cell office:value-type="string">
                <text:p>sourceMountain</text:p>
              </table:table-cell>
              <table:table-cell office:value-type="float" office:value="0.3828125">
                <text:p>0.3828125</text:p>
              </table:table-cell>
              <table:table-cell office:value-type="float" office:value="0.02269044">
                <text:p>0.02269044</text:p>
              </table:table-cell>
            </table:table-row>
            <table:table-row>
              <table:table-cell office:value-type="string">
                <text:p>splitFromParty</text:p>
              </table:table-cell>
              <table:table-cell office:value-type="float" office:value="0.09375">
                <text:p>0.09375</text:p>
              </table:table-cell>
              <table:table-cell office:value-type="float" office:value="0.01973684">
                <text:p>0.01973684</text:p>
              </table:table-cell>
            </table:table-row>
            <table:table-row>
              <table:table-cell office:value-type="string">
                <text:p>deathCause</text:p>
              </table:table-cell>
              <table:table-cell office:value-type="float" office:value="0.01750547">
                <text:p>0.01750547</text:p>
              </table:table-cell>
              <table:table-cell office:value-type="float" office:value="0.01491424">
                <text:p>0.01491424</text:p>
              </table:table-cell>
            </table:table-row>
            <table:table-row>
              <table:table-cell office:value-type="string">
                <text:p>militaryRank</text:p>
              </table:table-cell>
              <table:table-cell office:value-type="float" office:value="0.00509461">
                <text:p>0.00509461</text:p>
              </table:table-cell>
              <table:table-cell office:value-type="float" office:value="0.01396509">
                <text:p>0.01396509</text:p>
              </table:table-cell>
            </table:table-row>
            <table:table-row>
              <table:table-cell office:value-type="string">
                <text:p>language</text:p>
              </table:table-cell>
              <table:table-cell office:value-type="float" office:value="0.22656668">
                <text:p>0.22656668</text:p>
              </table:table-cell>
              <table:table-cell office:value-type="float" office:value="0.01215081">
                <text:p>0.01215081</text:p>
              </table:table-cell>
            </table:table-row>
            <table:table-row>
              <table:table-cell office:value-type="string">
                <text:p>genre</text:p>
              </table:table-cell>
              <table:table-cell office:value-type="float" office:value="0.27926644">
                <text:p>0.27926644</text:p>
              </table:table-cell>
              <table:table-cell office:value-type="float" office:value="0.01196384">
                <text:p>0.01196384</text:p>
              </table:table-cell>
            </table:table-row>
            <table:table-row>
              <table:table-cell office:value-type="string">
                <text:p>binomialAuthority</text:p>
              </table:table-cell>
              <table:table-cell office:value-type="float" office:value="0.08476258">
                <text:p>0.08476258</text:p>
              </table:table-cell>
              <table:table-cell office:value-type="float" office:value="0.00930319">
                <text:p>0.00930319</text:p>
              </table:table-cell>
            </table:table-row>
            <table:table-row>
              <table:table-cell office:value-type="string">
                <text:p>parentOrganisation</text:p>
              </table:table-cell>
              <table:table-cell office:value-type="float" office:value="0.01261034">
                <text:p>0.01261034</text:p>
              </table:table-cell>
              <table:table-cell office:value-type="float" office:value="0.00606796">
                <text:p>0.00606796</text:p>
              </table:table-cell>
            </table:table-row>
            <table:table-row>
              <table:table-cell office:value-type="string">
                <text:p>subsequentWork</text:p>
              </table:table-cell>
              <table:table-cell office:value-type="float" office:value="0.03762738">
                <text:p>0.03762738</text:p>
              </table:table-cell>
              <table:table-cell office:value-type="float" office:value="0.00462974">
                <text:p>0.00462974</text:p>
              </table:table-cell>
            </table:table-row>
            <table:table-row>
              <table:table-cell office:value-type="string">
                <text:p>federalState</text:p>
              </table:table-cell>
              <table:table-cell office:value-type="float" office:value="0.00661221">
                <text:p>0.00661221</text:p>
              </table:table-cell>
              <table:table-cell office:value-type="float" office:value="0.00390984">
                <text:p>0.00390984</text:p>
              </table:table-cell>
            </table:table-row>
            <table:table-row>
              <table:table-cell office:value-type="string">
                <text:p>service</text:p>
              </table:table-cell>
              <table:table-cell office:value-type="float" office:value="0.04697987">
                <text:p>0.04697987</text:p>
              </table:table-cell>
              <table:table-cell office:value-type="float" office:value="0.00372539">
                <text:p>0.00372539</text:p>
              </table:table-cell>
            </table:table-row>
            <table:table-row>
              <table:table-cell office:value-type="string">
                <text:p>industry</text:p>
              </table:table-cell>
              <table:table-cell office:value-type="float" office:value="0.20740741">
                <text:p>0.20740741</text:p>
              </table:table-cell>
              <table:table-cell office:value-type="float" office:value="0.00306256">
                <text:p>0.00306256</text:p>
              </table:table-cell>
            </table:table-row>
            <table:table-row>
              <table:table-cell office:value-type="string">
                <text:p>part</text:p>
              </table:table-cell>
              <table:table-cell office:value-type="float" office:value="0.00289855">
                <text:p>0.00289855</text:p>
              </table:table-cell>
              <table:table-cell office:value-type="float" office:value="0.00052219">
                <text:p>0.00052219</text:p>
              </table:table-cell>
            </table:table-row>
            <table:table-row>
              <table:table-cell office:value-type="string">
                <text:p>manag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visio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the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derNam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spectTea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el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adquarte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d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MacOSX_x86 LibreOffice_project/5464147a081647a250913f19c0715bca595af2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cm" svg:height="17.24cm" xlink:href=".." xlink:type="simple" chart:class="chart:line" chart:style-name="ch1">
        <chart:legend chart:legend-position="end" svg:x="40.91cm" svg:y="7.574cm" style:legend-expansion="high" chart:style-name="ch2"/>
        <chart:plot-area chart:style-name="ch3" table:cell-range-address="'Naive Bigram, th=2,1'.A1:'Naive Bigram, th=2,1'.E226" chart:data-source-has-labels="both" svg:x="1.33cm" svg:y="1.511cm" svg:width="37.82cm" svg:height="14.965cm">
          <chartooo:coordinate-region svg:x="3.123cm" svg:y="1.711cm" svg:width="36.027cm" svg:height="10.979cm"/>
          <chart:axis chart:dimension="x" chart:name="primary-x" chart:style-name="ch4" chartooo:axis-type="auto">
            <chartooo:date-scale/>
            <chart:categories table:cell-range-address="'Naive Bigram, th=2,1'.A2:'Naive Bigram, th=2,1'.A2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Naive Bigram, th=2,1'.B2:'Naive Bigram, th=2,1'.B226" chart:label-cell-address="'Naive Bigram, th=2,1'.B1:'Naive Bigram, th=2,1'.B1" chart:class="chart:line">
            <chart:data-point chart:repeated="225"/>
          </chart:series>
          <chart:series chart:style-name="ch7" chart:values-cell-range-address="'Naive Bigram, th=2,1'.C2:'Naive Bigram, th=2,1'.C226" chart:label-cell-address="'Naive Bigram, th=2,1'.C1:'Naive Bigram, th=2,1'.C1" chart:class="chart:line">
            <chart:data-point chart:repeated="225"/>
          </chart:series>
          <chart:series chart:style-name="ch8" chart:values-cell-range-address="'Naive Bigram, th=2,1'.D2:'Naive Bigram, th=2,1'.D226" chart:label-cell-address="'Naive Bigram, th=2,1'.D1:'Naive Bigram, th=2,1'.D1" chart:class="chart:line">
            <chart:data-point chart:repeated="225"/>
          </chart:series>
          <chart:series chart:style-name="ch9" chart:values-cell-range-address="'Naive Bigram, th=2,1'.E2:'Naive Bigram, th=2,1'.E226" chart:label-cell-address="'Naive Bigram, th=2,1'.E1:'Naive Bigram, th=2,1'.E1" chart:class="chart:line">
            <chart:data-point chart:repeated="2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 2</text:p>
                <draw:g>
                  <svg:desc>'Naive Bigram, th=2,1'.B1:'Naive Bigram, th=2,1'.B1</svg:desc>
                </draw:g>
              </table:table-cell>
              <table:table-cell office:value-type="string">
                <text:p>Recall 2</text:p>
                <draw:g>
                  <svg:desc>'Naive Bigram, th=2,1'.C1:'Naive Bigram, th=2,1'.C1</svg:desc>
                </draw:g>
              </table:table-cell>
              <table:table-cell office:value-type="string">
                <text:p>Precision 1</text:p>
                <draw:g>
                  <svg:desc>'Naive Bigram, th=2,1'.D1:'Naive Bigram, th=2,1'.D1</svg:desc>
                </draw:g>
              </table:table-cell>
              <table:table-cell office:value-type="string">
                <text:p>Recall 1</text:p>
                <draw:g>
                  <svg:desc>'Naive Bigram, th=2,1'.E1:'Naive Bigram, th=2,1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raftTeam</text:p>
                <draw:g>
                  <svg:desc>'Naive Bigram, th=2,1'.A2:'Naive Bigram, th=2,1'.A226</svg:desc>
                </draw:g>
              </table:table-cell>
              <table:table-cell office:value-type="float" office:value="0.00880536">
                <text:p>0.00880536</text:p>
                <draw:g>
                  <svg:desc>'Naive Bigram, th=2,1'.B2:'Naive Bigram, th=2,1'.B226</svg:desc>
                </draw:g>
              </table:table-cell>
              <table:table-cell office:value-type="float" office:value="0.99987676">
                <text:p>0.99987676</text:p>
                <draw:g>
                  <svg:desc>'Naive Bigram, th=2,1'.C2:'Naive Bigram, th=2,1'.C226</svg:desc>
                </draw:g>
              </table:table-cell>
              <table:table-cell office:value-type="float" office:value="0.00638757">
                <text:p>0.00638757</text:p>
                <draw:g>
                  <svg:desc>'Naive Bigram, th=2,1'.D2:'Naive Bigram, th=2,1'.D226</svg:desc>
                </draw:g>
              </table:table-cell>
              <table:table-cell office:value-type="float" office:value="1">
                <text:p>1</text:p>
                <draw:g>
                  <svg:desc>'Naive Bigram, th=2,1'.E2:'Naive Bigram, th=2,1'.E226</svg:desc>
                </draw:g>
              </table:table-cell>
            </table:table-row>
            <table:table-row>
              <table:table-cell office:value-type="string">
                <text:p>primeMinister</text:p>
              </table:table-cell>
              <table:table-cell office:value-type="float" office:value="0.00513306">
                <text:p>0.00513306</text:p>
              </table:table-cell>
              <table:table-cell office:value-type="float" office:value="0.99977822">
                <text:p>0.99977822</text:p>
              </table:table-cell>
              <table:table-cell office:value-type="float" office:value="0.00426528">
                <text:p>0.00426528</text:p>
              </table:table-cell>
              <table:table-cell office:value-type="float" office:value="0.99977822">
                <text:p>0.99977822</text:p>
              </table:table-cell>
            </table:table-row>
            <table:table-row>
              <table:table-cell office:value-type="string">
                <text:p>formerTeam</text:p>
              </table:table-cell>
              <table:table-cell office:value-type="float" office:value="0.03037696">
                <text:p>0.03037696</text:p>
              </table:table-cell>
              <table:table-cell office:value-type="float" office:value="0.99891059">
                <text:p>0.99891059</text:p>
              </table:table-cell>
              <table:table-cell office:value-type="float" office:value="0.02560463">
                <text:p>0.02560463</text:p>
              </table:table-cell>
              <table:table-cell office:value-type="float" office:value="0.99989625">
                <text:p>0.99989625</text:p>
              </table:table-cell>
            </table:table-row>
            <table:table-row>
              <table:table-cell office:value-type="string">
                <text:p>spouse</text:p>
              </table:table-cell>
              <table:table-cell office:value-type="float" office:value="0.01983551">
                <text:p>0.01983551</text:p>
              </table:table-cell>
              <table:table-cell office:value-type="float" office:value="0.99861038">
                <text:p>0.99861038</text:p>
              </table:table-cell>
              <table:table-cell office:value-type="float" office:value="0.0166454">
                <text:p>0.0166454</text:p>
              </table:table-cell>
              <table:table-cell office:value-type="float" office:value="0.99956874">
                <text:p>0.99956874</text:p>
              </table:table-cell>
            </table:table-row>
            <table:table-row>
              <table:table-cell office:value-type="string">
                <text:p>college</text:p>
              </table:table-cell>
              <table:table-cell office:value-type="float" office:value="0.01393554">
                <text:p>0.01393554</text:p>
              </table:table-cell>
              <table:table-cell office:value-type="float" office:value="0.99472959">
                <text:p>0.99472959</text:p>
              </table:table-cell>
              <table:table-cell office:value-type="float" office:value="0.01069309">
                <text:p>0.01069309</text:p>
              </table:table-cell>
              <table:table-cell office:value-type="float" office:value="0.99837833">
                <text:p>0.99837833</text:p>
              </table:table-cell>
            </table:table-row>
            <table:table-row>
              <table:table-cell office:value-type="string">
                <text:p>parent</text:p>
              </table:table-cell>
              <table:table-cell office:value-type="float" office:value="0.0181743">
                <text:p>0.0181743</text:p>
              </table:table-cell>
              <table:table-cell office:value-type="float" office:value="0.98974501">
                <text:p>0.98974501</text:p>
              </table:table-cell>
              <table:table-cell office:value-type="float" office:value="0.01462913">
                <text:p>0.01462913</text:p>
              </table:table-cell>
              <table:table-cell office:value-type="float" office:value="0.99771341">
                <text:p>0.99771341</text:p>
              </table:table-cell>
            </table:table-row>
            <table:table-row>
              <table:table-cell office:value-type="string">
                <text:p>associatedMusicalArtist</text:p>
              </table:table-cell>
              <table:table-cell office:value-type="float" office:value="0.02381687">
                <text:p>0.02381687</text:p>
              </table:table-cell>
              <table:table-cell office:value-type="float" office:value="0.98764426">
                <text:p>0.98764426</text:p>
              </table:table-cell>
              <table:table-cell office:value-type="float" office:value="0.021">
                <text:p>0.021</text:p>
              </table:table-cell>
              <table:table-cell office:value-type="float" office:value="0.99653768">
                <text:p>0.99653768</text:p>
              </table:table-cell>
            </table:table-row>
            <table:table-row>
              <table:table-cell office:value-type="string">
                <text:p>associatedBand</text:p>
              </table:table-cell>
              <table:table-cell office:value-type="float" office:value="0.02381687">
                <text:p>0.02381687</text:p>
              </table:table-cell>
              <table:table-cell office:value-type="float" office:value="0.98764426">
                <text:p>0.98764426</text:p>
              </table:table-cell>
              <table:table-cell office:value-type="float" office:value="0.021">
                <text:p>0.021</text:p>
              </table:table-cell>
              <table:table-cell office:value-type="float" office:value="0.99653768">
                <text:p>0.99653768</text:p>
              </table:table-cell>
            </table:table-row>
            <table:table-row>
              <table:table-cell office:value-type="string">
                <text:p>child</text:p>
              </table:table-cell>
              <table:table-cell office:value-type="float" office:value="0.00965138">
                <text:p>0.00965138</text:p>
              </table:table-cell>
              <table:table-cell office:value-type="float" office:value="0.98699467">
                <text:p>0.98699467</text:p>
              </table:table-cell>
              <table:table-cell office:value-type="float" office:value="0.00797201">
                <text:p>0.00797201</text:p>
              </table:table-cell>
              <table:table-cell office:value-type="float" office:value="0.9949859">
                <text:p>0.9949859</text:p>
              </table:table-cell>
            </table:table-row>
            <table:table-row>
              <table:table-cell office:value-type="string">
                <text:p>artist</text:p>
              </table:table-cell>
              <table:table-cell office:value-type="float" office:value="0.17866528">
                <text:p>0.17866528</text:p>
              </table:table-cell>
              <table:table-cell office:value-type="float" office:value="0.98053002">
                <text:p>0.98053002</text:p>
              </table:table-cell>
              <table:table-cell office:value-type="float" office:value="0.08794378">
                <text:p>0.08794378</text:p>
              </table:table-cell>
              <table:table-cell office:value-type="float" office:value="0.99439337">
                <text:p>0.99439337</text:p>
              </table:table-cell>
            </table:table-row>
            <table:table-row>
              <table:table-cell office:value-type="string">
                <text:p>almaMater</text:p>
              </table:table-cell>
              <table:table-cell office:value-type="float" office:value="0.04687032">
                <text:p>0.04687032</text:p>
              </table:table-cell>
              <table:table-cell office:value-type="float" office:value="0.97928648">
                <text:p>0.97928648</text:p>
              </table:table-cell>
              <table:table-cell office:value-type="float" office:value="0.03560658">
                <text:p>0.03560658</text:p>
              </table:table-cell>
              <table:table-cell office:value-type="float" office:value="0.99176333">
                <text:p>0.99176333</text:p>
              </table:table-cell>
            </table:table-row>
            <table:table-row>
              <table:table-cell office:value-type="string">
                <text:p>team</text:p>
              </table:table-cell>
              <table:table-cell office:value-type="float" office:value="0.11251303">
                <text:p>0.11251303</text:p>
              </table:table-cell>
              <table:table-cell office:value-type="float" office:value="0.97752846">
                <text:p>0.97752846</text:p>
              </table:table-cell>
              <table:table-cell office:value-type="float" office:value="0.09653774">
                <text:p>0.09653774</text:p>
              </table:table-cell>
              <table:table-cell office:value-type="float" office:value="0.98966901">
                <text:p>0.98966901</text:p>
              </table:table-cell>
            </table:table-row>
            <table:table-row>
              <table:table-cell office:value-type="string">
                <text:p>party</text:p>
              </table:table-cell>
              <table:table-cell office:value-type="float" office:value="0.06413257">
                <text:p>0.06413257</text:p>
              </table:table-cell>
              <table:table-cell office:value-type="float" office:value="0.9766983">
                <text:p>0.9766983</text:p>
              </table:table-cell>
              <table:table-cell office:value-type="float" office:value="0.04094698">
                <text:p>0.04094698</text:p>
              </table:table-cell>
              <table:table-cell office:value-type="float" office:value="0.99252666">
                <text:p>0.99252666</text:p>
              </table:table-cell>
            </table:table-row>
            <table:table-row>
              <table:table-cell office:value-type="string">
                <text:p>producer</text:p>
              </table:table-cell>
              <table:table-cell office:value-type="float" office:value="0.18631353">
                <text:p>0.18631353</text:p>
              </table:table-cell>
              <table:table-cell office:value-type="float" office:value="0.97419203">
                <text:p>0.97419203</text:p>
              </table:table-cell>
              <table:table-cell office:value-type="float" office:value="0.10023722">
                <text:p>0.10023722</text:p>
              </table:table-cell>
              <table:table-cell office:value-type="float" office:value="0.99252668">
                <text:p>0.99252668</text:p>
              </table:table-cell>
            </table:table-row>
            <table:table-row>
              <table:table-cell office:value-type="string">
                <text:p>managerClub</text:p>
              </table:table-cell>
              <table:table-cell office:value-type="float" office:value="0.01296693">
                <text:p>0.01296693</text:p>
              </table:table-cell>
              <table:table-cell office:value-type="float" office:value="0.96602366">
                <text:p>0.96602366</text:p>
              </table:table-cell>
              <table:table-cell office:value-type="float" office:value="0.01043456">
                <text:p>0.01043456</text:p>
              </table:table-cell>
              <table:table-cell office:value-type="float" office:value="0.99047392">
                <text:p>0.99047392</text:p>
              </table:table-cell>
            </table:table-row>
            <table:table-row>
              <table:table-cell office:value-type="string">
                <text:p>otherParty</text:p>
              </table:table-cell>
              <table:table-cell office:value-type="float" office:value="0.0056006">
                <text:p>0.0056006</text:p>
              </table:table-cell>
              <table:table-cell office:value-type="float" office:value="0.96585052">
                <text:p>0.96585052</text:p>
              </table:table-cell>
              <table:table-cell office:value-type="float" office:value="0.00326704">
                <text:p>0.00326704</text:p>
              </table:table-cell>
              <table:table-cell office:value-type="float" office:value="0.98775773">
                <text:p>0.98775773</text:p>
              </table:table-cell>
            </table:table-row>
            <table:table-row>
              <table:table-cell office:value-type="string">
                <text:p>cinematography</text:p>
              </table:table-cell>
              <table:table-cell office:value-type="float" office:value="0.05694885">
                <text:p>0.05694885</text:p>
              </table:table-cell>
              <table:table-cell office:value-type="float" office:value="0.96527915">
                <text:p>0.96527915</text:p>
              </table:table-cell>
              <table:table-cell office:value-type="float" office:value="0.02265331">
                <text:p>0.02265331</text:p>
              </table:table-cell>
              <table:table-cell office:value-type="float" office:value="0.99202999">
                <text:p>0.99202999</text:p>
              </table:table-cell>
            </table:table-row>
            <table:table-row>
              <table:table-cell office:value-type="string">
                <text:p>editing</text:p>
              </table:table-cell>
              <table:table-cell office:value-type="float" office:value="0.04141009">
                <text:p>0.04141009</text:p>
              </table:table-cell>
              <table:table-cell office:value-type="float" office:value="0.96310282">
                <text:p>0.96310282</text:p>
              </table:table-cell>
              <table:table-cell office:value-type="float" office:value="0.01653875">
                <text:p>0.01653875</text:p>
              </table:table-cell>
              <table:table-cell office:value-type="float" office:value="0.99109936">
                <text:p>0.99109936</text:p>
              </table:table-cell>
            </table:table-row>
            <table:table-row>
              <table:table-cell office:value-type="string">
                <text:p>sisterStation</text:p>
              </table:table-cell>
              <table:table-cell office:value-type="float" office:value="0.05235576">
                <text:p>0.05235576</text:p>
              </table:table-cell>
              <table:table-cell office:value-type="float" office:value="0.95975089">
                <text:p>0.95975089</text:p>
              </table:table-cell>
              <table:table-cell office:value-type="float" office:value="0.02891074">
                <text:p>0.02891074</text:p>
              </table:table-cell>
              <table:table-cell office:value-type="float" office:value="0.99919271">
                <text:p>0.99919271</text:p>
              </table:table-cell>
            </table:table-row>
            <table:table-row>
              <table:table-cell office:value-type="string">
                <text:p>servingRailwayLine</text:p>
              </table:table-cell>
              <table:table-cell office:value-type="float" office:value="0.03006543">
                <text:p>0.03006543</text:p>
              </table:table-cell>
              <table:table-cell office:value-type="float" office:value="0.95566952">
                <text:p>0.95566952</text:p>
              </table:table-cell>
              <table:table-cell office:value-type="float" office:value="0.01663106">
                <text:p>0.01663106</text:p>
              </table:table-cell>
              <table:table-cell office:value-type="float" office:value="0.9954416">
                <text:p>0.9954416</text:p>
              </table:table-cell>
            </table:table-row>
            <table:table-row>
              <table:table-cell office:value-type="string">
                <text:p>debutTeam</text:p>
              </table:table-cell>
              <table:table-cell office:value-type="float" office:value="0.00758336">
                <text:p>0.00758336</text:p>
              </table:table-cell>
              <table:table-cell office:value-type="float" office:value="0.95515482">
                <text:p>0.95515482</text:p>
              </table:table-cell>
              <table:table-cell office:value-type="float" office:value="0.00591259">
                <text:p>0.00591259</text:p>
              </table:table-cell>
              <table:table-cell office:value-type="float" office:value="0.97852652">
                <text:p>0.97852652</text:p>
              </table:table-cell>
            </table:table-row>
            <table:table-row>
              <table:table-cell office:value-type="string">
                <text:p>writer</text:p>
              </table:table-cell>
              <table:table-cell office:value-type="float" office:value="0.1272151">
                <text:p>0.1272151</text:p>
              </table:table-cell>
              <table:table-cell office:value-type="float" office:value="0.95246771">
                <text:p>0.95246771</text:p>
              </table:table-cell>
              <table:table-cell office:value-type="float" office:value="0.06615564">
                <text:p>0.06615564</text:p>
              </table:table-cell>
              <table:table-cell office:value-type="float" office:value="0.98265142">
                <text:p>0.98265142</text:p>
              </table:table-cell>
            </table:table-row>
            <table:table-row>
              <table:table-cell office:value-type="string">
                <text:p>battle</text:p>
              </table:table-cell>
              <table:table-cell office:value-type="float" office:value="0.0358502">
                <text:p>0.0358502</text:p>
              </table:table-cell>
              <table:table-cell office:value-type="float" office:value="0.95153669">
                <text:p>0.95153669</text:p>
              </table:table-cell>
              <table:table-cell office:value-type="float" office:value="0.02649861">
                <text:p>0.02649861</text:p>
              </table:table-cell>
              <table:table-cell office:value-type="float" office:value="0.97786842">
                <text:p>0.97786842</text:p>
              </table:table-cell>
            </table:table-row>
            <table:table-row>
              <table:table-cell office:value-type="string">
                <text:p>deathPlace</text:p>
              </table:table-cell>
              <table:table-cell office:value-type="float" office:value="0.0651305">
                <text:p>0.0651305</text:p>
              </table:table-cell>
              <table:table-cell office:value-type="float" office:value="0.94990988">
                <text:p>0.94990988</text:p>
              </table:table-cell>
              <table:table-cell office:value-type="float" office:value="0.05424221">
                <text:p>0.05424221</text:p>
              </table:table-cell>
              <table:table-cell office:value-type="float" office:value="0.97171758">
                <text:p>0.97171758</text:p>
              </table:table-cell>
            </table:table-row>
            <table:table-row>
              <table:table-cell office:value-type="string">
                <text:p>birthPlace</text:p>
              </table:table-cell>
              <table:table-cell office:value-type="float" office:value="0.16486412">
                <text:p>0.16486412</text:p>
              </table:table-cell>
              <table:table-cell office:value-type="float" office:value="0.94610615">
                <text:p>0.94610615</text:p>
              </table:table-cell>
              <table:table-cell office:value-type="float" office:value="0.14648706">
                <text:p>0.14648706</text:p>
              </table:table-cell>
              <table:table-cell office:value-type="float" office:value="0.97279111">
                <text:p>0.97279111</text:p>
              </table:table-cell>
            </table:table-row>
            <table:table-row>
              <table:table-cell office:value-type="string">
                <text:p>knownFor</text:p>
              </table:table-cell>
              <table:table-cell office:value-type="float" office:value="0.01874356">
                <text:p>0.01874356</text:p>
              </table:table-cell>
              <table:table-cell office:value-type="float" office:value="0.94278041">
                <text:p>0.94278041</text:p>
              </table:table-cell>
              <table:table-cell office:value-type="float" office:value="0.01490222">
                <text:p>0.01490222</text:p>
              </table:table-cell>
              <table:table-cell office:value-type="float" office:value="0.97822152">
                <text:p>0.97822152</text:p>
              </table:table-cell>
            </table:table-row>
            <table:table-row>
              <table:table-cell office:value-type="string">
                <text:p>starring</text:p>
              </table:table-cell>
              <table:table-cell office:value-type="float" office:value="0.09690572">
                <text:p>0.09690572</text:p>
              </table:table-cell>
              <table:table-cell office:value-type="float" office:value="0.94200901">
                <text:p>0.94200901</text:p>
              </table:table-cell>
              <table:table-cell office:value-type="float" office:value="0.05148285">
                <text:p>0.05148285</text:p>
              </table:table-cell>
              <table:table-cell office:value-type="float" office:value="0.98283063">
                <text:p>0.98283063</text:p>
              </table:table-cell>
            </table:table-row>
            <table:table-row>
              <table:table-cell office:value-type="string">
                <text:p>musicComposer</text:p>
              </table:table-cell>
              <table:table-cell office:value-type="float" office:value="0.07685304">
                <text:p>0.07685304</text:p>
              </table:table-cell>
              <table:table-cell office:value-type="float" office:value="0.94157746">
                <text:p>0.94157746</text:p>
              </table:table-cell>
              <table:table-cell office:value-type="float" office:value="0.03111828">
                <text:p>0.03111828</text:p>
              </table:table-cell>
              <table:table-cell office:value-type="float" office:value="0.97577465">
                <text:p>0.97577465</text:p>
              </table:table-cell>
            </table:table-row>
            <table:table-row>
              <table:table-cell office:value-type="string">
                <text:p>recordLabel</text:p>
              </table:table-cell>
              <table:table-cell office:value-type="float" office:value="0.19956373">
                <text:p>0.19956373</text:p>
              </table:table-cell>
              <table:table-cell office:value-type="float" office:value="0.94051684">
                <text:p>0.94051684</text:p>
              </table:table-cell>
              <table:table-cell office:value-type="float" office:value="0.15479863">
                <text:p>0.15479863</text:p>
              </table:table-cell>
              <table:table-cell office:value-type="float" office:value="0.97977134">
                <text:p>0.97977134</text:p>
              </table:table-cell>
            </table:table-row>
            <table:table-row>
              <table:table-cell office:value-type="string">
                <text:p>portrayer</text:p>
              </table:table-cell>
              <table:table-cell office:value-type="float" office:value="0.01836314">
                <text:p>0.01836314</text:p>
              </table:table-cell>
              <table:table-cell office:value-type="float" office:value="0.93938161">
                <text:p>0.93938161</text:p>
              </table:table-cell>
              <table:table-cell office:value-type="float" office:value="0.00928925">
                <text:p>0.00928925</text:p>
              </table:table-cell>
              <table:table-cell office:value-type="float" office:value="0.9825061">
                <text:p>0.9825061</text:p>
              </table:table-cell>
            </table:table-row>
            <table:table-row>
              <table:table-cell office:value-type="string">
                <text:p>highschool</text:p>
              </table:table-cell>
              <table:table-cell office:value-type="float" office:value="0.00380324">
                <text:p>0.00380324</text:p>
              </table:table-cell>
              <table:table-cell office:value-type="float" office:value="0.93508388">
                <text:p>0.93508388</text:p>
              </table:table-cell>
              <table:table-cell office:value-type="float" office:value="0.00243453">
                <text:p>0.00243453</text:p>
              </table:table-cell>
              <table:table-cell office:value-type="float" office:value="0.98176513">
                <text:p>0.98176513</text:p>
              </table:table-cell>
            </table:table-row>
            <table:table-row>
              <table:table-cell office:value-type="string">
                <text:p>influencedBy</text:p>
              </table:table-cell>
              <table:table-cell office:value-type="float" office:value="0.00704346">
                <text:p>0.00704346</text:p>
              </table:table-cell>
              <table:table-cell office:value-type="float" office:value="0.93321388">
                <text:p>0.93321388</text:p>
              </table:table-cell>
              <table:table-cell office:value-type="float" office:value="0.00571002">
                <text:p>0.00571002</text:p>
              </table:table-cell>
              <table:table-cell office:value-type="float" office:value="0.97410002">
                <text:p>0.97410002</text:p>
              </table:table-cell>
            </table:table-row>
            <table:table-row>
              <table:table-cell office:value-type="string">
                <text:p>musicalArtist</text:p>
              </table:table-cell>
              <table:table-cell office:value-type="float" office:value="0.09077229">
                <text:p>0.09077229</text:p>
              </table:table-cell>
              <table:table-cell office:value-type="float" office:value="0.92305731">
                <text:p>0.92305731</text:p>
              </table:table-cell>
              <table:table-cell office:value-type="float" office:value="0.06089302">
                <text:p>0.06089302</text:p>
              </table:table-cell>
              <table:table-cell office:value-type="float" office:value="0.97429293">
                <text:p>0.97429293</text:p>
              </table:table-cell>
            </table:table-row>
            <table:table-row>
              <table:table-cell office:value-type="string">
                <text:p>musicalBand</text:p>
              </table:table-cell>
              <table:table-cell office:value-type="float" office:value="0.09077229">
                <text:p>0.09077229</text:p>
              </table:table-cell>
              <table:table-cell office:value-type="float" office:value="0.92305731">
                <text:p>0.92305731</text:p>
              </table:table-cell>
              <table:table-cell office:value-type="float" office:value="0.06089302">
                <text:p>0.06089302</text:p>
              </table:table-cell>
              <table:table-cell office:value-type="float" office:value="0.97429293">
                <text:p>0.97429293</text:p>
              </table:table-cell>
            </table:table-row>
            <table:table-row>
              <table:table-cell office:value-type="string">
                <text:p>state</text:p>
              </table:table-cell>
              <table:table-cell office:value-type="float" office:value="0.05258606">
                <text:p>0.05258606</text:p>
              </table:table-cell>
              <table:table-cell office:value-type="float" office:value="0.92265748">
                <text:p>0.92265748</text:p>
              </table:table-cell>
              <table:table-cell office:value-type="float" office:value="0.03732926">
                <text:p>0.03732926</text:p>
              </table:table-cell>
              <table:table-cell office:value-type="float" office:value="0.98618792">
                <text:p>0.98618792</text:p>
              </table:table-cell>
            </table:table-row>
            <table:table-row>
              <table:table-cell office:value-type="string">
                <text:p>militaryBranch</text:p>
              </table:table-cell>
              <table:table-cell office:value-type="float" office:value="0.04820985">
                <text:p>0.04820985</text:p>
              </table:table-cell>
              <table:table-cell office:value-type="float" office:value="0.92063106">
                <text:p>0.92063106</text:p>
              </table:table-cell>
              <table:table-cell office:value-type="float" office:value="0.03442878">
                <text:p>0.03442878</text:p>
              </table:table-cell>
              <table:table-cell office:value-type="float" office:value="0.96372103">
                <text:p>0.96372103</text:p>
              </table:table-cell>
            </table:table-row>
            <table:table-row>
              <table:table-cell office:value-type="string">
                <text:p>successor</text:p>
              </table:table-cell>
              <table:table-cell office:value-type="float" office:value="0.04564783">
                <text:p>0.04564783</text:p>
              </table:table-cell>
              <table:table-cell office:value-type="float" office:value="0.91582957">
                <text:p>0.91582957</text:p>
              </table:table-cell>
              <table:table-cell office:value-type="float" office:value="0.03911733">
                <text:p>0.03911733</text:p>
              </table:table-cell>
              <table:table-cell office:value-type="float" office:value="0.94482206">
                <text:p>0.94482206</text:p>
              </table:table-cell>
            </table:table-row>
            <table:table-row>
              <table:table-cell office:value-type="string">
                <text:p>director</text:p>
              </table:table-cell>
              <table:table-cell office:value-type="float" office:value="0.14456169">
                <text:p>0.14456169</text:p>
              </table:table-cell>
              <table:table-cell office:value-type="float" office:value="0.91507094">
                <text:p>0.91507094</text:p>
              </table:table-cell>
              <table:table-cell office:value-type="float" office:value="0.06300858">
                <text:p>0.06300858</text:p>
              </table:table-cell>
              <table:table-cell office:value-type="float" office:value="0.96646309">
                <text:p>0.96646309</text:p>
              </table:table-cell>
            </table:table-row>
            <table:table-row>
              <table:table-cell office:value-type="string">
                <text:p>computingPlatform</text:p>
              </table:table-cell>
              <table:table-cell office:value-type="float" office:value="0.0820501">
                <text:p>0.0820501</text:p>
              </table:table-cell>
              <table:table-cell office:value-type="float" office:value="0.90642132">
                <text:p>0.90642132</text:p>
              </table:table-cell>
              <table:table-cell office:value-type="float" office:value="0.04442815">
                <text:p>0.04442815</text:p>
              </table:table-cell>
              <table:table-cell office:value-type="float" office:value="0.95722738">
                <text:p>0.95722738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0.01352778">
                <text:p>0.01352778</text:p>
              </table:table-cell>
              <table:table-cell office:value-type="float" office:value="0.90134014">
                <text:p>0.90134014</text:p>
              </table:table-cell>
              <table:table-cell office:value-type="float" office:value="0.00964635">
                <text:p>0.00964635</text:p>
              </table:table-cell>
              <table:table-cell office:value-type="float" office:value="0.95073389">
                <text:p>0.95073389</text:p>
              </table:table-cell>
            </table:table-row>
            <table:table-row>
              <table:table-cell office:value-type="string">
                <text:p>location</text:p>
              </table:table-cell>
              <table:table-cell office:value-type="float" office:value="0.15817615">
                <text:p>0.15817615</text:p>
              </table:table-cell>
              <table:table-cell office:value-type="float" office:value="0.89990403">
                <text:p>0.89990403</text:p>
              </table:table-cell>
              <table:table-cell office:value-type="float" office:value="0.11997884">
                <text:p>0.11997884</text:p>
              </table:table-cell>
              <table:table-cell office:value-type="float" office:value="0.96690194">
                <text:p>0.96690194</text:p>
              </table:table-cell>
            </table:table-row>
            <table:table-row>
              <table:table-cell office:value-type="string">
                <text:p>relation</text:p>
              </table:table-cell>
              <table:table-cell office:value-type="float" office:value="0.00725107">
                <text:p>0.00725107</text:p>
              </table:table-cell>
              <table:table-cell office:value-type="float" office:value="0.88793103">
                <text:p>0.88793103</text:p>
              </table:table-cell>
              <table:table-cell office:value-type="float" office:value="0.00502669">
                <text:p>0.00502669</text:p>
              </table:table-cell>
              <table:table-cell office:value-type="float" office:value="0.95954907">
                <text:p>0.95954907</text:p>
              </table:table-cell>
            </table:table-row>
            <table:table-row>
              <table:table-cell office:value-type="string">
                <text:p>hometown</text:p>
              </table:table-cell>
              <table:table-cell office:value-type="float" office:value="0.05075321">
                <text:p>0.05075321</text:p>
              </table:table-cell>
              <table:table-cell office:value-type="float" office:value="0.88493961">
                <text:p>0.88493961</text:p>
              </table:table-cell>
              <table:table-cell office:value-type="float" office:value="0.03760548">
                <text:p>0.03760548</text:p>
              </table:table-cell>
              <table:table-cell office:value-type="float" office:value="0.95333526">
                <text:p>0.95333526</text:p>
              </table:table-cell>
            </table:table-row>
            <table:table-row>
              <table:table-cell office:value-type="string">
                <text:p>residence</text:p>
              </table:table-cell>
              <table:table-cell office:value-type="float" office:value="0.0300424">
                <text:p>0.0300424</text:p>
              </table:table-cell>
              <table:table-cell office:value-type="float" office:value="0.88443337">
                <text:p>0.88443337</text:p>
              </table:table-cell>
              <table:table-cell office:value-type="float" office:value="0.0217131">
                <text:p>0.0217131</text:p>
              </table:table-cell>
              <table:table-cell office:value-type="float" office:value="0.93797189">
                <text:p>0.93797189</text:p>
              </table:table-cell>
            </table:table-row>
            <table:table-row>
              <table:table-cell office:value-type="string">
                <text:p>president</text:p>
              </table:table-cell>
              <table:table-cell office:value-type="float" office:value="0.0093781">
                <text:p>0.0093781</text:p>
              </table:table-cell>
              <table:table-cell office:value-type="float" office:value="0.87682421">
                <text:p>0.87682421</text:p>
              </table:table-cell>
              <table:table-cell office:value-type="float" office:value="0.00635034">
                <text:p>0.00635034</text:p>
              </table:table-cell>
              <table:table-cell office:value-type="float" office:value="0.94015263">
                <text:p>0.94015263</text:p>
              </table:table-cell>
            </table:table-row>
            <table:table-row>
              <table:table-cell office:value-type="string">
                <text:p>league</text:p>
              </table:table-cell>
              <table:table-cell office:value-type="float" office:value="0.03328412">
                <text:p>0.03328412</text:p>
              </table:table-cell>
              <table:table-cell office:value-type="float" office:value="0.87594504">
                <text:p>0.87594504</text:p>
              </table:table-cell>
              <table:table-cell office:value-type="float" office:value="0.02624009">
                <text:p>0.02624009</text:p>
              </table:table-cell>
              <table:table-cell office:value-type="float" office:value="0.94901716">
                <text:p>0.94901716</text:p>
              </table:table-cell>
            </table:table-row>
            <table:table-row>
              <table:table-cell office:value-type="string">
                <text:p>nationality</text:p>
              </table:table-cell>
              <table:table-cell office:value-type="float" office:value="0.06574089">
                <text:p>0.06574089</text:p>
              </table:table-cell>
              <table:table-cell office:value-type="float" office:value="0.87569154">
                <text:p>0.87569154</text:p>
              </table:table-cell>
              <table:table-cell office:value-type="float" office:value="0.05439713">
                <text:p>0.05439713</text:p>
              </table:table-cell>
              <table:table-cell office:value-type="float" office:value="0.93965622">
                <text:p>0.93965622</text:p>
              </table:table-cell>
            </table:table-row>
            <table:table-row>
              <table:table-cell office:value-type="string">
                <text:p>hubAirport</text:p>
              </table:table-cell>
              <table:table-cell office:value-type="float" office:value="0.02673019">
                <text:p>0.02673019</text:p>
              </table:table-cell>
              <table:table-cell office:value-type="float" office:value="0.87075848">
                <text:p>0.87075848</text:p>
              </table:table-cell>
              <table:table-cell office:value-type="float" office:value="0.00945966">
                <text:p>0.00945966</text:p>
              </table:table-cell>
              <table:table-cell office:value-type="float" office:value="0.94111776">
                <text:p>0.94111776</text:p>
              </table:table-cell>
            </table:table-row>
            <table:table-row>
              <table:table-cell office:value-type="string">
                <text:p>operatedBy</text:p>
              </table:table-cell>
              <table:table-cell office:value-type="float" office:value="0.02990916">
                <text:p>0.02990916</text:p>
              </table:table-cell>
              <table:table-cell office:value-type="float" office:value="0.86986436">
                <text:p>0.86986436</text:p>
              </table:table-cell>
              <table:table-cell office:value-type="float" office:value="0.01715097">
                <text:p>0.01715097</text:p>
              </table:table-cell>
              <table:table-cell office:value-type="float" office:value="0.97149597">
                <text:p>0.97149597</text:p>
              </table:table-cell>
            </table:table-row>
            <table:table-row>
              <table:table-cell office:value-type="string">
                <text:p>country</text:p>
              </table:table-cell>
              <table:table-cell office:value-type="float" office:value="0.32644272">
                <text:p>0.32644272</text:p>
              </table:table-cell>
              <table:table-cell office:value-type="float" office:value="0.86879844">
                <text:p>0.86879844</text:p>
              </table:table-cell>
              <table:table-cell office:value-type="float" office:value="0.31965761">
                <text:p>0.31965761</text:p>
              </table:table-cell>
              <table:table-cell office:value-type="float" office:value="0.96554806">
                <text:p>0.96554806</text:p>
              </table:table-cell>
            </table:table-row>
            <table:table-row>
              <table:table-cell office:value-type="string">
                <text:p>employer</text:p>
              </table:table-cell>
              <table:table-cell office:value-type="float" office:value="0.00541422">
                <text:p>0.00541422</text:p>
              </table:table-cell>
              <table:table-cell office:value-type="float" office:value="0.86707239">
                <text:p>0.86707239</text:p>
              </table:table-cell>
              <table:table-cell office:value-type="float" office:value="0.00395757">
                <text:p>0.00395757</text:p>
              </table:table-cell>
              <table:table-cell office:value-type="float" office:value="0.94042281">
                <text:p>0.94042281</text:p>
              </table:table-cell>
            </table:table-row>
            <table:table-row>
              <table:table-cell office:value-type="string">
                <text:p>sourceCountry</text:p>
              </table:table-cell>
              <table:table-cell office:value-type="float" office:value="0.30792049">
                <text:p>0.30792049</text:p>
              </table:table-cell>
              <table:table-cell office:value-type="float" office:value="0.86384695">
                <text:p>0.86384695</text:p>
              </table:table-cell>
              <table:table-cell office:value-type="float" office:value="0.09945021">
                <text:p>0.09945021</text:p>
              </table:table-cell>
              <table:table-cell office:value-type="float" office:value="0.97923816">
                <text:p>0.97923816</text:p>
              </table:table-cell>
            </table:table-row>
            <table:table-row>
              <table:table-cell office:value-type="string">
                <text:p>isPartOfMilitaryConflict</text:p>
              </table:table-cell>
              <table:table-cell office:value-type="float" office:value="0.0715751">
                <text:p>0.0715751</text:p>
              </table:table-cell>
              <table:table-cell office:value-type="float" office:value="0.86099138">
                <text:p>0.86099138</text:p>
              </table:table-cell>
              <table:table-cell office:value-type="float" office:value="0.03235004">
                <text:p>0.03235004</text:p>
              </table:table-cell>
              <table:table-cell office:value-type="float" office:value="0.93771552">
                <text:p>0.93771552</text:p>
              </table:table-cell>
            </table:table-row>
            <table:table-row>
              <table:table-cell office:value-type="string">
                <text:p>formerBroadcastNetwork</text:p>
              </table:table-cell>
              <table:table-cell office:value-type="float" office:value="0.01733469">
                <text:p>0.01733469</text:p>
              </table:table-cell>
              <table:table-cell office:value-type="float" office:value="0.85815217">
                <text:p>0.85815217</text:p>
              </table:table-cell>
              <table:table-cell office:value-type="float" office:value="0.01004299">
                <text:p>0.01004299</text:p>
              </table:table-cell>
              <table:table-cell office:value-type="float" office:value="0.94076087">
                <text:p>0.94076087</text:p>
              </table:table-cell>
            </table:table-row>
            <table:table-row>
              <table:table-cell office:value-type="string">
                <text:p>ground</text:p>
              </table:table-cell>
              <table:table-cell office:value-type="float" office:value="0.09323041">
                <text:p>0.09323041</text:p>
              </table:table-cell>
              <table:table-cell office:value-type="float" office:value="0.84886682">
                <text:p>0.84886682</text:p>
              </table:table-cell>
              <table:table-cell office:value-type="float" office:value="0.03845057">
                <text:p>0.03845057</text:p>
              </table:table-cell>
              <table:table-cell office:value-type="float" office:value="0.92742552">
                <text:p>0.92742552</text:p>
              </table:table-cell>
            </table:table-row>
            <table:table-row>
              <table:table-cell office:value-type="string">
                <text:p>place</text:p>
              </table:table-cell>
              <table:table-cell office:value-type="float" office:value="0.09823138">
                <text:p>0.09823138</text:p>
              </table:table-cell>
              <table:table-cell office:value-type="float" office:value="0.84774242">
                <text:p>0.84774242</text:p>
              </table:table-cell>
              <table:table-cell office:value-type="float" office:value="0.04648302">
                <text:p>0.04648302</text:p>
              </table:table-cell>
              <table:table-cell office:value-type="float" office:value="0.92236929">
                <text:p>0.92236929</text:p>
              </table:table-cell>
            </table:table-row>
            <table:table-row>
              <table:table-cell office:value-type="string">
                <text:p>broadcastNetwork</text:p>
              </table:table-cell>
              <table:table-cell office:value-type="float" office:value="0.05643607">
                <text:p>0.05643607</text:p>
              </table:table-cell>
              <table:table-cell office:value-type="float" office:value="0.84688143">
                <text:p>0.84688143</text:p>
              </table:table-cell>
              <table:table-cell office:value-type="float" office:value="0.03081124">
                <text:p>0.03081124</text:p>
              </table:table-cell>
              <table:table-cell office:value-type="float" office:value="0.93735435">
                <text:p>0.93735435</text:p>
              </table:table-cell>
            </table:table-row>
            <table:table-row>
              <table:table-cell office:value-type="string">
                <text:p>restingPlace</text:p>
              </table:table-cell>
              <table:table-cell office:value-type="float" office:value="0.02392352">
                <text:p>0.02392352</text:p>
              </table:table-cell>
              <table:table-cell office:value-type="float" office:value="0.83788122">
                <text:p>0.83788122</text:p>
              </table:table-cell>
              <table:table-cell office:value-type="float" office:value="0.0148807">
                <text:p>0.0148807</text:p>
              </table:table-cell>
              <table:table-cell office:value-type="float" office:value="0.91011236">
                <text:p>0.91011236</text:p>
              </table:table-cell>
            </table:table-row>
            <table:table-row>
              <table:table-cell office:value-type="string">
                <text:p>award</text:p>
              </table:table-cell>
              <table:table-cell office:value-type="float" office:value="0.03932455">
                <text:p>0.03932455</text:p>
              </table:table-cell>
              <table:table-cell office:value-type="float" office:value="0.83690913">
                <text:p>0.83690913</text:p>
              </table:table-cell>
              <table:table-cell office:value-type="float" office:value="0.03091432">
                <text:p>0.03091432</text:p>
              </table:table-cell>
              <table:table-cell office:value-type="float" office:value="0.92787752">
                <text:p>0.92787752</text:p>
              </table:table-cell>
            </table:table-row>
            <table:table-row>
              <table:table-cell office:value-type="string">
                <text:p>narrator</text:p>
              </table:table-cell>
              <table:table-cell office:value-type="float" office:value="0.00614162">
                <text:p>0.00614162</text:p>
              </table:table-cell>
              <table:table-cell office:value-type="float" office:value="0.83598875">
                <text:p>0.83598875</text:p>
              </table:table-cell>
              <table:table-cell office:value-type="float" office:value="0.00267453">
                <text:p>0.00267453</text:p>
              </table:table-cell>
              <table:table-cell office:value-type="float" office:value="0.93220868">
                <text:p>0.93220868</text:p>
              </table:table-cell>
            </table:table-row>
            <table:table-row>
              <table:table-cell office:value-type="string">
                <text:p>builder</text:p>
              </table:table-cell>
              <table:table-cell office:value-type="float" office:value="0.0792595">
                <text:p>0.0792595</text:p>
              </table:table-cell>
              <table:table-cell office:value-type="float" office:value="0.83067801">
                <text:p>0.83067801</text:p>
              </table:table-cell>
              <table:table-cell office:value-type="float" office:value="0.04545593">
                <text:p>0.04545593</text:p>
              </table:table-cell>
              <table:table-cell office:value-type="float" office:value="0.92492911">
                <text:p>0.92492911</text:p>
              </table:table-cell>
            </table:table-row>
            <table:table-row>
              <table:table-cell office:value-type="string">
                <text:p>broadcastArea</text:p>
              </table:table-cell>
              <table:table-cell office:value-type="float" office:value="0.10023723">
                <text:p>0.10023723</text:p>
              </table:table-cell>
              <table:table-cell office:value-type="float" office:value="0.82741529">
                <text:p>0.82741529</text:p>
              </table:table-cell>
              <table:table-cell office:value-type="float" office:value="0.03264986">
                <text:p>0.03264986</text:p>
              </table:table-cell>
              <table:table-cell office:value-type="float" office:value="0.91760787">
                <text:p>0.91760787</text:p>
              </table:table-cell>
            </table:table-row>
            <table:table-row>
              <table:table-cell office:value-type="string">
                <text:p>religion</text:p>
              </table:table-cell>
              <table:table-cell office:value-type="float" office:value="0.05599112">
                <text:p>0.05599112</text:p>
              </table:table-cell>
              <table:table-cell office:value-type="float" office:value="0.82556987">
                <text:p>0.82556987</text:p>
              </table:table-cell>
              <table:table-cell office:value-type="float" office:value="0.03750038">
                <text:p>0.03750038</text:p>
              </table:table-cell>
              <table:table-cell office:value-type="float" office:value="0.91869177">
                <text:p>0.91869177</text:p>
              </table:table-cell>
            </table:table-row>
            <table:table-row>
              <table:table-cell office:value-type="string">
                <text:p>riverMouth</text:p>
              </table:table-cell>
              <table:table-cell office:value-type="float" office:value="0.15648646">
                <text:p>0.15648646</text:p>
              </table:table-cell>
              <table:table-cell office:value-type="float" office:value="0.82448482">
                <text:p>0.82448482</text:p>
              </table:table-cell>
              <table:table-cell office:value-type="float" office:value="0.06767068">
                <text:p>0.06767068</text:p>
              </table:table-cell>
              <table:table-cell office:value-type="float" office:value="0.97297297">
                <text:p>0.97297297</text:p>
              </table:table-cell>
            </table:table-row>
            <table:table-row>
              <table:table-cell office:value-type="string">
                <text:p>trainer</text:p>
              </table:table-cell>
              <table:table-cell office:value-type="float" office:value="0.01082901">
                <text:p>0.01082901</text:p>
              </table:table-cell>
              <table:table-cell office:value-type="float" office:value="0.82150859">
                <text:p>0.82150859</text:p>
              </table:table-cell>
              <table:table-cell office:value-type="float" office:value="0.00701656">
                <text:p>0.00701656</text:p>
              </table:table-cell>
              <table:table-cell office:value-type="float" office:value="0.92581529">
                <text:p>0.92581529</text:p>
              </table:table-cell>
            </table:table-row>
            <table:table-row>
              <table:table-cell office:value-type="string">
                <text:p>developer</text:p>
              </table:table-cell>
              <table:table-cell office:value-type="float" office:value="0.05986512">
                <text:p>0.05986512</text:p>
              </table:table-cell>
              <table:table-cell office:value-type="float" office:value="0.8143943">
                <text:p>0.8143943</text:p>
              </table:table-cell>
              <table:table-cell office:value-type="float" office:value="0.035018">
                <text:p>0.035018</text:p>
              </table:table-cell>
              <table:table-cell office:value-type="float" office:value="0.90888098">
                <text:p>0.90888098</text:p>
              </table:table-cell>
            </table:table-row>
            <table:table-row>
              <table:table-cell office:value-type="string">
                <text:p>tenant</text:p>
              </table:table-cell>
              <table:table-cell office:value-type="float" office:value="0.03151341">
                <text:p>0.03151341</text:p>
              </table:table-cell>
              <table:table-cell office:value-type="float" office:value="0.81355932">
                <text:p>0.81355932</text:p>
              </table:table-cell>
              <table:table-cell office:value-type="float" office:value="0.01953143">
                <text:p>0.01953143</text:p>
              </table:table-cell>
              <table:table-cell office:value-type="float" office:value="0.9041942">
                <text:p>0.9041942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0.00667928">
                <text:p>0.00667928</text:p>
              </table:table-cell>
              <table:table-cell office:value-type="float" office:value="0.80584919">
                <text:p>0.80584919</text:p>
              </table:table-cell>
              <table:table-cell office:value-type="float" office:value="0.00453796">
                <text:p>0.00453796</text:p>
              </table:table-cell>
              <table:table-cell office:value-type="float" office:value="0.91719521">
                <text:p>0.91719521</text:p>
              </table:table-cell>
            </table:table-row>
            <table:table-row>
              <table:table-cell office:value-type="string">
                <text:p>parentCompany</text:p>
              </table:table-cell>
              <table:table-cell office:value-type="float" office:value="0.02031603">
                <text:p>0.02031603</text:p>
              </table:table-cell>
              <table:table-cell office:value-type="float" office:value="0.8042193">
                <text:p>0.8042193</text:p>
              </table:table-cell>
              <table:table-cell office:value-type="float" office:value="0.01254769">
                <text:p>0.01254769</text:p>
              </table:table-cell>
              <table:table-cell office:value-type="float" office:value="0.91440473">
                <text:p>0.91440473</text:p>
              </table:table-cell>
            </table:table-row>
            <table:table-row>
              <table:table-cell office:value-type="string">
                <text:p>relatedMeanOfTransportation</text:p>
              </table:table-cell>
              <table:table-cell office:value-type="float" office:value="0.00714644">
                <text:p>0.00714644</text:p>
              </table:table-cell>
              <table:table-cell office:value-type="float" office:value="0.79904592">
                <text:p>0.79904592</text:p>
              </table:table-cell>
              <table:table-cell office:value-type="float" office:value="0.0038791">
                <text:p>0.0038791</text:p>
              </table:table-cell>
              <table:table-cell office:value-type="float" office:value="0.91174717">
                <text:p>0.91174717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0.10196173">
                <text:p>0.10196173</text:p>
              </table:table-cell>
              <table:table-cell office:value-type="float" office:value="0.79049787">
                <text:p>0.79049787</text:p>
              </table:table-cell>
              <table:table-cell office:value-type="float" office:value="0.05567993">
                <text:p>0.05567993</text:p>
              </table:table-cell>
              <table:table-cell office:value-type="float" office:value="0.92836415">
                <text:p>0.92836415</text:p>
              </table:table-cell>
            </table:table-row>
            <table:table-row>
              <table:table-cell office:value-type="string">
                <text:p>influenced</text:p>
              </table:table-cell>
              <table:table-cell office:value-type="float" office:value="0.0073712">
                <text:p>0.0073712</text:p>
              </table:table-cell>
              <table:table-cell office:value-type="float" office:value="0.78554462">
                <text:p>0.78554462</text:p>
              </table:table-cell>
              <table:table-cell office:value-type="float" office:value="0.00475056">
                <text:p>0.00475056</text:p>
              </table:table-cell>
              <table:table-cell office:value-type="float" office:value="0.88734306">
                <text:p>0.88734306</text:p>
              </table:table-cell>
            </table:table-row>
            <table:table-row>
              <table:table-cell office:value-type="string">
                <text:p>album</text:p>
              </table:table-cell>
              <table:table-cell office:value-type="float" office:value="0.06899801">
                <text:p>0.06899801</text:p>
              </table:table-cell>
              <table:table-cell office:value-type="float" office:value="0.77998117">
                <text:p>0.77998117</text:p>
              </table:table-cell>
              <table:table-cell office:value-type="float" office:value="0.05547606">
                <text:p>0.05547606</text:p>
              </table:table-cell>
              <table:table-cell office:value-type="float" office:value="0.92626809">
                <text:p>0.92626809</text:p>
              </table:table-cell>
            </table:table-row>
            <table:table-row>
              <table:table-cell office:value-type="string">
                <text:p>city</text:p>
              </table:table-cell>
              <table:table-cell office:value-type="float" office:value="0.11066619">
                <text:p>0.11066619</text:p>
              </table:table-cell>
              <table:table-cell office:value-type="float" office:value="0.7751828">
                <text:p>0.7751828</text:p>
              </table:table-cell>
              <table:table-cell office:value-type="float" office:value="0.0665598">
                <text:p>0.0665598</text:p>
              </table:table-cell>
              <table:table-cell office:value-type="float" office:value="0.85739982">
                <text:p>0.85739982</text:p>
              </table:table-cell>
            </table:table-row>
            <table:table-row>
              <table:table-cell office:value-type="string">
                <text:p>occupation</text:p>
              </table:table-cell>
              <table:table-cell office:value-type="float" office:value="0.14262911">
                <text:p>0.14262911</text:p>
              </table:table-cell>
              <table:table-cell office:value-type="float" office:value="0.7728821">
                <text:p>0.7728821</text:p>
              </table:table-cell>
              <table:table-cell office:value-type="float" office:value="0.11828377">
                <text:p>0.11828377</text:p>
              </table:table-cell>
              <table:table-cell office:value-type="float" office:value="0.88871727">
                <text:p>0.88871727</text:p>
              </table:table-cell>
            </table:table-row>
            <table:table-row>
              <table:table-cell office:value-type="string">
                <text:p>board</text:p>
              </table:table-cell>
              <table:table-cell office:value-type="float" office:value="0.00165354">
                <text:p>0.00165354</text:p>
              </table:table-cell>
              <table:table-cell office:value-type="float" office:value="0.77272727">
                <text:p>0.77272727</text:p>
              </table:table-cell>
              <table:table-cell office:value-type="float" office:value="0.00089096">
                <text:p>0.00089096</text:p>
              </table:table-cell>
              <table:table-cell office:value-type="float" office:value="0.89049587">
                <text:p>0.89049587</text:p>
              </table:table-cell>
            </table:table-row>
            <table:table-row>
              <table:table-cell office:value-type="string">
                <text:p>profession</text:p>
              </table:table-cell>
              <table:table-cell office:value-type="float" office:value="0.05098488">
                <text:p>0.05098488</text:p>
              </table:table-cell>
              <table:table-cell office:value-type="float" office:value="0.77060644">
                <text:p>0.77060644</text:p>
              </table:table-cell>
              <table:table-cell office:value-type="float" office:value="0.02834692">
                <text:p>0.02834692</text:p>
              </table:table-cell>
              <table:table-cell office:value-type="float" office:value="0.89120715">
                <text:p>0.89120715</text:p>
              </table:table-cell>
            </table:table-row>
            <table:table-row>
              <table:table-cell office:value-type="string">
                <text:p>deputy</text:p>
              </table:table-cell>
              <table:table-cell office:value-type="float" office:value="0.0036761">
                <text:p>0.0036761</text:p>
              </table:table-cell>
              <table:table-cell office:value-type="float" office:value="0.76986951">
                <text:p>0.76986951</text:p>
              </table:table-cell>
              <table:table-cell office:value-type="float" office:value="0.00228105">
                <text:p>0.00228105</text:p>
              </table:table-cell>
              <table:table-cell office:value-type="float" office:value="0.85883749">
                <text:p>0.85883749</text:p>
              </table:table-cell>
            </table:table-row>
            <table:table-row>
              <table:table-cell office:value-type="string">
                <text:p>architect</text:p>
              </table:table-cell>
              <table:table-cell office:value-type="float" office:value="0.0504588">
                <text:p>0.0504588</text:p>
              </table:table-cell>
              <table:table-cell office:value-type="float" office:value="0.74450402">
                <text:p>0.74450402</text:p>
              </table:table-cell>
              <table:table-cell office:value-type="float" office:value="0.02932929">
                <text:p>0.02932929</text:p>
              </table:table-cell>
              <table:table-cell office:value-type="float" office:value="0.85433423">
                <text:p>0.85433423</text:p>
              </table:table-cell>
            </table:table-row>
            <table:table-row>
              <table:table-cell office:value-type="string">
                <text:p>governor</text:p>
              </table:table-cell>
              <table:table-cell office:value-type="float" office:value="0.00905133">
                <text:p>0.00905133</text:p>
              </table:table-cell>
              <table:table-cell office:value-type="float" office:value="0.73613894">
                <text:p>0.73613894</text:p>
              </table:table-cell>
              <table:table-cell office:value-type="float" office:value="0.00501541">
                <text:p>0.00501541</text:p>
              </table:table-cell>
              <table:table-cell office:value-type="float" office:value="0.87374749">
                <text:p>0.87374749</text:p>
              </table:table-cell>
            </table:table-row>
            <table:table-row>
              <table:table-cell office:value-type="string">
                <text:p>owner</text:p>
              </table:table-cell>
              <table:table-cell office:value-type="float" office:value="0.05524995">
                <text:p>0.05524995</text:p>
              </table:table-cell>
              <table:table-cell office:value-type="float" office:value="0.7330602">
                <text:p>0.7330602</text:p>
              </table:table-cell>
              <table:table-cell office:value-type="float" office:value="0.04406204">
                <text:p>0.04406204</text:p>
              </table:table-cell>
              <table:table-cell office:value-type="float" office:value="0.87073222">
                <text:p>0.87073222</text:p>
              </table:table-cell>
            </table:table-row>
            <table:table-row>
              <table:table-cell office:value-type="string">
                <text:p>owningCompany</text:p>
              </table:table-cell>
              <table:table-cell office:value-type="float" office:value="0.02308162">
                <text:p>0.02308162</text:p>
              </table:table-cell>
              <table:table-cell office:value-type="float" office:value="0.72811003">
                <text:p>0.72811003</text:p>
              </table:table-cell>
              <table:table-cell office:value-type="float" office:value="0.01626011">
                <text:p>0.01626011</text:p>
              </table:table-cell>
              <table:table-cell office:value-type="float" office:value="0.87424782">
                <text:p>0.87424782</text:p>
              </table:table-cell>
            </table:table-row>
            <table:table-row>
              <table:table-cell office:value-type="string">
                <text:p>isPartOf</text:p>
              </table:table-cell>
              <table:table-cell office:value-type="float" office:value="0.32117969">
                <text:p>0.32117969</text:p>
              </table:table-cell>
              <table:table-cell office:value-type="float" office:value="0.71022572">
                <text:p>0.71022572</text:p>
              </table:table-cell>
              <table:table-cell office:value-type="float" office:value="0.21087505">
                <text:p>0.21087505</text:p>
              </table:table-cell>
              <table:table-cell office:value-type="float" office:value="0.94697709">
                <text:p>0.94697709</text:p>
              </table:table-cell>
            </table:table-row>
            <table:table-row>
              <table:table-cell office:value-type="string">
                <text:p>creator</text:p>
              </table:table-cell>
              <table:table-cell office:value-type="float" office:value="0.06369921">
                <text:p>0.06369921</text:p>
              </table:table-cell>
              <table:table-cell office:value-type="float" office:value="0.70981905">
                <text:p>0.70981905</text:p>
              </table:table-cell>
              <table:table-cell office:value-type="float" office:value="0.03723956">
                <text:p>0.03723956</text:p>
              </table:table-cell>
              <table:table-cell office:value-type="float" office:value="0.86216072">
                <text:p>0.86216072</text:p>
              </table:table-cell>
            </table:table-row>
            <table:table-row>
              <table:table-cell office:value-type="string">
                <text:p>operator</text:p>
              </table:table-cell>
              <table:table-cell office:value-type="float" office:value="0.02229402">
                <text:p>0.02229402</text:p>
              </table:table-cell>
              <table:table-cell office:value-type="float" office:value="0.70211575">
                <text:p>0.70211575</text:p>
              </table:table-cell>
              <table:table-cell office:value-type="float" office:value="0.01692797">
                <text:p>0.01692797</text:p>
              </table:table-cell>
              <table:table-cell office:value-type="float" office:value="0.81137356">
                <text:p>0.81137356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01089332">
                <text:p>0.01089332</text:p>
              </table:table-cell>
              <table:table-cell office:value-type="float" office:value="0.70201196">
                <text:p>0.70201196</text:p>
              </table:table-cell>
              <table:table-cell office:value-type="float" office:value="0.00656601">
                <text:p>0.00656601</text:p>
              </table:table-cell>
              <table:table-cell office:value-type="float" office:value="0.85154976">
                <text:p>0.85154976</text:p>
              </table:table-cell>
            </table:table-row>
            <table:table-row>
              <table:table-cell office:value-type="string">
                <text:p>routeJunction</text:p>
              </table:table-cell>
              <table:table-cell office:value-type="float" office:value="0.04526753">
                <text:p>0.04526753</text:p>
              </table:table-cell>
              <table:table-cell office:value-type="float" office:value="0.70178765">
                <text:p>0.70178765</text:p>
              </table:table-cell>
              <table:table-cell office:value-type="float" office:value="0.01819407">
                <text:p>0.01819407</text:p>
              </table:table-cell>
              <table:table-cell office:value-type="float" office:value="0.8338299">
                <text:p>0.8338299</text:p>
              </table:table-cell>
            </table:table-row>
            <table:table-row>
              <table:table-cell office:value-type="string">
                <text:p>formerBandMember</text:p>
              </table:table-cell>
              <table:table-cell office:value-type="float" office:value="0.04799422">
                <text:p>0.04799422</text:p>
              </table:table-cell>
              <table:table-cell office:value-type="float" office:value="0.68560815">
                <text:p>0.68560815</text:p>
              </table:table-cell>
              <table:table-cell office:value-type="float" office:value="0.02826657">
                <text:p>0.02826657</text:p>
              </table:table-cell>
              <table:table-cell office:value-type="float" office:value="0.84562466">
                <text:p>0.84562466</text:p>
              </table:table-cell>
            </table:table-row>
            <table:table-row>
              <table:table-cell office:value-type="string">
                <text:p>whaDraftTeam</text:p>
              </table:table-cell>
              <table:table-cell office:value-type="float" office:value="0.00137754">
                <text:p>0.00137754</text:p>
              </table:table-cell>
              <table:table-cell office:value-type="float" office:value="0.68510638">
                <text:p>0.68510638</text:p>
              </table:table-cell>
              <table:table-cell office:value-type="float" office:value="0.00100709">
                <text:p>0.00100709</text:p>
              </table:table-cell>
              <table:table-cell office:value-type="float" office:value="0.90638298">
                <text:p>0.90638298</text:p>
              </table:table-cell>
            </table:table-row>
            <table:table-row>
              <table:table-cell office:value-type="string">
                <text:p>publisher</text:p>
              </table:table-cell>
              <table:table-cell office:value-type="float" office:value="0.07779211">
                <text:p>0.07779211</text:p>
              </table:table-cell>
              <table:table-cell office:value-type="float" office:value="0.67533704">
                <text:p>0.67533704</text:p>
              </table:table-cell>
              <table:table-cell office:value-type="float" office:value="0.05598696">
                <text:p>0.05598696</text:p>
              </table:table-cell>
              <table:table-cell office:value-type="float" office:value="0.84842007">
                <text:p>0.84842007</text:p>
              </table:table-cell>
            </table:table-row>
            <table:table-row>
              <table:table-cell office:value-type="string">
                <text:p>author</text:p>
              </table:table-cell>
              <table:table-cell office:value-type="float" office:value="0.04742569">
                <text:p>0.04742569</text:p>
              </table:table-cell>
              <table:table-cell office:value-type="float" office:value="0.66811844">
                <text:p>0.66811844</text:p>
              </table:table-cell>
              <table:table-cell office:value-type="float" office:value="0.02800506">
                <text:p>0.02800506</text:p>
              </table:table-cell>
              <table:table-cell office:value-type="float" office:value="0.89743726">
                <text:p>0.89743726</text:p>
              </table:table-cell>
            </table:table-row>
            <table:table-row>
              <table:table-cell office:value-type="string">
                <text:p>foundationPlace</text:p>
              </table:table-cell>
              <table:table-cell office:value-type="float" office:value="0.01758417">
                <text:p>0.01758417</text:p>
              </table:table-cell>
              <table:table-cell office:value-type="float" office:value="0.66235913">
                <text:p>0.66235913</text:p>
              </table:table-cell>
              <table:table-cell office:value-type="float" office:value="0.01137894">
                <text:p>0.01137894</text:p>
              </table:table-cell>
              <table:table-cell office:value-type="float" office:value="0.83170548">
                <text:p>0.83170548</text:p>
              </table:table-cell>
            </table:table-row>
            <table:table-row>
              <table:table-cell office:value-type="string">
                <text:p>militaryUnit</text:p>
              </table:table-cell>
              <table:table-cell office:value-type="float" office:value="0.01482331">
                <text:p>0.01482331</text:p>
              </table:table-cell>
              <table:table-cell office:value-type="float" office:value="0.65661376">
                <text:p>0.65661376</text:p>
              </table:table-cell>
              <table:table-cell office:value-type="float" office:value="0.01083266">
                <text:p>0.01083266</text:p>
              </table:table-cell>
              <table:table-cell office:value-type="float" office:value="0.79259259">
                <text:p>0.79259259</text:p>
              </table:table-cell>
            </table:table-row>
            <table:table-row>
              <table:table-cell office:value-type="string">
                <text:p>partner</text:p>
              </table:table-cell>
              <table:table-cell office:value-type="float" office:value="0.00177432">
                <text:p>0.00177432</text:p>
              </table:table-cell>
              <table:table-cell office:value-type="float" office:value="0.64628297">
                <text:p>0.64628297</text:p>
              </table:table-cell>
              <table:table-cell office:value-type="float" office:value="0.00146154">
                <text:p>0.00146154</text:p>
              </table:table-cell>
              <table:table-cell office:value-type="float" office:value="0.79136691">
                <text:p>0.79136691</text:p>
              </table:table-cell>
            </table:table-row>
            <table:table-row>
              <table:table-cell office:value-type="string">
                <text:p>garrison</text:p>
              </table:table-cell>
              <table:table-cell office:value-type="float" office:value="0.01323381">
                <text:p>0.01323381</text:p>
              </table:table-cell>
              <table:table-cell office:value-type="float" office:value="0.63887223">
                <text:p>0.63887223</text:p>
              </table:table-cell>
              <table:table-cell office:value-type="float" office:value="0.00837806">
                <text:p>0.00837806</text:p>
              </table:table-cell>
              <table:table-cell office:value-type="float" office:value="0.80563887">
                <text:p>0.80563887</text:p>
              </table:table-cell>
            </table:table-row>
            <table:table-row>
              <table:table-cell office:value-type="string">
                <text:p>appointer</text:p>
              </table:table-cell>
              <table:table-cell office:value-type="float" office:value="0.0136363">
                <text:p>0.0136363</text:p>
              </table:table-cell>
              <table:table-cell office:value-type="float" office:value="0.63756064">
                <text:p>0.63756064</text:p>
              </table:table-cell>
              <table:table-cell office:value-type="float" office:value="0.01043811">
                <text:p>0.01043811</text:p>
              </table:table-cell>
              <table:table-cell office:value-type="float" office:value="0.74497574">
                <text:p>0.74497574</text:p>
              </table:table-cell>
            </table:table-row>
            <table:table-row>
              <table:table-cell office:value-type="string">
                <text:p>locationCity</text:p>
              </table:table-cell>
              <table:table-cell office:value-type="float" office:value="0.03628006">
                <text:p>0.03628006</text:p>
              </table:table-cell>
              <table:table-cell office:value-type="float" office:value="0.62890892">
                <text:p>0.62890892</text:p>
              </table:table-cell>
              <table:table-cell office:value-type="float" office:value="0.02572561">
                <text:p>0.02572561</text:p>
              </table:table-cell>
              <table:table-cell office:value-type="float" office:value="0.81312304">
                <text:p>0.81312304</text:p>
              </table:table-cell>
            </table:table-row>
            <table:table-row>
              <table:table-cell office:value-type="string">
                <text:p>citizenship</text:p>
              </table:table-cell>
              <table:table-cell office:value-type="float" office:value="0.00696459">
                <text:p>0.00696459</text:p>
              </table:table-cell>
              <table:table-cell office:value-type="float" office:value="0.62816616">
                <text:p>0.62816616</text:p>
              </table:table-cell>
              <table:table-cell office:value-type="float" office:value="0.00504237">
                <text:p>0.00504237</text:p>
              </table:table-cell>
              <table:table-cell office:value-type="float" office:value="0.81433637">
                <text:p>0.81433637</text:p>
              </table:table-cell>
            </table:table-row>
            <table:table-row>
              <table:table-cell office:value-type="string">
                <text:p>subsidiary</text:p>
              </table:table-cell>
              <table:table-cell office:value-type="float" office:value="0.00702423">
                <text:p>0.00702423</text:p>
              </table:table-cell>
              <table:table-cell office:value-type="float" office:value="0.62404288">
                <text:p>0.62404288</text:p>
              </table:table-cell>
              <table:table-cell office:value-type="float" office:value="0.00383132">
                <text:p>0.00383132</text:p>
              </table:table-cell>
              <table:table-cell office:value-type="float" office:value="0.78101072">
                <text:p>0.78101072</text:p>
              </table:table-cell>
            </table:table-row>
            <table:table-row>
              <table:table-cell office:value-type="string">
                <text:p>manufacturer</text:p>
              </table:table-cell>
              <table:table-cell office:value-type="float" office:value="0.05776838">
                <text:p>0.05776838</text:p>
              </table:table-cell>
              <table:table-cell office:value-type="float" office:value="0.61888736">
                <text:p>0.61888736</text:p>
              </table:table-cell>
              <table:table-cell office:value-type="float" office:value="0.04482657">
                <text:p>0.04482657</text:p>
              </table:table-cell>
              <table:table-cell office:value-type="float" office:value="0.8334478">
                <text:p>0.8334478</text:p>
              </table:table-cell>
            </table:table-row>
            <table:table-row>
              <table:table-cell office:value-type="string">
                <text:p>headquarter</text:p>
              </table:table-cell>
              <table:table-cell office:value-type="float" office:value="0.04875477">
                <text:p>0.04875477</text:p>
              </table:table-cell>
              <table:table-cell office:value-type="float" office:value="0.61517289">
                <text:p>0.61517289</text:p>
              </table:table-cell>
              <table:table-cell office:value-type="float" office:value="0.03094203">
                <text:p>0.03094203</text:p>
              </table:table-cell>
              <table:table-cell office:value-type="float" office:value="0.76426401">
                <text:p>0.76426401</text:p>
              </table:table-cell>
            </table:table-row>
            <table:table-row>
              <table:table-cell office:value-type="string">
                <text:p>placeOfBurial</text:p>
              </table:table-cell>
              <table:table-cell office:value-type="float" office:value="0.0018164">
                <text:p>0.0018164</text:p>
              </table:table-cell>
              <table:table-cell office:value-type="float" office:value="0.61428571">
                <text:p>0.61428571</text:p>
              </table:table-cell>
              <table:table-cell office:value-type="float" office:value="0.00092348">
                <text:p>0.0009234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musicBy</text:p>
              </table:table-cell>
              <table:table-cell office:value-type="float" office:value="0.1161926">
                <text:p>0.1161926</text:p>
              </table:table-cell>
              <table:table-cell office:value-type="float" office:value="0.61334642">
                <text:p>0.61334642</text:p>
              </table:table-cell>
              <table:table-cell office:value-type="float" office:value="0.04875298">
                <text:p>0.04875298</text:p>
              </table:table-cell>
              <table:table-cell office:value-type="float" office:value="0.76349362">
                <text:p>0.76349362</text:p>
              </table:table-cell>
            </table:table-row>
            <table:table-row>
              <table:table-cell office:value-type="string">
                <text:p>doctoralAdvisor</text:p>
              </table:table-cell>
              <table:table-cell office:value-type="float" office:value="0.01110926">
                <text:p>0.01110926</text:p>
              </table:table-cell>
              <table:table-cell office:value-type="float" office:value="0.61055556">
                <text:p>0.61055556</text:p>
              </table:table-cell>
              <table:table-cell office:value-type="float" office:value="0.00784615">
                <text:p>0.00784615</text:p>
              </table:table-cell>
              <table:table-cell office:value-type="float" office:value="0.82222222">
                <text:p>0.82222222</text:p>
              </table:table-cell>
            </table:table-row>
            <table:table-row>
              <table:table-cell office:value-type="string">
                <text:p>distributor</text:p>
              </table:table-cell>
              <table:table-cell office:value-type="float" office:value="0.06013586">
                <text:p>0.06013586</text:p>
              </table:table-cell>
              <table:table-cell office:value-type="float" office:value="0.60362008">
                <text:p>0.60362008</text:p>
              </table:table-cell>
              <table:table-cell office:value-type="float" office:value="0.04624366">
                <text:p>0.04624366</text:p>
              </table:table-cell>
              <table:table-cell office:value-type="float" office:value="0.78844013">
                <text:p>0.78844013</text:p>
              </table:table-cell>
            </table:table-row>
            <table:table-row>
              <table:table-cell office:value-type="string">
                <text:p>locatedInArea</text:p>
              </table:table-cell>
              <table:table-cell office:value-type="float" office:value="0.04422123">
                <text:p>0.04422123</text:p>
              </table:table-cell>
              <table:table-cell office:value-type="float" office:value="0.59774681">
                <text:p>0.59774681</text:p>
              </table:table-cell>
              <table:table-cell office:value-type="float" office:value="0.03565035">
                <text:p>0.03565035</text:p>
              </table:table-cell>
              <table:table-cell office:value-type="float" office:value="0.9025788">
                <text:p>0.9025788</text:p>
              </table:table-cell>
            </table:table-row>
            <table:table-row>
              <table:table-cell office:value-type="string">
                <text:p>predecessor</text:p>
              </table:table-cell>
              <table:table-cell office:value-type="float" office:value="0.01217881">
                <text:p>0.01217881</text:p>
              </table:table-cell>
              <table:table-cell office:value-type="float" office:value="0.5969601">
                <text:p>0.5969601</text:p>
              </table:table-cell>
              <table:table-cell office:value-type="float" office:value="0.0114106">
                <text:p>0.0114106</text:p>
              </table:table-cell>
              <table:table-cell office:value-type="float" office:value="0.69981001">
                <text:p>0.69981001</text:p>
              </table:table-cell>
            </table:table-row>
            <table:table-row>
              <table:table-cell office:value-type="string">
                <text:p>monarch</text:p>
              </table:table-cell>
              <table:table-cell office:value-type="float" office:value="0.01101849">
                <text:p>0.01101849</text:p>
              </table:table-cell>
              <table:table-cell office:value-type="float" office:value="0.59626168">
                <text:p>0.59626168</text:p>
              </table:table-cell>
              <table:table-cell office:value-type="float" office:value="0.00785653">
                <text:p>0.00785653</text:p>
              </table:table-cell>
              <table:table-cell office:value-type="float" office:value="0.75950156">
                <text:p>0.75950156</text:p>
              </table:table-cell>
            </table:table-row>
            <table:table-row>
              <table:table-cell office:value-type="string">
                <text:p>district</text:p>
              </table:table-cell>
              <table:table-cell office:value-type="float" office:value="0.08079385">
                <text:p>0.08079385</text:p>
              </table:table-cell>
              <table:table-cell office:value-type="float" office:value="0.58678256">
                <text:p>0.58678256</text:p>
              </table:table-cell>
              <table:table-cell office:value-type="float" office:value="0.05310517">
                <text:p>0.05310517</text:p>
              </table:table-cell>
              <table:table-cell office:value-type="float" office:value="0.7314333">
                <text:p>0.7314333</text:p>
              </table:table-cell>
            </table:table-row>
            <table:table-row>
              <table:table-cell office:value-type="string">
                <text:p>affiliation</text:p>
              </table:table-cell>
              <table:table-cell office:value-type="float" office:value="0.07025357">
                <text:p>0.07025357</text:p>
              </table:table-cell>
              <table:table-cell office:value-type="float" office:value="0.57514916">
                <text:p>0.57514916</text:p>
              </table:table-cell>
              <table:table-cell office:value-type="float" office:value="0.03459281">
                <text:p>0.03459281</text:p>
              </table:table-cell>
              <table:table-cell office:value-type="float" office:value="0.69495217">
                <text:p>0.69495217</text:p>
              </table:table-cell>
            </table:table-row>
            <table:table-row>
              <table:table-cell office:value-type="string">
                <text:p>routeStart</text:p>
              </table:table-cell>
              <table:table-cell office:value-type="float" office:value="0.10173356">
                <text:p>0.10173356</text:p>
              </table:table-cell>
              <table:table-cell office:value-type="float" office:value="0.57061467">
                <text:p>0.57061467</text:p>
              </table:table-cell>
              <table:table-cell office:value-type="float" office:value="0.04489857">
                <text:p>0.04489857</text:p>
              </table:table-cell>
              <table:table-cell office:value-type="float" office:value="0.79888586">
                <text:p>0.79888586</text:p>
              </table:table-cell>
            </table:table-row>
            <table:table-row>
              <table:table-cell office:value-type="string">
                <text:p>significantBuilding</text:p>
              </table:table-cell>
              <table:table-cell office:value-type="float" office:value="0.00359334">
                <text:p>0.00359334</text:p>
              </table:table-cell>
              <table:table-cell office:value-type="float" office:value="0.56487549">
                <text:p>0.56487549</text:p>
              </table:table-cell>
              <table:table-cell office:value-type="float" office:value="0.00217797">
                <text:p>0.00217797</text:p>
              </table:table-cell>
              <table:table-cell office:value-type="float" office:value="0.76933159">
                <text:p>0.76933159</text:p>
              </table:table-cell>
            </table:table-row>
            <table:table-row>
              <table:table-cell office:value-type="string">
                <text:p>vehicle</text:p>
              </table:table-cell>
              <table:table-cell office:value-type="float" office:value="0.0001754">
                <text:p>0.0001754</text:p>
              </table:table-cell>
              <table:table-cell office:value-type="float" office:value="0.55555556">
                <text:p>0.55555556</text:p>
              </table:table-cell>
              <table:table-cell office:value-type="float" office:value="0.00012748">
                <text:p>0.00012748</text:p>
              </table:table-cell>
              <table:table-cell office:value-type="float" office:value="0.72222222">
                <text:p>0.72222222</text:p>
              </table:table-cell>
            </table:table-row>
            <table:table-row>
              <table:table-cell office:value-type="string">
                <text:p>series</text:p>
              </table:table-cell>
              <table:table-cell office:value-type="float" office:value="0.07380871">
                <text:p>0.07380871</text:p>
              </table:table-cell>
              <table:table-cell office:value-type="float" office:value="0.55059113">
                <text:p>0.55059113</text:p>
              </table:table-cell>
              <table:table-cell office:value-type="float" office:value="0.04625338">
                <text:p>0.04625338</text:p>
              </table:table-cell>
              <table:table-cell office:value-type="float" office:value="0.7653202">
                <text:p>0.7653202</text:p>
              </table:table-cell>
            </table:table-row>
            <table:table-row>
              <table:table-cell office:value-type="string">
                <text:p>relative</text:p>
              </table:table-cell>
              <table:table-cell office:value-type="float" office:value="0.01499259">
                <text:p>0.01499259</text:p>
              </table:table-cell>
              <table:table-cell office:value-type="float" office:value="0.53632103">
                <text:p>0.53632103</text:p>
              </table:table-cell>
              <table:table-cell office:value-type="float" office:value="0.01035383">
                <text:p>0.01035383</text:p>
              </table:table-cell>
              <table:table-cell office:value-type="float" office:value="0.77328647">
                <text:p>0.77328647</text:p>
              </table:table-cell>
            </table:table-row>
            <table:table-row>
              <table:table-cell office:value-type="string">
                <text:p>stateOfOrigin</text:p>
              </table:table-cell>
              <table:table-cell office:value-type="float" office:value="0.02393797">
                <text:p>0.02393797</text:p>
              </table:table-cell>
              <table:table-cell office:value-type="float" office:value="0.53587772">
                <text:p>0.53587772</text:p>
              </table:table-cell>
              <table:table-cell office:value-type="float" office:value="0.02009722">
                <text:p>0.02009722</text:p>
              </table:table-cell>
              <table:table-cell office:value-type="float" office:value="0.72241355">
                <text:p>0.72241355</text:p>
              </table:table-cell>
            </table:table-row>
            <table:table-row>
              <table:table-cell office:value-type="string">
                <text:p>instrument</text:p>
              </table:table-cell>
              <table:table-cell office:value-type="float" office:value="0.032105">
                <text:p>0.032105</text:p>
              </table:table-cell>
              <table:table-cell office:value-type="float" office:value="0.5215397">
                <text:p>0.5215397</text:p>
              </table:table-cell>
              <table:table-cell office:value-type="float" office:value="0.02591473">
                <text:p>0.02591473</text:p>
              </table:table-cell>
              <table:table-cell office:value-type="float" office:value="0.7123469">
                <text:p>0.7123469</text:p>
              </table:table-cell>
            </table:table-row>
            <table:table-row>
              <table:table-cell office:value-type="string">
                <text:p>presenter</text:p>
              </table:table-cell>
              <table:table-cell office:value-type="float" office:value="0.05153163">
                <text:p>0.05153163</text:p>
              </table:table-cell>
              <table:table-cell office:value-type="float" office:value="0.51683124">
                <text:p>0.51683124</text:p>
              </table:table-cell>
              <table:table-cell office:value-type="float" office:value="0.0246496">
                <text:p>0.0246496</text:p>
              </table:table-cell>
              <table:table-cell office:value-type="float" office:value="0.72935368">
                <text:p>0.72935368</text:p>
              </table:table-cell>
            </table:table-row>
            <table:table-row>
              <table:table-cell office:value-type="string">
                <text:p>usedInWar</text:p>
              </table:table-cell>
              <table:table-cell office:value-type="float" office:value="0.01138854">
                <text:p>0.01138854</text:p>
              </table:table-cell>
              <table:table-cell office:value-type="float" office:value="0.51633987">
                <text:p>0.51633987</text:p>
              </table:table-cell>
              <table:table-cell office:value-type="float" office:value="0.00630761">
                <text:p>0.00630761</text:p>
              </table:table-cell>
              <table:table-cell office:value-type="float" office:value="0.72679739">
                <text:p>0.72679739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0.05467046">
                <text:p>0.05467046</text:p>
              </table:table-cell>
              <table:table-cell office:value-type="float" office:value="0.50774732">
                <text:p>0.50774732</text:p>
              </table:table-cell>
              <table:table-cell office:value-type="float" office:value="0.03318394">
                <text:p>0.03318394</text:p>
              </table:table-cell>
              <table:table-cell office:value-type="float" office:value="0.75140473">
                <text:p>0.75140473</text:p>
              </table:table-cell>
            </table:table-row>
            <table:table-row>
              <table:table-cell office:value-type="string">
                <text:p>locationCountry</text:p>
              </table:table-cell>
              <table:table-cell office:value-type="float" office:value="0.04708187">
                <text:p>0.04708187</text:p>
              </table:table-cell>
              <table:table-cell office:value-type="float" office:value="0.4991523">
                <text:p>0.4991523</text:p>
              </table:table-cell>
              <table:table-cell office:value-type="float" office:value="0.02750997">
                <text:p>0.02750997</text:p>
              </table:table-cell>
              <table:table-cell office:value-type="float" office:value="0.71256005">
                <text:p>0.71256005</text:p>
              </table:table-cell>
            </table:table-row>
            <table:table-row>
              <table:table-cell office:value-type="string">
                <text:p>majorShrine</text:p>
              </table:table-cell>
              <table:table-cell office:value-type="float" office:value="0.00325739">
                <text:p>0.00325739</text:p>
              </table:table-cell>
              <table:table-cell office:value-type="float" office:value="0.49797571">
                <text:p>0.49797571</text:p>
              </table:table-cell>
              <table:table-cell office:value-type="float" office:value="0.00173367">
                <text:p>0.00173367</text:p>
              </table:table-cell>
              <table:table-cell office:value-type="float" office:value="0.73009447">
                <text:p>0.73009447</text:p>
              </table:table-cell>
            </table:table-row>
            <table:table-row>
              <table:table-cell office:value-type="string">
                <text:p>routeEnd</text:p>
              </table:table-cell>
              <table:table-cell office:value-type="float" office:value="0.14549539">
                <text:p>0.14549539</text:p>
              </table:table-cell>
              <table:table-cell office:value-type="float" office:value="0.49198481">
                <text:p>0.49198481</text:p>
              </table:table-cell>
              <table:table-cell office:value-type="float" office:value="0.05960268">
                <text:p>0.05960268</text:p>
              </table:table-cell>
              <table:table-cell office:value-type="float" office:value="0.72799845">
                <text:p>0.72799845</text:p>
              </table:table-cell>
            </table:table-row>
            <table:table-row>
              <table:table-cell office:value-type="string">
                <text:p>formerHighschool</text:p>
              </table:table-cell>
              <table:table-cell office:value-type="float" office:value="0.0003575">
                <text:p>0.0003575</text:p>
              </table:table-cell>
              <table:table-cell office:value-type="float" office:value="0.48571429">
                <text:p>0.48571429</text:p>
              </table:table-cell>
              <table:table-cell office:value-type="float" office:value="0.00021332">
                <text:p>0.00021332</text:p>
              </table:table-cell>
              <table:table-cell office:value-type="float" office:value="0.62857143">
                <text:p>0.62857143</text:p>
              </table:table-cell>
            </table:table-row>
            <table:table-row>
              <table:table-cell office:value-type="string">
                <text:p>illustrator</text:p>
              </table:table-cell>
              <table:table-cell office:value-type="float" office:value="0.04776216">
                <text:p>0.04776216</text:p>
              </table:table-cell>
              <table:table-cell office:value-type="float" office:value="0.48566055">
                <text:p>0.48566055</text:p>
              </table:table-cell>
              <table:table-cell office:value-type="float" office:value="0.01622325">
                <text:p>0.01622325</text:p>
              </table:table-cell>
              <table:table-cell office:value-type="float" office:value="0.73906911">
                <text:p>0.73906911</text:p>
              </table:table-cell>
            </table:table-row>
            <table:table-row>
              <table:table-cell office:value-type="string">
                <text:p>mergedIntoParty</text:p>
              </table:table-cell>
              <table:table-cell office:value-type="float" office:value="0.00456621">
                <text:p>0.00456621</text:p>
              </table:table-cell>
              <table:table-cell office:value-type="float" office:value="0.48518519">
                <text:p>0.48518519</text:p>
              </table:table-cell>
              <table:table-cell office:value-type="float" office:value="0.00177381">
                <text:p>0.00177381</text:p>
              </table:table-cell>
              <table:table-cell office:value-type="float" office:value="0.75185185">
                <text:p>0.75185185</text:p>
              </table:table-cell>
            </table:table-row>
            <table:table-row>
              <table:table-cell office:value-type="string">
                <text:p>foundedBy</text:p>
              </table:table-cell>
              <table:table-cell office:value-type="float" office:value="0.03162964">
                <text:p>0.03162964</text:p>
              </table:table-cell>
              <table:table-cell office:value-type="float" office:value="0.48019458">
                <text:p>0.48019458</text:p>
              </table:table-cell>
              <table:table-cell office:value-type="float" office:value="0.02160044">
                <text:p>0.02160044</text:p>
              </table:table-cell>
              <table:table-cell office:value-type="float" office:value="0.75858235">
                <text:p>0.75858235</text:p>
              </table:table-cell>
            </table:table-row>
            <table:table-row>
              <table:table-cell office:value-type="string">
                <text:p>regionServed</text:p>
              </table:table-cell>
              <table:table-cell office:value-type="float" office:value="0.03369289">
                <text:p>0.03369289</text:p>
              </table:table-cell>
              <table:table-cell office:value-type="float" office:value="0.46845552">
                <text:p>0.46845552</text:p>
              </table:table-cell>
              <table:table-cell office:value-type="float" office:value="0.02190826">
                <text:p>0.02190826</text:p>
              </table:table-cell>
              <table:table-cell office:value-type="float" office:value="0.66746526">
                <text:p>0.66746526</text:p>
              </table:table-cell>
            </table:table-row>
            <table:table-row>
              <table:table-cell office:value-type="string">
                <text:p>basedOn</text:p>
              </table:table-cell>
              <table:table-cell office:value-type="float" office:value="0.00932074">
                <text:p>0.00932074</text:p>
              </table:table-cell>
              <table:table-cell office:value-type="float" office:value="0.46645963">
                <text:p>0.46645963</text:p>
              </table:table-cell>
              <table:table-cell office:value-type="float" office:value="0.00604748">
                <text:p>0.00604748</text:p>
              </table:table-cell>
              <table:table-cell office:value-type="float" office:value="0.77515528">
                <text:p>0.77515528</text:p>
              </table:table-cell>
            </table:table-row>
            <table:table-row>
              <table:table-cell office:value-type="string">
                <text:p>designer</text:p>
              </table:table-cell>
              <table:table-cell office:value-type="float" office:value="0.03252506">
                <text:p>0.03252506</text:p>
              </table:table-cell>
              <table:table-cell office:value-type="float" office:value="0.46448391">
                <text:p>0.46448391</text:p>
              </table:table-cell>
              <table:table-cell office:value-type="float" office:value="0.02203742">
                <text:p>0.02203742</text:p>
              </table:table-cell>
              <table:table-cell office:value-type="float" office:value="0.65954495">
                <text:p>0.65954495</text:p>
              </table:table-cell>
            </table:table-row>
            <table:table-row>
              <table:table-cell office:value-type="string">
                <text:p>commander</text:p>
              </table:table-cell>
              <table:table-cell office:value-type="float" office:value="0.25792302">
                <text:p>0.25792302</text:p>
              </table:table-cell>
              <table:table-cell office:value-type="float" office:value="0.46108606">
                <text:p>0.46108606</text:p>
              </table:table-cell>
              <table:table-cell office:value-type="float" office:value="0.10345139">
                <text:p>0.10345139</text:p>
              </table:table-cell>
              <table:table-cell office:value-type="float" office:value="0.67457361">
                <text:p>0.67457361</text:p>
              </table:table-cell>
            </table:table-row>
            <table:table-row>
              <table:table-cell office:value-type="string">
                <text:p>previousWork</text:p>
              </table:table-cell>
              <table:table-cell office:value-type="float" office:value="0.68652015">
                <text:p>0.68652015</text:p>
              </table:table-cell>
              <table:table-cell office:value-type="float" office:value="0.45917869">
                <text:p>0.45917869</text:p>
              </table:table-cell>
              <table:table-cell office:value-type="float" office:value="0.58566808">
                <text:p>0.58566808</text:p>
              </table:table-cell>
              <table:table-cell office:value-type="float" office:value="0.61134341">
                <text:p>0.61134341</text:p>
              </table:table-cell>
            </table:table-row>
            <table:table-row>
              <table:table-cell office:value-type="string">
                <text:p>vicePresident</text:p>
              </table:table-cell>
              <table:table-cell office:value-type="float" office:value="0.00245972">
                <text:p>0.00245972</text:p>
              </table:table-cell>
              <table:table-cell office:value-type="float" office:value="0.45571956">
                <text:p>0.45571956</text:p>
              </table:table-cell>
              <table:table-cell office:value-type="float" office:value="0.00183173">
                <text:p>0.00183173</text:p>
              </table:table-cell>
              <table:table-cell office:value-type="float" office:value="0.61439114">
                <text:p>0.61439114</text:p>
              </table:table-cell>
            </table:table-row>
            <table:table-row>
              <table:table-cell office:value-type="string">
                <text:p>canonizedBy</text:p>
              </table:table-cell>
              <table:table-cell office:value-type="float" office:value="0.05993521">
                <text:p>0.05993521</text:p>
              </table:table-cell>
              <table:table-cell office:value-type="float" office:value="0.44223108">
                <text:p>0.44223108</text:p>
              </table:table-cell>
              <table:table-cell office:value-type="float" office:value="0.01758297">
                <text:p>0.01758297</text:p>
              </table:table-cell>
              <table:table-cell office:value-type="float" office:value="0.69123506">
                <text:p>0.69123506</text:p>
              </table:table-cell>
            </table:table-row>
            <table:table-row>
              <table:table-cell office:value-type="string">
                <text:p>academicAdvisor</text:p>
              </table:table-cell>
              <table:table-cell office:value-type="float" office:value="0.00216624">
                <text:p>0.00216624</text:p>
              </table:table-cell>
              <table:table-cell office:value-type="float" office:value="0.442">
                <text:p>0.442</text:p>
              </table:table-cell>
              <table:table-cell office:value-type="float" office:value="0.00151915">
                <text:p>0.00151915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automobilePlatform</text:p>
              </table:table-cell>
              <table:table-cell office:value-type="float" office:value="0.00384559">
                <text:p>0.00384559</text:p>
              </table:table-cell>
              <table:table-cell office:value-type="float" office:value="0.44013491">
                <text:p>0.44013491</text:p>
              </table:table-cell>
              <table:table-cell office:value-type="float" office:value="0.00237177">
                <text:p>0.00237177</text:p>
              </table:table-cell>
              <table:table-cell office:value-type="float" office:value="0.61888702">
                <text:p>0.61888702</text:p>
              </table:table-cell>
            </table:table-row>
            <table:table-row>
              <table:table-cell office:value-type="string">
                <text:p>formerPartner</text:p>
              </table:table-cell>
              <table:table-cell office:value-type="float" office:value="0.00663548">
                <text:p>0.00663548</text:p>
              </table:table-cell>
              <table:table-cell office:value-type="float" office:value="0.4382151">
                <text:p>0.4382151</text:p>
              </table:table-cell>
              <table:table-cell office:value-type="float" office:value="0.00343781">
                <text:p>0.00343781</text:p>
              </table:table-cell>
              <table:table-cell office:value-type="float" office:value="0.79176201">
                <text:p>0.79176201</text:p>
              </table:table-cell>
            </table:table-row>
            <table:table-row>
              <table:table-cell office:value-type="string">
                <text:p>notableWork</text:p>
              </table:table-cell>
              <table:table-cell office:value-type="float" office:value="0.01282167">
                <text:p>0.01282167</text:p>
              </table:table-cell>
              <table:table-cell office:value-type="float" office:value="0.43342037">
                <text:p>0.43342037</text:p>
              </table:table-cell>
              <table:table-cell office:value-type="float" office:value="0.00666282">
                <text:p>0.00666282</text:p>
              </table:table-cell>
              <table:table-cell office:value-type="float" office:value="0.65883377">
                <text:p>0.65883377</text:p>
              </table:table-cell>
            </table:table-row>
            <table:table-row>
              <table:table-cell office:value-type="string">
                <text:p>format</text:p>
              </table:table-cell>
              <table:table-cell office:value-type="float" office:value="0.12254696">
                <text:p>0.12254696</text:p>
              </table:table-cell>
              <table:table-cell office:value-type="float" office:value="0.42741828">
                <text:p>0.42741828</text:p>
              </table:table-cell>
              <table:table-cell office:value-type="float" office:value="0.1041545">
                <text:p>0.1041545</text:p>
              </table:table-cell>
              <table:table-cell office:value-type="float" office:value="0.55130087">
                <text:p>0.55130087</text:p>
              </table:table-cell>
            </table:table-row>
            <table:table-row>
              <table:table-cell office:value-type="string">
                <text:p>governingBody</text:p>
              </table:table-cell>
              <table:table-cell office:value-type="float" office:value="0.00531733">
                <text:p>0.00531733</text:p>
              </table:table-cell>
              <table:table-cell office:value-type="float" office:value="0.41854087">
                <text:p>0.41854087</text:p>
              </table:table-cell>
              <table:table-cell office:value-type="float" office:value="0.00435427">
                <text:p>0.00435427</text:p>
              </table:table-cell>
              <table:table-cell office:value-type="float" office:value="0.6236972">
                <text:p>0.6236972</text:p>
              </table:table-cell>
            </table:table-row>
            <table:table-row>
              <table:table-cell office:value-type="string">
                <text:p>channel</text:p>
              </table:table-cell>
              <table:table-cell office:value-type="float" office:value="0.12712178">
                <text:p>0.12712178</text:p>
              </table:table-cell>
              <table:table-cell office:value-type="float" office:value="0.41628533">
                <text:p>0.41628533</text:p>
              </table:table-cell>
              <table:table-cell office:value-type="float" office:value="0.09289835">
                <text:p>0.09289835</text:p>
              </table:table-cell>
              <table:table-cell office:value-type="float" office:value="0.66110363">
                <text:p>0.66110363</text:p>
              </table:table-cell>
            </table:table-row>
            <table:table-row>
              <table:table-cell office:value-type="string">
                <text:p>voice</text:p>
              </table:table-cell>
              <table:table-cell office:value-type="float" office:value="0.03166784">
                <text:p>0.03166784</text:p>
              </table:table-cell>
              <table:table-cell office:value-type="float" office:value="0.41331803">
                <text:p>0.41331803</text:p>
              </table:table-cell>
              <table:table-cell office:value-type="float" office:value="0.015169">
                <text:p>0.015169</text:p>
              </table:table-cell>
              <table:table-cell office:value-type="float" office:value="0.52812859">
                <text:p>0.52812859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0.03547261">
                <text:p>0.03547261</text:p>
              </table:table-cell>
              <table:table-cell office:value-type="float" office:value="0.41287207">
                <text:p>0.41287207</text:p>
              </table:table-cell>
              <table:table-cell office:value-type="float" office:value="0.0261134">
                <text:p>0.0261134</text:p>
              </table:table-cell>
              <table:table-cell office:value-type="float" office:value="0.50496093">
                <text:p>0.50496093</text:p>
              </table:table-cell>
            </table:table-row>
            <table:table-row>
              <table:table-cell office:value-type="string">
                <text:p>beatifiedBy</text:p>
              </table:table-cell>
              <table:table-cell office:value-type="float" office:value="0.05399568">
                <text:p>0.05399568</text:p>
              </table:table-cell>
              <table:table-cell office:value-type="float" office:value="0.40983607">
                <text:p>0.40983607</text:p>
              </table:table-cell>
              <table:table-cell office:value-type="float" office:value="0.01849506">
                <text:p>0.01849506</text:p>
              </table:table-cell>
              <table:table-cell office:value-type="float" office:value="0.74795082">
                <text:p>0.74795082</text:p>
              </table:table-cell>
            </table:table-row>
            <table:table-row>
              <table:table-cell office:value-type="string">
                <text:p>composer</text:p>
              </table:table-cell>
              <table:table-cell office:value-type="float" office:value="0.02425705">
                <text:p>0.02425705</text:p>
              </table:table-cell>
              <table:table-cell office:value-type="float" office:value="0.39832649">
                <text:p>0.39832649</text:p>
              </table:table-cell>
              <table:table-cell office:value-type="float" office:value="0.0141888">
                <text:p>0.0141888</text:p>
              </table:table-cell>
              <table:table-cell office:value-type="float" office:value="0.58778023">
                <text:p>0.58778023</text:p>
              </table:table-cell>
            </table:table-row>
            <table:table-row>
              <table:table-cell office:value-type="string">
                <text:p>mouthCountry</text:p>
              </table:table-cell>
              <table:table-cell office:value-type="float" office:value="0.03543307">
                <text:p>0.03543307</text:p>
              </table:table-cell>
              <table:table-cell office:value-type="float" office:value="0.39612676">
                <text:p>0.39612676</text:p>
              </table:table-cell>
              <table:table-cell office:value-type="float" office:value="0.01030041">
                <text:p>0.01030041</text:p>
              </table:table-cell>
              <table:table-cell office:value-type="float" office:value="0.80105634">
                <text:p>0.80105634</text:p>
              </table:table-cell>
            </table:table-row>
            <table:table-row>
              <table:table-cell office:value-type="string">
                <text:p>capital</text:p>
              </table:table-cell>
              <table:table-cell office:value-type="float" office:value="0.01933426">
                <text:p>0.01933426</text:p>
              </table:table-cell>
              <table:table-cell office:value-type="float" office:value="0.38466623">
                <text:p>0.38466623</text:p>
              </table:table-cell>
              <table:table-cell office:value-type="float" office:value="0.00911657">
                <text:p>0.00911657</text:p>
              </table:table-cell>
              <table:table-cell office:value-type="float" office:value="0.61467284">
                <text:p>0.61467284</text:p>
              </table:table-cell>
            </table:table-row>
            <table:table-row>
              <table:table-cell office:value-type="string">
                <text:p>keyPerson</text:p>
              </table:table-cell>
              <table:table-cell office:value-type="float" office:value="0.05043664">
                <text:p>0.05043664</text:p>
              </table:table-cell>
              <table:table-cell office:value-type="float" office:value="0.37801142">
                <text:p>0.37801142</text:p>
              </table:table-cell>
              <table:table-cell office:value-type="float" office:value="0.03580071">
                <text:p>0.03580071</text:p>
              </table:table-cell>
              <table:table-cell office:value-type="float" office:value="0.68089403">
                <text:p>0.68089403</text:p>
              </table:table-cell>
            </table:table-row>
            <table:table-row>
              <table:table-cell office:value-type="string">
                <text:p>commandStructure</text:p>
              </table:table-cell>
              <table:table-cell office:value-type="float" office:value="0.10814815">
                <text:p>0.10814815</text:p>
              </table:table-cell>
              <table:table-cell office:value-type="float" office:value="0.37491975">
                <text:p>0.37491975</text:p>
              </table:table-cell>
              <table:table-cell office:value-type="float" office:value="0.05730012">
                <text:p>0.05730012</text:p>
              </table:table-cell>
              <table:table-cell office:value-type="float" office:value="0.5591697">
                <text:p>0.5591697</text:p>
              </table:table-cell>
            </table:table-row>
            <table:table-row>
              <table:table-cell office:value-type="string">
                <text:p>bandMember</text:p>
              </table:table-cell>
              <table:table-cell office:value-type="float" office:value="0.02950922">
                <text:p>0.02950922</text:p>
              </table:table-cell>
              <table:table-cell office:value-type="float" office:value="0.36881391">
                <text:p>0.36881391</text:p>
              </table:table-cell>
              <table:table-cell office:value-type="float" office:value="0.02194259">
                <text:p>0.02194259</text:p>
              </table:table-cell>
              <table:table-cell office:value-type="float" office:value="0.67147239">
                <text:p>0.67147239</text:p>
              </table:table-cell>
            </table:table-row>
            <table:table-row>
              <table:table-cell office:value-type="string">
                <text:p>sourceRegion</text:p>
              </table:table-cell>
              <table:table-cell office:value-type="float" office:value="0.03345966">
                <text:p>0.03345966</text:p>
              </table:table-cell>
              <table:table-cell office:value-type="float" office:value="0.3618267">
                <text:p>0.3618267</text:p>
              </table:table-cell>
              <table:table-cell office:value-type="float" office:value="0.0110951">
                <text:p>0.0110951</text:p>
              </table:table-cell>
              <table:table-cell office:value-type="float" office:value="0.72131148">
                <text:p>0.72131148</text:p>
              </table:table-cell>
            </table:table-row>
            <table:table-row>
              <table:table-cell office:value-type="string">
                <text:p>crosses</text:p>
              </table:table-cell>
              <table:table-cell office:value-type="float" office:value="0.02935346">
                <text:p>0.02935346</text:p>
              </table:table-cell>
              <table:table-cell office:value-type="float" office:value="0.34615385">
                <text:p>0.34615385</text:p>
              </table:table-cell>
              <table:table-cell office:value-type="float" office:value="0.0169605">
                <text:p>0.0169605</text:p>
              </table:table-cell>
              <table:table-cell office:value-type="float" office:value="0.64932127">
                <text:p>0.64932127</text:p>
              </table:table-cell>
            </table:table-row>
            <table:table-row>
              <table:table-cell office:value-type="string">
                <text:p>product</text:p>
              </table:table-cell>
              <table:table-cell office:value-type="float" office:value="0.02905278">
                <text:p>0.02905278</text:p>
              </table:table-cell>
              <table:table-cell office:value-type="float" office:value="0.33660027">
                <text:p>0.33660027</text:p>
              </table:table-cell>
              <table:table-cell office:value-type="float" office:value="0.02033008">
                <text:p>0.02033008</text:p>
              </table:table-cell>
              <table:table-cell office:value-type="float" office:value="0.54509005">
                <text:p>0.54509005</text:p>
              </table:table-cell>
            </table:table-row>
            <table:table-row>
              <table:table-cell office:value-type="string">
                <text:p>mountainRange</text:p>
              </table:table-cell>
              <table:table-cell office:value-type="float" office:value="0.06705059">
                <text:p>0.06705059</text:p>
              </table:table-cell>
              <table:table-cell office:value-type="float" office:value="0.33630233">
                <text:p>0.33630233</text:p>
              </table:table-cell>
              <table:table-cell office:value-type="float" office:value="0.03274756">
                <text:p>0.03274756</text:p>
              </table:table-cell>
              <table:table-cell office:value-type="float" office:value="0.80073801">
                <text:p>0.80073801</text:p>
              </table:table-cell>
            </table:table-row>
            <table:table-row>
              <table:table-cell office:value-type="string">
                <text:p>source</text:p>
              </table:table-cell>
              <table:table-cell office:value-type="float" office:value="0.05994855">
                <text:p>0.05994855</text:p>
              </table:table-cell>
              <table:table-cell office:value-type="float" office:value="0.33541927">
                <text:p>0.33541927</text:p>
              </table:table-cell>
              <table:table-cell office:value-type="float" office:value="0.01989134">
                <text:p>0.01989134</text:p>
              </table:table-cell>
              <table:table-cell office:value-type="float" office:value="0.57509387">
                <text:p>0.57509387</text:p>
              </table:table-cell>
            </table:table-row>
            <table:table-row>
              <table:table-cell office:value-type="string">
                <text:p>destination</text:p>
              </table:table-cell>
              <table:table-cell office:value-type="float" office:value="0.00472416">
                <text:p>0.00472416</text:p>
              </table:table-cell>
              <table:table-cell office:value-type="float" office:value="0.33333333">
                <text:p>0.33333333</text:p>
              </table:table-cell>
              <table:table-cell office:value-type="float" office:value="0.00203459">
                <text:p>0.00203459</text:p>
              </table:table-cell>
              <table:table-cell office:value-type="float" office:value="0.57627119">
                <text:p>0.57627119</text:p>
              </table:table-cell>
            </table:table-row>
            <table:table-row>
              <table:table-cell office:value-type="string">
                <text:p>launchSite</text:p>
              </table:table-cell>
              <table:table-cell office:value-type="float" office:value="0.02127252">
                <text:p>0.02127252</text:p>
              </table:table-cell>
              <table:table-cell office:value-type="float" office:value="0.31623932">
                <text:p>0.31623932</text:p>
              </table:table-cell>
              <table:table-cell office:value-type="float" office:value="0.00920562">
                <text:p>0.00920562</text:p>
              </table:table-cell>
              <table:table-cell office:value-type="float" office:value="0.58404558">
                <text:p>0.58404558</text:p>
              </table:table-cell>
            </table:table-row>
            <table:table-row>
              <table:table-cell office:value-type="string">
                <text:p>designCompany</text:p>
              </table:table-cell>
              <table:table-cell office:value-type="float" office:value="0.00676632">
                <text:p>0.00676632</text:p>
              </table:table-cell>
              <table:table-cell office:value-type="float" office:value="0.31488801">
                <text:p>0.31488801</text:p>
              </table:table-cell>
              <table:table-cell office:value-type="float" office:value="0.0058586">
                <text:p>0.0058586</text:p>
              </table:table-cell>
              <table:table-cell office:value-type="float" office:value="0.50461133">
                <text:p>0.50461133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0.062329">
                <text:p>0.062329</text:p>
              </table:table-cell>
              <table:table-cell office:value-type="float" office:value="0.31347785">
                <text:p>0.31347785</text:p>
              </table:table-cell>
              <table:table-cell office:value-type="float" office:value="0.02187753">
                <text:p>0.02187753</text:p>
              </table:table-cell>
              <table:table-cell office:value-type="float" office:value="0.60113101">
                <text:p>0.60113101</text:p>
              </table:table-cell>
            </table:table-row>
            <table:table-row>
              <table:table-cell office:value-type="string">
                <text:p>executiveProducer</text:p>
              </table:table-cell>
              <table:table-cell office:value-type="float" office:value="0.04240488">
                <text:p>0.04240488</text:p>
              </table:table-cell>
              <table:table-cell office:value-type="float" office:value="0.30693763">
                <text:p>0.30693763</text:p>
              </table:table-cell>
              <table:table-cell office:value-type="float" office:value="0.02367452">
                <text:p>0.02367452</text:p>
              </table:table-cell>
              <table:table-cell office:value-type="float" office:value="0.59004905">
                <text:p>0.59004905</text:p>
              </table:table-cell>
            </table:table-row>
            <table:table-row>
              <table:table-cell office:value-type="string">
                <text:p>homeport</text:p>
              </table:table-cell>
              <table:table-cell office:value-type="float" office:value="0.05943185">
                <text:p>0.05943185</text:p>
              </table:table-cell>
              <table:table-cell office:value-type="float" office:value="0.29943503">
                <text:p>0.29943503</text:p>
              </table:table-cell>
              <table:table-cell office:value-type="float" office:value="0.03706792">
                <text:p>0.03706792</text:p>
              </table:table-cell>
              <table:table-cell office:value-type="float" office:value="0.36283741">
                <text:p>0.36283741</text:p>
              </table:table-cell>
            </table:table-row>
            <table:table-row>
              <table:table-cell office:value-type="string">
                <text:p>origin</text:p>
              </table:table-cell>
              <table:table-cell office:value-type="float" office:value="0.04227241">
                <text:p>0.04227241</text:p>
              </table:table-cell>
              <table:table-cell office:value-type="float" office:value="0.2841893">
                <text:p>0.2841893</text:p>
              </table:table-cell>
              <table:table-cell office:value-type="float" office:value="0.04245905">
                <text:p>0.04245905</text:p>
              </table:table-cell>
              <table:table-cell office:value-type="float" office:value="0.58670383">
                <text:p>0.58670383</text:p>
              </table:table-cell>
            </table:table-row>
            <table:table-row>
              <table:table-cell office:value-type="string">
                <text:p>nearestCity</text:p>
              </table:table-cell>
              <table:table-cell office:value-type="float" office:value="0.02231972">
                <text:p>0.02231972</text:p>
              </table:table-cell>
              <table:table-cell office:value-type="float" office:value="0.28291832">
                <text:p>0.28291832</text:p>
              </table:table-cell>
              <table:table-cell office:value-type="float" office:value="0.02238449">
                <text:p>0.02238449</text:p>
              </table:table-cell>
              <table:table-cell office:value-type="float" office:value="0.56641798">
                <text:p>0.56641798</text:p>
              </table:table-cell>
            </table:table-row>
            <table:table-row>
              <table:table-cell office:value-type="string">
                <text:p>formerCoach</text:p>
              </table:table-cell>
              <table:table-cell office:value-type="float" office:value="0.00277912">
                <text:p>0.00277912</text:p>
              </table:table-cell>
              <table:table-cell office:value-type="float" office:value="0.27672956">
                <text:p>0.27672956</text:p>
              </table:table-cell>
              <table:table-cell office:value-type="float" office:value="0.00194201">
                <text:p>0.00194201</text:p>
              </table:table-cell>
              <table:table-cell office:value-type="float" office:value="0.43501048">
                <text:p>0.43501048</text:p>
              </table:table-cell>
            </table:table-row>
            <table:table-row>
              <table:table-cell office:value-type="string">
                <text:p>veneratedIn</text:p>
              </table:table-cell>
              <table:table-cell office:value-type="float" office:value="0.04776119">
                <text:p>0.04776119</text:p>
              </table:table-cell>
              <table:table-cell office:value-type="float" office:value="0.27165869">
                <text:p>0.27165869</text:p>
              </table:table-cell>
              <table:table-cell office:value-type="float" office:value="0.0401473">
                <text:p>0.0401473</text:p>
              </table:table-cell>
              <table:table-cell office:value-type="float" office:value="0.48410971">
                <text:p>0.48410971</text:p>
              </table:table-cell>
            </table:table-row>
            <table:table-row>
              <table:table-cell office:value-type="string">
                <text:p>province</text:p>
              </table:table-cell>
              <table:table-cell office:value-type="float" office:value="0.01359802">
                <text:p>0.01359802</text:p>
              </table:table-cell>
              <table:table-cell office:value-type="float" office:value="0.268204">
                <text:p>0.268204</text:p>
              </table:table-cell>
              <table:table-cell office:value-type="float" office:value="0.00967376">
                <text:p>0.00967376</text:p>
              </table:table-cell>
              <table:table-cell office:value-type="float" office:value="0.37642331">
                <text:p>0.37642331</text:p>
              </table:table-cell>
            </table:table-row>
            <table:table-row>
              <table:table-cell office:value-type="string">
                <text:p>targetAirport</text:p>
              </table:table-cell>
              <table:table-cell office:value-type="float" office:value="0.01335631">
                <text:p>0.01335631</text:p>
              </table:table-cell>
              <table:table-cell office:value-type="float" office:value="0.26666667">
                <text:p>0.26666667</text:p>
              </table:table-cell>
              <table:table-cell office:value-type="float" office:value="0.00525358">
                <text:p>0.00525358</text:p>
              </table:table-cell>
              <table:table-cell office:value-type="float" office:value="0.44086022">
                <text:p>0.44086022</text:p>
              </table:table-cell>
            </table:table-row>
            <table:table-row>
              <table:table-cell office:value-type="string">
                <text:p>rival</text:p>
              </table:table-cell>
              <table:table-cell office:value-type="float" office:value="0.01922599">
                <text:p>0.01922599</text:p>
              </table:table-cell>
              <table:table-cell office:value-type="float" office:value="0.25777778">
                <text:p>0.25777778</text:p>
              </table:table-cell>
              <table:table-cell office:value-type="float" office:value="0.01372998">
                <text:p>0.01372998</text:p>
              </table:table-cell>
              <table:table-cell office:value-type="float" office:value="0.55333333">
                <text:p>0.55333333</text:p>
              </table:table-cell>
            </table:table-row>
            <table:table-row>
              <table:table-cell office:value-type="string">
                <text:p>largestCity</text:p>
              </table:table-cell>
              <table:table-cell office:value-type="float" office:value="0.00734391">
                <text:p>0.00734391</text:p>
              </table:table-cell>
              <table:table-cell office:value-type="float" office:value="0.25252525">
                <text:p>0.25252525</text:p>
              </table:table-cell>
              <table:table-cell office:value-type="float" office:value="0.00394985">
                <text:p>0.00394985</text:p>
              </table:table-cell>
              <table:table-cell office:value-type="float" office:value="0.44811754">
                <text:p>0.44811754</text:p>
              </table:table-cell>
            </table:table-row>
            <table:table-row>
              <table:table-cell office:value-type="string">
                <text:p>leader</text:p>
              </table:table-cell>
              <table:table-cell office:value-type="float" office:value="0.02109146">
                <text:p>0.02109146</text:p>
              </table:table-cell>
              <table:table-cell office:value-type="float" office:value="0.24922941">
                <text:p>0.24922941</text:p>
              </table:table-cell>
              <table:table-cell office:value-type="float" office:value="0.01214605">
                <text:p>0.01214605</text:p>
              </table:table-cell>
              <table:table-cell office:value-type="float" office:value="0.43527081">
                <text:p>0.43527081</text:p>
              </table:table-cell>
            </table:table-row>
            <table:table-row>
              <table:table-cell office:value-type="string">
                <text:p>billed</text:p>
              </table:table-cell>
              <table:table-cell office:value-type="float" office:value="0.03319074">
                <text:p>0.03319074</text:p>
              </table:table-cell>
              <table:table-cell office:value-type="float" office:value="0.22704339">
                <text:p>0.22704339</text:p>
              </table:table-cell>
              <table:table-cell office:value-type="float" office:value="0.01769332">
                <text:p>0.01769332</text:p>
              </table:table-cell>
              <table:table-cell office:value-type="float" office:value="0.4086781">
                <text:p>0.4086781</text:p>
              </table:table-cell>
            </table:table-row>
            <table:table-row>
              <table:table-cell office:value-type="string">
                <text:p>owningOrganisation</text:p>
              </table:table-cell>
              <table:table-cell office:value-type="float" office:value="0.02295956">
                <text:p>0.02295956</text:p>
              </table:table-cell>
              <table:table-cell office:value-type="float" office:value="0.22496345">
                <text:p>0.22496345</text:p>
              </table:table-cell>
              <table:table-cell office:value-type="float" office:value="0.01585837">
                <text:p>0.01585837</text:p>
              </table:table-cell>
              <table:table-cell office:value-type="float" office:value="0.35179094">
                <text:p>0.35179094</text:p>
              </table:table-cell>
            </table:table-row>
            <table:table-row>
              <table:table-cell office:value-type="string">
                <text:p>incumbent</text:p>
              </table:table-cell>
              <table:table-cell office:value-type="float" office:value="0.00139521">
                <text:p>0.00139521</text:p>
              </table:table-cell>
              <table:table-cell office:value-type="float" office:value="0.21495327">
                <text:p>0.21495327</text:p>
              </table:table-cell>
              <table:table-cell office:value-type="float" office:value="0.00101841">
                <text:p>0.00101841</text:p>
              </table:table-cell>
              <table:table-cell office:value-type="float" office:value="0.24299065">
                <text:p>0.24299065</text:p>
              </table:table-cell>
            </table:table-row>
            <table:table-row>
              <table:table-cell office:value-type="string">
                <text:p>recordedIn</text:p>
              </table:table-cell>
              <table:table-cell office:value-type="float" office:value="0.16339516">
                <text:p>0.16339516</text:p>
              </table:table-cell>
              <table:table-cell office:value-type="float" office:value="0.2069299">
                <text:p>0.2069299</text:p>
              </table:table-cell>
              <table:table-cell office:value-type="float" office:value="0.14039428">
                <text:p>0.14039428</text:p>
              </table:table-cell>
              <table:table-cell office:value-type="float" office:value="0.37272361">
                <text:p>0.37272361</text:p>
              </table:table-cell>
            </table:table-row>
            <table:table-row>
              <table:table-cell office:value-type="string">
                <text:p>notableCommander</text:p>
              </table:table-cell>
              <table:table-cell office:value-type="float" office:value="0.06456693">
                <text:p>0.06456693</text:p>
              </table:table-cell>
              <table:table-cell office:value-type="float" office:value="0.19929297">
                <text:p>0.19929297</text:p>
              </table:table-cell>
              <table:table-cell office:value-type="float" office:value="0.02537692">
                <text:p>0.02537692</text:p>
              </table:table-cell>
              <table:table-cell office:value-type="float" office:value="0.3756076">
                <text:p>0.3756076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0.85792456">
                <text:p>0.85792456</text:p>
              </table:table-cell>
              <table:table-cell office:value-type="float" office:value="0.19598136">
                <text:p>0.19598136</text:p>
              </table:table-cell>
              <table:table-cell office:value-type="float" office:value="0.7679842">
                <text:p>0.7679842</text:p>
              </table:table-cell>
              <table:table-cell office:value-type="float" office:value="0.60076869">
                <text:p>0.60076869</text:p>
              </table:table-cell>
            </table:table-row>
            <table:table-row>
              <table:table-cell office:value-type="string">
                <text:p>type</text:p>
              </table:table-cell>
              <table:table-cell office:value-type="float" office:value="0.1565209">
                <text:p>0.1565209</text:p>
              </table:table-cell>
              <table:table-cell office:value-type="float" office:value="0.19278754">
                <text:p>0.19278754</text:p>
              </table:table-cell>
              <table:table-cell office:value-type="float" office:value="0.1406657">
                <text:p>0.1406657</text:p>
              </table:table-cell>
              <table:table-cell office:value-type="float" office:value="0.31146429">
                <text:p>0.31146429</text:p>
              </table:table-cell>
            </table:table-row>
            <table:table-row>
              <table:table-cell office:value-type="string">
                <text:p>bodyDiscovered</text:p>
              </table:table-cell>
              <table:table-cell office:value-type="float" office:value="0.00069628">
                <text:p>0.00069628</text:p>
              </table:table-cell>
              <table:table-cell office:value-type="float" office:value="0.16666667">
                <text:p>0.16666667</text:p>
              </table:table-cell>
              <table:table-cell office:value-type="float" office:value="0.00038135">
                <text:p>0.00038135</text:p>
              </table:table-cell>
              <table:table-cell office:value-type="float" office:value="0.28333333">
                <text:p>0.28333333</text:p>
              </table:table-cell>
            </table:table-row>
            <table:table-row>
              <table:table-cell office:value-type="string">
                <text:p>parentMountainPeak</text:p>
              </table:table-cell>
              <table:table-cell office:value-type="float" office:value="0.08185893">
                <text:p>0.08185893</text:p>
              </table:table-cell>
              <table:table-cell office:value-type="float" office:value="0.16042534">
                <text:p>0.16042534</text:p>
              </table:table-cell>
              <table:table-cell office:value-type="float" office:value="0.02825838">
                <text:p>0.02825838</text:p>
              </table:table-cell>
              <table:table-cell office:value-type="float" office:value="0.33148405">
                <text:p>0.33148405</text:p>
              </table:table-cell>
            </table:table-row>
            <table:table-row>
              <table:table-cell office:value-type="string">
                <text:p>distributingLabel</text:p>
              </table:table-cell>
              <table:table-cell office:value-type="float" office:value="0.04359401">
                <text:p>0.04359401</text:p>
              </table:table-cell>
              <table:table-cell office:value-type="float" office:value="0.14587973">
                <text:p>0.14587973</text:p>
              </table:table-cell>
              <table:table-cell office:value-type="float" office:value="0.0177781">
                <text:p>0.0177781</text:p>
              </table:table-cell>
              <table:table-cell office:value-type="float" office:value="0.27728285">
                <text:p>0.27728285</text:p>
              </table:table-cell>
            </table:table-row>
            <table:table-row>
              <table:table-cell office:value-type="string">
                <text:p>distributingCompany</text:p>
              </table:table-cell>
              <table:table-cell office:value-type="float" office:value="0.04359401">
                <text:p>0.04359401</text:p>
              </table:table-cell>
              <table:table-cell office:value-type="float" office:value="0.14587973">
                <text:p>0.14587973</text:p>
              </table:table-cell>
              <table:table-cell office:value-type="float" office:value="0.0177781">
                <text:p>0.0177781</text:p>
              </table:table-cell>
              <table:table-cell office:value-type="float" office:value="0.27728285">
                <text:p>0.27728285</text:p>
              </table:table-cell>
            </table:table-row>
            <table:table-row>
              <table:table-cell office:value-type="string">
                <text:p>lyrics</text:p>
              </table:table-cell>
              <table:table-cell office:value-type="float" office:value="0.06357616">
                <text:p>0.06357616</text:p>
              </table:table-cell>
              <table:table-cell office:value-type="float" office:value="0.14574899">
                <text:p>0.14574899</text:p>
              </table:table-cell>
              <table:table-cell office:value-type="float" office:value="0.07823169">
                <text:p>0.07823169</text:p>
              </table:table-cell>
              <table:table-cell office:value-type="float" office:value="0.68421053">
                <text:p>0.68421053</text:p>
              </table:table-cell>
            </table:table-row>
            <table:table-row>
              <table:table-cell office:value-type="string">
                <text:p>currentPartner</text:p>
              </table:table-cell>
              <table:table-cell office:value-type="float" office:value="0.00029695">
                <text:p>0.00029695</text:p>
              </table:table-cell>
              <table:table-cell office:value-type="float" office:value="0.13864818">
                <text:p>0.13864818</text:p>
              </table:table-cell>
              <table:table-cell office:value-type="float" office:value="0.0006336">
                <text:p>0.0006336</text:p>
              </table:table-cell>
              <table:table-cell office:value-type="float" office:value="0.40727903">
                <text:p>0.40727903</text:p>
              </table:table-cell>
            </table:table-row>
            <table:table-row>
              <table:table-cell office:value-type="string">
                <text:p>operatingSystem</text:p>
              </table:table-cell>
              <table:table-cell office:value-type="float" office:value="0.02331864">
                <text:p>0.02331864</text:p>
              </table:table-cell>
              <table:table-cell office:value-type="float" office:value="0.13669514">
                <text:p>0.13669514</text:p>
              </table:table-cell>
              <table:table-cell office:value-type="float" office:value="0.01468255">
                <text:p>0.01468255</text:p>
              </table:table-cell>
              <table:table-cell office:value-type="float" office:value="0.34903105">
                <text:p>0.34903105</text:p>
              </table:table-cell>
            </table:table-row>
            <table:table-row>
              <table:table-cell office:value-type="string">
                <text:p>chancellor</text:p>
              </table:table-cell>
              <table:table-cell office:value-type="float" office:value="0.00145786">
                <text:p>0.00145786</text:p>
              </table:table-cell>
              <table:table-cell office:value-type="float" office:value="0.12903226">
                <text:p>0.12903226</text:p>
              </table:table-cell>
              <table:table-cell office:value-type="float" office:value="0.00122201">
                <text:p>0.00122201</text:p>
              </table:table-cell>
              <table:table-cell office:value-type="float" office:value="0.21852237">
                <text:p>0.21852237</text:p>
              </table:table-cell>
            </table:table-row>
            <table:table-row>
              <table:table-cell office:value-type="string">
                <text:p>doctoralStudent</text:p>
              </table:table-cell>
              <table:table-cell office:value-type="float" office:value="0.00340152">
                <text:p>0.00340152</text:p>
              </table:table-cell>
              <table:table-cell office:value-type="float" office:value="0.12627986">
                <text:p>0.12627986</text:p>
              </table:table-cell>
              <table:table-cell office:value-type="float" office:value="0.00337867">
                <text:p>0.00337867</text:p>
              </table:table-cell>
              <table:table-cell office:value-type="float" office:value="0.31342435">
                <text:p>0.31342435</text:p>
              </table:table-cell>
            </table:table-row>
            <table:table-row>
              <table:table-cell office:value-type="string">
                <text:p>inflow</text:p>
              </table:table-cell>
              <table:table-cell office:value-type="float" office:value="0.13425647">
                <text:p>0.13425647</text:p>
              </table:table-cell>
              <table:table-cell office:value-type="float" office:value="0.10513909">
                <text:p>0.10513909</text:p>
              </table:table-cell>
              <table:table-cell office:value-type="float" office:value="0.06025765">
                <text:p>0.06025765</text:p>
              </table:table-cell>
              <table:table-cell office:value-type="float" office:value="0.20509194">
                <text:p>0.20509194</text:p>
              </table:table-cell>
            </table:table-row>
            <table:table-row>
              <table:table-cell office:value-type="string">
                <text:p>formerChoreographer</text:p>
              </table:table-cell>
              <table:table-cell office:value-type="float" office:value="0.01847679">
                <text:p>0.01847679</text:p>
              </table:table-cell>
              <table:table-cell office:value-type="float" office:value="0.10224439">
                <text:p>0.10224439</text:p>
              </table:table-cell>
              <table:table-cell office:value-type="float" office:value="0.00688246">
                <text:p>0.00688246</text:p>
              </table:table-cell>
              <table:table-cell office:value-type="float" office:value="0.159601">
                <text:p>0.159601</text:p>
              </table:table-cell>
            </table:table-row>
            <table:table-row>
              <table:table-cell office:value-type="string">
                <text:p>discoverer</text:p>
              </table:table-cell>
              <table:table-cell office:value-type="float" office:value="0.11393565">
                <text:p>0.11393565</text:p>
              </table:table-cell>
              <table:table-cell office:value-type="float" office:value="0.09488842">
                <text:p>0.09488842</text:p>
              </table:table-cell>
              <table:table-cell office:value-type="float" office:value="0.28813806">
                <text:p>0.28813806</text:p>
              </table:table-cell>
              <table:table-cell office:value-type="float" office:value="0.94421133">
                <text:p>0.94421133</text:p>
              </table:table-cell>
            </table:table-row>
            <table:table-row>
              <table:table-cell office:value-type="string">
                <text:p>coach</text:p>
              </table:table-cell>
              <table:table-cell office:value-type="float" office:value="0.11059383">
                <text:p>0.11059383</text:p>
              </table:table-cell>
              <table:table-cell office:value-type="float" office:value="0.0941104">
                <text:p>0.0941104</text:p>
              </table:table-cell>
              <table:table-cell office:value-type="float" office:value="0.05781371">
                <text:p>0.05781371</text:p>
              </table:table-cell>
              <table:table-cell office:value-type="float" office:value="0.16365877">
                <text:p>0.16365877</text:p>
              </table:table-cell>
            </table:table-row>
            <table:table-row>
              <table:table-cell office:value-type="string">
                <text:p>maintainedBy</text:p>
              </table:table-cell>
              <table:table-cell office:value-type="float" office:value="0.0025228">
                <text:p>0.0025228</text:p>
              </table:table-cell>
              <table:table-cell office:value-type="float" office:value="0.07968476">
                <text:p>0.07968476</text:p>
              </table:table-cell>
              <table:table-cell office:value-type="float" office:value="0.00220771">
                <text:p>0.00220771</text:p>
              </table:table-cell>
              <table:table-cell office:value-type="float" office:value="0.14535902">
                <text:p>0.14535902</text:p>
              </table:table-cell>
            </table:table-row>
            <table:table-row>
              <table:table-cell office:value-type="string">
                <text:p>outflow</text:p>
              </table:table-cell>
              <table:table-cell office:value-type="float" office:value="0.05811966">
                <text:p>0.05811966</text:p>
              </table:table-cell>
              <table:table-cell office:value-type="float" office:value="0.07404719">
                <text:p>0.07404719</text:p>
              </table:table-cell>
              <table:table-cell office:value-type="float" office:value="0.01951516">
                <text:p>0.01951516</text:p>
              </table:table-cell>
              <table:table-cell office:value-type="float" office:value="0.16333938">
                <text:p>0.16333938</text:p>
              </table:table-cell>
            </table:table-row>
            <table:table-row>
              <table:table-cell office:value-type="string">
                <text:p>mouthPlace</text:p>
              </table:table-cell>
              <table:table-cell office:value-type="float" office:value="0.23972603">
                <text:p>0.23972603</text:p>
              </table:table-cell>
              <table:table-cell office:value-type="float" office:value="0.07043542">
                <text:p>0.07043542</text:p>
              </table:table-cell>
              <table:table-cell office:value-type="float" office:value="0.23405211">
                <text:p>0.23405211</text:p>
              </table:table-cell>
              <table:table-cell office:value-type="float" office:value="0.76253202">
                <text:p>0.76253202</text:p>
              </table:table-cell>
            </table:table-row>
            <table:table-row>
              <table:table-cell office:value-type="string">
                <text:p>mouthMountain</text:p>
              </table:table-cell>
              <table:table-cell office:value-type="float" office:value="0.23972603">
                <text:p>0.23972603</text:p>
              </table:table-cell>
              <table:table-cell office:value-type="float" office:value="0.07043542">
                <text:p>0.07043542</text:p>
              </table:table-cell>
              <table:table-cell office:value-type="float" office:value="0.23405211">
                <text:p>0.23405211</text:p>
              </table:table-cell>
              <table:table-cell office:value-type="float" office:value="0.76253202">
                <text:p>0.76253202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0.00160256">
                <text:p>0.00160256</text:p>
              </table:table-cell>
              <table:table-cell office:value-type="float" office:value="0.06741573">
                <text:p>0.06741573</text:p>
              </table:table-cell>
              <table:table-cell office:value-type="float" office:value="0.00173844">
                <text:p>0.00173844</text:p>
              </table:table-cell>
              <table:table-cell office:value-type="float" office:value="0.18298555">
                <text:p>0.18298555</text:p>
              </table:table-cell>
            </table:table-row>
            <table:table-row>
              <table:table-cell office:value-type="string">
                <text:p>university</text:p>
              </table:table-cell>
              <table:table-cell office:value-type="float" office:value="0.00120523">
                <text:p>0.00120523</text:p>
              </table:table-cell>
              <table:table-cell office:value-type="float" office:value="0.06022945">
                <text:p>0.06022945</text:p>
              </table:table-cell>
              <table:table-cell office:value-type="float" office:value="0.00112284">
                <text:p>0.00112284</text:p>
              </table:table-cell>
              <table:table-cell office:value-type="float" office:value="0.19789675">
                <text:p>0.19789675</text:p>
              </table:table-cell>
            </table:table-row>
            <table:table-row>
              <table:table-cell office:value-type="string">
                <text:p>borough</text:p>
              </table:table-cell>
              <table:table-cell office:value-type="float" office:value="0.00189138">
                <text:p>0.00189138</text:p>
              </table:table-cell>
              <table:table-cell office:value-type="float" office:value="0.05691057">
                <text:p>0.05691057</text:p>
              </table:table-cell>
              <table:table-cell office:value-type="float" office:value="0.00194657">
                <text:p>0.00194657</text:p>
              </table:table-cell>
              <table:table-cell office:value-type="float" office:value="0.23577236">
                <text:p>0.23577236</text:p>
              </table:table-cell>
            </table:table-row>
            <table:table-row>
              <table:table-cell office:value-type="string">
                <text:p>rightTributary</text:p>
              </table:table-cell>
              <table:table-cell office:value-type="float" office:value="0.04012589">
                <text:p>0.04012589</text:p>
              </table:table-cell>
              <table:table-cell office:value-type="float" office:value="0.05537459">
                <text:p>0.05537459</text:p>
              </table:table-cell>
              <table:table-cell office:value-type="float" office:value="0.01154901">
                <text:p>0.01154901</text:p>
              </table:table-cell>
              <table:table-cell office:value-type="float" office:value="0.08686211">
                <text:p>0.08686211</text:p>
              </table:table-cell>
            </table:table-row>
            <table:table-row>
              <table:table-cell office:value-type="string">
                <text:p>leftTributary</text:p>
              </table:table-cell>
              <table:table-cell office:value-type="float" office:value="0.04137066">
                <text:p>0.04137066</text:p>
              </table:table-cell>
              <table:table-cell office:value-type="float" office:value="0.05161627">
                <text:p>0.05161627</text:p>
              </table:table-cell>
              <table:table-cell office:value-type="float" office:value="0.01150885">
                <text:p>0.01150885</text:p>
              </table:table-cell>
              <table:table-cell office:value-type="float" office:value="0.07559958">
                <text:p>0.07559958</text:p>
              </table:table-cell>
            </table:table-row>
            <table:table-row>
              <table:table-cell office:value-type="string">
                <text:p>lieutenant</text:p>
              </table:table-cell>
              <table:table-cell office:value-type="float" office:value="0.04268775">
                <text:p>0.04268775</text:p>
              </table:table-cell>
              <table:table-cell office:value-type="float" office:value="0.04940531">
                <text:p>0.04940531</text:p>
              </table:table-cell>
              <table:table-cell office:value-type="float" office:value="0.03264331">
                <text:p>0.03264331</text:p>
              </table:table-cell>
              <table:table-cell office:value-type="float" office:value="0.15004575">
                <text:p>0.15004575</text:p>
              </table:table-cell>
            </table:table-row>
            <table:table-row>
              <table:table-cell office:value-type="string">
                <text:p>opponent</text:p>
              </table:table-cell>
              <table:table-cell office:value-type="float" office:value="0.00012856">
                <text:p>0.00012856</text:p>
              </table:table-cell>
              <table:table-cell office:value-type="float" office:value="0.0472973">
                <text:p>0.0472973</text:p>
              </table:table-cell>
              <table:table-cell office:value-type="float" office:value="0.0000913">
                <text:p>0.0000913</text:p>
              </table:table-cell>
              <table:table-cell office:value-type="float" office:value="0.08108108">
                <text:p>0.08108108</text:p>
              </table:table-cell>
            </table:table-row>
            <table:table-row>
              <table:table-cell office:value-type="string">
                <text:p>editor</text:p>
              </table:table-cell>
              <table:table-cell office:value-type="float" office:value="0.03085345">
                <text:p>0.03085345</text:p>
              </table:table-cell>
              <table:table-cell office:value-type="float" office:value="0.04473304">
                <text:p>0.04473304</text:p>
              </table:table-cell>
              <table:table-cell office:value-type="float" office:value="0.03004652">
                <text:p>0.03004652</text:p>
              </table:table-cell>
              <table:table-cell office:value-type="float" office:value="0.16774892">
                <text:p>0.16774892</text:p>
              </table:table-cell>
            </table:table-row>
            <table:table-row>
              <table:table-cell office:value-type="string">
                <text:p>associate</text:p>
              </table:table-cell>
              <table:table-cell office:value-type="float" office:value="0.00750597">
                <text:p>0.00750597</text:p>
              </table:table-cell>
              <table:table-cell office:value-type="float" office:value="0.03630363">
                <text:p>0.03630363</text:p>
              </table:table-cell>
              <table:table-cell office:value-type="float" office:value="0.00462911">
                <text:p>0.00462911</text:p>
              </table:table-cell>
              <table:table-cell office:value-type="float" office:value="0.2029703">
                <text:p>0.2029703</text:p>
              </table:table-cell>
            </table:table-row>
            <table:table-row>
              <table:table-cell office:value-type="string">
                <text:p>sourcePlace</text:p>
              </table:table-cell>
              <table:table-cell office:value-type="float" office:value="0.3828125">
                <text:p>0.3828125</text:p>
              </table:table-cell>
              <table:table-cell office:value-type="float" office:value="0.02269044">
                <text:p>0.02269044</text:p>
              </table:table-cell>
              <table:table-cell office:value-type="float" office:value="0.20853407">
                <text:p>0.20853407</text:p>
              </table:table-cell>
              <table:table-cell office:value-type="float" office:value="0.14031026">
                <text:p>0.14031026</text:p>
              </table:table-cell>
            </table:table-row>
            <table:table-row>
              <table:table-cell office:value-type="string">
                <text:p>sourceMountain</text:p>
              </table:table-cell>
              <table:table-cell office:value-type="float" office:value="0.3828125">
                <text:p>0.3828125</text:p>
              </table:table-cell>
              <table:table-cell office:value-type="float" office:value="0.02269044">
                <text:p>0.02269044</text:p>
              </table:table-cell>
              <table:table-cell office:value-type="float" office:value="0.20853407">
                <text:p>0.20853407</text:p>
              </table:table-cell>
              <table:table-cell office:value-type="float" office:value="0.14031026">
                <text:p>0.14031026</text:p>
              </table:table-cell>
            </table:table-row>
            <table:table-row>
              <table:table-cell office:value-type="string">
                <text:p>splitFromParty</text:p>
              </table:table-cell>
              <table:table-cell office:value-type="float" office:value="0.09375">
                <text:p>0.09375</text:p>
              </table:table-cell>
              <table:table-cell office:value-type="float" office:value="0.01973684">
                <text:p>0.01973684</text:p>
              </table:table-cell>
              <table:table-cell office:value-type="float" office:value="0.03661726">
                <text:p>0.03661726</text:p>
              </table:table-cell>
              <table:table-cell office:value-type="float" office:value="0.13815789">
                <text:p>0.13815789</text:p>
              </table:table-cell>
            </table:table-row>
            <table:table-row>
              <table:table-cell office:value-type="string">
                <text:p>deathCause</text:p>
              </table:table-cell>
              <table:table-cell office:value-type="float" office:value="0.01750547">
                <text:p>0.01750547</text:p>
              </table:table-cell>
              <table:table-cell office:value-type="float" office:value="0.01491424">
                <text:p>0.01491424</text:p>
              </table:table-cell>
              <table:table-cell office:value-type="float" office:value="0.01436031">
                <text:p>0.01436031</text:p>
              </table:table-cell>
              <table:table-cell office:value-type="float" office:value="0.03691275">
                <text:p>0.03691275</text:p>
              </table:table-cell>
            </table:table-row>
            <table:table-row>
              <table:table-cell office:value-type="string">
                <text:p>militaryRank</text:p>
              </table:table-cell>
              <table:table-cell office:value-type="float" office:value="0.00509461">
                <text:p>0.00509461</text:p>
              </table:table-cell>
              <table:table-cell office:value-type="float" office:value="0.01396509">
                <text:p>0.01396509</text:p>
              </table:table-cell>
              <table:table-cell office:value-type="float" office:value="0.0054097">
                <text:p>0.0054097</text:p>
              </table:table-cell>
              <table:table-cell office:value-type="float" office:value="0.09177057">
                <text:p>0.09177057</text:p>
              </table:table-cell>
            </table:table-row>
            <table:table-row>
              <table:table-cell office:value-type="string">
                <text:p>language</text:p>
              </table:table-cell>
              <table:table-cell office:value-type="float" office:value="0.22656668">
                <text:p>0.22656668</text:p>
              </table:table-cell>
              <table:table-cell office:value-type="float" office:value="0.01215081">
                <text:p>0.01215081</text:p>
              </table:table-cell>
              <table:table-cell office:value-type="float" office:value="0.07614466">
                <text:p>0.07614466</text:p>
              </table:table-cell>
              <table:table-cell office:value-type="float" office:value="0.02636984">
                <text:p>0.02636984</text:p>
              </table:table-cell>
            </table:table-row>
            <table:table-row>
              <table:table-cell office:value-type="string">
                <text:p>genre</text:p>
              </table:table-cell>
              <table:table-cell office:value-type="float" office:value="0.27926644">
                <text:p>0.27926644</text:p>
              </table:table-cell>
              <table:table-cell office:value-type="float" office:value="0.01196384">
                <text:p>0.01196384</text:p>
              </table:table-cell>
              <table:table-cell office:value-type="float" office:value="0.21872343">
                <text:p>0.21872343</text:p>
              </table:table-cell>
              <table:table-cell office:value-type="float" office:value="0.03455224">
                <text:p>0.03455224</text:p>
              </table:table-cell>
            </table:table-row>
            <table:table-row>
              <table:table-cell office:value-type="string">
                <text:p>binomialAuthority</text:p>
              </table:table-cell>
              <table:table-cell office:value-type="float" office:value="0.08476258">
                <text:p>0.08476258</text:p>
              </table:table-cell>
              <table:table-cell office:value-type="float" office:value="0.00930319">
                <text:p>0.00930319</text:p>
              </table:table-cell>
              <table:table-cell office:value-type="float" office:value="0.02015187">
                <text:p>0.02015187</text:p>
              </table:table-cell>
              <table:table-cell office:value-type="float" office:value="0.01932202">
                <text:p>0.01932202</text:p>
              </table:table-cell>
            </table:table-row>
            <table:table-row>
              <table:table-cell office:value-type="string">
                <text:p>parentOrganisation</text:p>
              </table:table-cell>
              <table:table-cell office:value-type="float" office:value="0.01261034">
                <text:p>0.01261034</text:p>
              </table:table-cell>
              <table:table-cell office:value-type="float" office:value="0.00606796">
                <text:p>0.00606796</text:p>
              </table:table-cell>
              <table:table-cell office:value-type="float" office:value="0.00482487">
                <text:p>0.00482487</text:p>
              </table:table-cell>
              <table:table-cell office:value-type="float" office:value="0.0163835">
                <text:p>0.0163835</text:p>
              </table:table-cell>
            </table:table-row>
            <table:table-row>
              <table:table-cell office:value-type="string">
                <text:p>subsequentWork</text:p>
              </table:table-cell>
              <table:table-cell office:value-type="float" office:value="0.03762738">
                <text:p>0.03762738</text:p>
              </table:table-cell>
              <table:table-cell office:value-type="float" office:value="0.00462974">
                <text:p>0.00462974</text:p>
              </table:table-cell>
              <table:table-cell office:value-type="float" office:value="0.07452039">
                <text:p>0.07452039</text:p>
              </table:table-cell>
              <table:table-cell office:value-type="float" office:value="0.03727906">
                <text:p>0.03727906</text:p>
              </table:table-cell>
            </table:table-row>
            <table:table-row>
              <table:table-cell office:value-type="string">
                <text:p>federalState</text:p>
              </table:table-cell>
              <table:table-cell office:value-type="float" office:value="0.00661221">
                <text:p>0.00661221</text:p>
              </table:table-cell>
              <table:table-cell office:value-type="float" office:value="0.00390984">
                <text:p>0.00390984</text:p>
              </table:table-cell>
              <table:table-cell office:value-type="float" office:value="0.01819433">
                <text:p>0.01819433</text:p>
              </table:table-cell>
              <table:table-cell office:value-type="float" office:value="0.27368905">
                <text:p>0.27368905</text:p>
              </table:table-cell>
            </table:table-row>
            <table:table-row>
              <table:table-cell office:value-type="string">
                <text:p>service</text:p>
              </table:table-cell>
              <table:table-cell office:value-type="float" office:value="0.04697987">
                <text:p>0.04697987</text:p>
              </table:table-cell>
              <table:table-cell office:value-type="float" office:value="0.00372539">
                <text:p>0.00372539</text:p>
              </table:table-cell>
              <table:table-cell office:value-type="float" office:value="0.02295782">
                <text:p>0.02295782</text:p>
              </table:table-cell>
              <table:table-cell office:value-type="float" office:value="0.02288451">
                <text:p>0.02288451</text:p>
              </table:table-cell>
            </table:table-row>
            <table:table-row>
              <table:table-cell office:value-type="string">
                <text:p>industry</text:p>
              </table:table-cell>
              <table:table-cell office:value-type="float" office:value="0.20740741">
                <text:p>0.20740741</text:p>
              </table:table-cell>
              <table:table-cell office:value-type="float" office:value="0.00306256">
                <text:p>0.00306256</text:p>
              </table:table-cell>
              <table:table-cell office:value-type="float" office:value="0.17524116">
                <text:p>0.17524116</text:p>
              </table:table-cell>
              <table:table-cell office:value-type="float" office:value="0.00794808">
                <text:p>0.00794808</text:p>
              </table:table-cell>
            </table:table-row>
            <table:table-row>
              <table:table-cell office:value-type="string">
                <text:p>part</text:p>
              </table:table-cell>
              <table:table-cell office:value-type="float" office:value="0.00289855">
                <text:p>0.00289855</text:p>
              </table:table-cell>
              <table:table-cell office:value-type="float" office:value="0.00052219">
                <text:p>0.00052219</text:p>
              </table:table-cell>
              <table:table-cell office:value-type="float" office:value="0.00200993">
                <text:p>0.00200993</text:p>
              </table:table-cell>
              <table:table-cell office:value-type="float" office:value="0.00887728">
                <text:p>0.00887728</text:p>
              </table:table-cell>
            </table:table-row>
            <table:table-row>
              <table:table-cell office:value-type="string">
                <text:p>manag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visio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the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derNam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spectTea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el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adquarte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d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0754717">
                <text:p>0.70754717</text:p>
              </table:table-cell>
              <table:table-cell office:value-type="float" office:value="0.00162049">
                <text:p>0.001620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MacOSX_x86 LibreOffice_project/5464147a081647a250913f19c0715bca595af2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223cm" svg:height="16.466cm" xlink:href=".." xlink:type="simple" chart:class="chart:line" chart:style-name="ch1">
        <chart:legend chart:legend-position="end" svg:x="30.133cm" svg:y="7.685cm" style:legend-expansion="high" chart:style-name="ch2"/>
        <chart:plot-area chart:style-name="ch3" table:cell-range-address="'Bigram, th=1'.A1:'Bigram, th=1'.C226" chart:data-source-has-labels="both" svg:x="1.114cm" svg:y="1.451cm" svg:width="27.691cm" svg:height="14.266cm">
          <chartooo:coordinate-region svg:x="2.364cm" svg:y="1.651cm" svg:width="26.301cm" svg:height="10.612cm"/>
          <chart:axis chart:dimension="x" chart:name="primary-x" chart:style-name="ch4" chartooo:axis-type="auto">
            <chartooo:date-scale/>
            <chart:categories table:cell-range-address="'Bigram, th=1'.A2:'Bigram, th=1'.A2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igram, th=1'.B2:'Bigram, th=1'.B226" chart:label-cell-address="'Bigram, th=1'.B1:'Bigram, th=1'.B1" chart:class="chart:line">
            <chart:data-point chart:repeated="225"/>
          </chart:series>
          <chart:series chart:style-name="ch7" chart:values-cell-range-address="'Bigram, th=1'.C2:'Bigram, th=1'.C226" chart:label-cell-address="'Bigram, th=1'.C1:'Bigram, th=1'.C1" chart:class="chart:line">
            <chart:data-point chart:repeated="2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 1</text:p>
                <draw:g>
                  <svg:desc>'Bigram, th=1'.B1:'Bigram, th=1'.B1</svg:desc>
                </draw:g>
              </table:table-cell>
              <table:table-cell office:value-type="string">
                <text:p>Recall 1</text:p>
                <draw:g>
                  <svg:desc>'Bigram, th=1'.C1:'Bigram, th=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raftTeam</text:p>
                <draw:g>
                  <svg:desc>'Bigram, th=1'.A2:'Bigram, th=1'.A226</svg:desc>
                </draw:g>
              </table:table-cell>
              <table:table-cell office:value-type="float" office:value="0.00638757">
                <text:p>0.00638757</text:p>
                <draw:g>
                  <svg:desc>'Bigram, th=1'.B2:'Bigram, th=1'.B226</svg:desc>
                </draw:g>
              </table:table-cell>
              <table:table-cell office:value-type="float" office:value="1">
                <text:p>1</text:p>
                <draw:g>
                  <svg:desc>'Bigram, th=1'.C2:'Bigram, th=1'.C226</svg:desc>
                </draw:g>
              </table:table-cell>
            </table:table-row>
            <table:table-row>
              <table:table-cell office:value-type="string">
                <text:p>formerTeam</text:p>
              </table:table-cell>
              <table:table-cell office:value-type="float" office:value="0.02560463">
                <text:p>0.02560463</text:p>
              </table:table-cell>
              <table:table-cell office:value-type="float" office:value="0.99989625">
                <text:p>0.99989625</text:p>
              </table:table-cell>
            </table:table-row>
            <table:table-row>
              <table:table-cell office:value-type="string">
                <text:p>primeMinister</text:p>
              </table:table-cell>
              <table:table-cell office:value-type="float" office:value="0.00426528">
                <text:p>0.00426528</text:p>
              </table:table-cell>
              <table:table-cell office:value-type="float" office:value="0.99977822">
                <text:p>0.99977822</text:p>
              </table:table-cell>
            </table:table-row>
            <table:table-row>
              <table:table-cell office:value-type="string">
                <text:p>spouse</text:p>
              </table:table-cell>
              <table:table-cell office:value-type="float" office:value="0.0166454">
                <text:p>0.0166454</text:p>
              </table:table-cell>
              <table:table-cell office:value-type="float" office:value="0.99956874">
                <text:p>0.99956874</text:p>
              </table:table-cell>
            </table:table-row>
            <table:table-row>
              <table:table-cell office:value-type="string">
                <text:p>sisterStation</text:p>
              </table:table-cell>
              <table:table-cell office:value-type="float" office:value="0.02891074">
                <text:p>0.02891074</text:p>
              </table:table-cell>
              <table:table-cell office:value-type="float" office:value="0.99919271">
                <text:p>0.99919271</text:p>
              </table:table-cell>
            </table:table-row>
            <table:table-row>
              <table:table-cell office:value-type="string">
                <text:p>college</text:p>
              </table:table-cell>
              <table:table-cell office:value-type="float" office:value="0.01069309">
                <text:p>0.01069309</text:p>
              </table:table-cell>
              <table:table-cell office:value-type="float" office:value="0.99837833">
                <text:p>0.99837833</text:p>
              </table:table-cell>
            </table:table-row>
            <table:table-row>
              <table:table-cell office:value-type="string">
                <text:p>parent</text:p>
              </table:table-cell>
              <table:table-cell office:value-type="float" office:value="0.01462913">
                <text:p>0.01462913</text:p>
              </table:table-cell>
              <table:table-cell office:value-type="float" office:value="0.99771341">
                <text:p>0.99771341</text:p>
              </table:table-cell>
            </table:table-row>
            <table:table-row>
              <table:table-cell office:value-type="string">
                <text:p>associatedMusicalArtist</text:p>
              </table:table-cell>
              <table:table-cell office:value-type="float" office:value="0.021">
                <text:p>0.021</text:p>
              </table:table-cell>
              <table:table-cell office:value-type="float" office:value="0.99653768">
                <text:p>0.99653768</text:p>
              </table:table-cell>
            </table:table-row>
            <table:table-row>
              <table:table-cell office:value-type="string">
                <text:p>associatedBand</text:p>
              </table:table-cell>
              <table:table-cell office:value-type="float" office:value="0.021">
                <text:p>0.021</text:p>
              </table:table-cell>
              <table:table-cell office:value-type="float" office:value="0.99653768">
                <text:p>0.99653768</text:p>
              </table:table-cell>
            </table:table-row>
            <table:table-row>
              <table:table-cell office:value-type="string">
                <text:p>servingRailwayLine</text:p>
              </table:table-cell>
              <table:table-cell office:value-type="float" office:value="0.01663106">
                <text:p>0.01663106</text:p>
              </table:table-cell>
              <table:table-cell office:value-type="float" office:value="0.9954416">
                <text:p>0.9954416</text:p>
              </table:table-cell>
            </table:table-row>
            <table:table-row>
              <table:table-cell office:value-type="string">
                <text:p>child</text:p>
              </table:table-cell>
              <table:table-cell office:value-type="float" office:value="0.00797201">
                <text:p>0.00797201</text:p>
              </table:table-cell>
              <table:table-cell office:value-type="float" office:value="0.9949859">
                <text:p>0.9949859</text:p>
              </table:table-cell>
            </table:table-row>
            <table:table-row>
              <table:table-cell office:value-type="string">
                <text:p>artist</text:p>
              </table:table-cell>
              <table:table-cell office:value-type="float" office:value="0.08794378">
                <text:p>0.08794378</text:p>
              </table:table-cell>
              <table:table-cell office:value-type="float" office:value="0.99439337">
                <text:p>0.99439337</text:p>
              </table:table-cell>
            </table:table-row>
            <table:table-row>
              <table:table-cell office:value-type="string">
                <text:p>producer</text:p>
              </table:table-cell>
              <table:table-cell office:value-type="float" office:value="0.10023722">
                <text:p>0.10023722</text:p>
              </table:table-cell>
              <table:table-cell office:value-type="float" office:value="0.99252668">
                <text:p>0.99252668</text:p>
              </table:table-cell>
            </table:table-row>
            <table:table-row>
              <table:table-cell office:value-type="string">
                <text:p>party</text:p>
              </table:table-cell>
              <table:table-cell office:value-type="float" office:value="0.04094698">
                <text:p>0.04094698</text:p>
              </table:table-cell>
              <table:table-cell office:value-type="float" office:value="0.99252666">
                <text:p>0.99252666</text:p>
              </table:table-cell>
            </table:table-row>
            <table:table-row>
              <table:table-cell office:value-type="string">
                <text:p>cinematography</text:p>
              </table:table-cell>
              <table:table-cell office:value-type="float" office:value="0.02265331">
                <text:p>0.02265331</text:p>
              </table:table-cell>
              <table:table-cell office:value-type="float" office:value="0.99202999">
                <text:p>0.99202999</text:p>
              </table:table-cell>
            </table:table-row>
            <table:table-row>
              <table:table-cell office:value-type="string">
                <text:p>almaMater</text:p>
              </table:table-cell>
              <table:table-cell office:value-type="float" office:value="0.03560658">
                <text:p>0.03560658</text:p>
              </table:table-cell>
              <table:table-cell office:value-type="float" office:value="0.99176333">
                <text:p>0.99176333</text:p>
              </table:table-cell>
            </table:table-row>
            <table:table-row>
              <table:table-cell office:value-type="string">
                <text:p>editing</text:p>
              </table:table-cell>
              <table:table-cell office:value-type="float" office:value="0.01653875">
                <text:p>0.01653875</text:p>
              </table:table-cell>
              <table:table-cell office:value-type="float" office:value="0.99109936">
                <text:p>0.99109936</text:p>
              </table:table-cell>
            </table:table-row>
            <table:table-row>
              <table:table-cell office:value-type="string">
                <text:p>managerClub</text:p>
              </table:table-cell>
              <table:table-cell office:value-type="float" office:value="0.01043456">
                <text:p>0.01043456</text:p>
              </table:table-cell>
              <table:table-cell office:value-type="float" office:value="0.99047392">
                <text:p>0.99047392</text:p>
              </table:table-cell>
            </table:table-row>
            <table:table-row>
              <table:table-cell office:value-type="string">
                <text:p>team</text:p>
              </table:table-cell>
              <table:table-cell office:value-type="float" office:value="0.09653774">
                <text:p>0.09653774</text:p>
              </table:table-cell>
              <table:table-cell office:value-type="float" office:value="0.98966901">
                <text:p>0.98966901</text:p>
              </table:table-cell>
            </table:table-row>
            <table:table-row>
              <table:table-cell office:value-type="string">
                <text:p>otherParty</text:p>
              </table:table-cell>
              <table:table-cell office:value-type="float" office:value="0.00326704">
                <text:p>0.00326704</text:p>
              </table:table-cell>
              <table:table-cell office:value-type="float" office:value="0.98775773">
                <text:p>0.98775773</text:p>
              </table:table-cell>
            </table:table-row>
            <table:table-row>
              <table:table-cell office:value-type="string">
                <text:p>state</text:p>
              </table:table-cell>
              <table:table-cell office:value-type="float" office:value="0.03732926">
                <text:p>0.03732926</text:p>
              </table:table-cell>
              <table:table-cell office:value-type="float" office:value="0.98618792">
                <text:p>0.98618792</text:p>
              </table:table-cell>
            </table:table-row>
            <table:table-row>
              <table:table-cell office:value-type="string">
                <text:p>starring</text:p>
              </table:table-cell>
              <table:table-cell office:value-type="float" office:value="0.05148285">
                <text:p>0.05148285</text:p>
              </table:table-cell>
              <table:table-cell office:value-type="float" office:value="0.98283063">
                <text:p>0.98283063</text:p>
              </table:table-cell>
            </table:table-row>
            <table:table-row>
              <table:table-cell office:value-type="string">
                <text:p>writer</text:p>
              </table:table-cell>
              <table:table-cell office:value-type="float" office:value="0.06615564">
                <text:p>0.06615564</text:p>
              </table:table-cell>
              <table:table-cell office:value-type="float" office:value="0.98265142">
                <text:p>0.98265142</text:p>
              </table:table-cell>
            </table:table-row>
            <table:table-row>
              <table:table-cell office:value-type="string">
                <text:p>portrayer</text:p>
              </table:table-cell>
              <table:table-cell office:value-type="float" office:value="0.00928925">
                <text:p>0.00928925</text:p>
              </table:table-cell>
              <table:table-cell office:value-type="float" office:value="0.9825061">
                <text:p>0.9825061</text:p>
              </table:table-cell>
            </table:table-row>
            <table:table-row>
              <table:table-cell office:value-type="string">
                <text:p>highschool</text:p>
              </table:table-cell>
              <table:table-cell office:value-type="float" office:value="0.00243453">
                <text:p>0.00243453</text:p>
              </table:table-cell>
              <table:table-cell office:value-type="float" office:value="0.98176513">
                <text:p>0.98176513</text:p>
              </table:table-cell>
            </table:table-row>
            <table:table-row>
              <table:table-cell office:value-type="string">
                <text:p>recordLabel</text:p>
              </table:table-cell>
              <table:table-cell office:value-type="float" office:value="0.15479863">
                <text:p>0.15479863</text:p>
              </table:table-cell>
              <table:table-cell office:value-type="float" office:value="0.97977134">
                <text:p>0.97977134</text:p>
              </table:table-cell>
            </table:table-row>
            <table:table-row>
              <table:table-cell office:value-type="string">
                <text:p>sourceCountry</text:p>
              </table:table-cell>
              <table:table-cell office:value-type="float" office:value="0.09945021">
                <text:p>0.09945021</text:p>
              </table:table-cell>
              <table:table-cell office:value-type="float" office:value="0.97923816">
                <text:p>0.97923816</text:p>
              </table:table-cell>
            </table:table-row>
            <table:table-row>
              <table:table-cell office:value-type="string">
                <text:p>debutTeam</text:p>
              </table:table-cell>
              <table:table-cell office:value-type="float" office:value="0.00591259">
                <text:p>0.00591259</text:p>
              </table:table-cell>
              <table:table-cell office:value-type="float" office:value="0.97852652">
                <text:p>0.97852652</text:p>
              </table:table-cell>
            </table:table-row>
            <table:table-row>
              <table:table-cell office:value-type="string">
                <text:p>knownFor</text:p>
              </table:table-cell>
              <table:table-cell office:value-type="float" office:value="0.01490222">
                <text:p>0.01490222</text:p>
              </table:table-cell>
              <table:table-cell office:value-type="float" office:value="0.97822152">
                <text:p>0.97822152</text:p>
              </table:table-cell>
            </table:table-row>
            <table:table-row>
              <table:table-cell office:value-type="string">
                <text:p>battle</text:p>
              </table:table-cell>
              <table:table-cell office:value-type="float" office:value="0.02649861">
                <text:p>0.02649861</text:p>
              </table:table-cell>
              <table:table-cell office:value-type="float" office:value="0.97786842">
                <text:p>0.97786842</text:p>
              </table:table-cell>
            </table:table-row>
            <table:table-row>
              <table:table-cell office:value-type="string">
                <text:p>musicComposer</text:p>
              </table:table-cell>
              <table:table-cell office:value-type="float" office:value="0.03111828">
                <text:p>0.03111828</text:p>
              </table:table-cell>
              <table:table-cell office:value-type="float" office:value="0.97577465">
                <text:p>0.97577465</text:p>
              </table:table-cell>
            </table:table-row>
            <table:table-row>
              <table:table-cell office:value-type="string">
                <text:p>musicalArtist</text:p>
              </table:table-cell>
              <table:table-cell office:value-type="float" office:value="0.06089302">
                <text:p>0.06089302</text:p>
              </table:table-cell>
              <table:table-cell office:value-type="float" office:value="0.97429293">
                <text:p>0.97429293</text:p>
              </table:table-cell>
            </table:table-row>
            <table:table-row>
              <table:table-cell office:value-type="string">
                <text:p>musicalBand</text:p>
              </table:table-cell>
              <table:table-cell office:value-type="float" office:value="0.06089302">
                <text:p>0.06089302</text:p>
              </table:table-cell>
              <table:table-cell office:value-type="float" office:value="0.97429293">
                <text:p>0.97429293</text:p>
              </table:table-cell>
            </table:table-row>
            <table:table-row>
              <table:table-cell office:value-type="string">
                <text:p>influencedBy</text:p>
              </table:table-cell>
              <table:table-cell office:value-type="float" office:value="0.00571002">
                <text:p>0.00571002</text:p>
              </table:table-cell>
              <table:table-cell office:value-type="float" office:value="0.97410002">
                <text:p>0.97410002</text:p>
              </table:table-cell>
            </table:table-row>
            <table:table-row>
              <table:table-cell office:value-type="string">
                <text:p>riverMouth</text:p>
              </table:table-cell>
              <table:table-cell office:value-type="float" office:value="0.06767068">
                <text:p>0.06767068</text:p>
              </table:table-cell>
              <table:table-cell office:value-type="float" office:value="0.97297297">
                <text:p>0.97297297</text:p>
              </table:table-cell>
            </table:table-row>
            <table:table-row>
              <table:table-cell office:value-type="string">
                <text:p>birthPlace</text:p>
              </table:table-cell>
              <table:table-cell office:value-type="float" office:value="0.14648706">
                <text:p>0.14648706</text:p>
              </table:table-cell>
              <table:table-cell office:value-type="float" office:value="0.97279111">
                <text:p>0.97279111</text:p>
              </table:table-cell>
            </table:table-row>
            <table:table-row>
              <table:table-cell office:value-type="string">
                <text:p>deathPlace</text:p>
              </table:table-cell>
              <table:table-cell office:value-type="float" office:value="0.05424221">
                <text:p>0.05424221</text:p>
              </table:table-cell>
              <table:table-cell office:value-type="float" office:value="0.97171758">
                <text:p>0.97171758</text:p>
              </table:table-cell>
            </table:table-row>
            <table:table-row>
              <table:table-cell office:value-type="string">
                <text:p>operatedBy</text:p>
              </table:table-cell>
              <table:table-cell office:value-type="float" office:value="0.01715097">
                <text:p>0.01715097</text:p>
              </table:table-cell>
              <table:table-cell office:value-type="float" office:value="0.97149597">
                <text:p>0.97149597</text:p>
              </table:table-cell>
            </table:table-row>
            <table:table-row>
              <table:table-cell office:value-type="string">
                <text:p>location</text:p>
              </table:table-cell>
              <table:table-cell office:value-type="float" office:value="0.11997884">
                <text:p>0.11997884</text:p>
              </table:table-cell>
              <table:table-cell office:value-type="float" office:value="0.96690194">
                <text:p>0.96690194</text:p>
              </table:table-cell>
            </table:table-row>
            <table:table-row>
              <table:table-cell office:value-type="string">
                <text:p>director</text:p>
              </table:table-cell>
              <table:table-cell office:value-type="float" office:value="0.06300858">
                <text:p>0.06300858</text:p>
              </table:table-cell>
              <table:table-cell office:value-type="float" office:value="0.96646309">
                <text:p>0.96646309</text:p>
              </table:table-cell>
            </table:table-row>
            <table:table-row>
              <table:table-cell office:value-type="string">
                <text:p>country</text:p>
              </table:table-cell>
              <table:table-cell office:value-type="float" office:value="0.31965761">
                <text:p>0.31965761</text:p>
              </table:table-cell>
              <table:table-cell office:value-type="float" office:value="0.96554806">
                <text:p>0.96554806</text:p>
              </table:table-cell>
            </table:table-row>
            <table:table-row>
              <table:table-cell office:value-type="string">
                <text:p>militaryBranch</text:p>
              </table:table-cell>
              <table:table-cell office:value-type="float" office:value="0.03442878">
                <text:p>0.03442878</text:p>
              </table:table-cell>
              <table:table-cell office:value-type="float" office:value="0.96372103">
                <text:p>0.96372103</text:p>
              </table:table-cell>
            </table:table-row>
            <table:table-row>
              <table:table-cell office:value-type="string">
                <text:p>relation</text:p>
              </table:table-cell>
              <table:table-cell office:value-type="float" office:value="0.00502669">
                <text:p>0.00502669</text:p>
              </table:table-cell>
              <table:table-cell office:value-type="float" office:value="0.95954907">
                <text:p>0.95954907</text:p>
              </table:table-cell>
            </table:table-row>
            <table:table-row>
              <table:table-cell office:value-type="string">
                <text:p>computingPlatform</text:p>
              </table:table-cell>
              <table:table-cell office:value-type="float" office:value="0.04442815">
                <text:p>0.04442815</text:p>
              </table:table-cell>
              <table:table-cell office:value-type="float" office:value="0.95722738">
                <text:p>0.95722738</text:p>
              </table:table-cell>
            </table:table-row>
            <table:table-row>
              <table:table-cell office:value-type="string">
                <text:p>hometown</text:p>
              </table:table-cell>
              <table:table-cell office:value-type="float" office:value="0.03760548">
                <text:p>0.03760548</text:p>
              </table:table-cell>
              <table:table-cell office:value-type="float" office:value="0.95333526">
                <text:p>0.95333526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0.00964635">
                <text:p>0.00964635</text:p>
              </table:table-cell>
              <table:table-cell office:value-type="float" office:value="0.95073389">
                <text:p>0.95073389</text:p>
              </table:table-cell>
            </table:table-row>
            <table:table-row>
              <table:table-cell office:value-type="string">
                <text:p>league</text:p>
              </table:table-cell>
              <table:table-cell office:value-type="float" office:value="0.02624009">
                <text:p>0.02624009</text:p>
              </table:table-cell>
              <table:table-cell office:value-type="float" office:value="0.94901716">
                <text:p>0.94901716</text:p>
              </table:table-cell>
            </table:table-row>
            <table:table-row>
              <table:table-cell office:value-type="string">
                <text:p>isPartOf</text:p>
              </table:table-cell>
              <table:table-cell office:value-type="float" office:value="0.21087505">
                <text:p>0.21087505</text:p>
              </table:table-cell>
              <table:table-cell office:value-type="float" office:value="0.94697709">
                <text:p>0.94697709</text:p>
              </table:table-cell>
            </table:table-row>
            <table:table-row>
              <table:table-cell office:value-type="string">
                <text:p>successor</text:p>
              </table:table-cell>
              <table:table-cell office:value-type="float" office:value="0.03911733">
                <text:p>0.03911733</text:p>
              </table:table-cell>
              <table:table-cell office:value-type="float" office:value="0.94482206">
                <text:p>0.94482206</text:p>
              </table:table-cell>
            </table:table-row>
            <table:table-row>
              <table:table-cell office:value-type="string">
                <text:p>discoverer</text:p>
              </table:table-cell>
              <table:table-cell office:value-type="float" office:value="0.28813806">
                <text:p>0.28813806</text:p>
              </table:table-cell>
              <table:table-cell office:value-type="float" office:value="0.94421133">
                <text:p>0.94421133</text:p>
              </table:table-cell>
            </table:table-row>
            <table:table-row>
              <table:table-cell office:value-type="string">
                <text:p>hubAirport</text:p>
              </table:table-cell>
              <table:table-cell office:value-type="float" office:value="0.00945966">
                <text:p>0.00945966</text:p>
              </table:table-cell>
              <table:table-cell office:value-type="float" office:value="0.94111776">
                <text:p>0.94111776</text:p>
              </table:table-cell>
            </table:table-row>
            <table:table-row>
              <table:table-cell office:value-type="string">
                <text:p>formerBroadcastNetwork</text:p>
              </table:table-cell>
              <table:table-cell office:value-type="float" office:value="0.01004299">
                <text:p>0.01004299</text:p>
              </table:table-cell>
              <table:table-cell office:value-type="float" office:value="0.94076087">
                <text:p>0.94076087</text:p>
              </table:table-cell>
            </table:table-row>
            <table:table-row>
              <table:table-cell office:value-type="string">
                <text:p>employer</text:p>
              </table:table-cell>
              <table:table-cell office:value-type="float" office:value="0.00395757">
                <text:p>0.00395757</text:p>
              </table:table-cell>
              <table:table-cell office:value-type="float" office:value="0.94042281">
                <text:p>0.94042281</text:p>
              </table:table-cell>
            </table:table-row>
            <table:table-row>
              <table:table-cell office:value-type="string">
                <text:p>president</text:p>
              </table:table-cell>
              <table:table-cell office:value-type="float" office:value="0.00635034">
                <text:p>0.00635034</text:p>
              </table:table-cell>
              <table:table-cell office:value-type="float" office:value="0.94015263">
                <text:p>0.94015263</text:p>
              </table:table-cell>
            </table:table-row>
            <table:table-row>
              <table:table-cell office:value-type="string">
                <text:p>nationality</text:p>
              </table:table-cell>
              <table:table-cell office:value-type="float" office:value="0.05439713">
                <text:p>0.05439713</text:p>
              </table:table-cell>
              <table:table-cell office:value-type="float" office:value="0.93965622">
                <text:p>0.93965622</text:p>
              </table:table-cell>
            </table:table-row>
            <table:table-row>
              <table:table-cell office:value-type="string">
                <text:p>residence</text:p>
              </table:table-cell>
              <table:table-cell office:value-type="float" office:value="0.0217131">
                <text:p>0.0217131</text:p>
              </table:table-cell>
              <table:table-cell office:value-type="float" office:value="0.93797189">
                <text:p>0.93797189</text:p>
              </table:table-cell>
            </table:table-row>
            <table:table-row>
              <table:table-cell office:value-type="string">
                <text:p>isPartOfMilitaryConflict</text:p>
              </table:table-cell>
              <table:table-cell office:value-type="float" office:value="0.03235004">
                <text:p>0.03235004</text:p>
              </table:table-cell>
              <table:table-cell office:value-type="float" office:value="0.93771552">
                <text:p>0.93771552</text:p>
              </table:table-cell>
            </table:table-row>
            <table:table-row>
              <table:table-cell office:value-type="string">
                <text:p>broadcastNetwork</text:p>
              </table:table-cell>
              <table:table-cell office:value-type="float" office:value="0.03081124">
                <text:p>0.03081124</text:p>
              </table:table-cell>
              <table:table-cell office:value-type="float" office:value="0.93735435">
                <text:p>0.93735435</text:p>
              </table:table-cell>
            </table:table-row>
            <table:table-row>
              <table:table-cell office:value-type="string">
                <text:p>narrator</text:p>
              </table:table-cell>
              <table:table-cell office:value-type="float" office:value="0.00267453">
                <text:p>0.00267453</text:p>
              </table:table-cell>
              <table:table-cell office:value-type="float" office:value="0.93220868">
                <text:p>0.93220868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0.05567993">
                <text:p>0.05567993</text:p>
              </table:table-cell>
              <table:table-cell office:value-type="float" office:value="0.92836415">
                <text:p>0.92836415</text:p>
              </table:table-cell>
            </table:table-row>
            <table:table-row>
              <table:table-cell office:value-type="string">
                <text:p>award</text:p>
              </table:table-cell>
              <table:table-cell office:value-type="float" office:value="0.03091432">
                <text:p>0.03091432</text:p>
              </table:table-cell>
              <table:table-cell office:value-type="float" office:value="0.92787752">
                <text:p>0.92787752</text:p>
              </table:table-cell>
            </table:table-row>
            <table:table-row>
              <table:table-cell office:value-type="string">
                <text:p>ground</text:p>
              </table:table-cell>
              <table:table-cell office:value-type="float" office:value="0.03845057">
                <text:p>0.03845057</text:p>
              </table:table-cell>
              <table:table-cell office:value-type="float" office:value="0.92742552">
                <text:p>0.92742552</text:p>
              </table:table-cell>
            </table:table-row>
            <table:table-row>
              <table:table-cell office:value-type="string">
                <text:p>album</text:p>
              </table:table-cell>
              <table:table-cell office:value-type="float" office:value="0.05547606">
                <text:p>0.05547606</text:p>
              </table:table-cell>
              <table:table-cell office:value-type="float" office:value="0.92626809">
                <text:p>0.92626809</text:p>
              </table:table-cell>
            </table:table-row>
            <table:table-row>
              <table:table-cell office:value-type="string">
                <text:p>trainer</text:p>
              </table:table-cell>
              <table:table-cell office:value-type="float" office:value="0.00701656">
                <text:p>0.00701656</text:p>
              </table:table-cell>
              <table:table-cell office:value-type="float" office:value="0.92581529">
                <text:p>0.92581529</text:p>
              </table:table-cell>
            </table:table-row>
            <table:table-row>
              <table:table-cell office:value-type="string">
                <text:p>builder</text:p>
              </table:table-cell>
              <table:table-cell office:value-type="float" office:value="0.04545593">
                <text:p>0.04545593</text:p>
              </table:table-cell>
              <table:table-cell office:value-type="float" office:value="0.92492911">
                <text:p>0.92492911</text:p>
              </table:table-cell>
            </table:table-row>
            <table:table-row>
              <table:table-cell office:value-type="string">
                <text:p>place</text:p>
              </table:table-cell>
              <table:table-cell office:value-type="float" office:value="0.04648302">
                <text:p>0.04648302</text:p>
              </table:table-cell>
              <table:table-cell office:value-type="float" office:value="0.92236929">
                <text:p>0.92236929</text:p>
              </table:table-cell>
            </table:table-row>
            <table:table-row>
              <table:table-cell office:value-type="string">
                <text:p>religion</text:p>
              </table:table-cell>
              <table:table-cell office:value-type="float" office:value="0.03750038">
                <text:p>0.03750038</text:p>
              </table:table-cell>
              <table:table-cell office:value-type="float" office:value="0.91869177">
                <text:p>0.91869177</text:p>
              </table:table-cell>
            </table:table-row>
            <table:table-row>
              <table:table-cell office:value-type="string">
                <text:p>broadcastArea</text:p>
              </table:table-cell>
              <table:table-cell office:value-type="float" office:value="0.03264986">
                <text:p>0.03264986</text:p>
              </table:table-cell>
              <table:table-cell office:value-type="float" office:value="0.91760787">
                <text:p>0.91760787</text:p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0.00453796">
                <text:p>0.00453796</text:p>
              </table:table-cell>
              <table:table-cell office:value-type="float" office:value="0.91719521">
                <text:p>0.91719521</text:p>
              </table:table-cell>
            </table:table-row>
            <table:table-row>
              <table:table-cell office:value-type="string">
                <text:p>parentCompany</text:p>
              </table:table-cell>
              <table:table-cell office:value-type="float" office:value="0.01254769">
                <text:p>0.01254769</text:p>
              </table:table-cell>
              <table:table-cell office:value-type="float" office:value="0.91440473">
                <text:p>0.91440473</text:p>
              </table:table-cell>
            </table:table-row>
            <table:table-row>
              <table:table-cell office:value-type="string">
                <text:p>relatedMeanOfTransportation</text:p>
              </table:table-cell>
              <table:table-cell office:value-type="float" office:value="0.0038791">
                <text:p>0.0038791</text:p>
              </table:table-cell>
              <table:table-cell office:value-type="float" office:value="0.91174717">
                <text:p>0.91174717</text:p>
              </table:table-cell>
            </table:table-row>
            <table:table-row>
              <table:table-cell office:value-type="string">
                <text:p>restingPlace</text:p>
              </table:table-cell>
              <table:table-cell office:value-type="float" office:value="0.0148807">
                <text:p>0.0148807</text:p>
              </table:table-cell>
              <table:table-cell office:value-type="float" office:value="0.91011236">
                <text:p>0.91011236</text:p>
              </table:table-cell>
            </table:table-row>
            <table:table-row>
              <table:table-cell office:value-type="string">
                <text:p>developer</text:p>
              </table:table-cell>
              <table:table-cell office:value-type="float" office:value="0.035018">
                <text:p>0.035018</text:p>
              </table:table-cell>
              <table:table-cell office:value-type="float" office:value="0.90888098">
                <text:p>0.90888098</text:p>
              </table:table-cell>
            </table:table-row>
            <table:table-row>
              <table:table-cell office:value-type="string">
                <text:p>whaDraftTeam</text:p>
              </table:table-cell>
              <table:table-cell office:value-type="float" office:value="0.00100709">
                <text:p>0.00100709</text:p>
              </table:table-cell>
              <table:table-cell office:value-type="float" office:value="0.90638298">
                <text:p>0.90638298</text:p>
              </table:table-cell>
            </table:table-row>
            <table:table-row>
              <table:table-cell office:value-type="string">
                <text:p>tenant</text:p>
              </table:table-cell>
              <table:table-cell office:value-type="float" office:value="0.01953143">
                <text:p>0.01953143</text:p>
              </table:table-cell>
              <table:table-cell office:value-type="float" office:value="0.9041942">
                <text:p>0.9041942</text:p>
              </table:table-cell>
            </table:table-row>
            <table:table-row>
              <table:table-cell office:value-type="string">
                <text:p>locatedInArea</text:p>
              </table:table-cell>
              <table:table-cell office:value-type="float" office:value="0.03565035">
                <text:p>0.03565035</text:p>
              </table:table-cell>
              <table:table-cell office:value-type="float" office:value="0.9025788">
                <text:p>0.9025788</text:p>
              </table:table-cell>
            </table:table-row>
            <table:table-row>
              <table:table-cell office:value-type="string">
                <text:p>author</text:p>
              </table:table-cell>
              <table:table-cell office:value-type="float" office:value="0.02800506">
                <text:p>0.02800506</text:p>
              </table:table-cell>
              <table:table-cell office:value-type="float" office:value="0.89743726">
                <text:p>0.89743726</text:p>
              </table:table-cell>
            </table:table-row>
            <table:table-row>
              <table:table-cell office:value-type="string">
                <text:p>profession</text:p>
              </table:table-cell>
              <table:table-cell office:value-type="float" office:value="0.02834692">
                <text:p>0.02834692</text:p>
              </table:table-cell>
              <table:table-cell office:value-type="float" office:value="0.89120715">
                <text:p>0.89120715</text:p>
              </table:table-cell>
            </table:table-row>
            <table:table-row>
              <table:table-cell office:value-type="string">
                <text:p>board</text:p>
              </table:table-cell>
              <table:table-cell office:value-type="float" office:value="0.00089096">
                <text:p>0.00089096</text:p>
              </table:table-cell>
              <table:table-cell office:value-type="float" office:value="0.89049587">
                <text:p>0.89049587</text:p>
              </table:table-cell>
            </table:table-row>
            <table:table-row>
              <table:table-cell office:value-type="string">
                <text:p>occupation</text:p>
              </table:table-cell>
              <table:table-cell office:value-type="float" office:value="0.11828377">
                <text:p>0.11828377</text:p>
              </table:table-cell>
              <table:table-cell office:value-type="float" office:value="0.88871727">
                <text:p>0.88871727</text:p>
              </table:table-cell>
            </table:table-row>
            <table:table-row>
              <table:table-cell office:value-type="string">
                <text:p>influenced</text:p>
              </table:table-cell>
              <table:table-cell office:value-type="float" office:value="0.00475056">
                <text:p>0.00475056</text:p>
              </table:table-cell>
              <table:table-cell office:value-type="float" office:value="0.88734306">
                <text:p>0.88734306</text:p>
              </table:table-cell>
            </table:table-row>
            <table:table-row>
              <table:table-cell office:value-type="string">
                <text:p>owningCompany</text:p>
              </table:table-cell>
              <table:table-cell office:value-type="float" office:value="0.01626011">
                <text:p>0.01626011</text:p>
              </table:table-cell>
              <table:table-cell office:value-type="float" office:value="0.87424782">
                <text:p>0.87424782</text:p>
              </table:table-cell>
            </table:table-row>
            <table:table-row>
              <table:table-cell office:value-type="string">
                <text:p>governor</text:p>
              </table:table-cell>
              <table:table-cell office:value-type="float" office:value="0.00501541">
                <text:p>0.00501541</text:p>
              </table:table-cell>
              <table:table-cell office:value-type="float" office:value="0.87374749">
                <text:p>0.87374749</text:p>
              </table:table-cell>
            </table:table-row>
            <table:table-row>
              <table:table-cell office:value-type="string">
                <text:p>owner</text:p>
              </table:table-cell>
              <table:table-cell office:value-type="float" office:value="0.04406204">
                <text:p>0.04406204</text:p>
              </table:table-cell>
              <table:table-cell office:value-type="float" office:value="0.87073222">
                <text:p>0.87073222</text:p>
              </table:table-cell>
            </table:table-row>
            <table:table-row>
              <table:table-cell office:value-type="string">
                <text:p>creator</text:p>
              </table:table-cell>
              <table:table-cell office:value-type="float" office:value="0.03723956">
                <text:p>0.03723956</text:p>
              </table:table-cell>
              <table:table-cell office:value-type="float" office:value="0.86216072">
                <text:p>0.86216072</text:p>
              </table:table-cell>
            </table:table-row>
            <table:table-row>
              <table:table-cell office:value-type="string">
                <text:p>deputy</text:p>
              </table:table-cell>
              <table:table-cell office:value-type="float" office:value="0.00228105">
                <text:p>0.00228105</text:p>
              </table:table-cell>
              <table:table-cell office:value-type="float" office:value="0.85883749">
                <text:p>0.85883749</text:p>
              </table:table-cell>
            </table:table-row>
            <table:table-row>
              <table:table-cell office:value-type="string">
                <text:p>city</text:p>
              </table:table-cell>
              <table:table-cell office:value-type="float" office:value="0.0665598">
                <text:p>0.0665598</text:p>
              </table:table-cell>
              <table:table-cell office:value-type="float" office:value="0.85739982">
                <text:p>0.85739982</text:p>
              </table:table-cell>
            </table:table-row>
            <table:table-row>
              <table:table-cell office:value-type="string">
                <text:p>architect</text:p>
              </table:table-cell>
              <table:table-cell office:value-type="float" office:value="0.02932929">
                <text:p>0.02932929</text:p>
              </table:table-cell>
              <table:table-cell office:value-type="float" office:value="0.85433423">
                <text:p>0.85433423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00656601">
                <text:p>0.00656601</text:p>
              </table:table-cell>
              <table:table-cell office:value-type="float" office:value="0.85154976">
                <text:p>0.85154976</text:p>
              </table:table-cell>
            </table:table-row>
            <table:table-row>
              <table:table-cell office:value-type="string">
                <text:p>publisher</text:p>
              </table:table-cell>
              <table:table-cell office:value-type="float" office:value="0.05598696">
                <text:p>0.05598696</text:p>
              </table:table-cell>
              <table:table-cell office:value-type="float" office:value="0.84842007">
                <text:p>0.84842007</text:p>
              </table:table-cell>
            </table:table-row>
            <table:table-row>
              <table:table-cell office:value-type="string">
                <text:p>formerBandMember</text:p>
              </table:table-cell>
              <table:table-cell office:value-type="float" office:value="0.02826657">
                <text:p>0.02826657</text:p>
              </table:table-cell>
              <table:table-cell office:value-type="float" office:value="0.84562466">
                <text:p>0.84562466</text:p>
              </table:table-cell>
            </table:table-row>
            <table:table-row>
              <table:table-cell office:value-type="string">
                <text:p>routeJunction</text:p>
              </table:table-cell>
              <table:table-cell office:value-type="float" office:value="0.01819407">
                <text:p>0.01819407</text:p>
              </table:table-cell>
              <table:table-cell office:value-type="float" office:value="0.8338299">
                <text:p>0.8338299</text:p>
              </table:table-cell>
            </table:table-row>
            <table:table-row>
              <table:table-cell office:value-type="string">
                <text:p>manufacturer</text:p>
              </table:table-cell>
              <table:table-cell office:value-type="float" office:value="0.04482657">
                <text:p>0.04482657</text:p>
              </table:table-cell>
              <table:table-cell office:value-type="float" office:value="0.8334478">
                <text:p>0.8334478</text:p>
              </table:table-cell>
            </table:table-row>
            <table:table-row>
              <table:table-cell office:value-type="string">
                <text:p>foundationPlace</text:p>
              </table:table-cell>
              <table:table-cell office:value-type="float" office:value="0.01137894">
                <text:p>0.01137894</text:p>
              </table:table-cell>
              <table:table-cell office:value-type="float" office:value="0.83170548">
                <text:p>0.83170548</text:p>
              </table:table-cell>
            </table:table-row>
            <table:table-row>
              <table:table-cell office:value-type="string">
                <text:p>doctoralAdvisor</text:p>
              </table:table-cell>
              <table:table-cell office:value-type="float" office:value="0.00784615">
                <text:p>0.00784615</text:p>
              </table:table-cell>
              <table:table-cell office:value-type="float" office:value="0.82222222">
                <text:p>0.82222222</text:p>
              </table:table-cell>
            </table:table-row>
            <table:table-row>
              <table:table-cell office:value-type="string">
                <text:p>citizenship</text:p>
              </table:table-cell>
              <table:table-cell office:value-type="float" office:value="0.00504237">
                <text:p>0.00504237</text:p>
              </table:table-cell>
              <table:table-cell office:value-type="float" office:value="0.81433637">
                <text:p>0.81433637</text:p>
              </table:table-cell>
            </table:table-row>
            <table:table-row>
              <table:table-cell office:value-type="string">
                <text:p>locationCity</text:p>
              </table:table-cell>
              <table:table-cell office:value-type="float" office:value="0.02572561">
                <text:p>0.02572561</text:p>
              </table:table-cell>
              <table:table-cell office:value-type="float" office:value="0.81312304">
                <text:p>0.81312304</text:p>
              </table:table-cell>
            </table:table-row>
            <table:table-row>
              <table:table-cell office:value-type="string">
                <text:p>operator</text:p>
              </table:table-cell>
              <table:table-cell office:value-type="float" office:value="0.01692797">
                <text:p>0.01692797</text:p>
              </table:table-cell>
              <table:table-cell office:value-type="float" office:value="0.81137356">
                <text:p>0.81137356</text:p>
              </table:table-cell>
            </table:table-row>
            <table:table-row>
              <table:table-cell office:value-type="string">
                <text:p>garrison</text:p>
              </table:table-cell>
              <table:table-cell office:value-type="float" office:value="0.00837806">
                <text:p>0.00837806</text:p>
              </table:table-cell>
              <table:table-cell office:value-type="float" office:value="0.80563887">
                <text:p>0.80563887</text:p>
              </table:table-cell>
            </table:table-row>
            <table:table-row>
              <table:table-cell office:value-type="string">
                <text:p>mouthCountry</text:p>
              </table:table-cell>
              <table:table-cell office:value-type="float" office:value="0.01030041">
                <text:p>0.01030041</text:p>
              </table:table-cell>
              <table:table-cell office:value-type="float" office:value="0.80105634">
                <text:p>0.80105634</text:p>
              </table:table-cell>
            </table:table-row>
            <table:table-row>
              <table:table-cell office:value-type="string">
                <text:p>mountainRange</text:p>
              </table:table-cell>
              <table:table-cell office:value-type="float" office:value="0.03274756">
                <text:p>0.03274756</text:p>
              </table:table-cell>
              <table:table-cell office:value-type="float" office:value="0.80073801">
                <text:p>0.80073801</text:p>
              </table:table-cell>
            </table:table-row>
            <table:table-row>
              <table:table-cell office:value-type="string">
                <text:p>routeStart</text:p>
              </table:table-cell>
              <table:table-cell office:value-type="float" office:value="0.04489857">
                <text:p>0.04489857</text:p>
              </table:table-cell>
              <table:table-cell office:value-type="float" office:value="0.79888586">
                <text:p>0.79888586</text:p>
              </table:table-cell>
            </table:table-row>
            <table:table-row>
              <table:table-cell office:value-type="string">
                <text:p>militaryUnit</text:p>
              </table:table-cell>
              <table:table-cell office:value-type="float" office:value="0.01083266">
                <text:p>0.01083266</text:p>
              </table:table-cell>
              <table:table-cell office:value-type="float" office:value="0.79259259">
                <text:p>0.79259259</text:p>
              </table:table-cell>
            </table:table-row>
            <table:table-row>
              <table:table-cell office:value-type="string">
                <text:p>formerPartner</text:p>
              </table:table-cell>
              <table:table-cell office:value-type="float" office:value="0.00343781">
                <text:p>0.00343781</text:p>
              </table:table-cell>
              <table:table-cell office:value-type="float" office:value="0.79176201">
                <text:p>0.79176201</text:p>
              </table:table-cell>
            </table:table-row>
            <table:table-row>
              <table:table-cell office:value-type="string">
                <text:p>partner</text:p>
              </table:table-cell>
              <table:table-cell office:value-type="float" office:value="0.00146154">
                <text:p>0.00146154</text:p>
              </table:table-cell>
              <table:table-cell office:value-type="float" office:value="0.79136691">
                <text:p>0.79136691</text:p>
              </table:table-cell>
            </table:table-row>
            <table:table-row>
              <table:table-cell office:value-type="string">
                <text:p>distributor</text:p>
              </table:table-cell>
              <table:table-cell office:value-type="float" office:value="0.04624366">
                <text:p>0.04624366</text:p>
              </table:table-cell>
              <table:table-cell office:value-type="float" office:value="0.78844013">
                <text:p>0.78844013</text:p>
              </table:table-cell>
            </table:table-row>
            <table:table-row>
              <table:table-cell office:value-type="string">
                <text:p>subsidiary</text:p>
              </table:table-cell>
              <table:table-cell office:value-type="float" office:value="0.00383132">
                <text:p>0.00383132</text:p>
              </table:table-cell>
              <table:table-cell office:value-type="float" office:value="0.78101072">
                <text:p>0.78101072</text:p>
              </table:table-cell>
            </table:table-row>
            <table:table-row>
              <table:table-cell office:value-type="string">
                <text:p>basedOn</text:p>
              </table:table-cell>
              <table:table-cell office:value-type="float" office:value="0.00604748">
                <text:p>0.00604748</text:p>
              </table:table-cell>
              <table:table-cell office:value-type="float" office:value="0.77515528">
                <text:p>0.77515528</text:p>
              </table:table-cell>
            </table:table-row>
            <table:table-row>
              <table:table-cell office:value-type="string">
                <text:p>relative</text:p>
              </table:table-cell>
              <table:table-cell office:value-type="float" office:value="0.01035383">
                <text:p>0.01035383</text:p>
              </table:table-cell>
              <table:table-cell office:value-type="float" office:value="0.77328647">
                <text:p>0.77328647</text:p>
              </table:table-cell>
            </table:table-row>
            <table:table-row>
              <table:table-cell office:value-type="string">
                <text:p>significantBuilding</text:p>
              </table:table-cell>
              <table:table-cell office:value-type="float" office:value="0.00217797">
                <text:p>0.00217797</text:p>
              </table:table-cell>
              <table:table-cell office:value-type="float" office:value="0.76933159">
                <text:p>0.76933159</text:p>
              </table:table-cell>
            </table:table-row>
            <table:table-row>
              <table:table-cell office:value-type="string">
                <text:p>series</text:p>
              </table:table-cell>
              <table:table-cell office:value-type="float" office:value="0.04625338">
                <text:p>0.04625338</text:p>
              </table:table-cell>
              <table:table-cell office:value-type="float" office:value="0.7653202">
                <text:p>0.7653202</text:p>
              </table:table-cell>
            </table:table-row>
            <table:table-row>
              <table:table-cell office:value-type="string">
                <text:p>headquarter</text:p>
              </table:table-cell>
              <table:table-cell office:value-type="float" office:value="0.03094203">
                <text:p>0.03094203</text:p>
              </table:table-cell>
              <table:table-cell office:value-type="float" office:value="0.76426401">
                <text:p>0.76426401</text:p>
              </table:table-cell>
            </table:table-row>
            <table:table-row>
              <table:table-cell office:value-type="string">
                <text:p>musicBy</text:p>
              </table:table-cell>
              <table:table-cell office:value-type="float" office:value="0.04875298">
                <text:p>0.04875298</text:p>
              </table:table-cell>
              <table:table-cell office:value-type="float" office:value="0.76349362">
                <text:p>0.76349362</text:p>
              </table:table-cell>
            </table:table-row>
            <table:table-row>
              <table:table-cell office:value-type="string">
                <text:p>mouthPlace</text:p>
              </table:table-cell>
              <table:table-cell office:value-type="float" office:value="0.23405211">
                <text:p>0.23405211</text:p>
              </table:table-cell>
              <table:table-cell office:value-type="float" office:value="0.76253202">
                <text:p>0.76253202</text:p>
              </table:table-cell>
            </table:table-row>
            <table:table-row>
              <table:table-cell office:value-type="string">
                <text:p>mouthMountain</text:p>
              </table:table-cell>
              <table:table-cell office:value-type="float" office:value="0.23405211">
                <text:p>0.23405211</text:p>
              </table:table-cell>
              <table:table-cell office:value-type="float" office:value="0.76253202">
                <text:p>0.76253202</text:p>
              </table:table-cell>
            </table:table-row>
            <table:table-row>
              <table:table-cell office:value-type="string">
                <text:p>placeOfBurial</text:p>
              </table:table-cell>
              <table:table-cell office:value-type="float" office:value="0.00092348">
                <text:p>0.0009234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monarch</text:p>
              </table:table-cell>
              <table:table-cell office:value-type="float" office:value="0.00785653">
                <text:p>0.00785653</text:p>
              </table:table-cell>
              <table:table-cell office:value-type="float" office:value="0.75950156">
                <text:p>0.75950156</text:p>
              </table:table-cell>
            </table:table-row>
            <table:table-row>
              <table:table-cell office:value-type="string">
                <text:p>foundedBy</text:p>
              </table:table-cell>
              <table:table-cell office:value-type="float" office:value="0.02160044">
                <text:p>0.02160044</text:p>
              </table:table-cell>
              <table:table-cell office:value-type="float" office:value="0.75858235">
                <text:p>0.75858235</text:p>
              </table:table-cell>
            </table:table-row>
            <table:table-row>
              <table:table-cell office:value-type="string">
                <text:p>mergedIntoParty</text:p>
              </table:table-cell>
              <table:table-cell office:value-type="float" office:value="0.00177381">
                <text:p>0.00177381</text:p>
              </table:table-cell>
              <table:table-cell office:value-type="float" office:value="0.75185185">
                <text:p>0.75185185</text:p>
              </table:table-cell>
            </table:table-row>
            <table:table-row>
              <table:table-cell office:value-type="string">
                <text:p>company</text:p>
              </table:table-cell>
              <table:table-cell office:value-type="float" office:value="0.03318394">
                <text:p>0.03318394</text:p>
              </table:table-cell>
              <table:table-cell office:value-type="float" office:value="0.75140473">
                <text:p>0.75140473</text:p>
              </table:table-cell>
            </table:table-row>
            <table:table-row>
              <table:table-cell office:value-type="string">
                <text:p>beatifiedBy</text:p>
              </table:table-cell>
              <table:table-cell office:value-type="float" office:value="0.01849506">
                <text:p>0.01849506</text:p>
              </table:table-cell>
              <table:table-cell office:value-type="float" office:value="0.74795082">
                <text:p>0.74795082</text:p>
              </table:table-cell>
            </table:table-row>
            <table:table-row>
              <table:table-cell office:value-type="string">
                <text:p>appointer</text:p>
              </table:table-cell>
              <table:table-cell office:value-type="float" office:value="0.01043811">
                <text:p>0.01043811</text:p>
              </table:table-cell>
              <table:table-cell office:value-type="float" office:value="0.74497574">
                <text:p>0.74497574</text:p>
              </table:table-cell>
            </table:table-row>
            <table:table-row>
              <table:table-cell office:value-type="string">
                <text:p>illustrator</text:p>
              </table:table-cell>
              <table:table-cell office:value-type="float" office:value="0.01622325">
                <text:p>0.01622325</text:p>
              </table:table-cell>
              <table:table-cell office:value-type="float" office:value="0.73906911">
                <text:p>0.73906911</text:p>
              </table:table-cell>
            </table:table-row>
            <table:table-row>
              <table:table-cell office:value-type="string">
                <text:p>district</text:p>
              </table:table-cell>
              <table:table-cell office:value-type="float" office:value="0.05310517">
                <text:p>0.05310517</text:p>
              </table:table-cell>
              <table:table-cell office:value-type="float" office:value="0.7314333">
                <text:p>0.7314333</text:p>
              </table:table-cell>
            </table:table-row>
            <table:table-row>
              <table:table-cell office:value-type="string">
                <text:p>majorShrine</text:p>
              </table:table-cell>
              <table:table-cell office:value-type="float" office:value="0.00173367">
                <text:p>0.00173367</text:p>
              </table:table-cell>
              <table:table-cell office:value-type="float" office:value="0.73009447">
                <text:p>0.73009447</text:p>
              </table:table-cell>
            </table:table-row>
            <table:table-row>
              <table:table-cell office:value-type="string">
                <text:p>presenter</text:p>
              </table:table-cell>
              <table:table-cell office:value-type="float" office:value="0.0246496">
                <text:p>0.0246496</text:p>
              </table:table-cell>
              <table:table-cell office:value-type="float" office:value="0.72935368">
                <text:p>0.72935368</text:p>
              </table:table-cell>
            </table:table-row>
            <table:table-row>
              <table:table-cell office:value-type="string">
                <text:p>routeEnd</text:p>
              </table:table-cell>
              <table:table-cell office:value-type="float" office:value="0.05960268">
                <text:p>0.05960268</text:p>
              </table:table-cell>
              <table:table-cell office:value-type="float" office:value="0.72799845">
                <text:p>0.72799845</text:p>
              </table:table-cell>
            </table:table-row>
            <table:table-row>
              <table:table-cell office:value-type="string">
                <text:p>usedInWar</text:p>
              </table:table-cell>
              <table:table-cell office:value-type="float" office:value="0.00630761">
                <text:p>0.00630761</text:p>
              </table:table-cell>
              <table:table-cell office:value-type="float" office:value="0.72679739">
                <text:p>0.72679739</text:p>
              </table:table-cell>
            </table:table-row>
            <table:table-row>
              <table:table-cell office:value-type="string">
                <text:p>stateOfOrigin</text:p>
              </table:table-cell>
              <table:table-cell office:value-type="float" office:value="0.02009722">
                <text:p>0.02009722</text:p>
              </table:table-cell>
              <table:table-cell office:value-type="float" office:value="0.72241355">
                <text:p>0.72241355</text:p>
              </table:table-cell>
            </table:table-row>
            <table:table-row>
              <table:table-cell office:value-type="string">
                <text:p>vehicle</text:p>
              </table:table-cell>
              <table:table-cell office:value-type="float" office:value="0.00012748">
                <text:p>0.00012748</text:p>
              </table:table-cell>
              <table:table-cell office:value-type="float" office:value="0.72222222">
                <text:p>0.72222222</text:p>
              </table:table-cell>
            </table:table-row>
            <table:table-row>
              <table:table-cell office:value-type="string">
                <text:p>sourceRegion</text:p>
              </table:table-cell>
              <table:table-cell office:value-type="float" office:value="0.0110951">
                <text:p>0.0110951</text:p>
              </table:table-cell>
              <table:table-cell office:value-type="float" office:value="0.72131148">
                <text:p>0.72131148</text:p>
              </table:table-cell>
            </table:table-row>
            <table:table-row>
              <table:table-cell office:value-type="string">
                <text:p>locationCountry</text:p>
              </table:table-cell>
              <table:table-cell office:value-type="float" office:value="0.02750997">
                <text:p>0.02750997</text:p>
              </table:table-cell>
              <table:table-cell office:value-type="float" office:value="0.71256005">
                <text:p>0.71256005</text:p>
              </table:table-cell>
            </table:table-row>
            <table:table-row>
              <table:table-cell office:value-type="string">
                <text:p>instrument</text:p>
              </table:table-cell>
              <table:table-cell office:value-type="float" office:value="0.02591473">
                <text:p>0.02591473</text:p>
              </table:table-cell>
              <table:table-cell office:value-type="float" office:value="0.7123469">
                <text:p>0.7123469</text:p>
              </table:table-cell>
            </table:table-row>
            <table:table-row>
              <table:table-cell office:value-type="string">
                <text:p>academicAdvisor</text:p>
              </table:table-cell>
              <table:table-cell office:value-type="float" office:value="0.00151915">
                <text:p>0.00151915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predecessor</text:p>
              </table:table-cell>
              <table:table-cell office:value-type="float" office:value="0.0114106">
                <text:p>0.0114106</text:p>
              </table:table-cell>
              <table:table-cell office:value-type="float" office:value="0.69981001">
                <text:p>0.69981001</text:p>
              </table:table-cell>
            </table:table-row>
            <table:table-row>
              <table:table-cell office:value-type="string">
                <text:p>affiliation</text:p>
              </table:table-cell>
              <table:table-cell office:value-type="float" office:value="0.03459281">
                <text:p>0.03459281</text:p>
              </table:table-cell>
              <table:table-cell office:value-type="float" office:value="0.69495217">
                <text:p>0.69495217</text:p>
              </table:table-cell>
            </table:table-row>
            <table:table-row>
              <table:table-cell office:value-type="string">
                <text:p>canonizedBy</text:p>
              </table:table-cell>
              <table:table-cell office:value-type="float" office:value="0.01758297">
                <text:p>0.01758297</text:p>
              </table:table-cell>
              <table:table-cell office:value-type="float" office:value="0.69123506">
                <text:p>0.69123506</text:p>
              </table:table-cell>
            </table:table-row>
            <table:table-row>
              <table:table-cell office:value-type="string">
                <text:p>lyrics</text:p>
              </table:table-cell>
              <table:table-cell office:value-type="float" office:value="0.07823169">
                <text:p>0.07823169</text:p>
              </table:table-cell>
              <table:table-cell office:value-type="float" office:value="0.68421053">
                <text:p>0.68421053</text:p>
              </table:table-cell>
            </table:table-row>
            <table:table-row>
              <table:table-cell office:value-type="string">
                <text:p>keyPerson</text:p>
              </table:table-cell>
              <table:table-cell office:value-type="float" office:value="0.03580071">
                <text:p>0.03580071</text:p>
              </table:table-cell>
              <table:table-cell office:value-type="float" office:value="0.68089403">
                <text:p>0.68089403</text:p>
              </table:table-cell>
            </table:table-row>
            <table:table-row>
              <table:table-cell office:value-type="string">
                <text:p>commander</text:p>
              </table:table-cell>
              <table:table-cell office:value-type="float" office:value="0.10345139">
                <text:p>0.10345139</text:p>
              </table:table-cell>
              <table:table-cell office:value-type="float" office:value="0.67457361">
                <text:p>0.67457361</text:p>
              </table:table-cell>
            </table:table-row>
            <table:table-row>
              <table:table-cell office:value-type="string">
                <text:p>bandMember</text:p>
              </table:table-cell>
              <table:table-cell office:value-type="float" office:value="0.02194259">
                <text:p>0.02194259</text:p>
              </table:table-cell>
              <table:table-cell office:value-type="float" office:value="0.67147239">
                <text:p>0.67147239</text:p>
              </table:table-cell>
            </table:table-row>
            <table:table-row>
              <table:table-cell office:value-type="string">
                <text:p>regionServed</text:p>
              </table:table-cell>
              <table:table-cell office:value-type="float" office:value="0.02190826">
                <text:p>0.02190826</text:p>
              </table:table-cell>
              <table:table-cell office:value-type="float" office:value="0.66746526">
                <text:p>0.66746526</text:p>
              </table:table-cell>
            </table:table-row>
            <table:table-row>
              <table:table-cell office:value-type="string">
                <text:p>channel</text:p>
              </table:table-cell>
              <table:table-cell office:value-type="float" office:value="0.09289835">
                <text:p>0.09289835</text:p>
              </table:table-cell>
              <table:table-cell office:value-type="float" office:value="0.66110363">
                <text:p>0.66110363</text:p>
              </table:table-cell>
            </table:table-row>
            <table:table-row>
              <table:table-cell office:value-type="string">
                <text:p>designer</text:p>
              </table:table-cell>
              <table:table-cell office:value-type="float" office:value="0.02203742">
                <text:p>0.02203742</text:p>
              </table:table-cell>
              <table:table-cell office:value-type="float" office:value="0.65954495">
                <text:p>0.65954495</text:p>
              </table:table-cell>
            </table:table-row>
            <table:table-row>
              <table:table-cell office:value-type="string">
                <text:p>notableWork</text:p>
              </table:table-cell>
              <table:table-cell office:value-type="float" office:value="0.00666282">
                <text:p>0.00666282</text:p>
              </table:table-cell>
              <table:table-cell office:value-type="float" office:value="0.65883377">
                <text:p>0.65883377</text:p>
              </table:table-cell>
            </table:table-row>
            <table:table-row>
              <table:table-cell office:value-type="string">
                <text:p>crosses</text:p>
              </table:table-cell>
              <table:table-cell office:value-type="float" office:value="0.0169605">
                <text:p>0.0169605</text:p>
              </table:table-cell>
              <table:table-cell office:value-type="float" office:value="0.64932127">
                <text:p>0.64932127</text:p>
              </table:table-cell>
            </table:table-row>
            <table:table-row>
              <table:table-cell office:value-type="string">
                <text:p>formerHighschool</text:p>
              </table:table-cell>
              <table:table-cell office:value-type="float" office:value="0.00021332">
                <text:p>0.00021332</text:p>
              </table:table-cell>
              <table:table-cell office:value-type="float" office:value="0.62857143">
                <text:p>0.62857143</text:p>
              </table:table-cell>
            </table:table-row>
            <table:table-row>
              <table:table-cell office:value-type="string">
                <text:p>governingBody</text:p>
              </table:table-cell>
              <table:table-cell office:value-type="float" office:value="0.00435427">
                <text:p>0.00435427</text:p>
              </table:table-cell>
              <table:table-cell office:value-type="float" office:value="0.6236972">
                <text:p>0.6236972</text:p>
              </table:table-cell>
            </table:table-row>
            <table:table-row>
              <table:table-cell office:value-type="string">
                <text:p>automobilePlatform</text:p>
              </table:table-cell>
              <table:table-cell office:value-type="float" office:value="0.00237177">
                <text:p>0.00237177</text:p>
              </table:table-cell>
              <table:table-cell office:value-type="float" office:value="0.61888702">
                <text:p>0.61888702</text:p>
              </table:table-cell>
            </table:table-row>
            <table:table-row>
              <table:table-cell office:value-type="string">
                <text:p>capital</text:p>
              </table:table-cell>
              <table:table-cell office:value-type="float" office:value="0.00911657">
                <text:p>0.00911657</text:p>
              </table:table-cell>
              <table:table-cell office:value-type="float" office:value="0.61467284">
                <text:p>0.61467284</text:p>
              </table:table-cell>
            </table:table-row>
            <table:table-row>
              <table:table-cell office:value-type="string">
                <text:p>vicePresident</text:p>
              </table:table-cell>
              <table:table-cell office:value-type="float" office:value="0.00183173">
                <text:p>0.00183173</text:p>
              </table:table-cell>
              <table:table-cell office:value-type="float" office:value="0.61439114">
                <text:p>0.61439114</text:p>
              </table:table-cell>
            </table:table-row>
            <table:table-row>
              <table:table-cell office:value-type="string">
                <text:p>previousWork</text:p>
              </table:table-cell>
              <table:table-cell office:value-type="float" office:value="0.58566808">
                <text:p>0.58566808</text:p>
              </table:table-cell>
              <table:table-cell office:value-type="float" office:value="0.61134341">
                <text:p>0.61134341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0.02187753">
                <text:p>0.02187753</text:p>
              </table:table-cell>
              <table:table-cell office:value-type="float" office:value="0.60113101">
                <text:p>0.60113101</text:p>
              </table:table-cell>
            </table:table-row>
            <table:table-row>
              <table:table-cell office:value-type="string">
                <text:p>family</text:p>
              </table:table-cell>
              <table:table-cell office:value-type="float" office:value="0.7679842">
                <text:p>0.7679842</text:p>
              </table:table-cell>
              <table:table-cell office:value-type="float" office:value="0.60076869">
                <text:p>0.60076869</text:p>
              </table:table-cell>
            </table:table-row>
            <table:table-row>
              <table:table-cell office:value-type="string">
                <text:p>executiveProducer</text:p>
              </table:table-cell>
              <table:table-cell office:value-type="float" office:value="0.02367452">
                <text:p>0.02367452</text:p>
              </table:table-cell>
              <table:table-cell office:value-type="float" office:value="0.59004905">
                <text:p>0.59004905</text:p>
              </table:table-cell>
            </table:table-row>
            <table:table-row>
              <table:table-cell office:value-type="string">
                <text:p>composer</text:p>
              </table:table-cell>
              <table:table-cell office:value-type="float" office:value="0.0141888">
                <text:p>0.0141888</text:p>
              </table:table-cell>
              <table:table-cell office:value-type="float" office:value="0.58778023">
                <text:p>0.58778023</text:p>
              </table:table-cell>
            </table:table-row>
            <table:table-row>
              <table:table-cell office:value-type="string">
                <text:p>origin</text:p>
              </table:table-cell>
              <table:table-cell office:value-type="float" office:value="0.04245905">
                <text:p>0.04245905</text:p>
              </table:table-cell>
              <table:table-cell office:value-type="float" office:value="0.58670383">
                <text:p>0.58670383</text:p>
              </table:table-cell>
            </table:table-row>
            <table:table-row>
              <table:table-cell office:value-type="string">
                <text:p>launchSite</text:p>
              </table:table-cell>
              <table:table-cell office:value-type="float" office:value="0.00920562">
                <text:p>0.00920562</text:p>
              </table:table-cell>
              <table:table-cell office:value-type="float" office:value="0.58404558">
                <text:p>0.58404558</text:p>
              </table:table-cell>
            </table:table-row>
            <table:table-row>
              <table:table-cell office:value-type="string">
                <text:p>destination</text:p>
              </table:table-cell>
              <table:table-cell office:value-type="float" office:value="0.00203459">
                <text:p>0.00203459</text:p>
              </table:table-cell>
              <table:table-cell office:value-type="float" office:value="0.57627119">
                <text:p>0.57627119</text:p>
              </table:table-cell>
            </table:table-row>
            <table:table-row>
              <table:table-cell office:value-type="string">
                <text:p>source</text:p>
              </table:table-cell>
              <table:table-cell office:value-type="float" office:value="0.01989134">
                <text:p>0.01989134</text:p>
              </table:table-cell>
              <table:table-cell office:value-type="float" office:value="0.57509387">
                <text:p>0.57509387</text:p>
              </table:table-cell>
            </table:table-row>
            <table:table-row>
              <table:table-cell office:value-type="string">
                <text:p>nearestCity</text:p>
              </table:table-cell>
              <table:table-cell office:value-type="float" office:value="0.02238449">
                <text:p>0.02238449</text:p>
              </table:table-cell>
              <table:table-cell office:value-type="float" office:value="0.56641798">
                <text:p>0.56641798</text:p>
              </table:table-cell>
            </table:table-row>
            <table:table-row>
              <table:table-cell office:value-type="string">
                <text:p>commandStructure</text:p>
              </table:table-cell>
              <table:table-cell office:value-type="float" office:value="0.05730012">
                <text:p>0.05730012</text:p>
              </table:table-cell>
              <table:table-cell office:value-type="float" office:value="0.5591697">
                <text:p>0.5591697</text:p>
              </table:table-cell>
            </table:table-row>
            <table:table-row>
              <table:table-cell office:value-type="string">
                <text:p>rival</text:p>
              </table:table-cell>
              <table:table-cell office:value-type="float" office:value="0.01372998">
                <text:p>0.01372998</text:p>
              </table:table-cell>
              <table:table-cell office:value-type="float" office:value="0.55333333">
                <text:p>0.55333333</text:p>
              </table:table-cell>
            </table:table-row>
            <table:table-row>
              <table:table-cell office:value-type="string">
                <text:p>format</text:p>
              </table:table-cell>
              <table:table-cell office:value-type="float" office:value="0.1041545">
                <text:p>0.1041545</text:p>
              </table:table-cell>
              <table:table-cell office:value-type="float" office:value="0.55130087">
                <text:p>0.55130087</text:p>
              </table:table-cell>
            </table:table-row>
            <table:table-row>
              <table:table-cell office:value-type="string">
                <text:p>product</text:p>
              </table:table-cell>
              <table:table-cell office:value-type="float" office:value="0.02033008">
                <text:p>0.02033008</text:p>
              </table:table-cell>
              <table:table-cell office:value-type="float" office:value="0.54509005">
                <text:p>0.54509005</text:p>
              </table:table-cell>
            </table:table-row>
            <table:table-row>
              <table:table-cell office:value-type="string">
                <text:p>voice</text:p>
              </table:table-cell>
              <table:table-cell office:value-type="float" office:value="0.015169">
                <text:p>0.015169</text:p>
              </table:table-cell>
              <table:table-cell office:value-type="float" office:value="0.52812859">
                <text:p>0.52812859</text:p>
              </table:table-cell>
            </table:table-row>
            <table:table-row>
              <table:table-cell office:value-type="string">
                <text:p>region</text:p>
              </table:table-cell>
              <table:table-cell office:value-type="float" office:value="0.0261134">
                <text:p>0.0261134</text:p>
              </table:table-cell>
              <table:table-cell office:value-type="float" office:value="0.50496093">
                <text:p>0.50496093</text:p>
              </table:table-cell>
            </table:table-row>
            <table:table-row>
              <table:table-cell office:value-type="string">
                <text:p>designCompany</text:p>
              </table:table-cell>
              <table:table-cell office:value-type="float" office:value="0.0058586">
                <text:p>0.0058586</text:p>
              </table:table-cell>
              <table:table-cell office:value-type="float" office:value="0.50461133">
                <text:p>0.50461133</text:p>
              </table:table-cell>
            </table:table-row>
            <table:table-row>
              <table:table-cell office:value-type="string">
                <text:p>veneratedIn</text:p>
              </table:table-cell>
              <table:table-cell office:value-type="float" office:value="0.0401473">
                <text:p>0.0401473</text:p>
              </table:table-cell>
              <table:table-cell office:value-type="float" office:value="0.48410971">
                <text:p>0.48410971</text:p>
              </table:table-cell>
            </table:table-row>
            <table:table-row>
              <table:table-cell office:value-type="string">
                <text:p>largestCity</text:p>
              </table:table-cell>
              <table:table-cell office:value-type="float" office:value="0.00394985">
                <text:p>0.00394985</text:p>
              </table:table-cell>
              <table:table-cell office:value-type="float" office:value="0.44811754">
                <text:p>0.44811754</text:p>
              </table:table-cell>
            </table:table-row>
            <table:table-row>
              <table:table-cell office:value-type="string">
                <text:p>targetAirport</text:p>
              </table:table-cell>
              <table:table-cell office:value-type="float" office:value="0.00525358">
                <text:p>0.00525358</text:p>
              </table:table-cell>
              <table:table-cell office:value-type="float" office:value="0.44086022">
                <text:p>0.44086022</text:p>
              </table:table-cell>
            </table:table-row>
            <table:table-row>
              <table:table-cell office:value-type="string">
                <text:p>leader</text:p>
              </table:table-cell>
              <table:table-cell office:value-type="float" office:value="0.01214605">
                <text:p>0.01214605</text:p>
              </table:table-cell>
              <table:table-cell office:value-type="float" office:value="0.43527081">
                <text:p>0.43527081</text:p>
              </table:table-cell>
            </table:table-row>
            <table:table-row>
              <table:table-cell office:value-type="string">
                <text:p>formerCoach</text:p>
              </table:table-cell>
              <table:table-cell office:value-type="float" office:value="0.00194201">
                <text:p>0.00194201</text:p>
              </table:table-cell>
              <table:table-cell office:value-type="float" office:value="0.43501048">
                <text:p>0.43501048</text:p>
              </table:table-cell>
            </table:table-row>
            <table:table-row>
              <table:table-cell office:value-type="string">
                <text:p>billed</text:p>
              </table:table-cell>
              <table:table-cell office:value-type="float" office:value="0.01769332">
                <text:p>0.01769332</text:p>
              </table:table-cell>
              <table:table-cell office:value-type="float" office:value="0.4086781">
                <text:p>0.4086781</text:p>
              </table:table-cell>
            </table:table-row>
            <table:table-row>
              <table:table-cell office:value-type="string">
                <text:p>currentPartner</text:p>
              </table:table-cell>
              <table:table-cell office:value-type="float" office:value="0.0006336">
                <text:p>0.0006336</text:p>
              </table:table-cell>
              <table:table-cell office:value-type="float" office:value="0.40727903">
                <text:p>0.40727903</text:p>
              </table:table-cell>
            </table:table-row>
            <table:table-row>
              <table:table-cell office:value-type="string">
                <text:p>province</text:p>
              </table:table-cell>
              <table:table-cell office:value-type="float" office:value="0.00967376">
                <text:p>0.00967376</text:p>
              </table:table-cell>
              <table:table-cell office:value-type="float" office:value="0.37642331">
                <text:p>0.37642331</text:p>
              </table:table-cell>
            </table:table-row>
            <table:table-row>
              <table:table-cell office:value-type="string">
                <text:p>notableCommander</text:p>
              </table:table-cell>
              <table:table-cell office:value-type="float" office:value="0.02537692">
                <text:p>0.02537692</text:p>
              </table:table-cell>
              <table:table-cell office:value-type="float" office:value="0.3756076">
                <text:p>0.3756076</text:p>
              </table:table-cell>
            </table:table-row>
            <table:table-row>
              <table:table-cell office:value-type="string">
                <text:p>recordedIn</text:p>
              </table:table-cell>
              <table:table-cell office:value-type="float" office:value="0.14039428">
                <text:p>0.14039428</text:p>
              </table:table-cell>
              <table:table-cell office:value-type="float" office:value="0.37272361">
                <text:p>0.37272361</text:p>
              </table:table-cell>
            </table:table-row>
            <table:table-row>
              <table:table-cell office:value-type="string">
                <text:p>homeport</text:p>
              </table:table-cell>
              <table:table-cell office:value-type="float" office:value="0.03706792">
                <text:p>0.03706792</text:p>
              </table:table-cell>
              <table:table-cell office:value-type="float" office:value="0.36283741">
                <text:p>0.36283741</text:p>
              </table:table-cell>
            </table:table-row>
            <table:table-row>
              <table:table-cell office:value-type="string">
                <text:p>owningOrganisation</text:p>
              </table:table-cell>
              <table:table-cell office:value-type="float" office:value="0.01585837">
                <text:p>0.01585837</text:p>
              </table:table-cell>
              <table:table-cell office:value-type="float" office:value="0.35179094">
                <text:p>0.35179094</text:p>
              </table:table-cell>
            </table:table-row>
            <table:table-row>
              <table:table-cell office:value-type="string">
                <text:p>operatingSystem</text:p>
              </table:table-cell>
              <table:table-cell office:value-type="float" office:value="0.01468255">
                <text:p>0.01468255</text:p>
              </table:table-cell>
              <table:table-cell office:value-type="float" office:value="0.34903105">
                <text:p>0.34903105</text:p>
              </table:table-cell>
            </table:table-row>
            <table:table-row>
              <table:table-cell office:value-type="string">
                <text:p>parentMountainPeak</text:p>
              </table:table-cell>
              <table:table-cell office:value-type="float" office:value="0.02825838">
                <text:p>0.02825838</text:p>
              </table:table-cell>
              <table:table-cell office:value-type="float" office:value="0.33148405">
                <text:p>0.33148405</text:p>
              </table:table-cell>
            </table:table-row>
            <table:table-row>
              <table:table-cell office:value-type="string">
                <text:p>doctoralStudent</text:p>
              </table:table-cell>
              <table:table-cell office:value-type="float" office:value="0.00337867">
                <text:p>0.00337867</text:p>
              </table:table-cell>
              <table:table-cell office:value-type="float" office:value="0.31342435">
                <text:p>0.31342435</text:p>
              </table:table-cell>
            </table:table-row>
            <table:table-row>
              <table:table-cell office:value-type="string">
                <text:p>type</text:p>
              </table:table-cell>
              <table:table-cell office:value-type="float" office:value="0.1406657">
                <text:p>0.1406657</text:p>
              </table:table-cell>
              <table:table-cell office:value-type="float" office:value="0.31146429">
                <text:p>0.31146429</text:p>
              </table:table-cell>
            </table:table-row>
            <table:table-row>
              <table:table-cell office:value-type="string">
                <text:p>bodyDiscovered</text:p>
              </table:table-cell>
              <table:table-cell office:value-type="float" office:value="0.00038135">
                <text:p>0.00038135</text:p>
              </table:table-cell>
              <table:table-cell office:value-type="float" office:value="0.28333333">
                <text:p>0.28333333</text:p>
              </table:table-cell>
            </table:table-row>
            <table:table-row>
              <table:table-cell office:value-type="string">
                <text:p>distributingLabel</text:p>
              </table:table-cell>
              <table:table-cell office:value-type="float" office:value="0.0177781">
                <text:p>0.0177781</text:p>
              </table:table-cell>
              <table:table-cell office:value-type="float" office:value="0.27728285">
                <text:p>0.27728285</text:p>
              </table:table-cell>
            </table:table-row>
            <table:table-row>
              <table:table-cell office:value-type="string">
                <text:p>distributingCompany</text:p>
              </table:table-cell>
              <table:table-cell office:value-type="float" office:value="0.0177781">
                <text:p>0.0177781</text:p>
              </table:table-cell>
              <table:table-cell office:value-type="float" office:value="0.27728285">
                <text:p>0.27728285</text:p>
              </table:table-cell>
            </table:table-row>
            <table:table-row>
              <table:table-cell office:value-type="string">
                <text:p>federalState</text:p>
              </table:table-cell>
              <table:table-cell office:value-type="float" office:value="0.01819433">
                <text:p>0.01819433</text:p>
              </table:table-cell>
              <table:table-cell office:value-type="float" office:value="0.27368905">
                <text:p>0.27368905</text:p>
              </table:table-cell>
            </table:table-row>
            <table:table-row>
              <table:table-cell office:value-type="string">
                <text:p>incumbent</text:p>
              </table:table-cell>
              <table:table-cell office:value-type="float" office:value="0.00101841">
                <text:p>0.00101841</text:p>
              </table:table-cell>
              <table:table-cell office:value-type="float" office:value="0.24299065">
                <text:p>0.24299065</text:p>
              </table:table-cell>
            </table:table-row>
            <table:table-row>
              <table:table-cell office:value-type="string">
                <text:p>borough</text:p>
              </table:table-cell>
              <table:table-cell office:value-type="float" office:value="0.00194657">
                <text:p>0.00194657</text:p>
              </table:table-cell>
              <table:table-cell office:value-type="float" office:value="0.23577236">
                <text:p>0.23577236</text:p>
              </table:table-cell>
            </table:table-row>
            <table:table-row>
              <table:table-cell office:value-type="string">
                <text:p>chancellor</text:p>
              </table:table-cell>
              <table:table-cell office:value-type="float" office:value="0.00122201">
                <text:p>0.00122201</text:p>
              </table:table-cell>
              <table:table-cell office:value-type="float" office:value="0.21852237">
                <text:p>0.21852237</text:p>
              </table:table-cell>
            </table:table-row>
            <table:table-row>
              <table:table-cell office:value-type="string">
                <text:p>inflow</text:p>
              </table:table-cell>
              <table:table-cell office:value-type="float" office:value="0.06025765">
                <text:p>0.06025765</text:p>
              </table:table-cell>
              <table:table-cell office:value-type="float" office:value="0.20509194">
                <text:p>0.20509194</text:p>
              </table:table-cell>
            </table:table-row>
            <table:table-row>
              <table:table-cell office:value-type="string">
                <text:p>associate</text:p>
              </table:table-cell>
              <table:table-cell office:value-type="float" office:value="0.00462911">
                <text:p>0.00462911</text:p>
              </table:table-cell>
              <table:table-cell office:value-type="float" office:value="0.2029703">
                <text:p>0.2029703</text:p>
              </table:table-cell>
            </table:table-row>
            <table:table-row>
              <table:table-cell office:value-type="string">
                <text:p>university</text:p>
              </table:table-cell>
              <table:table-cell office:value-type="float" office:value="0.00112284">
                <text:p>0.00112284</text:p>
              </table:table-cell>
              <table:table-cell office:value-type="float" office:value="0.19789675">
                <text:p>0.19789675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0.00173844">
                <text:p>0.00173844</text:p>
              </table:table-cell>
              <table:table-cell office:value-type="float" office:value="0.18298555">
                <text:p>0.18298555</text:p>
              </table:table-cell>
            </table:table-row>
            <table:table-row>
              <table:table-cell office:value-type="string">
                <text:p>editor</text:p>
              </table:table-cell>
              <table:table-cell office:value-type="float" office:value="0.03004652">
                <text:p>0.03004652</text:p>
              </table:table-cell>
              <table:table-cell office:value-type="float" office:value="0.16774892">
                <text:p>0.16774892</text:p>
              </table:table-cell>
            </table:table-row>
            <table:table-row>
              <table:table-cell office:value-type="string">
                <text:p>coach</text:p>
              </table:table-cell>
              <table:table-cell office:value-type="float" office:value="0.05781371">
                <text:p>0.05781371</text:p>
              </table:table-cell>
              <table:table-cell office:value-type="float" office:value="0.16365877">
                <text:p>0.16365877</text:p>
              </table:table-cell>
            </table:table-row>
            <table:table-row>
              <table:table-cell office:value-type="string">
                <text:p>outflow</text:p>
              </table:table-cell>
              <table:table-cell office:value-type="float" office:value="0.01951516">
                <text:p>0.01951516</text:p>
              </table:table-cell>
              <table:table-cell office:value-type="float" office:value="0.16333938">
                <text:p>0.16333938</text:p>
              </table:table-cell>
            </table:table-row>
            <table:table-row>
              <table:table-cell office:value-type="string">
                <text:p>formerChoreographer</text:p>
              </table:table-cell>
              <table:table-cell office:value-type="float" office:value="0.00688246">
                <text:p>0.00688246</text:p>
              </table:table-cell>
              <table:table-cell office:value-type="float" office:value="0.159601">
                <text:p>0.159601</text:p>
              </table:table-cell>
            </table:table-row>
            <table:table-row>
              <table:table-cell office:value-type="string">
                <text:p>lieutenant</text:p>
              </table:table-cell>
              <table:table-cell office:value-type="float" office:value="0.03264331">
                <text:p>0.03264331</text:p>
              </table:table-cell>
              <table:table-cell office:value-type="float" office:value="0.15004575">
                <text:p>0.15004575</text:p>
              </table:table-cell>
            </table:table-row>
            <table:table-row>
              <table:table-cell office:value-type="string">
                <text:p>maintainedBy</text:p>
              </table:table-cell>
              <table:table-cell office:value-type="float" office:value="0.00220771">
                <text:p>0.00220771</text:p>
              </table:table-cell>
              <table:table-cell office:value-type="float" office:value="0.14535902">
                <text:p>0.14535902</text:p>
              </table:table-cell>
            </table:table-row>
            <table:table-row>
              <table:table-cell office:value-type="string">
                <text:p>sourcePlace</text:p>
              </table:table-cell>
              <table:table-cell office:value-type="float" office:value="0.20853407">
                <text:p>0.20853407</text:p>
              </table:table-cell>
              <table:table-cell office:value-type="float" office:value="0.14031026">
                <text:p>0.14031026</text:p>
              </table:table-cell>
            </table:table-row>
            <table:table-row>
              <table:table-cell office:value-type="string">
                <text:p>sourceMountain</text:p>
              </table:table-cell>
              <table:table-cell office:value-type="float" office:value="0.20853407">
                <text:p>0.20853407</text:p>
              </table:table-cell>
              <table:table-cell office:value-type="float" office:value="0.14031026">
                <text:p>0.14031026</text:p>
              </table:table-cell>
            </table:table-row>
            <table:table-row>
              <table:table-cell office:value-type="string">
                <text:p>splitFromParty</text:p>
              </table:table-cell>
              <table:table-cell office:value-type="float" office:value="0.03661726">
                <text:p>0.03661726</text:p>
              </table:table-cell>
              <table:table-cell office:value-type="float" office:value="0.13815789">
                <text:p>0.13815789</text:p>
              </table:table-cell>
            </table:table-row>
            <table:table-row>
              <table:table-cell office:value-type="string">
                <text:p>militaryRank</text:p>
              </table:table-cell>
              <table:table-cell office:value-type="float" office:value="0.0054097">
                <text:p>0.0054097</text:p>
              </table:table-cell>
              <table:table-cell office:value-type="float" office:value="0.09177057">
                <text:p>0.09177057</text:p>
              </table:table-cell>
            </table:table-row>
            <table:table-row>
              <table:table-cell office:value-type="string">
                <text:p>rightTributary</text:p>
              </table:table-cell>
              <table:table-cell office:value-type="float" office:value="0.01154901">
                <text:p>0.01154901</text:p>
              </table:table-cell>
              <table:table-cell office:value-type="float" office:value="0.08686211">
                <text:p>0.08686211</text:p>
              </table:table-cell>
            </table:table-row>
            <table:table-row>
              <table:table-cell office:value-type="string">
                <text:p>opponent</text:p>
              </table:table-cell>
              <table:table-cell office:value-type="float" office:value="0.0000913">
                <text:p>0.0000913</text:p>
              </table:table-cell>
              <table:table-cell office:value-type="float" office:value="0.08108108">
                <text:p>0.08108108</text:p>
              </table:table-cell>
            </table:table-row>
            <table:table-row>
              <table:table-cell office:value-type="string">
                <text:p>leftTributary</text:p>
              </table:table-cell>
              <table:table-cell office:value-type="float" office:value="0.01150885">
                <text:p>0.01150885</text:p>
              </table:table-cell>
              <table:table-cell office:value-type="float" office:value="0.07559958">
                <text:p>0.07559958</text:p>
              </table:table-cell>
            </table:table-row>
            <table:table-row>
              <table:table-cell office:value-type="string">
                <text:p>subsequentWork</text:p>
              </table:table-cell>
              <table:table-cell office:value-type="float" office:value="0.07452039">
                <text:p>0.07452039</text:p>
              </table:table-cell>
              <table:table-cell office:value-type="float" office:value="0.03727906">
                <text:p>0.03727906</text:p>
              </table:table-cell>
            </table:table-row>
            <table:table-row>
              <table:table-cell office:value-type="string">
                <text:p>deathCause</text:p>
              </table:table-cell>
              <table:table-cell office:value-type="float" office:value="0.01436031">
                <text:p>0.01436031</text:p>
              </table:table-cell>
              <table:table-cell office:value-type="float" office:value="0.03691275">
                <text:p>0.03691275</text:p>
              </table:table-cell>
            </table:table-row>
            <table:table-row>
              <table:table-cell office:value-type="string">
                <text:p>genre</text:p>
              </table:table-cell>
              <table:table-cell office:value-type="float" office:value="0.21872343">
                <text:p>0.21872343</text:p>
              </table:table-cell>
              <table:table-cell office:value-type="float" office:value="0.03455224">
                <text:p>0.03455224</text:p>
              </table:table-cell>
            </table:table-row>
            <table:table-row>
              <table:table-cell office:value-type="string">
                <text:p>language</text:p>
              </table:table-cell>
              <table:table-cell office:value-type="float" office:value="0.07614466">
                <text:p>0.07614466</text:p>
              </table:table-cell>
              <table:table-cell office:value-type="float" office:value="0.02636984">
                <text:p>0.02636984</text:p>
              </table:table-cell>
            </table:table-row>
            <table:table-row>
              <table:table-cell office:value-type="string">
                <text:p>service</text:p>
              </table:table-cell>
              <table:table-cell office:value-type="float" office:value="0.02295782">
                <text:p>0.02295782</text:p>
              </table:table-cell>
              <table:table-cell office:value-type="float" office:value="0.02288451">
                <text:p>0.02288451</text:p>
              </table:table-cell>
            </table:table-row>
            <table:table-row>
              <table:table-cell office:value-type="string">
                <text:p>binomialAuthority</text:p>
              </table:table-cell>
              <table:table-cell office:value-type="float" office:value="0.02015187">
                <text:p>0.02015187</text:p>
              </table:table-cell>
              <table:table-cell office:value-type="float" office:value="0.01932202">
                <text:p>0.01932202</text:p>
              </table:table-cell>
            </table:table-row>
            <table:table-row>
              <table:table-cell office:value-type="string">
                <text:p>parentOrganisation</text:p>
              </table:table-cell>
              <table:table-cell office:value-type="float" office:value="0.00482487">
                <text:p>0.00482487</text:p>
              </table:table-cell>
              <table:table-cell office:value-type="float" office:value="0.0163835">
                <text:p>0.0163835</text:p>
              </table:table-cell>
            </table:table-row>
            <table:table-row>
              <table:table-cell office:value-type="string">
                <text:p>part</text:p>
              </table:table-cell>
              <table:table-cell office:value-type="float" office:value="0.00200993">
                <text:p>0.00200993</text:p>
              </table:table-cell>
              <table:table-cell office:value-type="float" office:value="0.00887728">
                <text:p>0.00887728</text:p>
              </table:table-cell>
            </table:table-row>
            <table:table-row>
              <table:table-cell office:value-type="string">
                <text:p>industry</text:p>
              </table:table-cell>
              <table:table-cell office:value-type="float" office:value="0.17524116">
                <text:p>0.17524116</text:p>
              </table:table-cell>
              <table:table-cell office:value-type="float" office:value="0.00794808">
                <text:p>0.00794808</text:p>
              </table:table-cell>
            </table:table-row>
            <table:table-row>
              <table:table-cell office:value-type="string">
                <text:p>order</text:p>
              </table:table-cell>
              <table:table-cell office:value-type="float" office:value="0.70754717">
                <text:p>0.70754717</text:p>
              </table:table-cell>
              <table:table-cell office:value-type="float" office:value="0.00162049">
                <text:p>0.00162049</text:p>
              </table:table-cell>
            </table:table-row>
            <table:table-row>
              <table:table-cell office:value-type="string">
                <text:p>manag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visio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the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derNam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spectTeam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el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eadquarte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MacOSX_x86 LibreOffice_project/5464147a081647a250913f19c0715bca595af2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